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Hasychivka, Yeline, Blesh...</text:span>
</text:h>
      <text:p text:style-name="P4">
Authors: liveuamap (Language: en)</text:p>
      <text:p text:style-name="P4">
Time: 2023-05-03T-81:13:00</text:p>
      <text:p text:style-name="P4">
Location: Vovchansk (Latitude:50.29197 Longtitude:37.52518)</text:p>
      <text:p text:style-name="P4">
Videos: []</text:p>
      <text:p text:style-name="P4">
Images: []</text:p>
      <text:p text:style-name="P4">
Tags: ["Russia"]</text:p>
      <text:p text:style-name="P4">
Id: 22560161</text:p>
      <!--METADATA-->
      <text:p text:style-name="P4">
At sivershchyna and slBozhanschyna directions Russian army Shelledhasychivka, Yeline, Bloshnya, Karpovychi, Tymonovychi, Leonivka and Muravyi. Znob-novhoodske, Uralove, Seredyna-Buda, Kucherivka, Rivne, Vorozhba, Volfyne, Mykolayivka, Myropillya of Sumy Region, ALSO VETERYNARYNARYNARYNARYNARY D Potykhonove of Kharkiv Region, - Generalstaff of Armed Forces of Ukraine Says in the Morning Report</text:p>
      <text:p text:style-name="P4">
News Collection Link:(https://liveuamap.com/en/2023/3-may-at-sivershchyna-and-slobozhanschyna-directions-russian)</text:p>
      <text:p text:style-name="P4">
News Source: <text:a xlink:type="simple" xlink:href="https://t.me/lumsrc/4668" text:style-name="Internet_20_link" text:visited-style-name="Visited_20_Internet_20_Link">
https://t.me/lumsrc/4668</text:a>
</text:p>
      <!--NEWS-->
      <text:h text:style-name="P10" text:outline-level="1">
<text:span text:style-name="T4">
JSC Avdiivka Directioz Rusian Army Shelled Novokalinova, Avdiivka, Severne, Tonyne, Charles ...</text:span>
</text:h>
      <text:p text:style-name="P4">
Authors: liveuamap (Language: en)</text:p>
      <text:p text:style-name="P4">
Time: 2023-05-03T-84:14:00</text:p>
      <text:p text:style-name="P4">
Location: Donetsk (Latitude:48.10789 Longtitude:37.54955)</text:p>
      <text:p text:style-name="P4">
Videos: []</text:p>
      <text:p text:style-name="P4">
Images: []</text:p>
      <text:p text:style-name="P4">
Tags: ["Russia"]</text:p>
      <text:p text:style-name="P4">
Id: 22560144</text:p>
      <!--METADATA-->
      <text:p text:style-name="P4">
At Avdiyivka directions Russian army shelled Novokalynove, Avdiyivka,Syeverne, Tonenke, Karlivka and Netaylove, - General Staff of Armed Forces ofUkraine says in the morning report</text:p>
      <text:p text:style-name="P4">
News Collection Link: <text:a xlink:type="simple" xlink:href="https://liveuamap.com/en/2023/3-may-at-avdiyivka-directions-russian-army-shelled-novokalynove" text:style-name="Internet_20_link" text:visited-style-name="Visited_20_Internet_20_Link">
https://liveuamap.com/en/2023/3-may-at-avdiyivka-directions-russian-army-shelled-novokalynove</text:a>
</text:p>
      <text:p text:style-name="P4">
News Source: <text:a xlink:type="simple" xlink:href="https://t.me/lumsrc/4672" text:style-name="Internet_20_link" text:visited-style-name="Visited_20_Internet_20_Link">
https://t.me/lumsrc/4672</text:a>
</text:p>
      <!--NEWS-->
      <text:h text:style-name="P10" text:outline-level="1">
<text:span text:style-name="T4">
JSC Marinka Directio Rusian of the Army Shelled Krasnogorivka, St. George, Victory Anda Novomikhai ...</text:span>
</text:h>
      <text:p text:style-name="P4">
Authors: liveuamap (Language: en)</text:p>
      <text:p text:style-name="P4">
Time: 2023-05-03T-86:14:00</text:p>
      <text:p text:style-name="P4">
Location: Donetsk (Latitude:47.85199 Longtitude:37.47986)</text:p>
      <text:p text:style-name="P4">
Videos: []</text:p>
      <text:p text:style-name="P4">
Images: []</text:p>
      <text:p text:style-name="P4">
Tags: ["Russia"]</text:p>
      <text:p text:style-name="P4">
Id: 22560143</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3-may-at-maryinka-direction-russian-army-shelled-krasnohorivka" text:style-name="Internet_20_link" text:visited-style-name="Visited_20_Internet_20_Link">
https://liveuamap.com/en/2023/3-may-at-maryinka-direction-russian-army-shelled-krasnohorivka</text:a>
</text:p>
      <text:p text:style-name="P4">
News Source: <text:a xlink:type="simple" xlink:href="https://t.me/lumsrc/4673" text:style-name="Internet_20_link" text:visited-style-name="Visited_20_Internet_20_Link">
https://t.me/lumsrc/4673</text:a>
</text:p>
      <!--NEWS-->
      <text:h text:style-name="P10" text:outline-level="1">
<text:span text:style-name="T4">
At Shakhtarske direction Russian army shelled Novoukrainka and Prechistenka of Donetsk region...</text:span>
</text:h>
      <text:p text:style-name="P4">
Authors: liveuamap (Language: en)</text:p>
      <text:p text:style-name="P4">
Time: 2023-05-03T-88:14:00</text:p>
      <text:p text:style-name="P4">
Location: Zaporizhzhia (Latitude:47.77948 Longtitude:37.06856)</text:p>
      <text:p text:style-name="P4">
Videos: []</text:p>
      <text:p text:style-name="P4">
Images: []</text:p>
      <text:p text:style-name="P4">
Tags: ["Russia"]</text:p>
      <text:p text:style-name="P4">
Id: 22560142</text:p>
      <!--METADATA-->
      <text:p text:style-name="P4">
At Shakhtarske direction Russian army shelled Novoukrayinka and Prechystivkaof Donetsk region, - General Staff of Armed Forces of Ukraine says in themorning report</text:p>
      <text:p text:style-name="P4">
News Collection Link: <text:a xlink:type="simple" xlink:href="https://liveuamap.com/en/2023/3-may-at-shakhtarske-direction-russian-army-shelled-novoukrayinka" text:style-name="Internet_20_link" text:visited-style-name="Visited_20_Internet_20_Link">
https://liveuamap.com/en/2023/3-may-at-shakhtarske-direction-russian-army-shelled-novoukrayinka</text:a>
</text:p>
      <text:p text:style-name="P4">
News Source: <text:a xlink:type="simple" xlink:href="https://t.me/lumsrc/4674" text:style-name="Internet_20_link" text:visited-style-name="Visited_20_Internet_20_Link">
https://t.me/lumsrc/4674</text:a>
</text:p>
      <!--NEWS-->
      <text:h text:style-name="P10" text:outline-level="1">
<text:span text:style-name="T4">
Nikolaev, Mykolaiv region, Kherson, Kherson region (14:40). Red Alrt: Aerial Tchretate. WITH...</text:span>
</text:h>
      <text:p text:style-name="P4">
Authors: liveuamap (Language: en)</text:p>
      <text:p text:style-name="P4">
Time: 2023-05-03T08:42:00</text:p>
      <text:p text:style-name="P4">
Location: Mykolaiv (Latitude:46.94884 Longtitude:32.00601)</text:p>
      <text:p text:style-name="P4">
Videos: []</text:p>
      <text:p text:style-name="P4">
Images: []</text:p>
      <text:p text:style-name="P4">
Tags: ["Europe", "Central and Eastern Europe"]</text:p>
      <text:p text:style-name="P4">
Id: 22560183</text:p>
      <!--METADATA-->
      <text:p text:style-name="P4">
Nikolaev, Mykolaiv region, Kherson, Kherson region(14:40). Red Alert:aerial threat. Sirens sounding. Take cover now!</text:p>
      <text:p text:style-name="P4">
News Collection Link: <text:a xlink:type="simple" xlink:href="https://liveuamap.com/en/2023/03-may-mykolaiv-mykolayivska-oblast-kherson-kg" text:style-name="Internet_20_link" text:visited-style-name="Visited_20_Internet_20_Link">
https://liveuamap.com/en/2023/03-may-mykolaiv-mykolayivska-oblast-kherson-kg</text:a>
</text:p>
      <text:p text:style-name="P4">
News Source: <text:a xlink:type="simple" xlink:href="https://t.me/air_alert_ua/44304" text:style-name="Internet_20_link" text:visited-style-name="Visited_20_Internet_20_Link">
https://t.me/air_alert_ua/44304</text:a>
</text:p>
      <!--NEWS-->
      <text:h text:style-name="P10" text:outline-level="1">
<text:span text:style-name="T4">
Donetsk Oblast(14:57). Red Alert: aerial threat. Sirens sounding. Take cover now!</text:span>
</text:h>
      <text:p text:style-name="P4">
Authors: liveuamap (Language: en)</text:p>
      <text:p text:style-name="P4">
Time: 2023-05-03T09:00:00</text:p>
      <text:p text:style-name="P4">
Location: Donetsk Oblast (Latitude:48.7284 Longtitude:37.57716)</text:p>
      <text:p text:style-name="P4">
Videos: []</text:p>
      <text:p text:style-name="P4">
Images: []</text:p>
      <text:p text:style-name="P4">
Tags: ["Europe", "Central and Eastern Europe"]</text:p>
      <text:p text:style-name="P4">
Id: 22560184</text:p>
      <!--METADATA-->
      <text:p text:style-name="P4">
Donetsk Oblast(14:57). Red Alert: aerial threat. Sirens sounding. Take covernow!</text:p>
      <text:p text:style-name="P4">
News Collection Link: <text:a xlink:type="simple" xlink:href="https://liveuamap.com/en/2023/03-may-donetsk-oblast1457-red-alert-aerial-thg" text:style-name="Internet_20_link" text:visited-style-name="Visited_20_Internet_20_Link">
https://liveuamap.com/en/2023/03-may-donetsk-oblast1457-red-alert-aerial-thg</text:a>
</text:p>
      <text:p text:style-name="P4">
News Source: <text:a xlink:type="simple" xlink:href="https://t.me/air_alert_ua/44307" text:style-name="Internet_20_link" text:visited-style-name="Visited_20_Internet_20_Link">
https://t.me/air_alert_ua/44307</text:a>
</text:p>
      <!--NEWS-->
      <text:h text:style-name="P10" text:outline-level="1">
<text:span text:style-name="T4">
Kyiv(15:28). Red Alert: aerial threat. Sirens sounding. Take cover now!</text:span>
</text:h>
      <text:p text:style-name="P4">
Authors: liveuamap (Language: en)</text:p>
      <text:p text:style-name="P4">
Time: 2023-05-03T09:29:00</text:p>
      <text:p text:style-name="P4">
Location: Kyiv (Latitude:50.44394 Longtitude:30.53031)</text:p>
      <text:p text:style-name="P4">
Videos: []</text:p>
      <text:p text:style-name="P4">
Images: []</text:p>
      <text:p text:style-name="P4">
Tags: ["Europe", "Central and Eastern Europe"]</text:p>
      <text:p text:style-name="P4">
Id: 22560185</text:p>
      <!--METADATA-->
      <text:p text:style-name="P4">
Kyiv(15:28). Red Alert: aerial threat. Sirens sounding. Take cover now!</text:p>
      <text:p text:style-name="P4">
News Collection Link: <text:a xlink:type="simple" xlink:href="https://liveuamap.com/en/2023/03-may-kyiv1528-red-alert-aerial-threat-sireng" text:style-name="Internet_20_link" text:visited-style-name="Visited_20_Internet_20_Link">
https://liveuamap.com/en/2023/03-may-kyiv1528-red-alert-aerial-threat-sireng</text:a>
</text:p>
      <text:p text:style-name="P4">
News Source: <text:a xlink:type="simple" xlink:href="https://t.me/suspilnenews/20384" text:style-name="Internet_20_link" text:visited-style-name="Visited_20_Internet_20_Link">
https://t.me/suspilnenews/20384</text:a>
</text:p>
      <!--NEWS-->
      <text:h text:style-name="P10" text:outline-level="1">
<text:span text:style-name="T4">
Zaporizhzhya region, Kirovohrad region, Chernihiv region, Kharkiv, Kharkiv region, Dnipro ...</text:span>
</text:h>
      <text:p text:style-name="P4">
Authors: liveuamap (Language: en)</text:p>
      <text:p text:style-name="P4">
Time: 2023-05-03T09:30:00</text:p>
      <text:p text:style-name="P4">
Location: Zaporizka Oblast (Latitude:47.613021 Longtitude:35.766341)</text:p>
      <text:p text:style-name="P4">
Videos: []</text:p>
      <text:p text:style-name="P4">
Images: []</text:p>
      <text:p text:style-name="P4">
Tags: ["Europe", "Central and Eastern Europe"]</text:p>
      <text:p text:style-name="P4">
Id: 22560186</text:p>
      <!--METADATA-->
      <text:p text:style-name="P4">
Zaporizhzhya region, Kirovohrad region, Chernihiv region, Kharkiv, Kharkiv region, Dnipro, Dnipropetrovsk region(15:30). Red Alert: aerialthreat. Sirens sounding. Take cover now!</text:p>
      <text:p text:style-name="P4">
News Collection Link: <text:a xlink:type="simple" xlink:href="https://liveuamap.com/en/2023/03-may-zaporizka-oblast-kirovohradska-oblast-g" text:style-name="Internet_20_link" text:visited-style-name="Visited_20_Internet_20_Link">
https://liveuamap.com/en/2023/03-may-zaporizka-oblast-kirovohradska-oblast-g</text:a>
</text:p>
      <text:p text:style-name="P4">
News Source: <text:a xlink:type="simple" xlink:href="https://t.me/air_alert_ua/44313" text:style-name="Internet_20_link" text:visited-style-name="Visited_20_Internet_20_Link">
https://t.me/air_alert_ua/44313</text:a>
</text:p>
      <!--NEWS-->
      <text:h text:style-name="P10" text:outline-level="1">
<text:span text:style-name="T4">
Sumy region, Poltava region, Kiev region, Cherkasy region (15:31). Red Alrt: Aerial dash ...</text:span>
</text:h>
      <text:p text:style-name="P4">
Authors: liveuamap (Language: en)</text:p>
      <text:p text:style-name="P4">
Time: 2023-05-03T09:33:00</text:p>
      <text:p text:style-name="P4">
Location: Sumska Oblast (Latitude:51.00000000 Longtitude:34.00000000)</text:p>
      <text:p text:style-name="P4">
Videos: []</text:p>
      <text:p text:style-name="P4">
Images: []</text:p>
      <text:p text:style-name="P4">
Tags: ["Europe", "Central and Eastern Europe"]</text:p>
      <text:p text:style-name="P4">
Id: 22560187</text:p>
      <!--METADATA-->
      <text:p text:style-name="P4">
Sumy region, Poltava region, Kiev region, Cherkasy region(15:31). RedAlert: aerial threat. Sirens sounding. Take cover now!</text:p>
      <text:p text:style-name="P4">
News Collection Link: <text:a xlink:type="simple" xlink:href="https://liveuamap.com/en/2023/03-may-sumska-oblast-poltavska-oblast-kyiv-obg" text:style-name="Internet_20_link" text:visited-style-name="Visited_20_Internet_20_Link">
https://liveuamap.com/en/2023/03-may-sumska-oblast-poltavska-oblast-kyiv-obg</text:a>
</text:p>
      <text:p text:style-name="P4">
News Source: <text:a xlink:type="simple" xlink:href="https://t.me/air_alert_ua/44317" text:style-name="Internet_20_link" text:visited-style-name="Visited_20_Internet_20_Link">
https://t.me/air_alert_ua/44317</text:a>
</text:p>
      <!--NEWS-->
      <text:h text:style-name="P10" text:outline-level="1">
<text:span text:style-name="T4">
Zhytomyr, Zhytomyrska Oblast(15:35). Red Alert: aerial threat. Sirens sounding. Take cover now!</text:span>
</text:h>
      <text:p text:style-name="P4">
Authors: liveuamap (Language: en)</text:p>
      <text:p text:style-name="P4">
Time: 2023-05-03T09:37:00</text:p>
      <text:p text:style-name="P4">
Location: Zhytomyr (Latitude:50.26487000 Longtitude:28.67669000)</text:p>
      <text:p text:style-name="P4">
Videos: []</text:p>
      <text:p text:style-name="P4">
Images: []</text:p>
      <text:p text:style-name="P4">
Tags: ["Europe", "Central and Eastern Europe"]</text:p>
      <text:p text:style-name="P4">
Id: 22560188</text:p>
      <!--METADATA-->
      <text:p text:style-name="P4">
Zhytomyr, Zhytomyr region(15:35). Red Alert: aerial threat. Sirenssounding. Take cover now!</text:p>
      <text:p text:style-name="P4">
News Collection Link: <text:a xlink:type="simple" xlink:href="https://liveuamap.com/en/2023/03-may-zhytomyr-zhytomyrska-oblast1535-red-alg" text:style-name="Internet_20_link" text:visited-style-name="Visited_20_Internet_20_Link">
https://liveuamap.com/en/2023/03-may-zhytomyr-zhytomyrska-oblast1535-red-alg</text:a>
</text:p>
      <text:p text:style-name="P4">
News Source: <text:a xlink:type="simple" xlink:href="https://t.me/air_alert_ua/44318" text:style-name="Internet_20_link" text:visited-style-name="Visited_20_Internet_20_Link">
https://t.me/air_alert_ua/44318</text:a>
</text:p>
      <!--NEWS-->
      <text:h text:style-name="P10" text:outline-level="1">
<text:span text:style-name="T4">
Russian artillery continues to shell Kherson</text:span>
</text:h>
      <text:p text:style-name="P4">
Authors: liveuamap (Language: en)</text:p>
      <text:p text:style-name="P4">
Time: 2023-05-03T11:00:38</text:p>
      <text:p text:style-name="P4">
Location: Kherson (Latitude:46.62421 Longtitude:32.60794)</text:p>
      <text:p text:style-name="P4">
Videos: []</text:p>
      <text:p text:style-name="P4">
Images: []</text:p>
      <text:p text:style-name="P4">
Tags: ["Europe", "Central and Eastern Europe"]</text:p>
      <text:p text:style-name="P4">
Id: 22560189</text:p>
      <!--METADATA-->
      <text:p text:style-name="P4">
Russian artillery continues to shell Kherson</text:p>
      <text:p text:style-name="P4">
News Collection Link: <text:a xlink:type="simple" xlink:href="https://liveuamap.com/en/2023/3-may-russian-artillery-continues-to-shell-kherson" text:style-name="Internet_20_link" text:visited-style-name="Visited_20_Internet_20_Link">
https://liveuamap.com/en/2023/3-may-russian-artillery-continues-to-shell-kherson</text:a>
</text:p>
      <text:p text:style-name="P4">
News Source: <text:a xlink:type="simple" xlink:href="https://t.me/hueviyherson/38882" text:style-name="Internet_20_link" text:visited-style-name="Visited_20_Internet_20_Link">
https://t.me/hueviyherson/38882</text:a>
</text:p>
      <!--NEWS-->
      <text:h text:style-name="P10" text:outline-level="1">
<text:span text:style-name="T4">
Donetsk Oblast(17:05). Red Alert: aerial threat. Sirens sounding. Take cover now!</text:span>
</text:h>
      <text:p text:style-name="P4">
Authors: liveuamap (Language: en)</text:p>
      <text:p text:style-name="P4">
Time: 2023-05-03T11:07:00</text:p>
      <text:p text:style-name="P4">
Location: Donetsk Oblast (Latitude:48.72686 Longtitude:37.57788)</text:p>
      <text:p text:style-name="P4">
Videos: []</text:p>
      <text:p text:style-name="P4">
Images: []</text:p>
      <text:p text:style-name="P4">
Tags: ["Europe", "Central and Eastern Europe"]</text:p>
      <text:p text:style-name="P4">
Id: 22560190</text:p>
      <!--METADATA-->
      <text:p text:style-name="P4">
Donetsk Oblast(17:05). Red Alert: aerial threat. Sirens sounding. Take covernow!</text:p>
      <text:p text:style-name="P4">
News Collection Link: <text:a xlink:type="simple" xlink:href="https://liveuamap.com/en/2023/03-may-donetsk-oblast1705-red-alert-aerial-thg" text:style-name="Internet_20_link" text:visited-style-name="Visited_20_Internet_20_Link">
https://liveuamap.com/en/2023/03-may-donetsk-oblast1705-red-alert-aerial-thg</text:a>
</text:p>
      <text:p text:style-name="P4">
News Source: <text:a xlink:type="simple" xlink:href="https://t.me/air_alert_ua/44333" text:style-name="Internet_20_link" text:visited-style-name="Visited_20_Internet_20_Link">
https://t.me/air_alert_ua/44333</text:a>
</text:p>
      <!--NEWS-->
      <text:h text:style-name="P10" text:outline-level="1">
<text:span text:style-name="T4">
Donetsk Oblast(17:57). Red Alert: aerial threat. Sirens sounding. Take cover now!</text:span>
</text:h>
      <text:p text:style-name="P4">
Authors: liveuamap (Language: en)</text:p>
      <text:p text:style-name="P4">
Time: 2023-05-03T11:59:00</text:p>
      <text:p text:style-name="P4">
Location: Donetsk Oblast (Latitude:48.72668 Longtitude:37.57892)</text:p>
      <text:p text:style-name="P4">
Videos: []</text:p>
      <text:p text:style-name="P4">
Images: []</text:p>
      <text:p text:style-name="P4">
Tags: ["Europe", "Central and Eastern Europe"]</text:p>
      <text:p text:style-name="P4">
Id: 22560191</text:p>
      <!--METADATA-->
      <text:p text:style-name="P4">
Donetsk Oblast(17:57). Red Alert: aerial threat. Sirens sounding. Take covernow!</text:p>
      <text:p text:style-name="P4">
News Collection Link: <text:a xlink:type="simple" xlink:href="https://liveuamap.com/en/2023/03-may-donetsk-oblast1757-red-alert-aerial-thg" text:style-name="Internet_20_link" text:visited-style-name="Visited_20_Internet_20_Link">
https://liveuamap.com/en/2023/03-may-donetsk-oblast1757-red-alert-aerial-thg</text:a>
</text:p>
      <text:p text:style-name="P4">
News Source: <text:a xlink:type="simple" xlink:href="https://t.me/air_alert_ua/44337" text:style-name="Internet_20_link" text:visited-style-name="Visited_20_Internet_20_Link">
https://t.me/air_alert_ua/44337</text:a>
</text:p>
      <!--NEWS-->
      <text:h text:style-name="P10" text:outline-level="1">
<text:span text:style-name="T4">
Kamikaze drone attacked a water tower in the Belgorod region near Viazove village</text:span>
</text:h>
      <text:p text:style-name="P4">
Authors: liveuamap (Language: en)</text:p>
      <text:p text:style-name="P4">
Time: 2023-05-03T12:27:00</text:p>
      <text:p text:style-name="P4">
Location: Sumy (Latitude:50.7762 Longtitude:35.50077)</text:p>
      <text:p text:style-name="P4">
Videos: []</text:p>
      <text:p text:style-name="P4">
Images: []</text:p>
      <text:p text:style-name="P4">
Tags: ["Russia", "Central and Eastern Europe"]</text:p>
      <text:p text:style-name="P4">
Id: 22560237</text:p>
      <!--METADATA-->
      <text:p text:style-name="P4">
Kamikaze drone attacked a water tower in the Belgorod region near Viazovevillage</text:p>
      <text:p text:style-name="P4">
News Collection Link: <text:a xlink:type="simple" xlink:href="https://liveuamap.com/en/2023/3-may-kamikaze-drone-attacked-a-water-tower-in-the-belgorod" text:style-name="Internet_20_link" text:visited-style-name="Visited_20_Internet_20_Link">
https://liveuamap.com/en/2023/3-may-kamikaze-drone-attacked-a-water-tower-in-the-belgorod</text:a>
</text:p>
      <text:p text:style-name="P4">
News Source: <text:a xlink:type="simple" xlink:href="https://t.me/rusbrief/114057" text:style-name="Internet_20_link" text:visited-style-name="Visited_20_Internet_20_Link">
https://t.me/rusbrief/114057</text:a>
</text:p>
      <!--NEWS-->
      <text:h text:style-name="P10" text:outline-level="1">
<text:span text:style-name="T4">
Dnipro, Dnipropetrovsk region, Kharkiv, Kharkiv region (18:41). Red Alrt: Aerial Tchretate. ...</text:span>
</text:h>
      <text:p text:style-name="P4">
Authors: liveuamap (Language: en)</text:p>
      <text:p text:style-name="P4">
Time: 2023-05-03T12:41:00</text:p>
      <text:p text:style-name="P4">
Location: Dnipro (Latitude:48.45930000 Longtitude:35.03865000)</text:p>
      <text:p text:style-name="P4">
Videos: []</text:p>
      <text:p text:style-name="P4">
Images: []</text:p>
      <text:p text:style-name="P4">
Tags: ["Europe", "Central and Eastern Europe"]</text:p>
      <text:p text:style-name="P4">
Id: 22560192</text:p>
      <!--METADATA-->
      <text:p text:style-name="P4">
Dnipro, Dnipropetrovsk region, Kharkiv, Kharkiv region(18:41). Red Alert:aerial threat. Sirens sounding. Take cover now!</text:p>
      <text:p text:style-name="P4">
News Collection Link: <text:a xlink:type="simple" xlink:href="https://liveuamap.com/en/2023/03-may-dnipro-dnipropetrovska-oblast-kharkiv-g" text:style-name="Internet_20_link" text:visited-style-name="Visited_20_Internet_20_Link">
https://liveuamap.com/en/2023/03-may-dnipro-dnipropetrovska-oblast-kharkiv-g</text:a>
</text:p>
      <text:p text:style-name="P4">
News Source: <text:a xlink:type="simple" xlink:href="https://t.me/air_alert_ua/44340" text:style-name="Internet_20_link" text:visited-style-name="Visited_20_Internet_20_Link">
https://t.me/air_alert_ua/44340</text:a>
</text:p>
      <!--NEWS-->
      <text:h text:style-name="P10" text:outline-level="1">
<text:span text:style-name="T4">
Poltavska Oblast(18:41). Red Alert: aerial threat. Sirens sounding. Take cover now!</text:span>
</text:h>
      <text:p text:style-name="P4">
Authors: liveuamap (Language: en)</text:p>
      <text:p text:style-name="P4">
Time: 2023-05-03T12:42:00</text:p>
      <text:p text:style-name="P4">
Location: Poltavska Oblast (Latitude:49.47596 Longtitude:33.81771)</text:p>
      <text:p text:style-name="P4">
Videos: []</text:p>
      <text:p text:style-name="P4">
Images: []</text:p>
      <text:p text:style-name="P4">
Tags: ["Europe", "Central and Eastern Europe"]</text:p>
      <text:p text:style-name="P4">
Id: 22560193</text:p>
      <!--METADATA-->
      <text:p text:style-name="P4">
Poltava(18:41). Red Alert: aerial threat. Sirens sounding. Take covernow!</text:p>
      <text:p text:style-name="P4">
News Collection Link: <text:a xlink:type="simple" xlink:href="https://liveuamap.com/en/2023/03-may-poltavska-oblast1841-red-alert-aerial-g" text:style-name="Internet_20_link" text:visited-style-name="Visited_20_Internet_20_Link">
https://liveuamap.com/en/2023/03-may-poltavska-oblast1841-red-alert-aerial-g</text:a>
</text:p>
      <text:p text:style-name="P4">
News Source: <text:a xlink:type="simple" xlink:href="https://t.me/suspilnepoltava/11004" text:style-name="Internet_20_link" text:visited-style-name="Visited_20_Internet_20_Link">
https://t.me/suspilnepoltava/11004</text:a>
</text:p>
      <!--NEWS-->
      <text:h text:style-name="P10" text:outline-level="1">
<text:span text:style-name="T4">
Zelensky: We did not attack Putin, "We are not attacking Putin or Moscow, we are fighting on ...</text:span>
</text:h>
      <text:p text:style-name="P4">
Authors: liveuamap (Language: en)</text:p>
      <text:p text:style-name="P4">
Time: 2023-05-03T12:48:00</text:p>
      <text:p text:style-name="P4">
Location: Helsinki, (Latitude:60.1609 Longtitude:24.93785)</text:p>
      <text:p text:style-name="P4">
Videos: []</text:p>
      <text:p text:style-name="P4">
Images: ["<text:a xlink:type="simple" xlink:href="https://liveuamap.com/pics/2023/05/03/22560195_0.jpg" text:style-name="Internet_20_link" text:visited-style-name="Visited_20_Internet_20_Link">
22560195_0.jpg</text:a>
"]</text:p>
      <text:p text:style-name="P4">
Tags: ["Russia"]</text:p>
      <text:p text:style-name="P4">
Id: 22560195</text:p>
      <!--METADATA-->
      <text:p text:style-name="P4">
Zelensky: We did not attack Putin, "We are not attacking Putin or Moscow, weare fighting on our territory, defending our villages and cities"</text:p>
      <text:p text:style-name="P4">
<draw:frame draw:style-name="fr1" draw:name="Image2" text:anchor-type="as-char" svg:width="6.9236in" svg:height="4.612849in" draw:z-index="0">
<draw:image xlink:href="../Images/liveuamap/2023-05-03T12-48-00/22560195_0.jpg" xlink:type="simple" xlink:show="embed" xlink:actuate="onLoad" draw:mime-type="image/jpeg"/>
</draw:frame>
News Collection Link: <text:a xlink:type="simple" xlink:href="https://liveuamap.com/en/2023/3-may-zelensky-we-did-not-attack-putin-we-are-not-attacking" text:style-name="Internet_20_link" text:visited-style-name="Visited_20_Internet_20_Link">
https://liveuamap.com/en/2023/3-may-zelensky-we-did-not-attack-putin-we-are-not-attacking</text:a>
</text:p>
      <text:p text:style-name="P4">
News Source: <text:a xlink:type="simple" xlink:href="https://t.me/ukrpravda_news/30146" text:style-name="Internet_20_link" text:visited-style-name="Visited_20_Internet_20_Link">
https://t.me/ukrpravda_news/30146</text:a>
</text:p>
      <!--NEWS-->
      <text:h text:style-name="P10" text:outline-level="1">
<text:span text:style-name="T4">
4 people killed, 26 wounded as result of Russian shelling at ATB grocery in Kherson, in total...</text:span>
</text:h>
      <text:p text:style-name="P4">
Authors: liveuamap (Language: en)</text:p>
      <text:p text:style-name="P4">
Time: 2023-05-03T12:49:49</text:p>
      <text:p text:style-name="P4">
Location: Kherson (Latitude:46.63375 Longtitude:32.60433)</text:p>
      <text:p text:style-name="P4">
Videos: []</text:p>
      <text:p text:style-name="P4">
Images: []</text:p>
      <text:p text:style-name="P4">
Tags: ["Europe", "Central and Eastern Europe"]</text:p>
      <text:p text:style-name="P4">
Id: 22560194</text:p>
      <!--METADATA-->
      <text:p text:style-name="P4">
4 people killed, 26 wounded as result of Russian shelling at ATB grocery inKherson, in total 18 dead, 46 wounded in indiscriminate attacks of Russianarmy on Kherson today</text:p>
      <text:p text:style-name="P4">
News Collection Link: <text:a xlink:type="simple" xlink:href="https://liveuamap.com/en/2023/3-may-4-people-killed-26-wounded-as-result-of-russian-shelling" text:style-name="Internet_20_link" text:visited-style-name="Visited_20_Internet_20_Link">
https://liveuamap.com/en/2023/3-may-4-people-killed-26-wounded-as-result-of-russian-shelling</text:a>
</text:p>
      <text:p text:style-name="P4">
News Source: <text:a xlink:type="simple" xlink:href="https://t.me/suspilnekherson/25692" text:style-name="Internet_20_link" text:visited-style-name="Visited_20_Internet_20_Link">
https://t.me/suspilnekherson/25692</text:a>
</text:p>
      <!--NEWS-->
      <text:h text:style-name="P10" text:outline-level="1">
<text:span text:style-name="T4">
According to occupation authorities 2 drones were shot down over Crimea. Earlier explosions w...</text:span>
</text:h>
      <text:p text:style-name="P4">
Authors: liveuamap (Language: en)</text:p>
      <text:p text:style-name="P4">
Time: 2023-05-03T12:53:00</text:p>
      <text:p text:style-name="P4">
Location: Feodosia, (Latitude:45.02864 Longtitude:35.38409)</text:p>
      <text:p text:style-name="P4">
Videos: []</text:p>
      <text:p text:style-name="P4">
Images: []</text:p>
      <text:p text:style-name="P4">
Tags: []</text:p>
      <text:p text:style-name="P4">
Id: 22560197</text:p>
      <!--METADATA-->
      <text:p text:style-name="P4">
According to occupation authorities 2 drones were shot down over Crimea.Earlier explosions were reported in Feodosiya</text:p>
      <text:p text:style-name="P4">
News Collection Link: <text:a xlink:type="simple" xlink:href="https://liveuamap.com/en/2023/3-may-according-to-occupation-authorities-2-drones-were-shot" text:style-name="Internet_20_link" text:visited-style-name="Visited_20_Internet_20_Link">
https://liveuamap.com/en/2023/3-may-according-to-occupation-authorities-2-drones-were-shot</text:a>
</text:p>
      <text:p text:style-name="P4">
News Source: <text:a xlink:type="simple" xlink:href="https://t.me/rusbrief/114047" text:style-name="Internet_20_link" text:visited-style-name="Visited_20_Internet_20_Link">
https://t.me/rusbrief/114047</text:a>
</text:p>
      <!--NEWS-->
      <text:h text:style-name="P10" text:outline-level="1">
<text:span text:style-name="T4">
Russian army shelled Nikopol twice today, wounding one person</text:span>
</text:h>
      <text:p text:style-name="P4">
Authors: liveuamap (Language: en)</text:p>
      <text:p text:style-name="P4">
Time: 2023-05-03T12:59:03</text:p>
      <text:p text:style-name="P4">
Location: Zaporizhia (Latitude:47.55903 Longtitude:34.39939)</text:p>
      <text:p text:style-name="P4">
Videos: []</text:p>
      <text:p text:style-name="P4">
Images: ["<text:a xlink:type="simple" xlink:href="https://liveuamap.com/pics/2023/05/03/22560196_0.jpg" text:style-name="Internet_20_link" text:visited-style-name="Visited_20_Internet_20_Link">
22560196_0.jpg</text:a>
", "<text:a xlink:type="simple" xlink:href="https://liveuamap.com/pics/2023/05/03/22560196_1.jpg" text:style-name="Internet_20_link" text:visited-style-name="Visited_20_Internet_20_Link">
22560196_1.jpg</text:a>
"]</text:p>
      <text:p text:style-name="P4">
Tags: ["Russia", "Europe"]</text:p>
      <text:p text:style-name="P4">
Id: 22560196</text:p>
      <!--METADATA-->
      <text:p text:style-name="P4">
Russian army shelled Nikopol twice today, wounding one person</text:p>
      <text:p text:style-name="P4">
<draw:frame draw:style-name="fr1" draw:name="Image3" text:anchor-type="as-char" svg:width="6.9236in" svg:height="5.1927in" draw:z-index="0">
<draw:image xlink:href="../Images/liveuamap/2023-05-03T12-59-03/22560196_0.jpg" xlink:type="simple" xlink:show="embed" xlink:actuate="onLoad" draw:mime-type="image/jpeg"/>
</draw:frame>
<draw:frame draw:style-name="fr1" draw:name="Image4" text:anchor-type="as-char" svg:width="6.9236in" svg:height="3.851253in" draw:z-index="0">
<draw:image xlink:href="../Images/liveuamap/2023-05-03T12-59-03/22560196_1.jpg" xlink:type="simple" xlink:show="embed" xlink:actuate="onLoad" draw:mime-type="image/jpeg"/>
</draw:frame>
News Collection Link: <text:a xlink:type="simple" xlink:href="https://liveuamap.com/en/2023/3-may-russian-army-shelled-nikopol-twice-today-wounding-one" text:style-name="Internet_20_link" text:visited-style-name="Visited_20_Internet_20_Link">
https://liveuamap.com/en/2023/3-may-russian-army-shelled-nikopol-twice-today-wounding-one</text:a>
</text:p>
      <text:p text:style-name="P4">
News Source: <text:a xlink:type="simple" xlink:href="https://t.me/hyevuy_dnepr/51482" text:style-name="Internet_20_link" text:visited-style-name="Visited_20_Internet_20_Link">
https://t.me/hyevuy_dnepr/51482</text:a>
</text:p>
      <!--NEWS-->
      <text:h text:style-name="P10" text:outline-level="1">
<text:span text:style-name="T4">
Сhief of Wagner PMC Prigozhin claims 116 fighters of his units were killed in 24 hours and th...</text:span>
</text:h>
      <text:p text:style-name="P4">
Authors: liveuamap (Language: en)</text:p>
      <text:p text:style-name="P4">
Time: 2023-05-03T15:08:06</text:p>
      <text:p text:style-name="P4">
Location: Bakhmut (Latitude:48.59092 Longtitude:37.99295)</text:p>
      <text:p text:style-name="P4">
Videos: []</text:p>
      <text:p text:style-name="P4">
Images: []</text:p>
      <text:p text:style-name="P4">
Tags: ["Minsk Monitor", "Europe"]</text:p>
      <text:p text:style-name="P4">
Id: 22560235</text:p>
      <!--METADATA-->
      <text:p text:style-name="P4">
Сhief of Wagner PMC Prigozhin claims 116 fighters of his units were killed in24 hours and that Armed Forces of Ukraine launched the counter-offensive</text:p>
      <text:p text:style-name="P4">
News Collection Link: <text:a xlink:type="simple" xlink:href="https://liveuamap.com/en/2023/3-may-hief-of-wagner-pmc-prigozhin-claims-116-fighters-of" text:style-name="Internet_20_link" text:visited-style-name="Visited_20_Internet_20_Link">
https://liveuamap.com/en/2023/3-may-hief-of-wagner-pmc-prigozhin-claims-116-fighters-of</text:a>
</text:p>
      <text:p text:style-name="P4">
News Source: <text:a xlink:type="simple" xlink:href="https://t.me/bazabazon/17359" text:style-name="Internet_20_link" text:visited-style-name="Visited_20_Internet_20_Link">
https://t.me/bazabazon/17359</text:a>
</text:p>
      <!--NEWS-->
      <text:h text:style-name="P10" text:outline-level="1">
<text:span text:style-name="T4">
Death toll of Russian shellin in Kherson increased to 21</text:span>
</text:h>
      <text:p text:style-name="P4">
Authors: liveuamap (Language: en)</text:p>
      <text:p text:style-name="P4">
Time: 2023-05-03T15:17:14</text:p>
      <text:p text:style-name="P4">
Location: Kherson (Latitude:46.66982 Longtitude:32.63712)</text:p>
      <text:p text:style-name="P4">
Videos: []</text:p>
      <text:p text:style-name="P4">
Images: ["<text:a xlink:type="simple" xlink:href="https://liveuamap.com/pics/2023/05/03/22560238_0.jpg" text:style-name="Internet_20_link" text:visited-style-name="Visited_20_Internet_20_Link">
22560238_0.jpg</text:a>
"]</text:p>
      <text:p text:style-name="P4">
Tags: ["Europe", "Central and Eastern Europe"]</text:p>
      <text:p text:style-name="P4">
Id: 22560238</text:p>
      <!--METADATA-->
      <text:p text:style-name="P4">
Death toll of Russian shellin in Kherson increased to 21</text:p>
      <text:p text:style-name="P4">
<draw:frame draw:style-name="fr1" draw:name="Image5" text:anchor-type="as-char" svg:width="6.9236in" svg:height="5.1927in" draw:z-index="0">
<draw:image xlink:href="../Images/liveuamap/2023-05-03T15-17-14/22560238_0.jpg" xlink:type="simple" xlink:show="embed" xlink:actuate="onLoad" draw:mime-type="image/jpeg"/>
</draw:frame>
News Collection Link: <text:a xlink:type="simple" xlink:href="https://liveuamap.com/en/2023/3-may-death-toll-of-russian-shellin-in-kherson-increased" text:style-name="Internet_20_link" text:visited-style-name="Visited_20_Internet_20_Link">
https://liveuamap.com/en/2023/3-may-death-toll-of-russian-shellin-in-kherson-increased</text:a>
</text:p>
      <text:p text:style-name="P4">
News Source: <text:a xlink:type="simple" xlink:href="https://twitter.com/Bykvu/status/1653835961107619845" text:style-name="Internet_20_link" text:visited-style-name="Visited_20_Internet_20_Link">
https://twitter.com/Bykvu/status/1653835961107619845</text:a>
</text:p>
      <!--NEWS-->
      <text:h text:style-name="P10" text:outline-level="1">
<text:span text:style-name="T4">
Chernihivska Oblast(21:18). Red Alert: aerial threat. Sirens sounding. Take cover now!</text:span>
</text:h>
      <text:p text:style-name="P4">
Authors: liveuamap (Language: en)</text:p>
      <text:p text:style-name="P4">
Time: 2023-05-03T15:19:00</text:p>
      <text:p text:style-name="P4">
Location: Chernihivska Oblast (Latitude:51.33214 Longtitude:31.99934)</text:p>
      <text:p text:style-name="P4">
Videos: []</text:p>
      <text:p text:style-name="P4">
Images: []</text:p>
      <text:p text:style-name="P4">
Tags: ["Europe", "Central and Eastern Europe"]</text:p>
      <text:p text:style-name="P4">
Id: 22560241</text:p>
      <!--METADATA-->
      <text:p text:style-name="P4">
Chernihiv region(21:18). Red Alert: aerial threat. Sirens sounding. Takecover now!</text:p>
      <text:p text:style-name="P4">
News Collection Link: <text:a xlink:type="simple" xlink:href="https://liveuamap.com/en/2023/03-may-chernihivska-oblast2118-red-alert-aerig" text:style-name="Internet_20_link" text:visited-style-name="Visited_20_Internet_20_Link">
https://liveuamap.com/en/2023/03-may-chernihivska-oblast2118-red-alert-aerig</text:a>
</text:p>
      <text:p text:style-name="P4">
News Source: <text:a xlink:type="simple" xlink:href="https://t.me/air_alert_ua/44346" text:style-name="Internet_20_link" text:visited-style-name="Visited_20_Internet_20_Link">
https://t.me/air_alert_ua/44346</text:a>
</text:p>
      <!--NEWS-->
      <text:h text:style-name="P10" text:outline-level="1">
<text:span text:style-name="T4">
The Russian military placed equipment, weapons and explosives in the premises of the turbine ...</text:span>
</text:h>
      <text:p text:style-name="P4">
Authors: liveuamap (Language: en)</text:p>
      <text:p text:style-name="P4">
Time: 2023-05-03T15:22:17</text:p>
      <text:p text:style-name="P4">
Location: Enerhodar,Zaporiz'ka oblast (Latitude:47.51264 Longtitude:34.58631)</text:p>
      <text:p text:style-name="P4">
Videos: []</text:p>
      <text:p text:style-name="P4">
Images: []</text:p>
      <text:p text:style-name="P4">
Tags: ["Europe", "Central and Eastern Europe"]</text:p>
      <text:p text:style-name="P4">
Id: 22560246</text:p>
      <!--METADATA-->
      <text:p text:style-name="P4">
The Russian military placed equipment, weapons and explosives in the premisesof the turbine section of the 4th power unit of the occupied Zaporizhzhya NPP</text:p>
      <text:p text:style-name="P4">
News Collection Link: <text:a xlink:type="simple" xlink:href="https://liveuamap.com/en/2023/3-may-the-russian-military-placed-equipment-weapons-and-explosives" text:style-name="Internet_20_link" text:visited-style-name="Visited_20_Internet_20_Link">
https://liveuamap.com/en/2023/3-may-the-russian-military-placed-equipment-weapons-and-explosives</text:a>
</text:p>
      <text:p text:style-name="P4">
News Source: <text:a xlink:type="simple" xlink:href="https://t.me/suspilnenews/20402" text:style-name="Internet_20_link" text:visited-style-name="Visited_20_Internet_20_Link">
https://t.me/suspilnenews/20402</text:a>
</text:p>
      <!--NEWS-->
      <text:h text:style-name="P10" text:outline-level="1">
<text:span text:style-name="T4">
Sumska Oblast(21:21). Red Alert: aerial threat. Sirens sounding. Take cover now!</text:span>
</text:h>
      <text:p text:style-name="P4">
Authors: liveuamap (Language: en)</text:p>
      <text:p text:style-name="P4">
Time: 2023-05-03T15:23:00</text:p>
      <text:p text:style-name="P4">
Location: Sumska Oblast (Latitude:51.00078 Longtitude:33.99877)</text:p>
      <text:p text:style-name="P4">
Videos: []</text:p>
      <text:p text:style-name="P4">
Images: []</text:p>
      <text:p text:style-name="P4">
Tags: ["Europe", "Central and Eastern Europe"]</text:p>
      <text:p text:style-name="P4">
Id: 22560251</text:p>
      <!--METADATA-->
      <text:p text:style-name="P4">
Sumy region(21:21). Red Alert: aerial threat. Sirens sounding. Take covernow!</text:p>
      <text:p text:style-name="P4">
News Collection Link: <text:a xlink:type="simple" xlink:href="https://liveuamap.com/en/2023/03-may-sumska-oblast2121-red-alert-aerial-thrg" text:style-name="Internet_20_link" text:visited-style-name="Visited_20_Internet_20_Link">
https://liveuamap.com/en/2023/03-may-sumska-oblast2121-red-alert-aerial-thrg</text:a>
</text:p>
      <text:p text:style-name="P4">
News Source: <text:a xlink:type="simple" xlink:href="https://t.me/air_alert_ua/44347" text:style-name="Internet_20_link" text:visited-style-name="Visited_20_Internet_20_Link">
https://t.me/air_alert_ua/44347</text:a>
</text:p>
      <!--NEWS-->
      <text:h text:style-name="P10" text:outline-level="1">
<text:span text:style-name="T4">
Shelling continues in Korabelny and Central districts of Kherson</text:span>
</text:h>
      <text:p text:style-name="P4">
Authors: liveuamap (Language: en)</text:p>
      <text:p text:style-name="P4">
Time: 2023-05-03T15:28:12</text:p>
      <text:p text:style-name="P4">
Location: Kherson, Khersons'ka oblast (Latitude:46.61785 Longtitude:32.58373)</text:p>
      <text:p text:style-name="P4">
Videos: []</text:p>
      <text:p text:style-name="P4">
Images: []</text:p>
      <text:p text:style-name="P4">
Tags: ["Europe", "Central and Eastern Europe"]</text:p>
      <text:p text:style-name="P4">
Id: 22560256</text:p>
      <!--METADATA-->
      <text:p text:style-name="P4">
Shelling continues in Korabelny and Central districts of Kherson</text:p>
      <text:p text:style-name="P4">
News Collection Link: <text:a xlink:type="simple" xlink:href="https://liveuamap.com/en/2023/3-may-shelling-continues-in-korabelny-and-central-districts" text:style-name="Internet_20_link" text:visited-style-name="Visited_20_Internet_20_Link">
https://liveuamap.com/en/2023/3-may-shelling-continues-in-korabelny-and-central-districts</text:a>
</text:p>
      <text:p text:style-name="P4">
News Source: <text:a xlink:type="simple" xlink:href="https://twitter.com/kava2022/status/1653839018763624450" text:style-name="Internet_20_link" text:visited-style-name="Visited_20_Internet_20_Link">
https://twitter.com/kava2022/status/1653839018763624450</text:a>
</text:p>
      <!--NEWS-->
      <text:h text:style-name="P10" text:outline-level="1">
<text:span text:style-name="T4">
US Embassy Kyiv sent an alert to Americans in Ukraine tonight: “In light of the recent uptick...</text:span>
</text:h>
      <text:p text:style-name="P4">
Authors: liveuamap (Language: en)</text:p>
      <text:p text:style-name="P4">
Time: 2023-05-03T15:46:57</text:p>
      <text:p text:style-name="P4">
Location: Kyiv (Latitude:50.46461 Longtitude:30.43144)</text:p>
      <text:p text:style-name="P4">
Videos: []</text:p>
      <text:p text:style-name="P4">
Images: ["<text:a xlink:type="simple" xlink:href="https://liveuamap.com/pics/2023/05/03/22560260_0.jpg" text:style-name="Internet_20_link" text:visited-style-name="Visited_20_Internet_20_Link">
22560260_0.jpg</text:a>
"]</text:p>
      <text:p text:style-name="P4">
Tags: ["Russia"]</text:p>
      <text:p text:style-name="P4">
Id: 22560260</text:p>
      <!--METADATA-->
      <text:p text:style-name="P4">
US Embassy Kyiv sent an alert to Americans in Ukraine tonight: “In light ofthe recent uptick in strikes across Ukraine and inflammatory rhetoric fromMoscow, the Department of State cautions U.S. citizens of an ongoingheightened threat of missile attacks, including in Kyiv.”</text:p>
      <text:p text:style-name="P4">
<draw:frame draw:style-name="fr1" draw:name="Image6" text:anchor-type="as-char" svg:width="5.266667in" svg:height="10.0in" draw:z-index="0">
<draw:image xlink:href="../Images/liveuamap/2023-05-03T15-46-57/22560260_0.jpg" xlink:type="simple" xlink:show="embed" xlink:actuate="onLoad" draw:mime-type="image/jpeg"/>
</draw:frame>
News Collection Link: <text:a xlink:type="simple" xlink:href="https://liveuamap.com/en/2023/3-may-us-embassy-kyiv-sent-an-alert-to-americans-in-ukraine" text:style-name="Internet_20_link" text:visited-style-name="Visited_20_Internet_20_Link">
https://liveuamap.com/en/2023/3-may-us-embassy-kyiv-sent-an-alert-to-americans-in-ukraine</text:a>
</text:p>
      <text:p text:style-name="P4">
News Source: <text:a xlink:type="simple" xlink:href="https://twitter.com/ChristopherJM/status/1653837326324211729" text:style-name="Internet_20_link" text:visited-style-name="Visited_20_Internet_20_Link">
https://twitter.com/ChristopherJM/status/1653837326324211729</text:a>
</text:p>
      <!--NEWS-->
      <text:h text:style-name="P10" text:outline-level="1">
<text:span text:style-name="T4">
Poltavska Oblast(22:27). Red Alert: aerial threat. Sirens sounding. Take cover now!</text:span>
</text:h>
      <text:p text:style-name="P4">
Authors: liveuamap (Language: en)</text:p>
      <text:p text:style-name="P4">
Time: 2023-05-03T16:28:00</text:p>
      <text:p text:style-name="P4">
Location: Poltavska Oblast (Latitude:49.47791 Longtitude:33.81779)</text:p>
      <text:p text:style-name="P4">
Videos: []</text:p>
      <text:p text:style-name="P4">
Images: []</text:p>
      <text:p text:style-name="P4">
Tags: ["Europe", "Central and Eastern Europe"]</text:p>
      <text:p text:style-name="P4">
Id: 22560263</text:p>
      <!--METADATA-->
      <text:p text:style-name="P4">
Poltava(22:27). Red Alert: aerial threat. Sirens sounding. Take covernow!</text:p>
      <text:p text:style-name="P4">
News Collection Link: <text:a xlink:type="simple" xlink:href="https://liveuamap.com/en/2023/03-may-poltavska-oblast2227-red-alert-aerial-g" text:style-name="Internet_20_link" text:visited-style-name="Visited_20_Internet_20_Link">
https://liveuamap.com/en/2023/03-may-poltavska-oblast2227-red-alert-aerial-g</text:a>
</text:p>
      <text:p text:style-name="P4">
News Source: <text:a xlink:type="simple" xlink:href="https://t.me/suspilnepoltava/11008" text:style-name="Internet_20_link" text:visited-style-name="Visited_20_Internet_20_Link">
https://t.me/suspilnepoltava/11008</text:a>
</text:p>
      <!--NEWS-->
      <text:h text:style-name="P10" text:outline-level="1">
<text:span text:style-name="T4">
Kirovohradska Oblast(22:28). Red Alert: aerial threat. Sirens sounding. Take cover now!</text:span>
</text:h>
      <text:p text:style-name="P4">
Authors: liveuamap (Language: en)</text:p>
      <text:p text:style-name="P4">
Time: 2023-05-03T16:29:00</text:p>
      <text:p text:style-name="P4">
Location: Kirovohradska Oblast (Latitude:48.50000000 Longtitude:32.00000000)</text:p>
      <text:p text:style-name="P4">
Videos: []</text:p>
      <text:p text:style-name="P4">
Images: []</text:p>
      <text:p text:style-name="P4">
Tags: ["Europe", "Central and Eastern Europe"]</text:p>
      <text:p text:style-name="P4">
Id: 22560264</text:p>
      <!--METADATA-->
      <text:p text:style-name="P4">
Kirovohrad region(22:28). Red Alert: aerial threat. Sirens sounding. Takecover now!</text:p>
      <text:p text:style-name="P4">
News Collection Link: <text:a xlink:type="simple" xlink:href="https://liveuamap.com/en/2023/03-may-kirovohradska-oblast2228-red-alert-aerg" text:style-name="Internet_20_link" text:visited-style-name="Visited_20_Internet_20_Link">
https://liveuamap.com/en/2023/03-may-kirovohradska-oblast2228-red-alert-aerg</text:a>
</text:p>
      <text:p text:style-name="P4">
News Source: <text:a xlink:type="simple" xlink:href="https://t.me/air_alert_ua/44350" text:style-name="Internet_20_link" text:visited-style-name="Visited_20_Internet_20_Link">
https://t.me/air_alert_ua/44350</text:a>
</text:p>
      <!--NEWS-->
      <text:h text:style-name="P10" text:outline-level="1">
<text:span text:style-name="T4">
Zaporizka Oblast(23:22). Red Alert: aerial threat. Sirens sounding. Take cover now!</text:span>
</text:h>
      <text:p text:style-name="P4">
Authors: liveuamap (Language: en)</text:p>
      <text:p text:style-name="P4">
Time: 2023-05-03T17:23:00</text:p>
      <text:p text:style-name="P4">
Location: Zaporizka Oblast (Latitude:47.612021 Longtitude:35.765261)</text:p>
      <text:p text:style-name="P4">
Videos: []</text:p>
      <text:p text:style-name="P4">
Images: []</text:p>
      <text:p text:style-name="P4">
Tags: ["Europe", "Central and Eastern Europe"]</text:p>
      <text:p text:style-name="P4">
Id: 22560266</text:p>
      <!--METADATA-->
      <text:p text:style-name="P4">
Zaporizhzhia region(23:22). Red Alert: aerial threat. Sirens sounding. Take covernow!</text:p>
      <text:p text:style-name="P4">
News Collection Link: <text:a xlink:type="simple" xlink:href="https://liveuamap.com/en/2023/03-may-zaporizka-oblast2322-red-alert-aerial-g" text:style-name="Internet_20_link" text:visited-style-name="Visited_20_Internet_20_Link">
https://liveuamap.com/en/2023/03-may-zaporizka-oblast2322-red-alert-aerial-g</text:a>
</text:p>
      <text:p text:style-name="P4">
News Source: <text:a xlink:type="simple" xlink:href="https://t.me/air_alert_ua/44352" text:style-name="Internet_20_link" text:visited-style-name="Visited_20_Internet_20_Link">
https://t.me/air_alert_ua/44352</text:a>
</text:p>
      <!--NEWS-->
      <text:h text:style-name="P10" text:outline-level="1">
<text:span text:style-name="T4">
Chernihivska Oblast(00:14). Red Alert: aerial threat. Sirens sounding. Take cover now!</text:span>
</text:h>
      <text:p text:style-name="P4">
Authors: liveuamap (Language: en)</text:p>
      <text:p text:style-name="P4">
Time: 2023-05-03T18:15:00</text:p>
      <text:p text:style-name="P4">
Location: Chernihivska Oblast (Latitude:51.33458 Longtitude:32.00103)</text:p>
      <text:p text:style-name="P4">
Videos: []</text:p>
      <text:p text:style-name="P4">
Images: []</text:p>
      <text:p text:style-name="P4">
Tags: ["Europe", "Central and Eastern Europe"]</text:p>
      <text:p text:style-name="P4">
Id: 22560267</text:p>
      <!--METADATA-->
      <text:p text:style-name="P4">
Chernihiv region(00:14). Red Alert: aerial threat. Sirens sounding. Takecover now!</text:p>
      <text:p text:style-name="P4">
News Collection Link: <text:a xlink:type="simple" xlink:href="https://liveuamap.com/en/2023/03-may-chernihivska-oblast0014-red-alert-aerig" text:style-name="Internet_20_link" text:visited-style-name="Visited_20_Internet_20_Link">
https://liveuamap.com/en/2023/03-may-chernihivska-oblast0014-red-alert-aerig</text:a>
</text:p>
      <text:p text:style-name="P4">
News Source: <text:a xlink:type="simple" xlink:href="https://t.me/suspilnechernihiv/18229" text:style-name="Internet_20_link" text:visited-style-name="Visited_20_Internet_20_Link">
https://t.me/suspilnechernihiv/18229</text:a>
</text:p>
      <!--NEWS-->
      <text:h text:style-name="P10" text:outline-level="1">
<text:span text:style-name="T4">
Sumska Oblast(00:15). Red Alert: aerial threat. Sirens sounding. Take cover now!</text:span>
</text:h>
      <text:p text:style-name="P4">
Authors: liveuamap (Language: en)</text:p>
      <text:p text:style-name="P4">
Time: 2023-05-03T18:16:00</text:p>
      <text:p text:style-name="P4">
Location: Sumska Oblast (Latitude:50.99885 Longtitude:33.99903)</text:p>
      <text:p text:style-name="P4">
Videos: []</text:p>
      <text:p text:style-name="P4">
Images: []</text:p>
      <text:p text:style-name="P4">
Tags: ["Europe", "Central and Eastern Europe"]</text:p>
      <text:p text:style-name="P4">
Id: 22560268</text:p>
      <!--METADATA-->
      <text:p text:style-name="P4">
Sumy region(00:15). Red Alert: aerial threat. Sirens sounding. Take covernow!</text:p>
      <text:p text:style-name="P4">
News Collection Link: <text:a xlink:type="simple" xlink:href="https://liveuamap.com/en/2023/03-may-sumska-oblast0015-red-alert-aerial-thrg" text:style-name="Internet_20_link" text:visited-style-name="Visited_20_Internet_20_Link">
https://liveuamap.com/en/2023/03-may-sumska-oblast0015-red-alert-aerial-thrg</text:a>
</text:p>
      <text:p text:style-name="P4">
News Source: <text:a xlink:type="simple" xlink:href="https://t.me/air_alert_ua/44356" text:style-name="Internet_20_link" text:visited-style-name="Visited_20_Internet_20_Link">
https://t.me/air_alert_ua/44356</text:a>
</text:p>
      <!--NEWS-->
      <text:h text:style-name="P10" text:outline-level="1">
<text:span text:style-name="T4">
Unidentified aerial objects reported in Northern regions of Ukraine, possible Shahed drones a...</text:span>
</text:h>
      <text:p text:style-name="P4">
Authors: liveuamap (Language: en)</text:p>
      <text:p text:style-name="P4">
Time: 2023-05-03T18:21:41</text:p>
      <text:p text:style-name="P4">
Location: Chernihiv (Latitude:52.03222 Longtitude:33.49182)</text:p>
      <text:p text:style-name="P4">
Videos: []</text:p>
      <text:p text:style-name="P4">
Images: []</text:p>
      <text:p text:style-name="P4">
Tags: []</text:p>
      <text:p text:style-name="P4">
Id: 22560269</text:p>
      <!--METADATA-->
      <text:p text:style-name="P4">
Unidentified aerial objects reported in Northern regions of Ukraine, possibleShahed drones attack</text:p>
      <text:p text:style-name="P4">
News Collection Link: <text:a xlink:type="simple" xlink:href="https://liveuamap.com/en/2023/3-may-unidentified-aerial-objects-reported-in-northern-regions" text:style-name="Internet_20_link" text:visited-style-name="Visited_20_Internet_20_Link">
https://liveuamap.com/en/2023/3-may-unidentified-aerial-objects-reported-in-northern-regions</text:a>
</text:p>
      <text:p text:style-name="P4">
News Source: <text:a xlink:type="simple" xlink:href="https://t.me/war_monitor/7049" text:style-name="Internet_20_link" text:visited-style-name="Visited_20_Internet_20_Link">
https://t.me/war_monitor/7049</text:a>
</text:p>
      <!--NEWS-->
      <text:h text:style-name="P10" text:outline-level="1">
<text:span text:style-name="T4">
Kharkiv, Kharkivska Oblast(00:35). Red Alert: aerial threat. Sirens sounding. Take cover now!</text:span>
</text:h>
      <text:p text:style-name="P4">
Authors: liveuamap (Language: en)</text:p>
      <text:p text:style-name="P4">
Time: 2023-05-03T18:36:00</text:p>
      <text:p text:style-name="P4">
Location: Kharkiv (Latitude:49.98081000 Longtitude:36.25272000)</text:p>
      <text:p text:style-name="P4">
Videos: []</text:p>
      <text:p text:style-name="P4">
Images: []</text:p>
      <text:p text:style-name="P4">
Tags: ["Europe", "Central and Eastern Europe"]</text:p>
      <text:p text:style-name="P4">
Id: 22560270</text:p>
      <!--METADATA-->
      <text:p text:style-name="P4">
Kharkiv, Kharkiv region(00:35). Red Alert: aerial threat. Sirens sounding.Take cover now!</text:p>
      <text:p text:style-name="P4">
News Collection Link: <text:a xlink:type="simple" xlink:href="https://liveuamap.com/en/2023/03-may-kharkiv-kharkivska-oblast0035-red-alerg" text:style-name="Internet_20_link" text:visited-style-name="Visited_20_Internet_20_Link">
https://liveuamap.com/en/2023/03-may-kharkiv-kharkivska-oblast0035-red-alerg</text:a>
</text:p>
      <text:p text:style-name="P4">
News Source: <text:a xlink:type="simple" xlink:href="https://t.me/air_alert_ua/44357" text:style-name="Internet_20_link" text:visited-style-name="Visited_20_Internet_20_Link">
https://t.me/air_alert_ua/44357</text:a>
</text:p>
      <!--NEWS-->
      <text:h text:style-name="P10" text:outline-level="1">
<text:span text:style-name="T4">
Dnipro, Dnipropetrovska Oblast(00:37). Red Alert: aerial threat. Sirens sounding. Take cover ...</text:span>
</text:h>
      <text:p text:style-name="P4">
Authors: liveuamap (Language: en)</text:p>
      <text:p text:style-name="P4">
Time: 2023-05-03T18:37:00</text:p>
      <text:p text:style-name="P4">
Location: Dnipro (Latitude:48.4585 Longtitude:35.03781)</text:p>
      <text:p text:style-name="P4">
Videos: []</text:p>
      <text:p text:style-name="P4">
Images: []</text:p>
      <text:p text:style-name="P4">
Tags: ["Europe", "Central and Eastern Europe"]</text:p>
      <text:p text:style-name="P4">
Id: 22560271</text:p>
      <!--METADATA-->
      <text:p text:style-name="P4">
Dnipro, Dnipropetrovsk region(00:37). Red Alert: aerial threat. Sirenssounding. Take cover now!</text:p>
      <text:p text:style-name="P4">
News Collection Link: <text:a xlink:type="simple" xlink:href="https://liveuamap.com/en/2023/03-may-dnipro-dnipropetrovska-oblast0037-red-g" text:style-name="Internet_20_link" text:visited-style-name="Visited_20_Internet_20_Link">
https://liveuamap.com/en/2023/03-may-dnipro-dnipropetrovska-oblast0037-red-g</text:a>
</text:p>
      <text:p text:style-name="P4">
News Source: <text:a xlink:type="simple" xlink:href="https://t.me/air_alert_ua/44358" text:style-name="Internet_20_link" text:visited-style-name="Visited_20_Internet_20_Link">
https://t.me/air_alert_ua/44358</text:a>
</text:p>
      <!--NEWS-->
      <text:h text:style-name="P10" text:outline-level="1">
<text:span text:style-name="T4">
Poltavska Oblast(00:39). Red Alert: aerial threat. Sirens sounding. Take cover now!</text:span>
</text:h>
      <text:p text:style-name="P4">
Authors: liveuamap (Language: en)</text:p>
      <text:p text:style-name="P4">
Time: 2023-05-03T18:40:00</text:p>
      <text:p text:style-name="P4">
Location: Poltavska Oblast (Latitude:49.47705000 Longtitude:33.81866000)</text:p>
      <text:p text:style-name="P4">
Videos: []</text:p>
      <text:p text:style-name="P4">
Images: []</text:p>
      <text:p text:style-name="P4">
Tags: ["Europe", "Central and Eastern Europe"]</text:p>
      <text:p text:style-name="P4">
Id: 22560272</text:p>
      <!--METADATA-->
      <text:p text:style-name="P4">
Poltava(00:39). Red Alert: aerial threat. Sirens sounding. Take covernow!</text:p>
      <text:p text:style-name="P4">
News Collection Link: <text:a xlink:type="simple" xlink:href="https://liveuamap.com/en/2023/03-may-poltavska-oblast0039-red-alert-aerial-g" text:style-name="Internet_20_link" text:visited-style-name="Visited_20_Internet_20_Link">
https://liveuamap.com/en/2023/03-may-poltavska-oblast0039-red-alert-aerial-g</text:a>
</text:p>
      <text:p text:style-name="P4">
News Source: <text:a xlink:type="simple" xlink:href="https://t.me/air_alert_ua/44359" text:style-name="Internet_20_link" text:visited-style-name="Visited_20_Internet_20_Link">
https://t.me/air_alert_ua/44359</text:a>
</text:p>
      <!--NEWS-->
      <text:h text:style-name="P10" text:outline-level="1">
<text:span text:style-name="T4">
Donetsk Oblast(00:42). Red Alert: aerial threat. Sirens sounding. Take cover now!</text:span>
</text:h>
      <text:p text:style-name="P4">
Authors: liveuamap (Language: en)</text:p>
      <text:p text:style-name="P4">
Time: 2023-05-03T18:44:00</text:p>
      <text:p text:style-name="P4">
Location: Donetsk Oblast (Latitude:48.72744 Longtitude:37.5781)</text:p>
      <text:p text:style-name="P4">
Videos: []</text:p>
      <text:p text:style-name="P4">
Images: []</text:p>
      <text:p text:style-name="P4">
Tags: ["Europe", "Central and Eastern Europe"]</text:p>
      <text:p text:style-name="P4">
Id: 22560273</text:p>
      <!--METADATA-->
      <text:p text:style-name="P4">
Donetsk Oblast(00:42). Red Alert: aerial threat. Sirens sounding. Take covernow!</text:p>
      <text:p text:style-name="P4">
News Collection Link: <text:a xlink:type="simple" xlink:href="https://liveuamap.com/en/2023/03-may-donetsk-oblast0042-red-alert-aerial-thg" text:style-name="Internet_20_link" text:visited-style-name="Visited_20_Internet_20_Link">
https://liveuamap.com/en/2023/03-may-donetsk-oblast0042-red-alert-aerial-thg</text:a>
</text:p>
      <text:p text:style-name="P4">
News Source: <text:a xlink:type="simple" xlink:href="https://t.me/air_alert_ua/44360" text:style-name="Internet_20_link" text:visited-style-name="Visited_20_Internet_20_Link">
https://t.me/air_alert_ua/44360</text:a>
</text:p>
      <!--NEWS-->
      <text:h text:style-name="P10" text:outline-level="1">
<text:span text:style-name="T4">
Kyiv, Kyiv Oblast(01:03). Red Alert: aerial threat. Sirens sounding. Take cover now!</text:span>
</text:h>
      <text:p text:style-name="P4">
Authors: liveuamap (Language: en)</text:p>
      <text:p text:style-name="P4">
Time: 2023-05-03T19:04:00</text:p>
      <text:p text:style-name="P4">
Location: Kyiv (Latitude:50.44343 Longtitude:30.53022)</text:p>
      <text:p text:style-name="P4">
Videos: []</text:p>
      <text:p text:style-name="P4">
Images: []</text:p>
      <text:p text:style-name="P4">
Tags: ["Europe", "Central and Eastern Europe"]</text:p>
      <text:p text:style-name="P4">
Id: 22560274</text:p>
      <!--METADATA-->
      <text:p text:style-name="P4">
Kyiv, Kyiv region(01:03). Red Alert: aerial threat. Sirens sounding. Takecover now!</text:p>
      <text:p text:style-name="P4">
News Collection Link: <text:a xlink:type="simple" xlink:href="https://liveuamap.com/en/2023/03-may-kyiv-kyiv-oblast0103-red-alert-aerial-g" text:style-name="Internet_20_link" text:visited-style-name="Visited_20_Internet_20_Link">
https://liveuamap.com/en/2023/03-may-kyiv-kyiv-oblast0103-red-alert-aerial-g</text:a>
</text:p>
      <text:p text:style-name="P4">
News Source: <text:a xlink:type="simple" xlink:href="https://t.me/air_alert_ua/44362" text:style-name="Internet_20_link" text:visited-style-name="Visited_20_Internet_20_Link">
https://t.me/air_alert_ua/44362</text:a>
</text:p>
      <!--NEWS-->
      <text:h text:style-name="P10" text:outline-level="1">
<text:span text:style-name="T4">
Kirovohradska Oblast(01:11). Red Alert: aerial threat. Sirens sounding. Take cover now!</text:span>
</text:h>
      <text:p text:style-name="P4">
Authors: liveuamap (Language: en)</text:p>
      <text:p text:style-name="P4">
Time: 2023-05-03T19:12:00</text:p>
      <text:p text:style-name="P4">
Location: Kirovohradska Oblast (Latitude:48.49987 Longtitude:32.0007)</text:p>
      <text:p text:style-name="P4">
Videos: []</text:p>
      <text:p text:style-name="P4">
Images: []</text:p>
      <text:p text:style-name="P4">
Tags: ["Europe", "Central and Eastern Europe"]</text:p>
      <text:p text:style-name="P4">
Id: 22560275</text:p>
      <!--METADATA-->
      <text:p text:style-name="P4">
Kirovohrad region(01:11). Red Alert: aerial threat. Sirens sounding. Takecover now!</text:p>
      <text:p text:style-name="P4">
News Collection Link: <text:a xlink:type="simple" xlink:href="https://liveuamap.com/en/2023/03-may-kirovohradska-oblast0111-red-alert-aerg" text:style-name="Internet_20_link" text:visited-style-name="Visited_20_Internet_20_Link">
https://liveuamap.com/en/2023/03-may-kirovohradska-oblast0111-red-alert-aerg</text:a>
</text:p>
      <text:p text:style-name="P4">
News Source: <text:a xlink:type="simple" xlink:href="https://t.me/air_alert_ua/44363" text:style-name="Internet_20_link" text:visited-style-name="Visited_20_Internet_20_Link">
https://t.me/air_alert_ua/44363</text:a>
</text:p>
      <!--NEWS-->
      <text:h text:style-name="P10" text:outline-level="1">
<text:span text:style-name="T4">
Odesa region, Mykolaiv, Mykolaiv region (01: Secondary School). Red Alrt: Aerial Tchretate. Sirens Sundin ...</text:span>
</text:h>
      <text:p text:style-name="P4">
Authors: liveuamap (Language: en)</text:p>
      <text:p text:style-name="P4">
Time: 2023-05-03T19:36:00</text:p>
      <text:p text:style-name="P4">
Location: Odeska Oblast (Latitude:46.75000000 Longtitude:30.25000000)</text:p>
      <text:p text:style-name="P4">
Videos: []</text:p>
      <text:p text:style-name="P4">
Images: []</text:p>
      <text:p text:style-name="P4">
Tags: ["Europe", "Central and Eastern Europe"]</text:p>
      <text:p text:style-name="P4">
Id: 22560276</text:p>
      <!--METADATA-->
      <text:p text:style-name="P4">
Odesa region, Mykolaiv, Mykolaiv region(01:36). Red Alert: aerial threat.Sirens sounding. Take cover now!</text:p>
      <text:p text:style-name="P4">
News Collection Link: <text:a xlink:type="simple" xlink:href="https://liveuamap.com/en/2023/03-may-odeska-oblast-mykolaiv-mykolayivska-obg" text:style-name="Internet_20_link" text:visited-style-name="Visited_20_Internet_20_Link">
https://liveuamap.com/en/2023/03-may-odeska-oblast-mykolaiv-mykolayivska-obg</text:a>
</text:p>
      <text:p text:style-name="P4">
News Source: <text:a xlink:type="simple" xlink:href="https://t.me/air_alert_ua/44366" text:style-name="Internet_20_link" text:visited-style-name="Visited_20_Internet_20_Link">
https://t.me/air_alert_ua/44366</text:a>
</text:p>
      <!--NEWS-->
      <text:h text:style-name="P10" text:outline-level="1">
<text:span text:style-name="T4">
Cherkaska Oblast(01:45). Red Alert: aerial threat. Sirens sounding. Take cover now!</text:span>
</text:h>
      <text:p text:style-name="P4">
Authors: liveuamap (Language: en)</text:p>
      <text:p text:style-name="P4">
Time: 2023-05-03T19:48:00</text:p>
      <text:p text:style-name="P4">
Location: Cherkaska Oblast (Latitude:49.25000000 Longtitude:31.33333000)</text:p>
      <text:p text:style-name="P4">
Videos: []</text:p>
      <text:p text:style-name="P4">
Images: []</text:p>
      <text:p text:style-name="P4">
Tags: ["Europe", "Central and Eastern Europe"]</text:p>
      <text:p text:style-name="P4">
Id: 22560277</text:p>
      <!--METADATA-->
      <text:p text:style-name="P4">
Cherkas(01:45). Red Alert: aerial threat. Sirens sounding. Take covernow!</text:p>
      <text:p text:style-name="P4">
News Collection Link: <text:a xlink:type="simple" xlink:href="https://liveuamap.com/en/2023/03-may-cherkaska-oblast0145-red-alert-aerial-g" text:style-name="Internet_20_link" text:visited-style-name="Visited_20_Internet_20_Link">
https://liveuamap.com/en/2023/03-may-cherkaska-oblast0145-red-alert-aerial-g</text:a>
</text:p>
      <text:p text:style-name="P4">
News Source: <text:a xlink:type="simple" xlink:href="https://t.me/air_alert_ua/44367" text:style-name="Internet_20_link" text:visited-style-name="Visited_20_Internet_20_Link">
https://t.me/air_alert_ua/44367</text:a>
</text:p>
      <!--NEWS-->
      <text:h text:style-name="P10" text:outline-level="1">
<text:span text:style-name="T4">
Donetsk Oblast(02:03). Red Alert: aerial threat. Sirens sounding. Take cover now!</text:span>
</text:h>
      <text:p text:style-name="P4">
Authors: liveuamap (Language: en)</text:p>
      <text:p text:style-name="P4">
Time: 2023-05-03T20:05:00</text:p>
      <text:p text:style-name="P4">
Location: Donetsk Oblast (Latitude:48.72628 Longtitude:37.57849)</text:p>
      <text:p text:style-name="P4">
Videos: []</text:p>
      <text:p text:style-name="P4">
Images: []</text:p>
      <text:p text:style-name="P4">
Tags: ["Europe", "Central and Eastern Europe"]</text:p>
      <text:p text:style-name="P4">
Id: 22560280</text:p>
      <!--METADATA-->
      <text:p text:style-name="P4">
Donetsk Oblast(02:03). Red Alert: aerial threat. Sirens sounding. Take covernow!</text:p>
      <text:p text:style-name="P4">
News Collection Link: <text:a xlink:type="simple" xlink:href="https://liveuamap.com/en/2023/04-may-donetsk-oblast0203-red-alert-aerial-thg" text:style-name="Internet_20_link" text:visited-style-name="Visited_20_Internet_20_Link">
https://liveuamap.com/en/2023/04-may-donetsk-oblast0203-red-alert-aerial-thg</text:a>
</text:p>
      <text:p text:style-name="P4">
News Source: <text:a xlink:type="simple" xlink:href="https://t.me/air_alert_ua/44368" text:style-name="Internet_20_link" text:visited-style-name="Visited_20_Internet_20_Link">
https://t.me/air_alert_ua/44368</text:a>
</text:p>
      <!--NEWS-->
      <text:h text:style-name="P10" text:outline-level="1">
<text:span text:style-name="T4">
Air defense was active near Odesa</text:span>
</text:h>
      <text:p text:style-name="P4">
Authors: liveuamap (Language: en)</text:p>
      <text:p text:style-name="P4">
Time: 2023-05-03T20:20:07</text:p>
      <text:p text:style-name="P4">
Location: Odesa, Odessa Oblast (Latitude:46.50442 Longtitude:30.7406)</text:p>
      <text:p text:style-name="P4">
Videos: []</text:p>
      <text:p text:style-name="P4">
Images: []</text:p>
      <text:p text:style-name="P4">
Tags: []</text:p>
      <text:p text:style-name="P4">
Id: 22560281</text:p>
      <!--METADATA-->
      <text:p text:style-name="P4">
Air defense was active near Odesa</text:p>
      <text:p text:style-name="P4">
News Collection Link: <text:a xlink:type="simple" xlink:href="https://liveuamap.com/en/2023/4-may-air-defense-was-active-near-odesa" text:style-name="Internet_20_link" text:visited-style-name="Visited_20_Internet_20_Link">
https://liveuamap.com/en/2023/4-may-air-defense-was-active-near-odesa</text:a>
</text:p>
      <text:p text:style-name="P4">
News Source: <text:a xlink:type="simple" xlink:href="https://t.me/war_monitor/7059" text:style-name="Internet_20_link" text:visited-style-name="Visited_20_Internet_20_Link">
https://t.me/war_monitor/7059</text:a>
</text:p>
      <!--NEWS-->
      <text:h text:style-name="P10" text:outline-level="1">
<text:span text:style-name="T4">
Kherson, Khersonska Oblast(02:30). Red Alert: aerial threat. Sirens sounding. Take cover now!</text:span>
</text:h>
      <text:p text:style-name="P4">
Authors: liveuamap (Language: en)</text:p>
      <text:p text:style-name="P4">
Time: 2023-05-03T20:31:00</text:p>
      <text:p text:style-name="P4">
Location: Kherson (Latitude:46.65482 Longtitude:32.61884)</text:p>
      <text:p text:style-name="P4">
Videos: []</text:p>
      <text:p text:style-name="P4">
Images: []</text:p>
      <text:p text:style-name="P4">
Tags: ["Europe", "Central and Eastern Europe"]</text:p>
      <text:p text:style-name="P4">
Id: 22560282</text:p>
      <!--METADATA-->
      <text:p text:style-name="P4">
Kherson, Kherson region(02:30). Red Alert: aerial threat. Sirens sounding.Take cover now!</text:p>
      <text:p text:style-name="P4">
News Collection Link: <text:a xlink:type="simple" xlink:href="https://liveuamap.com/en/2023/04-may-kherson-khersonska-oblast0230-red-alerg" text:style-name="Internet_20_link" text:visited-style-name="Visited_20_Internet_20_Link">
https://liveuamap.com/en/2023/04-may-kherson-khersonska-oblast0230-red-alerg</text:a>
</text:p>
      <text:p text:style-name="P4">
News Source: <text:a xlink:type="simple" xlink:href="https://t.me/air_alert_ua/44373" text:style-name="Internet_20_link" text:visited-style-name="Visited_20_Internet_20_Link">
https://t.me/air_alert_ua/44373</text:a>
</text:p>
      <!--NEWS-->
      <text:h text:style-name="P10" text:outline-level="1">
<text:span text:style-name="T4">
Zaporizka Oblast(02:33). Red Alert: aerial threat. Sirens sounding. Take cover now!</text:span>
</text:h>
      <text:p text:style-name="P4">
Authors: liveuamap (Language: en)</text:p>
      <text:p text:style-name="P4">
Time: 2023-05-03T20:34:00</text:p>
      <text:p text:style-name="P4">
Location: Zaporizka Oblast (Latitude:47.612051 Longtitude:35.765691)</text:p>
      <text:p text:style-name="P4">
Videos: []</text:p>
      <text:p text:style-name="P4">
Images: []</text:p>
      <text:p text:style-name="P4">
Tags: ["Europe", "Central and Eastern Europe"]</text:p>
      <text:p text:style-name="P4">
Id: 22560283</text:p>
      <!--METADATA-->
      <text:p text:style-name="P4">
Zaporizhzhia region(02:33). Red Alert: aerial threat. Sirens sounding. Take covernow!</text:p>
      <text:p text:style-name="P4">
News Collection Link: <text:a xlink:type="simple" xlink:href="https://liveuamap.com/en/2023/04-may-zaporizka-oblast0233-red-alert-aerial-g" text:style-name="Internet_20_link" text:visited-style-name="Visited_20_Internet_20_Link">
https://liveuamap.com/en/2023/04-may-zaporizka-oblast0233-red-alert-aerial-g</text:a>
</text:p>
      <text:p text:style-name="P4">
News Source: <text:a xlink:type="simple" xlink:href="https://t.me/air_alert_ua/44374" text:style-name="Internet_20_link" text:visited-style-name="Visited_20_Internet_20_Link">
https://t.me/air_alert_ua/44374</text:a>
</text:p>
      <!--NEWS-->
      <text:h text:style-name="P10" text:outline-level="1">
<text:span text:style-name="T4">
Dnipro, Dnipropetrovska Oblast(02:34). Red Alert: aerial threat. Sirens sounding. Take cover ...</text:span>
</text:h>
      <text:p text:style-name="P4">
Authors: liveuamap (Language: en)</text:p>
      <text:p text:style-name="P4">
Time: 2023-05-03T20:36:00</text:p>
      <text:p text:style-name="P4">
Location: Dnipro (Latitude:48.45939 Longtitude:35.03926)</text:p>
      <text:p text:style-name="P4">
Videos: []</text:p>
      <text:p text:style-name="P4">
Images: []</text:p>
      <text:p text:style-name="P4">
Tags: ["Europe", "Central and Eastern Europe"]</text:p>
      <text:p text:style-name="P4">
Id: 22560285</text:p>
      <!--METADATA-->
      <text:p text:style-name="P4">
Dnipro, Dnipropetrovsk region(02:34). Red Alert: aerial threat. Sirenssounding. Take cover now!</text:p>
      <text:p text:style-name="P4">
News Collection Link: <text:a xlink:type="simple" xlink:href="https://liveuamap.com/en/2023/04-may-dnipro-dnipropetrovska-oblast0234-red-g" text:style-name="Internet_20_link" text:visited-style-name="Visited_20_Internet_20_Link">
https://liveuamap.com/en/2023/04-may-dnipro-dnipropetrovska-oblast0234-red-g</text:a>
</text:p>
      <text:p text:style-name="P4">
News Source: <text:a xlink:type="simple" xlink:href="https://t.me/air_alert_ua/44376" text:style-name="Internet_20_link" text:visited-style-name="Visited_20_Internet_20_Link">
https://t.me/air_alert_ua/44376</text:a>
</text:p>
      <!--NEWS-->
      <text:h text:style-name="P10" text:outline-level="1">
<text:span text:style-name="T4">
Vinnytska Oblast(02:46). Red Alert: aerial threat. Sirens sounding. Take cover now!</text:span>
</text:h>
      <text:p text:style-name="P4">
Authors: liveuamap (Language: en)</text:p>
      <text:p text:style-name="P4">
Time: 2023-05-03T20:48:00</text:p>
      <text:p text:style-name="P4">
Location: Vinnytska Oblast (Latitude:48.91667000 Longtitude:28.66667000)</text:p>
      <text:p text:style-name="P4">
Videos: []</text:p>
      <text:p text:style-name="P4">
Images: []</text:p>
      <text:p text:style-name="P4">
Tags: ["Europe", "Central and Eastern Europe"]</text:p>
      <text:p text:style-name="P4">
Id: 22560286</text:p>
      <!--METADATA-->
      <text:p text:style-name="P4">
Vinnytsia region(02:46). Red Alert: aerial threat. Sirens sounding. Take covernow!</text:p>
      <text:p text:style-name="P4">
News Collection Link: <text:a xlink:type="simple" xlink:href="https://liveuamap.com/en/2023/04-may-vinnytska-oblast0246-red-alert-aerial-g" text:style-name="Internet_20_link" text:visited-style-name="Visited_20_Internet_20_Link">
https://liveuamap.com/en/2023/04-may-vinnytska-oblast0246-red-alert-aerial-g</text:a>
</text:p>
      <text:p text:style-name="P4">
News Source: <text:a xlink:type="simple" xlink:href="https://t.me/air_alert_ua/44377" text:style-name="Internet_20_link" text:visited-style-name="Visited_20_Internet_20_Link">
https://t.me/air_alert_ua/44377</text:a>
</text:p>
      <!--NEWS-->
      <text:h text:style-name="P10" text:outline-level="1">
<text:span text:style-name="T4">
The representation of the President of Ukraine to the Autonomous Republic of Crimea discussed youth policy after the peninsula is de -occupying</text:span>
</text:h>
      <text:p text:style-name="P4">
Author: ['АРМІЯINFORM']</text:p>
      <text:p text:style-name="P4">
Time: 2023-05-03T28:00:00-04:00</text:p>
      <text:p text:style-name="P4">
Description: Good sovereignty half a half to demand good, serpent planes. Maj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Tags: ['STOPRUSSIA', 'АГРЕСІЯ РФ', 'АР КРИМ', 'ВТОРГНЕННЯ РФ', 'ТАМІЛА ТАШЕВА']</text:p>
      <text:p text:style-name="P4">
Category: News</text:p>
      <!--METADATA-->
      <text:p text:style-name="P4">
<draw:frame draw:style-name="fr1" draw:name="Image7" text:anchor-type="as-char" svg:width="6.9236in" svg:height="3.11562in" draw:z-index="0">
<draw:image xlink:href="../Images/AРМІЯINFORM/2023-05-03T28-00-00-04-00/344735566_546360710760660_5047061695975222334_n.jpg" xlink:type="simple" xlink:show="embed" xlink:actuate="onLoad" draw:mime-type="image/jpeg"/>
</draw:frame>
Good government policies need good, meaningful plans. It is for the development of such a permanent representative of the President of Ukraine to Tamil Tashevasi with representatives of the public and public sector. Tabolagi friends gathered at one table to discuss in detail the future youth policy on the Crimean Peninsula.</text:p>
      <text:p text:style-name="P4">
About it <text:a xlink:type="simple" xlink:href="https://www.facebook.com/tamila.tasheva/posts/pfbid02r26oTAAGBxXp5PppuLLxMPJZyZFmaCzeTbJvsJLAQz3HXZamcNxTVNPdPQoFDeYHl" text:style-name="Internet_20_link" text:visited-style-name="Visited_20_Internet_20_Link">
reports</text:a>
Permanent representative of the President of Ukraine to Tamil Tashev.</text:p>
      <text:p text:style-name="P4">
“Our meeting lasted more than two hours, for which we managed to outline the details of work: attracting investments in the development of youth centrals of initiatives, organizing students' exchange programs - both internal and in -the -world mobility of young people - training not only future specialists, addiction, preparation of future teaching. composition for restoration of educational institutions, ”she stressed.</text:p>
      <text:p text:style-name="P4">
Marina Papapenko - Deputy Minister of Youth and Sports of Ukraine - shared the interest that youth policy should be involved in youthful people of representatives of indigenous peoples of Ukraine, as it will be able to satisfy the unique request of Crimea.</text:p>
      <text:p text:style-name="P4">
We also discussed those messages that we already have to actively communicate both the average Ukrainians from the controlled territories of Ukraine, as well as among those citizens of our state, who had to survive all these years of occupation. This is an important question, which is as a civil society - we must achieve synergy.</text:p>
      <text:p text:style-name="P4">
“They have decided with colleagues that the representation will prepare a briefing on the results of the discussion, provide for familiarization and submission of proposals and will schedule the subsequent work for further work on the vision of youth policy in deookupowtokrime.</text:p>
      <text:p text:style-name="P4">
I feel that this is the impetus that will eventually lead to future decisions, but also a politician that we will direct to the reintegration of our Ukrainian half, ”Tamila Tasheva said.</text:p>
      <text:p text:style-name="P4">
We continue to work for the main goal - the de -occupation of Crimea and its reintegration!</text:p>
      <text:p text:style-name="P4">
News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NEWS-->
      <text:h text:style-name="P10" text:outline-level="1">
<text:span text:style-name="T4">
The Ukrainian military agreed on further exchange of information with Polish colleagues</text:span>
</text:h>
      <text:p text:style-name="P4">
Author: ['АРМІЯINFORM']</text:p>
      <text:p text:style-name="P4">
Time: 2023-05-03T29:00:00-04:00</text:p>
      <text:p text:style-name="P4">
Description: The telephone of Rozmov was wounded by the commander of the Obtoyni forces of the Zbroyni forces of Ukraine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2023-05-02_10-47-17-e1683093632806.jpg" text:style-name="Internet_20_link" text:visited-style-name="Visited_20_Internet_20_Link">
photo_2023-05-02_10-47-17-e1683093632806.jpg</text:a>
']</text:p>
      <text:p text:style-name="P4">
Tags: ['STOPRUSSIA', 'АГРЕСІЯ РФ', 'ВТОРГНЕННЯ РФ', 'СВІТ ПІДТРИМУЄ УКРАЇНУ']</text:p>
      <text:p text:style-name="P4">
Category: News</text:p>
      <!--METADATA-->
      <text:p text:style-name="P4">
<draw:frame draw:style-name="fr1" draw:name="Image8" text:anchor-type="as-char" svg:width="6.9236in" svg:height="6.038918in" draw:z-index="0">
<draw:image xlink:href="../Images/AРМІЯINFORM/2023-05-03T29-00-00-04-00/photo_2023-05-02_10-47-17-e1683093632806.jpg" xlink:type="simple" xlink:show="embed" xlink:actuate="onLoad" draw:mime-type="image/jpeg"/>
</draw:frame>
There was a telephone conversation between the Commander of the Joint Forces of Armed Forces Lieutenant General Sergey Nayev and the commander of the operational team of species of the Armed Forces of the Republic of Poland by Lieutenant General Tomasmampiotrovsky.</text:p>
      <text:p text:style-name="P4">
About it Lieutenant General Sergey Naev <text:a xlink:type="simple" xlink:href="https://t.me/SerhiyNaiev/50" text:style-name="Internet_20_link" text:visited-style-name="Visited_20_Internet_20_Link">
reports</text:a>
in telegrams.</text:p>
      <text:p text:style-name="P4">
The parties discussed the security situation in the northern region of Ukraine, and also caught up on further exchange of information.</text:p>
      <text:p text:style-name="P4">
"He informed his Polish colleague about taking and strengthening measures aimed at ensuring the defense capacity of the border areas of the Tamitative Response to Possible Honnery Actions, as well as thanked the leadership of the Polish Polish for consistent cooperation and permanent partnership," the Commissioner of the Unified Forces of Ukraine told the Commissioner. Naev.</text:p>
      <text:p text:style-name="P4">
In turn, Lieutenant General Tomasz Piorovsky assured that Ukraine's support and assistance to counteracts large-scale Russian-scale.</text:p>
      <text:p text:style-name="P4">
Upon completion of the conversation, the parties agreed to continue the dialogue and actively interact.</text:p>
      <text:p text:style-name="P4">
News Source: <text:a xlink:type="simple" xlink:href="https://armyinform.com.ua/2023/05/03/ukrayinski-vijskovi-uzgodyly-pytannya-shhodo-podalshogo-obminu-informacziyeyu-z-polskymy-kolegamy/" text:style-name="Internet_20_link" text:visited-style-name="Visited_20_Internet_20_Link">
https://armyinform.com.ua/2023/05/03/ukrayinski-vijskovi-uzgodyly-pytannya-shhodo-podalshogo-obminu-informacziyeyu-z-polskymy-kolegamy/</text:a>
</text:p>
      <!--NEWS-->
      <text:h text:style-name="P10" text:outline-level="1">
<text:span text:style-name="T4">
The Russians received Ukrainian form and prepare provocations on the northern border with Ukraine</text:span>
</text:h>
      <text:p text:style-name="P4">
Author: ['АРМІЯINFORM']</text:p>
      <text:p text:style-name="P4">
Time: 2023-05-03T30:00:00-04:00</text:p>
      <text:p text:style-name="P4">
Description: Rosiyski Vіskovo Service, Yaki to be deployed by Bryanskiy Tu Kurskiye Obsti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3bc24f95575f.jpeg" text:style-name="Internet_20_link" text:visited-style-name="Visited_20_Internet_20_Link">
63bc24f95575f.jpeg</text:a>
']</text:p>
      <text:p text:style-name="P4">
Tags: ['STOPRUSSIA', 'АГРЕСІЯ РФ', 'ВТОРГНЕННЯ РФ']</text:p>
      <text:p text:style-name="P4">
Category: News</text:p>
      <!--METADATA-->
      <text:p text:style-name="P4">
<draw:frame draw:style-name="fr1" draw:name="Image9" text:anchor-type="as-char" svg:width="6.9236in" svg:height="4.32725in" draw:z-index="0">
<draw:image xlink:href="../Images/AРМІЯINFORM/2023-05-03T30-00-00-04-00/63bc24f95575f.jpeg" xlink:type="simple" xlink:show="embed" xlink:actuate="onLoad" draw:mime-type="image/jpeg"/>
</draw:frame>
Illustrative photo</text:p>
      <text:p text:style-name="P4">
Russian military personnel who were stationed in the Bryansk and Kursk region stole the Ukrainian military uniform.</text:p>
      <text:p text:style-name="P4">
About it <text:a xlink:type="simple" xlink:href="https://sprotyv.mod.gov.ua/rosiyany-gotuyut-provokatsiyi-na-pivnichnomu-kordoni-z-ukrayinoyu/" text:style-name="Internet_20_link" text:visited-style-name="Visited_20_Internet_20_Link">
reports</text:a>
Center for National Resistance.</text:p>
      <text:p text:style-name="P4">
This was reported by local ones who cooperate with the Ukrainian underground. All these tidiums indicate that the Russians prepare provocation under someone else's flag to mobilize their society and also mislead the world society, to draw attention from the crimes of the Armed Forces of the Russian Federation.</text:p>
      <text:p text:style-name="P4">
Terrorist acts in the Russian Federation, or imitation of capture, are not excluded.</text:p>
      <text:p text:style-name="P4">
The Center for National Resistance calls for vigilance and pay attention to the enemy's actions, so as not to be a victim of hostile intentions.</text:p>
      <text:p text:style-name="P4">
News Source: <text:a xlink:type="simple" xlink:href="https://armyinform.com.ua/2023/05/03/rosiyany-otrymaly-ukrayinsku-formu-ta-gotuyut-provokacziyi-na-pivnichnomu-kordoni-z-ukrayinoyu/" text:style-name="Internet_20_link" text:visited-style-name="Visited_20_Internet_20_Link">
https://armyinform.com.ua/2023/05/03/rosiyany-otrymaly-ukrayinsku-formu-ta-gotuyut-provokacziyi-na-pivnichnomu-kordoni-z-ukrayinoyu/</text:a>
</text:p>
      <!--NEWS-->
      <text:h text:style-name="P10" text:outline-level="1">
<text:span text:style-name="T4">
Irina Vereshchuk: Do not go to cooperation with the occupiers, do not take Russian passports</text:span>
</text:h>
      <text:p text:style-name="P4">
Author: ['АРМІЯINFORM']</text:p>
      <text:p text:style-name="P4">
Time: 2023-05-03T31:00:00-04:00</text:p>
      <text:p text:style-name="P4">
Description: Vicepremi'r-Minigra Irina Vereshchuk Rospovil, Shi Kraina-Agresorkoy Demonstratio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stoprussiawarwar_0018-e1683020891348.jpg" text:style-name="Internet_20_link" text:visited-style-name="Visited_20_Internet_20_Link">
stoprussiawarwar_0018-e1683020891348.jpg</text:a>
']</text:p>
      <text:p text:style-name="P4">
Tags: []</text:p>
      <text:p text:style-name="P4">
Category: News</text:p>
      <!--METADATA-->
      <text:p text:style-name="P4">
<draw:frame draw:style-name="fr1" draw:name="Image10" text:anchor-type="as-char" svg:width="6.9236in" svg:height="8.840264in" draw:z-index="0">
<draw:image xlink:href="../Images/AРМІЯINFORM/2023-05-03T31-00-00-04-00/stoprussiawarwar_0018-e1683020891348.jpg" xlink:type="simple" xlink:show="embed" xlink:actuate="onLoad" draw:mime-type="image/jpeg"/>
</draw:frame>
Viceremier-Minister Irina Vereshchuk said that the aggressor country to continue to refine her intolerance to those who did not take the Russian passport of Ukrainian territories.</text:p>
      <text:p text:style-name="P4">
About it <text:a xlink:type="simple" xlink:href="https://minre.gov.ua/2023/05/02/moya-derzhavnyczka-pozycziya-nezminna-ne-jdit-na-spivpraczyu-z-okupantamy-ne-berit-rosijskyj-pasport-vyyizhdzhajte-abo-dochekajtesya-nashoyi-armiyi/" text:style-name="Internet_20_link" text:visited-style-name="Visited_20_Internet_20_Link">
reports</text:a>
Ministry of Reintegration.</text:p>
      <text:p text:style-name="P4">
“My state position remains unchanged. It is the territory of Ukraine, although it is occupied and occupied. My call to citizens also remains unchanged in the first large -scale invasion. Do not go to cooperate with the occupiers, do not have Russian passports. For the opportunity to leave or wait for our army. We be sure to de -navigate these territories!” - summarized the viceremer.</text:p>
      <text:p text:style-name="P4">
News Source: <text:a xlink:type="simple" xlink:href="https://armyinform.com.ua/2023/05/03/iryna-vereshhuk-ne-jdit-na-spivpraczyu-z-okupantamy-ne-berit-rosijskyh-pasportiv/" text:style-name="Internet_20_link" text:visited-style-name="Visited_20_Internet_20_Link">
https://armyinform.com.ua/2023/05/03/iryna-vereshhuk-ne-jdit-na-spivpraczyu-z-okupantamy-ne-berit-rosijskyh-pasportiv/</text:a>
</text:p>
      <!--NEWS-->
      <text:h text:style-name="P10" text:outline-level="1">
<text:span text:style-name="T4">
Dilkiv was exposed that funded DNR fighters for over UAH 50 million</text:span>
</text:h>
      <text:p text:style-name="P4">
Author: ['АРМІЯINFORM']</text:p>
      <text:p text:style-name="P4">
Time: 2023-05-03T32:00:00-04:00</text:p>
      <text:p text:style-name="P4">
Description: Service of Bezpeki I Holder Bureau of Rossliduvan Vikrili Large scheme of the Fіnansuva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9e960fdb8b78d89dd0465ff46e217aa.jpeg" text:style-name="Internet_20_link" text:visited-style-name="Visited_20_Internet_20_Link">
19e960fdb8b78d89dd0465ff46e217aa.jpeg</text:a>
']</text:p>
      <text:p text:style-name="P4">
Tags: ['STOPRUSSIA', 'АГРЕСІЯ РФ', 'ВТОРГНЕННЯ РФ', 'КОЛАБОРАНТИ', 'СБУ']</text:p>
      <text:p text:style-name="P4">
Category: News</text:p>
      <!--METADATA-->
      <text:p text:style-name="P4">
<draw:frame draw:style-name="fr1" draw:name="Image11" text:anchor-type="as-char" svg:width="6.9236in" svg:height="4.615733in" draw:z-index="0">
<draw:image xlink:href="../Images/AРМІЯINFORM/2023-05-03T32-00-00-04-00/19e960fdb8b78d89dd0465ff46e217aa.jpeg" xlink:type="simple" xlink:show="embed" xlink:actuate="onLoad" draw:mime-type="image/jpeg"/>
</draw:frame>
The Security Service and the State Bureau of Investigation have exposed a large -scale scheme of financing the DNR terrorist organization. The equipment operated before the beginning of a full -scale invasion and replenished the "budget" of fighters for a total sum of 50 million in UAH equivalent.</text:p>
      <text:p text:style-name="P4">
As a result of complex events in Vinnitsa and Zhytomyr, the organizer of the bark was exposed.</text:p>
      <text:p text:style-name="P4">
The attackers have established the supply of mining equipment from temporarily occupied days to Ukraine -controlled territory.</text:p>
      <text:p text:style-name="P4">
Such "turnover" provided regular revenues to the "budget" of terrorist organization "DNR" in the form of "taxes" and "fees".</text:p>
      <text:p text:style-name="P4">
In the future, this money was directed to the logistics of the Eastern Front.</text:p>
      <text:p text:style-name="P4">
To pass the ban on trade with temporarily captured enterprises of Dilika, the dealers have created a network of fictitious commercial structures in the Zhytomyr region and in Russia.</text:p>
      <text:p text:style-name="P4">
The calculations were made through the sub-financial institutions of the aggressor country.</text:p>
      <text:p text:style-name="P4">
Currently, investigators of the DBR have been informed by the three organizers of the Scheme about suspicion of terrorism. Among the suspects is the director and chief accounting of a private enterprise.</text:p>
      <text:p text:style-name="P4">
Investigation is ongoing to establish all the circumstances of the crime and to be held accountable.</text:p>
      <text:p text:style-name="P4">
It is planned to submit proposals for the application of sanctions to Russian companies involved in the equipment.</text:p>
      <text:p text:style-name="P4">
Measures to expose the crime were carried out by SBU staff in Vinnytsia region in the DBR under the procedural guidance of prosecutors.</text:p>
      <text:p text:style-name="P4">
News Source: <text:a xlink:type="simple" xlink:href="https://armyinform.com.ua/2023/05/03/vykryto-dilkiv-yaki-profinansuvaly-bojovykiv-dnr-na-ponad-50-mln-grn/" text:style-name="Internet_20_link" text:visited-style-name="Visited_20_Internet_20_Link">
https://armyinform.com.ua/2023/05/03/vykryto-dilkiv-yaki-profinansuvaly-bojovykiv-dnr-na-ponad-50-mln-grn/</text:a>
</text:p>
      <!--NEWS-->
      <text:h text:style-name="P10" text:outline-level="1">
<text:span text:style-name="T4">
Igor Klimenko: The Guard of the offensive was supplemented by another brigade - "Charter"</text:span>
</text:h>
      <text:p text:style-name="P4">
Author: ['АРМІЯINFORM']</text:p>
      <text:p text:style-name="P4">
Time: 2023-05-03T33:00:00-04:00</text:p>
      <text:p text:style-name="P4">
Description: VID of the skin of VIISKOVOL LEAVE OF THE EVERYTHING OPERATION ON THE CHICH TOMENT.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d1d89f64a4bc565a160882c932945497-1.jpeg" text:style-name="Internet_20_link" text:visited-style-name="Visited_20_Internet_20_Link">
d1d89f64a4bc565a160882c932945497-1.jpeg</text:a>
']</text:p>
      <text:p text:style-name="P4">
Tags: ['STOPRUSSIA', 'АГРЕСІЯ РФ', 'ВТОРГНЕННЯ РФ', 'ГВАРДІЯ НАСТУПУ', 'ІГОР КЛИМЕНКО']</text:p>
      <text:p text:style-name="P4">
Category: News</text:p>
      <!--METADATA-->
      <text:p text:style-name="P4">
<draw:frame draw:style-name="fr1" draw:name="Image12" text:anchor-type="as-char" svg:width="6.9236in" svg:height="4.330592in" draw:z-index="0">
<draw:image xlink:href="../Images/AРМІЯINFORM/2023-05-03T33-00-00-04-00/d1d89f64a4bc565a160882c932945497-1.jpeg" xlink:type="simple" xlink:show="embed" xlink:actuate="onLoad" draw:mime-type="image/jpeg"/>
</draw:frame>
Illustrative photo</text:p>
      <text:p text:style-name="P4">
Each military depends on the success of the operation on a particular preference. The Minister of Internal Affairs of Ukraine Igor Klimenko declared this on the question of the preparation of the soldiers of the assault brigades of "Guards nozzle".</text:p>
      <text:p text:style-name="P4">
The head of the department Igor Klimenko said that eight brigades have already been fully formed. Recently, the Guard of the offensive has been supplemented by another brigade - Khartia:</text:p>
      <text:p text:style-name="P4">
"We will pick up the brigades that have already been formed, they will pass appropriate training-it is 2-3 weeks, and in parallel to form additional units. The task of each of these brigades is to carry out appropriate offensive storms together with forces of defense during military operations."</text:p>
      <text:p text:style-name="P4">
The Minister of Internal Affairs emphasized that the role of people who volunteered by the Uurba Brigades will be significant in the future of the counter -offensive.</text:p>
      <text:p text:style-name="P4">
“We teach it. Because from each brigade, from each unit, on each military serviceman and a police officer will depend on the success of the operation at the same direction, ”Igor Klimenko said.</text:p>
      <text:p text:style-name="P4">
The head of the Ministry of Internal Affairs said that some units of the Guards of the offensive were formed from scratch, and some - already on the basis of the current, with the formed structure, first of all, logistical:</text:p>
      <text:p text:style-name="P4">
“In such cases, the" skeleton "of the brigade for success was formed precisely by the servicemen and police officers who have experience of hostilities. These people are just teaching volunteers - young people who first came to Labryad. Also, experienced fighters are commanders at the links of the future fighting. "</text:p>
      <text:p text:style-name="P4">
Igor Klimenko emphasizes that it is difficult to teach the commander - it is always a long time, and he is limited to us, so in the department they bet on the workers of the hostilities and the experience of managing the units.</text:p>
      <text:p text:style-name="P4">
<text:span text:style-name="T4">
 Source: </text:span>
 <text:a xlink:type="simple" xlink:href="https://www.kmu.gov.ua/news/ihor-klymenko-vid-kozhnoho-viiskovoho-zalezhyt-uspishnist-operatsii-na-tomu-chy-inshomu-napriamku" text:style-name="Internet_20_link" text:visited-style-name="Visited_20_Internet_20_Link">
government portal</text:a>
</text:p>
      <text:p text:style-name="P4">
News Source: <text:a xlink:type="simple" xlink:href="https://armyinform.com.ua/2023/05/03/igor-klymenko-gvardiya-nastupu-popovnylasya-shhe-odniyeyu-brygadoyu-hartiyeyu/" text:style-name="Internet_20_link" text:visited-style-name="Visited_20_Internet_20_Link">
https://armyinform.com.ua/2023/05/03/igor-klymenko-gvardiya-nastupu-popovnylasya-shhe-odniyeyu-brygadoyu-hartiyeyu/</text:a>
</text:p>
      <!--NEWS-->
      <text:h text:style-name="P10" text:outline-level="1">
<text:span text:style-name="T4">
The shortage of units in occupation administrations reaches 90 percent</text:span>
</text:h>
      <text:p text:style-name="P4">
Author: ['АРМІЯINFORM']</text:p>
      <text:p text:style-name="P4">
Time: 2023-05-03T34:00:00-04:00</text:p>
      <text:p text:style-name="P4">
Description: Rosiyani can not be fulfilled by the structure of the fed -biconavichi and the war with Ukraine 2022, the war with Ukraine is the latest news today, the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63500332_605.jpg" text:style-name="Internet_20_link" text:visited-style-name="Visited_20_Internet_20_Link">
63500332_605.jpg</text:a>
']</text:p>
      <text:p text:style-name="P4">
Tags: ['STOPRUSSIA', 'АГРЕСІЯ РФ', 'ВТОРГНЕННЯ РФ']</text:p>
      <text:p text:style-name="P4">
Category: News</text:p>
      <!--METADATA-->
      <text:p text:style-name="P4">
<draw:frame draw:style-name="fr1" draw:name="Image13" text:anchor-type="as-char" svg:width="6.9236in" svg:height="3.891999in" draw:z-index="0">
<draw:image xlink:href="../Images/AРМІЯINFORM/2023-05-03T34-00-00-04-00/63500332_605.jpg" xlink:type="simple" xlink:show="embed" xlink:actuate="onLoad" draw:mime-type="image/jpeg"/>
</draw:frame>
Illustrative photo</text:p>
      <text:p text:style-name="P4">
The Russians cannot complete the structural units of the occupation authorities of the executive power.</text:p>
      <text:p text:style-name="P4">
About it <text:a xlink:type="simple" xlink:href="https://sprotyv.mod.gov.ua/defitsyt-komplektuvannya-pidrozdiliv-v-okupatsijnyh-administratsiyah-syagaye-90/" text:style-name="Internet_20_link" text:visited-style-name="Visited_20_Internet_20_Link">
reports</text:a>
Center of National Establishment.</text:p>
      <text:p text:style-name="P4">
In some cases, under -making reaches 90%. The reason is the refusal of Russian to work in temporarily occupied territories because of the risks and uncertainty of the territory of the territory, because it is the Russians that are not sure that they are "here".</text:p>
      <text:p text:style-name="P4">
Local also mainly left the region or refuse to cooperate with the enemy.</text:p>
      <text:p text:style-name="P4">
Thus, occupation administrations still cannot fully start the work and the Russians are forced to look for personnel resources in the regions.</text:p>
      <text:p text:style-name="P4">
News Source: <text:a xlink:type="simple" xlink:href="https://armyinform.com.ua/2023/05/03/deficzyt-komplektuvannya-pidrozdiliv-v-okupaczijnyh-administracziyah-syagaye-90-vidsotkiv/" text:style-name="Internet_20_link" text:visited-style-name="Visited_20_Internet_20_Link">
https://armyinform.com.ua/2023/05/03/deficzyt-komplektuvannya-pidrozdiliv-v-okupaczijnyh-administracziyah-syagaye-90-vidsotkiv/</text:a>
</text:p>
      <!--NEWS-->
      <text:h text:style-name="P10" text:outline-level="1">
<text:span text:style-name="T4">
Supplement the IDP categories that are eligible for temporary housing</text:span>
</text:h>
      <text:p text:style-name="P4">
Author: ['АРМІЯINFORM']</text:p>
      <text:p text:style-name="P4">
Time: 2023-05-03T35:00:00-04:00</text:p>
      <text:p text:style-name="P4">
Description: The detachment of Zmіni to the order of the formavny of Fontain Zhitl, recognized for Timchovo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74b2bc-depositphotos-552066430-xl.jpg" text:style-name="Internet_20_link" text:visited-style-name="Visited_20_Internet_20_Link">
b74b2bc-depositphotos-552066430-xl.jpg</text:a>
']</text:p>
      <text:p text:style-name="P4">
Tags: ['STOPRUSSIA', 'АГРЕСІЯ РФ', 'ВТОРГНЕННЯ РФ']</text:p>
      <text:p text:style-name="P4">
Category: News</text:p>
      <!--METADATA-->
      <text:p text:style-name="P4">
<draw:frame draw:style-name="fr1" draw:name="Image14" text:anchor-type="as-char" svg:width="6.9236in" svg:height="4.612677in" draw:z-index="0">
<draw:image xlink:href="../Images/AРМІЯINFORM/2023-05-03T35-00-00-04-00/b74b2bc-depositphotos-552066430-xl.jpg" xlink:type="simple" xlink:show="embed" xlink:actuate="onLoad" draw:mime-type="image/jpeg"/>
</draw:frame>
Illustrative photo</text:p>
      <text:p text:style-name="P4">
The Government has approved changes to the order of formation of housing funds intended for timely residence of internally displaced persons. This fund is formed by local governments.</text:p>
      <text:p text:style-name="P4">
About it reports <text:a xlink:type="simple" xlink:href="https://www.kmu.gov.ua/news/uriad-dopovnyv-perelik-katehorii-vnutrishno-peremishchenykh-osib-iaki-maiut-pravo-na-otrymannia-tymchasovoho-zhytla" text:style-name="Internet_20_link" text:visited-style-name="Visited_20_Internet_20_Link">
press service</text:a>
Cabinet of Ministers on May 2.</text:p>
      <text:p text:style-name="P4">
Temporary accommodation premises, in particular, will be provided with an internally displaced person among employees of enterprises that were relocated to safe regions. And also - IDPs that belong to vulnerable seats.</text:p>
      <text:p text:style-name="P4">
Thus, the government approved a list of socially disadvantaged categories of the population among internally displaced persons who are entitled to receive a temporary living.</text:p>
      <text:p text:style-name="P4">
Vulnerable categories, in particular, include: - persons with disabilities; - a person more than 60 years; -orphans and deprived of parental care; —Pads who independently raise a child; - families of servicemen who will directly participate in hostilities; - large and low -income and more.</text:p>
      <text:p text:style-name="P4">
News Source: <text:a xlink:type="simple" xlink:href="https://armyinform.com.ua/2023/05/03/dopovneno-perelik-kategorij-vpo-yaki-mayut-pravo-na-otrymannya-tymchasovogo-zhytla/" text:style-name="Internet_20_link" text:visited-style-name="Visited_20_Internet_20_Link">
https://armyinform.com.ua/2023/05/03/dopovneno-perelik-kategorij-vpo-yaki-mayut-pravo-na-otrymannya-tymchasovogo-zhytla/</text:a>
</text:p>
      <!--NEWS-->
      <text:h text:style-name="P10" text:outline-level="1">
<text:span text:style-name="T4">
The government has improved the work of military medical commissions</text:span>
</text:h>
      <text:p text:style-name="P4">
Author: ['АРМІЯINFORM']</text:p>
      <text:p text:style-name="P4">
Time: 2023-05-03T36:00:00-04:00</text:p>
      <text:p text:style-name="P4">
Description: For Bilsh Shvidky I Zruchny Pin-Like-Lіkarskoe Expertisi Sneaky,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vlk.jpg" text:style-name="Internet_20_link" text:visited-style-name="Visited_20_Internet_20_Link">
vlk.jpg</text:a>
']</text:p>
      <text:p text:style-name="P4">
Tags: ['STOPRUSSIA', 'АГРЕСІЯ РФ', 'ВЛК', 'УРЯД УКРАЇНИ']</text:p>
      <text:p text:style-name="P4">
Category: News</text:p>
      <!--METADATA-->
      <text:p text:style-name="P4">
<draw:frame draw:style-name="fr1" draw:name="Image15" text:anchor-type="as-char" svg:width="6.9236in" svg:height="4.15416in" draw:z-index="0">
<draw:image xlink:href="../Images/AРМІЯINFORM/2023-05-03T36-00-00-04-00/vlk.jpg" xlink:type="simple" xlink:show="embed" xlink:actuate="onLoad" draw:mime-type="image/jpeg"/>
</draw:frame>
Illustrative photo</text:p>
      <text:p text:style-name="P4">
For faster and easier, legislative changes have been performed, which involves improving the issues of registration and treatment of military personnel during martial law, and document management between military units and health care facilities.(Next - VLK)by attracting civilian health care institutions.</text:p>
      <text:p text:style-name="P4">
“These are just the first steps. There are a number of processes that will be gradually regulated: it is both excessive bureaucratization and expansion of bandwidth and digitalization of the processes of VLK, etc. ”, - says Maria Karchevich, Deputy Minister of Health on Digital Development.</text:p>
      <text:p text:style-name="P4">
The principle where the certificates "go" for the military, not the other way, are priority in the development and implementation of changes in the work of military medical commissions.</text:p>
      <text:p text:style-name="P4">
Thus, the recommendations for the organization of work of VLK and maintenance of attenders have already been developed, the piloting of electronic document management processes and territorial centers of staffing and social support, military health care facilities, deployed in a test -haired electronic queue in separate garrison VLKs, is carried out. etc.</text:p>
      <text:p text:style-name="P4">
<text:span text:style-name="T4">
 Source: </text:span>
 <text:a xlink:type="simple" xlink:href="https://www.kmu.gov.ua/news/moz-uriad-udoskonalyv-robotu-viiskovo-likarskykh-komisii" text:style-name="Internet_20_link" text:visited-style-name="Visited_20_Internet_20_Link">
<text:span text:style-name="T5">
asor portal</text:span>
</text:a>
</text:p>
      <text:p text:style-name="P4">
News Source: <text:a xlink:type="simple" xlink:href="https://armyinform.com.ua/2023/05/03/uryad-udoskonalyv-robotu-vijskovo-likarskyh-komisij/" text:style-name="Internet_20_link" text:visited-style-name="Visited_20_Internet_20_Link">
https://armyinform.com.ua/2023/05/03/uryad-udoskonalyv-robotu-vijskovo-likarskyh-komisij/</text:a>
</text:p>
      <!--NEWS-->
      <text:h text:style-name="P10" text:outline-level="1">
<text:span text:style-name="T4">
Russians continue to carry out misinformation campaigns on Tot</text:span>
</text:h>
      <text:p text:style-name="P4">
Author: ['АРМІЯINFORM']</text:p>
      <text:p text:style-name="P4">
Time: 2023-05-03T37:00:00-04:00</text:p>
      <text:p text:style-name="P4">
Description: Porting a prosecution actively conduct in the Merezhi izhternet izhormatsky anti -Ukrain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400_0_1651369041-5866.webp" text:style-name="Internet_20_link" text:visited-style-name="Visited_20_Internet_20_Link">
400_0_1651369041-5866.webp</text:a>
']</text:p>
      <text:p text:style-name="P4">
Tags: ['STOPRUSSIA', 'АГРЕСІЯ РФ', 'ВТОРГНЕННЯ РФ', 'ДЕЗІНФОРМАЦІЯ']</text:p>
      <text:p text:style-name="P4">
Category: News</text:p>
      <!--METADATA-->
      <text:p text:style-name="P4">
<draw:frame draw:style-name="fr1" draw:name="Image16" text:anchor-type="as-char" svg:width="6.9236in" svg:height="4.621503in" draw:z-index="0">
<draw:image xlink:href="../ConvertedIMGs/AРМІЯINFORM/2023-05-03T37-00-00-04-00/400_0_1651369041-5866.png" xlink:type="simple" xlink:show="embed" xlink:actuate="onLoad" draw:mime-type="image/png"/>
</draw:frame>
Illustrative photo</text:p>
      <text:p text:style-name="P4">
The invaders continue to actively conduct information on the Internet information anti -Ukrainian campaigns. Center for National Resistance <text:a xlink:type="simple" xlink:href="https://sprotyv.mod.gov.ua/rosiyany-prodovzhuyut-provodyty-dezinformatsijni-kampaniyi-na-tot/" text:style-name="Internet_20_link" text:visited-style-name="Visited_20_Internet_20_Link">
summed up</text:a>
The main narratives of hostile propaganda.</text:p>
      <text:p text:style-name="P4">
Thus, last month the main thesis is "only the victory over Nazism in Ukraine can allow Russia to guarantee safety, restore stability in the EU." The outfit with this was other theses and narratives that the Russians tried to spill in the first on -the -other target audience, which does not quite like to check the information that Russian propagandists are served on the "sauce". In particular:</text:p>
      <ul>
        <li>
"NATO Secretary General's visit to Kiev testifies to the intention of the North Atlantic Alliance to continue the process of integration of Ukraine into the Western world, which indicates the correctness of the decision on the beginning of" its "; * "Kyiv's criminal acts confirm the need to continue" its "to fulfill all its tasks"; * "Ukraine has permanently lost territories that have previously been defined"; * "Visit of the President of the Russian Federation to the" LNR "of Kherson region - demonstration of confidence of the Russian Federation in their actions"; * "The Kremlin pays special attention to servicemen who perform their tasks, giving them guarantees and social support";</li>
      </ul>
      <text:p text:style-name="P4">
In addition, in order to end the fighting and the desire of the occupiers to win the time of regrouping their troops, the Russian side spread the following narratives:</text:p>
      <ul>
        <li>
"The need to create conditions for negotiations; * "West countries cannot be intermediaries in the negotiation process"; * "Morning plan of the PRC as a new alternative to solving the crisis issue in Ukraine"; * "Collective event is leading a war against Russia"; * "The Western Attempted Try to Isola Reds from Foreign Policy"</li>
      </ul>
      <text:p text:style-name="P4">
Despite the tones of fakes and misinformation, which Russian propaganda spreads vinternette, the National Resistance Center urges Ukrainians to read exclusively verified and official sources.</text:p>
      <text:p text:style-name="P4">
News Source: <text:a xlink:type="simple" xlink:href="https://armyinform.com.ua/2023/05/03/rosiyany-prodovzhuyut-provodyty-dezinformaczijni-kampaniyi-na-tot/" text:style-name="Internet_20_link" text:visited-style-name="Visited_20_Internet_20_Link">
https://armyinform.com.ua/2023/05/03/rosiyany-prodovzhuyut-provodyty-dezinformaczijni-kampaniyi-na-tot/</text:a>
</text:p>
      <!--NEWS-->
      <text:h text:style-name="P10" text:outline-level="1">
<text:span text:style-name="T4">
Our aviation has made 8 beats in the enemy's concentration areas</text:span>
</text:h>
      <text:p text:style-name="P4">
Author: ['АРМІЯINFORM']</text:p>
      <text:p text:style-name="P4">
Time: 2023-05-03T38:00:00-04:00</text:p>
      <text:p text:style-name="P4">
Description: About the General Headquarters of the ZS Ukrainian. - AvIACII of defense forces for Persona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17" text:anchor-type="as-char" svg:width="6.9236in" svg:height="5.385022in" draw:z-index="0">
<draw:image xlink:href="../Images/AРМІЯINFORM/2023-05-03T38-00-00-04-00/foto-aviacziya.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PmAaExP65MNgzjhmW4pndBTM7CPjihLDYNq6Hyda9bF18jDs5zUXTGFajUAErpqyl" text:style-name="Internet_20_link" text:visited-style-name="Visited_20_Internet_20_Link">
reports</text:a>
The General Staff of the Armed Forces of Ukraine.</text:p>
      <ul>
        <li>
Aviation of defense forces over the past 24 hours has struck 8 strokes in the areas of concentration of the personal staff of the enemy, and the departments of missile troops and artillery struck1 management, 12 areas of concentration of weapons and military equipment, 4 warehouses of ammunition, 1 means of anti -air defense and another important target. Construction.</li>
      </ul>
      <text:p text:style-name="P4">
News Source: <text:a xlink:type="simple" xlink:href="https://armyinform.com.ua/2023/05/03/nasha-aviacziya-zavdala-8-udariv-po-rajonah-zoseredzhennya-protyvnyka-2/" text:style-name="Internet_20_link" text:visited-style-name="Visited_20_Internet_20_Link">
https://armyinform.com.ua/2023/05/03/nasha-aviacziya-zavdala-8-udariv-po-rajonah-zoseredzhennya-protyvnyka-2/</text:a>
</text:p>
      <!--NEWS-->
      <text:h text:style-name="P10" text:outline-level="1">
<text:span text:style-name="T4">
The occupiers have inflicted 3 missile and 39 aviation strikes in our positions</text:span>
</text:h>
      <text:p text:style-name="P4">
Author: ['АРМІЯINFORM']</text:p>
      <text:p text:style-name="P4">
Time: 2023-05-03T39:00:00-04:00</text:p>
      <text:p text:style-name="P4">
Description: About the General Headquarters of the ZS Ukrainian. - Past the enemy of the Zavdav ... War with Ukraine 2022, the war with Ukraine is the latest news today, the news war with Ukraine 2022 last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5/252833.jpg" text:style-name="Internet_20_link" text:visited-style-name="Visited_20_Internet_20_Link">
252833.jpg</text:a>
']</text:p>
      <text:p text:style-name="P4">
Tags: ['STOPRUSSIA', 'АГРЕСІЯ РФ', 'ВТОРГНЕННЯ РФ', 'ГШ ЗСУ']</text:p>
      <text:p text:style-name="P4">
Category: News</text:p>
      <!--METADATA-->
      <text:p text:style-name="P4">
<draw:frame draw:style-name="fr1" draw:name="Image18" text:anchor-type="as-char" svg:width="6.9236in" svg:height="3.893007in" draw:z-index="0">
<draw:image xlink:href="../Images/AРМІЯINFORM/2023-05-03T39-00-00-04-00/252833.jpg" xlink:type="simple" xlink:show="embed" xlink:actuate="onLoad" draw:mime-type="image/jpeg"/>
</draw:frame>
<text:span text:style-name="T4">
 🔥 Situation on Russian invasion </text:span>
</text:p>
      <text:p text:style-name="P4">
About it <text:a xlink:type="simple" xlink:href="https://www.facebook.com/GeneralStaff.ua/posts/pfbid02PmAaExP65MNgzjhmW4pndBTM7CPjihLDYNq6Hyda9bF18jDs5zUXTGFajUAErpqyl" text:style-name="Internet_20_link" text:visited-style-name="Visited_20_Internet_20_Link">
reports</text:a>
The General Staff of the Armed Forces of Ukraine.</text:p>
      <ul>
        <li>
Last day, the enemy struck 3 rocket launchers, 39 aviation strikes and carried out63 shelling from rocket launchers on the positions of our tansselica troops. Air residents, destroyed and damaged private dwellings and other civilian infrastructure were injured, - the testimony reads.</li>
      </ul>
      <text:p text:style-name="P4">
In addition, at night Russian terrorists once again attacked us with shock-off Dzhikadze "Shahd-136/131". Information on the consequences of this attack is specified.</text:p>
      <text:p text:style-name="P4">
News Source: <text:a xlink:type="simple" xlink:href="https://armyinform.com.ua/2023/05/03/okupanty-zavdaly-3-raketnyh-ta-39-aviaczijnyh-udariv-po-nashym-pozycziyam/" text:style-name="Internet_20_link" text:visited-style-name="Visited_20_Internet_20_Link">
https://armyinform.com.ua/2023/05/03/okupanty-zavdaly-3-raketnyh-ta-39-aviaczijnyh-udariv-po-nashym-pozycziyam/</text:a>
</text:p>
      <!--NEWS-->
      <text:h text:style-name="P10" text:outline-level="1">
<text:span text:style-name="T4">
In Kherson region, the occupiers threaten the deportation of residents for refusing to passport the Russian Federation</text:span>
</text:h>
      <text:p text:style-name="P4">
Author: ['АРМІЯINFORM']</text:p>
      <text:p text:style-name="P4">
Time: 2023-05-03T40:00:00-04:00</text:p>
      <text:p text:style-name="P4">
Description: About the General Headquarters of the ZS Ukrainian. Rosіyskі Portan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rosijska-federacziya-pasport.webp" text:style-name="Internet_20_link" text:visited-style-name="Visited_20_Internet_20_Link">
rosijska-federacziya-pasport.webp</text:a>
']</text:p>
      <text:p text:style-name="P4">
Tags: ['STOPRUSSIA', 'АГРЕСІЯ РФ', 'ВТОРГНЕННЯ РФ', 'ГШ ЗСУ']</text:p>
      <text:p text:style-name="P4">
Category: News</text:p>
      <!--METADATA-->
      <text:p text:style-name="P4">
<draw:frame draw:style-name="fr1" draw:name="Image19" text:anchor-type="as-char" svg:width="6.9236in" svg:height="3.894525in" draw:z-index="0">
<draw:image xlink:href="../ConvertedIMGs/AРМІЯINFORM/2023-05-03T40-00-00-04-00/rosijska-federacziya-pasport.png" xlink:type="simple" xlink:show="embed" xlink:actuate="onLoad" draw:mime-type="image/png"/>
</draw:frame>
Photo Illustrative <text:span text:style-name="T4">
 🔥 Situation on Russian invasion </text:span>
</text:p>
      <text:p text:style-name="P4">
About it <text:a xlink:type="simple" xlink:href="https://www.facebook.com/GeneralStaff.ua/posts/pfbid02PmAaExP65MNgzjhmW4pndBTM7CPjihLDYNq6Hyda9bF18jDs5zUXTGFajUAErpqyl" text:style-name="Internet_20_link" text:visited-style-name="Visited_20_Internet_20_Link">
reports</text:a>
The General Staff of the Armed Forces of Ukraine.</text:p>
      <text:p text:style-name="P4">
The Russian invaders continue the forced certification of the population of the temporarily fixed territory of Kherson region. In order to speed up this process, the invaders take demonstrative raid measures that aim to intimidate locations with possible deportation and alienation of property.</text:p>
      <ul>
        <li>
The content of the measures is that the settlement arrives colony buses, accompanied by representatives of the FSB, which, referring to the President of the Russian Federation, a decree on deportation from occupied territories without Russian citizenship, put people with a radical condition: Immediate exclusion with confiscation of property, - the message states.</li>
      </ul>
      <text:p text:style-name="P4">
News Source: <text:a xlink:type="simple" xlink:href="https://armyinform.com.ua/2023/05/03/na-hersonshhyni-okupanty-pogrozhuyut-deportuvaty-meshkancziv-za-vidmovu-vid-pasporta-rf/" text:style-name="Internet_20_link" text:visited-style-name="Visited_20_Internet_20_Link">
https://armyinform.com.ua/2023/05/03/na-hersonshhyni-okupanty-pogrozhuyut-deportuvaty-meshkancziv-za-vidmovu-vid-pasporta-rf/</text:a>
</text:p>
      <!--NEWS-->
      <text:h text:style-name="P10" text:outline-level="1">
<text:span text:style-name="T4">
Defense forces per day eliminated more than 500 invaders, destroyed 6 BBM and 16 artistem</text:span>
</text:h>
      <text:p text:style-name="P4">
Author: ['АРМІЯINFORM']</text:p>
      <text:p text:style-name="P4">
Time: 2023-05-03T41:00:00-04:00</text:p>
      <text:p text:style-name="P4">
Description: Zagalni Boyov, Find the enemy on 03/24/22 to 03/03/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82b54081-55fa-4eb4-af17-c44ef09c9312-scaled.jpg" text:style-name="Internet_20_link" text:visited-style-name="Visited_20_Internet_20_Link">
82b54081-55fa-4eb4-af17-c44ef09c9312-scaled.jpg</text:a>
']</text:p>
      <text:p text:style-name="P4">
Tags: ['STOPRUSSIA', 'АГРЕСІЯ РФ', 'ВТОРГНЕННЯ РФ', 'ВТРАТИ ВОРОГА', 'ГШ ЗСУ']</text:p>
      <text:p text:style-name="P4">
Category: News</text:p>
      <!--METADATA-->
      <text:p text:style-name="P4">
<draw:frame draw:style-name="fr1" draw:name="Image20" text:anchor-type="as-char" svg:width="6.9236in" svg:height="6.998606in" draw:z-index="0">
<draw:image xlink:href="../Images/AРМІЯINFORM/2023-05-03T41-00-00-04-00/82b54081-55fa-4eb4-af17-c44ef09c9312-scaled.jpg" xlink:type="simple" xlink:show="embed" xlink:actuate="onLoad" draw:mime-type="image/jpeg"/>
</draw:frame>
The total fighting loss of the enemy from 24.02.22 to 03.05.23 will be orientated:</text:p>
      <text:p text:style-name="P4">
<text:span text:style-name="T4">
<text:span text:style-name="T5">
 Personnel - </text:span>
* 191940(+520)persons eliminated</text:span>
<text:span text:style-name="T5">
 tanks - </text:span>
<text:span text:style-name="T5">
 3702(+1)</text:span>
<text:span text:style-name="T4">
 combat armored vehicles - </text:span>
 7199(+6)<text:span text:style-name="T4">
<text:span text:style-name="T5">
 Artillery Systems - </text:span>
<text:span text:style-name="T5">
 2946(+16)</text:span>
 </text:span>
 RSZV - <text:span text:style-name="T4">
 544(0)</text:span>
<text:span text:style-name="T5">
 air defense means - </text:span>
<text:span text:style-name="T5">
 300(+2)</text:span>
<text:span text:style-name="T4">
 aircraft - </text:span>
 308(0)<text:span text:style-name="T4">
<text:span text:style-name="T5">
 helicopters - </text:span>
* 294(0)</text:span>
<text:span text:style-name="T5">
 UAV Operative Tactical Level-</text:span>
<text:span text:style-name="T5">
 2505(+28)</text:span>
<text:span text:style-name="T4">
 Winged missiles - </text:span>
 947(0)<text:span text:style-name="T4">
<text:span text:style-name="T5">
 ships / boats - </text:span>
* 18(0)</text:span>
<text:span text:style-name="T5">
 Automobile equipment and tanks - </text:span>
<text:span text:style-name="T5">
 5865(+14)</text:span>
<text:span text:style-name="T4">
 Special equipment - </text:span>
 363(+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3.05.23.</text:p>
      <text:p text:style-name="P4">
News Source: <text:a xlink:type="simple" xlink:href="https://armyinform.com.ua/2023/05/03/syly-oborony-za-dobu-likviduvaly-ponad-500-okupantiv-znyshhyly-6-bbm-i-16-artsystem/" text:style-name="Internet_20_link" text:visited-style-name="Visited_20_Internet_20_Link">
https://armyinform.com.ua/2023/05/03/syly-oborony-za-dobu-likviduvaly-ponad-500-okupantiv-znyshhyly-6-bbm-i-16-artsystem/</text:a>
</text:p>
      <!--NEWS-->
      <text:h text:style-name="P10" text:outline-level="1">
<text:span text:style-name="T4">
At night the air defense forces destroyed 21 Shahd-136/131</text:span>
</text:h>
      <text:p text:style-name="P4">
Author: ['АРМІЯINFORM']</text:p>
      <text:p text:style-name="P4">
Time: 2023-05-03T42:00:00-04:00</text:p>
      <text:p text:style-name="P4">
Description: At the NICH at 3 travets of Rosiyskіki Piashasi, the attack of Ukrainian-Kamikadze Iranskiy was the attack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geran-shahed.jpg" text:style-name="Internet_20_link" text:visited-style-name="Visited_20_Internet_20_Link">
geran-shahed.jpg</text:a>
']</text:p>
      <text:p text:style-name="P4">
Tags: ['SHAHED-136/131', 'БПЛА', 'КОМАНДУВАННЯ ПОВІТРЯНИХ СИЛ ЗСУ']</text:p>
      <text:p text:style-name="P4">
Category: News</text:p>
      <!--METADATA-->
      <text:p text:style-name="P4">
<draw:frame draw:style-name="fr1" draw:name="Image21" text:anchor-type="as-char" svg:width="6.9236in" svg:height="3.499428in" draw:z-index="0">
<draw:image xlink:href="../Images/AРМІЯINFORM/2023-05-03T42-00-00-04-00/geran-shahed.jpg" xlink:type="simple" xlink:show="embed" xlink:actuate="onLoad" draw:mime-type="image/jpeg"/>
</draw:frame>
Illustrative photo</text:p>
      <text:p text:style-name="P4">
On the night of May 3, Russian invaders were attacking Ukraine with drones-Kamikadzeiran production from northern direction(Bryansk region)But from the south - the east coast of the Azov Sea.</text:p>
      <text:p text:style-name="P4">
About it <text:a xlink:type="simple" xlink:href="https://t.me/kpszsu/2494" text:style-name="Internet_20_link" text:visited-style-name="Visited_20_Internet_20_Link">
reports</text:a>
Armed Forces Command.</text:p>
      <text:p text:style-name="P4">
In total, the occupiers used up to 26 shock drones Shahd-136/131.</text:p>
      <text:p text:style-name="P4">
The forces and means of the aerial forces in cooperation with the air defense of other components of defense forces of Ukraine destroyed 21 shock UAVs.</text:p>
      <text:p text:style-name="P4">
Anti -aircraft missile weapons, aviation and mobile firing groups of responsibility of Center, East and South Air Commands were used.</text:p>
      <text:p text:style-name="P4">
News Source: <text:a xlink:type="simple" xlink:href="https://armyinform.com.ua/2023/05/03/vnochi-sylamy-ppo-znyshheno-21-shahed-136-131/" text:style-name="Internet_20_link" text:visited-style-name="Visited_20_Internet_20_Link">
https://armyinform.com.ua/2023/05/03/vnochi-sylamy-ppo-znyshheno-21-shahed-136-131/</text:a>
</text:p>
      <!--NEWS-->
      <text:h text:style-name="P10" text:outline-level="1">
<text:span text:style-name="T4">
Odessa region destroyed another mine that the sea brought into the coastal zone</text:span>
</text:h>
      <text:p text:style-name="P4">
Author: ['АРМІЯINFORM']</text:p>
      <text:p text:style-name="P4">
Time: 2023-05-03T43:00:00-04:00</text:p>
      <text:p text:style-name="P4">
Description: The defense of the defense of the Chergov was a prodikorablnoye, Yaku Pizl Storma Shtorma Vneeszo is not for the sam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mina-1-e1676628134455.jpg" text:style-name="Internet_20_link" text:visited-style-name="Visited_20_Internet_20_Link">
mina-1-e1676628134455.jpg</text:a>
']</text:p>
      <text:p text:style-name="P4">
Tags: ['STOPRUSSIA', 'АГРЕСІЯ РФ', 'ВМС ЗС УКРАЇНИ', 'ВТОРГНЕННЯ РФ', 'МІНА']</text:p>
      <text:p text:style-name="P4">
Category: News</text:p>
      <!--METADATA-->
      <text:p text:style-name="P4">
<draw:frame draw:style-name="fr1" draw:name="Image22" text:anchor-type="as-char" svg:width="6.9236in" svg:height="4.983228in" draw:z-index="0">
<draw:image xlink:href="../Images/AРМІЯINFORM/2023-05-03T43-00-00-04-00/mina-1-e1676628134455.jpg" xlink:type="simple" xlink:show="embed" xlink:actuate="onLoad" draw:mime-type="image/jpeg"/>
</draw:frame>
Illustrative photo</text:p>
      <text:p text:style-name="P4">
Defense forces revealed another anti -ship mine, which, after the storm, removed the innocent distance to the coast of Odessa region.</text:p>
      <text:p text:style-name="P4">
About it <text:a xlink:type="simple" xlink:href="https://www.facebook.com/navy.mil.gov.ua/videos/1509579172779627/" text:style-name="Internet_20_link" text:visited-style-name="Visited_20_Internet_20_Link">
report</text:a>
The Navy of the Armed Forces on Facebook.</text:p>
      <text:p text:style-name="P4">
"The unit of the Navy of the Armed Forces of Ukraine is controlled by the Armed Forces of Ukraine,"-the message reads.</text:p>
      <text:p text:style-name="P4">
The Armed Forces of the Armed Forces urged to remember the safety -related safety measures, including after a storm.</text:p>
      <text:p text:style-name="P4">
News Source: <text:a xlink:type="simple" xlink:href="https://armyinform.com.ua/2023/05/03/na-odeshhyni-znyshheno-chergovu-minu-yaku-more-vyneslo-u-pryberezhnu-zonu/" text:style-name="Internet_20_link" text:visited-style-name="Visited_20_Internet_20_Link">
https://armyinform.com.ua/2023/05/03/na-odeshhyni-znyshheno-chergovu-minu-yaku-more-vyneslo-u-pryberezhnu-zonu/</text:a>
</text:p>
      <!--NEWS-->
      <text:h text:style-name="P10" text:outline-level="1">
<text:span text:style-name="T4">
BMP Bradley joined the defense forces and will not be bored with the enemy - Alexei Reznikov</text:span>
</text:h>
      <text:p text:style-name="P4">
Author: ['АРМІЯINFORM']</text:p>
      <text:p text:style-name="P4">
Time: 2023-05-03T44:00:00-04:00</text:p>
      <text:p text:style-name="P4">
Description: Mainstro defense of Ukraine Oleksiy Reznikov at Twitterin about those BRADLYY BMP BMP ... War with Ukraine 2022, War with Ukraine Latest News today,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foto1.jpeg" text:style-name="Internet_20_link" text:visited-style-name="Visited_20_Internet_20_Link">
foto1.jpeg</text:a>
']</text:p>
      <text:p text:style-name="P4">
Tags: ['BRADLEY', 'ОЛЕКСІЙ РЕЗНІКОВ', 'ОФІЦІЙНО']</text:p>
      <text:p text:style-name="P4">
Category: News</text:p>
      <!--METADATA-->
      <text:p text:style-name="P4">
<draw:frame draw:style-name="fr1" draw:name="Image23" text:anchor-type="as-char" svg:width="6.9236in" svg:height="4.330592in" draw:z-index="0">
<draw:image xlink:href="../Images/AРМІЯINFORM/2023-05-03T44-00-00-04-00/foto1.jpeg" xlink:type="simple" xlink:show="embed" xlink:actuate="onLoad" draw:mime-type="image/jpeg"/>
</draw:frame>
Minister of Defense of Ukraine Alexei Reznikov on Twitter <text:a xlink:type="simple" xlink:href="https://twitter.com/oleksiireznikov/status/1653497349233049602" text:style-name="Internet_20_link" text:visited-style-name="Visited_20_Internet_20_Link">
reported</text:a>
The fact that BMP Bradley, who arrived in Ukraine, is already in the service of armed forces.</text:p>
      <text:p text:style-name="P4">
“You will never know until you try. Huge. Powerful. Well -armed. Ready for battle. Made in the US. BMP Bradley arrived in Ukraine and joined the Ukrainian army!We promise: these cars will not be bored, ”he wrote, and thanked US President Joseph Biden, Secretary of Defense Shatloid Austin and the American people.</text:p>
      <text:p text:style-name="P4">
In addition, Alexei Reznikov recalled that he personally tested BMP Bradley: "The majestic" tame "" kitten "in person. It was incredible!".</text:p>
      <text:p text:style-name="Quotations">

<text:p text:style-name="P4">
You will Never Know Unil You Try. Huge. Powerful. Well-Armed. Ready for&gt;
 Battle. Made in the U.S.A. &gt;
 Bradley IFVS have arrived in Ukraine and joined&gt;
 <text:a xlink:type="simple" xlink:href="https://twitter.com/hashtag/UAarmy" text:style-name="Internet_20_link" text:visited-style-name="Visited_20_Internet_20_Link">
\ #uaarmy</text:a>
! &gt;
  We promise: these machines will not be bored.  &gt;
  Thank you to <text:a xlink:type="simple" xlink:href="https://twitter.com/POTUS" text:style-name="Internet_20_link" text:visited-style-name="Visited_20_Internet_20_Link">
@POTUS</text:a>
, my&gt;
 colleague <text:a xlink:type="simple" xlink:href="https://twitter.com/SecDef" text:style-name="Internet_20_link" text:visited-style-name="Visited_20_Internet_20_Link">
@SecDef</text:a>
Lloyd J.&gt;
 Austin III and the… <text:a xlink:type="simple" xlink:href="https://t.co/wrKhVTYsWr" text:style-name="Internet_20_link" text:visited-style-name="Visited_20_Internet_20_Link">
pic.twitter.com/wrKhVTYsWr</text:a>
&gt;
&gt;
 - Oleksiy Reznikov(@oleksireznikov)<text:a xlink:type="simple" xlink:href="https://twitter.com/oleksiireznikov/status/1653497349233049602" text:style-name="Internet_20_link" text:visited-style-name="Visited_20_Internet_20_Link">
May 2,&gt;
 2023</text:a>
</text:p>

</text:p>
      <text:p text:style-name="P4">
News Source: <text:a xlink:type="simple" xlink:href="https://armyinform.com.ua/2023/05/03/bmp-bradley-pryyednalysya-do-syl-oborony-i-ne-dadut-nudguvaty-vorogu-oleksij-reznikov/" text:style-name="Internet_20_link" text:visited-style-name="Visited_20_Internet_20_Link">
https://armyinform.com.ua/2023/05/03/bmp-bradley-pryyednalysya-do-syl-oborony-i-ne-dadut-nudguvaty-vorogu-oleksij-reznikov/</text:a>
</text:p>
      <!--NEWS-->
      <text:h text:style-name="P10" text:outline-level="1">
<text:span text:style-name="T4">
"2022 was a year of survival for Ukraine, and 2023 will be the year of efficiency" - Andriy Shevchenko</text:span>
</text:h>
      <text:p text:style-name="P4">
Author: ['Світлана Кирган']</text:p>
      <text:p text:style-name="P4">
Time: 2023-05-03T80:00:00-04:00</text:p>
      <text:p text:style-name="P4">
Description: The intercessor of the Ministan defense of Ukraine Zwan єvropeiyko ilpyskoi Andriy Shevchenk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acd42d1be689873adac939c8b78d96f377b8593b.jpg" text:style-name="Internet_20_link" text:visited-style-name="Visited_20_Internet_20_Link">
acd42d1be689873adac939c8b78d96f377b8593b.jpg</text:a>
']</text:p>
      <text:p text:style-name="P4">
Tags: []</text:p>
      <text:p text:style-name="P4">
Category: News</text:p>
      <!--METADATA-->
      <text:p text:style-name="P4">
<draw:frame draw:style-name="fr1" draw:name="Image24" text:anchor-type="as-char" svg:width="6.9236in" svg:height="5.19847in" draw:z-index="0">
<draw:image xlink:href="../Images/AРМІЯINFORM/2023-05-03T80-00-00-04-00/acd42d1be689873adac939c8b78d96f377b8593b.jpg" xlink:type="simple" xlink:show="embed" xlink:actuate="onLoad" draw:mime-type="image/jpeg"/>
</draw:frame>
The Deputy Minister of Defense of Ukraine for European Integration Andriyshevchenko met in Kiev with a German delegation headed by a deputy by Rhoderich Kizyvetter.</text:p>
      <text:p text:style-name="P4">
Foreign guests were informed about the situation on the fronts of the Russian-Ukrainian military, in particular on current fighting in Donetsk and Lugansk and Lugansk, as well as the security situation in the Black Sea.</text:p>
      <text:p text:style-name="P4">
Andriy Shevchenko emphasized the importance of maintaining a positive dynamic supply to Ukraine with the necessary weapons and other material and technical assistance. He thanked the government and the people of Germany for comprehensive support from Ukraine from the first days of a large -scale invasion of the Russian Federation and stressed that Germany's everyday assistance is one of the key to our success on the polyb.</text:p>
      <ul>
        <li>
We are grateful for the continued work to support our country at all diplomatic sites. Western, and, in particular, German weapons helps to preserve their life defenders and defenders and peaceful Ukrainians. Thanks to the modern weapon, our soldiers bring the victory of Ukraine, - said Andrey Shevchenko.</li>
      </ul>
      <text:p text:style-name="P4">
The Deputy Minister of Defense of Ukraine also focused on the themidemilitarization of Crimea and stressed that the Russian Federation is now using the occupied ottoses as a military base and does not stop increasing its honesty.</text:p>
      <text:p text:style-name="P4">
-For more effective counteraction to the enemy, we need more weapons, and it is apparent that if 2022 was a year of survival for Ukraine, then 2023-year-old will be a year of efficiency,-said Andrey Shevchenko.</text:p>
      <text:p text:style-name="P4">
The German guests expressed their readiness to continue to support Ukraine in solidarity with the Ukrainian people.</text:p>
      <text:p text:style-name="P4">
News Source: <text:a xlink:type="simple" xlink:href="https://armyinform.com.ua/2023/05/03/2022-buv-dlya-ukrayiny-rokom-vyzhyvannya-a-2023-stane-rokom-efektyvnosti-andrij-shevchenko/" text:style-name="Internet_20_link" text:visited-style-name="Visited_20_Internet_20_Link">
https://armyinform.com.ua/2023/05/03/2022-buv-dlya-ukrayiny-rokom-vyzhyvannya-a-2023-stane-rokom-efektyvnosti-andrij-shevchenko/</text:a>
</text:p>
      <!--NEWS-->
      <text:h text:style-name="P10" text:outline-level="1">
<text:span text:style-name="T4">
Why Bakhmut is so important for Russians</text:span>
</text:h>
      <text:p text:style-name="P4">
Author: ['АРМІЯINFORM']</text:p>
      <text:p text:style-name="P4">
Time: 2023-05-03T91:00:00-04:00</text:p>
      <text:p text:style-name="P4">
Description: Bakhmut-Tsitno Heroikyna Storinka Rosіysko-Ukrainian Veyni. Shchelin Minoi LITA, ... War with Ukraine 2022, War with Ukraine latest news today, News War with Ukraine 2022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5/scr-20230503-siny-scaled.jpeg" text:style-name="Internet_20_link" text:visited-style-name="Visited_20_Internet_20_Link">
scr-20230503-siny-scaled.jpeg</text:a>
']</text:p>
      <text:p text:style-name="P4">
Tags: ['STOPRUSSIA', 'АГРЕСІЯ РФ', 'ВТОРГНЕННЯ РФ', 'ГАННА МАЛЯР']</text:p>
      <text:p text:style-name="P4">
Category: News</text:p>
      <!--METADATA-->
      <text:p text:style-name="P4">
<draw:frame draw:style-name="fr1" draw:name="Image25" text:anchor-type="as-char" svg:width="6.9236in" svg:height="4.136851in" draw:z-index="0">
<draw:image xlink:href="../Images/AРМІЯINFORM/2023-05-03T91-00-00-04-00/scr-20230503-siny-scaled.jpeg" xlink:type="simple" xlink:show="embed" xlink:actuate="onLoad" draw:mime-type="image/jpeg"/>
</draw:frame>
Bakhmut is a really heroic page of the Russian-Ukrainian war. Even after the summer, how many Russians did not throw there, they have not been achieved, the city is still under our control. At the same time, we should always remember that the phrase "Bakhmut continues in Bakhmut". Behind her are the most mighty soldiers who keep outside the enemy's logic. And secondly, you should not forget-it is a 24-hour work of headquarters. It is 24/7 of a powerful analytics about all information - up to a second, to a millimeter of everything that is happening. And intellectual approval of the conclusions from this work.</text:p>
      <text:p text:style-name="P4">
This was emphasized by the Deputy Minister of Defense of Ukraine Anna Malyar in the Evirithelovia Marathon "Unified News".</text:p>
      <text:p text:style-name="P4">
News Source: <text:a xlink:type="simple" xlink:href="https://armyinform.com.ua/2023/05/03/chomu-bahmut-takyj-vazhlyvyj-dlya-rosiyan/" text:style-name="Internet_20_link" text:visited-style-name="Visited_20_Internet_20_Link">
https://armyinform.com.ua/2023/05/03/chomu-bahmut-takyj-vazhlyvyj-dlya-rosiyan/</text:a>
</text:p>
      <!--NEWS-->
      <text:h text:style-name="P10" text:outline-level="1">
<text:span text:style-name="T4">
Natalia Humeniuk spoke about the reasons that are currently limiting the ability of the Black Sea Fleet of the Russian Federation</text:span>
</text:h>
      <text:p text:style-name="P4">
Author: ['Володимир Віват']</text:p>
      <text:p text:style-name="P4">
Time: 2023-05-03T94:00:00-04:00</text:p>
      <text:p text:style-name="P4">
Description: The storm at Chorny Morin Zmusiv Vorozhi Ship in Bazuvannya, Zokrem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text:p>
      <text:p text:style-name="P4">
Category: News</text:p>
      <!--METADATA-->
      <text:p text:style-name="P4">
<draw:frame draw:style-name="fr1" draw:name="Image26" text:anchor-type="as-char" svg:width="6.9236in" svg:height="4.61393in" draw:z-index="0">
<draw:image xlink:href="../Images/AРМІЯINFORM/2023-05-03T94-00-00-04-00/photo_2022-11-16_13-45-44.jpg" xlink:type="simple" xlink:show="embed" xlink:actuate="onLoad" draw:mime-type="image/jpeg"/>
</draw:frame>
The storm in the Black Sea forced the enemy ships to go to base points, including rocket launchers. Currently, five ships are continuing on duty, but there are no winged missiles among them.</text:p>
      <text:p text:style-name="P4">
This was reported on the National Marathon "Unified News" by the chiefly coordinating press center of defense forces of southern Ukraine, Captain 1RORRA Natalia Humeniuk.</text:p>
      <ul>
        <li>
However, this does not give reason to say that there is no air danger, adaptive attacks of aviation or with the use of drones. They also continue on the front line. Today, more than ever, Kherson region suffered from this, ”the officer said.</li>
      </ul>
      <text:p text:style-name="P4">
The head of the Unified Coordination Press Center of Defense forces of South of Ukraine also said that after several fires, the Russian military will have some logistics problems after several fires. But they still have a base in Novorossiysk, devons can replenish reserves. They can also try to use borders in limited mode, displaying not such a powerful grouping into the sea.</text:p>
      <ul>
        <li>
To say that Russian aggression will be in this way as depressed as possible, but work is done in this direction - that they do not have logistics to ensure their existing capacities, - NataliaGumeniuk reported.</li>
      </ul>
      <text:p text:style-name="P4">
According to her, in addition to logistics, the invaders are quite significantly undermined.</text:p>
      <ul>
        <li>
We have some experience in the liberation of the Right Bank of Kherson region, when the enemy also actively equipped many borders of defense, and then abruptly left them Tastrynko went in the direction of his military ship. We do not expect that it will be so easy, but each of its "goodwill gesture" will be carried out under our conditions, under the control and pressure of the Defense Forces of Ukraine, - said Natalia Humeniuk.</li>
      </ul>
      <text:p text:style-name="P4">
The Head of the Unified Coordination Press Center of Defense forces of the South of Ukraine during a live broadcast commented on numerous technogenic disasters, which produces enemy propaganda in anticipation of a possible counter -offensive.</text:p>
      <text:p text:style-name="P4">
News Source: <text:a xlink:type="simple" xlink:href="https://armyinform.com.ua/2023/05/03/nataliya-gumenyuk-rozpovila-pro-prychyny-yaki-narazi-obmezhuyut-spromozhnosti-chornomorskogo-flotu-rf/" text:style-name="Internet_20_link" text:visited-style-name="Visited_20_Internet_20_Link">
https://armyinform.com.ua/2023/05/03/nataliya-gumenyuk-rozpovila-pro-prychyny-yaki-narazi-obmezhuyut-spromozhnosti-chornomorskogo-flotu-rf/</text:a>
</text:p>
      <!--NEWS-->
      <text:h text:style-name="P10" text:outline-level="1">
<text:span text:style-name="T4">
Our warriors of this day destroyed 5 Russian UAVs of different types and "lancet"</text:span>
</text:h>
      <text:p text:style-name="P4">
Author: ['АРМІЯINFORM']</text:p>
      <text:p text:style-name="P4">
Time: 2023-05-03T98:00:00-04:00</text:p>
      <text:p text:style-name="P4">
Description: TsI -Ya, Vnochi, the enemy of the head of a worm culinary strike on the Teritors of Nas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9-1-2.jpg" text:style-name="Internet_20_link" text:visited-style-name="Visited_20_Internet_20_Link">
9-1-2.jpg</text:a>
']</text:p>
      <text:p text:style-name="P4">
Tags: ['STOPRUSSIA', 'АГРЕСІЯ РФ', 'ВІЙНА', 'ВТОРГНЕННЯ РФ', 'ГШ ЗСУ', 'ХРОНІКА ОБОРОНИ']</text:p>
      <text:p text:style-name="P4">
Category: News</text:p>
      <!--METADATA-->
      <text:p text:style-name="P4">
<draw:frame draw:style-name="fr1" draw:name="Image27" text:anchor-type="as-char" svg:width="6.9236in" svg:height="5.1927in" draw:z-index="0">
<draw:image xlink:href="../Images/AРМІЯINFORM/2023-05-03T98-00-00-04-00/9-1-2.jpg" xlink:type="simple" xlink:show="embed" xlink:actuate="onLoad" draw:mime-type="image/jpeg"/>
</draw:frame>
** 🔥I</text:p>
      <text:p text:style-name="P4">
This day, at night, the enemy struck another massive blow to the territory of Ukraine, applying the shock UAV Shahd-136/131. 21 out of 26 of these drones are designed by our defenders.</text:p>
      <text:p text:style-name="P4">
About it on Facebook <text:a xlink:type="simple" xlink:href="https://www.facebook.com/GeneralStaff.ua/posts/pfbid02yM9WCQsK5sDmFjR4GCs2yPfwr2xTWTY2c6EzfHGouEnTeJyvBWBrbomHcQbPhkLKl" text:style-name="Internet_20_link" text:visited-style-name="Visited_20_Internet_20_Link">
reports</text:a>
The General Staff of the Armed Forces.</text:p>
      <text:p text:style-name="P4">
Aviation of defense forces per day struck the areas of concentration of the personal staff of the enemy.</text:p>
      <text:p text:style-name="P4">
In addition, during this day, our defenders destroyed 5 reconnaissance hollow types and one lancet ammunition. Units of rocket troops of artillery struck the area of concentration of live strength and the composition of the ammunition.</text:p>
      <text:p text:style-name="P4">
News Source: <text:a xlink:type="simple" xlink:href="https://armyinform.com.ua/2023/05/03/nashi-voyiny-cziyeyi-doby-znyshhyly-5-rosijskyh-bpla-riznyh-typiv-ta-lanczet/" text:style-name="Internet_20_link" text:visited-style-name="Visited_20_Internet_20_Link">
https://armyinform.com.ua/2023/05/03/nashi-voyiny-cziyeyi-doby-znyshhyly-5-rosijskyh-bpla-riznyh-typiv-ta-lanczet/</text:a>
</text:p>
      <!--NEWS-->
      <text:h text:style-name="P10" text:outline-level="1">
<text:span text:style-name="T4">
Lubinets stands for the creation of an organization, an alternative Red Cross</text:span>
</text:h>
      <text:p text:style-name="P4">
Authors: Ukrinform (Person)</text:p>
      <text:p text:style-name="P4">
Publisher: Укринформ (Organization)</text:p>
      <text:p text:style-name="P4">
Published Time: 2023-05-04T-107:43:00+03:00</text:p>
      <text:p text:style-name="P4">
Modified Time: 2023-05-04T18:43:00+03:00</text:p>
      <text:p text:style-name="P4">
Description: The Verkhovna Rada Commissioner for Human Rights Dmitry Lubinets advocates the creation of a new international organization, which will be an alternative to the International Committee of the Red Cross. - Ukrinform.</text:p>
      <text:p text:style-name="P4">
Images: ["<text:a xlink:type="simple" xlink:href="https://static.ukrinform.com/photos/2023_05/thumb_files/630_360_1683216865-872.jpg" text:style-name="Internet_20_link" text:visited-style-name="Visited_20_Internet_20_Link">
630_360_16832...</text:a>
"]</text:p>
      <text:p text:style-name="P4">
Tags: ['Омбудсмен', 'Червоний Хрест', 'Війна з росією', 'Дмитро Лубінець']</text:p>
      <text:p text:style-name="P4">
Type: Article</text:p>
      <!--METADATA-->
      <text:p text:style-name="P4">
<draw:frame draw:style-name="fr1" draw:name="Image28" text:anchor-type="as-char" svg:width="6.9236in" svg:height="3.956343in" draw:z-index="0">
<draw:image xlink:href="../Images/yкринформ/2023-05-04T-107-43-00-03-00/630_360_1683216865-872.jpg" xlink:type="simple" xlink:show="embed" xlink:actuate="onLoad" draw:mime-type="image/jpeg"/>
</draw:frame>
The Verkhovna Rada Commissioner for Human Rights Dmitry Lubinets is a new international organization, which will be an alternative to the Red Cross International Committee.</text:p>
      <text:p text:style-name="P4">
He stated this at a press conference in Kiev, reports correspondent.</text:p>
      <text:p text:style-name="P4">
"According to the Geneva Convention, international organizations are certainly an important role in the issue of the return of prisoners of war. The International Committee of the Red Cross should be taken directly. The exclusive mandate of the prostitutes in the world has an ICCH, and this is a problem. Because the monopoly is always reduced. There is no effectiveness and there is no one to replace ... Is there something to do with it?(https://www.ukrinform.ua/tag-dmitro-lubinec).</text:p>
      <text:p text:style-name="P4">
According to him, at present, only the ICRC has a mandate to visit the people, to communicate with them, to fix the conditions of detention, to ensure their law, in particular, the right to communicate with their relatives. And such an organization with a unique mandate in the world, he said.</text:p>
      <text:p text:style-name="P4">
<text:span text:style-name="T4">
 Read also: </text:span>
 <text:a xlink:type="simple" xlink:href="https://www.ukrinform.ua/rubric-society/3695259-koordstab-zaklikav-cervonij-hrest-dobivatisa-vikonanna-mandata-organizacii-u-rosii.html" text:style-name="Internet_20_link" text:visited-style-name="Visited_20_Internet_20_Link">
<text:span text:style-name="T4">
 red </text:span>
 <text:span text:style-name="T4">
 Cross </text:span>
</text:a>
"In Ukraine with the ICRC, I have repeatedly criticized them. It is in such a way that the role of international organizations is on paper, but we do not see it very often in life," the Commissioner of the Verkhovna Rada emphasized.</text:p>
      <text:p text:style-name="P4">
In his opinion, today there is an urgent need to create a new -alternative organization of this type. "It can be any excretion created on the basis of the UN or on the basis of the world organization of the Ombudsmen. On the basis of someone, but the alternative should be," Lubinets stressed.</text:p>
      <text:p text:style-name="P4">
The Third Geneva Convention obliges the parties in the International Armed Formation to provide the International Committee of the Red Cross(ICCH)The immediate accesso of all prisoners of war and the right to visit them wherever they are kept.</text:p>
      <text:p text:style-name="P4">
<text:span text:style-name="T4">
 Read also: </text:span>
 <text:a xlink:type="simple" xlink:href="https://www.ukrinform.ua/rubric-ato/3694875-lubinec-zaklikae-oon-ta-cervonij-hrest-pokarati-rosiu-pisla-video-strati-ukrainskogo-bijca.html" text:style-name="Internet_20_link" text:visited-style-name="Visited_20_Internet_20_Link">
<text:span text:style-name="T4">
 red </text:span>
 <text:span text:style-name="T4">
 Cross </text:span>
</text:a>
</text:p>
      <text:p text:style-name="P4">
News Source: <text:a xlink:type="simple" xlink:href="https://www.ukrinform.ua/rubric-society/3704802-lubinec-vistupae-za-stvorenna-organizacii-alternativnoi-cervonomu-hrestu.html" text:style-name="Internet_20_link" text:visited-style-name="Visited_20_Internet_20_Link">
https://www.ukrinform.ua/rubric-society/3704802-lubinec-vistupae-za-stvorenna-organizacii-alternativnoi-cervonomu-hrestu.html</text:a>
</text:p>
      <!--NEWS-->
      <text:h text:style-name="P10" text:outline-level="1">
<text:span text:style-name="T4">
Trukhanova's lawyer will appeal</text:span>
</text:h>
      <text:p text:style-name="P4">
Authors: Ukrinform (Person)</text:p>
      <text:p text:style-name="P4">
Publisher: Укринформ (Organization)</text:p>
      <text:p text:style-name="P4">
Published Time: 2023-05-04T-110:41:00+03:00</text:p>
      <text:p text:style-name="P4">
Modified Time: 2023-05-04T18:41:00+03:00</text:p>
      <text:p text:style-name="P4">
Description: The side of the Defense of the Odessa Mayor Gennady Trukhanov prepares an appeal to appeal the VACS sentence, which was taken into custody. - Ukrinform.</text:p>
      <text:p text:style-name="P4">
Images: ["<text:a xlink:type="simple" xlink:href="https://static.ukrinform.com/photos/2018_02/thumb_files/630_360_1519290033-5080.jpg" text:style-name="Internet_20_link" text:visited-style-name="Visited_20_Internet_20_Link">
630_360_15192...</text:a>
"]</text:p>
      <text:p text:style-name="P4">
Tags: ['Одеса', 'Суд', 'Труханов', 'Апеляція']</text:p>
      <text:p text:style-name="P4">
Type: Article</text:p>
      <!--METADATA-->
      <text:p text:style-name="P4">
<draw:frame draw:style-name="fr1" draw:name="Image29" text:anchor-type="as-char" svg:width="6.9236in" svg:height="3.956343in" draw:z-index="0">
<draw:image xlink:href="../Images/yкринформ/2023-05-04T-110-41-00-03-00/630_360_1519290033-5080.jpg" xlink:type="simple" xlink:show="embed" xlink:actuate="onLoad" draw:mime-type="image/jpeg"/>
</draw:frame>
Gennady Trukhanov, the Mayor of Odessa, prepares an appeal about the examination of the VAKS sentence, which was taken into custody.</text:p>
      <text:p text:style-name="P4">
The lawyer of Odessa Alexander Lisak informed about it Ukrinform.</text:p>
      <text:p text:style-name="P4">
“This decision should be challenged, well. Tomorrow we are supplied, ”Lisak said.</text:p>
      <text:p text:style-name="P4">
The lawyer added that his client will not make the appointed <text:a xlink:type="simple" xlink:href="https://www.ukrinform.ua/tag-zastava" text:style-name="Internet_20_link" text:visited-style-name="Visited_20_Internet_20_Link">
</text:a>
But now it is in a pre -trial detention center.</text:p>
      <text:p text:style-name="P4">
According to NABU, in 2016, Odessa Mayor Trukhanov together with other posts of Odessa City Hall and representatives of a private company take over the possession of the local budget of the city of Odessa in the amount of UAH 92 million.</text:p>
      <text:p text:style-name="P4">
<text:span text:style-name="T4">
 Read also: </text:span>
 <text:a xlink:type="simple" xlink:href="https://www.ukrinform.ua/rubric-regions/3667369-sud-virisiv-vikluciti-zastupnika-truhanova-z-cleniv-zemelnoi-komisii-deputati-proignoruvali-risenna.html" text:style-name="Internet_20_link" text:visited-style-name="Visited_20_Internet_20_Link">
<text:span text:style-name="T4">
 Trukhanov </text:span>
</text:a>
As it was reported, on May 4, the High Anti -Corruption Court elected the mayor of Odessa in <text:a xlink:type="simple" xlink:href="https://www.ukrinform.ua/rubric-regions/3704714-mera-odesi-truhanova-vzali-pid-vartu.html" text:style-name="Internet_20_link" text:visited-style-name="Visited_20_Internet_20_Link">
</text:a>
 .</text:p>
      <text:p text:style-name="P4">
News Source: <text:a xlink:type="simple" xlink:href="https://www.ukrinform.ua/rubric-regions/3704787-advokat-truhanova-podast-apelaciu.html" text:style-name="Internet_20_link" text:visited-style-name="Visited_20_Internet_20_Link">
https://www.ukrinform.ua/rubric-regions/3704787-advokat-truhanova-podast-apelaciu.html</text:a>
</text:p>
      <!--NEWS-->
      <text:h text:style-name="P10" text:outline-level="1">
<text:span text:style-name="T4">
Napoli became Italy's football champion ahead of schedule</text:span>
</text:h>
      <text:p text:style-name="P4">
Authors: Ukrinform (Person)</text:p>
      <text:p text:style-name="P4">
Publisher: Укринформ (Organization)</text:p>
      <text:p text:style-name="P4">
Published Time: 2023-05-04T-11:37:45+03:00</text:p>
      <text:p text:style-name="P4">
Modified Time: 2023-05-04T23:37:45+03:00</text:p>
      <text:p text:style-name="P4">
Description: Napoli players in their history have won the championship in the Italian series A. - Ukrinform.</text:p>
      <text:p text:style-name="P4">
Images: ["<text:a xlink:type="simple" xlink:href="https://static.ukrinform.com/photos/2023_05/thumb_files/630_360_1683232285-530.jpg" text:style-name="Internet_20_link" text:visited-style-name="Visited_20_Internet_20_Link">
630_360_16832...</text:a>
"]</text:p>
      <text:p text:style-name="P4">
Tags: ['Футбол', 'Наполі']</text:p>
      <text:p text:style-name="P4">
Type: Article</text:p>
      <!--METADATA-->
      <text:p text:style-name="P4">
<draw:frame draw:style-name="fr1" draw:name="Image30" text:anchor-type="as-char" svg:width="6.9236in" svg:height="3.956343in" draw:z-index="0">
<draw:image xlink:href="../Images/yкринформ/2023-05-04T-11-37-45-03-00/630_360_1683232285-530.jpg" xlink:type="simple" xlink:show="embed" xlink:actuate="onLoad" draw:mime-type="image/jpeg"/>
</draw:frame>
Napoli's players for the third time in their history won the championship in Italian series A.</text:p>
      <text:p text:style-name="P4">
The team from Naples officially issued the title, playing a draw from Udinez(1:1)In the outlet match of the 33rd round, reports Ukrinform.</text:p>
      <text:p text:style-name="P4">
On the goal of Slovenian lobby owners of Sandy Lovrych(13th minute)Nigerian forward Victor Osimhen(53).</text:p>
      <text:p text:style-name="P4">
Турнірне становище лідерів після 33-х турів: «Наполі» - 80 очок, «Лаціо» - 64,«Ювентус» - 63, «Інтер» - 60, «Аталанта» - 58, «Мілан» - 58, «Рома» - 58.</text:p>
      <text:p text:style-name="P4">
<text:span text:style-name="T4">
Читайте також:</text:span>
 <text:a xlink:type="simple" xlink:href="https://www.ukrinform.ua/rubric-sports/3704866-matci-25go-turu-futbolnoi-premerligi-ukraini-projdut-78-travna.html" text:style-name="Internet_20_link" text:visited-style-name="Visited_20_Internet_20_Link">
 <text:span text:style-name="T4">
футбол</text:span>
 </text:a>
It should be noted earlier "Napoli" twice became the champion of Italy(1987, 1990).</text:p>
      <text:p text:style-name="P4">
Фото: Getty Images.</text:p>
      <text:p text:style-name="P4">
News Source: <text:a xlink:type="simple" xlink:href="https://www.ukrinform.ua/rubric-sports/3704901-napoli-dostrokovo-stav-cempionom-italii-z-futbolu.html" text:style-name="Internet_20_link" text:visited-style-name="Visited_20_Internet_20_Link">
https://www.ukrinform.ua/rubric-sports/3704901-napoli-dostrokovo-stav-cempionom-italii-z-futbolu.html</text:a>
</text:p>
      <!--NEWS-->
      <text:h text:style-name="P10" text:outline-level="1">
<text:span text:style-name="T4">
The Ukrainian company sowed technical hemp for the first time</text:span>
</text:h>
      <text:p text:style-name="P4">
Authors: Ukrinform (Person)</text:p>
      <text:p text:style-name="P4">
Publisher: Укринформ (Organization)</text:p>
      <text:p text:style-name="P4">
Published Time: 2023-05-04T-121:11:00+03:00</text:p>
      <text:p text:style-name="P4">
Modified Time: 2023-05-04T18:11:00+03:00</text:p>
      <text:p text:style-name="P4">
Description: The group "Agrotrade" for the first time sow almost 200 hectares of technical hemp in the Chernihiv region. - Ukrinform.</text:p>
      <text:p text:style-name="P4">
Images: ["<text:a xlink:type="simple" xlink:href="https://static.ukrinform.com/photos/2023_05/thumb_files/630_360_1683212265-392.jpg" text:style-name="Internet_20_link" text:visited-style-name="Visited_20_Internet_20_Link">
630_360_16832...</text:a>
"]</text:p>
      <text:p text:style-name="P4">
Tags: ['Економіка', 'Чернігівщина', 'Аграрії', 'Конопля']</text:p>
      <text:p text:style-name="P4">
Type: Article</text:p>
      <!--METADATA-->
      <text:p text:style-name="P4">
<draw:frame draw:style-name="fr1" draw:name="Image31" text:anchor-type="as-char" svg:width="6.9236in" svg:height="3.956343in" draw:z-index="0">
<draw:image xlink:href="../Images/yкринформ/2023-05-04T-121-11-00-03-00/630_360_1683212265-392.jpg" xlink:type="simple" xlink:show="embed" xlink:actuate="onLoad" draw:mime-type="image/jpeg"/>
</draw:frame>
The group "Agrotrade" for the first time sow almost 200 hectares of technical hemp in the Chernihiv region.</text:p>
      <text:p text:style-name="P4">
According to Ukrinform, the company's press service in [] reports it(https://www.facebook.com/agrotrade.group.kharkiv/posts/pfbid0YXS1b6jff4ARdXzWnX4Qcs3bKcQjy4eb47895DEYWrEx2sfG9M63NGmf2H4THskPl).</text:p>
      <text:p text:style-name="P4">
"Для нас це новий досвід, до якого ми ретельно готувалися. Їздили вчитися,опановували різні підходи, технології та рішення. Планували сіяти коноплю щедва роки тому, але вирішили не починати нову культуру в кризовий рік, а далі вплани втрутилась війна. Для посіву технічних конопель ми отримали спеціальнуліцензію. Працюємо з українськими виробниками <text:a xlink:type="simple" xlink:href="https://www.ukrinform.ua/tag-zerno" text:style-name="Internet_20_link" text:visited-style-name="Visited_20_Internet_20_Link">
</text:a>
", - said the director of the agro -industrial department of the group Alexander Ovsyanik.</text:p>
      <text:p text:style-name="P4">
He added that this year the main task of the company to gain experience with technical hemp and find the right schemes of protection and cultivation. For this sowing area is divided into 27 sections of tests of herbicidal protection.</text:p>
      <text:p text:style-name="P4">
According to the Ovatian, hemp will be grown on seeds, grain and for testing. The company has a preliminary plan for the implementation of hemp, adhesion today in Europe is a developed market for processing the fiber itself, multi -enterprises are interested in raw materials, for example, for hemp oil.</text:p>
      <text:p text:style-name="P4">
"In Ukraine, this direction is not very effective in Ukraine, but we believe that this industry will be competitive after victory, and we will already have a complete understanding of how to grow the best crop," the Director of the Department said.</text:p>
      <text:p text:style-name="P4">
The harvesting of the first crop is planned in late August.</text:p>
      <text:p text:style-name="P4">
The Agrotrade Group is a Ukrainian vertically integrated agro -industrial holding, which is engaged in the production of cereals, legumes and oil cultures, storage and processing of grain, as well as seed production.</text:p>
      <text:p text:style-name="P4">
<text:span text:style-name="T4">
 Read also: </text:span>
 <text:a xlink:type="simple" xlink:href="https://www.ukrinform.ua/rubric-economy/3701695-agrarii-otrimali-150-miljoniv-grantiv-na-rozvitok-sadivnictva-i-teplic.html" text:style-name="Internet_20_link" text:visited-style-name="Visited_20_Internet_20_Link">
<text:span text:style-name="T4">
 farmers </text:span>
</text:a>
The holding has its own seed plant and rents more than 70 thousand casters. In addition, the group owns a network of nine -elevators.</text:p>
      <text:p text:style-name="P4">
As reported, the Agrotrade group at the end of April 2023 launched a sowing campaign of sunflower, corn and mustard. The company plans to sow 6.7 thousand hectares of corn, 13 thousand hectares - sunflower and 2.8 thousand hectares - mustard.</text:p>
      <text:p text:style-name="P4">
<text:span text:style-name="T5">
Foto: Agrotrade Group</text:span>
</text:p>
      <text:p text:style-name="P4">
News Source: <text:a xlink:type="simple" xlink:href="https://www.ukrinform.ua/rubric-economy/3704769-ukrainska-kompania-vperse-posiala-tehnicnu-konoplu.html" text:style-name="Internet_20_link" text:visited-style-name="Visited_20_Internet_20_Link">
https://www.ukrinform.ua/rubric-economy/3704769-ukrainska-kompania-vperse-posiala-tehnicnu-konoplu.html</text:a>
</text:p>
      <!--NEWS-->
      <text:h text:style-name="P10" text:outline-level="1">
<text:span text:style-name="T4">
Russia does not provide any data on deported Ukrainian children - Lubinets</text:span>
</text:h>
      <text:p text:style-name="P4">
Authors: Ukrinform (Person)</text:p>
      <text:p text:style-name="P4">
Publisher: Укринформ (Organization)</text:p>
      <text:p text:style-name="P4">
Published Time: 2023-05-04T-13:24:00+03:00</text:p>
      <text:p text:style-name="P4">
Modified Time: 2023-05-04T23:24:00+03:00</text:p>
      <text:p text:style-name="P4">
Description: Russia does not provide Ukraine with any data on Ukrainian children who are there, including their location. - Ukrinform.</text:p>
      <text:p text:style-name="P4">
Images: ["<text:a xlink:type="simple" xlink:href="https://static.ukrinform.com/photos/2023_05/thumb_files/630_360_1683218234-452.jpg" text:style-name="Internet_20_link" text:visited-style-name="Visited_20_Internet_20_Link">
630_360_16832...</text:a>
"]</text:p>
      <text:p text:style-name="P4">
Tags: ['Депортація', 'Діти', 'Омбудсмен', 'Війна з росією', 'Дмитро Лубінець']</text:p>
      <text:p text:style-name="P4">
Type: Article</text:p>
      <!--METADATA-->
      <text:p text:style-name="P4">
<draw:frame draw:style-name="fr1" draw:name="Image32" text:anchor-type="as-char" svg:width="6.9236in" svg:height="3.956343in" draw:z-index="0">
<draw:image xlink:href="../Images/yкринформ/2023-05-04T-13-24-00-03-00/630_360_1683218234-452.jpg" xlink:type="simple" xlink:show="embed" xlink:actuate="onLoad" draw:mime-type="image/jpeg"/>
</draw:frame>
Russia is not available to Ukraine with no data on the Ukrainian children who are there, including their location.</text:p>
      <text:p text:style-name="P4">
This was stated during the press conference by the Verkhovna Rada Commissioner Dmitry Lubinets, Ukrinform correspondent reports.</text:p>
      <text:p text:style-name="P4">
"The Russian side has never given or gives us any digits. No praised or about <text:a xlink:type="simple" xlink:href="https://www.ukrinform.ua/tag-diti" text:style-name="Internet_20_link" text:visited-style-name="Visited_20_Internet_20_Link">
</text:a>
, which are tamped, nor in the information they are and under what conditions. That is, information does not come to us from them, "he said.</text:p>
      <text:p text:style-name="P4">
<text:span text:style-name="T4">
 Read also: </text:span>
 <text:a xlink:type="simple" xlink:href="https://www.ukrinform.ua/rubric-society/3704815-ombudsmen-vvazae-so-misia-oon-mogla-bi-rozsukuvati-deportovanih-do-rf-ukrainskih-ditej.html" text:style-name="Internet_20_link" text:visited-style-name="Visited_20_Internet_20_Link">
</text:a>
As reported by Ukrinform, the OSCE expert mission found that the enforcement and deportation of Ukrainian children to the temporarily occupied territories/or to the territory of the Russian Federation <text:a xlink:type="simple" xlink:href="https://www.ukrinform.ua/rubric-polytics/3704681-deportacia-ukrainskih-ditej-moze-vvazatisa-voennim-zlocinom-misia-obse.html" text:style-name="Internet_20_link" text:visited-style-name="Visited_20_Internet_20_Link">
</text:a>
.</text:p>
      <text:p text:style-name="P4">
The President of Ukraine stated that the Russian Federation for the period of full -scale interference <text:a xlink:type="simple" xlink:href="https://www.ukrinform.ua/rubric-ato/3701142-rosia-vikrala-20-tisac-ukrainskih-ditej-zelenskij-u-rozmovi-z-si.html" text:style-name="Internet_20_link" text:visited-style-name="Visited_20_Internet_20_Link">
</text:a>
 .</text:p>
      <text:p text:style-name="P4">
News Source: <text:a xlink:type="simple" xlink:href="https://www.ukrinform.ua/rubric-ato/3704863-rosia-ne-nadae-zodnih-danih-pro-deportovanih-ukrainskih-ditej-lubinec.html" text:style-name="Internet_20_link" text:visited-style-name="Visited_20_Internet_20_Link">
https://www.ukrinform.ua/rubric-ato/3704863-rosia-ne-nadae-zodnih-danih-pro-deportovanih-ukrainskih-ditej-lubinec.html</text:a>
</text:p>
      <!--NEWS-->
      <text:h text:style-name="P10" text:outline-level="1">
<text:span text:style-name="T4">
In the Air Force, they told that for the drone knocked over the capital in the evening</text:span>
</text:h>
      <text:p text:style-name="P4">
Authors: Ukrinform (Person)</text:p>
      <text:p text:style-name="P4">
Publisher: Укринформ (Organization)</text:p>
      <text:p text:style-name="P4">
Published Time: 2023-05-04T-15:11:00+03:00</text:p>
      <text:p text:style-name="P4">
Modified Time: 2023-05-04T23:11:00+03:00</text:p>
      <text:p text:style-name="P4">
Description: The Armed Forces Air Force reported that on the evening of May 4, the Bayraktar TB2 drone was beaten over the capital, which lost its control. - Ukrinform.</text:p>
      <text:p text:style-name="P4">
Images: ["<text:a xlink:type="simple" xlink:href="https://static.ukrinform.com/photos/2021_10/thumb_files/630_360_1635343378-482.jpg" text:style-name="Internet_20_link" text:visited-style-name="Visited_20_Internet_20_Link">
630_360_16353...</text:a>
"]</text:p>
      <text:p text:style-name="P4">
Tags: ['Безпілотник', 'Київ', 'Повітряні сили ЗСУ']</text:p>
      <text:p text:style-name="P4">
Type: Article</text:p>
      <!--METADATA-->
      <text:p text:style-name="P4">
<draw:frame draw:style-name="fr1" draw:name="Image33" text:anchor-type="as-char" svg:width="6.9236in" svg:height="3.956343in" draw:z-index="0">
<draw:image xlink:href="../Images/yкринформ/2023-05-04T-15-11-00-03-00/630_360_1635343378-482.jpg" xlink:type="simple" xlink:show="embed" xlink:actuate="onLoad" draw:mime-type="image/jpeg"/>
</draw:frame>
The Air Force reported that on the evening of May 4, the Bayraktar TB2 drone was beaten over the capital, which lost its control.</text:p>
      <text:p text:style-name="P4">
About this <text:a xlink:type="simple" xlink:href="https://t.me/kpszsu/2499" text:style-name="Internet_20_link" text:visited-style-name="Visited_20_Internet_20_Link">
</text:a>
Air Force Command, Ukrinform reports.</text:p>
      <text:p text:style-name="P4">
"On May 4, at about 20 hours in the Kiev region, during a routine flight, he lost the control of UAV Bayraktar TB2," the statement said.</text:p>
      <text:p text:style-name="P4">
<text:span text:style-name="T4">
 Read also: </text:span>
 <text:span text:style-name="T4">
 <text:a xlink:type="simple" xlink:href="https://www.ukrinform.ua/rubric-kyiv/3704849-nad-kievom-sili-ppo-zbili-bezpilotnik.html" text:style-name="Internet_20_link" text:visited-style-name="Visited_20_Internet_20_Link">
</text:a>
</text:span>
</text:p>
      <text:p text:style-name="P4">
The uncontrolled stay of drones in the sky could lead to undesirable consequences. Therefore, they decided to apply mobile fire groups.</text:p>
      <text:p text:style-name="P4">
"The goal is destroyed!Damage, but this is the technique, and such cases occur. It is likely that the technical malfunction is established, the reasons are established," - added the air forces.</text:p>
      <text:p text:style-name="P4">
<text:span text:style-name="T4">
 Read also: </text:span>
 <text:span text:style-name="T4">
 <text:a xlink:type="simple" xlink:href="https://www.ukrinform.ua/rubric-kyiv/3704891-pozezu-v-stolicnomu-tc-vid-padinna-ulamkiv-bezpilotnika-vze-likviduvali-klicko.html" text:style-name="Internet_20_link" text:visited-style-name="Visited_20_Internet_20_Link">
</text:a>
</text:span>
</text:p>
      <text:p text:style-name="P4">
It is noted that as a result of combat work and the fall of debris <text:span text:style-name="T4">
 <text:a xlink:type="simple" xlink:href="https://www.ukrinform.ua/tag-bezpilotnik" text:style-name="Internet_20_link" text:visited-style-name="Visited_20_Internet_20_Link">
</text:a>
</text:span>
 There are no casualties and victims.</text:p>
      <text:p text:style-name="P4">
As it was reported, over Kiev during air alarm _ <text:span text:style-name="T4">
 <text:a xlink:type="simple" xlink:href="https://www.ukrinform.ua/rubric-kyiv/3704849-nad-kievom-sili-ppo-zbili-bezpilotnik.html" text:style-name="Internet_20_link" text:visited-style-name="Visited_20_Internet_20_Link">
</text:a>
</text:span>
 _</text:p>
      <text:p text:style-name="P4">
News Source: <text:a xlink:type="simple" xlink:href="https://www.ukrinform.ua/rubric-ato/3704897-u-povitranih-silah-rozpovili-so-za-bezpilotnik-zbili-nad-stoliceu-vveceri.html" text:style-name="Internet_20_link" text:visited-style-name="Visited_20_Internet_20_Link">
https://www.ukrinform.ua/rubric-ato/3704897-u-povitranih-silah-rozpovili-so-za-bezpilotnik-zbili-nad-stoliceu-vveceri.html</text:a>
</text:p>
      <!--NEWS-->
      <text:h text:style-name="P10" text:outline-level="1">
<text:span text:style-name="T4">
Kharkiv, Kharkivska Oblast(10:17). Red Alert: aerial threat. Sirens sounding. Take cover now!</text:span>
</text:h>
      <text:p text:style-name="P4">
Authors: liveuamap (Language: en)</text:p>
      <text:p text:style-name="P4">
Time: 2023-05-04T-16:17:00</text:p>
      <text:p text:style-name="P4">
Location: Kharkiv (Latitude:49.98169 Longtitude:36.25344)</text:p>
      <text:p text:style-name="P4">
Videos: []</text:p>
      <text:p text:style-name="P4">
Images: []</text:p>
      <text:p text:style-name="P4">
Tags: ["Europe", "Central and Eastern Europe"]</text:p>
      <text:p text:style-name="P4">
Id: 22560402</text:p>
      <!--METADATA-->
      <text:p text:style-name="P4">
Kharkiv, Kharkiv region(10:17). Red Alert: aerial threat. Sirens sounding.Take cover now!</text:p>
      <text:p text:style-name="P4">
News Collection Link: <text:a xlink:type="simple" xlink:href="https://liveuamap.com/en/2023/04-may-kharkiv-kharkivska-oblast1017-red-alerg" text:style-name="Internet_20_link" text:visited-style-name="Visited_20_Internet_20_Link">
https://liveuamap.com/en/2023/04-may-kharkiv-kharkivska-oblast1017-red-alerg</text:a>
</text:p>
      <text:p text:style-name="P4">
News Source: <text:a xlink:type="simple" xlink:href="https://t.me/suspilnekharkiv/24487" text:style-name="Internet_20_link" text:visited-style-name="Visited_20_Internet_20_Link">
https://t.me/suspilnekharkiv/24487</text:a>
</text:p>
      <!--NEWS-->
      <text:h text:style-name="P10" text:outline-level="1">
<text:span text:style-name="T4">
The problem of import of Ukrainian grain into neighboring EU countries should be solved in the spirit of solidarity - duck</text:span>
</text:h>
      <text:p text:style-name="P4">
Authors: Ukrinform (Person)</text:p>
      <text:p text:style-name="P4">
Publisher: Укринформ (Organization)</text:p>
      <text:p text:style-name="P4">
Published Time: 2023-05-04T-17:05:00+03:00</text:p>
      <text:p text:style-name="P4">
Modified Time: 2023-05-04T23:05:00+03:00</text:p>
      <text:p text:style-name="P4">
Description: Ukraine is grateful to the European Union for the efforts to find a solution for the crisis of Ukrainian agricultural imports to neighboring countries, but this problem has not yet found a final solution that should be made in a spirit of solidarity and deprived of political speculation. - Ukrinform.</text:p>
      <text:p text:style-name="P4">
Images: ["<text:a xlink:type="simple" xlink:href="https://static.ukrinform.com/photos/2020_09/thumb_files/630_360_1600426595-611.jpg" text:style-name="Internet_20_link" text:visited-style-name="Visited_20_Internet_20_Link">
630_360_16004...</text:a>
"]</text:p>
      <text:p text:style-name="P4">
Tags: ['Євросоюз', 'Імпорт', 'Зерно', 'Тарас Качка']</text:p>
      <text:p text:style-name="P4">
Type: Article</text:p>
      <!--METADATA-->
      <text:p text:style-name="P4">
<draw:frame draw:style-name="fr1" draw:name="Image34" text:anchor-type="as-char" svg:width="6.9236in" svg:height="3.956343in" draw:z-index="0">
<draw:image xlink:href="../Images/yкринформ/2023-05-04T-17-05-00-03-00/630_360_1600426595-611.jpg" xlink:type="simple" xlink:show="embed" xlink:actuate="onLoad" draw:mime-type="image/jpeg"/>
</draw:frame>
The Ukrainian Operating European Union is for the efforts to find a solution for the crisis of Ukrainian agricultural imports to neighboring countries, but this problem has yet been unknown to the final solution that should be made in the spirit of solidarity.</text:p>
      <text:p text:style-name="P4">
This was stated today by Deputy Minister of Economy of Ukraine Taras Kachka during a virtual speech on the Brussels Economic Forum, reports Ukrinform.</text:p>
      <text:p text:style-name="P4">
“The economic model of Europe should also include Ukraine. Political decision <text:a xlink:type="simple" xlink:href="https://www.ukrinform.ua/tag-evrosouz" text:style-name="Internet_20_link" text:visited-style-name="Visited_20_Internet_20_Link">
</text:a>
To give Ukraine the status of a candidate country should also be strengthened by economic integration, with greater access to Ukraine and the EU domestic market, which also provides additional advantages for the internal market. But when this happens too fast, it gives rise to all, and this is the situation that we now have with neighboring Member States, ”the Ukrainian official said.</text:p>
      <text:p text:style-name="P4">
He noted that sharp changes in trade policy were caused by political protests by Polish farmers, to which the Poland government responded with a purely political reaction that had a devastating effect for both the EU and Ukraine. Thanks to the intervention of the European Commission, it was somewhat facilitated by the applications, but the final decision has not yet been found.</text:p>
      <text:p text:style-name="P4">
“That is why we need to move away from political decisions that destroy economic. Last month, the decision of Poland to block Ukrainian agrarian export led to Ukraine's losses of $ 143 million, which more than the European Commission will pay Polish farmers as a compensation, the capacity of the point of view, for nowhere. Because it was in reality Blef by Polish Ferrars, and the Polish government responded to it in a very strange way, ”said Kachka.</text:p>
      <text:p text:style-name="P4">
He noted that this is exactly the case where the EU-economic policy should be used to ensure the stability of the European economy of this willingness to overcome any crisis in the future.</text:p>
      <text:p text:style-name="P4">
“And this not only applies to resistance to Russian influences. Russia has an absolutely different attitude to the economy that it wants to put under rigid political control. But such approaches will never work in Europe, they will not work in Ukraine. I would like to emphasize that open market economies the basis for ensuring stability under all conditions, including Russian aggression against Ukraine, ”the Deputy Minister of Economy of Ukraine emphasized.As reported, five EU countries - Poland, Hungary, Slovakia, Romania Bulgaria, - asked the European Commission to introduce protective measures against "excessive" agricultural exports from Ukraine, which affects the situation in the market, leads to a fall in prices and prices and thus affects the interests of farmers in the EU -neighboring countries with Ukraine.</text:p>
      <text:p text:style-name="P4">
On May 2, the European Commission announced a compromise solution, which provides for a prohibition of Ukrainian imports of four key farm goods-wheat, corn seeds of rapeseed rapeseed, with the simultaneous cancellation of unilateral measures of the mentioned anti-Ukrainian imports and the continuation of the Ukrainian seeds. The restrictions will be valid until June 5, and if the situation does not change, may be extended by the end of the year.</text:p>
      <text:p text:style-name="P4">
<text:span text:style-name="T4">
 Read also: </text:span>
 <text:a xlink:type="simple" xlink:href="https://www.ukrinform.ua/rubric-economy/3702279-zaborona-importu-ukrainskogo-zerna-dae-nebezpecnu-nadiu-kremlu-zelenskij.html" text:style-name="Internet_20_link" text:visited-style-name="Visited_20_Internet_20_Link">
<text:span text:style-name="T4">
 import </text:span>
 <text:span text:style-name="T4">
 Ukrainian </text:span>
 <text:span text:style-name="T4">
 grain </text:span>
</text:a>
At the same time, the European Commission has announced its intention to pay the mentioned countries initially 56 million euros, and then another 150 million euros to compensate for the losses of farms as a result of falling prices in domestic markets.</text:p>
      <text:p text:style-name="P4">
At the same time, the European Commission has announced its intention to take additional measures to improve the work of "Solidarity Corridors" at the borders with Ukraine, to submit "narrow places" and for the unimpeded transit of Ukrainian grain and other agricultural goods to third countries.</text:p>
      <text:p text:style-name="P4">
News Source: <text:a xlink:type="simple" xlink:href="https://www.ukrinform.ua/rubric-economy/3704898-problemu-importu-ukrainskogo-zerna-v-susidni-kraini-es-treba-virisuvati-v-dusi-solidarnosti-kacka.html" text:style-name="Internet_20_link" text:visited-style-name="Visited_20_Internet_20_Link">
https://www.ukrinform.ua/rubric-economy/3704898-problemu-importu-ukrainskogo-zerna-v-susidni-kraini-es-treba-virisuvati-v-dusi-solidarnosti-kacka.html</text:a>
</text:p>
      <!--NEWS-->
      <text:h text:style-name="P10" text:outline-level="1">
<text:span text:style-name="T4">
The first lady of Ukraine arrived on a visit to Britain</text:span>
</text:h>
      <text:p text:style-name="P4">
Authors: Ukrinform (Person)</text:p>
      <text:p text:style-name="P4">
Publisher: Укринформ (Organization)</text:p>
      <text:p text:style-name="P4">
Published Time: 2023-05-04T-20:52:00+03:00</text:p>
      <text:p text:style-name="P4">
Modified Time: 2023-05-04T22:52:00+03:00</text:p>
      <text:p text:style-name="P4">
Description: The first lady of Ukraine Olena Zelenska arrived on a visit to the United Kingdom. - Ukrinform.</text:p>
      <text:p text:style-name="P4">
Images: ["<text:a xlink:type="simple" xlink:href="https://static.ukrinform.com/photos/2023_05/thumb_files/630_360_1683229764-345.jpg" text:style-name="Internet_20_link" text:visited-style-name="Visited_20_Internet_20_Link">
630_360_16832...</text:a>
", "<text:a xlink:type="simple" xlink:href="https://static.ukrinform.com/photos/2023_05/1683229764-345.jpg" text:style-name="Internet_20_link" text:visited-style-name="Visited_20_Internet_20_Link">
1683229764-34...</text:a>
", "<text:a xlink:type="simple" xlink:href="https://static.ukrinform.com/photos/2023_05/1683229764-539.jpg" text:style-name="Internet_20_link" text:visited-style-name="Visited_20_Internet_20_Link">
1683229764-53...</text:a>
", "<text:a xlink:type="simple" xlink:href="https://static.ukrinform.com/photos/2023_05/1683229764-468.jpg" text:style-name="Internet_20_link" text:visited-style-name="Visited_20_Internet_20_Link">
1683229764-46...</text:a>
"]</text:p>
      <text:p text:style-name="P4">
Tags: ['Британія', 'Євробачення', 'Лондон', 'Візит', 'Олена Зеленська']</text:p>
      <text:p text:style-name="P4">
Type: Article</text:p>
      <!--METADATA-->
      <text:p text:style-name="P4">
<draw:frame draw:style-name="fr1" draw:name="Image35" text:anchor-type="as-char" svg:width="6.9236in" svg:height="3.956343in" draw:z-index="0">
<draw:image xlink:href="../Images/yкринформ/2023-05-04T-20-52-00-03-00/630_360_1683229764-345.jpg" xlink:type="simple" xlink:show="embed" xlink:actuate="onLoad" draw:mime-type="image/jpeg"/>
</draw:frame>
Olena Zelenskaya's first -alien Ukraine arrived on a visit to the United Kingdom.</text:p>
      <text:p text:style-name="P4">
Zelenskaya wrote about it in <text:a xlink:type="simple" xlink:href="https://t.me/FirstLadyOfUkraine/3031" text:style-name="Internet_20_link" text:visited-style-name="Visited_20_Internet_20_Link">
</text:a>
, reports Ukrinform.</text:p>
      <text:p text:style-name="P4">
The first lady noted that during her visit she met in London with his wife Premier-Minister of Great Britain Akshata Murti. Zelenskaya thanked the British support of Ukraine, in particular for the organization of Eurovision jointly by Ukrainian partners.</text:p>
      <text:p text:style-name="P4">
"This is another reminder of the world about Russian aggression, through which we, a winner country, cannot accept a musical holiday in ourselves," the president's wife wrote.</text:p>
      <text:p text:style-name="P4">
<draw:frame draw:style-name="fr1" draw:name="Image36" text:anchor-type="as-char" svg:width="6.9236in" svg:height="4.615733in" draw:z-index="0">
<draw:image xlink:href="../Images/yкринформ/2023-05-04T-20-52-00-03-00/1683229764-345.jpg" xlink:type="simple" xlink:show="embed" xlink:actuate="onLoad" draw:mime-type="image/jpeg"/>
</draw:frame>
<text:span text:style-name="T4">
 Read also: </text:span>
 <text:span text:style-name="T4">
 <text:a xlink:type="simple" xlink:href="https://www.ukrinform.ua/rubric-culture/3703510-gurt-tvorchi-virusiv-na-evrobacenna-u-liverpul.html" text:style-name="Internet_20_link" text:visited-style-name="Visited_20_Internet_20_Link">
</text:a>
</text:span>
</text:p>
      <text:p text:style-name="P4">
Zelenskaya also noted another important event - the conference on the issue of Ukraine, which will take place in June this year in London.</text:p>
      <text:p text:style-name="P4">
The president's wife gave Akshati Murti invitations to the third summit of the First Leddy and Gentlemen, who will take place on September 6 in Kiev and will be dedicated to the mental health.</text:p>
      <text:p text:style-name="P4">
"From year to year, the summit strengthens the role of the first ladies and gentlemen: together become more active to change the world for the better. As Ukraine does it now," Zelenska wrote.</text:p>
      <text:p text:style-name="P4">
<draw:frame draw:style-name="fr1" draw:name="Image37" text:anchor-type="as-char" svg:width="6.9236in" svg:height="4.622144in" draw:z-index="0">
<draw:image xlink:href="../Images/yкринформ/2023-05-04T-20-52-00-03-00/1683229764-539.jpg" xlink:type="simple" xlink:show="embed" xlink:actuate="onLoad" draw:mime-type="image/jpeg"/>
</draw:frame>
<text:span text:style-name="T4">
 Read also: </text:span>
 <text:span text:style-name="T4">
 <text:a xlink:type="simple" xlink:href="https://www.ukrinform.ua/rubric-ato/3704817-zelenskij-vidvidav-bazu-vijskovopovitranih-sil-u-niderlandah.html" text:style-name="Internet_20_link" text:visited-style-name="Visited_20_Internet_20_Link">
</text:a>
</text:span>
</text:p>
      <text:p text:style-name="P4">
In addition, the first lady of Ukraine and Aksha Murti visited the British library together.</text:p>
      <text:p text:style-name="P4">
"One of the largest libraries in the world: 1.5 million visits per year, 170 million exhibits. And among these artifacts of the British library-12,000th Ukrainian collection!It is important documents about the Holodomor of Umicrophilms, one of the two-famous copies of the Lviv Bookvikarsh. , the rare edition of Kobzar Taras Shevchenko - Kimenko, for underground reading in the time of prohibitions into Ukrainian, the untold books and publications of Ukraine and diasporas, "the president's wife added.</text:p>
      <text:p text:style-name="P4">
<draw:frame draw:style-name="fr1" draw:name="Image38" text:anchor-type="as-char" svg:width="6.9236in" svg:height="4.622144in" draw:z-index="0">
<draw:image xlink:href="../Images/yкринформ/2023-05-04T-20-52-00-03-00/1683229764-468.jpg" xlink:type="simple" xlink:show="embed" xlink:actuate="onLoad" draw:mime-type="image/jpeg"/>
</draw:frame>
It is known that this Saturday, May 6, there will be a coronation of the British Monarchaccharles III.</text:p>
      <text:p text:style-name="P4">
<text:span text:style-name="T5">
Foto: t.me/firmadyofukraine</text:span>
</text:p>
      <text:p text:style-name="P4">
News Source: <text:a xlink:type="simple" xlink:href="https://www.ukrinform.ua/rubric-polytics/3704894-persa-ledi-ukraini-pribula-z-vizitom-do-britanii.html" text:style-name="Internet_20_link" text:visited-style-name="Visited_20_Internet_20_Link">
https://www.ukrinform.ua/rubric-polytics/3704894-persa-ledi-ukraini-pribula-z-vizitom-do-britanii.html</text:a>
</text:p>
      <!--NEWS-->
      <text:h text:style-name="P10" text:outline-level="1">
<text:span text:style-name="T4">
The time of the curfew in Zaporozhye will not change - the City Council</text:span>
</text:h>
      <text:p text:style-name="P4">
Authors: Ukrinform (Person)</text:p>
      <text:p text:style-name="P4">
Publisher: Укринформ (Organization)</text:p>
      <text:p text:style-name="P4">
Published Time: 2023-05-04T-22:46:00+03:00</text:p>
      <text:p text:style-name="P4">
Modified Time: 2023-05-04T22:46:00+03:00</text:p>
      <text:p text:style-name="P4">
Description: Information about the announcement in Zaporozhye of the "long" curfew is not true. - Ukrinform.</text:p>
      <text:p text:style-name="P4">
Images: ["<text:a xlink:type="simple" xlink:href="https://static.ukrinform.com/photos/2023_05/thumb_files/630_360_1683230146-855.jpg" text:style-name="Internet_20_link" text:visited-style-name="Visited_20_Internet_20_Link">
630_360_16832...</text:a>
"]</text:p>
      <text:p text:style-name="P4">
Tags: ['Запоріжжя', 'Комендантська година']</text:p>
      <text:p text:style-name="P4">
Type: Article</text:p>
      <!--METADATA-->
      <text:p text:style-name="P4">
<draw:frame draw:style-name="fr1" draw:name="Image39" text:anchor-type="as-char" svg:width="6.9236in" svg:height="3.956343in" draw:z-index="0">
<draw:image xlink:href="../Images/yкринформ/2023-05-04T-22-46-00-03-00/630_360_1683230146-855.jpg" xlink:type="simple" xlink:show="embed" xlink:actuate="onLoad" draw:mime-type="image/jpeg"/>
</draw:frame>
Information about the announcement in Zaporozhye of the "long" curfew is not responsible for reality.</text:p>
      <text:p text:style-name="P4">
The relevant statement was published on <text:a xlink:type="simple" xlink:href="https://zp.gov.ua/uk/articles/item/18032/informaciya-pro-ogoloshennya-u-zaporizhzhi-dovgoi-z-komendantskoi-godini-ne-vidpovidae-dijsnosti" text:style-name="Internet_20_link" text:visited-style-name="Visited_20_Internet_20_Link">
</text:a>
, reports Ukrinform.</text:p>
      <text:p text:style-name="P4">
It is noted that some media outlined information with reference to the Secretariat of(https://www.ukrinform.ua/tag-zaporizza)The curfew was announced from 19: 00 May 8 to 5:00 on May 10.</text:p>
      <text:p text:style-name="P4">
"In response to numerous appeals, we report that this information did not report reality. The" long "curfew in Zaporozhye was not wrong," the statement said.</text:p>
      <text:p text:style-name="P4">
<text:span text:style-name="T4">
 Read also: </text:span>
 <text:a xlink:type="simple" xlink:href="https://www.ukrinform.ua/rubric-regions/3704275-glava-ova-poasniv-comu-zaprovadzuut-dovgu-komendantsku-godinu-v-hersoni.html" text:style-name="Internet_20_link" text:visited-style-name="Visited_20_Internet_20_Link">
<text:span text:style-name="T4">
 commandant </text:span>
</text:a>
The City Hall suggested that the media may be mistakenly used and published in the event that concerned the events of last year.</text:p>
      <text:p text:style-name="P4">
News Source: <text:a xlink:type="simple" xlink:href="https://www.ukrinform.ua/rubric-regions/3704895-cas-komendantskoi-godini-u-zaporizzi-ne-zminitsa-miskrada.html" text:style-name="Internet_20_link" text:visited-style-name="Visited_20_Internet_20_Link">
https://www.ukrinform.ua/rubric-regions/3704895-cas-komendantskoi-godini-u-zaporizzi-ne-zminitsa-miskrada.html</text:a>
</text:p>
      <!--NEWS-->
      <text:h text:style-name="P10" text:outline-level="1">
<text:span text:style-name="T4">
In the capital shopping center eliminated the fire from the fall of the fragments of the drone - Klitschko</text:span>
</text:h>
      <text:p text:style-name="P4">
Authors: Ukrinform (Person)</text:p>
      <text:p text:style-name="P4">
Publisher: Укринформ (Organization)</text:p>
      <text:p text:style-name="P4">
Published Time: 2023-05-04T-24:37:00+03:00</text:p>
      <text:p text:style-name="P4">
Modified Time: 2023-05-04T22:37:00+03:00</text:p>
      <text:p text:style-name="P4">
Description: Rescuers extinguished the fire on the first floor of a four -storey building of a shopping center in Solomenskyi district. - Ukrinform.</text:p>
      <text:p text:style-name="P4">
Images: ["<text:a xlink:type="simple" xlink:href="https://static.ukrinform.com/photos/2023_05/thumb_files/630_360_1683230162-742.jpg" text:style-name="Internet_20_link" text:visited-style-name="Visited_20_Internet_20_Link">
630_360_16832...</text:a>
", "<text:a xlink:type="simple" xlink:href="https://static.ukrinform.com/photos/2023_05/1683230162-146.jpg" text:style-name="Internet_20_link" text:visited-style-name="Visited_20_Internet_20_Link">
1683230162-14...</text:a>
", "<text:a xlink:type="simple" xlink:href="https://static.ukrinform.com/photos/2023_05/1683230162-405.jpg" text:style-name="Internet_20_link" text:visited-style-name="Visited_20_Internet_20_Link">
1683230162-40...</text:a>
"]</text:p>
      <text:p text:style-name="P4">
Tags: ['Безпілотник', 'Пожежа', 'Віталій Кличко', 'Київ']</text:p>
      <text:p text:style-name="P4">
Type: Article</text:p>
      <!--METADATA-->
      <text:p text:style-name="P4">
<draw:frame draw:style-name="fr1" draw:name="Image40" text:anchor-type="as-char" svg:width="6.9236in" svg:height="3.956343in" draw:z-index="0">
<draw:image xlink:href="../Images/yкринформ/2023-05-04T-24-37-00-03-00/630_360_1683230162-742.jpg" xlink:type="simple" xlink:show="embed" xlink:actuate="onLoad" draw:mime-type="image/jpeg"/>
</draw:frame>
Rescuers extinguished the fire on the first floor of a four -storey building of the Center in Solomenskyi district.</text:p>
      <text:p text:style-name="P4">
About this <text:a xlink:type="simple" xlink:href="https://t.me/vitaliy_klitschko/1929" text:style-name="Internet_20_link" text:visited-style-name="Visited_20_Internet_20_Link">
 </text:a>
Mayor of Kiev Vitaliyklitschko, Ukrinform reports.</text:p>
      <text:p text:style-name="P4">
The fire occurred on the first floor of a four -storey building of the Trade Center on an area of 50 square meters, he said.</text:p>
      <text:p text:style-name="P4">
“As a result of the defeat of the fragments of the aircraft, the explosive wave destroyed the external elements of the building and glass on an area of up to 150 square meters. The load -bearing structures are not damaged. The victims were not found, ”the mayor added.</text:p>
      <text:p text:style-name="P4">
<draw:frame draw:style-name="fr1" draw:name="Image41" text:anchor-type="as-char" svg:width="6.9236in" svg:height="4.622144in" draw:z-index="0">
<draw:image xlink:href="../Images/yкринформ/2023-05-04T-24-37-00-03-00/1683230162-146.jpg" xlink:type="simple" xlink:show="embed" xlink:actuate="onLoad" draw:mime-type="image/jpeg"/>
</draw:frame>
</text:p>
      <text:p text:style-name="P4">
<draw:frame draw:style-name="fr1" draw:name="Image42" text:anchor-type="as-char" svg:width="6.9236in" svg:height="4.622144in" draw:z-index="0">
<draw:image xlink:href="../Images/yкринформ/2023-05-04T-24-37-00-03-00/1683230162-405.jpg" xlink:type="simple" xlink:show="embed" xlink:actuate="onLoad" draw:mime-type="image/jpeg"/>
</draw:frame>
<text:span text:style-name="T4">
 Read also: </text:span>
 <text:span text:style-name="T4">
 <text:a xlink:type="simple" xlink:href="https://www.ukrinform.ua/rubric-kyiv/3704869-u-pecerskomu-rajoni-pozeza-vid-padinna-ulamkiv-bezpilotnika.html" text:style-name="Internet_20_link" text:visited-style-name="Visited_20_Internet_20_Link">
</text:a>
</text:span>
</text:p>
      <text:p text:style-name="P4">
In addition, another fire on a small area occurred due to the fall of a fragile freezer in the Pechersk district - according to the city authorities, as a result of this building and people were not injured.</text:p>
      <text:p text:style-name="P4">
As it was reported, over Kiev during air alarm _ <text:span text:style-name="T4">
 <text:a xlink:type="simple" xlink:href="https://www.ukrinform.ua/rubric-kyiv/3704849-nad-kievom-sili-ppo-zbili-bezpilotnik.html" text:style-name="Internet_20_link" text:visited-style-name="Visited_20_Internet_20_Link">
</text:a>
</text:span>
 _</text:p>
      <text:p text:style-name="P4">
<text:span text:style-name="T5">
Foto: Pavel Bagmut, Ukrinform</text:span>
</text:p>
      <text:p text:style-name="P4">
News Source: <text:a xlink:type="simple" xlink:href="https://www.ukrinform.ua/rubric-kyiv/3704891-pozezu-v-stolicnomu-tc-vid-padinna-ulamkiv-bezpilotnika-vze-likviduvali-klicko.html" text:style-name="Internet_20_link" text:visited-style-name="Visited_20_Internet_20_Link">
https://www.ukrinform.ua/rubric-kyiv/3704891-pozezu-v-stolicnomu-tc-vid-padinna-ulamkiv-bezpilotnika-vze-likviduvali-klicko.html</text:a>
</text:p>
      <!--NEWS-->
      <text:h text:style-name="P10" text:outline-level="1">
<text:span text:style-name="T4">
Girona with Tsygankov beat Malork in La League's match</text:span>
</text:h>
      <text:p text:style-name="P4">
Authors: Ukrinform (Person)</text:p>
      <text:p text:style-name="P4">
Publisher: Укринформ (Organization)</text:p>
      <text:p text:style-name="P4">
Published Time: 2023-05-04T-26:29:23+03:00</text:p>
      <text:p text:style-name="P4">
Modified Time: 2023-05-04T22:29:23+03:00</text:p>
      <text:p text:style-name="P4">
Description: The team of Ukrainian Viktor Tsigankov "Girona" won the third consecutive victory, beating "Mallorca" in the match of the 33rd round of the Spanish Football Championship. - Ukrinform.</text:p>
      <text:p text:style-name="P4">
Images: ["<text:a xlink:type="simple" xlink:href="https://static.ukrinform.com/photos/2023_05/thumb_files/630_360_1683228136-625.jpg" text:style-name="Internet_20_link" text:visited-style-name="Visited_20_Internet_20_Link">
630_360_16832...</text:a>
"]</text:p>
      <text:p text:style-name="P4">
Tags: ['Футбол', 'Циганков']</text:p>
      <text:p text:style-name="P4">
Type: Article</text:p>
      <!--METADATA-->
      <text:p text:style-name="P4">
<draw:frame draw:style-name="fr1" draw:name="Image43" text:anchor-type="as-char" svg:width="6.9236in" svg:height="3.956343in" draw:z-index="0">
<draw:image xlink:href="../Images/yкринформ/2023-05-04T-26-29-23-03-00/630_360_1683228136-625.jpg" xlink:type="simple" xlink:show="embed" xlink:actuate="onLoad" draw:mime-type="image/jpeg"/>
</draw:frame>
Viktor Tsigankov's team of Ukrainian Girona won the third victory, beating Malhorca in the match of the 33rd round of the Spanish Football Championship.</text:p>
      <text:p text:style-name="P4">
The match on Estadio Munisipal de Montilivi in Giron has ended success - 2: 1, Ukrinform reports.</text:p>
      <text:p text:style-name="P4">
The Columbian defender of the Girondens Bernard opened the score in the 23rd minute.(80), to which the Argentine striker "Gironi" Valentin Castelianos responded effectively to(84).</text:p>
      <text:p text:style-name="P4">
Ексгравець київського «Динамо» вийшов у стартовому складі. На 91-й хвилиніЦиганков поступився місцем на полі перуанському захиснику АлександеруКальєнсу.</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span text:style-name="T4">
Циганков</text:span>
 </text:a>
The La League tournament is headed by Barcelona, with 82 points. The second is the “athletic”(69), third - Real Madrid(68). «Жирона» (47)She rose to 7th place.</text:p>
      <text:p text:style-name="P4">
Photo: AFP.</text:p>
      <text:p text:style-name="P4">
News Source: <text:a xlink:type="simple" xlink:href="https://www.ukrinform.ua/rubric-sports/3704889-zirona-iz-cigankovim-peregrala-malorku-v-matci-la-ligi.html" text:style-name="Internet_20_link" text:visited-style-name="Visited_20_Internet_20_Link">
https://www.ukrinform.ua/rubric-sports/3704889-zirona-iz-cigankovim-peregrala-malorku-v-matci-la-ligi.html</text:a>
</text:p>
      <!--NEWS-->
      <text:h text:style-name="P10" text:outline-level="1">
<text:span text:style-name="T4">
At Sivershchyna and Slobozhanschyna directions Russian army shelled Buchky of Chernihiv regio...</text:span>
</text:h>
      <text:p text:style-name="P4">
Authors: liveuamap (Language: en)</text:p>
      <text:p text:style-name="P4">
Time: 2023-05-04T-26:37:00</text:p>
      <text:p text:style-name="P4">
Location: Kharkiv (Latitude:50.37974 Longtitude:37.3391)</text:p>
      <text:p text:style-name="P4">
Videos: []</text:p>
      <text:p text:style-name="P4">
Images: []</text:p>
      <text:p text:style-name="P4">
Tags: ["Russia"]</text:p>
      <text:p text:style-name="P4">
Id: 22560384</text:p>
      <!--METADATA-->
      <text:p text:style-name="P4">
At sivershchyna and slBozhanschyna directions Russian army Shelled Buchky ofhernihiv Region; Novovasylivka, Rozhkovychi, Vorozhba, Basivka, Yunakivka, Myropillya and Zapsillya of Sumy Region, ALSO SOTNYSKYYKYYOVOKOKOKOKOKOKOKOKOKOKOKOKOKOKOKOKOKOKOKOKOKOKOKOKOKOKHOKHOKOKOKHOKHOKOKHOKHOKHOKHOKHOKHOKHOKHOKHOKHOKHOKHOKHOKHOKHOKHOKHOKHOKHOKHOKHOKHOKHOKHOKHOKHOKHOKHOKHOKHOKOKYKYOKYKYKYKYKYKYKYKYKYKYKY Lecha, Hatysche, Vovchanski Khutoryand Mykolayivka of Kharkiv Region, - General Staff of Armed Forces of Ukrainsays in the Morning Report</text:p>
      <text:p text:style-name="P4">
News Collection Link:(https://liveuamap.com/en/2023/4-may-at-sivershchyna-and-slobozhanschyna-directions-russian)</text:p>
      <text:p text:style-name="P4">
News Source: <text:a xlink:type="simple" xlink:href="https://t.me/lumsrc/4678" text:style-name="Internet_20_link" text:visited-style-name="Visited_20_Internet_20_Link">
https://t.me/lumsrc/4678</text:a>
</text:p>
      <!--NEWS-->
      <text:h text:style-name="P10" text:outline-level="1">
<text:span text:style-name="T4">
During the day, the Russians fired 14 times the border communities of Sumy region</text:span>
</text:h>
      <text:p text:style-name="P4">
Authors: Ukrinform (Person)</text:p>
      <text:p text:style-name="P4">
Publisher: Укринформ (Organization)</text:p>
      <text:p text:style-name="P4">
Published Time: 2023-05-04T-28:21:00+03:00</text:p>
      <text:p text:style-name="P4">
Modified Time: 2023-05-04T22:21:00+03:00</text:p>
      <text:p text:style-name="P4">
Description: During the day of the troops of the Russian Federation, 14 shelling of border communities of Sumy region was carried out, about 90 explosions were recorded.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44" text:anchor-type="as-char" svg:width="6.9236in" svg:height="3.956343in" draw:z-index="0">
<draw:image xlink:href="../Images/yкринформ/2023-05-04T-28-21-00-03-00/630_360_1674980674-403.jpeg" xlink:type="simple" xlink:show="embed" xlink:actuate="onLoad" draw:mime-type="image/jpeg"/>
</draw:frame>
During the Russian Federation troops, 14 shelling of border community region was recorded, and about 90 explosions were recorded.</text:p>
      <text:p text:style-name="P4">
According to Ukrinform, the Sumy Regional Military Administration reports in <text:a xlink:type="simple" xlink:href="https://t.me/Sumy_news_ODA/15911" text:style-name="Internet_20_link" text:visited-style-name="Visited_20_Internet_20_Link">
</text:a>
.</text:p>
      <text:p text:style-name="P4">
The settlements of Yunakovskaya, Belopilsk, Khotinsk, Miropil, Krasnopil, Shalyginsk, Novoslobidskaya Velikosidar communities were fired.</text:p>
      <text:p text:style-name="P4">
In the morning, the Russians were beaten from artillery in the territory of the Yunak Community - fixed -five explosions. The shelling damaged a private household.</text:p>
      <text:p text:style-name="P4">
<text:span text:style-name="T4">
 Read also: </text:span>
 <text:span text:style-name="T4">
 <text:a xlink:type="simple" xlink:href="https://www.ukrinform.ua/rubric-ato/3704822-rosiani-obstrilali-gromadu-v-nikopolskomu-rajoni-z-vazkoi-artilerii.html" text:style-name="Internet_20_link" text:visited-style-name="Visited_20_Internet_20_Link">
</text:a>
</text:span>
</text:p>
      <text:p text:style-name="P4">
There was a mortar shelling in the Belopil community - seven explosions were recorded. Two private households were damaged.</text:p>
      <text:p text:style-name="P4">
The enemy fired the enemy from mortars, 10 explosions were recorded. As a result of the shelling, the House of Culture and two residential buildings were damaged.</text:p>
      <text:p text:style-name="P4">
The Krasnopil community was fired at the mortar - 12 explosions were recorded.</text:p>
      <text:p text:style-name="P4">
In the Novoslobid community, 16 explosions were recorded as a result of mortar shelling. The local resident was injured.</text:p>
      <text:p text:style-name="P4">
Six mines were thrown into the territory of the Miropil Community.</text:p>
      <text:p text:style-name="P4">
<text:span text:style-name="T4">
 Read also: </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In the Velikopysariv community, the enemy carried out a mortar shelling - fixed explosions.</text:p>
      <text:p text:style-name="P4">
The Russian community fired at the artillery from artillery - 13 explosions.</text:p>
      <text:p text:style-name="P4">
As reported by Ukrinform, Russian troops as of 12:00 on May 4 are six more <text:span text:style-name="T4">
 <text:a xlink:type="simple" xlink:href="https://www.ukrinform.ua/tag-obstril" text:style-name="Internet_20_link" text:visited-style-name="Visited_20_Internet_20_Link">
</text:a>
</text:span>
 The border of Chernihiv and Sumy regions.</text:p>
      <text:p text:style-name="P4">
News Source: <text:a xlink:type="simple" xlink:href="https://www.ukrinform.ua/rubric-ato/3704886-uprodovz-dna-rosiani-14-raziv-obstrilali-prikordonni-gromadi-sumsini-ova.html" text:style-name="Internet_20_link" text:visited-style-name="Visited_20_Internet_20_Link">
https://www.ukrinform.ua/rubric-ato/3704886-uprodovz-dna-rosiani-14-raziv-obstrilali-prikordonni-gromadi-sumsini-ova.html</text:a>
</text:p>
      <!--NEWS-->
      <text:h text:style-name="P10" text:outline-level="1">
<text:span text:style-name="T4">
In Zhytomyr region planted the alley of memory of unbroken cities</text:span>
</text:h>
      <text:p text:style-name="P4">
Authors: Ukrinform (Person)</text:p>
      <text:p text:style-name="P4">
Publisher: Укринформ (Organization)</text:p>
      <text:p text:style-name="P4">
Published Time: 2023-05-04T-30:09:00+03:00</text:p>
      <text:p text:style-name="P4">
Modified Time: 2023-05-04T22:09:00+03:00</text:p>
      <text:p text:style-name="P4">
Description: In Zvageli in Zhytomyr region, they laid the alley of memory of unbroken cities, which planted more than 1000 bushes of roses and other plants. - Ukrinform.</text:p>
      <text:p text:style-name="P4">
Images: ["<text:a xlink:type="simple" xlink:href="https://static.ukrinform.com/photos/2023_05/thumb_files/630_360_1683227346-544.jpg" text:style-name="Internet_20_link" text:visited-style-name="Visited_20_Internet_20_Link">
630_360_16832...</text:a>
"]</text:p>
      <text:p text:style-name="P4">
Tags: ['Житомирщина', 'Квіти', 'Озеленення України']</text:p>
      <text:p text:style-name="P4">
Type: Article</text:p>
      <!--METADATA-->
      <text:p text:style-name="P4">
<draw:frame draw:style-name="fr1" draw:name="Image45" text:anchor-type="as-char" svg:width="6.9236in" svg:height="3.956343in" draw:z-index="0">
<draw:image xlink:href="../Images/yкринформ/2023-05-04T-30-09-00-03-00/630_360_1683227346-544.jpg" xlink:type="simple" xlink:show="embed" xlink:actuate="onLoad" draw:mime-type="image/jpeg"/>
</draw:frame>
In Zvagelina Zhytomyr region laid the alley of memory of unbroken cities, which planted more than 1,000 bushes of roses and other plants.</text:p>
      <text:p text:style-name="P4">
About it in <text:a xlink:type="simple" xlink:href="https://www.facebook.com/permalink.php" text:style-name="Internet_20_link" text:visited-style-name="Visited_20_Internet_20_Link">
</text:a>
The Zvyagel City Council reports, Ukrinform reports.</text:p>
      <text:p text:style-name="P4">
"More than 100 people have joined the creation of" memory of unconquered cities ", assam people who have forced to abandon their homes through armed aggression of the Russian Federation, families of the wretched heroes, female deputies, employees of executive bodies, educators and workers of the social protection management Testails.</text:p>
      <text:p text:style-name="P4">
In total, more than 1000 bushes of roses and other green spaces were planted on the alley.</text:p>
      <text:p text:style-name="P4">
It is noted that the planting of various plants in memory of unconquered is logged in different settlements of Ukraine. Such measures are the manifestation and memory of cities and people who were the first to take the pain and fears as a result of the Russian invasion.</text:p>
      <text:p text:style-name="P4">
<text:span text:style-name="T4">
 Read also: </text:span>
 <text:a xlink:type="simple" xlink:href="https://www.ukrinform.ua/rubric-vidbudova/3704532-na-zitomirsini-kapitalno-remontuut-dva-mosti-poskodzeni-vnaslidok-obstriliv.html" text:style-name="Internet_20_link" text:visited-style-name="Visited_20_Internet_20_Link">
<text:span text:style-name="T4">
 Zhytomyr region </text:span>
</text:a>
As reported by Ukrinform, in the Boryspil, in the Kyiv region, within the framework of the programs "Landscaping of Ukraine" and "One million trees of life" military, volunteers of the city authorities planted 10 willows, thus opening the heroes-border guards.</text:p>
      <text:p text:style-name="P4">
<text:span text:style-name="T5">
Foto: Zvyagel City Council</text:span>
</text:p>
      <text:p text:style-name="P4">
News Source: <text:a xlink:type="simple" xlink:href="https://www.ukrinform.ua/rubric-regions/3704882-na-zitomirsini-visadili-aleu-pamati-neskorenih-mist.html" text:style-name="Internet_20_link" text:visited-style-name="Visited_20_Internet_20_Link">
https://www.ukrinform.ua/rubric-regions/3704882-na-zitomirsini-visadili-aleu-pamati-neskorenih-mist.html</text:a>
</text:p>
      <!--NEWS-->
      <text:h text:style-name="P10" text:outline-level="1">
<text:span text:style-name="T4">
States pay great attention to the transfer to Ukraine aircraft - White House</text:span>
</text:h>
      <text:p text:style-name="P4">
Authors: Ukrinform (Person)</text:p>
      <text:p text:style-name="P4">
Publisher: Укринформ (Organization)</text:p>
      <text:p text:style-name="P4">
Published Time: 2023-05-04T-32:09:00+03:00</text:p>
      <text:p text:style-name="P4">
Modified Time: 2023-05-04T22:09:00+03:00</text:p>
      <text:p text:style-name="P4">
Description: The United States aimed at continuing Ukraine's military support, and now pay great attention to the provision of Ukrainians by means of air defense. - Ukrinform.</text:p>
      <text:p text:style-name="P4">
Images: ["<text:a xlink:type="simple" xlink:href="https://static.ukrinform.com/photos/2015_10/thumb_files/630_360_1444909744-5988.jpg" text:style-name="Internet_20_link" text:visited-style-name="Visited_20_Internet_20_Link">
630_360_14449...</text:a>
"]</text:p>
      <text:p text:style-name="P4">
Tags: ['США', 'Україна', 'Білий дім', 'ППО']</text:p>
      <text:p text:style-name="P4">
Type: Article</text:p>
      <!--METADATA-->
      <text:p text:style-name="P4">
<draw:frame draw:style-name="fr1" draw:name="Image46" text:anchor-type="as-char" svg:width="6.9236in" svg:height="3.956343in" draw:z-index="0">
<draw:image xlink:href="../Images/yкринформ/2023-05-04T-32-09-00-03-00/630_360_1444909744-5988.jpg" xlink:type="simple" xlink:show="embed" xlink:actuate="onLoad" draw:mime-type="image/jpeg"/>
</draw:frame>
The United States is aimed at continuing Ukraine's military support, and the contagious attention is paid to providing Ukrainians with a means of air defense.</text:p>
      <text:p text:style-name="P4">
This was stated on Thursday during a pressing in Washington Coordinator of the White House Radin Security John Kirby, Ukrinform correspondent reports.</text:p>
      <text:p text:style-name="P4">
"We pay great attention to air defense," Kirby said to questions about interaction <text:a xlink:type="simple" xlink:href="https://www.ukrinform.ua/tag-ssa" text:style-name="Internet_20_link" text:visited-style-name="Visited_20_Internet_20_Link">
</text:a>
The Ukrainian side.</text:p>
      <text:p text:style-name="P4">
He stressed that thanks to the air defense, not only America, allies and partners provided by Ukraine, most of the winged missiles, launched by Ukrainian cities over the last 48-72 hours.</text:p>
      <text:p text:style-name="P4">
"So we continue to focus on this," said Bigolot's representative.</text:p>
      <text:p text:style-name="P4">
He also noted that Washington, for his part, made every effort to ensure Ukraine with a means of counter -offensive, reminding that <text:a xlink:type="simple" xlink:href="https://www.ukrinform.ua/rubric-ato/3701237-zsu-otrimali-majze-vsu-zahidnu-vijskovu-dopomogu-komanduvac-silami-ssa-v-evropi.html" text:style-name="Internet_20_link" text:visited-style-name="Visited_20_Internet_20_Link">
</text:a>
. This includes, including armored vehicles, artillery, air defense systems, ammunition, as well as training organized for many Ukrainian crews in other countries.</text:p>
      <text:p text:style-name="P4">
“We did our best. But that does not mean that we will stop, it does not mean that we have completed everything. You will see further support from the United States, ”the White House representative emphasized.</text:p>
      <text:p text:style-name="P4">
<text:span text:style-name="T4">
 Read also: </text:span>
 <text:a xlink:type="simple" xlink:href="https://www.ukrinform.ua/rubric-polytics/3703049-brink-podakuvala-ppo-za-zahist-ukrainskogo-neba-vid-varvarskih-atak-rosii.html" text:style-name="Internet_20_link" text:visited-style-name="Visited_20_Internet_20_Link">
<text:span text:style-name="T4">
 air defense </text:span>
</text:a>
As reported <text:a xlink:type="simple" xlink:href="https://www.ukrinform.ua/rubric-polytics/3704582-1207-ssa-hocut-i-gotovi-pidtrimuvati-vstup-ukraini-do-nato-brink.html" text:style-name="Internet_20_link" text:visited-style-name="Visited_20_Internet_20_Link">
</text:a>
On Thursday, the Bridge Bridzhita Bridget said that Ukraine's accession to Ukraine is a pre -Atlantic Alliance is a process that the United States is ready and want to support.</text:p>
      <text:p text:style-name="P4">
News Source: <text:a xlink:type="simple" xlink:href="https://www.ukrinform.ua/rubric-ato/3704885-stati-pridilaut-veliku-uvagu-peredaci-ukraini-zasobiv-ppo-bilij-dim.html" text:style-name="Internet_20_link" text:visited-style-name="Visited_20_Internet_20_Link">
https://www.ukrinform.ua/rubric-ato/3704885-stati-pridilaut-veliku-uvagu-peredaci-ukraini-zasobiv-ppo-bilij-dim.html</text:a>
</text:p>
      <!--NEWS-->
      <text:h text:style-name="P10" text:outline-level="1">
<text:span text:style-name="T4">
Volvo will release 1300 employees to reduce costs</text:span>
</text:h>
      <text:p text:style-name="P4">
Authors: Ukrinform (Person)</text:p>
      <text:p text:style-name="P4">
Publisher: Укринформ (Organization)</text:p>
      <text:p text:style-name="P4">
Published Time: 2023-05-04T-35:56:00+03:00</text:p>
      <text:p text:style-name="P4">
Modified Time: 2023-05-04T21:56:00+03:00</text:p>
      <text:p text:style-name="P4">
Description: The Volvo Cars car company reported on Thursday that it will be released about 1300 office staff in Sweden as part of a cost reduction. - Ukrinform.</text:p>
      <text:p text:style-name="P4">
Images: ["<text:a xlink:type="simple" xlink:href="https://static.ukrinform.com/photos/2019_01/thumb_files/630_360_1548246841-477.jpg" text:style-name="Internet_20_link" text:visited-style-name="Visited_20_Internet_20_Link">
630_360_15482...</text:a>
"]</text:p>
      <text:p text:style-name="P4">
Tags: ['Автомобіль', 'Скорочення', 'Технології', 'Volvo']</text:p>
      <text:p text:style-name="P4">
Type: Article</text:p>
      <!--METADATA-->
      <text:p text:style-name="P4">
<draw:frame draw:style-name="fr1" draw:name="Image47" text:anchor-type="as-char" svg:width="6.9236in" svg:height="3.956343in" draw:z-index="0">
<draw:image xlink:href="../Images/yкринформ/2023-05-04T-35-56-00-03-00/630_360_1548246841-477.jpg" xlink:type="simple" xlink:show="embed" xlink:actuate="onLoad" draw:mime-type="image/jpeg"/>
</draw:frame>
The Volvo Cars car company reported on Thursday that it will be released about 1,300 office staff in Sweden as part of a cost reduction.</text:p>
      <text:p text:style-name="P4">
As Ukrinform reports, it reports <text:a xlink:type="simple" xlink:href="https://www.reuters.com/business/autos-transportation/volvo-cars-cut-1300-jobs-it-steps-up-cost-cuts-2023-05-04/" text:style-name="Internet_20_link" text:visited-style-name="Visited_20_Internet_20_Link">
</text:a>
 .</text:p>
      <text:p text:style-name="P4">
« <text:a xlink:type="simple" xlink:href="https://www.ukrinform.ua/tag-ekonomika" text:style-name="Internet_20_link" text:visited-style-name="Visited_20_Internet_20_Link">
 </text:a>
Difficulties, raising the prices of false and increasing competition are probably still a call for our industry for some time, ”said Jim Rouen CEO.</text:p>
      <text:p text:style-name="P4">
He added that the previous initiative to increase efficiency, despite its results, was not enough.</text:p>
      <text:p text:style-name="P4">
1300 workplaces make up 6% of Volvo Cars workforce in Sweden.</text:p>
      <text:p text:style-name="P4">
Rowan also reported that the exact amount of future savings after the state is unknown.</text:p>
      <text:p text:style-name="P4">
The company issued a notification of dismissal of 1100 employees. Other 200 work positions will be determined after checking business throughout Sweden.</text:p>
      <text:p text:style-name="P4">
The company added that in the coming months it is planned to reduce the number of workplace and reduce the cost of all global operations, including consultations.</text:p>
      <text:p text:style-name="P4">
<text:span text:style-name="T4">
 Read also: </text:span>
 <text:a xlink:type="simple" xlink:href="https://www.ukrinform.ua/rubric-technology/3683496-volvo-skorotit-1600-robocih-misc-u-evropi.html" text:style-name="Internet_20_link" text:visited-style-name="Visited_20_Internet_20_Link">
<text:span text:style-name="T4">
 Volvo </text:span>
</text:a>
Rowan stated that he could not clarify where it will be done, but mostly the changes will be focused on office positions.</text:p>
      <text:p text:style-name="P4">
As reported by Ukrinform, in March, the Volvo Group concern announced a planningstructure of its European bus production company, abandoning the plant in Poland.</text:p>
      <text:p text:style-name="P4">
News Source: <text:a xlink:type="simple" xlink:href="https://www.ukrinform.ua/rubric-technology/3704879-volvo-zvilnit-1300-spivrobitnikiv-dla-skorocenna-vitrat.html" text:style-name="Internet_20_link" text:visited-style-name="Visited_20_Internet_20_Link">
https://www.ukrinform.ua/rubric-technology/3704879-volvo-zvilnit-1300-spivrobitnikiv-dla-skorocenna-vitrat.html</text:a>
</text:p>
      <!--NEWS-->
      <text:h text:style-name="P10" text:outline-level="1">
<text:span text:style-name="T4">
The Netherlands prepared a mobile laboratory for forensic examination in Ukraine</text:span>
</text:h>
      <text:p text:style-name="P4">
Authors: Ukrinform (Person)</text:p>
      <text:p text:style-name="P4">
Publisher: Укринформ (Organization)</text:p>
      <text:p text:style-name="P4">
Published Time: 2023-05-04T-37:54:00+03:00</text:p>
      <text:p text:style-name="P4">
Modified Time: 2023-05-04T21:54:00+03:00</text:p>
      <text:p text:style-name="P4">
Description: The Netherlands prepared a mobile laboratory for forensic examination in Ukraine for the needs of the International Criminal Court. - Ukrinform.</text:p>
      <text:p text:style-name="P4">
Images: ["<text:a xlink:type="simple" xlink:href="https://static.ukrinform.com/photos/2023_05/thumb_files/630_360_1683222024-635.jpg" text:style-name="Internet_20_link" text:visited-style-name="Visited_20_Internet_20_Link">
630_360_16832...</text:a>
"]</text:p>
      <text:p text:style-name="P4">
Tags: ['Нідерланди', 'Україна', 'Лабораторія', 'Війна з росією']</text:p>
      <text:p text:style-name="P4">
Type: Article</text:p>
      <!--METADATA-->
      <text:p text:style-name="P4">
<draw:frame draw:style-name="fr1" draw:name="Image48" text:anchor-type="as-char" svg:width="6.9236in" svg:height="3.956343in" draw:z-index="0">
<draw:image xlink:href="../Images/yкринформ/2023-05-04T-37-54-00-03-00/630_360_1683222024-635.jpg" xlink:type="simple" xlink:show="embed" xlink:actuate="onLoad" draw:mime-type="image/jpeg"/>
</draw:frame>
The Netherlands has prepared for the needs of the International Criminal Court a mobile laboratory for forensic examination in Ukraine.</text:p>
      <text:p text:style-name="P4">
According to Ukrinform, the Minister of Defense of the Netherlands Kaisaollonegren stated this, during the visit of President Vladimir Zelensky to the Bazuokorolovsky Military-Air Force of the Netherlands, [] <text:a xlink:type="simple" xlink:href="https://www.president.gov.ua/news/na-bazi-vps-niderlandiv-volodimir-zelenskij-zustrivsya-z-ukr-82685" text:style-name="Internet_20_link" text:visited-style-name="Visited_20_Internet_20_Link">
</text:a>
Presidential site.</text:p>
      <text:p text:style-name="P4">
Ollogren noted that this base is one of the locations where the Netherlands prepare military equipment and weapons for Ukraine.</text:p>
      <text:p text:style-name="P4">
“The dedication of your soldiers is really inspiring. They fight for free Ukraine. For Ukraine, which they can pass on to their children. And the rates are high for both Ukraine and for all of us here, in the Netherlands, and for anyone who shares values, international law and territorial integrity, ”she said.</text:p>
      <text:p text:style-name="P4">
<text:span text:style-name="T4">
 Read also: </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The Minister of Defense reported that the Netherlands had prepared for the needs of the International Criminal Court a mobile laboratory for forensic examination in Ukraine. It is important to prosecute the perpetrators of the perpetrators.</text:p>
      <text:p text:style-name="P4">
She stressed that the Netherlands would continue to help the Ukrainian people with a desire to repel <text:span text:style-name="T4">
 <text:a xlink:type="simple" xlink:href="https://www.ukrinform.ua/tag-russian-aggression" text:style-name="Internet_20_link" text:visited-style-name="Visited_20_Internet_20_Link">
</text:a>
</text:span>
</text:p>
      <text:p text:style-name="P4">
“We will continue to make a significant contribution to strengthening military potential. Now and in the future, as long as it will be needed, ” - said Laroollonegren.</text:p>
      <text:p text:style-name="P4">
<text:span text:style-name="T4">
 Read also: </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As reported by Ukrinform, President of Ukraine Volodymyr Zelensky together Zapremier-Minister of the Netherlands Mark Rutte and the Ministry of Defense of the Netherlands Kaladivka Ollogren <text:span text:style-name="T4">
 _ [] <text:a xlink:type="simple" xlink:href="https://www.ukrinform.ua/rubric-ato/3704817-zelenskij-vidvidav-bazu-vijskovopovitranih-sil-u-niderlandah.html" text:style-name="Internet_20_link" text:visited-style-name="Visited_20_Internet_20_Link">
</text:a>
_ </text:span>
</text:p>
      <text:p text:style-name="P4">
News Source: <text:a xlink:type="simple" xlink:href="https://www.ukrinform.ua/rubric-ato/3704875-niderlandi-pidgotuvali-mobilnu-laboratoriu-dla-sudmedekspertizi-v-ukraini.html" text:style-name="Internet_20_link" text:visited-style-name="Visited_20_Internet_20_Link">
https://www.ukrinform.ua/rubric-ato/3704875-niderlandi-pidgotuvali-mobilnu-laboratoriu-dla-sudmedekspertizi-v-ukraini.html</text:a>
</text:p>
      <!--NEWS-->
      <text:h text:style-name="P10" text:outline-level="1">
<text:span text:style-name="T4">
Biden and Zelensky communicate regularly and often - the White House</text:span>
</text:h>
      <text:p text:style-name="P4">
Authors: Ukrinform (Person)</text:p>
      <text:p text:style-name="P4">
Publisher: Укринформ (Organization)</text:p>
      <text:p text:style-name="P4">
Published Time: 2023-05-04T-39:48:00+03:00</text:p>
      <text:p text:style-name="P4">
Modified Time: 2023-05-04T21:48:00+03:00</text:p>
      <text:p text:style-name="P4">
Description: US President Joe Biden has quite regular contact with President of Ukraine Vladimir Zelensky - Ukrinform.</text:p>
      <text:p text:style-name="P4">
Images: ["<text:a xlink:type="simple" xlink:href="https://static.ukrinform.com/photos/2023_02/thumb_files/630_360_1676889346-906.jpeg" text:style-name="Internet_20_link" text:visited-style-name="Visited_20_Internet_20_Link">
630_360_16768...</text:a>
"]</text:p>
      <text:p text:style-name="P4">
Tags: ['Байден', 'США', 'Білий дім', 'Зеленський']</text:p>
      <text:p text:style-name="P4">
Type: Article</text:p>
      <!--METADATA-->
      <text:p text:style-name="P4">
<draw:frame draw:style-name="fr1" draw:name="Image49" text:anchor-type="as-char" svg:width="6.9236in" svg:height="3.956343in" draw:z-index="0">
<draw:image xlink:href="../Images/yкринформ/2023-05-04T-39-48-00-03-00/630_360_1676889346-906.jpeg" xlink:type="simple" xlink:show="embed" xlink:actuate="onLoad" draw:mime-type="image/jpeg"/>
</draw:frame>
US President Joe Biden has quite regular contacts with President of Ukraine as a Walloper Zelensky</text:p>
      <text:p text:style-name="P4">
This is how the interaction at the highest level between Washington and the White House's Kiev representative John Kirby, reports Ukrinform.</text:p>
      <text:p text:style-name="P4">
“Communication between the President <text:a xlink:type="simple" xlink:href="https://www.ukrinform.ua/tag-bajden" text:style-name="Internet_20_link" text:visited-style-name="Visited_20_Internet_20_Link">
</text:a>
Ipresident Zelensky? They talk regularly and often, ”the White House representative said in response to questions about the next planned talk between the two leaders.</text:p>
      <text:p text:style-name="P4">
He noted that now he could not say specifically when the presidents plan to talk again. At the same time, Kirby stressed that these two leaders are communicating regularly.</text:p>
      <text:p text:style-name="P4">
<text:span text:style-name="T4">
 Read also: </text:span>
 <text:a xlink:type="simple" xlink:href="https://www.ukrinform.ua/rubric-ato/3704409-zelenskij-podakuvav-ssa-za-novij-paket-oboronnoi-dopomogi.html" text:style-name="Internet_20_link" text:visited-style-name="Visited_20_Internet_20_Link">
</text:a>
As reported <text:a xlink:type="simple" xlink:href="https://www.ukrinform.ua/rubric-world/3704702-bajden-zahoplenij-horobristu-zsu-ta-narodu-ukraini.html" text:style-name="Internet_20_link" text:visited-style-name="Visited_20_Internet_20_Link">
</text:a>
On the eve of Sshajgo Biden President spoke to the heads of the US Armed Forces Command during the White House Dinners. He called the Ukrainian people "surprisingly brave" and gave highly evaluating US military leaders who assist Ukraine in the struggle of the tanked Russian invasion.</text:p>
      <text:p text:style-name="P4">
<text:span text:style-name="T5">
Foto: op</text:span>
</text:p>
      <text:p text:style-name="P4">
News Source: <text:a xlink:type="simple" xlink:href="https://www.ukrinform.ua/rubric-polytics/3704874-bajden-i-zelenskij-spilkuutsa-regularno-j-casto-bilij-dim.html" text:style-name="Internet_20_link" text:visited-style-name="Visited_20_Internet_20_Link">
https://www.ukrinform.ua/rubric-polytics/3704874-bajden-i-zelenskij-spilkuutsa-regularno-j-casto-bilij-dim.html</text:a>
</text:p>
      <!--NEWS-->
      <text:h text:style-name="P10" text:outline-level="1">
<text:span text:style-name="T4">
About 5% of applications were submitted to the Guard of the offensive</text:span>
</text:h>
      <text:p text:style-name="P4">
Authors: Ukrinform (Person)</text:p>
      <text:p text:style-name="P4">
Publisher: Укринформ (Organization)</text:p>
      <text:p text:style-name="P4">
Published Time: 2023-05-04T-41:41:00+03:00</text:p>
      <text:p text:style-name="P4">
Modified Time: 2023-05-04T21:41:00+03:00</text:p>
      <text:p text:style-name="P4">
Description: About 5% of applications for joining the Guard were submitted by women. - Ukrinform.</text:p>
      <text:p text:style-name="P4">
Images: ["<text:a xlink:type="simple" xlink:href="https://static.ukrinform.com/photos/2023_02/thumb_files/630_360_1675495715-453.jpg" text:style-name="Internet_20_link" text:visited-style-name="Visited_20_Internet_20_Link">
630_360_16754...</text:a>
"]</text:p>
      <text:p text:style-name="P4">
Tags: ['МВС', 'Жінки', 'Війна з росією', 'Гвардія наступу']</text:p>
      <text:p text:style-name="P4">
Type: Article</text:p>
      <!--METADATA-->
      <text:p text:style-name="P4">
<draw:frame draw:style-name="fr1" draw:name="Image50" text:anchor-type="as-char" svg:width="6.9236in" svg:height="3.956343in" draw:z-index="0">
<draw:image xlink:href="../Images/yкринформ/2023-05-04T-41-41-00-03-00/630_360_1675495715-453.jpg" xlink:type="simple" xlink:show="embed" xlink:actuate="onLoad" draw:mime-type="image/jpeg"/>
</draw:frame>
About5% of applications for joining the Guard were submitted by women.</text:p>
      <text:p text:style-name="P4">
The Deputy Minister of Internal Affairs Kateryna Pavlichenko told this during <text:a xlink:type="simple" xlink:href="https://www.youtube.com/live/6L_lUAys2Kk" text:style-name="Internet_20_link" text:visited-style-name="Visited_20_Internet_20_Link">
</text:a>
, reports Ukrinform.</text:p>
      <text:p text:style-name="P4">
“At the application stage was about 5% <text:span text:style-name="T4">
 <text:a xlink:type="simple" xlink:href="https://www.ukrinform.ua/tag-zinki" text:style-name="Internet_20_link" text:visited-style-name="Visited_20_Internet_20_Link">
</text:a>
</text:span>
, but this is a very harsh selection. Both the motivation and the physical level of training should be quite high. We now monitor that only 2%are going to the Guard of the offensive, - said the Deputy Minister.</text:p>
      <text:p text:style-name="P4">
<text:span text:style-name="T4">
 Read also: </text:span>
 <text:span text:style-name="T4">
 <text:a xlink:type="simple" xlink:href="https://www.ukrinform.ua/rubric-ato/3697837-gvardia-nastupu-aki-brigadi-vze-sformovano-i-napramki.html" text:style-name="Internet_20_link" text:visited-style-name="Visited_20_Internet_20_Link">
</text:a>
</text:span>
</text:p>
      <text:p text:style-name="P4">
As it was reported, the Ministry of Internal Affairs of Ukraine _ <text:span text:style-name="T4">
 <text:a xlink:type="simple" xlink:href="https://www.ukrinform.ua/rubric-ato/3664470-u-mvs-ogolosili-pro-pocatok-formuvanna-sturmovih-brigad-gvardia-nastupu.html" text:style-name="Internet_20_link" text:visited-style-name="Visited_20_Internet_20_Link">
</text:a>
</text:span>
 _. The basis of the units are police officers, border guards and fighters of the National Guard.</text:p>
      <text:p text:style-name="P4">
As of the end of March, the brigade was formed, but a set of urinary units continued.</text:p>
      <text:p text:style-name="P4">
News Source: <text:a xlink:type="simple" xlink:href="https://www.ukrinform.ua/rubric-ato/3704655-na-vstup-do-gvardii-nastupu-blizko-5-zaavok-podali-zinki-mvs.html" text:style-name="Internet_20_link" text:visited-style-name="Visited_20_Internet_20_Link">
https://www.ukrinform.ua/rubric-ato/3704655-na-vstup-do-gvardii-nastupu-blizko-5-zaavok-podali-zinki-mvs.html</text:a>
</text:p>
      <!--NEWS-->
      <text:h text:style-name="P10" text:outline-level="1">
<text:span text:style-name="T4">
President handed watches to the military who are on rehabilitation in the Netherlands</text:span>
</text:h>
      <text:p text:style-name="P4">
Authors: Ukrinform (Person)</text:p>
      <text:p text:style-name="P4">
Publisher: Укринформ (Organization)</text:p>
      <text:p text:style-name="P4">
Published Time: 2023-05-04T-43:33:00+03:00</text:p>
      <text:p text:style-name="P4">
Modified Time: 2023-05-04T21:33:00+03:00</text:p>
      <text:p text:style-name="P4">
Description: President of Ukraine Volodymyr Zelensky in the Netherlands during his visit to the Air Force base presented seven watches to the Ukrainian military, who are there for rehabilitation. - Ukrinform.</text:p>
      <text:p text:style-name="P4">
Images: ["<text:a xlink:type="simple" xlink:href="https://static.ukrinform.com/photos/2023_05/thumb_files/630_360_1683226165-310.jpeg" text:style-name="Internet_20_link" text:visited-style-name="Visited_20_Internet_20_Link">
630_360_16832...</text:a>
", "<text:a xlink:type="simple" xlink:href="https://static.ukrinform.com/photos/2023_05/1683224604-672.jpg" text:style-name="Internet_20_link" text:visited-style-name="Visited_20_Internet_20_Link">
1683224604-67...</text:a>
", "<text:a xlink:type="simple" xlink:href="https://static.ukrinform.com/photos/2023_05/1683224604-516.jpg" text:style-name="Internet_20_link" text:visited-style-name="Visited_20_Internet_20_Link">
1683224604-51...</text:a>
", "<text:a xlink:type="simple" xlink:href="https://static.ukrinform.com/photos/2023_05/1683224605-497.jpg" text:style-name="Internet_20_link" text:visited-style-name="Visited_20_Internet_20_Link">
1683224605-49...</text:a>
", "<text:a xlink:type="simple" xlink:href="https://static.ukrinform.com/photos/2023_05/1683224605-763.jpg" text:style-name="Internet_20_link" text:visited-style-name="Visited_20_Internet_20_Link">
1683224605-76...</text:a>
"]</text:p>
      <text:p text:style-name="P4">
Tags: ['Нагорода', 'Нідерланди', 'ЗСУ', 'Зеленський']</text:p>
      <text:p text:style-name="P4">
Type: Article</text:p>
      <!--METADATA-->
      <text:p text:style-name="P4">
<draw:frame draw:style-name="fr1" draw:name="Image51" text:anchor-type="as-char" svg:width="6.9236in" svg:height="3.956343in" draw:z-index="0">
<draw:image xlink:href="../Images/yкринформ/2023-05-04T-43-33-00-03-00/630_360_1683226165-310.jpeg" xlink:type="simple" xlink:show="embed" xlink:actuate="onLoad" draw:mime-type="image/jpeg"/>
</draw:frame>
President of Ukraine Volodymyr Zelensky in the Netherlands during his visit to the Bazevian and Air Forces presented seven watches to the Ukrainian military who rehabilitated there.</text:p>
      <text:p text:style-name="P4">
According to the Ukrinform correspondent in the Hague, the Ukrainian national symbol - trident, as well as the inscription “From President of Ukraine V. Zelensky” can be seen on the clock.</text:p>
      <text:p text:style-name="P4">
<draw:frame draw:style-name="fr1" draw:name="Image52" text:anchor-type="as-char" svg:width="6.9236in" svg:height="4.615733in" draw:z-index="0">
<draw:image xlink:href="../Images/yкринформ/2023-05-04T-43-33-00-03-00/1683224604-672.jpg" xlink:type="simple" xlink:show="embed" xlink:actuate="onLoad" draw:mime-type="image/jpeg"/>
</draw:frame>
<draw:frame draw:style-name="fr1" draw:name="Image53" text:anchor-type="as-char" svg:width="6.9236in" svg:height="4.615733in" draw:z-index="0">
<draw:image xlink:href="../Images/yкринформ/2023-05-04T-43-33-00-03-00/1683224604-516.jpg" xlink:type="simple" xlink:show="embed" xlink:actuate="onLoad" draw:mime-type="image/jpeg"/>
</draw:frame>
</text:p>
      <text:p text:style-name="P4">
<draw:frame draw:style-name="fr1" draw:name="Image54" text:anchor-type="as-char" svg:width="6.9236in" svg:height="4.615733in" draw:z-index="0">
<draw:image xlink:href="../Images/yкринформ/2023-05-04T-43-33-00-03-00/1683224605-497.jpg" xlink:type="simple" xlink:show="embed" xlink:actuate="onLoad" draw:mime-type="image/jpeg"/>
</draw:frame>
</text:p>
      <text:p text:style-name="P4">
<draw:frame draw:style-name="fr1" draw:name="Image55" text:anchor-type="as-char" svg:width="6.9236in" svg:height="4.615733in" draw:z-index="0">
<draw:image xlink:href="../Images/yкринформ/2023-05-04T-43-33-00-03-00/1683224605-763.jpg" xlink:type="simple" xlink:show="embed" xlink:actuate="onLoad" draw:mime-type="image/jpeg"/>
</draw:frame>
As reported by Ukrinform, President of Ukraine Volodymyr Zelensky together Zapremier-Minister of the Netherlands Mark Rutte and the Ministry of Defense of the Netherlands Kaladivka Ollogren <text:span text:style-name="T4">
 _ [] <text:a xlink:type="simple" xlink:href="https://www.ukrinform.ua/rubric-ato/3704817-zelenskij-vidvidav-bazu-vijskovopovitranih-sil-u-niderlandah.html" text:style-name="Internet_20_link" text:visited-style-name="Visited_20_Internet_20_Link">
</text:a>
_ </text:span>
</text:p>
      <text:p text:style-name="P4">
<text:span text:style-name="T5">
Фото: Jarno Kraayvanger / Media Center Defense(MCD)</text:span>
</text:p>
      <text:p text:style-name="P4">
News Source: <text:a xlink:type="simple" xlink:href="https://www.ukrinform.ua/rubric-polytics/3704870-prezident-vruciv-godinniki-vijskovim-aki-perebuvaut-na-reabilitacii-v-niderlandah.html" text:style-name="Internet_20_link" text:visited-style-name="Visited_20_Internet_20_Link">
https://www.ukrinform.ua/rubric-polytics/3704870-prezident-vruciv-godinniki-vijskovim-aki-perebuvaut-na-reabilitacii-v-niderlandah.html</text:a>
</text:p>
      <!--NEWS-->
      <text:h text:style-name="P10" text:outline-level="1">
<text:span text:style-name="T4">
In the Pechersk district - a fire from falling fragments of drone</text:span>
</text:h>
      <text:p text:style-name="P4">
Authors: Ukrinform (Person)</text:p>
      <text:p text:style-name="P4">
Publisher: Укринформ (Organization)</text:p>
      <text:p text:style-name="P4">
Published Time: 2023-05-04T-45:25:00+03:00</text:p>
      <text:p text:style-name="P4">
Modified Time: 2023-05-04T21:25:00+03:00</text:p>
      <text:p text:style-name="P4">
Description: In the capital in the Pechersk district in a small area there was a fire due to the fall of the fragments of the unmanned aircraft.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Безпілотник', 'Пожежа', 'Київ', 'Війна з росією']</text:p>
      <text:p text:style-name="P4">
Type: Article</text:p>
      <!--METADATA-->
      <text:p text:style-name="P4">
<draw:frame draw:style-name="fr1" draw:name="Image56" text:anchor-type="as-char" svg:width="6.9236in" svg:height="3.956343in" draw:z-index="0">
<draw:image xlink:href="../Images/yкринформ/2023-05-04T-45-25-00-03-00/630_360_1526257016-6927.jpg" xlink:type="simple" xlink:show="embed" xlink:actuate="onLoad" draw:mime-type="image/jpeg"/>
</draw:frame>
Uztolytsya in the Pechersk district in a small territory there was a fire due to the fall of the fragments of the unmanned aircraft.</text:p>
      <text:p text:style-name="P4">
This was written by Kyiv Mayor Vitaliy Klitschko in <text:a xlink:type="simple" xlink:href="https://t.me/vitaliy_klitschko/1927" text:style-name="Internet_20_link" text:visited-style-name="Visited_20_Internet_20_Link">
</text:a>
, reports Ukrinform.</text:p>
      <text:p text:style-name="P4">
"Fire on a small area of the territory in the Pechersk district. As a result of the fall of fragments <text:a xlink:type="simple" xlink:href="https://www.ukrinform.ua/tag-bezpilotnik" text:style-name="Internet_20_link" text:visited-style-name="Visited_20_Internet_20_Link">
</text:a>
. Building. There are no victims, "Klitschko wrote.</text:p>
      <text:p text:style-name="P4">
<text:span text:style-name="T4">
 Read also: </text:span>
 <text:a xlink:type="simple" xlink:href="https://www.ukrinform.ua/rubric-kyiv/3704852-u-solomanskomu-rajoni-pozeza-jmovirne-potraplanna-ulamkiv-drona.html" text:style-name="Internet_20_link" text:visited-style-name="Visited_20_Internet_20_Link">
<text:span text:style-name="T4">
 Klitschko </text:span>
</text:a>
As it was reported, over Kiev during air alarm <text:a xlink:type="simple" xlink:href="https://www.ukrinform.ua/rubric-kyiv/3704849-nad-kievom-sili-ppo-zbili-bezpilotnik.html" text:style-name="Internet_20_link" text:visited-style-name="Visited_20_Internet_20_Link">
</text:a>
 .</text:p>
      <text:p text:style-name="P4">
News Source: <text:a xlink:type="simple" xlink:href="https://www.ukrinform.ua/rubric-kyiv/3704869-u-pecerskomu-rajoni-pozeza-vid-padinna-ulamkiv-bezpilotnika.html" text:style-name="Internet_20_link" text:visited-style-name="Visited_20_Internet_20_Link">
https://www.ukrinform.ua/rubric-kyiv/3704869-u-pecerskomu-rajoni-pozeza-vid-padinna-ulamkiv-bezpilotnika.html</text:a>
</text:p>
      <!--NEWS-->
      <text:h text:style-name="P10" text:outline-level="1">
<text:span text:style-name="T4">
On the coronation of Charles III USA will introduce the first lady Jill Biden</text:span>
</text:h>
      <text:p text:style-name="P4">
Authors: Ukrinform (Person)</text:p>
      <text:p text:style-name="P4">
Publisher: Укринформ (Organization)</text:p>
      <text:p text:style-name="P4">
Published Time: 2023-05-04T-47:24:00+03:00</text:p>
      <text:p text:style-name="P4">
Modified Time: 2023-05-04T21:24:00+03:00</text:p>
      <text:p text:style-name="P4">
Description: US Lady Jill Biden will officially represent the United States at the Charles III solemn coronation ceremony this weekend. - Ukrinform.</text:p>
      <text:p text:style-name="P4">
Images: ["<text:a xlink:type="simple" xlink:href="https://static.ukrinform.com/photos/2023_02/thumb_files/630_360_1675349385-451.jpg" text:style-name="Internet_20_link" text:visited-style-name="Visited_20_Internet_20_Link">
630_360_16753...</text:a>
"]</text:p>
      <text:p text:style-name="P4">
Tags: ['США', 'Джилл Байден', 'Чарльз ІІІ', 'Коронація']</text:p>
      <text:p text:style-name="P4">
Type: Article</text:p>
      <!--METADATA-->
      <text:p text:style-name="P4">
<draw:frame draw:style-name="fr1" draw:name="Image57" text:anchor-type="as-char" svg:width="6.9236in" svg:height="3.956343in" draw:z-index="0">
<draw:image xlink:href="../Images/yкринформ/2023-05-04T-47-24-00-03-00/630_360_1675349385-451.jpg" xlink:type="simple" xlink:show="embed" xlink:actuate="onLoad" draw:mime-type="image/jpeg"/>
</draw:frame>
US first -alien Jill Biden will officially represent the United States on the solemn coronation of Charles III this weekend.</text:p>
      <text:p text:style-name="P4">
This was reported on Thursday by the White House spokeswoman Karin Jean Pierre, Ukrinform's own correspondent reports.</text:p>
      <text:p text:style-name="P4">
“Jill Biden today goes to the United Kingdom to visit the coronation of his majesty King Charles III and her majesty King-Consorta Camillas on behalf of <text:a xlink:type="simple" xlink:href="https://www.ukrinform.ua/tag-ssa" text:style-name="Internet_20_link" text:visited-style-name="Visited_20_Internet_20_Link">
</text:a>
», -the representative of the White House.</text:p>
      <text:p text:style-name="P4">
She emphasized that America and the United Kingdom are "close allies and powerful partners" with strong ties between countries and peoples.</text:p>
      <text:p text:style-name="P4">
According to her, the first lady will also meet with the wife of Prime Minister Rishsunak, Akshat Murti, and will join the Great Lunch organized by the Great Britain's government after the ceremony.</text:p>
      <text:p text:style-name="P4">
<text:span text:style-name="T4">
 Read also: </text:span>
 <text:a xlink:type="simple" xlink:href="https://www.ukrinform.ua/rubric-world/3703882-putina-lukasenka-ta-insih-diktatoriv-ne-zaprosili-na-koronaciu-carlza-iii-zmi.html" text:style-name="Internet_20_link" text:visited-style-name="Visited_20_Internet_20_Link">
<text:span text:style-name="T4">
 Charles </text:span>
</text:a>
As reported <text:a xlink:type="simple" xlink:href="http://www.ukrinform.ua/rubric-polytics/3703568-ukrainu-na-koronacii-carlza-iii-predstavlatime-delegacia-visokogo-rivna-kuleba.html" text:style-name="Internet_20_link" text:visited-style-name="Visited_20_Internet_20_Link">
</text:a>
On the eve of Foreign Minister Dmytro Kuleba stated that a highly respected Ukrainian delegation would be presented at the coronation of Charles III. The solemnity is scheduled for Saturday, May 6, in Westminster Abbey Valdon.</text:p>
      <text:p text:style-name="P4">
<text:span text:style-name="T5">
Foto: Graeme Sloan</text:span>
</text:p>
      <text:p text:style-name="P4">
News Source: <text:a xlink:type="simple" xlink:href="https://www.ukrinform.ua/rubric-world/3704872-na-koronacii-carlza-iii-ssa-predstavit-persa-ledi-dzill-bajden.html" text:style-name="Internet_20_link" text:visited-style-name="Visited_20_Internet_20_Link">
https://www.ukrinform.ua/rubric-world/3704872-na-koronacii-carlza-iii-ssa-predstavit-persa-ledi-dzill-bajden.html</text:a>
</text:p>
      <!--NEWS-->
      <text:h text:style-name="P10" text:outline-level="1">
<text:span text:style-name="T4">
Ukraine on Friday warms up to +24 °, sometimes light rain</text:span>
</text:h>
      <text:p text:style-name="P4">
Authors: Ukrinform (Person)</text:p>
      <text:p text:style-name="P4">
Publisher: Укринформ (Organization)</text:p>
      <text:p text:style-name="P4">
Published Time: 2023-05-04T-49:22:00+03:00</text:p>
      <text:p text:style-name="P4">
Modified Time: 2023-05-04T21:22:00+03:00</text:p>
      <text:p text:style-name="P4">
Description: In Ukraine on May 5, a small short-term rain is likely only in the northeastern regions and in the Carpathians, the temperature in the western and northern regions at night 4-9 ° heat, in the afternoon 11-16 °; In the rest of the territory at night up to 12 °, in the afternoon up to 22 °. - Ukrinform.</text:p>
      <text:p text:style-name="P4">
Images: ["<text:a xlink:type="simple" xlink:href="https://static.ukrinform.com/photos/2023_05/thumb_files/630_360_1683209657-926.jpg" text:style-name="Internet_20_link" text:visited-style-name="Visited_20_Internet_20_Link">
630_360_16832...</text:a>
"]</text:p>
      <text:p text:style-name="P4">
Tags: ['Дощ', 'Погода', 'Прогноз', 'Весна']</text:p>
      <text:p text:style-name="P4">
Type: Article</text:p>
      <!--METADATA-->
      <text:p text:style-name="P4">
<draw:frame draw:style-name="fr1" draw:name="Image58" text:anchor-type="as-char" svg:width="6.9236in" svg:height="3.956343in" draw:z-index="0">
<draw:image xlink:href="../Images/yкринформ/2023-05-04T-49-22-00-03-00/630_360_1683209657-926.jpg" xlink:type="simple" xlink:show="embed" xlink:actuate="onLoad" draw:mime-type="image/jpeg"/>
</draw:frame>
In Ukraine on May 5, a small short-term rain is likely only in the northeastern and in the Carpathians, the temperature in the western and northern regions at night4-9 ° heat, in the afternoon 11-16 °; In the rest of the territory at night up to 12 °, in the afternoon up to 22 °.</text:p>
      <text:p text:style-name="P4">
Ukrinform was reported at the Ukrainian Hydrometeorological Center.</text:p>
      <text:p text:style-name="P4">
"In the northeastern regions and in the Carpathians in places a small short-term <text:a xlink:type="simple" xlink:href="https://www.ukrinform.ua/tag-dos" text:style-name="Internet_20_link" text:visited-style-name="Visited_20_Internet_20_Link">
</text:a>
, in the rest of the territory without significant precipitation. The wind is mainly northeast, 5-10 m/s. Temperature in the western tailor areas at night 4-9 ° heat, in the afternoon 11-16 °; In the rest of the territory at night 7-12 °, in the afternoon 17-22 °, in the southeast of the country up to 24 °, "-the presentation said.</text:p>
      <text:p text:style-name="P4">
In Kiev and the region on Friday without significant rainfall. Wind northeast 5-10m/s. In the capital, the temperature at night is 6-8 °, in the afternoon 14-16 °, in the Kiev region at night 4-9 °, in the afternoon 11-16 °.</text:p>
      <text:p text:style-name="P4">
Forecasters are not predicted on May 6-7 in Ukraine, only on May 7, Nazakarpattya and Prykarpattya are probable small rains, wet snow. Wet snow.In northern, northeast, 5-10 m/s, May 7 in the southern part of the places of gusts of 15-20 m /with.</text:p>
      <text:p text:style-name="P4">
Temperature at night 1-6 ° warm(May 6 in the southern and most Easthoblast 7-12 °), in the northern, northwestern, Vinnytsia and Cherkasy region, May 7 in Ukraine, except for the southern part, Transcarpathia and Prykarpattya, on the soil surface, May 6-7 in Volyn, Rivne, Zhytomyr, Chernihiv and Sumy region and in the air of frost 0-5 ° C. , temperature 9-14 ° heat, in the southern part and in Transcarpathia on May 6 15-20 °, 7th 12-17 °. On the highlands of the Carpathians at night and daytime 0-5 ° heat(In the afternoon of May 6-11 ° May 6-11).</text:p>
      <text:p text:style-name="P4">
У Києві та області 6-7 травня опади не очікуються. Вітер північний, північно-східний, 5-10 м/с. У столиці температура вночі 2-4° тепла, вдень 10-12°; наКиївщині вночі 1-6° тепла, на поверхні ґрунту заморозки 0-5°, температуравдень 9-14° тепла.</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According to the forecast, in Ukraine on May 8-9 without precipitation, only in the western-east areas in the afternoon on May 9, short-term rains are expected.In Kiev and the region on May 8-9, precipitation is not forecast. In the capital temperature 2-4 ° heat, in the afternoon 11-13 °; in Kyiv region at night 1-6 ° heat, on the surface of the frost 0-5 °; in the afternoon 9-14 ° warm.</text:p>
      <text:p text:style-name="P4">
News Source: <text:a xlink:type="simple" xlink:href="https://www.ukrinform.ua/rubric-regions/3704732-ukrainu-u-patnicu-progrie-do-24-podekudi-nevelikij-dos.html" text:style-name="Internet_20_link" text:visited-style-name="Visited_20_Internet_20_Link">
https://www.ukrinform.ua/rubric-regions/3704732-ukrainu-u-patnicu-progrie-do-24-podekudi-nevelikij-dos.html</text:a>
</text:p>
      <!--NEWS-->
      <text:h text:style-name="P10" text:outline-level="1">
<text:span text:style-name="T4">
Matches of the 25th round of the Football Premier League of Ukraine will be held on May 7-8</text:span>
</text:h>
      <text:p text:style-name="P4">
Authors: Ukrinform (Person)</text:p>
      <text:p text:style-name="P4">
Publisher: Укринформ (Organization)</text:p>
      <text:p text:style-name="P4">
Published Time: 2023-05-04T-51:20:42+03:00</text:p>
      <text:p text:style-name="P4">
Modified Time: 2023-05-04T21:20:42+03:00</text:p>
      <text:p text:style-name="P4">
Description: The Championship of Ukraine in Football among the Premier League teams (UPL) on May 7-8 will host the ducts of the next, 25th round. - Ukrinform.</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59" text:anchor-type="as-char" svg:width="6.9236in" svg:height="3.956343in" draw:z-index="0">
<draw:image xlink:href="../Images/yкринформ/2023-05-04T-51-20-42-03-00/630_360_1532409762-6242.jpg" xlink:type="simple" xlink:show="embed" xlink:actuate="onLoad" draw:mime-type="image/jpeg"/>
</draw:frame>
The Ukrainian Football School among the Premier League teams(UPL)On May 7-8, the ducts of the next, 25th round will pass.</text:p>
      <text:p text:style-name="P4">
The first game day at 13.00 will start duels between Odessa Chernomorets and Dnipro-1, Kharkiv Metalist and Lviv, Ukrinform reports.</text:p>
      <text:p text:style-name="P4">
The third Sunday match, May 7, will be held with the participation of Alexandria and Shakhtar Donetsk(15.00).</text:p>
      <text:p text:style-name="P4">
Програму туру в понеділок, 8 травня, завершать поєдинки криворізького«Кривбаса» з київським «Динамо» (13.00), Transcarpathian "Minai" with Poltava "Vorskla"(14.00), Lviv "Rukh" with "Ingulets" from Petrov(15.00), Rivne "Heather" with Kovalivsky "Kolos"(15.00), Luhansk "Dawn" by the Zharkivsky "Metalist 1925"(17.00).</text:p>
      <text:p text:style-name="P4">
<text:span text:style-name="T4">
Читайте також:</text:span>
 <text:a xlink:type="simple" xlink:href="https://www.ukrinform.ua/rubric-sports/3704811-forvard-dnipra1-ta-trener-dinamo-viznani-najkrasimi-u-24mu-turi-upl.html" text:style-name="Internet_20_link" text:visited-style-name="Visited_20_Internet_20_Link">
 </text:a>
Shakhtar leads in the UPL standings, who has 59 points(After 24 games)then - Dnipro -1 - 54(23), Zorya - 52(24), «Dynamo» - 47(24), Alexandria - 37(23), Kryvbass - 32(24), Vorskla - 30(24), "Colossus" -30(24)...</text:p>
      <text:p text:style-name="P4">
News Source: <text:a xlink:type="simple" xlink:href="https://www.ukrinform.ua/rubric-sports/3704866-matci-25go-turu-futbolnoi-premerligi-ukraini-projdut-78-travna.html" text:style-name="Internet_20_link" text:visited-style-name="Visited_20_Internet_20_Link">
https://www.ukrinform.ua/rubric-sports/3704866-matci-25go-turu-futbolnoi-premerligi-ukraini-projdut-78-travna.html</text:a>
</text:p>
      <!--NEWS-->
      <text:h text:style-name="P10" text:outline-level="1">
<text:span text:style-name="T4">
The fire in the Solomian district of Kiev was localized</text:span>
</text:h>
      <text:p text:style-name="P4">
Authors: Ukrinform (Person)</text:p>
      <text:p text:style-name="P4">
Publisher: Укринформ (Organization)</text:p>
      <text:p text:style-name="P4">
Published Time: 2023-05-04T-53:20:00+03:00</text:p>
      <text:p text:style-name="P4">
Modified Time: 2023-05-04T21:20:00+03:00</text:p>
      <text:p text:style-name="P4">
Description: In the Solomenskiy district of Kiev, as a result of the fall of the fragments of the drone, the structures of the building on an area of 150 m² were destroy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Пожежа', 'Київ', 'Дрон', 'Війна з росією']</text:p>
      <text:p text:style-name="P4">
Type: Article</text:p>
      <!--METADATA-->
      <text:p text:style-name="P4">
<draw:frame draw:style-name="fr1" draw:name="Image60" text:anchor-type="as-char" svg:width="6.9236in" svg:height="3.956343in" draw:z-index="0">
<draw:image xlink:href="../Images/yкринформ/2023-05-04T-53-20-00-03-00/630_360_1538997483-946.jpg" xlink:type="simple" xlink:show="embed" xlink:actuate="onLoad" draw:mime-type="image/jpeg"/>
</draw:frame>
The Uzlomian district of Kiev as a result of the fall of the fragments of the drone destroyed the construction of the building on an area of 150 m².</text:p>
      <text:p text:style-name="P4">
According to Ukrinform, the mayor of Kiev Vitaliy Klitschko reported in <text:a xlink:type="simple" xlink:href="https://t.me/vitaliy_klitschko/1928" text:style-name="Internet_20_link" text:visited-style-name="Visited_20_Internet_20_Link">
</text:a>
 .</text:p>
      <text:p text:style-name="P4">
" <text:a xlink:type="simple" xlink:href="https://www.ukrinform.ua/tag-pozeza" text:style-name="Internet_20_link" text:visited-style-name="Visited_20_Internet_20_Link">
 </text:a>
In the 4-storey building of the capital district of the capital was localized. As a result of the fall of the fragments, the building structures of the building on an area of 150 m², "Klitschko said.</text:p>
      <text:p text:style-name="P4">
The information on the victims is clarified.</text:p>
      <text:p text:style-name="P4">
<text:span text:style-name="T4">
 Read also: </text:span>
 <text:a xlink:type="simple" xlink:href="https://www.ukrinform.ua/rubric-kyiv/3704849-nad-kievom-sili-ppo-zbili-bezpilotnik.html" text:style-name="Internet_20_link" text:visited-style-name="Visited_20_Internet_20_Link">
<text:span text:style-name="T4">
 air defense </text:span>
</text:a>
As reported <text:a xlink:type="simple" xlink:href="https://www.ukrinform.ua/rubric-kyiv/3704852-u-solomanskomu-rajoni-pozeza-jmovirne-potraplanna-ulamkiv-drona.html" text:style-name="Internet_20_link" text:visited-style-name="Visited_20_Internet_20_Link">
</text:a>
Earlier, Klikogov reported that a fire occurred in the Solomenskiy district of the capital, probably because of the deployment of fragments of unmanned aircraft.</text:p>
      <text:p text:style-name="P4">
News Source: <text:a xlink:type="simple" xlink:href="https://www.ukrinform.ua/rubric-kyiv/3704867-pozezu-u-solomanskomu-rajoni-kieva-lokalizuvali.html" text:style-name="Internet_20_link" text:visited-style-name="Visited_20_Internet_20_Link">
https://www.ukrinform.ua/rubric-kyiv/3704867-pozezu-u-solomanskomu-rajoni-kieva-lokalizuvali.html</text:a>
</text:p>
      <!--NEWS-->
      <text:h text:style-name="P10" text:outline-level="1">
<text:span text:style-name="T4">
The MAEC missions were rotated at the Chernobyl and Rivne NPP</text:span>
</text:h>
      <text:p text:style-name="P4">
Authors: Ukrinform (Person)</text:p>
      <text:p text:style-name="P4">
Publisher: Укринформ (Organization)</text:p>
      <text:p text:style-name="P4">
Published Time: 2023-05-04T-55:18:00+03:00</text:p>
      <text:p text:style-name="P4">
Modified Time: 2023-05-04T21:18:00+03:00</text:p>
      <text:p text:style-name="P4">
Description: At the Chornobyl NPP and Rivne NPP, staff of permanent monitoring missions of the International Atomic Energy Agency (IAEA). - Ukrinform.</text:p>
      <text:p text:style-name="P4">
Images: ["<text:a xlink:type="simple" xlink:href="https://static.ukrinform.com/photos/2022_04/thumb_files/630_360_1651341480-103.jpg" text:style-name="Internet_20_link" text:visited-style-name="Visited_20_Internet_20_Link">
630_360_16513...</text:a>
"]</text:p>
      <text:p text:style-name="P4">
Tags: ['ЧАЕС', 'МАГАТЕ', 'Ротація', 'Рівненська АЕС']</text:p>
      <text:p text:style-name="P4">
Type: Article</text:p>
      <!--METADATA-->
      <text:p text:style-name="P4">
<draw:frame draw:style-name="fr1" draw:name="Image61" text:anchor-type="as-char" svg:width="6.9236in" svg:height="3.956343in" draw:z-index="0">
<draw:image xlink:href="../Images/yкринформ/2023-05-04T-55-18-00-03-00/630_360_1651341480-103.jpg" xlink:type="simple" xlink:show="embed" xlink:actuate="onLoad" draw:mime-type="image/jpeg"/>
</draw:frame>
At the Chornobyl NPP and Rivne NPP PEO(IDA).</text:p>
      <text:p text:style-name="P4">
Як передає Укрінформ, про це повідомляє <text:a xlink:type="simple" xlink:href="https://snriu.gov.ua/news/na-dsp-chornobylska-aes-ta-vp-rivnenska-aes-vidbulysia-rotatsii-personalu-postiinykh-monitorynhovykh-misii-mahate" text:style-name="Internet_20_link" text:visited-style-name="Visited_20_Internet_20_Link">
 </text:a>
.</text:p>
      <text:p text:style-name="P4">
“On May 3, 2023, experts of permanent monitoring missions of the International Atomic Energy Monitoring Monitoring Monitoring Monitoring Monitoring Monitoring Methods of the Chornobyl NPP and Rivne NPP. The RAES's duties have come to the shot -group of experts <text:a xlink:type="simple" xlink:href="https://www.ukrinform.ua/tag-magate" text:style-name="Internet_20_link" text:visited-style-name="Visited_20_Internet_20_Link">
</text:a>
, at the Chernobyl NPP - seventh, ”he goes in the message.</text:p>
      <text:p text:style-name="P4">
As it was reported, at the Chernobyl, Rivne, as well as half -day and Khmelnitsky nuclear stations, permanent MAIE monitoring began their activities in January 2023. At the occupied Zaporozhye NPP, a permanent monitoring group has been operating since September 2022. The agency's missions at all Ukrainian NPPs were in response to Ukraine's nuclear request.</text:p>
      <text:p text:style-name="P4">
<text:span text:style-name="T4">
 Read also: </text:span>
 <text:a xlink:type="simple" xlink:href="https://www.ukrinform.ua/rubric-economy/3704390-na-rivnenskij-aes-uspisno-proveli-dvi-inspekcii-magate.html" text:style-name="Internet_20_link" text:visited-style-name="Visited_20_Internet_20_Link">
<text:span text:style-name="T4">
 IAEA </text:span>
</text:a>
Recently, April 27, 2023, the next <text:a xlink:type="simple" xlink:href="https://www.ukrinform.ua/rubric-economy/3703092-na-zaes-projsla-rotacia-misii-magate.html" text:style-name="Internet_20_link" text:visited-style-name="Visited_20_Internet_20_Link">
</text:a>
 .</text:p>
      <text:p text:style-name="P4">
News Source: <text:a xlink:type="simple" xlink:href="https://www.ukrinform.ua/rubric-economy/3704864-na-cornobilskij-ta-rivnenskij-aes-vidbulasa-rotacia-misij-magate.html" text:style-name="Internet_20_link" text:visited-style-name="Visited_20_Internet_20_Link">
https://www.ukrinform.ua/rubric-economy/3704864-na-cornobilskij-ta-rivnenskij-aes-vidbulasa-rotacia-misij-magate.html</text:a>
</text:p>
      <!--NEWS-->
      <text:h text:style-name="P10" text:outline-level="1">
<text:span text:style-name="T4">
The EU Council approved a military assistance package for Georgia and Moldova</text:span>
</text:h>
      <text:p text:style-name="P4">
Authors: Ukrinform (Person)</text:p>
      <text:p text:style-name="P4">
Publisher: Укринформ (Organization)</text:p>
      <text:p text:style-name="P4">
Published Time: 2023-05-04T-57:13:00+03:00</text:p>
      <text:p text:style-name="P4">
Modified Time: 2023-05-04T21:13:00+03:00</text:p>
      <text:p text:style-name="P4">
Description: The European Council has adopted two separate decisions today that provide for financial assistance from the European Peace Fund (EFM) for the development of the military forces of the Republic of Moldova and Georgia - these countries will receive 40 million euros and 30 million euros, respectively. - Ukrinform.</text:p>
      <text:p text:style-name="P4">
Images: ["<text:a xlink:type="simple" xlink:href="https://static.ukrinform.com/photos/2018_11/thumb_files/630_360_1542652516-609.jpg" text:style-name="Internet_20_link" text:visited-style-name="Visited_20_Internet_20_Link">
630_360_15426...</text:a>
"]</text:p>
      <text:p text:style-name="P4">
Tags: ['Євросоюз', 'Грузія', 'Молдова', 'Рада Європи', 'допомога']</text:p>
      <text:p text:style-name="P4">
Type: Article</text:p>
      <!--METADATA-->
      <text:p text:style-name="P4">
<draw:frame draw:style-name="fr1" draw:name="Image62" text:anchor-type="as-char" svg:width="6.9236in" svg:height="3.956343in" draw:z-index="0">
<draw:image xlink:href="../Images/yкринформ/2023-05-04T-57-13-00-03-00/630_360_1542652516-609.jpg" xlink:type="simple" xlink:show="embed" xlink:actuate="onLoad" draw:mime-type="image/jpeg"/>
</draw:frame>
The European Council today has made two separate decisions that provide for financial assistance from the European Peace Fund(EFM)For the development of the Republic of Moldova and Georgia, these countries will receive 40 million euros and 30 million euros respectively.</text:p>
      <text:p text:style-name="P4">
According to Ukrinform, such information is published today on <text:a xlink:type="simple" xlink:href="https://www.consilium.europa.eu/en/press/press-releases/2023/05/04/european-peace-facility-council-adopts-assistance-measures-to-support-defence-sector-of-the-republic-of-moldova-and-georgia/" text:style-name="Internet_20_link" text:visited-style-name="Visited_20_Internet_20_Link">
</text:a>
.</text:p>
      <text:p text:style-name="P4">
«Ми продовжуємо підтримувати модернізацію спроможностей Збройних силРеспубліки Молдова та Сил оборони Грузії. У складному геополітичному контекстіта відповідно до їх європейських прагнень, ми допомагаємо їм зміцнитиоборонний сектор, та розвинути здатність до участі у військових місіях таопераціях ЄС», - зазначив Високий представник ЄС Жозеп Боррель.</text:p>
      <text:p text:style-name="P4">
Такі заходи мають на меті зміцнення національної безпеки, стабільності тастійкості обох країн в оборонному секторі.</text:p>
      <text:p text:style-name="P4">
<text:span text:style-name="T4">
Читайте також:</text:span>
 <text:span text:style-name="T4">
<text:a xlink:type="simple" xlink:href="https://www.ukrinform.ua/rubric-polytics/3702452-u-gruzii-poasnili-comu-ne-golosuvali-za-ukrainsku-rezoluciu-v-pare.html" text:style-name="Internet_20_link" text:visited-style-name="Visited_20_Internet_20_Link">
 </text:a>
</text:span>
</text:p>
      <text:p text:style-name="P4">
Moldova will receive 40 million euros for 36 months to finance the steams of non -lethal equipment and services in the interests of national armed forces. Such supply will include air surveillance, mobility of transport, logistics equipment, means of improving systematic management and strengthening cyber defense.</text:p>
      <text:p text:style-name="P4">
This is the third tranche of such EU assistance for Moldova - the previous package of 40 million euros was agreed in June 2022, and before that, in December 20121, Moldova received 7 million euros to improve the sectors.</text:p>
      <text:p text:style-name="P4">
<text:span text:style-name="T4">
 Read also: </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Georgia will receive 30 million euros and the same period of 36 months, which will also be used to improve the non -lethal capabilities of national siloboron, including giving them, if necessary, appropriate technical training. Before that, Georgia received for the following purposes of 20 million euros in December2022 and 12.75 million euros in December 2021.<text:span text:style-name="T4">
 Read also: </text:span>
 <text:span text:style-name="T4">
 <text:a xlink:type="simple" xlink:href="https://www.ukrinform.ua/rubric-world/3700200-rada-es-prosila-gruziu-predstaviti-perekonlivi-rezultati-demokraticnih-reform-do-kinca-roku.html" text:style-name="Internet_20_link" text:visited-style-name="Visited_20_Internet_20_Link">
</text:a>
</text:span>
</text:p>
      <text:p text:style-name="P4">
In particular, the EU has just allocated 2 billion euros to accelerate the suppacative artillery ammunition for Ukraine, in particular, to compensate for member countries of already available ammunition from army warehouses, as well as to finance a joint order for the defense industry of Europe. Prior to that, the EU has identified 7 tranches of military assistance for weapons and military equipment to assist Ukraine. Common military assistance from the EU and from the Member States to ensure the right of Ukraine to self-defense from Russian aggression is 12 billion euros.</text:p>
      <text:p text:style-name="P4">
News Source: <text:a xlink:type="simple" xlink:href="https://www.ukrinform.ua/rubric-world/3704862-rada-es-uhvalila-paket-vijskovoi-dopomogi-dla-gruzii-ta-moldovi.html" text:style-name="Internet_20_link" text:visited-style-name="Visited_20_Internet_20_Link">
https://www.ukrinform.ua/rubric-world/3704862-rada-es-uhvalila-paket-vijskovoi-dopomogi-dla-gruzii-ta-moldovi.html</text:a>
</text:p>
      <!--NEWS-->
      <text:h text:style-name="P10" text:outline-level="1">
<text:span text:style-name="T4">
US collect information about "drones attack" on the Kremlin - White House</text:span>
</text:h>
      <text:p text:style-name="P4">
Authors: Ukrinform (Person)</text:p>
      <text:p text:style-name="P4">
Publisher: Укринформ (Organization)</text:p>
      <text:p text:style-name="P4">
Published Time: 2023-05-04T-59:05:12+03:00</text:p>
      <text:p text:style-name="P4">
Modified Time: 2023-05-04T21:05:12+03:00</text:p>
      <text:p text:style-name="P4">
Description: American intelligence is currently collecting information and evidence that can reveal the true causes of unmanned aerial vehicles on one of the Kremlin complex buildings. - Ukrinform.</text:p>
      <text:p text:style-name="P4">
Images: ["<text:a xlink:type="simple" xlink:href="https://static.ukrinform.com/photos/2015_10/thumb_files/630_360_1444986648-6229.jpg" text:style-name="Internet_20_link" text:visited-style-name="Visited_20_Internet_20_Link">
630_360_14449...</text:a>
"]</text:p>
      <text:p text:style-name="P4">
Tags: ['Безпілотник', 'Кремль', 'США', 'Білий дім']</text:p>
      <text:p text:style-name="P4">
Type: Article</text:p>
      <!--METADATA-->
      <text:p text:style-name="P4">
<draw:frame draw:style-name="fr1" draw:name="Image63" text:anchor-type="as-char" svg:width="6.9236in" svg:height="3.956343in" draw:z-index="0">
<draw:image xlink:href="../Images/yкринформ/2023-05-04T-59-05-12-03-00/630_360_1444986648-6229.jpg" xlink:type="simple" xlink:show="embed" xlink:actuate="onLoad" draw:mime-type="image/jpeg"/>
</draw:frame>
American intelligence is currently collecting information and evidence that can reveal the true causes of unmanned aerial vehicles on one of the Kremlivsky Complex.</text:p>
      <text:p text:style-name="P4">
This was stated on Thursday during a briefing at Washington Coordinator of the White House Radin Security John Kirby, Ukrinform reports.</text:p>
      <text:p text:style-name="P4">
"We are still trying to gather information about what happened," Baiden's representative said.</text:p>
      <text:p text:style-name="P4">
He emphasized that there are many questions about the situation, but will have convincing evidence to draw final conclusions.</text:p>
      <text:p text:style-name="P4">
<text:span text:style-name="T4">
 Read also: </text:span>
 <text:a xlink:type="simple" xlink:href="https://www.ukrinform.ua/rubric-ato/3704326-ignat-prokomentuvav-ataku-droniv-na-kreml-mabut-nlo.html" text:style-name="Internet_20_link" text:visited-style-name="Visited_20_Internet_20_Link">
<text:span text:style-name="T4">
 Ignati </text:span>
 <text:span text:style-name="T4">
 </text:span>
 commented <text:span text:style-name="T4">
 </text:span>
 Attack <text:span text:style-name="T4">
 </text:span>
 drones <text:span text:style-name="T4">
<text:span text:style-name="T5">
* Kremlin </text:span>
* </text:span>
 <text:span text:style-name="T4">
 </text:span>
 <text:span text:style-name="T4">
 </text:span>
 <text:span text:style-name="T4">
 UFO </text:span>
</text:a>
“One can tell you for sure that the United States was in no way involved in this incident contrary to <text:a xlink:type="simple" xlink:href="https://www.ukrinform.ua/rubric-polytics/3704660-u-bilomu-domi-nazvali-bezgluzdimi-zaavi-peskova-pro-pricetnist-ssa-do-ataki-na-kreml.html" text:style-name="Internet_20_link" text:visited-style-name="Visited_20_Internet_20_Link">
</text:a>
"It's just a lie," Kirby said.</text:p>
      <text:p text:style-name="P4">
At the same time, he noted that in recent days Russia continues to launch dozens of missiles and drones in Ukraine, "causing strokes of minor buildings and killing innocent Ukrainians, including buyers of the way."</text:p>
      <text:p text:style-name="P4">
The White House Representative emphasized that Russia continues to wage a brutal war on the Ukrainian people.</text:p>
      <text:p text:style-name="P4">
<text:span text:style-name="T4">
 Read also: </text:span>
 <text:a xlink:type="simple" xlink:href="https://www.ukrinform.ua/rubric-world/3704349-ataku-na-kreml-zdijsnili-na-zamovlenna-rosijskih-oligarhiv-arahamia.html" text:style-name="Internet_20_link" text:visited-style-name="Visited_20_Internet_20_Link">
</text:a>
"And we are devoted to support Ukraine at the time when it is protected from this aggression," the US administration spokesman.</text:p>
      <text:p text:style-name="P4">
As reported by Ukrinform, on May 3 the press service of the President of Russia <text:a xlink:type="simple" xlink:href="https://www.ukrinform.ua/rubric-world/3704176-u-putina-zaavili-pro-ataku-bezpilotnikiv-na-kreml.html" text:style-name="Internet_20_link" text:visited-style-name="Visited_20_Internet_20_Link">
</text:a>
. It is stated that the Kremlin regards the attempt to strike as "a planned terrorist action and an attempt on the President of the Russian Federation on the eve of the winner".</text:p>
      <text:p text:style-name="P4">
<text:span text:style-name="T4">
 Read also: </text:span>
 <text:a xlink:type="simple" xlink:href="https://www.ukrinform.ua/rubric-ato/3704385-ataka-na-kreml-abo-so-oznacaut-sodenni-udari-droniv-j-raket-na-zustricnih-kursah.html" text:style-name="Internet_20_link" text:visited-style-name="Visited_20_Internet_20_Link">
<text:span text:style-name="T4">
 Attack </text:span>
 <text:span text:style-name="T4">
 Kremlin </text:span>
 <text:span text:style-name="T4">
 </text:span>
 or <text:span text:style-name="T4">
 </text:span>
 mean <text:span text:style-name="T4">
 </text:span>
 Daily <text:span text:style-name="T4">
<text:span text:style-name="T5">
* Down </text:span>
* </text:span>
 Drones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counter <text:span text:style-name="T4">
 </text:span>
 courses **</text:a>
</text:p>
      <text:p text:style-name="P4">
News Source: <text:a xlink:type="simple" xlink:href="https://www.ukrinform.ua/rubric-world/3704858-ssa-zbiraut-informaciu-pro-ataku-droniv-na-kreml-bilij-dim.html" text:style-name="Internet_20_link" text:visited-style-name="Visited_20_Internet_20_Link">
https://www.ukrinform.ua/rubric-world/3704858-ssa-zbiraut-informaciu-pro-ataku-droniv-na-kreml-bilij-dim.html</text:a>
</text:p>
      <!--NEWS-->
      <text:h text:style-name="P10" text:outline-level="1">
<text:span text:style-name="T4">
Donetsk communities will receive more than 3,000 books in Ukrainian</text:span>
</text:h>
      <text:p text:style-name="P4">
Authors: Ukrinform (Person)</text:p>
      <text:p text:style-name="P4">
Publisher: Укринформ (Organization)</text:p>
      <text:p text:style-name="P4">
Published Time: 2023-05-04T-62:59:00+03:00</text:p>
      <text:p text:style-name="P4">
Modified Time: 2023-05-04T20:59:00+03:00</text:p>
      <text:p text:style-name="P4">
Description: The communities of Donetsk region will receive more than 3,000 books of different genres in Ukrainian for book shelves. - Ukrinform.</text:p>
      <text:p text:style-name="P4">
Images: ["<text:a xlink:type="simple" xlink:href="https://static.ukrinform.com/photos/2023_05/thumb_files/630_360_1683224586-990.jpg" text:style-name="Internet_20_link" text:visited-style-name="Visited_20_Internet_20_Link">
630_360_16832...</text:a>
", "<text:a xlink:type="simple" xlink:href="https://static.ukrinform.com/photos/2023_05/1683224586-910.jpg" text:style-name="Internet_20_link" text:visited-style-name="Visited_20_Internet_20_Link">
1683224586-91...</text:a>
"]</text:p>
      <text:p text:style-name="P4">
Tags: ['Донеччина', 'Книги', 'Тергромада', 'МКІП ']</text:p>
      <text:p text:style-name="P4">
Type: Article</text:p>
      <!--METADATA-->
      <text:p text:style-name="P4">
<draw:frame draw:style-name="fr1" draw:name="Image64" text:anchor-type="as-char" svg:width="6.9236in" svg:height="3.956343in" draw:z-index="0">
<draw:image xlink:href="../Images/yкринформ/2023-05-04T-62-59-00-03-00/630_360_1683224586-990.jpg" xlink:type="simple" xlink:show="embed" xlink:actuate="onLoad" draw:mime-type="image/jpeg"/>
</draw:frame>
Gromadidonechchyna will receive more than 3,000 books of different genres in Ukrainian to organize book shelves.</text:p>
      <text:p text:style-name="P4">
As Ukrinform reports, it reports <text:a xlink:type="simple" xlink:href="https://mkip.gov.ua/news/9095.html" text:style-name="Internet_20_link" text:visited-style-name="Visited_20_Internet_20_Link">
</text:a>
 <text:a xlink:type="simple" xlink:href="https://mkip.gov.ua/news/9095.html" text:style-name="Internet_20_link" text:visited-style-name="Visited_20_Internet_20_Link">
 </text:a>
Ministry of Culture and Information Policy.</text:p>
      <text:p text:style-name="P4">
<draw:frame draw:style-name="fr1" draw:name="Image65" text:anchor-type="as-char" svg:width="6.9236in" svg:height="5.1927in" draw:z-index="0">
<draw:image xlink:href="../Images/yкринформ/2023-05-04T-62-59-00-03-00/1683224586-910.jpg" xlink:type="simple" xlink:show="embed" xlink:actuate="onLoad" draw:mime-type="image/jpeg"/>
</draw:frame>
"With the support of the Ministry of Culture and Information Policy and Initiatives of the Vydidonetsk Regional Military-Civil Administration, 13 communities will receive more than 3,000 communities <text:a xlink:type="simple" xlink:href="https://www.ukrinform.ua/tag-kniga" text:style-name="Internet_20_link" text:visited-style-name="Visited_20_Internet_20_Link">
</text:a>
Different genres in Ukrainian. The books have already been sent to Donetsk region on May 1 this year. Literature should replenish book shelves for children and adults with educational and consulting centers and "points of indomitability" of the region, " - said in the message.</text:p>
      <text:p text:style-name="P4">
<text:span text:style-name="T4">
 Read also: </text:span>
 <text:a xlink:type="simple" xlink:href="https://www.ukrinform.ua/rubric-culture/3700994-aki-knigi-citaut-ukrainci-pid-cas-vijni.html" text:style-name="Internet_20_link" text:visited-style-name="Visited_20_Internet_20_Link">
<text:span text:style-name="T4">
 Books </text:span>
</text:a>
According to the ministry, such an action will promote the development of reading in the region will help to form the national linguistic and cultural space of the country.</text:p>
      <text:p text:style-name="P4">
The books for this action were collected by the National Library of Ukraine for Children, the Central Protection of the Information Space and the State Committee of Ukraine on Television Taradio.</text:p>
      <text:p text:style-name="P4">
As it was reported, the Liverpool Central Library and the Odesa Scientific Babybliotek <text:a xlink:type="simple" xlink:href="https://www.ukrinform.ua/rubric-culture/3701199-biblioteki-odesi-j-liverpula-stali-pobratimami-zelenska.html" text:style-name="Internet_20_link" text:visited-style-name="Visited_20_Internet_20_Link">
</text:a>
.  Photo: муп.Гов.ua</text:p>
      <text:p text:style-name="P4">
News Source: <text:a xlink:type="simple" xlink:href="https://www.ukrinform.ua/rubric-culture/3704868-gromadi-doneccini-otrimaut-ponad-3-000-knizok-ukrainskou.html" text:style-name="Internet_20_link" text:visited-style-name="Visited_20_Internet_20_Link">
https://www.ukrinform.ua/rubric-culture/3704868-gromadi-doneccini-otrimaut-ponad-3-000-knizok-ukrainskou.html</text:a>
</text:p>
      <!--NEWS-->
      <text:h text:style-name="P10" text:outline-level="1">
<text:span text:style-name="T4">
The draft law on the abandonment of Russian citizenship at the development stage - Lubinets</text:span>
</text:h>
      <text:p text:style-name="P4">
Authors: Ukrinform (Person)</text:p>
      <text:p text:style-name="P4">
Publisher: Укринформ (Organization)</text:p>
      <text:p text:style-name="P4">
Published Time: 2023-05-04T-64:57:00+03:00</text:p>
      <text:p text:style-name="P4">
Modified Time: 2023-05-04T20:57:00+03:00</text:p>
      <text:p text:style-name="P4">
Description: The project of the Law of Ukraine on the abandonment of Russian citizenship is currently under development. - Ukrinform.</text:p>
      <text:p text:style-name="P4">
Images: ["<text:a xlink:type="simple" xlink:href="https://static.ukrinform.com/photos/2023_05/thumb_files/630_360_1683216864-766.jpg" text:style-name="Internet_20_link" text:visited-style-name="Visited_20_Internet_20_Link">
630_360_16832...</text:a>
"]</text:p>
      <text:p text:style-name="P4">
Tags: ['Паспорт', 'Закон', 'росія', 'Громадянство', 'Дмитро Лубінець']</text:p>
      <text:p text:style-name="P4">
Type: Article</text:p>
      <!--METADATA-->
      <text:p text:style-name="P4">
<draw:frame draw:style-name="fr1" draw:name="Image66" text:anchor-type="as-char" svg:width="6.9236in" svg:height="3.956343in" draw:z-index="0">
<draw:image xlink:href="../Images/yкринформ/2023-05-04T-64-57-00-03-00/630_360_1683216864-766.jpg" xlink:type="simple" xlink:show="embed" xlink:actuate="onLoad" draw:mime-type="image/jpeg"/>
</draw:frame>
Ukraine's project on abandonment of Russian citizenship is currently under development.</text:p>
      <text:p text:style-name="P4">
The Ukrainian Ombudsman Dmitry Lubinets said this during a press conference, Ukrinform correspondent reports.</text:p>
      <text:p text:style-name="P4">
"Currently, the bill is at the stage of development of a group of people's deputies. Two my workers are relevant to the working group," - said <text:a xlink:type="simple" xlink:href="https://www.ukrinform.ua/tag-dmitro-lubinec" text:style-name="Internet_20_link" text:visited-style-name="Visited_20_Internet_20_Link">
</text:a>
.</text:p>
      <text:p text:style-name="P4">
Answering questions about the mechanism of refusal of the Russian passport, the commissioner noted that the mechanism at this time looks as follows: the post -occupation of territories provides for some time to the citizens of Ukraine - now a year is considered - so that they are publicly reported by the registered mechanism about the fact him.</text:p>
      <text:p text:style-name="P4">
"I can only say from myself that when this bill comes to the stage of expert discussion and analysis of me, I will give my vision(As for him- ed.)", - said Lubin.</text:p>
      <text:p text:style-name="P4">
<text:span text:style-name="T4">
 Read also: </text:span>
 <text:a xlink:type="simple" xlink:href="https://www.ukrinform.ua/rubric-polytics/3704832-vidbir-suddiv-ksu-ta-nacmensini-stefanisina-zustrilasa-z-delegacieu-venecijskoi-komisii.html" text:style-name="Internet_20_link" text:visited-style-name="Visited_20_Internet_20_Link">
<text:span text:style-name="T4">
 Venice </text:span>
</text:a>
Answering questions about the prospects for support in the parliament of this law -proofread, the Ombudsman expressed the opinion that those people's deputies, who understands that now more than 5 million citizens of Ukraine concerns, they also understand that it is a very important issue that should be engaged.</text:p>
      <text:p text:style-name="P4">
As reported by Ukrinform, the president's suspected war crimes <text:a xlink:type="simple" xlink:href="https://www.ukrinform.ua/tag-prezident" text:style-name="Internet_20_link" text:visited-style-name="Visited_20_Internet_20_Link">
</text:a>
of(https://www.ukrinform.ua/rubric-ato/3701757-putin-pidpisav-ukaz-so-dozvolae-deportuvati-ukrainciv-z-timcasovo-okupovanih-teritorij.html)that allows the residents of the temporarily occupied territories of Ukraine who have not taken the citizen of the Russian Federation. The decree stipulates that Ukrainian citizens or passport owners of puppet "DNR", "LNR" should either become Russian citizens, or to assert that they do not want to do it. Those who choose the second option from July 12024 will be considered foreigners and, accordingly, can be deported.</text:p>
      <text:p text:style-name="P4">
News Source: <text:a xlink:type="simple" xlink:href="https://www.ukrinform.ua/rubric-polytics/3704856-zakonoproekt-pro-vidmovu-vid-gromadanstva-rf-na-stadii-rozrobki-lubinec.html" text:style-name="Internet_20_link" text:visited-style-name="Visited_20_Internet_20_Link">
https://www.ukrinform.ua/rubric-polytics/3704856-zakonoproekt-pro-vidmovu-vid-gromadanstva-rf-na-stadii-rozrobki-lubinec.html</text:a>
</text:p>
      <!--NEWS-->
      <text:h text:style-name="P10" text:outline-level="1">
<text:span text:style-name="T4">
The Netherlands will continue to strengthen the military potential of Ukraine - the Minister of Defense</text:span>
</text:h>
      <text:p text:style-name="P4">
Authors: Ukrinform (Person)</text:p>
      <text:p text:style-name="P4">
Publisher: Укринформ (Organization)</text:p>
      <text:p text:style-name="P4">
Published Time: 2023-05-04T-74:30:00+03:00</text:p>
      <text:p text:style-name="P4">
Modified Time: 2023-05-04T20:30:00+03:00</text:p>
      <text:p text:style-name="P4">
Description: The Netherlands are determined to continue to support Ukraine and the Ukrainian people in their desire to resist Russian aggression. - Ukrinform.</text:p>
      <text:p text:style-name="P4">
Images: ["<text:a xlink:type="simple" xlink:href="https://static.ukrinform.com/photos/2023_05/thumb_files/630_360_1683218641-834.jpg" text:style-name="Internet_20_link" text:visited-style-name="Visited_20_Internet_20_Link">
630_360_16832...</text:a>
"]</text:p>
      <text:p text:style-name="P4">
Tags: ['Нідерланди', 'Оборона', 'ЗСУ', 'Зеленський', 'Війна з росією']</text:p>
      <text:p text:style-name="P4">
Type: Article</text:p>
      <!--METADATA-->
      <text:p text:style-name="P4">
<draw:frame draw:style-name="fr1" draw:name="Image67" text:anchor-type="as-char" svg:width="6.9236in" svg:height="3.956343in" draw:z-index="0">
<draw:image xlink:href="../Images/yкринформ/2023-05-04T-74-30-00-03-00/630_360_1683218641-834.jpg" xlink:type="simple" xlink:show="embed" xlink:actuate="onLoad" draw:mime-type="image/jpeg"/>
</draw:frame>
The Netherlands is determined to continue to support Ukraine and the Ukrainian in the desire to resist Russian aggression.</text:p>
      <text:p text:style-name="P4">
The Minister of Defense of the Netherlands Kaisa Ollongren declared this at the Bazivivka and Air Forces, which was visited by President of Ukraine Volodymyr Zelenskyy, Ukrinform reports.</text:p>
      <text:p text:style-name="P4">
“<text:a xlink:type="simple" xlink:href="https://www.ukrinform.ua/tag-niderlandi" text:style-name="Internet_20_link" text:visited-style-name="Visited_20_Internet_20_Link">
</text:a>
They are determined to continue to support Ukraine and the Ukrainian people in the desire to resist Russian aggression. We will continue to make a significant contribution to the strengthening of Ukraine, military potential. Now in the future. How much you need, ” - emphasized Lalolongren.</text:p>
      <text:p text:style-name="P4">
She also noted that the visit of President Zelensky is on a special day for the Netherlands. After all, on May 4, the Netherlands commemorates the citizens and soldiers of the Netherlands, who died during the war and peaceful missions during World War II.</text:p>
      <text:p text:style-name="P4">
<text:span text:style-name="T4">
 Read also: </text:span>
 <text:a xlink:type="simple" xlink:href="https://www.ukrinform.ua/rubric-ato/3704708-niderlandi-ne-bacat-tabu-v-nadanni-ukraini-vinisuvaciv-f16-rutte.html" text:style-name="Internet_20_link" text:visited-style-name="Visited_20_Internet_20_Link">
<text:span text:style-name="T4">
 Netherlands </text:span>
</text:a>
“Thus, the past and present merge here today. And this is unfortunately, bitter reality. Your struggle is our struggle. We consider it our duty to support you, ”Ollongren said.</text:p>
      <text:p text:style-name="P4">
The minister also stressed that it is very important to attract the perpetrators.</text:p>
      <text:p text:style-name="P4">
“The dedication of your soldiers is really inspiring. They fight for free Ukraine, Ukraine, which can be transferred to their children. The rates are high. For Ukraine. But for us here, in the Netherlands, and for anyone who values the value of democracy, international law and territorial integrity, ”Ollongren said.</text:p>
      <text:p text:style-name="P4">
<text:span text:style-name="T4">
 Read also: </text:span>
 <text:a xlink:type="simple" xlink:href="https://www.ukrinform.ua/rubric-ato/3704736-belgia-gotue-novij-paket-vijskovoi-dopomogi-ukraini.html" text:style-name="Internet_20_link" text:visited-style-name="Visited_20_Internet_20_Link">
</text:a>
According to Ukrinform, President Volodymyr Zelenskyy launched an official vestment in the Netherlands, whose program provides for an appeal, a meeting with the Prime Ministers of the Netherlands and Belgium, visiting the ICS and staying at the King's audience and on the basis of the Air Force.</text:p>
      <text:p text:style-name="P4">
In Hague, Volodymyr Zelenskyy has already met with Senate President Janubraun and the Chamber of the House of Representatives Vera Bergkmp.</text:p>
      <text:p text:style-name="P4">
News Source: <text:a xlink:type="simple" xlink:href="https://www.ukrinform.ua/rubric-ato/3704840-niderlandi-j-dali-zmicnuvatimut-vijskovij-potencial-ukraini-ministerka-oboroni.html" text:style-name="Internet_20_link" text:visited-style-name="Visited_20_Internet_20_Link">
https://www.ukrinform.ua/rubric-ato/3704840-niderlandi-j-dali-zmicnuvatimut-vijskovij-potencial-ukraini-ministerka-oboroni.html</text:a>
</text:p>
      <!--NEWS-->
      <text:h text:style-name="P10" text:outline-level="1">
<text:span text:style-name="T4">
Travelers have resumed direct connections with two communities in the east of Kharkiv region</text:span>
</text:h>
      <text:p text:style-name="P4">
Authors: Ukrinform (Person)</text:p>
      <text:p text:style-name="P4">
Publisher: Укринформ (Organization)</text:p>
      <text:p text:style-name="P4">
Published Time: 2023-05-04T-81:13:00+03:00</text:p>
      <text:p text:style-name="P4">
Modified Time: 2023-05-04T20:13:00+03:00</text:p>
      <text:p text:style-name="P4">
Description: Roads have restored the bridge on the T-21-11 Chuguev-Pechenegs-Great Burluk, which facilitates the work of humanitarian corridors in the eastern part of Kharkiv region. - Ukrinform.</text:p>
      <text:p text:style-name="P4">
Images: ["<text:a xlink:type="simple" xlink:href="https://static.ukrinform.com/photos/2023_05/thumb_files/630_360_1683220388-110.jpg" text:style-name="Internet_20_link" text:visited-style-name="Visited_20_Internet_20_Link">
630_360_16832...</text:a>
"]</text:p>
      <text:p text:style-name="P4">
Tags: ['Дороги', 'Харківщина', 'Ремонт', 'Відбудова']</text:p>
      <text:p text:style-name="P4">
Type: Article</text:p>
      <!--METADATA-->
      <text:p text:style-name="P4">
<draw:frame draw:style-name="fr1" draw:name="Image68" text:anchor-type="as-char" svg:width="6.9236in" svg:height="3.956343in" draw:z-index="0">
<draw:image xlink:href="../Images/yкринформ/2023-05-04T-81-13-00-03-00/630_360_1683220388-110.jpg" xlink:type="simple" xlink:show="embed" xlink:actuate="onLoad" draw:mime-type="image/jpeg"/>
</draw:frame>
Roads departed the bridge on the T-21-11 Chuguev-Pecheneg-Great Burluk, which lifts the work of humanitarian corridors in the eastern part of Kharkiv region.</text:p>
      <text:p text:style-name="P4">
About it reports Ukrinform with reference to the State Agency for Recovery and Infrastructure Development in <text:a xlink:type="simple" xlink:href="https://www.facebook.com/agency.for.restoration/posts/pfbid02Z2GBBP61KPDsE5Lpx6zzmuo5AiUwg6SMRdPyZMhUzfmLUSJmAhLNDjpuSUyJTxmKl" text:style-name="Internet_20_link" text:visited-style-name="Visited_20_Internet_20_Link">
</text:a>
.</text:p>
      <text:p text:style-name="P4">
«Селища Великий Бурлук та Печеніги знаходяться неподалік кордону з державою-агресором. На початку 2022 року вони потрапили під тимчасову окупацію. Навітьпісля звільнення громади регулярно страждають від <text:a xlink:type="simple" xlink:href="https://www.ukrinform.ua/tag-obstril" text:style-name="Internet_20_link" text:visited-style-name="Visited_20_Internet_20_Link">
</text:a>
. Establishing a quality connection at the same time is the priority of the agency, because people have quickly reached people, doctors, repair crews and humanitarian convoy, ”the testimony reads.</text:p>
      <text:p text:style-name="P4">
The agency reminded that the bridge was destroyed on February 26, 2022. Postal excavation was arranged a temporary crossing, which could serve the transport means weighing up to 10 tons. Today the movement of the bridge is restored.</text:p>
      <text:p text:style-name="P4">
<text:span text:style-name="T4">
 Read also: </text:span>
 <text:a xlink:type="simple" xlink:href="https://www.ukrinform.ua/rubric-vidbudova/3703792-dorozniki-vidnovili-prame-spolucenna-lviv-truskavec-shidnica.html" text:style-name="Internet_20_link" text:visited-style-name="Visited_20_Internet_20_Link">
</text:a>
As it was reported, the State Agency for Recovery and Development of Infrastructure has a direct connection of Lviv - Truskavets - Skhidnytsia, to establish a seven -time bridge on the T -14-02 highway in Lviv region.</text:p>
      <text:p text:style-name="P4">
<text:span text:style-name="T5">
Foto: State Agency for Recovery and Development of Infrastructure of Ukraine</text:span>
</text:p>
      <text:p text:style-name="P4">
News Source: <text:a xlink:type="simple" xlink:href="https://www.ukrinform.ua/rubric-vidbudova/3704831-dorozniki-vidnovili-prame-spolucenna-z-dvoma-gromadami-na-shodi-harkivsini.html" text:style-name="Internet_20_link" text:visited-style-name="Visited_20_Internet_20_Link">
https://www.ukrinform.ua/rubric-vidbudova/3704831-dorozniki-vidnovili-prame-spolucenna-z-dvoma-gromadami-na-shodi-harkivsini.html</text:a>
</text:p>
      <!--NEWS-->
      <text:h text:style-name="P10" text:outline-level="1">
<text:span text:style-name="T4">
Schroeder lost court about offices in Bundestag</text:span>
</text:h>
      <text:p text:style-name="P4">
Authors: Ukrinform (Person)</text:p>
      <text:p text:style-name="P4">
Publisher: Укринформ (Organization)</text:p>
      <text:p text:style-name="P4">
Published Time: 2023-05-04T-9:52:00+03:00</text:p>
      <text:p text:style-name="P4">
Modified Time: 2023-05-04T23:52:00+03:00</text:p>
      <text:p text:style-name="P4">
Description: Former German Chancellor Gerhard Schroeder sued the state to demand him to keep his offices in the Bundestag and lost. - Ukrinform.</text:p>
      <text:p text:style-name="P4">
Images: ["<text:a xlink:type="simple" xlink:href="https://static.ukrinform.com/photos/2016_03/thumb_files/630_360_1459336313-2272.jpg" text:style-name="Internet_20_link" text:visited-style-name="Visited_20_Internet_20_Link">
630_360_14593...</text:a>
"]</text:p>
      <text:p text:style-name="P4">
Tags: ['Бундестаг', 'Німеччина', 'Суд', 'Шредер']</text:p>
      <text:p text:style-name="P4">
Type: Article</text:p>
      <!--METADATA-->
      <text:p text:style-name="P4">
<draw:frame draw:style-name="fr1" draw:name="Image69" text:anchor-type="as-char" svg:width="6.9236in" svg:height="3.956343in" draw:z-index="0">
<draw:image xlink:href="../Images/yкринформ/2023-05-04T-9-52-00-03-00/630_360_1459336313-2272.jpg" xlink:type="simple" xlink:show="embed" xlink:actuate="onLoad" draw:mime-type="image/jpeg"/>
</draw:frame>
Smobovealer Germany Gerhard Schroeder sued the state by demanding that his offices be preserved and lost.</text:p>
      <text:p text:style-name="P4">
This decision was made on May 4 <text:a xlink:type="simple" xlink:href="https://www.berlin.de/gerichte/verwaltungsgericht/presse/pressemitteilungen/2023/pressemitteilung.1320564.php" text:style-name="Internet_20_link" text:visited-style-name="Visited_20_Internet_20_Link">
</text:a>
, reports Ukrinform.</text:p>
      <text:p text:style-name="P4">
"Former Federal Chancellor Gerhard Schroeder is not eligible for the office to perform current tasks," the sentence reads.</text:p>
      <text:p text:style-name="P4">
The judges noted that the plaintiff, who was Chancellor from 1998 to 2005, as well as other heads of government <text:a xlink:type="simple" xlink:href="https://www.ukrinform.ua/tag-nimeccina" text:style-name="Internet_20_link" text:visited-style-name="Visited_20_Internet_20_Link">
</text:a>
Before and the afternoon, he had an office in the German Bundestag, which worked the last four of the Federal Chancellor staff. However, in May 2022, the Bundestag budget committee decided to suspend the plaintiff's powers because he had no current obligations. Thus, the Berlin Administrative Court rejected the Schroeder's Position, who demanded the preservation of the office and employees.</text:p>
      <text:p text:style-name="P4">
Since the plaintiff received rooms from the SPD deputy group, not the viability of Germany.</text:p>
      <text:p text:style-name="P4">
<text:span text:style-name="T4">
 Read also: </text:span>
 <text:a xlink:type="simple" xlink:href="https://www.ukrinform.ua/rubric-crimea/3544187-taseva-nagadala-srederu-so-krim-nikoli-ne-buv-russkim.html" text:style-name="Internet_20_link" text:visited-style-name="Visited_20_Internet_20_Link">
<text:span text:style-name="T4">
 shreder </text:span>
</text:a>
Schroeder was not personally present at the hearing in the capital on Thursday. This process is unique in Germany's history.</text:p>
      <text:p text:style-name="P4">
The practice according to which the former federal chancellors receive offices with elaborators has existed for over 50 years. The exchanges of governments are expected to retire the functions in favor of the state. We will remind, 79-year-old Schroeder worked after the completion of his cadence on Russian energy concerns is tangible to Putin.</text:p>
      <text:p text:style-name="P4">
News Source: <text:a xlink:type="simple" xlink:href="https://www.ukrinform.ua/rubric-world/3704904-sreder-prograv-sud-sodo-ofisiv-u-bundestazi.html" text:style-name="Internet_20_link" text:visited-style-name="Visited_20_Internet_20_Link">
https://www.ukrinform.ua/rubric-world/3704904-sreder-prograv-sud-sodo-ofisiv-u-bundestazi.html</text:a>
</text:p>
      <!--NEWS-->
      <text:h text:style-name="P10" text:outline-level="1">
<text:span text:style-name="T4">
Ukrainian air defense shot down 18 of 24 Shahed-136/131 drones launched by Russia overnight</text:span>
</text:h>
      <text:p text:style-name="P4">
Authors: liveuamap (Language: en)</text:p>
      <text:p text:style-name="P4">
Time: 2023-05-04T01:08:00</text:p>
      <text:p text:style-name="P4">
Location: Kyiv, Kyiv city (Latitude:50.45521 Longtitude:30.55281)</text:p>
      <text:p text:style-name="P4">
Videos: []</text:p>
      <text:p text:style-name="P4">
Images: ["<text:a xlink:type="simple" xlink:href="https://liveuamap.com/pics/2023/05/04/22560292_0.jpg" text:style-name="Internet_20_link" text:visited-style-name="Visited_20_Internet_20_Link">
22560292_0.jpg</text:a>
"]</text:p>
      <text:p text:style-name="P4">
Tags: ["Europe", "Central and Eastern Europe"]</text:p>
      <text:p text:style-name="P4">
Id: 22560292</text:p>
      <!--METADATA-->
      <text:p text:style-name="P4">
Ukrainian air defense shot down 18 of 24 Shahed-136/131 drones launched byRussia overnight</text:p>
      <text:p text:style-name="P4">
<draw:frame draw:style-name="fr1" draw:name="Image70" text:anchor-type="as-char" svg:width="6.9236in" svg:height="6.9236in" draw:z-index="0">
<draw:image xlink:href="../Images/liveuamap/2023-05-04T01-08-00/22560292_0.jpg" xlink:type="simple" xlink:show="embed" xlink:actuate="onLoad" draw:mime-type="image/jpeg"/>
</draw:frame>
News Collection Link: <text:a xlink:type="simple" xlink:href="https://liveuamap.com/en/2023/4-may-ukrainian-air-defense-shot-down-18-of-24-shahed136131" text:style-name="Internet_20_link" text:visited-style-name="Visited_20_Internet_20_Link">
https://liveuamap.com/en/2023/4-may-ukrainian-air-defense-shot-down-18-of-24-shahed136131</text:a>
</text:p>
      <text:p text:style-name="P4">
News Source: <text:a xlink:type="simple" xlink:href="https://t.me/kpszsu/2497" text:style-name="Internet_20_link" text:visited-style-name="Visited_20_Internet_20_Link">
https://t.me/kpszsu/2497</text:a>
</text:p>
      <!--NEWS-->
      <text:h text:style-name="P10" text:outline-level="1">
<text:span text:style-name="T4">
Donetsk Oblast(07:14). Red Alert: aerial threat. Sirens sounding. Take cover now!</text:span>
</text:h>
      <text:p text:style-name="P4">
Authors: liveuamap (Language: en)</text:p>
      <text:p text:style-name="P4">
Time: 2023-05-04T01:15:00</text:p>
      <text:p text:style-name="P4">
Location: Donetsk Oblast (Latitude:48.72771 Longtitude:37.5773)</text:p>
      <text:p text:style-name="P4">
Videos: []</text:p>
      <text:p text:style-name="P4">
Images: []</text:p>
      <text:p text:style-name="P4">
Tags: ["Europe", "Central and Eastern Europe"]</text:p>
      <text:p text:style-name="P4">
Id: 22560290</text:p>
      <!--METADATA-->
      <text:p text:style-name="P4">
Donetsk Oblast(07:14). Red Alert: aerial threat. Sirens sounding. Take covernow!</text:p>
      <text:p text:style-name="P4">
News Collection Link: <text:a xlink:type="simple" xlink:href="https://liveuamap.com/en/2023/04-may-donetsk-oblast0714-red-alert-aerial-thg" text:style-name="Internet_20_link" text:visited-style-name="Visited_20_Internet_20_Link">
https://liveuamap.com/en/2023/04-may-donetsk-oblast0714-red-alert-aerial-thg</text:a>
</text:p>
      <text:p text:style-name="P4">
News Source: <text:a xlink:type="simple" xlink:href="https://t.me/air_alert_ua/44395" text:style-name="Internet_20_link" text:visited-style-name="Visited_20_Internet_20_Link">
https://t.me/air_alert_ua/44395</text:a>
</text:p>
      <!--NEWS-->
      <text:h text:style-name="P10" text:outline-level="1">
<text:span text:style-name="T4">
Zaporizka Oblast(07:18). Red Alert: aerial threat. Sirens sounding. Take cover now!</text:span>
</text:h>
      <text:p text:style-name="P4">
Authors: liveuamap (Language: en)</text:p>
      <text:p text:style-name="P4">
Time: 2023-05-04T01:20:00</text:p>
      <text:p text:style-name="P4">
Location: Zaporizka Oblast (Latitude:47.612621 Longtitude:35.764161)</text:p>
      <text:p text:style-name="P4">
Videos: []</text:p>
      <text:p text:style-name="P4">
Images: []</text:p>
      <text:p text:style-name="P4">
Tags: ["Europe", "Central and Eastern Europe"]</text:p>
      <text:p text:style-name="P4">
Id: 22560291</text:p>
      <!--METADATA-->
      <text:p text:style-name="P4">
Zaporizhzhia region(07:18). Red Alert: aerial threat. Sirens sounding. Take covernow!</text:p>
      <text:p text:style-name="P4">
News Collection Link: <text:a xlink:type="simple" xlink:href="https://liveuamap.com/en/2023/04-may-zaporizka-oblast0718-red-alert-aerial-g" text:style-name="Internet_20_link" text:visited-style-name="Visited_20_Internet_20_Link">
https://liveuamap.com/en/2023/04-may-zaporizka-oblast0718-red-alert-aerial-g</text:a>
</text:p>
      <text:p text:style-name="P4">
News Source: <text:a xlink:type="simple" xlink:href="https://t.me/air_alert_ua/44396" text:style-name="Internet_20_link" text:visited-style-name="Visited_20_Internet_20_Link">
https://t.me/air_alert_ua/44396</text:a>
</text:p>
      <!--NEWS-->
      <text:h text:style-name="P10" text:outline-level="1">
<text:span text:style-name="T4">
Debris of drones have fallen in 3 districts of Kyiv damaging properties and vehicles</text:span>
</text:h>
      <text:p text:style-name="P4">
Authors: liveuamap (Language: en)</text:p>
      <text:p text:style-name="P4">
Time: 2023-05-04T01:36:37</text:p>
      <text:p text:style-name="P4">
Location: Kyiv, Kyiv city (Latitude:50.46843 Longtitude:30.51641)</text:p>
      <text:p text:style-name="P4">
Videos: []</text:p>
      <text:p text:style-name="P4">
Images: []</text:p>
      <text:p text:style-name="P4">
Tags: []</text:p>
      <text:p text:style-name="P4">
Id: 22560293</text:p>
      <!--METADATA-->
      <text:p text:style-name="P4">
Debris of drones have fallen in 3 districts of Kyiv damaging properties andvehicles</text:p>
      <text:p text:style-name="P4">
News Collection Link: <text:a xlink:type="simple" xlink:href="https://liveuamap.com/en/2023/4-may-debris-of-drones-have-fallen-in-3-districts-of-kyiv" text:style-name="Internet_20_link" text:visited-style-name="Visited_20_Internet_20_Link">
https://liveuamap.com/en/2023/4-may-debris-of-drones-have-fallen-in-3-districts-of-kyiv</text:a>
</text:p>
      <text:p text:style-name="P4">
News Source: <text:a xlink:type="simple" xlink:href="https://t.me/VA_Kyiv/1604" text:style-name="Internet_20_link" text:visited-style-name="Visited_20_Internet_20_Link">
https://t.me/VA_Kyiv/1604</text:a>
</text:p>
      <!--NEWS-->
      <text:h text:style-name="P10" text:outline-level="1">
<text:span text:style-name="T4">
12 Shahed drones were shot down over Odesa tonight</text:span>
</text:h>
      <text:p text:style-name="P4">
Authors: liveuamap (Language: en)</text:p>
      <text:p text:style-name="P4">
Time: 2023-05-04T01:55:00</text:p>
      <text:p text:style-name="P4">
Location: Odesa (Latitude:46.47729 Longtitude:30.75021)</text:p>
      <text:p text:style-name="P4">
Videos: []</text:p>
      <text:p text:style-name="P4">
Images: ["<text:a xlink:type="simple" xlink:href="https://liveuamap.com/pics/2023/05/04/22560332_0.jpg" text:style-name="Internet_20_link" text:visited-style-name="Visited_20_Internet_20_Link">
22560332_0.jpg</text:a>
", "<text:a xlink:type="simple" xlink:href="https://liveuamap.com/pics/2023/05/04/22560332_1.jpg" text:style-name="Internet_20_link" text:visited-style-name="Visited_20_Internet_20_Link">
22560332_1.jpg</text:a>
"]</text:p>
      <text:p text:style-name="P4">
Tags: ["Central and Eastern Europe"]</text:p>
      <text:p text:style-name="P4">
Id: 22560332</text:p>
      <!--METADATA-->
      <text:p text:style-name="P4">
12 Shahed drones were shot down over Odesa tonight</text:p>
      <text:p text:style-name="P4">
<draw:frame draw:style-name="fr1" draw:name="Image71" text:anchor-type="as-char" svg:width="6.9236in" svg:height="9.231467in" draw:z-index="0">
<draw:image xlink:href="../Images/liveuamap/2023-05-04T01-55-00/22560332_0.jpg" xlink:type="simple" xlink:show="embed" xlink:actuate="onLoad" draw:mime-type="image/jpeg"/>
</draw:frame>
<draw:frame draw:style-name="fr1" draw:name="Image72" text:anchor-type="as-char" svg:width="6.9236in" svg:height="5.1927in" draw:z-index="0">
<draw:image xlink:href="../Images/liveuamap/2023-05-04T01-55-00/22560332_1.jpg" xlink:type="simple" xlink:show="embed" xlink:actuate="onLoad" draw:mime-type="image/jpeg"/>
</draw:frame>
News Collection Link: <text:a xlink:type="simple" xlink:href="https://liveuamap.com/en/2023/4-may-12-shahed-drones-were-shot-down-over-odesa-tonight" text:style-name="Internet_20_link" text:visited-style-name="Visited_20_Internet_20_Link">
https://liveuamap.com/en/2023/4-may-12-shahed-drones-were-shot-down-over-odesa-tonight</text:a>
</text:p>
      <text:p text:style-name="P4">
News Source: <text:a xlink:type="simple" xlink:href="https://t.me/OdessaDumskayaNet/55060" text:style-name="Internet_20_link" text:visited-style-name="Visited_20_Internet_20_Link">
https://t.me/OdessaDumskayaNet/55060</text:a>
</text:p>
      <!--NEWS-->
      <text:h text:style-name="P10" text:outline-level="1">
<text:span text:style-name="T4">
Russian army conducted 2 missile strikes, 68 airstrikes and over 67 shelling with MLRS, - Gen...</text:span>
</text:h>
      <text:p text:style-name="P4">
Authors: liveuamap (Language: en)</text:p>
      <text:p text:style-name="P4">
Time: 2023-05-04T02:37:00</text:p>
      <text:p text:style-name="P4">
Location: Kherson (Latitude:46.64567 Longtitude:32.62733)</text:p>
      <text:p text:style-name="P4">
Videos: []</text:p>
      <text:p text:style-name="P4">
Images: []</text:p>
      <text:p text:style-name="P4">
Tags: ["Russia"]</text:p>
      <text:p text:style-name="P4">
Id: 22560387</text:p>
      <!--METADATA-->
      <text:p text:style-name="P4">
Russian army conducted 2 missile strikes, 68 airstrikes and over 67 shellingwith MLRS, - General Staff of Armed Forces of Ukraine says in the morningreport</text:p>
      <text:p text:style-name="P4">
News Collection Link: <text:a xlink:type="simple" xlink:href="https://liveuamap.com/en/2023/4-may-russian-army-conducted-2-missile-strikes-68-airstrikes" text:style-name="Internet_20_link" text:visited-style-name="Visited_20_Internet_20_Link">
https://liveuamap.com/en/2023/4-may-russian-army-conducted-2-missile-strikes-68-airstrikes</text:a>
</text:p>
      <text:p text:style-name="P4">
News Source: <text:a xlink:type="simple" xlink:href="https://t.me/lumsrc/4677" text:style-name="Internet_20_link" text:visited-style-name="Visited_20_Internet_20_Link">
https://t.me/lumsrc/467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4T02:39:35</text:p>
      <text:p text:style-name="P4">
Location: Donetsk (Latitude:47.85107 Longtitude:37.51385)</text:p>
      <text:p text:style-name="P4">
Videos: []</text:p>
      <text:p text:style-name="P4">
Images: []</text:p>
      <text:p text:style-name="P4">
Tags: ["Russia"]</text:p>
      <text:p text:style-name="P4">
Id: 22560333</text:p>
      <!--METADATA-->
      <text:p text:style-name="P4">
Russian forces conducting offensive actions at Lyman, Bakhmut, Avdiivka andMaryinka directions. Ukrainian military repelled over 40 Russian attacks.Russian forces attempting to advance near Bilohorivka, Bakhmut, New York,Syeverne, Maryinka and Novomykhaylivka, - General Staff of Armed Forces ofUkraine says in the morning report</text:p>
      <text:p text:style-name="P4">
News Collection Link: <text:a xlink:type="simple" xlink:href="https://liveuamap.com/en/2023/4-may-russian-forces-conducting-offensive-actions-at-lyman" text:style-name="Internet_20_link" text:visited-style-name="Visited_20_Internet_20_Link">
https://liveuamap.com/en/2023/4-may-russian-forces-conducting-offensive-actions-at-lyman</text:a>
</text:p>
      <text:p text:style-name="P4">
News Source: <text:a xlink:type="simple" xlink:href="https://t.me/lumsrc/4686" text:style-name="Internet_20_link" text:visited-style-name="Visited_20_Internet_20_Link">
https://t.me/lumsrc/4686</text:a>
</text:p>
      <!--NEWS-->
      <text:h text:style-name="P10" text:outline-level="1">
<text:span text:style-name="T4">
Ukrainian Presidency: Zelensky in The Hague to meet with officials of the International Crimi...</text:span>
</text:h>
      <text:p text:style-name="P4">
Authors: liveuamap (Language: en)</text:p>
      <text:p text:style-name="P4">
Time: 2023-05-04T02:51:28</text:p>
      <text:p text:style-name="P4">
Location: Den Haag, Zuid-Holland (Latitude:52.1056 Longtitude:4.31774)</text:p>
      <text:p text:style-name="P4">
Videos: []</text:p>
      <text:p text:style-name="P4">
Images: []</text:p>
      <text:p text:style-name="P4">
Tags: []</text:p>
      <text:p text:style-name="P4">
Id: 22560354</text:p>
      <!--METADATA-->
      <text:p text:style-name="P4">
Ukrainian Presidency: Zelensky in The Hague to meet with officials of theInternational Criminal Court</text:p>
      <text:p text:style-name="P4">
News Collection Link: <text:a xlink:type="simple" xlink:href="https://liveuamap.com/en/2023/4-may-ukrainian-presidency-zelensky-in-the-hague-to-meet" text:style-name="Internet_20_link" text:visited-style-name="Visited_20_Internet_20_Link">
https://liveuamap.com/en/2023/4-may-ukrainian-presidency-zelensky-in-the-hague-to-meet</text:a>
</text:p>
      <text:p text:style-name="P4">
News Source: <text:a xlink:type="simple" xlink:href="https://twitter.com/alarabiya_brk/status/1654014717273206785" text:style-name="Internet_20_link" text:visited-style-name="Visited_20_Internet_20_Link">
https://twitter.com/alarabiya_brk/status/1654014717273206785</text:a>
</text:p>
      <!--NEWS-->
      <text:h text:style-name="P10" text:outline-level="1">
<text:span text:style-name="T4">
Donetsk Oblast(09:03). Red Alert: aerial threat. Sirens sounding. Take cover now!</text:span>
</text:h>
      <text:p text:style-name="P4">
Authors: liveuamap (Language: en)</text:p>
      <text:p text:style-name="P4">
Time: 2023-05-04T03:04:00</text:p>
      <text:p text:style-name="P4">
Location: Donetsk Oblast (Latitude:48.72771 Longtitude:37.57782)</text:p>
      <text:p text:style-name="P4">
Videos: []</text:p>
      <text:p text:style-name="P4">
Images: []</text:p>
      <text:p text:style-name="P4">
Tags: ["Europe", "Central and Eastern Europe"]</text:p>
      <text:p text:style-name="P4">
Id: 22560373</text:p>
      <!--METADATA-->
      <text:p text:style-name="P4">
Donetsk Oblast(09:03). Red Alert: aerial threat. Sirens sounding. Take covernow!</text:p>
      <text:p text:style-name="P4">
News Collection Link: <text:a xlink:type="simple" xlink:href="https://liveuamap.com/en/2023/04-may-donetsk-oblast0903-red-alert-aerial-thg" text:style-name="Internet_20_link" text:visited-style-name="Visited_20_Internet_20_Link">
https://liveuamap.com/en/2023/04-may-donetsk-oblast0903-red-alert-aerial-thg</text:a>
</text:p>
      <text:p text:style-name="P4">
News Source: <text:a xlink:type="simple" xlink:href="https://t.me/air_alert_ua/44399" text:style-name="Internet_20_link" text:visited-style-name="Visited_20_Internet_20_Link">
https://t.me/air_alert_ua/44399</text:a>
</text:p>
      <!--NEWS-->
      <text:h text:style-name="P10" text:outline-level="1">
<text:span text:style-name="T4">
Destruction as result of Russian missile strike in Kramatorsk</text:span>
</text:h>
      <text:p text:style-name="P4">
Authors: liveuamap (Language: en)</text:p>
      <text:p text:style-name="P4">
Time: 2023-05-04T03:10:00</text:p>
      <text:p text:style-name="P4">
Location: Donetsk Oblast (Latitude:48.73898 Longtitude:37.58818)</text:p>
      <text:p text:style-name="P4">
Videos: []</text:p>
      <text:p text:style-name="P4">
Images: ["<text:a xlink:type="simple" xlink:href="https://liveuamap.com/pics/2023/05/04/22560400_0.jpg" text:style-name="Internet_20_link" text:visited-style-name="Visited_20_Internet_20_Link">
22560400_0.jpg</text:a>
", "<text:a xlink:type="simple" xlink:href="https://liveuamap.com/pics/2023/05/04/22560400_1.jpg" text:style-name="Internet_20_link" text:visited-style-name="Visited_20_Internet_20_Link">
22560400_1.jpg</text:a>
", "<text:a xlink:type="simple" xlink:href="https://liveuamap.com/pics/2023/05/04/22560400_2.jpg" text:style-name="Internet_20_link" text:visited-style-name="Visited_20_Internet_20_Link">
22560400_2.jpg</text:a>
", "<text:a xlink:type="simple" xlink:href="https://liveuamap.com/pics/2023/05/04/22560400_3.jpg" text:style-name="Internet_20_link" text:visited-style-name="Visited_20_Internet_20_Link">
22560400_3.jpg</text:a>
"]</text:p>
      <text:p text:style-name="P4">
Tags: ["Europe", "Central and Eastern Europe"]</text:p>
      <text:p text:style-name="P4">
Id: 22560400</text:p>
      <!--METADATA-->
      <text:p text:style-name="P4">
Destruction as result of Russian missile strike in Kramatorsk</text:p>
      <text:p text:style-name="P4">
<draw:frame draw:style-name="fr1" draw:name="Image73" text:anchor-type="as-char" svg:width="6.9236in" svg:height="6.9236in" draw:z-index="0">
<draw:image xlink:href="../Images/liveuamap/2023-05-04T03-10-00/22560400_0.jpg" xlink:type="simple" xlink:show="embed" xlink:actuate="onLoad" draw:mime-type="image/jpeg"/>
</draw:frame>
<draw:frame draw:style-name="fr1" draw:name="Image74" text:anchor-type="as-char" svg:width="6.9236in" svg:height="6.9236in" draw:z-index="0">
<draw:image xlink:href="../Images/liveuamap/2023-05-04T03-10-00/22560400_1.jpg" xlink:type="simple" xlink:show="embed" xlink:actuate="onLoad" draw:mime-type="image/jpeg"/>
</draw:frame>
<draw:frame draw:style-name="fr1" draw:name="Image75" text:anchor-type="as-char" svg:width="6.9236in" svg:height="6.9236in" draw:z-index="0">
<draw:image xlink:href="../Images/liveuamap/2023-05-04T03-10-00/22560400_2.jpg" xlink:type="simple" xlink:show="embed" xlink:actuate="onLoad" draw:mime-type="image/jpeg"/>
</draw:frame>
<draw:frame draw:style-name="fr1" draw:name="Image76" text:anchor-type="as-char" svg:width="6.9236in" svg:height="4.612849in" draw:z-index="0">
<draw:image xlink:href="../Images/liveuamap/2023-05-04T03-10-00/22560400_3.jpg" xlink:type="simple" xlink:show="embed" xlink:actuate="onLoad" draw:mime-type="image/jpeg"/>
</draw:frame>
News Collection Link: <text:a xlink:type="simple" xlink:href="https://liveuamap.com/en/2023/4-may-destruction-as-result-of-russian-missile-strike-in" text:style-name="Internet_20_link" text:visited-style-name="Visited_20_Internet_20_Link">
https://liveuamap.com/en/2023/4-may-destruction-as-result-of-russian-missile-strike-in</text:a>
</text:p>
      <text:p text:style-name="P4">
News Source: <text:a xlink:type="simple" xlink:href="https://t.me/suspilnedonbas/13024" text:style-name="Internet_20_link" text:visited-style-name="Visited_20_Internet_20_Link">
https://t.me/suspilnedonbas/13024</text:a>
</text:p>
      <!--NEWS-->
      <text:h text:style-name="P10" text:outline-level="1">
<text:span text:style-name="T4">
Drone was shot down in Belgorod region</text:span>
</text:h>
      <text:p text:style-name="P4">
Authors: liveuamap (Language: en)</text:p>
      <text:p text:style-name="P4">
Time: 2023-05-04T03:32:36</text:p>
      <text:p text:style-name="P4">
Location: Belgorod, Belgorodskaya oblast' (Latitude:50.38751 Longtitude:36.47461)</text:p>
      <text:p text:style-name="P4">
Videos: []</text:p>
      <text:p text:style-name="P4">
Images: ["<text:a xlink:type="simple" xlink:href="https://liveuamap.com/pics/2023/05/04/22560389_0.jpg" text:style-name="Internet_20_link" text:visited-style-name="Visited_20_Internet_20_Link">
22560389_0.jpg</text:a>
"]</text:p>
      <text:p text:style-name="P4">
Tags: ["Europe", "Russia"]</text:p>
      <text:p text:style-name="P4">
Id: 22560389</text:p>
      <!--METADATA-->
      <text:p text:style-name="P4">
Drone was shot down in Belgorod region</text:p>
      <text:p text:style-name="P4">
<draw:frame draw:style-name="fr1" draw:name="Image77" text:anchor-type="as-char" svg:width="6.9236in" svg:height="4.985697in" draw:z-index="0">
<draw:image xlink:href="../Images/liveuamap/2023-05-04T03-32-36/22560389_0.jpg" xlink:type="simple" xlink:show="embed" xlink:actuate="onLoad" draw:mime-type="image/jpeg"/>
</draw:frame>
News Collection Link: <text:a xlink:type="simple" xlink:href="https://liveuamap.com/en/2023/4-may-drone-was-shot-down-in-belgorod-region" text:style-name="Internet_20_link" text:visited-style-name="Visited_20_Internet_20_Link">
https://liveuamap.com/en/2023/4-may-drone-was-shot-down-in-belgorod-region</text:a>
</text:p>
      <text:p text:style-name="P4">
News Source: <text:a xlink:type="simple" xlink:href="https://twitter.com/666_mancer/status/1654024800694595584" text:style-name="Internet_20_link" text:visited-style-name="Visited_20_Internet_20_Link">
https://twitter.com/666_mancer/status/1654024800694595584</text:a>
</text:p>
      <!--NEWS-->
      <text:h text:style-name="P10" text:outline-level="1">
<text:span text:style-name="T4">
Kherson, Khersonska Oblast(09:33). Red Alert: aerial threat. Sirens sounding. Take cover now!</text:span>
</text:h>
      <text:p text:style-name="P4">
Authors: liveuamap (Language: en)</text:p>
      <text:p text:style-name="P4">
Time: 2023-05-04T03:35:00</text:p>
      <text:p text:style-name="P4">
Location: Kherson (Latitude:46.65581000 Longtitude:32.61780000)</text:p>
      <text:p text:style-name="P4">
Videos: []</text:p>
      <text:p text:style-name="P4">
Images: []</text:p>
      <text:p text:style-name="P4">
Tags: ["Europe", "Central and Eastern Europe"]</text:p>
      <text:p text:style-name="P4">
Id: 22560391</text:p>
      <!--METADATA-->
      <text:p text:style-name="P4">
Kherson, Kherson region(09:33). Red Alert: aerial threat. Sirens sounding.Take cover now!</text:p>
      <text:p text:style-name="P4">
News Collection Link: <text:a xlink:type="simple" xlink:href="https://liveuamap.com/en/2023/04-may-kherson-khersonska-oblast0933-red-alerg" text:style-name="Internet_20_link" text:visited-style-name="Visited_20_Internet_20_Link">
https://liveuamap.com/en/2023/04-may-kherson-khersonska-oblast0933-red-alerg</text:a>
</text:p>
      <text:p text:style-name="P4">
News Source: <text:a xlink:type="simple" xlink:href="https://t.me/air_alert_ua/44400" text:style-name="Internet_20_link" text:visited-style-name="Visited_20_Internet_20_Link">
https://t.me/air_alert_ua/44400</text:a>
</text:p>
      <!--NEWS-->
      <text:h text:style-name="P10" text:outline-level="1">
<text:span text:style-name="T4">
A conscript was injured in the Valuysky district of the Belgorod region as a result of shelli...</text:span>
</text:h>
      <text:p text:style-name="P4">
Authors: liveuamap (Language: en)</text:p>
      <text:p text:style-name="P4">
Time: 2023-05-04T03:45:55</text:p>
      <text:p text:style-name="P4">
Location: Valuyki (Latitude:50.07571 Longtitude:37.84662)</text:p>
      <text:p text:style-name="P4">
Videos: []</text:p>
      <text:p text:style-name="P4">
Images: []</text:p>
      <text:p text:style-name="P4">
Tags: ["Russia", "Central and Eastern Europe"]</text:p>
      <text:p text:style-name="P4">
Id: 22560393</text:p>
      <!--METADATA-->
      <text:p text:style-name="P4">
A conscript was injured in the Valuysky district of the Belgorod region as aresult of shelling with mortars</text:p>
      <text:p text:style-name="P4">
News Collection Link: <text:a xlink:type="simple" xlink:href="https://liveuamap.com/en/2023/4-may-a-conscript-was-injured-in-the-valuysky-district-of" text:style-name="Internet_20_link" text:visited-style-name="Visited_20_Internet_20_Link">
https://liveuamap.com/en/2023/4-may-a-conscript-was-injured-in-the-valuysky-district-of</text:a>
</text:p>
      <text:p text:style-name="P4">
News Source: <text:a xlink:type="simple" xlink:href="https://t.me/rusbrief/114182" text:style-name="Internet_20_link" text:visited-style-name="Visited_20_Internet_20_Link">
https://t.me/rusbrief/114182</text:a>
</text:p>
      <!--NEWS-->
      <text:h text:style-name="P10" text:outline-level="1">
<text:span text:style-name="T4">
Dnipro, Dnipropetrovsk region, Poltava region (10:16). Red Alrt: Aerial Tchretate. Sirens Su ...</text:span>
</text:h>
      <text:p text:style-name="P4">
Authors: liveuamap (Language: en)</text:p>
      <text:p text:style-name="P4">
Time: 2023-05-04T04:16:00</text:p>
      <text:p text:style-name="P4">
Location: Dnipro (Latitude:48.46036 Longtitude:35.03929)</text:p>
      <text:p text:style-name="P4">
Videos: []</text:p>
      <text:p text:style-name="P4">
Images: []</text:p>
      <text:p text:style-name="P4">
Tags: ["Europe", "Central and Eastern Europe"]</text:p>
      <text:p text:style-name="P4">
Id: 22560401</text:p>
      <!--METADATA-->
      <text:p text:style-name="P4">
Dnipro, Dnipropetrovsk region, Poltava region(10:16). Red Alert: aerialthreat. Sirens sounding. Take cover now!</text:p>
      <text:p text:style-name="P4">
News Collection Link: <text:a xlink:type="simple" xlink:href="https://liveuamap.com/en/2023/04-may-dnipro-dnipropetrovska-oblast-poltavskg" text:style-name="Internet_20_link" text:visited-style-name="Visited_20_Internet_20_Link">
https://liveuamap.com/en/2023/04-may-dnipro-dnipropetrovska-oblast-poltavskg</text:a>
</text:p>
      <text:p text:style-name="P4">
News Source: <text:a xlink:type="simple" xlink:href="https://t.me/air_alert_ua/44402" text:style-name="Internet_20_link" text:visited-style-name="Visited_20_Internet_20_Link">
https://t.me/air_alert_ua/44402</text:a>
</text:p>
      <!--NEWS-->
      <text:h text:style-name="P10" text:outline-level="1">
<text:span text:style-name="T4">
Zaporizka Oblast(10:16). Red Alert: aerial threat. Sirens sounding. Take cover now!</text:span>
</text:h>
      <text:p text:style-name="P4">
Authors: liveuamap (Language: en)</text:p>
      <text:p text:style-name="P4">
Time: 2023-05-04T04:17:00</text:p>
      <text:p text:style-name="P4">
Location: Zaporizka Oblast (Latitude:47.611591 Longtitude:35.765561)</text:p>
      <text:p text:style-name="P4">
Videos: []</text:p>
      <text:p text:style-name="P4">
Images: []</text:p>
      <text:p text:style-name="P4">
Tags: ["Europe", "Central and Eastern Europe"]</text:p>
      <text:p text:style-name="P4">
Id: 22560403</text:p>
      <!--METADATA-->
      <text:p text:style-name="P4">
Zaporizhzhia region(10:16). Red Alert: aerial threat. Sirens sounding. Take covernow!</text:p>
      <text:p text:style-name="P4">
News Collection Link: <text:a xlink:type="simple" xlink:href="https://liveuamap.com/en/2023/04-may-zaporizka-oblast1016-red-alert-aerial-g" text:style-name="Internet_20_link" text:visited-style-name="Visited_20_Internet_20_Link">
https://liveuamap.com/en/2023/04-may-zaporizka-oblast1016-red-alert-aerial-g</text:a>
</text:p>
      <text:p text:style-name="P4">
News Source: <text:a xlink:type="simple" xlink:href="https://t.me/suspilnezaporizhzhya/12593" text:style-name="Internet_20_link" text:visited-style-name="Visited_20_Internet_20_Link">
https://t.me/suspilnezaporizhzhya/12593</text:a>
</text:p>
      <!--NEWS-->
      <text:h text:style-name="P10" text:outline-level="1">
<text:span text:style-name="T4">
Sumska Oblast(10:17). Red Alert: aerial threat. Sirens sounding. Take cover now!</text:span>
</text:h>
      <text:p text:style-name="P4">
Authors: liveuamap (Language: en)</text:p>
      <text:p text:style-name="P4">
Time: 2023-05-04T04:19:00</text:p>
      <text:p text:style-name="P4">
Location: Sumska Oblast (Latitude:51.00123 Longtitude:33.99936)</text:p>
      <text:p text:style-name="P4">
Videos: []</text:p>
      <text:p text:style-name="P4">
Images: []</text:p>
      <text:p text:style-name="P4">
Tags: ["Europe", "Central and Eastern Europe"]</text:p>
      <text:p text:style-name="P4">
Id: 22560404</text:p>
      <!--METADATA-->
      <text:p text:style-name="P4">
Sumy region(10:17). Red Alert: aerial threat. Sirens sounding. Take covernow!</text:p>
      <text:p text:style-name="P4">
News Collection Link: <text:a xlink:type="simple" xlink:href="https://liveuamap.com/en/2023/04-may-sumska-oblast1017-red-alert-aerial-thrg" text:style-name="Internet_20_link" text:visited-style-name="Visited_20_Internet_20_Link">
https://liveuamap.com/en/2023/04-may-sumska-oblast1017-red-alert-aerial-thrg</text:a>
</text:p>
      <text:p text:style-name="P4">
News Source: <text:a xlink:type="simple" xlink:href="https://t.me/air_alert_ua/44405" text:style-name="Internet_20_link" text:visited-style-name="Visited_20_Internet_20_Link">
https://t.me/air_alert_ua/44405</text:a>
</text:p>
      <!--NEWS-->
      <text:h text:style-name="P10" text:outline-level="1">
<text:span text:style-name="T4">
Donetsk Oblast(12:54). Red Alert: aerial threat. Sirens sounding. Take cover now!</text:span>
</text:h>
      <text:p text:style-name="P4">
Authors: liveuamap (Language: en)</text:p>
      <text:p text:style-name="P4">
Time: 2023-05-04T06:54:00</text:p>
      <text:p text:style-name="P4">
Location: Donetsk Oblast (Latitude:48.7274 Longtitude:37.57816)</text:p>
      <text:p text:style-name="P4">
Videos: []</text:p>
      <text:p text:style-name="P4">
Images: []</text:p>
      <text:p text:style-name="P4">
Tags: ["Europe", "Central and Eastern Europe"]</text:p>
      <text:p text:style-name="P4">
Id: 22560424</text:p>
      <!--METADATA-->
      <text:p text:style-name="P4">
Donetsk Oblast(12:54). Red Alert: aerial threat. Sirens sounding. Take covernow!</text:p>
      <text:p text:style-name="P4">
News Collection Link: <text:a xlink:type="simple" xlink:href="https://liveuamap.com/en/2023/04-may-donetsk-oblast1254-red-alert-aerial-thg" text:style-name="Internet_20_link" text:visited-style-name="Visited_20_Internet_20_Link">
https://liveuamap.com/en/2023/04-may-donetsk-oblast1254-red-alert-aerial-thg</text:a>
</text:p>
      <text:p text:style-name="P4">
News Source: <text:a xlink:type="simple" xlink:href="https://t.me/air_alert_ua/44415" text:style-name="Internet_20_link" text:visited-style-name="Visited_20_Internet_20_Link">
https://t.me/air_alert_ua/44415</text:a>
</text:p>
      <!--NEWS-->
      <text:h text:style-name="P10" text:outline-level="1">
<text:span text:style-name="T4">
Kharkiv, Kharkiv region, Donetsk region (14: ZH). Red Alrt: Aerial Tchretate. Sirens Sounding ....</text:span>
</text:h>
      <text:p text:style-name="P4">
Authors: liveuamap (Language: en)</text:p>
      <text:p text:style-name="P4">
Time: 2023-05-04T08:35:00</text:p>
      <text:p text:style-name="P4">
Location: Kharkiv (Latitude:49.981 Longtitude:36.25308)</text:p>
      <text:p text:style-name="P4">
Videos: []</text:p>
      <text:p text:style-name="P4">
Images: []</text:p>
      <text:p text:style-name="P4">
Tags: ["Europe", "Central and Eastern Europe"]</text:p>
      <text:p text:style-name="P4">
Id: 22560425</text:p>
      <!--METADATA-->
      <text:p text:style-name="P4">
Kharkiv, Kharkiv region, Donetsk region(14:34). Red Alert: aerial threat.Sirens sounding. Take cover now!</text:p>
      <text:p text:style-name="P4">
News Collection Link: <text:a xlink:type="simple" xlink:href="https://liveuamap.com/en/2023/04-may-kharkiv-kharkivska-oblast-donetsk-oblag" text:style-name="Internet_20_link" text:visited-style-name="Visited_20_Internet_20_Link">
https://liveuamap.com/en/2023/04-may-kharkiv-kharkivska-oblast-donetsk-oblag</text:a>
</text:p>
      <text:p text:style-name="P4">
News Source: <text:a xlink:type="simple" xlink:href="https://t.me/air_alert_ua/44418" text:style-name="Internet_20_link" text:visited-style-name="Visited_20_Internet_20_Link">
https://t.me/air_alert_ua/44418</text:a>
</text:p>
      <!--NEWS-->
      <text:h text:style-name="P10" text:outline-level="1">
<text:span text:style-name="T4">
Zaporizka Oblast(15:23). Red Alert: aerial threat. Sirens sounding. Take cover now!</text:span>
</text:h>
      <text:p text:style-name="P4">
Authors: liveuamap (Language: en)</text:p>
      <text:p text:style-name="P4">
Time: 2023-05-04T09:23:00</text:p>
      <text:p text:style-name="P4">
Location: Zaporizka Oblast (Latitude:47.610891 Longtitude:35.765671)</text:p>
      <text:p text:style-name="P4">
Videos: []</text:p>
      <text:p text:style-name="P4">
Images: []</text:p>
      <text:p text:style-name="P4">
Tags: ["Europe", "Central and Eastern Europe"]</text:p>
      <text:p text:style-name="P4">
Id: 22560426</text:p>
      <!--METADATA-->
      <text:p text:style-name="P4">
Zaporizhzhia region(15:23). Red Alert: aerial threat. Sirens sounding. Take covernow!</text:p>
      <text:p text:style-name="P4">
News Collection Link: <text:a xlink:type="simple" xlink:href="https://liveuamap.com/en/2023/04-may-zaporizka-oblast1523-red-alert-aerial-g" text:style-name="Internet_20_link" text:visited-style-name="Visited_20_Internet_20_Link">
https://liveuamap.com/en/2023/04-may-zaporizka-oblast1523-red-alert-aerial-g</text:a>
</text:p>
      <text:p text:style-name="P4">
News Source: <text:a xlink:type="simple" xlink:href="https://t.me/suspilnezaporizhzhya/12601" text:style-name="Internet_20_link" text:visited-style-name="Visited_20_Internet_20_Link">
https://t.me/suspilnezaporizhzhya/12601</text:a>
</text:p>
      <!--NEWS-->
      <text:h text:style-name="P10" text:outline-level="1">
<text:span text:style-name="T4">
Poltava region, Dnipro, Dnipropetrovsk region, Kharkiv, Kharkiv region (15:38). Red Aller ...</text:span>
</text:h>
      <text:p text:style-name="P4">
Authors: liveuamap (Language: en)</text:p>
      <text:p text:style-name="P4">
Time: 2023-05-04T09:38:00</text:p>
      <text:p text:style-name="P4">
Location: Poltavska Oblast (Latitude:49.47648 Longtitude:33.81914)</text:p>
      <text:p text:style-name="P4">
Videos: []</text:p>
      <text:p text:style-name="P4">
Images: []</text:p>
      <text:p text:style-name="P4">
Tags: ["Europe", "Central and Eastern Europe"]</text:p>
      <text:p text:style-name="P4">
Id: 22560427</text:p>
      <!--METADATA-->
      <text:p text:style-name="P4">
Poltava region, Dnipro, Dnipropetrovsk region, Kharkiv, Kharkiv region(15:38). Red Alert: aerial threat. Sirens sounding. Take cover now!</text:p>
      <text:p text:style-name="P4">
News Collection Link: <text:a xlink:type="simple" xlink:href="https://liveuamap.com/en/2023/04-may-poltavska-oblast-dnipro-dnipropetrovskg" text:style-name="Internet_20_link" text:visited-style-name="Visited_20_Internet_20_Link">
https://liveuamap.com/en/2023/04-may-poltavska-oblast-dnipro-dnipropetrovskg</text:a>
</text:p>
      <text:p text:style-name="P4">
News Source: <text:a xlink:type="simple" xlink:href="https://t.me/air_alert_ua/44425" text:style-name="Internet_20_link" text:visited-style-name="Visited_20_Internet_20_Link">
https://t.me/air_alert_ua/44425</text:a>
</text:p>
      <!--NEWS-->
      <text:h text:style-name="P10" text:outline-level="1">
<text:span text:style-name="T4">
Donetsk Oblast, Kherson, Khersonska Oblast(15:39). Red Alert: aerial threat. Sirens sounding....</text:span>
</text:h>
      <text:p text:style-name="P4">
Authors: liveuamap (Language: en)</text:p>
      <text:p text:style-name="P4">
Time: 2023-05-04T09:41:00</text:p>
      <text:p text:style-name="P4">
Location: Donetsk Oblast (Latitude:48.72806 Longtitude:37.57903)</text:p>
      <text:p text:style-name="P4">
Videos: []</text:p>
      <text:p text:style-name="P4">
Images: []</text:p>
      <text:p text:style-name="P4">
Tags: ["Europe", "Central and Eastern Europe"]</text:p>
      <text:p text:style-name="P4">
Id: 22560428</text:p>
      <!--METADATA-->
      <text:p text:style-name="P4">
Donetsk region, Kherson, Kherson region(15:39). Red Alert: aerial threat.Sirens sounding. Take cover now!</text:p>
      <text:p text:style-name="P4">
News Collection Link: <text:a xlink:type="simple" xlink:href="https://liveuamap.com/en/2023/04-may-donetsk-oblast-kherson-khersonska-oblag" text:style-name="Internet_20_link" text:visited-style-name="Visited_20_Internet_20_Link">
https://liveuamap.com/en/2023/04-may-donetsk-oblast-kherson-khersonska-oblag</text:a>
</text:p>
      <text:p text:style-name="P4">
News Source: <text:a xlink:type="simple" xlink:href="https://t.me/air_alert_ua/44427" text:style-name="Internet_20_link" text:visited-style-name="Visited_20_Internet_20_Link">
https://t.me/air_alert_ua/44427</text:a>
</text:p>
      <!--NEWS-->
      <text:h text:style-name="P10" text:outline-level="1">
<text:span text:style-name="T4">
President Zelensky: During the negotiations with the Prime Minister of the Netherlands, Mark ...</text:span>
</text:h>
      <text:p text:style-name="P4">
Authors: liveuamap (Language: en)</text:p>
      <text:p text:style-name="P4">
Time: 2023-05-04T10:24:14</text:p>
      <text:p text:style-name="P4">
Location: Den Haag, Zuid-Holland (Latitude:52.10554 Longtitude:4.31773)</text:p>
      <text:p text:style-name="P4">
Videos: []</text:p>
      <text:p text:style-name="P4">
Images: []</text:p>
      <text:p text:style-name="P4">
Tags: []</text:p>
      <text:p text:style-name="P4">
Id: 22560442</text:p>
      <!--METADATA-->
      <text:p text:style-name="P4">
President Zelensky: During the negotiations with the Prime Minister of theNetherlands, Mark Rutte, and the Prime Minister of Belgium, Alexander De Croo,we've focused on security issues. Now the main thing is the speed in thedelivery of the promised weapons</text:p>
      <text:p text:style-name="P4">
News Collection Link: <text:a xlink:type="simple" xlink:href="https://liveuamap.com/en/2023/4-may-president-zelensky-during-the-negotiations-with-the" text:style-name="Internet_20_link" text:visited-style-name="Visited_20_Internet_20_Link">
https://liveuamap.com/en/2023/4-may-president-zelensky-during-the-negotiations-with-the</text:a>
</text:p>
      <text:p text:style-name="P4">
News Source: <text:a xlink:type="simple" xlink:href="https://t.me/V_Zelenskiy_official/6122" text:style-name="Internet_20_link" text:visited-style-name="Visited_20_Internet_20_Link">
https://t.me/V_Zelenskiy_official/6122</text:a>
</text:p>
      <!--NEWS-->
      <text:h text:style-name="P10" text:outline-level="1">
<text:span text:style-name="T4">
Kyiv, Kyiv Oblast(18:42). Red Alert: aerial threat. Sirens sounding. Take cover now!</text:span>
</text:h>
      <text:p text:style-name="P4">
Authors: liveuamap (Language: en)</text:p>
      <text:p text:style-name="P4">
Time: 2023-05-04T12:43:00</text:p>
      <text:p text:style-name="P4">
Location: Kyiv (Latitude:50.44399 Longtitude:30.53032)</text:p>
      <text:p text:style-name="P4">
Videos: []</text:p>
      <text:p text:style-name="P4">
Images: []</text:p>
      <text:p text:style-name="P4">
Tags: ["Europe", "Central and Eastern Europe"]</text:p>
      <text:p text:style-name="P4">
Id: 22560480</text:p>
      <!--METADATA-->
      <text:p text:style-name="P4">
Kyiv, Kyiv region(18:42). Red Alert: aerial threat. Sirens sounding. Takecover now!</text:p>
      <text:p text:style-name="P4">
News Collection Link: <text:a xlink:type="simple" xlink:href="https://liveuamap.com/en/2023/04-may-kyiv-kyiv-oblast1842-red-alert-aerial-g" text:style-name="Internet_20_link" text:visited-style-name="Visited_20_Internet_20_Link">
https://liveuamap.com/en/2023/04-may-kyiv-kyiv-oblast1842-red-alert-aerial-g</text:a>
</text:p>
      <text:p text:style-name="P4">
News Source: <text:a xlink:type="simple" xlink:href="https://t.me/air_alert_ua/44435" text:style-name="Internet_20_link" text:visited-style-name="Visited_20_Internet_20_Link">
https://t.me/air_alert_ua/44435</text:a>
</text:p>
      <!--NEWS-->
      <text:h text:style-name="P10" text:outline-level="1">
<text:span text:style-name="T4">
Occupation authorities in Crimea report a drone was shot down near Belbek</text:span>
</text:h>
      <text:p text:style-name="P4">
Authors: liveuamap (Language: en)</text:p>
      <text:p text:style-name="P4">
Time: 2023-05-04T12:47:29</text:p>
      <text:p text:style-name="P4">
Location: Sevastopol' city (Latitude:44.68232 Longtitude:33.54881)</text:p>
      <text:p text:style-name="P4">
Videos: []</text:p>
      <text:p text:style-name="P4">
Images: []</text:p>
      <text:p text:style-name="P4">
Tags: ["Europe", "Central and Eastern Europe"]</text:p>
      <text:p text:style-name="P4">
Id: 22560482</text:p>
      <!--METADATA-->
      <text:p text:style-name="P4">
Occupation authorities in Crimea report a drone was shot down near Belbek</text:p>
      <text:p text:style-name="P4">
News Collection Link: <text:a xlink:type="simple" xlink:href="https://liveuamap.com/en/2023/4-may-occupation-authorities-in-crimea-report-a-drone-was" text:style-name="Internet_20_link" text:visited-style-name="Visited_20_Internet_20_Link">
https://liveuamap.com/en/2023/4-may-occupation-authorities-in-crimea-report-a-drone-was</text:a>
</text:p>
      <text:p text:style-name="P4">
News Source: <text:a xlink:type="simple" xlink:href="https://t.me/channel24_ua/87010" text:style-name="Internet_20_link" text:visited-style-name="Visited_20_Internet_20_Link">
https://t.me/channel24_ua/87010</text:a>
</text:p>
      <!--NEWS-->
      <text:h text:style-name="P10" text:outline-level="1">
<text:span text:style-name="T4">
Explosions were reported in Kyiv. City authorities said due to air defense</text:span>
</text:h>
      <text:p text:style-name="P4">
Authors: liveuamap (Language: en)</text:p>
      <text:p text:style-name="P4">
Time: 2023-05-04T13:38:44</text:p>
      <text:p text:style-name="P4">
Location: Kyiv, Kyiv city (Latitude:50.46188 Longtitude:30.5298)</text:p>
      <text:p text:style-name="P4">
Videos: []</text:p>
      <text:p text:style-name="P4">
Images: []</text:p>
      <text:p text:style-name="P4">
Tags: ["Europe", "Central and Eastern Europe"]</text:p>
      <text:p text:style-name="P4">
Id: 22560483</text:p>
      <!--METADATA-->
      <text:p text:style-name="P4">
Explosions were reported in Kyiv. City authorities said due to air defense</text:p>
      <text:p text:style-name="P4">
News Collection Link: <text:a xlink:type="simple" xlink:href="https://liveuamap.com/en/2023/4-may-explosions-were-reported-in-kyiv-city-authorities-said" text:style-name="Internet_20_link" text:visited-style-name="Visited_20_Internet_20_Link">
https://liveuamap.com/en/2023/4-may-explosions-were-reported-in-kyiv-city-authorities-said</text:a>
</text:p>
      <text:p text:style-name="P4">
News Source: <text:a xlink:type="simple" xlink:href="https://t.me/corona_kyiv/4737" text:style-name="Internet_20_link" text:visited-style-name="Visited_20_Internet_20_Link">
https://t.me/corona_kyiv/4737</text:a>
</text:p>
      <!--NEWS-->
      <text:h text:style-name="P10" text:outline-level="1">
<text:span text:style-name="T4">
Zaporizka Oblast(19:54). Red Alert: aerial threat. Sirens sounding. Take cover now!</text:span>
</text:h>
      <text:p text:style-name="P4">
Authors: liveuamap (Language: en)</text:p>
      <text:p text:style-name="P4">
Time: 2023-05-04T13:55:00</text:p>
      <text:p text:style-name="P4">
Location: Zaporizka Oblast (Latitude:47.613151 Longtitude:35.764901)</text:p>
      <text:p text:style-name="P4">
Videos: []</text:p>
      <text:p text:style-name="P4">
Images: []</text:p>
      <text:p text:style-name="P4">
Tags: ["Europe", "Central and Eastern Europe"]</text:p>
      <text:p text:style-name="P4">
Id: 22560484</text:p>
      <!--METADATA-->
      <text:p text:style-name="P4">
Zaporizhzhia region(19:54). Red Alert: aerial threat. Sirens sounding. Take covernow!</text:p>
      <text:p text:style-name="P4">
News Collection Link: <text:a xlink:type="simple" xlink:href="https://liveuamap.com/en/2023/04-may-zaporizka-oblast1954-red-alert-aerial-g" text:style-name="Internet_20_link" text:visited-style-name="Visited_20_Internet_20_Link">
https://liveuamap.com/en/2023/04-may-zaporizka-oblast1954-red-alert-aerial-g</text:a>
</text:p>
      <text:p text:style-name="P4">
News Source: <text:a xlink:type="simple" xlink:href="https://t.me/air_alert_ua/44439" text:style-name="Internet_20_link" text:visited-style-name="Visited_20_Internet_20_Link">
https://t.me/air_alert_ua/44439</text:a>
</text:p>
      <!--NEWS-->
      <text:h text:style-name="P10" text:outline-level="1">
<text:span text:style-name="T4">
Donetsk Oblast(20:08). Red Alert: aerial threat. Sirens sounding. Take cover now!</text:span>
</text:h>
      <text:p text:style-name="P4">
Authors: liveuamap (Language: en)</text:p>
      <text:p text:style-name="P4">
Time: 2023-05-04T14:08:00</text:p>
      <text:p text:style-name="P4">
Location: Donetsk Oblast (Latitude:48.72791 Longtitude:37.57746)</text:p>
      <text:p text:style-name="P4">
Videos: []</text:p>
      <text:p text:style-name="P4">
Images: []</text:p>
      <text:p text:style-name="P4">
Tags: ["Europe", "Central and Eastern Europe"]</text:p>
      <text:p text:style-name="P4">
Id: 22560485</text:p>
      <!--METADATA-->
      <text:p text:style-name="P4">
Donetsk Oblast(20:08). Red Alert: aerial threat. Sirens sounding. Take covernow!</text:p>
      <text:p text:style-name="P4">
News Collection Link: <text:a xlink:type="simple" xlink:href="https://liveuamap.com/en/2023/04-may-donetsk-oblast2008-red-alert-aerial-thg" text:style-name="Internet_20_link" text:visited-style-name="Visited_20_Internet_20_Link">
https://liveuamap.com/en/2023/04-may-donetsk-oblast2008-red-alert-aerial-thg</text:a>
</text:p>
      <text:p text:style-name="P4">
News Source: <text:a xlink:type="simple" xlink:href="https://t.me/air_alert_ua/44440" text:style-name="Internet_20_link" text:visited-style-name="Visited_20_Internet_20_Link">
https://t.me/air_alert_ua/44440</text:a>
</text:p>
      <!--NEWS-->
      <text:h text:style-name="P10" text:outline-level="1">
<text:span text:style-name="T4">
Dnipro, Dnipropetrovska Oblast(20:13). Red Alert: aerial threat. Sirens sounding. Take cover ...</text:span>
</text:h>
      <text:p text:style-name="P4">
Authors: liveuamap (Language: en)</text:p>
      <text:p text:style-name="P4">
Time: 2023-05-04T14:14:00</text:p>
      <text:p text:style-name="P4">
Location: Dnipro (Latitude:48.45930000 Longtitude:35.03865000)</text:p>
      <text:p text:style-name="P4">
Videos: []</text:p>
      <text:p text:style-name="P4">
Images: []</text:p>
      <text:p text:style-name="P4">
Tags: ["Europe", "Central and Eastern Europe"]</text:p>
      <text:p text:style-name="P4">
Id: 22560486</text:p>
      <!--METADATA-->
      <text:p text:style-name="P4">
Dnipro, Dnipropetrovsk region(20:13). Red Alert: aerial threat. Sirenssounding. Take cover now!</text:p>
      <text:p text:style-name="P4">
News Collection Link: <text:a xlink:type="simple" xlink:href="https://liveuamap.com/en/2023/04-may-dnipro-dnipropetrovska-oblast2013-red-g" text:style-name="Internet_20_link" text:visited-style-name="Visited_20_Internet_20_Link">
https://liveuamap.com/en/2023/04-may-dnipro-dnipropetrovska-oblast2013-red-g</text:a>
</text:p>
      <text:p text:style-name="P4">
News Source: <text:a xlink:type="simple" xlink:href="https://t.me/suspilnednipro/15069" text:style-name="Internet_20_link" text:visited-style-name="Visited_20_Internet_20_Link">
https://t.me/suspilnednipro/15069</text:a>
</text:p>
      <!--NEWS-->
      <text:h text:style-name="P10" text:outline-level="1">
<text:span text:style-name="T4">
The Netherlands says it will work diligently on F-16 deliveries to Ukraine. The Netherlands s...</text:span>
</text:h>
      <text:p text:style-name="P4">
Authors: liveuamap (Language: en)</text:p>
      <text:p text:style-name="P4">
Time: 2023-05-04T14:38:43</text:p>
      <text:p text:style-name="P4">
Location: Den Haag, Zuid-Holland (Latitude:52.09269 Longtitude:4.27197)</text:p>
      <text:p text:style-name="P4">
Videos: []</text:p>
      <text:p text:style-name="P4">
Images: []</text:p>
      <text:p text:style-name="P4">
Tags: ["Europe"]</text:p>
      <text:p text:style-name="P4">
Id: 22560487</text:p>
      <!--METADATA-->
      <text:p text:style-name="P4">
The Netherlands says it will work diligently on F-16 deliveries to Ukraine.The Netherlands says it is working with Belgium, Britain and Denmark on thisissue but no resolution has been provided yet</text:p>
      <text:p text:style-name="P4">
News Collection Link: <text:a xlink:type="simple" xlink:href="https://liveuamap.com/en/2023/4-may-the-netherlands-says-it-will-work-diligently-on-f16" text:style-name="Internet_20_link" text:visited-style-name="Visited_20_Internet_20_Link">
https://liveuamap.com/en/2023/4-may-the-netherlands-says-it-will-work-diligently-on-f16</text:a>
</text:p>
      <text:p text:style-name="P4">
News Source: <text:a xlink:type="simple" xlink:href="https://twitter.com/samramani2/status/1654192119077130267" text:style-name="Internet_20_link" text:visited-style-name="Visited_20_Internet_20_Link">
https://twitter.com/samramani2/status/1654192119077130267</text:a>
</text:p>
      <!--NEWS-->
      <text:h text:style-name="P10" text:outline-level="1">
<text:span text:style-name="T4">
Donetsk Oblast(21:24). Red Alert: aerial threat. Sirens sounding. Take cover now!</text:span>
</text:h>
      <text:p text:style-name="P4">
Authors: liveuamap (Language: en)</text:p>
      <text:p text:style-name="P4">
Time: 2023-05-04T15:25:00</text:p>
      <text:p text:style-name="P4">
Location: Donetsk Oblast (Latitude:48.72667 Longtitude:37.57831)</text:p>
      <text:p text:style-name="P4">
Videos: []</text:p>
      <text:p text:style-name="P4">
Images: []</text:p>
      <text:p text:style-name="P4">
Tags: ["Europe", "Central and Eastern Europe"]</text:p>
      <text:p text:style-name="P4">
Id: 22560489</text:p>
      <!--METADATA-->
      <text:p text:style-name="P4">
Donetsk Oblast(21:24). Red Alert: aerial threat. Sirens sounding. Take covernow!</text:p>
      <text:p text:style-name="P4">
News Collection Link: <text:a xlink:type="simple" xlink:href="https://liveuamap.com/en/2023/04-may-donetsk-oblast2124-red-alert-aerial-thg" text:style-name="Internet_20_link" text:visited-style-name="Visited_20_Internet_20_Link">
https://liveuamap.com/en/2023/04-may-donetsk-oblast2124-red-alert-aerial-thg</text:a>
</text:p>
      <text:p text:style-name="P4">
News Source: <text:a xlink:type="simple" xlink:href="https://t.me/air_alert_ua/44446" text:style-name="Internet_20_link" text:visited-style-name="Visited_20_Internet_20_Link">
https://t.me/air_alert_ua/44446</text:a>
</text:p>
      <!--NEWS-->
      <text:h text:style-name="P10" text:outline-level="1">
<text:span text:style-name="T4">
Zelensky urged to “remove all taboos” for weapons supplies for Ukraine</text:span>
</text:h>
      <text:p text:style-name="P4">
Authors: Ukrinform (Person)</text:p>
      <text:p text:style-name="P4">
Publisher: Укринформ (Organization)</text:p>
      <text:p text:style-name="P4">
Published Time: 2023-05-04T16:14:00+03:00</text:p>
      <text:p text:style-name="P4">
Modified Time: 2023-05-04T16:14:00+03:00</text:p>
      <text:p text:style-name="P4">
Description: The longer the world keeps the taboo on weapons for Ukraine, the more Ukrainian people die, defending Europe. - Ukrinform.</text:p>
      <text:p text:style-name="P4">
Images: ["<text:a xlink:type="simple" xlink:href="https://static.ukrinform.com/photos/2023_05/thumb_files/630_360_1683203199-759.jpeg" text:style-name="Internet_20_link" text:visited-style-name="Visited_20_Internet_20_Link">
630_360_16832...</text:a>
"]</text:p>
      <text:p text:style-name="P4">
Tags: ['Нідерланди', 'Зброя', 'Зеленський', 'Війна з росією']</text:p>
      <text:p text:style-name="P4">
Type: Article</text:p>
      <!--METADATA-->
      <text:p text:style-name="P4">
<draw:frame draw:style-name="fr1" draw:name="Image78" text:anchor-type="as-char" svg:width="6.9236in" svg:height="3.956343in" draw:z-index="0">
<draw:image xlink:href="../Images/yкринформ/2023-05-04T16-14-00-03-00/630_360_1683203199-759.jpeg" xlink:type="simple" xlink:show="embed" xlink:actuate="onLoad" draw:mime-type="image/jpeg"/>
</draw:frame>
The longing of the Taboo on weapons for Ukraine, the more Ukrainian people die, protecting Europe.</text:p>
      <text:p text:style-name="P4">
This was stated by President of Ukraine Volodymyr Zelensky, speaking to the Parliament of the Netherlands, Ukrinform correspondent reports.</text:p>
      <text:p text:style-name="P4">
"The longer the taboo is about weapons, the more our warriors give life to pull out the defense when weapons are not powerful or long -range and Russian -based Russia's more effective than the aircraft of Europe's defenders. Now, all this is, unfortunately. Depends on all of us, "said <text:a xlink:type="simple" xlink:href="https://www.ukrinform.ua/tag-zelenskij" text:style-name="Internet_20_link" text:visited-style-name="Visited_20_Internet_20_Link">
</text:a>
.</text:p>
      <text:p text:style-name="P4">
He recalled that the defense of the country, the defense of Europe is people, and therefore the decisions of the separate countries that must protect life and instead retain defense, are simply contradictory. "Defense is people. People who have weapons. More powerful weapons and a more long -range fire, the more lives are saved by detachable hostile blows. To appreciate life and to keep defense taboos with interdestations that must protect life is an obvious contradiction," Zelensky said.</text:p>
      <text:p text:style-name="P4">
<text:span text:style-name="T4">
 Read also: </text:span>
 <text:a xlink:type="simple" xlink:href="https://www.ukrinform.ua/rubric-ato/3704637-zelenskij-pro-f16-dla-ukraini-vpevnenij-u-pozitivnomu-rezultati.html" text:style-name="Internet_20_link" text:visited-style-name="Visited_20_Internet_20_Link">
<text:span text:style-name="T4">
 Zelensky </text:span>
</text:a>
In this context, the President stressed that Ukraine remembers leaderships well in initiating the PZH 2000 supply and thanks for this bold decision, for Patriot and other weapons. "Remember that the Netherlands was the first to say that the F-16 is not a taboo. Your leadership really gives results. So we will provide new ones!" - the head of state emphasized.</text:p>
      <text:p text:style-name="P4">
Zelensky expressed his hope that during his next visit he would be able to thank the Netherlands for the defense assistance.</text:p>
      <text:p text:style-name="P4">
He also thanked the Netherlands for their leadership in Europe, through which Ukraine has reached the greatest unity in Europe, which for decades they had not been, which would not have happened without the Netherlands.</text:p>
      <text:p text:style-name="P4">
<text:span text:style-name="T4">
 Read also: </text:span>
 <text:a xlink:type="simple" xlink:href="https://www.ukrinform.ua/rubric-polytics/3704653-zelenskij-zaklikav-niderlandi-pidtrimati-risenna-pro-zaprosenna-ukraini-do-nato.html" text:style-name="Internet_20_link" text:visited-style-name="Visited_20_Internet_20_Link">
<text:span text:style-name="T4">
 Zelensky </text:span>
</text:a>
"I am grateful to you that what you appreciate, you help to defend. The Netherlands protection of freedom, protect the rule of law, protect democracy, protect Europe and our lifestyle with you. Life of free people. That's our way is our Europe. No aggressor now It seems that he can allegedly can be in the fire of aggression of our Europe with you, "Zelensky said.</text:p>
      <text:p text:style-name="P4">
News Source: <text:a xlink:type="simple" xlink:href="https://www.ukrinform.ua/rubric-ato/3704691-zelenskij-zaklikav-znati-vsi-tabu-na-postavki-zbroi-dla-ukraini.html" text:style-name="Internet_20_link" text:visited-style-name="Visited_20_Internet_20_Link">
https://www.ukrinform.ua/rubric-ato/3704691-zelenskij-zaklikav-znati-vsi-tabu-na-postavki-zbroi-dla-ukraini.html</text:a>
</text:p>
      <!--NEWS-->
      <text:h text:style-name="P10" text:outline-level="1">
<text:span text:style-name="T4">
Deportation of Ukrainian children can be considered a war crime - OSCE mission</text:span>
</text:h>
      <text:p text:style-name="P4">
Authors: Ukrinform (Person)</text:p>
      <text:p text:style-name="P4">
Publisher: Укринформ (Organization)</text:p>
      <text:p text:style-name="P4">
Published Time: 2023-05-04T16:18:00+03:00</text:p>
      <text:p text:style-name="P4">
Modified Time: 2023-05-04T16:18:00+03:00</text:p>
      <text:p text:style-name="P4">
Description: The OSCE Expert Mission has established that the forced movement and deportation of Ukrainian children to temporarily occupied territories and/or to the territory of the Russian Federation may be military crimes. - Ukrinform.</text:p>
      <text:p text:style-name="P4">
Images: ["<text:a xlink:type="simple" xlink:href="https://static.ukrinform.com/photos/2023_02/thumb_files/630_360_1676811786-290.jpg" text:style-name="Internet_20_link" text:visited-style-name="Visited_20_Internet_20_Link">
630_360_16768...</text:a>
"]</text:p>
      <text:p text:style-name="P4">
Tags: ['Депортація', 'Діти', 'ОБСЄ', 'Агресія РФ', 'Воєнні злочини']</text:p>
      <text:p text:style-name="P4">
Type: Article</text:p>
      <!--METADATA-->
      <text:p text:style-name="P4">
<draw:frame draw:style-name="fr1" draw:name="Image79" text:anchor-type="as-char" svg:width="6.9236in" svg:height="3.956343in" draw:z-index="0">
<draw:image xlink:href="../Images/yкринформ/2023-05-04T16-18-00-03-00/630_360_1676811786-290.jpg" xlink:type="simple" xlink:show="embed" xlink:actuate="onLoad" draw:mime-type="image/jpeg"/>
</draw:frame>
The OSCE expert name has found that the forced movement and deportation of Ukrainian children to temporarily occupied territories and/or into the territory of Russian Federation may be military crimes.</text:p>
      <text:p text:style-name="P4">
According to Ukrinform, the relevant report prepared within the framework of "Moscow Mechanism" by the OSCE, called "On violation and abuse Posted on Thursday on <text:a xlink:type="simple" xlink:href="https://www.osce.org/files/f/documents/7/7/542751.pdf" text:style-name="Internet_20_link" text:visited-style-name="Visited_20_Internet_20_Link">
</text:a>
OSCE.</text:p>
      <text:p text:style-name="P4">
The report states the fact of large -scale movement of Ukrainian <text:a xlink:type="simple" xlink:href="https://www.ukrinform.ua/tag-diti" text:style-name="Internet_20_link" text:visited-style-name="Visited_20_Internet_20_Link">
</text:a>
From the territory of Ukraine to the temporary-corresponding territories of Ukraine and to the territory of the Russian Federation itself. The basic attention in the document is given to orphans and children without accompanying, "because they are the most vulnerable groups among the moved children."</text:p>
      <text:p text:style-name="P4">
According to the report, after the transfer to the territory of the Russian Federation, Ukrainian children "are exposed to pro -Russian information campaigns, which are often total education." At the same time, the Russian Federation "does not take any steps to promote the return of Ukrainian children." And even on the contrary, it "has a variety of obstacles for families who seek to return their children."</text:p>
      <text:p text:style-name="P4">
"The mission has found that although some cases of evacuation of children are responsible for Russia under international humanitarian law, other cases of evacuation to dates without their consent, moving and prolonged placement of Ukrainian children by violation of the IGP, and in some cases are a serious violation Violation of the prohibition of forced movement or deportation in accordance with the Article of the Four Geneva Convention, "the report reads.</text:p>
      <text:p text:style-name="P4">
The mission also found that unjustified long stay or unjustified obstacles by Russian authorities violate the obligation to promote families and contradict the principles enshrined in the fourth Geneva Convention.<text:span text:style-name="T4">
 Read also: </text:span>
 <text:a xlink:type="simple" xlink:href="https://www.ukrinform.ua/rubric-ato/3704113-rada-zaklikae-svit-zasuditi-primusovu-deportaciu-rf-ukrainskih-ditej.html" text:style-name="Internet_20_link" text:visited-style-name="Visited_20_Internet_20_Link">
<text:span text:style-name="T4">
 deportation </text:span>
</text:a>
In addition, the mission concluded that the exposure of children unaccompanied to adults or similar assimilation measures "is incompatible with the Fourth -General Convention." Changing the citizenship of Ukrainian children is also an epostation of the Convention for the Protection of Civilians during the War.</text:p>
      <text:p text:style-name="P4">
"The mission also found out that the Russian belligerent side has no effective mechanism that would contribute to the reunification of Ukrainian children who are in uredia or in Russia -occupied territories, with their families. Instead, the mission will be a constant trend that testifies to that the efforts of Russian power aimed at allowing the movement of children from Ukraine of the Adult Federation do not include steps from further evacuation to third countries or more secure areas of Ukraine. The current approach , - experts said.</text:p>
      <text:p text:style-name="P4">
The document states that the Russian Federation not only repeatedly violated the interests of children, "but also denied their right to identity, the right to family, the right to associate with their family, and also violated their rights to education, access to access to Information, the right to rest, leisure, games, recreation and participation of cultural life and art, as well as the right to freedom of thought, the conscience of Tarelilia, the right to health and the right to freedom and safety. " At the same time, the aggregate of these numerous violations are very serious fears that have been erected the rights of these children to freedom from torture and the cruel treatment of such inhuman or degrading, the types of hypocryption.</text:p>
      <text:p text:style-name="P4">
"In addition, the mission concluded that the practice of forcible movement and/or deportation of Ukrainian children in temporarily occupied territories and in the territory of the Federation may be a crime against humanity in the form of" deportation or forcible movement of the population, "the report reads.<text:span text:style-name="T4">
 Read also: </text:span>
 <text:a xlink:type="simple" xlink:href="https://www.ukrinform.ua/rubric-ato/3702246-gerasimcuk-rozpovila-u-radbezi-oon-ak-rosia-perevihovue-ukrainskih-ditej.html" text:style-name="Internet_20_link" text:visited-style-name="Visited_20_Internet_20_Link">
</text:a>
The report was prepared by experts of the "Moscow mechanism" <text:a xlink:type="simple" xlink:href="https://www.ukrinform.ua/tag-obse" text:style-name="Internet_20_link" text:visited-style-name="Visited_20_Internet_20_Link">
</text:a>
Elina Steinerte(Latvia), Veronica(Czech Republic)and Cesilia Hellestvight(Norway)who have a great experience in international humanitarian law and human rights.</text:p>
      <text:p text:style-name="P4">
It was reported that the Moscow Mechanism is a formal procedure in Chiefshobse that allows you to deploy an independent international mission that should investigate the information about human rights violations, war crimes and anti -moments, including civilian attacks and civilian infrastructure. The members of the mission are selected from the list of experts formed by the OSCE on the basis of submission from the participating states.</text:p>
      <text:p text:style-name="P4">
The work of the mission is a report with recommendations that will help to bring the perpetrators responsible for national and international courts.</text:p>
      <text:p text:style-name="P4">
This mechanism is called "Moscow" because it was approved at the OSCE human dimension, which took place in 1991 in Moscow.</text:p>
      <text:p text:style-name="P4">
In March 2023, 45 OSCE Member States activated the "Moscow mechanism" to investigate Russia's deportation by Ukrainian children.</text:p>
      <text:p text:style-name="P4">
News Source: <text:a xlink:type="simple" xlink:href="https://www.ukrinform.ua/rubric-polytics/3704681-deportacia-ukrainskih-ditej-moze-vvazatisa-voennim-zlocinom-misia-obse.html" text:style-name="Internet_20_link" text:visited-style-name="Visited_20_Internet_20_Link">
https://www.ukrinform.ua/rubric-polytics/3704681-deportacia-ukrainskih-ditej-moze-vvazatisa-voennim-zlocinom-misia-obse.html</text:a>
</text:p>
      <!--NEWS-->
      <text:h text:style-name="P10" text:outline-level="1">
<text:span text:style-name="T4">
Kremin calls for a linguocide crime fixation in the Criminal Code</text:span>
</text:h>
      <text:p text:style-name="P4">
Authors: Ukrinform (Person)</text:p>
      <text:p text:style-name="P4">
Publisher: Укринформ (Organization)</text:p>
      <text:p text:style-name="P4">
Published Time: 2023-05-04T16:21:00+03:00</text:p>
      <text:p text:style-name="P4">
Modified Time: 2023-05-04T16:21:00+03:00</text:p>
      <text:p text:style-name="P4">
Description: The Language Ombudsman Secretariat cooperates with deputies for criminal liability directly for the linguistic crime, which is not yet provided for in the Criminal Code of Ukraine. - Ukrinform.</text:p>
      <text:p text:style-name="P4">
Images: ["<text:a xlink:type="simple" xlink:href="https://static.ukrinform.com/photos/2023_05/thumb_files/630_360_1683205687-749.jpg" text:style-name="Internet_20_link" text:visited-style-name="Visited_20_Internet_20_Link">
630_360_16832...</text:a>
"]</text:p>
      <text:p text:style-name="P4">
Tags: ['Кримінальний кодекс', 'Кремінь', 'Мовний омбудсмен', 'Війна з росією']</text:p>
      <text:p text:style-name="P4">
Type: Article</text:p>
      <!--METADATA-->
      <text:p text:style-name="P4">
<draw:frame draw:style-name="fr1" draw:name="Image80" text:anchor-type="as-char" svg:width="6.9236in" svg:height="3.956343in" draw:z-index="0">
<draw:image xlink:href="../Images/yкринформ/2023-05-04T16-21-00-03-00/630_360_1683205687-749.jpg" xlink:type="simple" xlink:show="embed" xlink:actuate="onLoad" draw:mime-type="image/jpeg"/>
</draw:frame>
The Language Ombudsman Secretariat cooperates with the deputies for the introduction of criminal liability directly for the crime of the linguocide, which is still unforeseen.</text:p>
      <text:p text:style-name="P4">
This was announced by the State Language Commissioner Taras Kremin during the presentation of the annual report on the state of compliance with the Law "On the Functioning of the Ukrainian Language as a State in 2022", which was held by UMediacenter Ukraine - Ukrinform.</text:p>
      <text:p text:style-name="P4">
"In order to hold international responsibility(guilty of <text:a xlink:type="simple" xlink:href="https://www.ukrinform.ua/tag-zlocin" text:style-name="Internet_20_link" text:visited-style-name="Visited_20_Internet_20_Link">
</text:a>
linguocide - ed.), we must first introduce changes to the current Ukrainian legislation. The Criminal Code of Ukraine issues of genocide in different areas are spelled out, Alevlas linguocide has not yet been recorded. He is closest to discrimination of the antivicons of Ukraine on different grounds - language, national, racial, etc. We work with the Verkhovna Rada, with profile committees, we calculate the reaction and their recommendations. The only thing we can do is to insist, to collect facts, and to talk about things such as elements that are harmful to national security and defense, "Kremin said.</text:p>
      <text:p text:style-name="P4">
The Commissioner noted that in the issue of linguocide, the Ombudsman Secretariat is put on the rules of European law in the field of human rights violations. Also, cooperation with the representative of the European Court of Rights of the Human Archarita Soocorenko, with the Ministry of Justice and other domestic law enforcement agencies.</text:p>
      <text:p text:style-name="P4">
<text:span text:style-name="T4">
 Read also: </text:span>
 <text:a xlink:type="simple" xlink:href="https://www.ukrinform.ua/rubric-regions/3683159-movnij-ombudsmen-planue-rozsiriti-v-odesi-merezu-kursiv-iz-vivcenna-ukrainskoi.html" text:style-name="Internet_20_link" text:visited-style-name="Visited_20_Internet_20_Link">
<text:span text:style-name="T4">
 language </text:span>
</text:a>
According to the report "On Ensuring the Functioning of the Ukrainian Language in 2022", more than 200 cases of development of the Ukrainian language from public space and public use of the occupied territories were recorded last year.</text:p>
      <text:p text:style-name="P4">
As it was reported, last year, citizens submitted 2846 appeals to the linguistic vomist for violation of their right to receive information by a state -owned, 1112 of which concerned the branch of service and provision of information on goods and services.</text:p>
      <text:p text:style-name="P4">
News Source: <text:a xlink:type="simple" xlink:href="https://www.ukrinform.ua/rubric-society/3704684-kremin-zaklikae-do-fiksacii-zlocinu-lingvocidu-u-kriminalnomu-kodeksi.html" text:style-name="Internet_20_link" text:visited-style-name="Visited_20_Internet_20_Link">
https://www.ukrinform.ua/rubric-society/3704684-kremin-zaklikae-do-fiksacii-zlocinu-lingvocidu-u-kriminalnomu-kodeksi.html</text:a>
</text:p>
      <!--NEWS-->
      <text:h text:style-name="P10" text:outline-level="1">
<text:span text:style-name="T4">
Tasheva explained who would be criminally liable in Crimea after being de -occupation</text:span>
</text:h>
      <text:p text:style-name="P4">
Authors: Ukrinform (Person)</text:p>
      <text:p text:style-name="P4">
Publisher: Укринформ (Organization)</text:p>
      <text:p text:style-name="P4">
Published Time: 2023-05-04T16:22:15+03:00</text:p>
      <text:p text:style-name="P4">
Modified Time: 2023-05-04T16:22:15+03:00</text:p>
      <text:p text:style-name="P4">
Description: Not hundreds of thousands, but thousands of people on the peninsula should be criminally liable. - Ukrinform.</text:p>
      <text:p text:style-name="P4">
Images: ["<text:a xlink:type="simple" xlink:href="https://static.ukrinform.com/photos/2023_05/thumb_files/630_360_1683122147-431.jpg" text:style-name="Internet_20_link" text:visited-style-name="Visited_20_Internet_20_Link">
630_360_16831...</text:a>
"]</text:p>
      <text:p text:style-name="P4">
Tags: ['Деокупація', 'Крим', 'Таміла Ташева']</text:p>
      <text:p text:style-name="P4">
Type: Article</text:p>
      <!--METADATA-->
      <text:p text:style-name="P4">
<draw:frame draw:style-name="fr1" draw:name="Image81" text:anchor-type="as-char" svg:width="6.9236in" svg:height="3.956343in" draw:z-index="0">
<draw:image xlink:href="../Images/yкринформ/2023-05-04T16-22-15-03-00/630_360_1683122147-431.jpg" xlink:type="simple" xlink:show="embed" xlink:actuate="onLoad" draw:mime-type="image/jpeg"/>
</draw:frame>
Not hundreds, but thousands of people on the peninsula have to carry criminal responsibility.</text:p>
      <text:p text:style-name="P4">
About this a permanent representative of the President of Ukraine to the Crimea of Tamil Tashevavvic in <text:a xlink:type="simple" xlink:href="http://www.ukrinform.ua/rubric-crimea/3704230-tamila-taseva-postijna-predstavnica-prezidenta-ukraini-v-ar-krim.html" text:style-name="Internet_20_link" text:visited-style-name="Visited_20_Internet_20_Link">
</text:a>
.</text:p>
      <text:p text:style-name="P4">
“Some people on the peninsula betrayed oaths, went to work in the occupation administration. They made a conscious choice, collaborated. Yes, perhaps, he was under pressure, or for the sake of positions or monetary preferences. These persons conducted crimes against the National Security of Ukraine in the occupied territory. These are incorrect thousands, but thousands of people, and they have to carry criminal responsibility, ”the post -press of the President said.</text:p>
      <text:p text:style-name="P4">
However, she said, only for the fact of residence in the occupied territory should not be held accountable.</text:p>
      <text:p text:style-name="P4">
“For example, if people have no business bans there, although we understand that they have paid taxes to the occupiers. However, if they did not violate human laws, did not commit military and other serious crimes under the norms of international law, did not make management decisions, did not steal natural -sidedly, did not contribute to the assertion of the occupation regime, did not betray oaths, as prosecutors, investigators, investigators.(https://www.ukrinform.ua/tag-sbu)And the police - they will not be subject to sub -criminal responsibility, ”Tasheva said, adding that they can take lustration measures.</text:p>
      <text:p text:style-name="P4">
Talking about whether the teachers should be responsible, she noted that in this context there should be an individual approach, because it is necessary to consider the long -term occupation of the peninsula.</text:p>
      <text:p text:style-name="P4">
<text:span text:style-name="T4">
 Read also: </text:span>
 <text:a xlink:type="simple" xlink:href="https://www.ukrinform.ua/rubric-crimea/3704534-krim-pisla-deokupacii-taseva-rozpovila-pro-algoritm-provedenna-viboriv.html" text:style-name="Internet_20_link" text:visited-style-name="Visited_20_Internet_20_Link">
<text:span text:style-name="T4">
 Tasheva </text:span>
</text:a>
“If a teacher, head teacher, methodologist or school principal made management decisions, engaged in propaganda, violent militarization of children's consciousness, he will be responsible. Teachers who worked in the humanitarian field - teaching and literature, history - were actually engaged in propaganda. They are held accountable or lurated, without the opportunity to be teachers. They may be able to return to professional activity after additional courses, confirming our knowledge after a certain time - we do not yet know what, ”Tasheva said.As reported, <text:a xlink:type="simple" xlink:href="https://www.ukrinform.ua/rubric-crimea/3703986-danilov-pro-povernenna-krimu-budemo-zvilnati-ak-vvazatimemo-za-neobhidne.html" text:style-name="Internet_20_link" text:visited-style-name="Visited_20_Internet_20_Link">
</text:a>
, which will release the temporarily occupied Crimean peninsula in this way, will consider it necessary at the time of making certain decisions.</text:p>
      <text:p text:style-name="P4">
News Source: <text:a xlink:type="simple" xlink:href="https://www.ukrinform.ua/rubric-crimea/3704685-taseva-poasnila-hto-pidpadatime-pid-kriminalnu-vidpovidalnist-u-krimu-pisla-deokupacii.html" text:style-name="Internet_20_link" text:visited-style-name="Visited_20_Internet_20_Link">
https://www.ukrinform.ua/rubric-crimea/3704685-taseva-poasnila-hto-pidpadatime-pid-kriminalnu-vidpovidalnist-u-krimu-pisla-deokupacii.html</text:a>
</text:p>
      <!--NEWS-->
      <text:h text:style-name="P10" text:outline-level="1">
<text:span text:style-name="T4">
In Egypt, the bus crashed into a truck - 17 dead and 29 wounded</text:span>
</text:h>
      <text:p text:style-name="P4">
Authors: Ukrinform (Person)</text:p>
      <text:p text:style-name="P4">
Publisher: Укринформ (Organization)</text:p>
      <text:p text:style-name="P4">
Published Time: 2023-05-04T16:25:00+03:00</text:p>
      <text:p text:style-name="P4">
Modified Time: 2023-05-04T16:25:00+03:00</text:p>
      <text:p text:style-name="P4">
Description: The passenger bus crashed into a truck that slowly moved on the highway in southwest of Egypt. 17 people were killed. - Ukrinform.</text:p>
      <text:p text:style-name="P4">
Images: ["<text:a xlink:type="simple" xlink:href="https://static.ukrinform.com/photos/2019_05/thumb_files/630_360_1557217974-404.jpg" text:style-name="Internet_20_link" text:visited-style-name="Visited_20_Internet_20_Link">
630_360_15572...</text:a>
"]</text:p>
      <text:p text:style-name="P4">
Tags: ['ДТП', 'Єгипет', 'Автобус', 'Вантажівка']</text:p>
      <text:p text:style-name="P4">
Type: Article</text:p>
      <!--METADATA-->
      <text:p text:style-name="P4">
<draw:frame draw:style-name="fr1" draw:name="Image82" text:anchor-type="as-char" svg:width="6.9236in" svg:height="3.956343in" draw:z-index="0">
<draw:image xlink:href="../Images/yкринформ/2023-05-04T16-25-00-03-00/630_360_1557217974-404.jpg" xlink:type="simple" xlink:show="embed" xlink:actuate="onLoad" draw:mime-type="image/jpeg"/>
</draw:frame>
The passenger bus crashed into a truck that slowly moved on the highway of a half -daily event of Egypt. 17 people were killed.</text:p>
      <text:p text:style-name="P4">
As Ukrinform reports, it reports <text:a xlink:type="simple" xlink:href="https://apnews.com/article/bus-truck-crash-egypt-killed-injured-056fa9b06fcce4d14280d42c541f7178" text:style-name="Internet_20_link" text:visited-style-name="Visited_20_Internet_20_Link">
</text:a>
Reference to officials and local media.</text:p>
      <text:p text:style-name="P4">
<text:a xlink:type="simple" xlink:href="https://www.ukrinform.ua/tag-dtp" text:style-name="Internet_20_link" text:visited-style-name="Visited_20_Internet_20_Link">
</text:a>
It happened in the evening on Wednesday in the province of the Valley, said Governor Mohammed El-Zamlut.</text:p>
      <text:p text:style-name="P4">
According to the Ministry of Health of Egypt, another 29 people were suffering. They added that 26 ambulance cars were sent to the scene to deliver the victims to the nearest hospitals.</text:p>
      <text:p text:style-name="P4">
There are no data on wounded and killed outside the bus. The cause of the fatal DTP is not disclosed either.</text:p>
      <text:p text:style-name="P4">
The local weekly edition of El-Shorouk causes a quote of one of the officials, who reported that the bus was crashing into a truck that was almost parked over. The bus traveling to the capital of Cairo was transporting 45 people.</text:p>
      <text:p text:style-name="P4">
<text:span text:style-name="T4">
 Read also: </text:span>
 <text:a xlink:type="simple" xlink:href="https://www.ukrinform.ua/rubric-world/3704633-u-nimeccini-poizd-naihav-na-grupu-zaliznicnikiv-dvoe-zagiblih.html" text:style-name="Internet_20_link" text:visited-style-name="Visited_20_Internet_20_Link">
</text:a>
Deadly car accidents take thousands of lives in Egypt every year, which has unsatisfactory transport safety rates. The cause of collisions is mostly the speed increase, bad roads or insufficient compliance with the rules of the road.</text:p>
      <text:p text:style-name="P4">
As reported by Ukrinform, at least 18 people were killed and 33 were injured as a result of a bus from a rock in the western state of Nyarita in Mexico, local authorities said on Sunday.</text:p>
      <text:p text:style-name="P4">
News Source: <text:a xlink:type="simple" xlink:href="https://www.ukrinform.ua/rubric-world/3704687-u-egipti-avtobus-vrizavsa-u-vantazivku-17-zagiblih-i-29-poranenih.html" text:style-name="Internet_20_link" text:visited-style-name="Visited_20_Internet_20_Link">
https://www.ukrinform.ua/rubric-world/3704687-u-egipti-avtobus-vrizavsa-u-vantazivku-17-zagiblih-i-29-poranenih.html</text:a>
</text:p>
      <!--NEWS-->
      <text:h text:style-name="P10" text:outline-level="1">
<text:span text:style-name="T4">
The court re -arrested Ukrnaftoburning shares of Kolomoisky</text:span>
</text:h>
      <text:p text:style-name="P4">
Authors: Ukrinform (Person)</text:p>
      <text:p text:style-name="P4">
Publisher: Укринформ (Organization)</text:p>
      <text:p text:style-name="P4">
Published Time: 2023-05-04T16:31:00+03:00</text:p>
      <text:p text:style-name="P4">
Modified Time: 2023-05-04T16:31:00+03:00</text:p>
      <text:p text:style-name="P4">
Description: The court again arrested and transferred to the ARMA corporate rights of Ukrnaftoburning, which partially belonged to businessman Igor Kolomoisky and his partners. - Ukrinform.</text:p>
      <text:p text:style-name="P4">
Images: ["<text:a xlink:type="simple" xlink:href="https://static.ukrinform.com/photos/2019_08/thumb_files/630_360_1566981713-835.jpg" text:style-name="Internet_20_link" text:visited-style-name="Visited_20_Internet_20_Link">
630_360_15669...</text:a>
"]</text:p>
      <text:p text:style-name="P4">
Tags: ['Арешт', 'Коломойський', 'Суд', 'Майно']</text:p>
      <text:p text:style-name="P4">
Type: Article</text:p>
      <!--METADATA-->
      <text:p text:style-name="P4">
<draw:frame draw:style-name="fr1" draw:name="Image83" text:anchor-type="as-char" svg:width="6.9236in" svg:height="3.956343in" draw:z-index="0">
<draw:image xlink:href="../Images/yкринформ/2023-05-04T16-31-00-03-00/630_360_1566981713-835.jpg" xlink:type="simple" xlink:show="embed" xlink:actuate="onLoad" draw:mime-type="image/jpeg"/>
</draw:frame>
The court re -reached and transferred to the ARMA corporate rights of Ukrnaftoburning, which partially belonged to businessman Igor Kolomoisky and his partners.</text:p>
      <text:p text:style-name="P4">
According to Ukrinform, the State Bureau of Investigation reports in <text:a xlink:type="simple" xlink:href="https://t.me/DBRgovua/3405" text:style-name="Internet_20_link" text:visited-style-name="Visited_20_Internet_20_Link">
</text:a>
.</text:p>
      <text:p text:style-name="P4">
"The DBR consistently takes a position on the return of illegally privatized property to state property," the message reads.</text:p>
      <text:p text:style-name="P4">
In April according to materials <text:a xlink:type="simple" xlink:href="https://www.ukrinform.ua/tag-derzburo-rozsliduvan" text:style-name="Internet_20_link" text:visited-style-name="Visited_20_Internet_20_Link">
</text:a>
The court arrested the corporate rights of four enterprises: PJSC "Ukrnaftoburning", LLC "Sakhalinske", LLC "Sirius-1", LLC "East Yuroup Petroleum". The rights were transmitted to the ARMA.</text:p>
      <text:p text:style-name="P4">
But on May 3, the District Court of Kiev questioned the decision on the arrest -corporate rights of PJSC "Ukrnaftoburning" at the request of the company's lawyer.</text:p>
      <text:p text:style-name="P4">
<text:span text:style-name="T4">
 Read also: </text:span>
 <text:a xlink:type="simple" xlink:href="https://www.ukrinform.ua/rubric-economy/3704529-sud-arestuvav-prihovani-aktivi-novinskogo-bils-ak-na-105-milarda.html" text:style-name="Internet_20_link" text:visited-style-name="Visited_20_Internet_20_Link">
</text:a>
At the fundamental position of the DBR and the office of the Prosecutor General the next day, on May 4, the Pechersk District Court of Kyiv re -arrested and transferred to the department the above -mentioned enterprise.</text:p>
      <text:p text:style-name="P4">
"DBR warns" interested "persons against such decisions on the rest of the enterprises and promises to act as quickly and fundamentally. For Bureau, state interests have always been the most important priority of activity," said DBR.</text:p>
      <text:p text:style-name="P4">
<text:span text:style-name="T4">
 Read also: </text:span>
 <text:a xlink:type="simple" xlink:href="https://www.ukrinform.ua/rubric-economy/3704333-ukrnafta-hoce-otrimati-v-upravlinna-arestovani-aktivi-kolomojskogo-zmi.html" text:style-name="Internet_20_link" text:visited-style-name="Visited_20_Internet_20_Link">
<text:span text:style-name="T4">
 Ukrnafta </text:span>
 <text:span text:style-name="T4">
 Wants </text:span>
 <text:span text:style-name="T4">
 </text:span>
 Get <text:span text:style-name="T4">
 </text:span>
 Control <text:span text:style-name="T4">
<text:span text:style-name="T5">
* arrested </text:span>
* </text:span>
 assets <text:span text:style-name="T4">
 </text:span>
 <text:span text:style-name="T4">
 Kolomoisky </text:span>
 <text:span text:style-name="T4">
 </text:span>
 media **</text:a>
As reported by Ukrinform, on April 11, the Pechersk District Court of Kiev <text:a xlink:type="simple" xlink:href="https://www.ukrinform.ua/rubric-economy/3698115-sud-peredav-korporativni-prava-ukrnaftoburinna-do-arma.html" text:style-name="Internet_20_link" text:visited-style-name="Visited_20_Internet_20_Link">
</text:a>
On Ukrnaftock on the balance of ARMA.</text:p>
      <text:p text:style-name="P4">
<text:span text:style-name="T5">
Foto: censor.net.ua</text:span>
</text:p>
      <text:p text:style-name="P4">
News Source: <text:a xlink:type="simple" xlink:href="https://www.ukrinform.ua/rubric-economy/3704701-sud-povtorno-arestuvav-akcii-ukrnaftoburinna-kolomojskogo.html" text:style-name="Internet_20_link" text:visited-style-name="Visited_20_Internet_20_Link">
https://www.ukrinform.ua/rubric-economy/3704701-sud-povtorno-arestuvav-akcii-ukrnaftoburinna-kolomojskogo.html</text:a>
</text:p>
      <!--NEWS-->
      <text:h text:style-name="P10" text:outline-level="1">
<text:span text:style-name="T4">
The Ministry of Health will be tried for illegal registration of Covid-lyrics</text:span>
</text:h>
      <text:p text:style-name="P4">
Authors: Ukrinform (Person)</text:p>
      <text:p text:style-name="P4">
Publisher: Укринформ (Organization)</text:p>
      <text:p text:style-name="P4">
Published Time: 2023-05-04T16:33:00+03:00</text:p>
      <text:p text:style-name="P4">
Modified Time: 2023-05-04T16:33:00+03:00</text:p>
      <text:p text:style-name="P4">
Description: The former First Deputy Minister of Health of Ukraine will arise before the court for providing illegal registration of a foreign drug used for the treatment of colds, as well as for the treatment of the Covid-19.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Ліки', 'МОЗ', 'Суд', 'Коронавірус']</text:p>
      <text:p text:style-name="P4">
Type: Article</text:p>
      <!--METADATA-->
      <text:p text:style-name="P4">
<draw:frame draw:style-name="fr1" draw:name="Image84" text:anchor-type="as-char" svg:width="6.9236in" svg:height="3.956343in" draw:z-index="0">
<draw:image xlink:href="../Images/yкринформ/2023-05-04T16-33-00-03-00/630_360_1494432026-9526.jpg" xlink:type="simple" xlink:show="embed" xlink:actuate="onLoad" draw:mime-type="image/jpeg"/>
</draw:frame>
The former Deputy Minister of Health of Ukraine will appear before the court of law of illegal registration of a foreign drug, which is applied for the treatment of colds, as well as for therapycovid-19.</text:p>
      <text:p text:style-name="P4">
According to Ukrinform, the Kyiv City Prosecutor's Office reported in <text:a xlink:type="simple" xlink:href="https://t.me/kyiv_pro_office/1924" text:style-name="Internet_20_link" text:visited-style-name="Visited_20_Internet_20_Link">
</text:a>
.</text:p>
      <text:p text:style-name="P4">
To the court, the indictment on the fact of violation of the established order registration <text:a xlink:type="simple" xlink:href="https://www.ukrinform.ua/tag-liki" text:style-name="Internet_20_link" text:visited-style-name="Visited_20_Internet_20_Link">
</text:a>
 (Part 1 of Art. 321-2 of the Criminal Code of Ukraine).</text:p>
      <text:p text:style-name="P4">
За даними слідства, обіймаючи посаду генерального директора Директоратуфармацевтичного забезпечення МОЗ та будучи співголовою постійної робочої групиз розгляду проблемних питань державної реєстрації лікарських засобів,обвинувачений підписав рішення, яким рекомендував здійснити держреєстраціюлікарського препарату виробництва однієї з країн Східної Азії.</text:p>
      <text:p text:style-name="P4">
Встановлено, що ухваленням згаданого рішення посадовець діяв усуперечнегативному висновку уповноваженого органу у сфері держреєстрації лікарськихзасобів – Державного експертного центру МОЗ України.</text:p>
      <text:p text:style-name="P4">
Так, згідно з висновком центру, здійснювати державну реєстрацію вказаногопрепарату не рекомендовано, зокрема, через те, що в інших країнах вінзареєстрований як натуральний продукт/традиційний лікарський засіб. Такожпрепарат належить до традиційної китайської медицини.</text:p>
      <text:p text:style-name="P4">
<text:span text:style-name="T4">
Читайте також:</text:span>
 <text:a xlink:type="simple" xlink:href="https://www.ukrinform.ua/rubric-world/3703895-u-bilsosti-krain-e-oznaki-vidnovlenna-sistemi-ohoroni-zdorova-pisla-pandemii-vooz.html" text:style-name="Internet_20_link" text:visited-style-name="Visited_20_Internet_20_Link">
 </text:a>
Instead, due to the actions of the person, the drug was introduced to the State Register of Medicines by the appropriate order of the Ministry of Health of Ukraine and the Ukrainian market was admitted.</text:p>
      <text:p text:style-name="P4">
As reported <text:a xlink:type="simple" xlink:href="https://www.ukrinform.ua/rubric-society/3688588-verhovnij-sud-vipravdav-eksministra-infrastrukturi-omelana.html" text:style-name="Internet_20_link" text:visited-style-name="Visited_20_Internet_20_Link">
</text:a>
, The Supreme Judgment of the Excellent Infrastructure Volodymyr Omelyan in the case of reducing the port meeting in 2017.</text:p>
      <text:p text:style-name="P4">
News Source: <text:a xlink:type="simple" xlink:href="https://www.ukrinform.ua/rubric-society/3704695-eksposadovca-moz-suditimut-za-nezakonnu-reestraciu-covidlikiv.html" text:style-name="Internet_20_link" text:visited-style-name="Visited_20_Internet_20_Link">
https://www.ukrinform.ua/rubric-society/3704695-eksposadovca-moz-suditimut-za-nezakonnu-reestraciu-covidlikiv.html</text:a>
</text:p>
      <!--NEWS-->
      <text:h text:style-name="P10" text:outline-level="1">
<text:span text:style-name="T4">
Donetsk Oblast(22:33). Red Alert: aerial threat. Sirens sounding. Take cover now!</text:span>
</text:h>
      <text:p text:style-name="P4">
Authors: liveuamap (Language: en)</text:p>
      <text:p text:style-name="P4">
Time: 2023-05-04T16:35:00</text:p>
      <text:p text:style-name="P4">
Location: Donetsk Oblast (Latitude:48.72827 Longtitude:37.57761)</text:p>
      <text:p text:style-name="P4">
Videos: []</text:p>
      <text:p text:style-name="P4">
Images: []</text:p>
      <text:p text:style-name="P4">
Tags: ["Europe", "Central and Eastern Europe"]</text:p>
      <text:p text:style-name="P4">
Id: 22560491</text:p>
      <!--METADATA-->
      <text:p text:style-name="P4">
Donetsk Oblast(22:33). Red Alert: aerial threat. Sirens sounding. Take covernow!</text:p>
      <text:p text:style-name="P4">
News Collection Link: <text:a xlink:type="simple" xlink:href="https://liveuamap.com/en/2023/04-may-donetsk-oblast2233-red-alert-aerial-thg" text:style-name="Internet_20_link" text:visited-style-name="Visited_20_Internet_20_Link">
https://liveuamap.com/en/2023/04-may-donetsk-oblast2233-red-alert-aerial-thg</text:a>
</text:p>
      <text:p text:style-name="P4">
News Source: <text:a xlink:type="simple" xlink:href="https://t.me/air_alert_ua/44448" text:style-name="Internet_20_link" text:visited-style-name="Visited_20_Internet_20_Link">
https://t.me/air_alert_ua/44448</text:a>
</text:p>
      <!--NEWS-->
      <text:h text:style-name="P10" text:outline-level="1">
<text:span text:style-name="T4">
Biden is passionate about the courage of the Armed Forces and the people of Ukraine</text:span>
</text:h>
      <text:p text:style-name="P4">
Authors: Ukrinform (Person)</text:p>
      <text:p text:style-name="P4">
Publisher: Укринформ (Organization)</text:p>
      <text:p text:style-name="P4">
Published Time: 2023-05-04T16:36:00+03:00</text:p>
      <text:p text:style-name="P4">
Modified Time: 2023-05-04T16:36:00+03:00</text:p>
      <text:p text:style-name="P4">
Description: US President Joe Biden called the Ukrainian people "surprisingly brave" and gave high appreciation to US military leaders who help Ukraine in the fight against cruel Russian invasion. - Ukrinform.</text:p>
      <text:p text:style-name="P4">
Images: ["<text:a xlink:type="simple" xlink:href="https://static.ukrinform.com/photos/2021_09/thumb_files/630_360_1631375355-682.jpg" text:style-name="Internet_20_link" text:visited-style-name="Visited_20_Internet_20_Link">
630_360_16313...</text:a>
"]</text:p>
      <text:p text:style-name="P4">
Tags: ['Байден', 'ЗСУ', 'Війна з росією', '#stoprussia']</text:p>
      <text:p text:style-name="P4">
Type: Article</text:p>
      <!--METADATA-->
      <text:p text:style-name="P4">
<draw:frame draw:style-name="fr1" draw:name="Image85" text:anchor-type="as-char" svg:width="6.9236in" svg:height="3.956343in" draw:z-index="0">
<draw:image xlink:href="../Images/yкринформ/2023-05-04T16-36-00-03-00/630_360_1631375355-682.jpg" xlink:type="simple" xlink:show="embed" xlink:actuate="onLoad" draw:mime-type="image/jpeg"/>
</draw:frame>
Presidential Joe Biden called the Ukrainian people "surprisingly brave" and gave highly evaluations by US military leaders who help Ukraine in the struggle of the gunshot Russian invasion.</text:p>
      <text:p text:style-name="P4">
Biden said this at dinner in the White House for the heads of commands of the US Armed Forces, Ukrinform reports, citing <text:a xlink:type="simple" xlink:href="https://www.golosameriki.com/a/biden-says/7078347.html" text:style-name="Internet_20_link" text:visited-style-name="Visited_20_Internet_20_Link">
</text:a>
.</text:p>
      <text:p text:style-name="P4">
"You have armed, equipped and taught proud and brave the Ukrainian army tados to preserve freedom and democracy," said the American leader.</text:p>
      <text:p text:style-name="P4">
<text:a xlink:type="simple" xlink:href="https://www.ukrinform.ua/tag-bajden" text:style-name="Internet_20_link" text:visited-style-name="Visited_20_Internet_20_Link">
</text:a>
He reported that he devoted a lot of time to the Russian tuning and often in contact with the Verkhovna Rada.</text:p>
      <text:p text:style-name="P4">
"But I have to confess that I was a little surprised by how courageous, as far as the brave is not only the military but also the Ukrainian people," the US President said.</text:p>
      <text:p text:style-name="P4">
<text:span text:style-name="T4">
 Read also: </text:span>
 <text:a xlink:type="simple" xlink:href="https://www.ukrinform.ua/rubric-polytics/3703872-bilij-dim-mi-radi-pocuti-vid-spikera-makkarti-slova-na-pidtrimku-ukraini.html" text:style-name="Internet_20_link" text:visited-style-name="Visited_20_Internet_20_Link">
</text:a>
“They do just an incredible job. And it is thanks to you, ”he added.</text:p>
      <text:p text:style-name="P4">
As reported by Ukrinform, on Wednesday the United States announced that there is a seat tranche of Ukraine in the field of security and defense worth $ 300 million, which will be cluttered mainly ammunition and other weapons that the Armed Forces needed.</text:p>
      <text:p text:style-name="P4">
<text:span text:style-name="T5">
Foto: The Washington Post</text:span>
</text:p>
      <text:p text:style-name="P4">
News Source: <text:a xlink:type="simple" xlink:href="https://www.ukrinform.ua/rubric-world/3704702-bajden-zahoplenij-horobristu-zsu-ta-narodu-ukraini.html" text:style-name="Internet_20_link" text:visited-style-name="Visited_20_Internet_20_Link">
https://www.ukrinform.ua/rubric-world/3704702-bajden-zahoplenij-horobristu-zsu-ta-narodu-ukraini.html</text:a>
</text:p>
      <!--NEWS-->
      <text:h text:style-name="P10" text:outline-level="1">
<text:span text:style-name="T4">
Dnipro, Dnipropetrovsk region, Kharkiv, Kharkiv region, Poltava region (22:35). Red Aller ...</text:span>
</text:h>
      <text:p text:style-name="P4">
Authors: liveuamap (Language: en)</text:p>
      <text:p text:style-name="P4">
Time: 2023-05-04T16:37:00</text:p>
      <text:p text:style-name="P4">
Location: Dnipro (Latitude:48.45892 Longtitude:35.03828)</text:p>
      <text:p text:style-name="P4">
Videos: []</text:p>
      <text:p text:style-name="P4">
Images: []</text:p>
      <text:p text:style-name="P4">
Tags: ["Europe", "Central and Eastern Europe"]</text:p>
      <text:p text:style-name="P4">
Id: 22560492</text:p>
      <!--METADATA-->
      <text:p text:style-name="P4">
Dnipro, Dnipropetrovsk region, Kharkiv, Kharkiv region, Poltava region(22:35). Red Alert: aerial threat. Sirens sounding. Take cover now!</text:p>
      <text:p text:style-name="P4">
News Collection Link: <text:a xlink:type="simple" xlink:href="https://liveuamap.com/en/2023/04-may-dnipro-dnipropetrovska-oblast-kharkiv-g" text:style-name="Internet_20_link" text:visited-style-name="Visited_20_Internet_20_Link">
https://liveuamap.com/en/2023/04-may-dnipro-dnipropetrovska-oblast-kharkiv-g</text:a>
</text:p>
      <text:p text:style-name="P4">
News Source: <text:a xlink:type="simple" xlink:href="https://t.me/air_alert_ua/44451" text:style-name="Internet_20_link" text:visited-style-name="Visited_20_Internet_20_Link">
https://t.me/air_alert_ua/44451</text:a>
</text:p>
      <!--NEWS-->
      <text:h text:style-name="P10" text:outline-level="1">
<text:span text:style-name="T4">
Ukrainians will take part in two fencing tournaments because of the lack of athletes from the Russian Federation and Belarus</text:span>
</text:h>
      <text:p text:style-name="P4">
Authors: Ukrinform (Person)</text:p>
      <text:p text:style-name="P4">
Publisher: Укринформ (Organization)</text:p>
      <text:p text:style-name="P4">
Published Time: 2023-05-04T16:38:17+03:00</text:p>
      <text:p text:style-name="P4">
Modified Time: 2023-05-04T16:38:17+03:00</text:p>
      <text:p text:style-name="P4">
Description: It is about tournaments in Colombia and Mexico. - Ukrinform.</text:p>
      <text:p text:style-name="P4">
Images: ["<text:a xlink:type="simple" xlink:href="https://static.ukrinform.com/photos/2023_05/thumb_files/630_360_1683207402-794.jpg" text:style-name="Internet_20_link" text:visited-style-name="Visited_20_Internet_20_Link">
630_360_16832...</text:a>
"]</text:p>
      <text:p text:style-name="P4">
Tags: ['Фехтування']</text:p>
      <text:p text:style-name="P4">
Type: Article</text:p>
      <!--METADATA-->
      <text:p text:style-name="P4">
<draw:frame draw:style-name="fr1" draw:name="Image86" text:anchor-type="as-char" svg:width="6.9236in" svg:height="3.956343in" draw:z-index="0">
<draw:image xlink:href="../Images/yкринформ/2023-05-04T16-38-17-03-00/630_360_1683207402-794.jpg" xlink:type="simple" xlink:show="embed" xlink:actuate="onLoad" draw:mime-type="image/jpeg"/>
</draw:frame>
Protone language in Colombia and Mexico.</text:p>
      <text:p text:style-name="P4">
Ukraine will participate in two international tournaments in Colombia and Mexico after the competition of athletes of Russia and Belarus, <text:a xlink:type="simple" xlink:href="https://suspilne.media/465779-ukrainci-vistuplat-na-dvoh-turnirah-z-fehtuvanna-cerez-nedopusk-atletiv-z-rf-i-bilorusi-u-comu-pricina-i-sklad-komandi/" text:style-name="Internet_20_link" text:visited-style-name="Visited_20_Internet_20_Link">
</text:a>
Public sports, Ukrinform reports.</text:p>
      <text:p text:style-name="P4">
The head of the fencing Federation of Russia Ilgar Mamedov reported that their exports will not speak at the tournaments because the International Federation Fie Fie does not respond to the requests of the Russian side.</text:p>
      <text:p text:style-name="P4">
“The FIE office does not respond to our letters, approval of athletes and personnel. Today, our office was approached by our colleagues of Zbulorus, where they were informed that they did not have the authority to respond to such testimony. Apparently, there is no place for international law in sports, because there are ethical norms of behavior. If FIE, for some reason, were offended by the Naproian Federation, why do they not answer Belarusians? We will accurately miss the next two tournaments. My foreign colleagues from the United States, who were waiting for us in Akapulko, were very surprised that we would not come. And they cannot understand how fie may not answer, ”Mamledov said.</text:p>
      <text:p text:style-name="P4">
The total representation of the "blue and yellow" in both tournaments will be four-portmen. Participation in the Cali Grand Prix(May 5-7)Igor Raizlin, Vladimir Stankevich, Vlad Kharkov and Yulia Svistil will be taken. At the tournament in Akapulko(May 5-6)Daniel Goida, Andriy Pogrebnyak, Yevgeny Lazarenko Taklod Unes will perform.</text:p>
      <text:p text:style-name="P4">
<text:span text:style-name="T4">
 Read also: </text:span>
 <text:a xlink:type="simple" xlink:href="https://www.ukrinform.ua/rubric-sports/3702463-olga-harlan-vigrala-bronzu-na-etapi-granpri-z-fehtuvanna-u-seuli.html" text:style-name="Internet_20_link" text:visited-style-name="Visited_20_Internet_20_Link">
<text:span text:style-name="T4">
 fencing </text:span>
</text:a>
As reported by Ukrinform, the Ministry of Youth and Sports of Ukraine forbidden Ukrainian athletes to participate in international competitions together with the Russians by Belarusians.</text:p>
      <text:p text:style-name="P4">
Photo: Getty Image</text:p>
      <text:p text:style-name="P4">
News Source: <text:a xlink:type="simple" xlink:href="https://www.ukrinform.ua/rubric-sports/3704699-ukrainci-vizmut-ucast-u-dvoh-turnirah-z-fehtuvanna-cerez-nedopusk-atletiv-z-rf-i-bilorusi.html" text:style-name="Internet_20_link" text:visited-style-name="Visited_20_Internet_20_Link">
https://www.ukrinform.ua/rubric-sports/3704699-ukrainci-vizmut-ucast-u-dvoh-turnirah-z-fehtuvanna-cerez-nedopusk-atletiv-z-rf-i-bilorusi.html</text:a>
</text:p>
      <!--NEWS-->
      <text:h text:style-name="P10" text:outline-level="1">
<text:span text:style-name="T4">
Dnepropetrovsk doctors received 36 new "fast"</text:span>
</text:h>
      <text:p text:style-name="P4">
Authors: Ukrinform (Person)</text:p>
      <text:p text:style-name="P4">
Publisher: Укринформ (Organization)</text:p>
      <text:p text:style-name="P4">
Published Time: 2023-05-04T16:39:00+03:00</text:p>
      <text:p text:style-name="P4">
Modified Time: 2023-05-04T16:39:00+03:00</text:p>
      <text:p text:style-name="P4">
Description: The fleet of Dnipropetrovsk Regional Emergency Medical Assistance was replenished with 36 cars. - Ukrinform.</text:p>
      <text:p text:style-name="P4">
Images: ["<text:a xlink:type="simple" xlink:href="https://static.ukrinform.com/photos/2020_12/thumb_files/630_360_1609413669-625.jpg" text:style-name="Internet_20_link" text:visited-style-name="Visited_20_Internet_20_Link">
630_360_16094...</text:a>
"]</text:p>
      <text:p text:style-name="P4">
Tags: ['Дніпропетровщина', 'Медицина', 'Медики', 'Швидка']</text:p>
      <text:p text:style-name="P4">
Type: Article</text:p>
      <!--METADATA-->
      <text:p text:style-name="P4">
<draw:frame draw:style-name="fr1" draw:name="Image87" text:anchor-type="as-char" svg:width="6.9236in" svg:height="3.956343in" draw:z-index="0">
<draw:image xlink:href="../Images/yкринформ/2023-05-04T16-39-00-03-00/630_360_1609413669-625.jpg" xlink:type="simple" xlink:show="embed" xlink:actuate="onLoad" draw:mime-type="image/jpeg"/>
</draw:frame>
The fleet of Dnipropetrovsk Regional Emergency Medical Assistance was replenished with 36 cars.  About it in <text:a xlink:type="simple" xlink:href="https://t.me/dnipropetrovskaODA/4457" text:style-name="Internet_20_link" text:visited-style-name="Visited_20_Internet_20_Link">
</text:a>
The chief propetrovsk ova Sergey Lisak reported, Ukrinform reports</text:p>
      <text:p text:style-name="P4">
"They updated the fleet of the regional emergency by almost 15%. Its garage was replenished for 36" fast.</text:p>
      <text:p text:style-name="P4">
<text:a xlink:type="simple" xlink:href="https://www.ukrinform.ua/tag-avtomobil" text:style-name="Internet_20_link" text:visited-style-name="Visited_20_Internet_20_Link">
</text:a>
New and purchased public expense.</text:p>
      <text:p text:style-name="P4">
Ova added that since the beginning of a full -scale invasion of Dnipropetrovsk a Stalammedic Hub, who receives wounded and displaced persons, which doubled to increase the expectoration of emergency care. That is why this region has received the most cars.</text:p>
      <text:p text:style-name="P4">
<text:span text:style-name="T4">
 Read also: </text:span>
 <text:a xlink:type="simple" xlink:href="https://www.ukrinform.ua/rubric-regions/3694374-na-odesini-mediki-otrimali-visim-novih-reanimobiliv.html" text:style-name="Internet_20_link" text:visited-style-name="Visited_20_Internet_20_Link">
<text:span text:style-name="T4">
 reanimobilies </text:span>
</text:a>
As reported, <text:a xlink:type="simple" xlink:href="https://www.ukrinform.ua/rubric-kyiv/3704555-brussel-peredav-kievu-kareti-svidkoi-dopomogi.html" text:style-name="Internet_20_link" text:visited-style-name="Visited_20_Internet_20_Link">
</text:a>
 .</text:p>
      <text:p text:style-name="P4">
News Source: <text:a xlink:type="simple" xlink:href="https://www.ukrinform.ua/rubric-regions/3704700-mediki-dnipropetrovsini-otrimali-36-novih-svidkih.html" text:style-name="Internet_20_link" text:visited-style-name="Visited_20_Internet_20_Link">
https://www.ukrinform.ua/rubric-regions/3704700-mediki-dnipropetrovsini-otrimali-36-novih-svidkih.html</text:a>
</text:p>
      <!--NEWS-->
      <text:h text:style-name="P10" text:outline-level="1">
<text:span text:style-name="T4">
NERCEP accused Ukrenergo of delayed renewal of electricity exports to Slovakia</text:span>
</text:h>
      <text:p text:style-name="P4">
Authors: Ukrinform (Person)</text:p>
      <text:p text:style-name="P4">
Publisher: Укринформ (Organization)</text:p>
      <text:p text:style-name="P4">
Published Time: 2023-05-04T16:42:00+03:00</text:p>
      <text:p text:style-name="P4">
Modified Time: 2023-05-04T16:42:00+03:00</text:p>
      <text:p text:style-name="P4">
Description: The NERCEP accused Ukrenergo of not providing a project to conduct an auctions between Ukraine and Slovakia, which is why our state does not receive about UAH 20 million daily. - Ukrinform.</text:p>
      <text:p text:style-name="P4">
Images: ["<text:a xlink:type="simple" xlink:href="https://static.ukrinform.com/photos/2022_12/thumb_files/630_360_1671200709-575.png" text:style-name="Internet_20_link" text:visited-style-name="Visited_20_Internet_20_Link">
630_360_16712...</text:a>
"]</text:p>
      <text:p text:style-name="P4">
Tags: ['Експорт', 'Електроенергія', 'НКРЕКП', 'Укренерго', 'Словаччина']</text:p>
      <text:p text:style-name="P4">
Type: Article</text:p>
      <!--METADATA-->
      <text:p text:style-name="P4">
<draw:frame draw:style-name="fr1" draw:name="Image88" text:anchor-type="as-char" svg:width="6.9236in" svg:height="3.956343in" draw:z-index="0">
<draw:image xlink:href="../Images/yкринформ/2023-05-04T16-42-00-03-00/630_360_1671200709-575.png" xlink:type="simple" xlink:show="embed" xlink:actuate="onLoad" draw:mime-type="image/png"/>
</draw:frame>
The NERCECEMENTS UKREREnergo in the failure to provide a contract on conducting auction between Ukraine and Slovakia, which is why our state does not receive about 20 million UAH daily.</text:p>
      <text:p text:style-name="P4">
As Ukrinform reports, it reports <text:a xlink:type="simple" xlink:href="https://www.nerc.gov.ua/news/ukrenergo-ne-vikonala-pokladene-na-neyi-zakonom-zobovyazannya-vnaslidok-chogo-ukrayina-shchodnya-nedootrimuye-blizko-20-mln-grn-vid-eksportu-elektroenergiyi-do-slovachchini-kushchapovskij" text:style-name="Internet_20_link" text:visited-style-name="Visited_20_Internet_20_Link">
</text:a>
which carries out state regulation in the fields of energy and utilities.</text:p>
      <text:p text:style-name="P4">
“Today, at the meeting, the regulator had to agree on the Project of Auction Auction between Ukraine and Slovakia for the sake of restoring the exports of Ukrainian electricity as soon as possible. But at present, Ukrenergo did not provide the NERCEP agreement with the Slovak side, ”said NERCEP chairman Konstantin Ushchapovsky during a meeting of the commission.</text:p>
      <text:p text:style-name="P4">
He stressed that a week ago, at a meeting with the European Commission representative, the Taxivation of the Secretariat of the Energy Community, which was attended by the two countries of the two countries, an agreement was reached for further actions to resolve exports, namely the preparation of a joint document, which should be approved today.</text:p>
      <text:p text:style-name="P4">
<text:span text:style-name="T4">
 Read also: </text:span>
 <text:a xlink:type="simple" xlink:href="https://www.ukrinform.ua/rubric-economy/3704600-ekspert-prognozue-deficit-v-energosistemi-u-lipniserpni.html" text:style-name="Internet_20_link" text:visited-style-name="Visited_20_Internet_20_Link">
</text:a>
“I would like to point out that all arrangements were recorded protocol. At the same time, in spite of this, Ukrenergo did not fulfill its obligation on it, as a result, Ukraine does not receive about 20 million UAH of export of electricity to Slovakia daily, ”the regulator head added.</text:p>
      <text:p text:style-name="P4">
As it was reported, since April 21, Ukraine has suspended electricity exports to <text:a xlink:type="simple" xlink:href="https://www.ukrinform.ua/tag-slovaccina" text:style-name="Internet_20_link" text:visited-style-name="Visited_20_Internet_20_Link">
</text:a>
, which began on April 17.</text:p>
      <text:p text:style-name="P4">
National Commission for State Regulation in the Fields of Energy(NERCEP), stated that <text:a xlink:type="simple" xlink:href="https://www.ukrinform.ua/rubric-economy/3701023-ukrenergo-pozaplanovo-perevirat-cerez-zupinku-eksportu-do-slovaccini.html" text:style-name="Internet_20_link" text:visited-style-name="Visited_20_Internet_20_Link">
</text:a>
Compliance with PJSC “National Energy Company“ Ukrenergo ”requirements of regulatory acts regulating the functioning of the electricity market and licensing conditions for the transfer of electricity.</text:p>
      <text:p text:style-name="P4">
News Source: <text:a xlink:type="simple" xlink:href="https://www.ukrinform.ua/rubric-economy/3704707-ukraina-sodna-nedootrimue-20-miljoniv-z-vini-ukrenergo-nkrekp.html" text:style-name="Internet_20_link" text:visited-style-name="Visited_20_Internet_20_Link">
https://www.ukrinform.ua/rubric-economy/3704707-ukraina-sodna-nedootrimue-20-miljoniv-z-vini-ukrenergo-nkrekp.html</text:a>
</text:p>
      <!--NEWS-->
      <text:h text:style-name="P10" text:outline-level="1">
<text:span text:style-name="T4">
Zhytomyr handed over to military trucks, thermal imagers and drone</text:span>
</text:h>
      <text:p text:style-name="P4">
Authors: Ukrinform (Person)</text:p>
      <text:p text:style-name="P4">
Publisher: Укринформ (Organization)</text:p>
      <text:p text:style-name="P4">
Published Time: 2023-05-04T16:44:00+03:00</text:p>
      <text:p text:style-name="P4">
Modified Time: 2023-05-04T16:44:00+03:00</text:p>
      <text:p text:style-name="P4">
Description: In Zhytomyr, four trucks, thermal imagers and drones were handed over to military units, based in the region. - Ukrinform.</text:p>
      <text:p text:style-name="P4">
Images: ["<text:a xlink:type="simple" xlink:href="https://static.ukrinform.com/photos/2023_05/thumb_files/630_360_1683207717-646.jpg" text:style-name="Internet_20_link" text:visited-style-name="Visited_20_Internet_20_Link">
630_360_16832...</text:a>
"]</text:p>
      <text:p text:style-name="P4">
Tags: ['Житомир', 'Військові', 'Дрон', 'Вантажівка']</text:p>
      <text:p text:style-name="P4">
Type: Article</text:p>
      <!--METADATA-->
      <text:p text:style-name="P4">
<draw:frame draw:style-name="fr1" draw:name="Image89" text:anchor-type="as-char" svg:width="6.9236in" svg:height="3.956343in" draw:z-index="0">
<draw:image xlink:href="../Images/yкринформ/2023-05-04T16-44-00-03-00/630_360_1683207717-646.jpg" xlink:type="simple" xlink:show="embed" xlink:actuate="onLoad" draw:mime-type="image/jpeg"/>
</draw:frame>
Four trucks, thermal imagers and drones were handed over in the Zhytomyrian units that are based in the region.</text:p>
      <text:p text:style-name="P4">
As Ukrinform reports, about it in <text:a xlink:type="simple" xlink:href="https://www.facebook.com/miskaradazt/posts/pfbid0END6PLS4d2uUtGigZ9reTLEkoJQkKvo4RyLbWm3vLySNsuhU5vcPZ6rBacMGDnfWl" text:style-name="Internet_20_link" text:visited-style-name="Visited_20_Internet_20_Link">
</text:a>
The Zhytomyr City Council reported.</text:p>
      <text:p text:style-name="P4">
“The military units based in the Zhytomyr region were transferred to 4 trucks. I thank the humanitarian hub “<text:a xlink:type="simple" xlink:href="https://www.ukrinform.ua/tag-zitomir" text:style-name="Internet_20_link" text:visited-style-name="Visited_20_Internet_20_Link">
</text:a>
»For cooperation. Not all we can buy the local budget at the expense of the local budget. We are not able to buy a car abroad. The need of our military units, our crews is great. This is not the first transmission of the car, it will be necessary to be the next one, ”said the mayor of Zhytomyr Sergiusukhomlin.</text:p>
      <text:p text:style-name="P4">
Trucks that have been transferred to the parts were previously armed in European countries. Vehicles are passing and have a powerful engine.</text:p>
      <text:p text:style-name="P4">
In addition, the military was handed over four thermal imagers, two distances and Dronmavic 3, purchased by the local budget of Zhytomyr.</text:p>
      <text:p text:style-name="P4">
<text:span text:style-name="T4">
 Read also: </text:span>
 <text:a xlink:type="simple" xlink:href="https://www.ukrinform.ua/rubric-kyiv/3691458-okremij-strileckij-bataljon-kieva-otrimav-obladnanna-dla-bojovih-zavdan.html" text:style-name="Internet_20_link" text:visited-style-name="Visited_20_Internet_20_Link">
</text:a>
As reported <text:a xlink:type="simple" xlink:href="https://www.ukrinform.ua/rubric-regions/3704429-novostvorenij-brigadi-zsu-na-zitomirsini-peredali-20-odinic-tehniki.html" text:style-name="Internet_20_link" text:visited-style-name="Visited_20_Internet_20_Link">
</text:a>
, in Zhytomyr region, one of the newly created brigades of the Armed Forces was handed over 20 units of equipment, including SUVs, a truck and a bus.</text:p>
      <text:p text:style-name="P4">
<text:span text:style-name="T5">
Foto: Zhytomyr City Council</text:span>
</text:p>
      <text:p text:style-name="P4">
News Source: <text:a xlink:type="simple" xlink:href="https://www.ukrinform.ua/rubric-ato/3704703-zitomir-peredav-vijskovim-vantazivki-teplovizori-ta-dron.html" text:style-name="Internet_20_link" text:visited-style-name="Visited_20_Internet_20_Link">
https://www.ukrinform.ua/rubric-ato/3704703-zitomir-peredav-vijskovim-vantazivki-teplovizori-ta-dron.html</text:a>
</text:p>
      <!--NEWS-->
      <text:h text:style-name="P10" text:outline-level="1">
<text:span text:style-name="T4">
Moldova will be fined for St. George's tape on May 9</text:span>
</text:h>
      <text:p text:style-name="P4">
Authors: Ukrinform (Person)</text:p>
      <text:p text:style-name="P4">
Publisher: Укринформ (Organization)</text:p>
      <text:p text:style-name="P4">
Published Time: 2023-05-04T16:46:00+03:00</text:p>
      <text:p text:style-name="P4">
Modified Time: 2023-05-04T16:46:00+03:00</text:p>
      <text:p text:style-name="P4">
Description: Moldova's police will be fined for wearing the St. George's tape on May 9, since Moscow uses it as a symbol of aggression against Ukraine, said the head of the police inspectorate Viorel Cherneuzan. - Ukrinform.</text:p>
      <text:p text:style-name="P4">
Images: ["<text:a xlink:type="simple" xlink:href="https://static.ukrinform.com/photos/2023_05/thumb_files/630_360_1683206232-714.jpg" text:style-name="Internet_20_link" text:visited-style-name="Visited_20_Internet_20_Link">
630_360_16832...</text:a>
", "<text:a xlink:type="simple" xlink:href="https://static.ukrinform.com/photos/2023_05/1683206118-766.png" text:style-name="Internet_20_link" text:visited-style-name="Visited_20_Internet_20_Link">
1683206118-76...</text:a>
"]</text:p>
      <text:p text:style-name="P4">
Tags: ['Молдова', 'Штраф', '9 травня']</text:p>
      <text:p text:style-name="P4">
Type: Article</text:p>
      <!--METADATA-->
      <text:p text:style-name="P4">
<draw:frame draw:style-name="fr1" draw:name="Image90" text:anchor-type="as-char" svg:width="6.9236in" svg:height="3.956343in" draw:z-index="0">
<draw:image xlink:href="../Images/yкринформ/2023-05-04T16-46-00-03-00/630_360_1683206232-714.jpg" xlink:type="simple" xlink:show="embed" xlink:actuate="onLoad" draw:mime-type="image/jpeg"/>
</draw:frame>
The police will be fined for wearing the St. George's tape on May 9, as Moscow uses it as a symbol of aggression against Ukraine, said the head of the police Henzorall Viorel Cherneuzan.</text:p>
      <text:p text:style-name="P4">
As Ukrinform reports, it reports <text:a xlink:type="simple" xlink:href="https://newsmaker.md/rus/novosti/politsiya-budet-shtrafovat-za-georgievskuyu-lentu-9-maya-seychas-eto-simvol-voennoy-agressii/" text:style-name="Internet_20_link" text:visited-style-name="Visited_20_Internet_20_Link">
</text:a>
</text:p>
      <text:p text:style-name="P4">
<draw:frame draw:style-name="fr1" draw:name="Image91" text:anchor-type="as-char" svg:width="6.9236in" svg:height="2.846369in" draw:z-index="0">
<draw:image xlink:href="../Images/yкринформ/2023-05-04T16-46-00-03-00/1683206118-766.png" xlink:type="simple" xlink:show="embed" xlink:actuate="onLoad" draw:mime-type="image/png"/>
</draw:frame>
“We all know that this tape is a symbol of military aggression in Ukraine. Starting from the recommendations of the Venice Commission, which very clearly stated that the actions of the authorities of the Republic of Moldova are justified, because the demonstration of the symbols used by the Russian army in the present war can be the danger of riots and the threat of national security. That is, the Georgian tape is now a symbol of military aggression, " - said Cherneuzan.</text:p>
      <text:p text:style-name="P4">
<text:span text:style-name="T4">
 Read also: </text:span>
 <text:a xlink:type="simple" xlink:href="https://www.ukrinform.ua/rubric-polytics/3677603-defile-pobedobesia-georgiivskij-parad-diti-peremozciv-ta-bezsmertnij-polk.html" text:style-name="Internet_20_link" text:visited-style-name="Visited_20_Internet_20_Link">
<text:span text:style-name="T4">
 Georgievskaya </text:span>
</text:a>
Which means that Moldova is prohibited from the production, use, distribution of this symbol, ”he added.</text:p>
      <text:p text:style-name="P4">
Cherneutsan urged citizens not to succumb to provocations, then to misunderstand the punishment for illegal actions.</text:p>
      <text:p text:style-name="P4">
He warned that the police would record every violation of the law on the prohibition of the St. George's tape.</text:p>
      <text:p text:style-name="P4">
<text:span text:style-name="T4">
 Read also: </text:span>
 <text:a xlink:type="simple" xlink:href="https://www.ukrinform.ua/rubric-world/3695328-rf-skasuvala-paradi-na-9-travna-u-prikordonnih-z-ukrainou-regionah-z-mirkuvan-bezpeki-rozvidka-britanii.html" text:style-name="Internet_20_link" text:visited-style-name="Visited_20_Internet_20_Link">
</text:a>
As reported by Ukrinform, the Appeal Chamber of Kyshenev sentenced the fugitive deputy of the Shore Party Ilan Shore to 15 years prison with confiscation(More than $ 270 million).</text:p>
      <text:p text:style-name="P4">
News Source: <text:a xlink:type="simple" xlink:href="https://www.ukrinform.ua/rubric-ato/3704680-u-moldovi-strafuvatimut-za-georgiivsku-stricku-9-travna.html" text:style-name="Internet_20_link" text:visited-style-name="Visited_20_Internet_20_Link">
https://www.ukrinform.ua/rubric-ato/3704680-u-moldovi-strafuvatimut-za-georgiivsku-stricku-9-travna.html</text:a>
</text:p>
      <!--NEWS-->
      <text:h text:style-name="P10" text:outline-level="1">
<text:span text:style-name="T4">
Solsky discussed with a Polish colleague transit of Ukrainian agro -products</text:span>
</text:h>
      <text:p text:style-name="P4">
Authors: Ukrinform (Person)</text:p>
      <text:p text:style-name="P4">
Publisher: Укринформ (Organization)</text:p>
      <text:p text:style-name="P4">
Published Time: 2023-05-04T16:48:31+03:00</text:p>
      <text:p text:style-name="P4">
Modified Time: 2023-05-04T16:48:31+03:00</text:p>
      <text:p text:style-name="P4">
Description: Minister of Agrarian Policy and Food of Ukraine Mykola Solsky discussed online with a Polish colleague, Minister of Agriculture and Development of Village Robert Telus Telus issue of transit of Ukrainian goods through Poland. - Ukrinform.</text:p>
      <text:p text:style-name="P4">
Images: ["<text:a xlink:type="simple" xlink:href="https://static.ukrinform.com/photos/2023_05/thumb_files/630_360_1683207952-996.jpeg" text:style-name="Internet_20_link" text:visited-style-name="Visited_20_Internet_20_Link">
630_360_16832...</text:a>
"]</text:p>
      <text:p text:style-name="P4">
Tags: ['Експорт', 'Польща', 'Транзит', 'Сольський', 'Агропродукція']</text:p>
      <text:p text:style-name="P4">
Type: Article</text:p>
      <!--METADATA-->
      <text:p text:style-name="P4">
<draw:frame draw:style-name="fr1" draw:name="Image92" text:anchor-type="as-char" svg:width="6.9236in" svg:height="3.956343in" draw:z-index="0">
<draw:image xlink:href="../Images/yкринформ/2023-05-04T16-48-31-03-00/630_360_1683207952-996.jpeg" xlink:type="simple" xlink:show="embed" xlink:actuate="onLoad" draw:mime-type="image/jpeg"/>
</draw:frame>
Mykola Solsky, Minister of Grade Policy and Food of Ukraine, discussed Vnieline with a Polish colleague, Minister of Agriculture and Development of Village Robert Telus Telus, the issue of transit of Ukrainian goods through the territory of Poland.</text:p>
      <text:p text:style-name="P4">
This is stated in <text:a xlink:type="simple" xlink:href="http://www.gov.pl/web/rolnictwo/rozmowa-z-ministrem-polityki-rolnej-i-zywnosci-ukrainy" text:style-name="Internet_20_link" text:visited-style-name="Visited_20_Internet_20_Link">
</text:a>
Ministry of Agriculture and development of the village of RP, reports Ukrinform.</text:p>
      <text:p text:style-name="P4">
According to the Polish minister, the Polish minister spoke to the Ukrainian reasons, Chomuvarshava introduced a ban on import of Ukrainian agricultural products. It is noted that the corridors of solidarity, which served for the transit of Ukrainian products "were" non -functionalized ". Therefore, part of the Ukrainian agricultural products remained the Napolian market. Telus said that the transit of Ukrainian goods "should be controlled and tight monitoring" to guarantee the safety of consumer protection.</text:p>
      <text:p text:style-name="P4">
As it is noted, the Minister of Solsky "was understanding with the actions of the Polish page." At the same time, in connection with the introduction of the European Commission on May 2, a prohibition on importation from Ukraine to Poland and other EU countries, which is or located near Ukraine, four types of agricultural products(wheat, corn, rapeseed and sunflower), he raised the question of the transit of these goods by the territory of Poland.</text:p>
      <text:p text:style-name="P4">
It is emphasized that the Polish side provided all the necessary explanations, as well as expressed hope for further fruitful cooperation with partners from Ukraine.</text:p>
      <text:p text:style-name="P4">
<text:span text:style-name="T4">
 Read also: </text:span>
 <text:a xlink:type="simple" xlink:href="https://www.ukrinform.ua/rubric-ato/3703780-ukraina-u-kvitni-na-tretinu-skorotila-eksport-agroprodukcii-ukab.html" text:style-name="Internet_20_link" text:visited-style-name="Visited_20_Internet_20_Link">
</text:a>
As reported by Ukrinform, on May 2, 2023, the European Commission officially announced the provision of "exclusive and temporary" precautions against imports of Ukraine, which restrict the receipt of agricultural goods of Ukrainian production to Bulgaria, Hungary, Poland, Romania and Slovakia.</text:p>
      <text:p text:style-name="P4">
Restrictions will be related to four agricultural products: wheat, corn, rapeseed and sunflower seeds originating from Ukraine - they will be exposed until June 5, 2023.</text:p>
      <text:p text:style-name="P4">
<text:a xlink:type="simple" xlink:href="https://www.ukrinform.ua/tag-polsa" text:style-name="Internet_20_link" text:visited-style-name="Visited_20_Internet_20_Link">
</text:a>
, Hungary, Slovakia and Bulgaria have suggested a temporary ban on the import of grain and other species of agricultural products from Ukraine. Poland also suspended the transit production of the Ukrainian agro -industrial complex through its territory, but renewed it from 21.Following the introduction of the European Commission, restrictions on the importation into the territory of the EU of certain types of agricultural products of Warsaw abolished the national ban on Ukrainian agro -products. At the same time, Warsaw has proposed the European Commission for Importing of Other Types of Agrus Production from Ukraine, including fleshfruits, honey, eggs, poultry meat and more.</text:p>
      <text:p text:style-name="P4">
<text:span text:style-name="T5">
Foto: mrirw</text:span>
</text:p>
      <text:p text:style-name="P4">
News Source: <text:a xlink:type="simple" xlink:href="https://www.ukrinform.ua/rubric-economy/3704706-solskij-obgovoriv-z-polskim-kolegou-tranzit-ukrainskoi-agroprodukcii.html" text:style-name="Internet_20_link" text:visited-style-name="Visited_20_Internet_20_Link">
https://www.ukrinform.ua/rubric-economy/3704706-solskij-obgovoriv-z-polskim-kolegou-tranzit-ukrainskoi-agroprodukcii.html</text:a>
</text:p>
      <!--NEWS-->
      <text:h text:style-name="P10" text:outline-level="1">
<text:span text:style-name="T4">
Netherlands not see taboo in giving Ukraine F -16 - Rutte fighters</text:span>
</text:h>
      <text:p text:style-name="P4">
Authors: Ukrinform (Person)</text:p>
      <text:p text:style-name="P4">
Publisher: Укринформ (Organization)</text:p>
      <text:p text:style-name="P4">
Published Time: 2023-05-04T16:50:00+03:00</text:p>
      <text:p text:style-name="P4">
Modified Time: 2023-05-04T16:50:00+03:00</text:p>
      <text:p text:style-name="P4">
Description: The Netherlands, together with partners, work out options for supplying the F-16 fighter fighters to Ukraine, there is no taboo in this matter. - Ukrinform.</text:p>
      <text:p text:style-name="P4">
Images: ["<text:a xlink:type="simple" xlink:href="https://static.ukrinform.com/photos/2023_05/thumb_files/630_360_1683205359-600.jpeg" text:style-name="Internet_20_link" text:visited-style-name="Visited_20_Internet_20_Link">
630_360_16832...</text:a>
"]</text:p>
      <text:p text:style-name="P4">
Tags: ['Нідерланди', 'Рютте', 'Україна', 'Винищувач']</text:p>
      <text:p text:style-name="P4">
Type: Article</text:p>
      <!--METADATA-->
      <text:p text:style-name="P4">
<draw:frame draw:style-name="fr1" draw:name="Image93" text:anchor-type="as-char" svg:width="6.9236in" svg:height="3.956343in" draw:z-index="0">
<draw:image xlink:href="../Images/yкринформ/2023-05-04T16-50-00-03-00/630_360_1683205359-600.jpeg" xlink:type="simple" xlink:show="embed" xlink:actuate="onLoad" draw:mime-type="image/jpeg"/>
</draw:frame>
The Netherlands, together with partners, work out options for supplying the F-16 Ukrainians, and there is no taboo in this matter.</text:p>
      <text:p text:style-name="P4">
This was stated by the Prime Minister of the Netherlands Mark Rutte in the Hague during a joint with President of Ukraine Volodymyr Zelensky and Prime Minister Belgiumiexnder de Croo Press Conference, Ukrinform correspondent reports.</text:p>
      <text:p text:style-name="P4">
In particular, according to Rutte, about providing Ukraine <text:a xlink:type="simple" xlink:href="https://www.ukrinform.ua/tag-litak" text:style-name="Internet_20_link" text:visited-style-name="Visited_20_Internet_20_Link">
</text:a>
No taboo.</text:p>
      <text:p text:style-name="P4">
"We are intensively working with our partners, Belgium, Great Britain, Denmark and others to somehow bring this discussion to the end. We still out of this. It's a sensitive question, I really saw it earlier with Leopard 2 tanks, I saw it before With the French howitzers - we need time to come to a common conclusion. But now the howitzers are in Ukraine "Leopard 2" are delivered to Ukraine, "Rutte said.</text:p>
      <text:p text:style-name="P4">
<text:span text:style-name="T4">
 Read also: </text:span>
 <text:a xlink:type="simple" xlink:href="https://www.ukrinform.ua/rubric-ato/3704193-prezident-finlandii-poasniv-comu-poki-ne-mozut-peredati-ukraini-vinisuvaci-hornet.html" text:style-name="Internet_20_link" text:visited-style-name="Visited_20_Internet_20_Link">
<text:span text:style-name="T4">
 fighter </text:span>
</text:a>
As it was reported, President Volodymyr Zelenskyy stated that Ukraine was expected to be a positive result on the issue of giving Western partners of F-16 aircraft.</text:p>
      <text:p text:style-name="P4">
News Source: <text:a xlink:type="simple" xlink:href="https://www.ukrinform.ua/rubric-ato/3704708-niderlandi-ne-bacat-tabu-v-nadanni-ukraini-vinisuvaciv-f16-rutte.html" text:style-name="Internet_20_link" text:visited-style-name="Visited_20_Internet_20_Link">
https://www.ukrinform.ua/rubric-ato/3704708-niderlandi-ne-bacat-tabu-v-nadanni-ukraini-vinisuvaciv-f16-rutte.html</text:a>
</text:p>
      <!--NEWS-->
      <text:h text:style-name="P10" text:outline-level="1">
<text:span text:style-name="T4">
Odessa mayor Trukhanov was taken into custody</text:span>
</text:h>
      <text:p text:style-name="P4">
Authors: Ukrinform (Person)</text:p>
      <text:p text:style-name="P4">
Publisher: Укринформ (Organization)</text:p>
      <text:p text:style-name="P4">
Published Time: 2023-05-04T16:54:00+03:00</text:p>
      <text:p text:style-name="P4">
Modified Time: 2023-05-04T16:54:00+03:00</text:p>
      <text:p text:style-name="P4">
Description: </text:p>
      <text:p text:style-name="P4">
Одеського Міського Голову Геннадія Труханова Взято Під Варту. — Укрінформ.: </text:p>
      <text:p text:style-name="P4">
Images: ["<text:a xlink:type="simple" xlink:href="https://static.ukrinform.com/photos/2019_03/thumb_files/630_360_1552301828-509.jpg" text:style-name="Internet_20_link" text:visited-style-name="Visited_20_Internet_20_Link">
630_360_15523...</text:a>
"]</text:p>
      <text:p text:style-name="P4">
Tags: ['Арешт', 'Одеса', 'Труханов', 'Краян']</text:p>
      <text:p text:style-name="P4">
Type: Article</text:p>
      <!--METADATA-->
      <text:p text:style-name="P4">
<draw:frame draw:style-name="fr1" draw:name="Image94" text:anchor-type="as-char" svg:width="6.9236in" svg:height="3.956343in" draw:z-index="0">
<draw:image xlink:href="../Images/yкринформ/2023-05-04T16-54-00-03-00/630_360_1552301828-509.jpg" xlink:type="simple" xlink:show="embed" xlink:actuate="onLoad" draw:mime-type="image/jpeg"/>
</draw:frame>
Gennady Trukhanov's Odessa City Head is taken into custody.</text:p>
      <text:p text:style-name="P4">
This was reported in <text:a xlink:type="simple" xlink:href="https://t.me/sap_gov_ua/1350" text:style-name="Internet_20_link" text:visited-style-name="Visited_20_Internet_20_Link">
</text:a>
The Special Anti -Corruption Prosecutor's Office reported, Ukrinform reports.</text:p>
      <text:p text:style-name="P4">
“The case of the Odessa" Krajan " - the mayor of Odessa is taken into custody. Detailed, ”the message reads.</text:p>
      <text:p text:style-name="P4">
Wax on Thursday, May 4, decided to arrest Trukhanov with the possibility of bail of 13 million UAH.</text:p>
      <text:p text:style-name="P4">
"The Supreme Anti -Corruption Court chose the mayor of Odessa in the form of a detention with the possibility of making 13 million 420 thousand UAH of pledge," said the court of court Oles Chemeris in a comment to Ukrinform.</text:p>
      <text:p text:style-name="P4">
She added that the mayor of Odessa had been taken into custody in the courtroom.</text:p>
      <text:p text:style-name="P4">
The pledge must be made within five working days.</text:p>
      <text:p text:style-name="P4">
<text:span text:style-name="T4">
 Read also: </text:span>
 <text:a xlink:type="simple" xlink:href="https://www.ukrinform.ua/rubric-society/3701126-sprava-kraan-zastupniku-mera-odesi-priznacili-5-miljoniv-zastavi.html" text:style-name="Internet_20_link" text:visited-style-name="Visited_20_Internet_20_Link">
<text:span text:style-name="T4">
 Krayan </text:span>
</text:a>
In the case of pledge, the court put a number of responsibilities on him: not to leave the content of residence, to arrive in the investigator, to hand over passports for traveling an electronic means of control abroad.</text:p>
      <text:p text:style-name="P4">
In a comment to Ukrinform, SAP Postolyuk's pressecretic explained that the prosecutor had a prosecutor to court with a request for the arrest of the mayor of Odessa due to the fact that the 25th BCS was chosen by a precautionary measure in the form of a pledge of UAH 30 million, but it was not introduced.</text:p>
      <text:p text:style-name="P4">
“He had a commitment to this, did not come to court without valid reasons, so the prosecutor went to court. The court partially granted the prosecutor's request and changed the measure of arrest in the form of arrest with an alternative to making 13 million 420 thousand UAH in exchange, ”Postolyuk said.</text:p>
      <text:p text:style-name="P4">
According to NABU, in 2016 Odessa mayor <text:a xlink:type="simple" xlink:href="https://www.ukrinform.ua/tag-truhanov" text:style-name="Internet_20_link" text:visited-style-name="Visited_20_Internet_20_Link">
</text:a>
Together with other Odessa official officials and representatives of the private company, they took possession of the local budget of the city of Odessa in the amount of 92 million UAH.</text:p>
      <text:p text:style-name="P4">
NABU detectives and SAP prosecutors in December 2016 initiated the reference to these funds, which were transferred to the account of LLC Developmenteite. On January 24, 2020, Trukhanov with his accomplices reported suspicion.</text:p>
      <text:p text:style-name="P4">
In total, 12 -persons were held accountable in the Krayan and SAP plant, for 8 of whom the case is listened to by Wax. With regard to one of the participants, the case was closed in connection with her death.In October 2018, the Malinovsky District Court of Odessa was a guarantee against eight persons -performers of the scheme, among them -Gentneady Trukhanov. In the end, the court justified all the persons involved in the case.</text:p>
      <text:p text:style-name="P4">
In February 2021, the WACS Appeal Chamber of Appeal abolished Odessa Vykomalinovsky Court, but could not start the case. The Center for Combating Corruption Center was appointed about 35 court sessions in two years, but they could not pass the preparatory session.</text:p>
      <text:p text:style-name="P4">
On April 25, the Supreme Anti-Corruption Court still held a meeting and changing the event event of Odessa Mayor Gennady Trukhanov with a personal duty for <text:a xlink:type="simple" xlink:href="https://www.ukrinform.ua/rubric-society/3700677-vaks-priznaciv-truhanovu-zastavu-u-ponad-30-miljoniv-centr-protidii-korupcii.html" text:style-name="Internet_20_link" text:visited-style-name="Visited_20_Internet_20_Link">
</text:a>
It is a matter of "Krajan".</text:p>
      <text:p text:style-name="P4">
News Source: <text:a xlink:type="simple" xlink:href="https://www.ukrinform.ua/rubric-regions/3704714-mera-odesi-truhanova-vzali-pid-vartu.html" text:style-name="Internet_20_link" text:visited-style-name="Visited_20_Internet_20_Link">
https://www.ukrinform.ua/rubric-regions/3704714-mera-odesi-truhanova-vzali-pid-vartu.html</text:a>
</text:p>
      <!--NEWS-->
      <text:h text:style-name="P10" text:outline-level="1">
<text:span text:style-name="T4">
Almost 250,000 displaced persons have registered in Kiev</text:span>
</text:h>
      <text:p text:style-name="P4">
Authors: Ukrinform (Person)</text:p>
      <text:p text:style-name="P4">
Publisher: Укринформ (Organization)</text:p>
      <text:p text:style-name="P4">
Published Time: 2023-05-04T16:56:03+03:00</text:p>
      <text:p text:style-name="P4">
Modified Time: 2023-05-04T16:56:03+03:00</text:p>
      <text:p text:style-name="P4">
Description: From the beginning of a full -scale Russian invasion in Kiev, nearly 250,000 internally displaced persons have registered, of which more than 45 thousand children. - Ukrinform.</text:p>
      <text:p text:style-name="P4">
Images: ["<text:a xlink:type="simple" xlink:href="https://static.ukrinform.com/photos/2022_09/thumb_files/630_360_1662451199-588.jpg" text:style-name="Internet_20_link" text:visited-style-name="Visited_20_Internet_20_Link">
630_360_16624...</text:a>
"]</text:p>
      <text:p text:style-name="P4">
Tags: ['Переселенці', 'Війна з росією']</text:p>
      <text:p text:style-name="P4">
Type: Article</text:p>
      <!--METADATA-->
      <text:p text:style-name="P4">
<draw:frame draw:style-name="fr1" draw:name="Image95" text:anchor-type="as-char" svg:width="6.9236in" svg:height="3.947875in" draw:z-index="0">
<draw:image xlink:href="../Images/yкринформ/2023-05-04T16-56-03-03-00/630_360_1662451199-588.jpg" xlink:type="simple" xlink:show="embed" xlink:actuate="onLoad" draw:mime-type="image/jpeg"/>
</draw:frame>
In the first place, nearly 250,000 internally displaced persons registered in Kiev, of which more than 45 thousand children have registered in Kiev.</text:p>
      <text:p text:style-name="P4">
This was reported by the press service <text:a xlink:type="simple" xlink:href="http://kyivcity.gov.ua/news/vid_pochatku_povnomasshtabnogo_rosiyskogo_vtorgnennya_v_kiyevi_zareyestruvalisya_mayzhe_250_tisyach_vnutrishno_peremischenikh_osib/" text:style-name="Internet_20_link" text:visited-style-name="Visited_20_Internet_20_Link">
</text:a>
With reference to the commentary of the deputy chairman of the KSCA Marina Honda, reports Ukrinform.</text:p>
      <text:p text:style-name="P4">
“From the beginning of a full -scale invasion of the capital, nearly 250 thousand people have moved to the capital, who were forced to leave their homes through Russian aggression. From them more than 45 thousand are children. The most internally displaced persons were argued in the Darnytskyi district of Kyiv - almost 40 thousand, Obolon - more than 30 thousand and Svyatoshinsky - about 29 thousand, ”Khonda said.</text:p>
      <text:p text:style-name="P4">
<text:span text:style-name="T4">
 Read also: </text:span>
 <text:a xlink:type="simple" xlink:href="https://www.ukrinform.ua/rubric-society/3703763-urad-rozsiriv-perelik-pereselenciv-aki-maut-pravo-na-timcasove-zitlo.html" text:style-name="Internet_20_link" text:visited-style-name="Visited_20_Internet_20_Link">
<text:span text:style-name="T4">
 displaced persons </text:span>
</text:a>
According to her, since 2014, more than 384 thousand innviored persons have registered in the capital, of whom about 66 thousand children.</text:p>
      <text:p text:style-name="P4">
“These are more than 307 thousand families, more than 64,000 pensioners and almost 14,000 people with disabilities. Most people move from Donetsk and Lugansk region. Also many of the Kherson, Kharkiv and Zaporizhzhia. We will also understand that the number of people is much higher, because not everyone is registered as VAPO, ”the KSCA Deputy Chairman said.</text:p>
      <text:p text:style-name="P4">
Honda reminded that in order to be registered as an internally displaced person, it is necessary to contact the social protection management of the population of residence or the administrative services center. You can also submit an application through the action "Action".</text:p>
      <text:p text:style-name="P4">
<text:span text:style-name="T4">
 Read also: </text:span>
 <text:a xlink:type="simple" xlink:href="https://www.ukrinform.ua/rubric-technology/3704007-v-ukraini-stvorili-catbot-dla-pereselenciv.html" text:style-name="Internet_20_link" text:visited-style-name="Visited_20_Internet_20_Link">
<text:span text:style-name="T4">
 displaced persons </text:span>
</text:a>
As reported by Ukrinform, for internally displaced persons in <text:a xlink:type="simple" xlink:href="https://www.ukrinform.ua/tag-kiiv" text:style-name="Internet_20_link" text:visited-style-name="Visited_20_Internet_20_Link">
</text:a>
, Lviv, Ivano-Frankivsk and Chernivtsi.(https://www.ukrinform.ua/rubric-technology/3704007-v-ukraini-stvorili-catbot-dla-pereselenciv.html)that will promote the rapid integration of people in a new place of stay.</text:p>
      <text:p text:style-name="P4">
News Source: <text:a xlink:type="simple" xlink:href="https://www.ukrinform.ua/rubric-kyiv/3704712-u-kievi-zareestruvalisa-majze-250-tisac-pereselenciv.html" text:style-name="Internet_20_link" text:visited-style-name="Visited_20_Internet_20_Link">
https://www.ukrinform.ua/rubric-kyiv/3704712-u-kievi-zareestruvalisa-majze-250-tisac-pereselenciv.html</text:a>
</text:p>
      <!--NEWS-->
      <text:h text:style-name="P10" text:outline-level="1">
<text:span text:style-name="T4">
The Russian Federation is working to keep relations with the United States from falling into ...</text:span>
</text:h>
      <text:p text:style-name="P4">
Authors: liveuamap (Language: en)</text:p>
      <text:p text:style-name="P4">
Time: 2023-05-04T16:59:14</text:p>
      <text:p text:style-name="P4">
Location: Moskva, Moscow (Latitude:55.74562 Longtitude:37.58389)</text:p>
      <text:p text:style-name="P4">
Videos: []</text:p>
      <text:p text:style-name="P4">
Images: []</text:p>
      <text:p text:style-name="P4">
Tags: ["Russia", "USA"]</text:p>
      <text:p text:style-name="P4">
Id: 22560493</text:p>
      <!--METADATA-->
      <text:p text:style-name="P4">
The Russian Federation is working to keep relations with the United Statesfrom falling into the abyss of open armed conflict, - said Deputy RussianForeign Minister Ryabkov. According to him, Russia is ready to use all meansso that no one is allowed to encroach on the security of the country'sleadership.</text:p>
      <text:p text:style-name="P4">
News Collection Link: <text:a xlink:type="simple" xlink:href="https://liveuamap.com/en/2023/4-may-the-russian-federation-is-working-to-keep-relations" text:style-name="Internet_20_link" text:visited-style-name="Visited_20_Internet_20_Link">
https://liveuamap.com/en/2023/4-may-the-russian-federation-is-working-to-keep-relations</text:a>
</text:p>
      <text:p text:style-name="P4">
News Source: <text:a xlink:type="simple" xlink:href="https://t.me/rusbrief/114406" text:style-name="Internet_20_link" text:visited-style-name="Visited_20_Internet_20_Link">
https://t.me/rusbrief/114406</text:a>
</text:p>
      <!--NEWS-->
      <text:h text:style-name="P10" text:outline-level="1">
<text:span text:style-name="T4">
In Lviv, doctors conducted five one -time transplants</text:span>
</text:h>
      <text:p text:style-name="P4">
Authors: Ukrinform (Person)</text:p>
      <text:p text:style-name="P4">
Publisher: Укринформ (Organization)</text:p>
      <text:p text:style-name="P4">
Published Time: 2023-05-04T17:00:00+03:00</text:p>
      <text:p text:style-name="P4">
Modified Time: 2023-05-04T17:00:00+03:00</text:p>
      <text:p text:style-name="P4">
Description: In Lviv, doctors conducted five one -time transplantation to four patients: hearts, lungs, liver, kidneys and pancreas. - Ukrinform.</text:p>
      <text:p text:style-name="P4">
Images: ["<text:a xlink:type="simple" xlink:href="https://static.ukrinform.com/photos/2023_05/thumb_files/630_360_1683208678-328.jpg" text:style-name="Internet_20_link" text:visited-style-name="Visited_20_Internet_20_Link">
630_360_16832...</text:a>
"]</text:p>
      <text:p text:style-name="P4">
Tags: ['Львів', 'Операція', 'Трансплантація', 'Лікарі']</text:p>
      <text:p text:style-name="P4">
Type: Article</text:p>
      <!--METADATA-->
      <text:p text:style-name="P4">
<draw:frame draw:style-name="fr1" draw:name="Image96" text:anchor-type="as-char" svg:width="6.9236in" svg:height="3.956343in" draw:z-index="0">
<draw:image xlink:href="../Images/yкринформ/2023-05-04T17-00-00-03-00/630_360_1683208678-328.jpg" xlink:type="simple" xlink:show="embed" xlink:actuate="onLoad" draw:mime-type="image/jpeg"/>
</draw:frame>
In Lviv, five one -time transplants were performed in four patients: hearts, lungs, liver, kidneys and pancreas.</text:p>
      <text:p text:style-name="P4">
About it in <text:a xlink:type="simple" xlink:href="https://www.facebook.com/viktor.liashko/posts/pfbid02anGHHSNQaAhZGZWaKmFfK39mZSVEaXsSrnP3p7Xo7TbAWnda95uobsnFbtR1Zraul" text:style-name="Internet_20_link" text:visited-style-name="Visited_20_Internet_20_Link">
</text:a>
Health Minister Viktor Lyashko reported, Ukrinform reports.</text:p>
      <text:p text:style-name="P4">
"Doctors in <text:a xlink:type="simple" xlink:href="https://www.ukrinform.ua/tag-lviv" text:style-name="Internet_20_link" text:visited-style-name="Visited_20_Internet_20_Link">
</text:a>
Performed a record number of one -moment transplantation: transplanted the heart, lungs, liver, kidney and pancreas. Four lives saved, "Lyashko wrote</text:p>
      <text:p text:style-name="P4">
According to the Minister, the kidney and pancreas received 33-year-old nurses of Rivne region Olena Tkachuk, who had diabetes from five years. The afternoon of the baby was also refused the kidneys. "The operation lasted for almost 9 hours: for 6 hours she was transplanted the pancreas, more than 2 hours -a night. Today, on the 11th day after the intervention, Elena goes home. She was discharged her birthday," Lyashko said.</text:p>
      <text:p text:style-name="P4">
According to him, Olena Tkachuk's second life and three more were held thanks to the decision of the family who died through a stroke. He was 42 years old. Doctors of the Novovolynsk Hospital stated the death of the brain. Family healed for donation.</text:p>
      <text:p text:style-name="P4">
The lungs were transplanted to a man from Donetsk region, who diagnosed with cystic hypoplasia of the lungs. For three years he lived on oxygen support.</text:p>
      <text:p text:style-name="P4">
The liver was transplanted by a 43-year-old resident of Transcarpathia. His own organ of murderous. In recent months, the man has been balancing between life and death. He survived family inner bleeding when, according to statistics, after the third person does not survive.</text:p>
      <text:p text:style-name="P4">
The heart was transplanted by a 48-year-old Lviv resident. A man Chechevrik is on his rescue body. He has cardiomyopathy. The heart could not pump blood and risk every moment.</text:p>
      <text:p text:style-name="P4">
<text:span text:style-name="T4">
 Read also: </text:span>
 <text:a xlink:type="simple" xlink:href="https://www.ukrinform.ua/rubric-regions/3703543-u-lvovi-prooperuvali-nemovla-z-ridkisnou-patologieu.html" text:style-name="Internet_20_link" text:visited-style-name="Visited_20_Internet_20_Link">
</text:a>
The minister stressed that the pancreatic transplantation is considered one of the more familiar surgery in the world. Surgeons of the Kiev clinic "Theophania" helped it to conduct it to the doctors of the First Medical Association.</text:p>
      <text:p text:style-name="P4">
"These doctors create a new page in the history of Ukrainian medical. The introduction of new types of organ transplants is a great achievement that is able to save the lives of Ukrainians. I am proud that it has become possible in Ukraine now," Lyashko emphasized.<text:span text:style-name="T5">
Foto: Victor Lyashko / Facebook</text:span>
</text:p>
      <text:p text:style-name="P4">
News Source: <text:a xlink:type="simple" xlink:href="https://www.ukrinform.ua/rubric-regions/3704718-u-lvovi-likari-proveli-pat-odnomomentnih-transplantacij.html" text:style-name="Internet_20_link" text:visited-style-name="Visited_20_Internet_20_Link">
https://www.ukrinform.ua/rubric-regions/3704718-u-lvovi-likari-proveli-pat-odnomomentnih-transplantacij.html</text:a>
</text:p>
      <!--NEWS-->
      <text:h text:style-name="P10" text:outline-level="1">
<text:span text:style-name="T4">
There is currently no sign that Ukraine is an attack on the Kremlin - US Intelligence</text:span>
</text:h>
      <text:p text:style-name="P4">
Authors: Ukrinform (Person)</text:p>
      <text:p text:style-name="P4">
Publisher: Укринформ (Organization)</text:p>
      <text:p text:style-name="P4">
Published Time: 2023-05-04T17:02:50+03:00</text:p>
      <text:p text:style-name="P4">
Modified Time: 2023-05-04T17:02:50+03:00</text:p>
      <text:p text:style-name="P4">
Description: US intelligence believes that there are no signs that Ukraine stands on a likely attack on the Kremlin. - Ukrinform.</text:p>
      <text:p text:style-name="P4">
Images: ["<text:a xlink:type="simple" xlink:href="https://static.ukrinform.com/photos/2023_05/thumb_files/630_360_1683178427-753.jpg" text:style-name="Internet_20_link" text:visited-style-name="Visited_20_Internet_20_Link">
630_360_16831...</text:a>
"]</text:p>
      <text:p text:style-name="P4">
Tags: ['Кремль', 'Розвідка', 'США', 'Сенат', 'Дрон']</text:p>
      <text:p text:style-name="P4">
Type: Article</text:p>
      <!--METADATA-->
      <text:p text:style-name="P4">
<draw:frame draw:style-name="fr1" draw:name="Image97" text:anchor-type="as-char" svg:width="6.9236in" svg:height="3.956343in" draw:z-index="0">
<draw:image xlink:href="../Images/yкринформ/2023-05-04T17-02-50-03-00/630_360_1683178427-753.jpg" xlink:type="simple" xlink:show="embed" xlink:actuate="onLoad" draw:mime-type="image/jpeg"/>
</draw:frame>
Intelligence believes that there are no signs of Ukraine that is a pleasant attack on the Kremlin.</text:p>
      <text:p text:style-name="P4">
As Ukrinform reports, it reports <text:a xlink:type="simple" xlink:href="http://edition.cnn.com/europe/live-news/russia-ukraine-war-news-05-03-23/h_8ab725b9bb008bb3b346d7e6fa644739" text:style-name="Internet_20_link" text:visited-style-name="Visited_20_Internet_20_Link">
</text:a>
.</text:p>
      <text:p text:style-name="P4">
Senator Mark Warner, Chairman of the Senate Intelligence Committee <text:a xlink:type="simple" xlink:href="https://www.ukrinform.ua/tag-ssa" text:style-name="Internet_20_link" text:visited-style-name="Visited_20_Internet_20_Link">
</text:a>
He told reporters on Wednesday that there are no signs of "no signs" that Ukraine stands on a probable attack of the Kremlin Ragotone.</text:p>
      <text:p text:style-name="P4">
Warner gave comments after a closed briefing with CIA Director Williamburn on the attack of UAV, which Moscow called an attempt on Vladimir Putin on the side of Ukraine.</text:p>
      <text:p text:style-name="P4">
"We still do not have much information," Warner said.</text:p>
      <text:p text:style-name="P4">
<text:span text:style-name="T4">
 Read also: </text:span>
 <text:a xlink:type="simple" xlink:href="https://www.ukrinform.ua/rubric-ato/3704483-rf-imovirno-sama-vlastuvala-ataku-na-kreml-isw.html" text:style-name="Internet_20_link" text:visited-style-name="Visited_20_Internet_20_Link">
<text:span text:style-name="T4">
 Kremlin </text:span>
</text:a>
“I think the Committee provided all the information we received. At least at that time there is no sign that its(Attack - Red.)The source was Ukraine, ”the senator added.</text:p>
      <text:p text:style-name="P4">
Asked whether the US intelligence services exclude the version that Ukraine is behind this attack, Warner again stressed that there is probably too early, but there are no signs that it is so.</text:p>
      <text:p text:style-name="P4">
<text:span text:style-name="T4">
 Read also: </text:span>
 <text:a xlink:type="simple" xlink:href="https://www.ukrinform.ua/rubric-polytics/3704660-u-bilomu-domi-nazvali-bezgluzdimi-zaavi-peskova-pro-pricetnist-ssa-do-ataki-na-kreml.html" text:style-name="Internet_20_link" text:visited-style-name="Visited_20_Internet_20_Link">
<text:span text:style-name="T4">
 Kremlin </text:span>
</text:a>
As reported by Ukrinform, on May 3, the press service of the President of Russia declared an attempt to strike drones on the Kremlin. It is stated that the Kremlin regards the stroke as "a planned terrorist action and an attempt on the President of the Rfna eve of Victory Day."</text:p>
      <text:p text:style-name="P4">
President Volodymyr Zelenskyy denied the involvement of Ukraine in the attack of the Nazremliv residence of the President of the Russian Federation.</text:p>
      <text:p text:style-name="P4">
News Source: <text:a xlink:type="simple" xlink:href="https://www.ukrinform.ua/rubric-ato/3704720-narazi-nemae-zodnih-oznak-togo-so-za-atakou-na-kreml-stoit-ukraina-rozvidka-ssa.html" text:style-name="Internet_20_link" text:visited-style-name="Visited_20_Internet_20_Link">
https://www.ukrinform.ua/rubric-ato/3704720-narazi-nemae-zodnih-oznak-togo-so-za-atakou-na-kreml-stoit-ukraina-rozvidka-ssa.html</text:a>
</text:p>
      <!--NEWS-->
      <text:h text:style-name="P10" text:outline-level="1">
<text:span text:style-name="T4">
The Ministry of Defense Since 2021 has provided more than one million Ukrainians in villages by the Internet</text:span>
</text:h>
      <text:p text:style-name="P4">
Authors: Ukrinform (Person)</text:p>
      <text:p text:style-name="P4">
Publisher: Укринформ (Organization)</text:p>
      <text:p text:style-name="P4">
Published Time: 2023-05-04T17:07:00+03:00</text:p>
      <text:p text:style-name="P4">
Modified Time: 2023-05-04T17:07:00+03:00</text:p>
      <text:p text:style-name="P4">
Description: The Ministry of Digital Transformation has provided more than 1 million Ukrainians in 3268 villages with a high-speed Internet since the launch of Internet Subvention Project. - Ukrinform.</text:p>
      <text:p text:style-name="P4">
Images: ["<text:a xlink:type="simple" xlink:href="https://static.ukrinform.com/photos/2019_04/thumb_files/630_360_1555587621-410.jpg" text:style-name="Internet_20_link" text:visited-style-name="Visited_20_Internet_20_Link">
630_360_15555...</text:a>
"]</text:p>
      <text:p text:style-name="P4">
Tags: ['Інтернет', 'Село', "Зв'язок", 'Мінцифри']</text:p>
      <text:p text:style-name="P4">
Type: Article</text:p>
      <!--METADATA-->
      <text:p text:style-name="P4">
<draw:frame draw:style-name="fr1" draw:name="Image98" text:anchor-type="as-char" svg:width="6.9236in" svg:height="3.956343in" draw:z-index="0">
<draw:image xlink:href="../Images/yкринформ/2023-05-04T17-07-00-03-00/630_360_1555587621-410.jpg" xlink:type="simple" xlink:show="embed" xlink:actuate="onLoad" draw:mime-type="image/jpeg"/>
</draw:frame>
The Ministry of Digital Transformation has provided more than 1 million Ukrainians in 3268 villages with high-existing ones from the beginning of the launch of the Internet Subvention Project.</text:p>
      <text:p text:style-name="P4">
About it reports Ukrinform with reference to the press service(https://t.me/mintsyfra/4035).</text:p>
      <text:p text:style-name="P4">
“More than 6,000 Ukrainians in the villages this year with high -speed Internet. Tested thanks to funds with <text:a xlink:type="simple" xlink:href="https://www.ukrinform.ua/tag-internet" text:style-name="Internet_20_link" text:visited-style-name="Visited_20_Internet_20_Link">
</text:a>
-Subventions that were saved through transparent processes. Since 2021, more than 1 million Ukrainians in 3268 villages have been accessed for the first time by the rapid Internet. And 7.5 thousand schools, hospitals and other social institutions are currently present Wi -Fi, ”the message reads.</text:p>
      <text:p text:style-name="P4">
The ministry said that the Ministry of Mission's team exceeded the plan and pre -liability use of 216.7 million UAH of the state budget at the start of the project. Azavers of optimization of processes instead of allocated UAH 500 million and invested in UAH 316 million.</text:p>
      <text:p text:style-name="P4">
"It is a powerful step to overcome a digital gap and provide equal opportunities to be close, regardless of their place of residence: a millionaire or a small village," the press service summarized.</text:p>
      <text:p text:style-name="P4">
<text:span text:style-name="T4">
 Read also: </text:span>
 <text:a xlink:type="simple" xlink:href="https://www.ukrinform.ua/rubric-technology/3701470-programa-vidnovlenna-telekominfrastrukturi-buduetsa-na-vprovadzenni-5g-fedorov.html" text:style-name="Internet_20_link" text:visited-style-name="Visited_20_Internet_20_Link">
</text:a>
As it was reported, since the beginning of a full-scale invasion, Ukraine has already received 42,000 terminals of satellite internet connection of Starlink, which provide critical infrastructure.</text:p>
      <text:p text:style-name="P4">
News Source: <text:a xlink:type="simple" xlink:href="https://www.ukrinform.ua/rubric-technology/3704723-mincifri-z-2021-roku-zabezpecilo-internetom-ponad-miljon-ukrainciv-u-selah.html" text:style-name="Internet_20_link" text:visited-style-name="Visited_20_Internet_20_Link">
https://www.ukrinform.ua/rubric-technology/3704723-mincifri-z-2021-roku-zabezpecilo-internetom-ponad-miljon-ukrainciv-u-selah.html</text:a>
</text:p>
      <!--NEWS-->
      <text:h text:style-name="P10" text:outline-level="1">
<text:span text:style-name="T4">
Russia has caused damage to the Ukrainian environment for more than ₴ 2 trillions</text:span>
</text:h>
      <text:p text:style-name="P4">
Authors: Ukrinform (Person)</text:p>
      <text:p text:style-name="P4">
Publisher: Укринформ (Organization)</text:p>
      <text:p text:style-name="P4">
Published Time: 2023-05-04T17:09:09+03:00</text:p>
      <text:p text:style-name="P4">
Modified Time: 2023-05-04T17:09:09+03:00</text:p>
      <text:p text:style-name="P4">
Description: It is impossible to estimate the damage caused to the Ukrainian environment in absolute numbers, but in general this amount exceeds 2 trillion UAH. - Ukrinform.</text:p>
      <text:p text:style-name="P4">
Images: ["<text:a xlink:type="simple" xlink:href="https://static.ukrinform.com/photos/2022_11/thumb_files/630_360_1667738451-609.jpg" text:style-name="Internet_20_link" text:visited-style-name="Visited_20_Internet_20_Link">
630_360_16677...</text:a>
", "<text:a xlink:type="simple" xlink:href="https://static.ukrinform.com/photos/2023_05/1683209285-588.jpg" text:style-name="Internet_20_link" text:visited-style-name="Visited_20_Internet_20_Link">
1683209285-58...</text:a>
"]</text:p>
      <text:p text:style-name="P4">
Tags: ['Екологія', 'Міндовкілля', 'Збитки', 'Війна з росією']</text:p>
      <text:p text:style-name="P4">
Type: Article</text:p>
      <!--METADATA-->
      <text:p text:style-name="P4">
<draw:frame draw:style-name="fr1" draw:name="Image99" text:anchor-type="as-char" svg:width="6.9236in" svg:height="3.956343in" draw:z-index="0">
<draw:image xlink:href="../Images/yкринформ/2023-05-04T17-09-09-03-00/630_360_1667738451-609.jpg" xlink:type="simple" xlink:show="embed" xlink:actuate="onLoad" draw:mime-type="image/jpeg"/>
</draw:frame>
It is not yet possible to estimate the damage to the Ukrainian environment in absolute numbers, but this amount exceeds 2 trillion UAH.</text:p>
      <text:p text:style-name="P4">
The director of the Department of Natural Reserve Fund and Land Resources Eduard Eduard Arustamyan told this during the discussion "Consequences of the War in Natural and Biosphere Reserve, National Parks" in Ukrinform.</text:p>
      <text:p text:style-name="P4">
“According to a preliminary estimate, Russia has caused losses to the Ukrainian environment for more than 2 trillion UAH. But these are very conditional figures, in absolute evaluation so far, because we still do not have access to a large territory that reassures under occupation, ”Arustamyan said.</text:p>
      <text:p text:style-name="P4">
<draw:frame draw:style-name="fr1" draw:name="Image100" text:anchor-type="as-char" svg:width="6.9236in" svg:height="4.615733in" draw:z-index="0">
<draw:image xlink:href="../Images/yкринформ/2023-05-04T17-09-09-03-00/1683209285-588.jpg" xlink:type="simple" xlink:show="embed" xlink:actuate="onLoad" draw:mime-type="image/jpeg"/>
</draw:frame>
In particular, among the objects of the nature reserve fund the occupied National Park and Oleshkovsky Sands in Kherson, the Svyatoslav Svyatoslav, Mykolaiv region, the Azov National Natural Park and the Great Meadow in Zaporizhzhya Region, Meotida Park, remain occupied.</text:p>
      <text:p text:style-name="P4">
The heads and scientific departments of these parks are, if possible, they work remotely.</text:p>
      <text:p text:style-name="P4">
“Kamianskaya Sich, in the Kherson region, has already been deookupopomen, but remains replaced and affected by regular shelling. We know that Tamji has happened more than a hundred fires. And the Russians carry out the Braconic Bioresources in the protected territories, they record the massive death of Pelphins in the sea, ”the representative of Mindovkil added.</text:p>
      <text:p text:style-name="P4">
<text:span text:style-name="T4">
 Read also: </text:span>
 <text:a xlink:type="simple" xlink:href="https://www.ukrinform.ua/rubric-economy/3700817-fao-rozrobit-programu-dopomogi-dla-ukrainskih-lisiv.html" text:style-name="Internet_20_link" text:visited-style-name="Visited_20_Internet_20_Link">
</text:a>
According to him, the situation with the territories of the nature reserve fund that do not have administrative governing bodies</text:p>
      <text:p text:style-name="P4">
"There are many other territories that do not have administrations, but only have a natural conservation status. To understand what is happening there and what loss we will love is almost impossible," the official added.</text:p>
      <text:p text:style-name="P4">
He also recalled that for the calculation of losses of the miner developed and approved by special specialty, the calculations of which is engaged in the state <text:a xlink:type="simple" xlink:href="https://www.ukrinform.ua/tag-ekologia" text:style-name="Internet_20_link" text:visited-style-name="Visited_20_Internet_20_Link">
</text:a>
inspection.</text:p>
      <text:p text:style-name="P4">
"When we have these figures, each of them will have lawsuits and accurately the hryvnia from the aggressor will be charged," Arustamyan emphasized.</text:p>
      <text:p text:style-name="P4">
As it was reported, the Attorney General's office discussed the efforts of law and order and the public to document and evaluate the harm from Russian armed aggression.</text:p>
      <text:p text:style-name="P4">
News Source: <text:a xlink:type="simple" xlink:href="https://www.ukrinform.ua/rubric-society/3704724-rosia-zavdala-zbitkiv-ukrainskomu-dovkillu-na-ponad-2-triljoni.html" text:style-name="Internet_20_link" text:visited-style-name="Visited_20_Internet_20_Link">
https://www.ukrinform.ua/rubric-society/3704724-rosia-zavdala-zbitkiv-ukrainskomu-dovkillu-na-ponad-2-triljoni.html</text:a>
</text:p>
      <!--NEWS-->
      <text:h text:style-name="P10" text:outline-level="1">
<text:span text:style-name="T4">
The International Hardeattical Federation will ban the athletes to go on catwalks with state flags</text:span>
</text:h>
      <text:p text:style-name="P4">
Authors: Ukrinform (Person)</text:p>
      <text:p text:style-name="P4">
Publisher: Укринформ (Organization)</text:p>
      <text:p text:style-name="P4">
Published Time: 2023-05-04T17:09:44+03:00</text:p>
      <text:p text:style-name="P4">
Modified Time: 2023-05-04T17:09:44+03:00</text:p>
      <text:p text:style-name="P4">
Description: Flags will be present in the arena only in virtual form. - Ukrinform.</text:p>
      <text:p text:style-name="P4">
Images: ["<text:a xlink:type="simple" xlink:href="https://static.ukrinform.com/photos/2023_05/thumb_files/630_360_1683209208-767.jpg" text:style-name="Internet_20_link" text:visited-style-name="Visited_20_Internet_20_Link">
630_360_16832...</text:a>
"]</text:p>
      <text:p text:style-name="P4">
Tags: ['Важка атлетика']</text:p>
      <text:p text:style-name="P4">
Type: Article</text:p>
      <!--METADATA-->
      <text:p text:style-name="P4">
<draw:frame draw:style-name="fr1" draw:name="Image101" text:anchor-type="as-char" svg:width="6.9236in" svg:height="3.956343in" draw:z-index="0">
<draw:image xlink:href="../Images/yкринформ/2023-05-04T17-09-44-03-00/630_360_1683209208-767.jpg" xlink:type="simple" xlink:show="embed" xlink:actuate="onLoad" draw:mime-type="image/jpeg"/>
</draw:frame>
Flagers will only be present in the arena in virtual form.</text:p>
      <text:p text:style-name="P4">
International Federation of weightlifting(IWF)Prohibit the physical presence of the state flags at solemn sports ceremonies, <text:a xlink:type="simple" xlink:href="https://www.insidethegames.biz/articles/1136635/flags-banned-weightlifting-podium" text:style-name="Internet_20_link" text:visited-style-name="Visited_20_Internet_20_Link">
</text:a>
Inside the Games, reports Ukrinform.</text:p>
      <text:p text:style-name="P4">
The decision was made after the incident in the Armenian Yerevan, where in April the European Championships took place in April. During the opening ceremony, the man set fire to the Azerbaijan flag and took him from the stage. As a result of the incident, the team was withdrawn from the tournament.</text:p>
      <text:p text:style-name="P4">
From now on, state flags at ceremonies will not be able to be in the hands of persons, abuse on the screens of sports arena. The relevant provision is officially implemented at the next meeting of the Federation Congress.</text:p>
      <text:p text:style-name="P4">
<text:span text:style-name="T4">
 Read also: </text:span>
 <text:a xlink:type="simple" xlink:href="https://www.ukrinform.ua/rubric-sports/3699416-ukrainka-manevska-stala-sribnou-prizerkou-cempionatu-evropi-z-vazkoi-atletiki.html" text:style-name="Internet_20_link" text:visited-style-name="Visited_20_Internet_20_Link">
<text:span text:style-name="T4">
 athletics </text:span>
</text:a>
As reported by Ukrinform, the national team of Ukraine graduated from Euro 2023 in Yerevan to Zosuboma and took the fourth place of the medal standings.</text:p>
      <text:p text:style-name="P4">
Photo: Getty Image</text:p>
      <text:p text:style-name="P4">
News Source: <text:a xlink:type="simple" xlink:href="https://www.ukrinform.ua/rubric-sports/3704726-miznarodna-vazkoatleticna-federacia-zaboronit-sportsmenam-vihoditi-na-podiumi-z-derzavnimi-praporami.html" text:style-name="Internet_20_link" text:visited-style-name="Visited_20_Internet_20_Link">
https://www.ukrinform.ua/rubric-sports/3704726-miznarodna-vazkoatleticna-federacia-zaboronit-sportsmenam-vihoditi-na-podiumi-z-derzavnimi-praporami.html</text:a>
</text:p>
      <!--NEWS-->
      <text:h text:style-name="P10" text:outline-level="1">
<text:span text:style-name="T4">
Ukraine, Belgium and the Netherlands have signed a joint declaration</text:span>
</text:h>
      <text:p text:style-name="P4">
Authors: Ukrinform (Person)</text:p>
      <text:p text:style-name="P4">
Publisher: Укринформ (Organization)</text:p>
      <text:p text:style-name="P4">
Published Time: 2023-05-04T17:11:00+03:00</text:p>
      <text:p text:style-name="P4">
Modified Time: 2023-05-04T17:11:00+03:00</text:p>
      <text:p text:style-name="P4">
Description: Ukraine, Belgium and the Netherlands have signed a joint declaration on the support of the Ukrainian state and pressure on the Russian Federation. - Ukrinform.</text:p>
      <text:p text:style-name="P4">
Images: ["<text:a xlink:type="simple" xlink:href="https://static.ukrinform.com/photos/2023_05/thumb_files/630_360_1683208050-495.jpg" text:style-name="Internet_20_link" text:visited-style-name="Visited_20_Internet_20_Link">
630_360_16832...</text:a>
"]</text:p>
      <text:p text:style-name="P4">
Tags: ['Бельгія', 'Нідерланди', 'Зеленський']</text:p>
      <text:p text:style-name="P4">
Type: Article</text:p>
      <!--METADATA-->
      <text:p text:style-name="P4">
<draw:frame draw:style-name="fr1" draw:name="Image102" text:anchor-type="as-char" svg:width="6.9236in" svg:height="3.956343in" draw:z-index="0">
<draw:image xlink:href="../Images/yкринформ/2023-05-04T17-11-00-03-00/630_360_1683208050-495.jpg" xlink:type="simple" xlink:show="embed" xlink:actuate="onLoad" draw:mime-type="image/jpeg"/>
</draw:frame>
Ukraine, Belgium and the Netherlands have signed a joint declaration on support of the Ukrainian state and pressure on the Russian Federation.</text:p>
      <text:p text:style-name="P4">
The signing of the document took place within the framework of the visit of President Volodymyrazellensky to the Hague, and the document itself was published on <text:a xlink:type="simple" xlink:href="http://www.president.gov.ua/news/spilna-deklaraciya-ukrayini-korolivstva-belgiya-ta-korolivst-82657" text:style-name="Internet_20_link" text:visited-style-name="Visited_20_Internet_20_Link">
</text:a>
.</text:p>
      <text:p text:style-name="P4">
"The Kingdom of Belgium and the Kingdom of the Netherlands confirm their unwavering support for the independence, sovereignty and territorial integrity of Ukraine with the integral borders of its internationally recognized borders, as well as its full support for the unrecognizable law of Ukraine to self -defense and the choice of its own security measures," is in the Declaration.</text:p>
      <text:p text:style-name="P4">
The parties repeated the requirement to Russia immediately, completely and unconditionally withdrawing the entire military forces from the territory of Ukraine within its internationally recognized borders, including military or irregular armed forces, which can manage or which can support the Russian Federation.</text:p>
      <text:p text:style-name="P4">
The document states that Belgium and the Netherlands will continue to give a military support to Ukraine and express their willingness to participate in the implementation of the Ukrainian formula of peace.</text:p>
      <text:p text:style-name="P4">
<text:span text:style-name="T4">
 Read also: </text:span>
 <text:a xlink:type="simple" xlink:href="https://www.ukrinform.ua/rubric-ato/3704691-zelenskij-zaklikav-znati-vsi-tabu-na-postavki-zbroi-dla-ukraini.html" text:style-name="Internet_20_link" text:visited-style-name="Visited_20_Internet_20_Link">
</text:a>
The Declaration also stipulates that by the time Ukraine becomes a member <text:a xlink:type="simple" xlink:href="https://www.ukrinform.ua/tag-nato" text:style-name="Internet_20_link" text:visited-style-name="Visited_20_Internet_20_Link">
</text:a>
, Belgium and the Netherlands remain the support of Ukraine on its path to further Euro-Atlantic integration and strengthening the ability of Ukraine to protect itself from current Russian military aggression and from any future threat.</text:p>
      <text:p text:style-name="P4">
“Ukraine's security is of great importance for the Alliance. Within the framework of the Partnership of Ukraine - NATO Belgium and the Netherlands will contribute to long -term mutual mutual mutual mutual, reforming and reconstruction of the defense industry of Ukraine, building institutions and potential. The priority is a clear roadmap of the Sustainable Transition of Ukraine to Standards, Doctrines and NATO Institutions, as well as well -being financial support. Ukraine, the Netherlands and Belgium are looking forward to discussing these issues at the NATO summit in Vilnius in July 2023, ”the document is stated.</text:p>
      <text:p text:style-name="P4">
<text:span text:style-name="T4">
 Read also: </text:span>
 <text:a xlink:type="simple" xlink:href="https://www.ukrinform.ua/rubric-polytics/3704577-niderlandi-j-nadali-pidtrimuvatimut-ukrainu-gukstra.html" text:style-name="Internet_20_link" text:visited-style-name="Visited_20_Internet_20_Link">
</text:a>
</text:p>
      <text:p text:style-name="P4">
As reported by Ukrinform, President Volodymyr Zelenskyy is on Thursday's visit to the Netherlands, where he met and a joint press conference by the Netherlands, Mark Rutte and Belgium, Alexander de Croo.</text:p>
      <text:p text:style-name="P4">
<text:span text:style-name="T5">
Viso: op</text:span>
</text:p>
      <text:p text:style-name="P4">
News Source: <text:a xlink:type="simple" xlink:href="https://www.ukrinform.ua/rubric-polytics/3704729-ukraina-belgia-i-niderlandi-pidpisali-spilnu-deklaraciu.html" text:style-name="Internet_20_link" text:visited-style-name="Visited_20_Internet_20_Link">
https://www.ukrinform.ua/rubric-polytics/3704729-ukraina-belgia-i-niderlandi-pidpisali-spilnu-deklaraciu.html</text:a>
</text:p>
      <!--NEWS-->
      <text:h text:style-name="P10" text:outline-level="1">
<text:span text:style-name="T4">
A delegation of the Venice Commission is in Ukraine</text:span>
</text:h>
      <text:p text:style-name="P4">
Authors: Ukrinform (Person)</text:p>
      <text:p text:style-name="P4">
Publisher: Укринформ (Organization)</text:p>
      <text:p text:style-name="P4">
Published Time: 2023-05-04T17:13:17+03:00</text:p>
      <text:p text:style-name="P4">
Modified Time: 2023-05-04T17:13:17+03:00</text:p>
      <text:p text:style-name="P4">
Description: The Chairman of the Verkhovna Rada of Ukraine Ruslan Stefanchuk in Kiev met with the delegation of the European Commission for Democracy through Right (Venice Commission), headed by its head Claire Basi Malory. - Ukrinform.</text:p>
      <text:p text:style-name="P4">
Images: ["<text:a xlink:type="simple" xlink:href="https://static.ukrinform.com/photos/2023_05/thumb_files/630_360_1683209448-469.jpg" text:style-name="Internet_20_link" text:visited-style-name="Visited_20_Internet_20_Link">
630_360_16832...</text:a>
"]</text:p>
      <text:p text:style-name="P4">
Tags: ['Україна', 'Конституційний Суд', 'Венеційська комісія', 'Верховна Рада', 'Нацменшини', 'Стефанчук']</text:p>
      <text:p text:style-name="P4">
Type: Article</text:p>
      <!--METADATA-->
      <text:p text:style-name="P4">
<draw:frame draw:style-name="fr1" draw:name="Image103" text:anchor-type="as-char" svg:width="6.9236in" svg:height="3.956343in" draw:z-index="0">
<draw:image xlink:href="../Images/yкринформ/2023-05-04T17-13-17-03-00/630_360_1683209448-469.jpg" xlink:type="simple" xlink:show="embed" xlink:actuate="onLoad" draw:mime-type="image/jpeg"/>
</draw:frame>
Ruslan Stefanchuk, head of Ukraine, met with a delegation of the European Commission "For Democracy through Right" in Kyiv.(Venice Commission)Called Claire Basi Malory.</text:p>
      <text:p text:style-name="P4">
The speaker of the Ukrainian Parliament reported this in <text:a xlink:type="simple" xlink:href="https://www.facebook.com/100058105416952/posts/pfbid0oEMyrhaQPEQ4H71F3cbRS2sz5rTwQnzm9Lqz7PXGPm3km9QSDUXTGnWgAQfzvaqYl/" text:style-name="Internet_20_link" text:visited-style-name="Visited_20_Internet_20_Link">
</text:a>
, reports Ukrinform.</text:p>
      <text:p text:style-name="P4">
"Glad meeting with the delegation <text:a xlink:type="simple" xlink:href="https://www.ukrinform.ua/tag-venecianska-komisia" text:style-name="Internet_20_link" text:visited-style-name="Visited_20_Internet_20_Link">
</text:a>
led by the Chairman of the European Commission for Democracy because of Clerbaz River. It is important to meet and talk to real friends of Ukraine these days, ”Stefanchuk said.</text:p>
      <text:p text:style-name="P4">
He stressed that the conclusions of the Venice Commission help to improve the Ukrainian legislation and bring it closer to the standards of the European Union.</text:p>
      <text:p text:style-name="P4">
<text:span text:style-name="T4">
 Read also: </text:span>
 <text:a xlink:type="simple" xlink:href="https://www.ukrinform.ua/rubric-polytics/3698633-venecijska-komisia-gotue-visnovok-sodo-zakonu-pro-nacmensini-lubinec.html" text:style-name="Internet_20_link" text:visited-style-name="Visited_20_Internet_20_Link">
<text:span text:style-name="T4">
 Venice </text:span>
 <text:span text:style-name="T4">
 Commission </text:span>
</text:a>
During the meeting, the Chairman of the Verkhovna Rada focused on three important issues: ensuring the rights of national minorities, the selection of candidates for the post of the Constitutional Court of Ukraine, as well as the improvement of anti -oligarchic law.</text:p>
      <text:p text:style-name="P4">
Stefanchuk emphasized that cooperation with the Venice Commission has always been an important component of cooperation with the Council of Europe.</text:p>
      <text:p text:style-name="P4">
"Ukraine demonstrates high respect and confidence in international institutions. Ukraine has stuck in unprecedented steps to involve international experts in reforming Ukrainian legislation and we are clearly aware that the Valryforms we implement are needed by Ukraine," he stressed, "he said</text:p>
      <text:p text:style-name="P4">
European Commission “For Democracy Due to Right”(Venice Commission)- Council of Europe's advisory body on constitutional law. The commission pre -competences include: consideration of issues of the constitutional situation in individual states, consideration of constitutional law issues of a general nature in the application of a comparative approach, creation of centers of documentation of constitutional law.</text:p>
      <text:p text:style-name="P4">
<text:span text:style-name="T5">
Foto6 Ruslan Stefanchuk, Facebook</text:span>
</text:p>
      <text:p text:style-name="P4">
News Source: <text:a xlink:type="simple" xlink:href="https://www.ukrinform.ua/rubric-polytics/3704730-v-ukraini-perebuvae-delegacia-venecijskoi-komisii.html" text:style-name="Internet_20_link" text:visited-style-name="Visited_20_Internet_20_Link">
https://www.ukrinform.ua/rubric-polytics/3704730-v-ukraini-perebuvae-delegacia-venecijskoi-komisii.html</text:a>
</text:p>
      <!--NEWS-->
      <text:h text:style-name="P10" text:outline-level="1">
<text:span text:style-name="T4">
Estonia has increased the term of military service</text:span>
</text:h>
      <text:p text:style-name="P4">
Authors: Ukrinform (Person)</text:p>
      <text:p text:style-name="P4">
Publisher: Укринформ (Organization)</text:p>
      <text:p text:style-name="P4">
Published Time: 2023-05-04T17:16:00+03:00</text:p>
      <text:p text:style-name="P4">
Modified Time: 2023-05-04T17:16:00+03:00</text:p>
      <text:p text:style-name="P4">
Description: The Estonian government has decided to extend the term of military service for up to 11 months for most troops. - Ukrinform.</text:p>
      <text:p text:style-name="P4">
Images: ["<text:a xlink:type="simple" xlink:href="https://static.ukrinform.com/photos/2023_05/thumb_files/630_360_1683209922-557.jpg" text:style-name="Internet_20_link" text:visited-style-name="Visited_20_Internet_20_Link">
630_360_16832...</text:a>
"]</text:p>
      <text:p text:style-name="P4">
Tags: ['Естонія', 'Призов', 'Військові']</text:p>
      <text:p text:style-name="P4">
Type: Article</text:p>
      <!--METADATA-->
      <text:p text:style-name="P4">
<draw:frame draw:style-name="fr1" draw:name="Image104" text:anchor-type="as-char" svg:width="6.9236in" svg:height="3.956343in" draw:z-index="0">
<draw:image xlink:href="../Images/yкринформ/2023-05-04T17-16-00-03-00/630_360_1683209922-557.jpg" xlink:type="simple" xlink:show="embed" xlink:actuate="onLoad" draw:mime-type="image/jpeg"/>
</draw:frame>
Ubutestia has decided to extend the term of conscript military service for up to 11 months as most of the troops.</text:p>
      <text:p text:style-name="P4">
The coalition government approved the corresponding decision at the next meeting of the Cabinet of Ministers on Thursday, Ukrinform reports with reference to <text:a xlink:type="simple" xlink:href="https://news.err.ee/1608967162/government-extends-general-conscription-term-to-11-months" text:style-name="Internet_20_link" text:visited-style-name="Visited_20_Internet_20_Link">
</text:a>
.</text:p>
      <text:p text:style-name="P4">
Thus, the list of specific military specialties is abolished, the development of which will work for 11 months <text:a xlink:type="simple" xlink:href="https://www.ukrinform.ua/tag-vijskovi" text:style-name="Internet_20_link" text:visited-style-name="Visited_20_Internet_20_Link">
</text:a>
Services, Analy, set a total term - 11 months of study for all specifications.</text:p>
      <text:p text:style-name="P4">
"As a result, the combat readiness of the units and the level of training of the military will increase, as well as the number of special purpose fighters will increase," the government said.</text:p>
      <text:p text:style-name="P4">
Another amendment provides for a period of 11 to 12 months of military service for those prisoners who, in addition to obtaining a specialty that requires intensive care or practice, will be assigned to a military position as a facilitated readiness.</text:p>
      <text:p text:style-name="P4">
<text:span text:style-name="T4">
 Read also: </text:span>
 <text:a xlink:type="simple" xlink:href="https://www.ukrinform.ua/rubric-world/3698190-policia-estonii-obicae-9-travna-zorstku-reakciu-na-simvoli-agresii-ta-propagandu-vijni-rf.html" text:style-name="Internet_20_link" text:visited-style-name="Visited_20_Internet_20_Link">
<text:span text:style-name="T4">
 Estonia </text:span>
</text:a>
By this time, only some specialties in the structure of the Estonia Defense Forces(EDF)demanded from the recruits the passage of 11-month service life. In most cases, the standard service life was eight months.</text:p>
      <text:p text:style-name="P4">
<text:span text:style-name="T5">
Foto: Defense forces of Estonia</text:span>
</text:p>
      <text:p text:style-name="P4">
News Source: <text:a xlink:type="simple" xlink:href="https://www.ukrinform.ua/rubric-world/3704690-v-estonii-zbilsili-termin-strokovoi-vijskovoi-sluzbi.html" text:style-name="Internet_20_link" text:visited-style-name="Visited_20_Internet_20_Link">
https://www.ukrinform.ua/rubric-world/3704690-v-estonii-zbilsili-termin-strokovoi-vijskovoi-sluzbi.html</text:a>
</text:p>
      <!--NEWS-->
      <text:h text:style-name="P10" text:outline-level="1">
<text:span text:style-name="T4">
The court returned the Dmitriev estate in Podil to the metropolitan community</text:span>
</text:h>
      <text:p text:style-name="P4">
Authors: Ukrinform (Person)</text:p>
      <text:p text:style-name="P4">
Publisher: Укринформ (Organization)</text:p>
      <text:p text:style-name="P4">
Published Time: 2023-05-04T17:20:00+03:00</text:p>
      <text:p text:style-name="P4">
Modified Time: 2023-05-04T17:20:00+03:00</text:p>
      <text:p text:style-name="P4">
Description: The court returned to the community of Kyiv, the object of cultural heritage - the "estate of the merchant of Dmitriev", which is an important element of the construction of the Podil of the XIX century. - Ukrinform.</text:p>
      <text:p text:style-name="P4">
Images: ["<text:a xlink:type="simple" xlink:href="https://static.ukrinform.com/photos/2023_05/thumb_files/630_360_1683227759-200.jpeg" text:style-name="Internet_20_link" text:visited-style-name="Visited_20_Internet_20_Link">
630_360_16832...</text:a>
", "<text:a xlink:type="simple" xlink:href="https://static.ukrinform.com/photos/2023_05/1683227795-640.jpg" text:style-name="Internet_20_link" text:visited-style-name="Visited_20_Internet_20_Link">
1683227795-64...</text:a>
"]</text:p>
      <text:p text:style-name="P4">
Tags: ["Пам'ятка", 'Суд', 'Київ']</text:p>
      <text:p text:style-name="P4">
Type: Article</text:p>
      <!--METADATA-->
      <text:p text:style-name="P4">
<draw:frame draw:style-name="fr1" draw:name="Image105" text:anchor-type="as-char" svg:width="6.9236in" svg:height="3.956343in" draw:z-index="0">
<draw:image xlink:href="../Images/yкринформ/2023-05-04T17-20-00-03-00/630_360_1683227759-200.jpeg" xlink:type="simple" xlink:show="embed" xlink:actuate="onLoad" draw:mime-type="image/jpeg"/>
</draw:frame>
The object of cultural heritage - the "estate of the merchant of Dmitriev", which is an important element of the construction of Podil of the XIX century, was convicted by the community of Kyiv.</text:p>
      <text:p text:style-name="P4">
According to Ukrinform, the Kyiv City Prosecutor's Office reports in <text:a xlink:type="simple" xlink:href="https://t.me/kyiv_pro_office/1925" text:style-name="Internet_20_link" text:visited-style-name="Visited_20_Internet_20_Link">
</text:a>
 .</text:p>
      <text:p text:style-name="P4">
<draw:frame draw:style-name="fr1" draw:name="Image106" text:anchor-type="as-char" svg:width="6.9236in" svg:height="4.282375in" draw:z-index="0">
<draw:image xlink:href="../Images/yкринформ/2023-05-04T17-20-00-03-00/1683227795-640.jpg" xlink:type="simple" xlink:show="embed" xlink:actuate="onLoad" draw:mime-type="image/jpeg"/>
</draw:frame>
"Due to the active and consistent position of the Kyiv City Prosecutor's Economic Courts of all instances, the final decision was made in the dispute, which lasted for almost two years, regarding the legality of acquiring the commercial structure of ownership of communal property, including <text:a xlink:type="simple" xlink:href="https://www.ukrinform.ua/tag-pamatka" text:style-name="Internet_20_link" text:visited-style-name="Visited_20_Internet_20_Link">
</text:a>
-"The estate of the city merchant JM Dmitriev", which is an important element of the estate of the fourteenth century farm ", -is in the message.</text:p>
      <text:p text:style-name="P4">
Thus, the decision of the Commercial Court of Kyiv satisfied the claim of the Kyiv Prosecutor's Office to the private company and canceled the illegal registration of ownership of eight buildings, three of which are currently a monument to the cultural heritage, located in the central historical area of the city - on the street. Khoryva, 2 in the Podilskyi district of Kyiv, total area of 3, 1 thousand square meters and worth more than 160 million UAH.</text:p>
      <text:p text:style-name="P4">
<text:span text:style-name="T4">
 Read also: </text:span>
 <text:a xlink:type="simple" xlink:href="https://www.ukrinform.ua/rubric-culture/3703274-sud-povernuv-u-vlasnist-derzavi-zemli-velikogo-hodosivskogo-gorodisa.html" text:style-name="Internet_20_link" text:visited-style-name="Visited_20_Internet_20_Link">
</text:a>
In satisfying the claim, the courts agreed with the prosecutor's arguments on the illegalization of the enterprise ownership of the specified buildings to fulfill the obligations stipulated by the investment agreement.</text:p>
      <text:p text:style-name="P4">
The court's decision has now been fully executed. The illegal registration of the right -handed real estate under the entity was canceled.</text:p>
      <text:p text:style-name="P4">
As reported by Ukrinform, in 2021 the capital prosecutor's office challenged the pre -ship court the decision to exclude from the State Register of fixed monument of the monument of architecture "Merry of merchant Dmitriev".</text:p>
      <text:p text:style-name="P4">
<text:span text:style-name="T5">
Foto: Prosecutor's Office of Kiev</text:span>
</text:p>
      <text:p text:style-name="P4">
News Source: <text:a xlink:type="simple" xlink:href="https://www.ukrinform.ua/rubric-kyiv/3704887-sud-povernuv-stolicnij-gromadi-sadibu-dmitrieva-na-podoli.html" text:style-name="Internet_20_link" text:visited-style-name="Visited_20_Internet_20_Link">
https://www.ukrinform.ua/rubric-kyiv/3704887-sud-povernuv-stolicnij-gromadi-sadibu-dmitrieva-na-podoli.html</text:a>
</text:p>
      <!--NEWS-->
      <text:h text:style-name="P10" text:outline-level="1">
<text:span text:style-name="T4">
Humeniuk assumes that the Russian Federation will increase attacks on civilians</text:span>
</text:h>
      <text:p text:style-name="P4">
Authors: Ukrinform (Person)</text:p>
      <text:p text:style-name="P4">
Publisher: Укринформ (Organization)</text:p>
      <text:p text:style-name="P4">
Published Time: 2023-05-04T17:21:56+03:00</text:p>
      <text:p text:style-name="P4">
Modified Time: 2023-05-04T17:21:56+03:00</text:p>
      <text:p text:style-name="P4">
Description: In the near future, Russian troops can increase attacks on civilians. - Ukrinform.</text:p>
      <text:p text:style-name="P4">
Images: ["<text:a xlink:type="simple" xlink:href="https://static.ukrinform.com/photos/2023_05/thumb_files/630_360_1683203408-838.jpg" text:style-name="Internet_20_link" text:visited-style-name="Visited_20_Internet_20_Link">
630_360_16832...</text:a>
"]</text:p>
      <text:p text:style-name="P4">
Tags: ['Обстріл', 'Війна з росією', 'Контрнаступ']</text:p>
      <text:p text:style-name="P4">
Type: Article</text:p>
      <!--METADATA-->
      <text:p text:style-name="P4">
<draw:frame draw:style-name="fr1" draw:name="Image107" text:anchor-type="as-char" svg:width="6.9236in" svg:height="3.956343in" draw:z-index="0">
<draw:image xlink:href="../Images/yкринформ/2023-05-04T17-21-56-03-00/630_360_1683203408-838.jpg" xlink:type="simple" xlink:show="embed" xlink:actuate="onLoad" draw:mime-type="image/jpeg"/>
</draw:frame>
In the near future, Russian troops can increase attacks on civilians.</text:p>
      <text:p text:style-name="P4">
About it during <text:a xlink:type="simple" xlink:href="http://www.youtube.com/watch" text:style-name="Internet_20_link" text:visited-style-name="Visited_20_Internet_20_Link">
</text:a>
Natalia Humeniuk, the head of the united coordination press center of Ukraine, reported in Media Centrodesa, Ukrinform reports.</text:p>
      <text:p text:style-name="P4">
“Most likely, they will increase the means of pressure on the civilian population, so in the conditions of advertised counter -offensive, they try to protect in this way without other ways to achieve any result. And for a joyous consumer, a terrorist country needs such pseudo -performance that they, unfortunately, demonstrate, in particular in Kherson region, ”the spokeswoman said.</text:p>
      <text:p text:style-name="P4">
<text:span text:style-name="T4">
 Read also: </text:span>
 <text:a xlink:type="simple" xlink:href="https://www.ukrinform.ua/rubric-ato/3704634-gumenuk-rozpovila-pro-nezvicnij-sposib-ataki-droniv-na-odesu.html" text:style-name="Internet_20_link" text:visited-style-name="Visited_20_Internet_20_Link">
<text:span text:style-name="T4">
 Humeniuk </text:span>
</text:a>
As <text:a xlink:type="simple" xlink:href="https://www.ukrinform.ua/rubric-regions/3704466-na-hersonsini-vnaslidok-ucorasnih-obstriliv-23-zagiblih-46-poranenih.html" text:style-name="Internet_20_link" text:visited-style-name="Visited_20_Internet_20_Link">
 </text:a>
Ukrinform, Armyarf last day made 98 shelling <text:a xlink:type="simple" xlink:href="https://www.ukrinform.ua/tag-hersonsina" text:style-name="Internet_20_link" text:visited-style-name="Visited_20_Internet_20_Link">
</text:a>
23 people were killed and 46 were injured, including double.</text:p>
      <text:p text:style-name="P4">
News Source: <text:a xlink:type="simple" xlink:href="https://www.ukrinform.ua/rubric-ato/3704734-gumenuk-pripuskae-so-rf-posilit-ataki-na-mirne-naselenna.html" text:style-name="Internet_20_link" text:visited-style-name="Visited_20_Internet_20_Link">
https://www.ukrinform.ua/rubric-ato/3704734-gumenuk-pripuskae-so-rf-posilit-ataki-na-mirne-naselenna.html</text:a>
</text:p>
      <!--NEWS-->
      <text:h text:style-name="P10" text:outline-level="1">
<text:span text:style-name="T4">
Belgium prepares a new military assistance package to Ukraine</text:span>
</text:h>
      <text:p text:style-name="P4">
Authors: Ukrinform (Person)</text:p>
      <text:p text:style-name="P4">
Publisher: Укринформ (Organization)</text:p>
      <text:p text:style-name="P4">
Published Time: 2023-05-04T17:22:00+03:00</text:p>
      <text:p text:style-name="P4">
Modified Time: 2023-05-04T17:22:00+03:00</text:p>
      <text:p text:style-name="P4">
Description: Belgium is in the process of preparing a new military assistance package for Ukraine and examines mechanisms that will allow to send funds from frozen Russian assets to support Ukraine. - Ukrinform.</text:p>
      <text:p text:style-name="P4">
Images: ["<text:a xlink:type="simple" xlink:href="https://static.ukrinform.com/photos/2023_05/thumb_files/630_360_1683210196-595.jpg" text:style-name="Internet_20_link" text:visited-style-name="Visited_20_Internet_20_Link">
630_360_16832...</text:a>
"]</text:p>
      <text:p text:style-name="P4">
Tags: ['Бельгія', 'Україна', 'допомога', 'Війна з росією']</text:p>
      <text:p text:style-name="P4">
Type: Article</text:p>
      <!--METADATA-->
      <text:p text:style-name="P4">
<draw:frame draw:style-name="fr1" draw:name="Image108" text:anchor-type="as-char" svg:width="6.9236in" svg:height="3.956343in" draw:z-index="0">
<draw:image xlink:href="../Images/yкринформ/2023-05-04T17-22-00-03-00/630_360_1683210196-595.jpg" xlink:type="simple" xlink:show="embed" xlink:actuate="onLoad" draw:mime-type="image/jpeg"/>
</draw:frame>
Belgium reassures in the process of preparing a new military assistance package for Ukraine, the mechanisms that will allow to send funds from frozen Russian assets to support Ukraine.</text:p>
      <text:p text:style-name="P4">
Belgium Prime Minister Alexander de Kroo has announced this during a joint Zd resident of Ukraine Volodymyr Zelensky and Prime Minister of the Netherlands Rutte Press Conference in Hague, Ukrinform correspondent reports.</text:p>
      <text:p text:style-name="P4">
“We will continue with the same effort and with the same attention to showcase with Ukraine. Now our turn to help Ukraine get rid of a hamstril and illegal occupation, which was the occupation of our country for the second world war. That is why <text:a xlink:type="simple" xlink:href="https://www.ukrinform.ua/tag-belgia" text:style-name="Internet_20_link" text:visited-style-name="Visited_20_Internet_20_Link">
 </text:a>
It is in the process of preparing a new military assistance package for Ukraine. And as we know, there are often practical obstacles in these military packages, but I can say confidently that in no Belgian heart and in any Belgian soul there is no doubt about the continuation of Ukraine, ” - he said.</text:p>
      <text:p text:style-name="P4">
The head of the Belgian government also reminded that in March last year, Belgium was arranging about 200 million euros from income from Russian assets, which were nominated in Belgium. According to him, these funds are used exclusively for assistance to the Ukrainian army and to support Ukrainian refugees in Belgium.</text:p>
      <text:p text:style-name="P4">
“And I am convinced that we can go on in this area. Not only to take away the percent, but also to look at full income from the Russian assets themselves. "At the beginning of the war, the Belgian services have frozen more than 58 billion euros of Russian Russian Central Bank. We now consider how we can fully use revenues from these Russian assets to support Ukraine in hostilities, as well as to support Ukraine's restoration," Croo became.</text:p>
      <text:p text:style-name="P4">
<text:span text:style-name="T4">
 Read also: </text:span>
 <text:a xlink:type="simple" xlink:href="https://www.ukrinform.ua/rubric-polytics/3704729-ukraina-belgia-i-niderlandi-pidpisali-spilnu-deklaraciu.html" text:style-name="Internet_20_link" text:visited-style-name="Visited_20_Internet_20_Link">
<text:span text:style-name="T4">
 Belgium </text:span>
</text:a>
He assured that Belgium is ready to take on a leading role in this and to do with the European Commission.</text:p>
      <text:p text:style-name="P4">
“I want to note that from the very beginning of this war we consider how reasonably it is to influence Russia - through the use of Russian money to restore the country it destroys. And it has a complete meaning. It makes sense of the sacrificial point of view, and even more so - from moral, ”added Prime Minister.<text:span text:style-name="T5">
Foto: op</text:span>
</text:p>
      <text:p text:style-name="P4">
News Source: <text:a xlink:type="simple" xlink:href="https://www.ukrinform.ua/rubric-ato/3704736-belgia-gotue-novij-paket-vijskovoi-dopomogi-ukraini.html" text:style-name="Internet_20_link" text:visited-style-name="Visited_20_Internet_20_Link">
https://www.ukrinform.ua/rubric-ato/3704736-belgia-gotue-novij-paket-vijskovoi-dopomogi-ukraini.html</text:a>
</text:p>
      <!--NEWS-->
      <text:h text:style-name="P10" text:outline-level="1">
<text:span text:style-name="T4">
Kacaraba with "Slavia" won the Czech Cup</text:span>
</text:h>
      <text:p text:style-name="P4">
Authors: Ukrinform (Person)</text:p>
      <text:p text:style-name="P4">
Publisher: Укринформ (Organization)</text:p>
      <text:p text:style-name="P4">
Published Time: 2023-05-04T17:30:00+03:00</text:p>
      <text:p text:style-name="P4">
Modified Time: 2023-05-04T17:30:00+03:00</text:p>
      <text:p text:style-name="P4">
Description: In the finals, the team beat Prague Sparta - Ukrinform.</text:p>
      <text:p text:style-name="P4">
Images: ["<text:a xlink:type="simple" xlink:href="https://static.ukrinform.com/photos/2023_05/thumb_files/630_360_1683210527-772.jpg" text:style-name="Internet_20_link" text:visited-style-name="Visited_20_Internet_20_Link">
630_360_16832...</text:a>
"]</text:p>
      <text:p text:style-name="P4">
Tags: ['Футбол']</text:p>
      <text:p text:style-name="P4">
Type: Article</text:p>
      <!--METADATA-->
      <text:p text:style-name="P4">
<draw:frame draw:style-name="fr1" draw:name="Image109" text:anchor-type="as-char" svg:width="6.9236in" svg:height="3.956343in" draw:z-index="0">
<draw:image xlink:href="../Images/yкринформ/2023-05-04T17-30-00-03-00/630_360_1683210527-772.jpg" xlink:type="simple" xlink:show="embed" xlink:actuate="onLoad" draw:mime-type="image/jpeg"/>
</draw:frame>
In the finale team beat Prague "Sparta"</text:p>
      <text:p text:style-name="P4">
Prague "Slavia" became the winner of the Czech Cup in the 2022/23 season, in the finals, by Prague "Sparta" - 2-0, Ukrinform reports.</text:p>
      <text:p text:style-name="P4">
Both goals were scored in the second half, logging and Panaka's motorway.</text:p>
      <text:p text:style-name="P4">
The Ukrainian defender of "Slavia" Taras Kacharab did not go out on the field. It is his second won Czech Cup as part of the team, he also became the champion of the country in the 2020/21 season.</text:p>
      <text:p text:style-name="P4">
The Kachab this season scored 1 goal in 29 matches.</text:p>
      <text:p text:style-name="P4">
Now in Slavia 7 titles of the Czech Cup, the same in Sparta - these two clubs by herecord holders.</text:p>
      <text:p text:style-name="P4">
<text:span text:style-name="T4">
 Read also: </text:span>
 <text:a xlink:type="simple" xlink:href="https://www.ukrinform.ua/rubric-sports/3704575-cempionat-upl-dva-persi-matci-cetverga-zaversilisa-bez-goliv.html" text:style-name="Internet_20_link" text:visited-style-name="Visited_20_Internet_20_Link">
</text:a>
As reported by Ukrinform, the UPL continues in the 24th round, the last match of the Vorskla playing day - Dynamo was suspended because of air alarm. On the 81st minute account 1: 2.</text:p>
      <text:p text:style-name="P4">
Photo: Getty Image</text:p>
      <text:p text:style-name="P4">
News Source: <text:a xlink:type="simple" xlink:href="https://www.ukrinform.ua/rubric-sports/3704740-kacaraba-zi-slavieu-vigrav-kubok-cehii.html" text:style-name="Internet_20_link" text:visited-style-name="Visited_20_Internet_20_Link">
https://www.ukrinform.ua/rubric-sports/3704740-kacaraba-zi-slavieu-vigrav-kubok-cehii.html</text:a>
</text:p>
      <!--NEWS-->
      <text:h text:style-name="P10" text:outline-level="1">
<text:span text:style-name="T4">
Giving Ukraine F-16 will help restore global food safety-Cooleb</text:span>
</text:h>
      <text:p text:style-name="P4">
Authors: Ukrinform (Person)</text:p>
      <text:p text:style-name="P4">
Publisher: Укринформ (Organization)</text:p>
      <text:p text:style-name="P4">
Published Time: 2023-05-04T17:32:00+03:00</text:p>
      <text:p text:style-name="P4">
Modified Time: 2023-05-04T17:32:00+03:00</text:p>
      <text:p text:style-name="P4">
Description: Foreign Minister Dmytro Kuleba has stated that providing Ukraine F-16 will help restore global food security. - Ukrinform.</text:p>
      <text:p text:style-name="P4">
Images: ["<text:a xlink:type="simple" xlink:href="https://static.ukrinform.com/photos/2023_02/thumb_files/630_360_1676630119-781.jpg" text:style-name="Internet_20_link" text:visited-style-name="Visited_20_Internet_20_Link">
630_360_16766...</text:a>
"]</text:p>
      <text:p text:style-name="P4">
Tags: ['Дмитро Кулеба', 'Винищувач', 'Війна з росією', 'Продовольча безпека']</text:p>
      <text:p text:style-name="P4">
Type: Article</text:p>
      <!--METADATA-->
      <text:p text:style-name="P4">
<draw:frame draw:style-name="fr1" draw:name="Image110" text:anchor-type="as-char" svg:width="6.9236in" svg:height="3.956343in" draw:z-index="0">
<draw:image xlink:href="../Images/yкринформ/2023-05-04T17-32-00-03-00/630_360_1676630119-781.jpg" xlink:type="simple" xlink:show="embed" xlink:actuate="onLoad" draw:mime-type="image/jpeg"/>
</draw:frame>
Minister of Ukraine Dmytro Kuleba stated that providing Ukraine for F-16 will help to attribute global food safety.</text:p>
      <text:p text:style-name="P4">
The head of Ukrainian diplomacy wrote about it in <text:a xlink:type="simple" xlink:href="https://twitter.com/DmytroKuleba/status/1654099534618718208" text:style-name="Internet_20_link" text:visited-style-name="Visited_20_Internet_20_Link">
</text:a>
, reports Ukrinform.</text:p>
      <text:p text:style-name="P4">
“Providing Ukraine <text:a xlink:type="simple" xlink:href="https://www.ukrinform.ua/tag-litak" text:style-name="Internet_20_link" text:visited-style-name="Visited_20_Internet_20_Link">
</text:a>
It will help restore the iloble food safety. Having a well -equipped F -16 squadron, it will be possible to keep Russian warships and aviation away from the Black Sea Ritne Corridor, thus protecting its route for the uninterrupted passage of grain vessels, ”the Foreign Minister said.</text:p>
      <text:p text:style-name="P4">
<text:span text:style-name="T4">
 Read also: </text:span>
 <text:a xlink:type="simple" xlink:href="https://www.ukrinform.ua/rubric-ato/3704708-niderlandi-ne-bacat-tabu-v-nadanni-ukraini-vinisuvaciv-f16-rutte.html" text:style-name="Internet_20_link" text:visited-style-name="Visited_20_Internet_20_Link">
<text:span text:style-name="T4">
 taboo </text:span>
</text:a>
As reported by Ukrinform, President Vladimir Zelensky during the joint Zepremrier-Ministers of the Netherlands and Belgium Mark Rutte and Alexander de Kropepressconference in Hague stated that Ukraine continues to work on the provision of F-16 aircraft and counts on a positive result.</text:p>
      <text:p text:style-name="P4">
News Source: <text:a xlink:type="simple" xlink:href="https://www.ukrinform.ua/rubric-polytics/3704741-nadanna-ukraini-f16-dopomoze-vidnoviti-globalnu-prodovolcu-bezpeku-kuleba.html" text:style-name="Internet_20_link" text:visited-style-name="Visited_20_Internet_20_Link">
https://www.ukrinform.ua/rubric-polytics/3704741-nadanna-ukraini-f16-dopomoze-vidnoviti-globalnu-prodovolcu-bezpeku-kuleba.html</text:a>
</text:p>
      <!--NEWS-->
      <text:h text:style-name="P10" text:outline-level="1">
<text:span text:style-name="T4">
In almost all turbine halls, the Russians placed explosives - an expert</text:span>
</text:h>
      <text:p text:style-name="P4">
Authors: Ukrinform (Person)</text:p>
      <text:p text:style-name="P4">
Publisher: Укринформ (Organization)</text:p>
      <text:p text:style-name="P4">
Published Time: 2023-05-04T17:32:33+03:00</text:p>
      <text:p text:style-name="P4">
Modified Time: 2023-05-04T17:32:33+03:00</text:p>
      <text:p text:style-name="P4">
Description: In almost all turbine halls of Zaporizhzhya NPP there is an explosive, the Russians turned the station into a warehouse. - Ukrinform.</text:p>
      <text:p text:style-name="P4">
Images: ["<text:a xlink:type="simple" xlink:href="https://static.ukrinform.com/photos/2022_09/thumb_files/630_360_1662657925-767.jpg" text:style-name="Internet_20_link" text:visited-style-name="Visited_20_Internet_20_Link">
630_360_16626...</text:a>
", "<text:a xlink:type="simple" xlink:href="https://static.ukrinform.com/photos/2023_05/1683210039-777.jpg" text:style-name="Internet_20_link" text:visited-style-name="Visited_20_Internet_20_Link">
1683210039-77...</text:a>
"]</text:p>
      <text:p text:style-name="P4">
Tags: ['Вибухівка', 'Запорізька АЕС', 'Війна з росією']</text:p>
      <text:p text:style-name="P4">
Type: Article</text:p>
      <!--METADATA-->
      <text:p text:style-name="P4">
<draw:frame draw:style-name="fr1" draw:name="Image111" text:anchor-type="as-char" svg:width="6.9236in" svg:height="3.956343in" draw:z-index="0">
<draw:image xlink:href="../Images/yкринформ/2023-05-04T17-32-33-03-00/630_360_1662657925-767.jpg" xlink:type="simple" xlink:show="embed" xlink:actuate="onLoad" draw:mime-type="image/jpeg"/>
</draw:frame>
The practical of all turbine halls of Zaporizhzhya NPP is an explosive, the Russian ones were transformed into a warehouse of weapons.</text:p>
      <text:p text:style-name="P4">
This was reported by the Director of the Center for Energy Research Alexander Kharchenko during a briefing at the Media Center of Ukraine-Ukrinform.</text:p>
      <text:p text:style-name="P4">
“As far as I know, there was such information just in the public space that weapons and explosives were placed in the fourth block in the turbine halls. The heels are there in almost all turbine halls, somewhere they are placed earlier, somewhere the invaders are imported only now. Unfortunately, in fact the Zaporizhzhya Station Zalaz is a composition of weapons and explosives for the Russian army, ”Kharchenko said.</text:p>
      <text:p text:style-name="P4">
<draw:frame draw:style-name="fr1" draw:name="Image112" text:anchor-type="as-char" svg:width="6.9236in" svg:height="4.487519in" draw:z-index="0">
<draw:image xlink:href="../Images/yкринформ/2023-05-04T17-32-33-03-00/1683210039-777.jpg" xlink:type="simple" xlink:show="embed" xlink:actuate="onLoad" draw:mime-type="image/jpeg"/>
</draw:frame>
According to him, the only chance to improve the situation is the release <text:a xlink:type="simple" xlink:href="https://www.ukrinform.ua/tag-aes" text:style-name="Internet_20_link" text:visited-style-name="Visited_20_Internet_20_Link">
</text:a>
. But Ukraine should be understood that Russia will try to destroy all equipment.</text:p>
      <text:p text:style-name="P4">
"Of course, we hope that they will not try to destroy the reactors themselves, but the hypothesis that the effort will destroy all the other auxiliary equipment will be destroyed. That is, everything that will not be directly threatened with the blasting of the reactors or some other aviary directly," - said the Director of the Center for Energy Research.</text:p>
      <text:p text:style-name="P4">
<text:span text:style-name="T4">
 Read also: </text:span>
 <text:a xlink:type="simple" xlink:href="https://www.ukrinform.ua/rubric-ato/3704420-podolak-pro-situaciu-na-zaes-rosiani-sukaut-krokiv-do-eskalacii.html" text:style-name="Internet_20_link" text:visited-style-name="Visited_20_Internet_20_Link">
<text:span text:style-name="T4">
 ZPP </text:span>
</text:a>
Kharchenko added that it will take more than one month to run the station.</text:p>
      <text:p text:style-name="P4">
“It is necessary to prepare for the release of the station now, it will be necessary to carry out change and a huge number of fast steps to ensure a security. A huge reconstruction awaits us, because they will destroy everything that can destroy, ”Kharchenko summarized.</text:p>
      <text:p text:style-name="P4">
As reported, <text:a xlink:type="simple" xlink:href="https://www.ukrinform.ua/rubric-ato/3704399-rosiani-rozmistili-v-4mu-bloci-zaes-vijskovu-tehniku-ta-vibuhivku.html" text:style-name="Internet_20_link" text:visited-style-name="Visited_20_Internet_20_Link">
</text:a>
in the premises of the 4th power unit of the Zaporizhzhya nuclear power plant and explosives.</text:p>
      <text:p text:style-name="P4">
_ First photo: Fredrik Dahl / IAEA_</text:p>
      <text:p text:style-name="P4">
News Source: <text:a xlink:type="simple" xlink:href="https://www.ukrinform.ua/rubric-ato/3704742-prakticno-v-usih-turbinnih-zalah-zaes-rosiani-rozmistili-vibuhivku-ekspert.html" text:style-name="Internet_20_link" text:visited-style-name="Visited_20_Internet_20_Link">
https://www.ukrinform.ua/rubric-ato/3704742-prakticno-v-usih-turbinnih-zalah-zaes-rosiani-rozmistili-vibuhivku-ekspert.html</text:a>
</text:p>
      <!--NEWS-->
      <text:h text:style-name="P10" text:outline-level="1">
<text:span text:style-name="T4">
Russia holds more than 20,000 civilian hostages, after de -occupation, the figure will increase - lubinets</text:span>
</text:h>
      <text:p text:style-name="P4">
Authors: Ukrinform (Person)</text:p>
      <text:p text:style-name="P4">
Publisher: Укринформ (Organization)</text:p>
      <text:p text:style-name="P4">
Published Time: 2023-05-04T17:33:01+03:00</text:p>
      <text:p text:style-name="P4">
Modified Time: 2023-05-04T17:33:01+03:00</text:p>
      <text:p text:style-name="P4">
Description: The Verkhovna Rada Commissioner for Human Rights Dmitry Lubinets predicts that after the release of the occupied territories, it turns out that Russia holds much more than 20 thousand civilians of Ukraine in hostages. - Ukrinform.</text:p>
      <text:p text:style-name="P4">
Images: ["<text:a xlink:type="simple" xlink:href="https://static.ukrinform.com/photos/2023_05/thumb_files/630_360_1683210624-632.jpg" text:style-name="Internet_20_link" text:visited-style-name="Visited_20_Internet_20_Link">
630_360_16832...</text:a>
"]</text:p>
      <text:p text:style-name="P4">
Tags: ['Деокупація', 'Полонені', 'Війна з росією', 'Дмитро Лубінець']</text:p>
      <text:p text:style-name="P4">
Type: Article</text:p>
      <!--METADATA-->
      <text:p text:style-name="P4">
<draw:frame draw:style-name="fr1" draw:name="Image113" text:anchor-type="as-char" svg:width="6.9236in" svg:height="3.956343in" draw:z-index="0">
<draw:image xlink:href="../Images/yкринформ/2023-05-04T17-33-01-03-00/630_360_1683210624-632.jpg" xlink:type="simple" xlink:show="embed" xlink:actuate="onLoad" draw:mime-type="image/jpeg"/>
</draw:frame>
The Verkhovna Rada Commissioner for Human Rights Dmitry Lubinets predicts that after the release of the occupied territories will find that Russia is holding hostages more significantly for 20 thousand civilians of Ukraine.</text:p>
      <text:p text:style-name="P4">
He said this at a press conference in Kiev, reports Ukrinform.</text:p>
      <text:p text:style-name="P4">
“According to our approximate estimates, the Russian Federation holds more than 20 thousand cynovial hostages. I call these data on the basis of appeals personally to Merodichi, whose relatives and loved ones were detained by the Russian military. Why I say that this figure is much larger, because I am quite aware that those who are in the territories of the temporarily occupied are not referred to me, or they are referred in small quantities, because even an appeal to the Ukrainian ore Russian Federation is regarded as espionage. , Lubinets said, "Once we return all Ukrainian territories, the figure is much larger."</text:p>
      <text:p text:style-name="P4">
Authorized <text:a xlink:type="simple" xlink:href="https://www.ukrinform.ua/tag-verhovna-rada" text:style-name="Internet_20_link" text:visited-style-name="Visited_20_Internet_20_Link">
</text:a>
On human rights, he was in the coordination headquarters on the management of prisoners of war, which is a separate working group, which takes care of the issues of civil hostages. It is headed by Alexander Kononenko, who is a representative of the Commissioner of the Verkhovna Rights Council in the Security and Defense Sector. In total, 2279 citizens were returned to their homeland during their work, including 142 people.</text:p>
      <text:p text:style-name="P4">
<text:span text:style-name="T4">
 Read also: </text:span>
 <text:a xlink:type="simple" xlink:href="https://www.ukrinform.ua/rubric-society/3703398-primusova-pasportizacia-ne-dopomoze-vorogu-peretvoriti-ukrainciv-na-rosian-veresuk.html" text:style-name="Internet_20_link" text:visited-style-name="Visited_20_Internet_20_Link">
</text:a>
He recalled that this week in Ukraine the only register of missing was launched. “For some time we will have to fill this registry. The information will be transmitted from the National Information Bureau, from different -rangers, including intelligence, and the information that was accumulated by UNA. It will be recorded in this registry, ”he said.</text:p>
      <text:p text:style-name="P4">
Lubinets also recalled that the first list of civilian hostages personally transferred on January 33, 2023 in Ankara Tatiana Moskalkova to Russian Ombudsman. The names of two thousand people were united. “The list was a 65+age -old criterion that have significant diseases. After that, the Russian Federation was assured that this list was worked. And that's everything, ”he said.</text:p>
      <text:p text:style-name="P4">
<text:span text:style-name="T4">
 Read also: </text:span>
 <text:a xlink:type="simple" xlink:href="https://www.ukrinform.ua/rubric-society/3699721-minreintegracii-pidgotuvalo-algoritmi-dij-dla-rodin-zniklih-bezvisti.html" text:style-name="Internet_20_link" text:visited-style-name="Visited_20_Internet_20_Link">
<text:span text:style-name="T4">
 miss </text:span>
</text:a>
</text:p>
      <text:p text:style-name="P4">
As of early May, 23 760 people are considered to be disappeared in Ukraine in Ukraine.</text:p>
      <text:p text:style-name="P4">
News Source: <text:a xlink:type="simple" xlink:href="https://www.ukrinform.ua/rubric-society/3704743-rosia-trimae-bils-ak-20-tisac-civilnih-zarucnikiv-pisla-deokupacii-cifra-zbilsitsa-lubinec.html" text:style-name="Internet_20_link" text:visited-style-name="Visited_20_Internet_20_Link">
https://www.ukrinform.ua/rubric-society/3704743-rosia-trimae-bils-ak-20-tisac-civilnih-zarucnikiv-pisla-deokupacii-cifra-zbilsitsa-lubinec.html</text:a>
</text:p>
      <!--NEWS-->
      <text:h text:style-name="P10" text:outline-level="1">
<text:span text:style-name="T4">
In the Taurian direction of defense forces, 872 fire tasks were completed - two mouths of the Russian Federation were destroyed</text:span>
</text:h>
      <text:p text:style-name="P4">
Authors: Ukrinform (Person)</text:p>
      <text:p text:style-name="P4">
Publisher: Укринформ (Organization)</text:p>
      <text:p text:style-name="P4">
Published Time: 2023-05-04T17:38:00+03:00</text:p>
      <text:p text:style-name="P4">
Modified Time: 2023-05-04T17:38:00+03:00</text:p>
      <text:p text:style-name="P4">
Description: During the day, Russian occupation troops attacked the positions of defenders of the Tavriysky direction 24 times. In turn, the forces of defense have completed 872 fire tasks, the loss of the enemy killed and wounded is almost two mouth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ЗСУ', 'Російські військові', 'Війна з росією']</text:p>
      <text:p text:style-name="P4">
Type: Article</text:p>
      <!--METADATA-->
      <text:p text:style-name="P4">
<draw:frame draw:style-name="fr1" draw:name="Image114" text:anchor-type="as-char" svg:width="6.9236in" svg:height="3.956343in" draw:z-index="0">
<draw:image xlink:href="../Images/yкринформ/2023-05-04T17-38-00-03-00/630_360_1669987737-966.jpg" xlink:type="simple" xlink:show="embed" xlink:actuate="onLoad" draw:mime-type="image/jpeg"/>
</draw:frame>
During the Occupation troops, the Occupation troops attacked the positions of the defenders of the Tavriya. In turn, the defense forces completed 872 fire tasks, the losses killed and wounded are almost two mouths.</text:p>
      <text:p text:style-name="P4">
As Ukrinform reports, about it in <text:a xlink:type="simple" xlink:href="https://t.me/otarnavskiy/70" text:style-name="Internet_20_link" text:visited-style-name="Visited_20_Internet_20_Link">
</text:a>
The reporter of the operational-strategic group of Tavriya troops Generalolexander Tarnavsky.</text:p>
      <text:p text:style-name="P4">
“The enemy continues to focus the main efforts on leading the offensive and Marinsk directions. During the last day, the enemy 24 times has been tacked by the defenders of the Tavriya direction. He had no success, he went away. Applying tanks, jet systems of volley fire and barrel artillery, enemy <text:a xlink:type="simple" xlink:href="https://www.ukrinform.ua/tag-obstril" text:style-name="Internet_20_link" text:visited-style-name="Visited_20_Internet_20_Link">
</text:a>
The positions of our units are tansseline points bordering on the collision line. The opponent uses UAV to adjust the warmer. In total, 458 shellings were recorded in the Tavriya direction of the day, ”Tarnavsky said.</text:p>
      <text:p text:style-name="P4">
According to him, the units of rocket troops and artillery of the forces of the defense forces during the day completed 872 fire tasks. It is both a counter -battery struggle and the work on planned purposes, more revealed. The losses of the enemy killed and wounded are almost two mouths.</text:p>
      <text:p text:style-name="P4">
In addition, 28 units of weapons and a military technician were destroyed and damaged. In particular, 4 BMPs, 2 UAV "Lancet-3", 4 BBM, 2 ASA anti-aircraft missile complex, S-300 anti-aircraft missile complex, self-propelled artillery installation 2C1 "Carnation", automotive equipment. Also destroyed 4 enemy storage.</text:p>
      <text:p text:style-name="P4">
<text:span text:style-name="T4">
 Read also: </text:span>
 <text:a xlink:type="simple" xlink:href="https://www.ukrinform.ua/rubric-ato/3704569-na-avdiivskomu-i-marinskomu-napramkah-e-zagostrenna-24-sprobi-sturmiv-sili-oboroni.html" text:style-name="Internet_20_link" text:visited-style-name="Visited_20_Internet_20_Link">
<text:span text:style-name="T4">
 Directions </text:span>
</text:a>
According to Ukrinform, about 192 thousand 590 Russian invaders, including 650 people, were treated during the full -scale war during a full -scale war. Also, as of May 4, Ukrainian defenders destroyed 3707(+5)enemy tanks, 7216(+17)combat armored vehicles, 2962(+16)artillery systems, 547(+3)rocket -propelled volley fire systems, 304(+4)air defense, 308(+0)aircraft, 294(+0)Helicopters, 2523(+18)Operative-tactical level drones, 947(+0)winged rockets, 18(+0)ships /boats, 5886(+21)units of automobile equipment and tanker truck 370(+7)units of special equipment of the Russian Federation.</text:p>
      <text:p text:style-name="P4">
News Source: <text:a xlink:type="simple" xlink:href="https://www.ukrinform.ua/rubric-ato/3704749-na-tavrijskomu-napramku-sili-oboroni-vikonali-872-vognevi-zavdanna-znisili-majze-dvi-roti-rf.html" text:style-name="Internet_20_link" text:visited-style-name="Visited_20_Internet_20_Link">
https://www.ukrinform.ua/rubric-ato/3704749-na-tavrijskomu-napramku-sili-oboroni-vikonali-872-vognevi-zavdanna-znisili-majze-dvi-roti-rf.html</text:a>
</text:p>
      <!--NEWS-->
      <text:h text:style-name="P10" text:outline-level="1">
<text:span text:style-name="T4">
Pope met with a representative of the ROC after the statement about the "peacekeeping mission"</text:span>
</text:h>
      <text:p text:style-name="P4">
Authors: Ukrinform (Person)</text:p>
      <text:p text:style-name="P4">
Publisher: Укринформ (Organization)</text:p>
      <text:p text:style-name="P4">
Published Time: 2023-05-04T17:41:13+03:00</text:p>
      <text:p text:style-name="P4">
Modified Time: 2023-05-04T17:41:13+03:00</text:p>
      <text:p text:style-name="P4">
Description: On May 3, Pope Francis had a conversation with a senior member of the Russian Orthodox Church a few days after the pontiff made a mysterious comment that the Vatican was involved in a "peacekeeping mission" to try to put an end to Moscow's war against Ukraine. - Ukrinform.</text:p>
      <text:p text:style-name="P4">
Images: ["<text:a xlink:type="simple" xlink:href="https://static.ukrinform.com/photos/2023_05/thumb_files/630_360_1683211004-505.jpg" text:style-name="Internet_20_link" text:visited-style-name="Visited_20_Internet_20_Link">
630_360_16832...</text:a>
"]</text:p>
      <text:p text:style-name="P4">
Tags: ['Папа Франциск', 'Ватикан', 'РПЦ', 'Війна з росією']</text:p>
      <text:p text:style-name="P4">
Type: Article</text:p>
      <!--METADATA-->
      <text:p text:style-name="P4">
<draw:frame draw:style-name="fr1" draw:name="Image115" text:anchor-type="as-char" svg:width="6.9236in" svg:height="3.956343in" draw:z-index="0">
<draw:image xlink:href="../Images/yкринформ/2023-05-04T17-41-13-03-00/630_360_1683211004-505.jpg" xlink:type="simple" xlink:show="embed" xlink:actuate="onLoad" draw:mime-type="image/jpeg"/>
</draw:frame>
On May 3, Papafranciscis had a conversation with a higher member of the Russian Orthodox Church several days after the pontiff made a mysterious comment that the Vatican was involved in a "peacekeeping mission" to try to put extreme Moscow against Ukraine.</text:p>
      <text:p text:style-name="P4">
As Ukrinform reports, it reports <text:a xlink:type="simple" xlink:href="https://www.euractiv.com/section/global-europe/news/pope-meets-moscow-church-official-after-puzzling-peace-mission-comment/" text:style-name="Internet_20_link" text:visited-style-name="Visited_20_Internet_20_Link">
</text:a>
.</text:p>
      <text:p text:style-name="P4">
It's about meeting a Pope with Metropolitan(Bishop)Anthony, in fact, the second person in rank in the leading structure of the ROC.</text:p>
      <text:p text:style-name="P4">
Pope Francis reported that he spoke about Ukraine with Orban and Metropolitomylarion, the main representative of the ROC in Budapest and the predecessor of Anthony of the head of external connections of the ROC.</text:p>
      <text:p text:style-name="P4">
<text:span text:style-name="T4">
 Read also: </text:span>
 <text:a xlink:type="simple" xlink:href="https://www.ukrinform.ua/rubric-world/3702197-glava-rpc-kiril-pozbaviv-sanu-protodiakona-kuraeva-akij-kritikue-vijnu.html" text:style-name="Internet_20_link" text:visited-style-name="Visited_20_Internet_20_Link">
<text:span text:style-name="T4">
 ROC </text:span>
</text:a>
On the eve of Anthony, he had a meeting with other Vatican officials, but it was unclear whether he would have a private audience with the Pope during a time visit to Rome.</text:p>
      <text:p text:style-name="P4">
Under the pressure of journalists, the Vatican Secretary of the Vatican Pietro Passillonized that the Peacekeeping Mission Plan would be, but only the pontiff would personally be personally issued when promulgating it.</text:p>
      <text:p text:style-name="P4">
<text:span text:style-name="T4">
 Read also: </text:span>
 <text:a xlink:type="simple" xlink:href="https://www.ukrinform.ua/rubric-world/3702908-papa-rimskij-zaaviv-so-hoce-zustritisa-z-patriarhom-rpc-kirilom.html" text:style-name="Internet_20_link" text:visited-style-name="Visited_20_Internet_20_Link">
<text:span text:style-name="T4">
 ROC </text:span>
</text:a>
As reported by Ukrinform, the head of Catholic <text:a xlink:type="simple" xlink:href="https://www.ukrinform.ua/tag-cerkva" text:style-name="Internet_20_link" text:visited-style-name="Visited_20_Internet_20_Link">
</text:a>
Pope Francis stated that the Vatican was involved in the peacekeeping to try to put an end to Russia's war against Ukraine.</text:p>
      <text:p text:style-name="P4">
Instead, CNN, citing an anonymous source close to the Presidential Office, reported that Volodymyr Zelenskyy did not give consent to any similar universities on behalf of Ukraine.</text:p>
      <text:p text:style-name="P4">
<text:span text:style-name="T5">
Foto: EPA-Efe/Riccardo Antimiani</text:span>
</text:p>
      <text:p text:style-name="P4">
News Source: <text:a xlink:type="simple" xlink:href="https://www.ukrinform.ua/rubric-world/3704747-papa-rimskij-zustrivsa-z-predstavnikom-rpc-pisla-zaavi-pro-mirotvorcu-misiu.html" text:style-name="Internet_20_link" text:visited-style-name="Visited_20_Internet_20_Link">
https://www.ukrinform.ua/rubric-world/3704747-papa-rimskij-zustrivsa-z-predstavnikom-rpc-pisla-zaavi-pro-mirotvorcu-misiu.html</text:a>
</text:p>
      <!--NEWS-->
      <text:h text:style-name="P10" text:outline-level="1">
<text:span text:style-name="T4">
The Office of the missing missing person searches over 7,000 people</text:span>
</text:h>
      <text:p text:style-name="P4">
Authors: Ukrinform (Person)</text:p>
      <text:p text:style-name="P4">
Publisher: Укринформ (Organization)</text:p>
      <text:p text:style-name="P4">
Published Time: 2023-05-04T17:43:00+03:00</text:p>
      <text:p text:style-name="P4">
Modified Time: 2023-05-04T17:43:00+03:00</text:p>
      <text:p text:style-name="P4">
Description: The Office of the Commissioner for Persons missing in special circumstances now searches for more than 7 thousand people. - Ukrinform.</text:p>
      <text:p text:style-name="P4">
Images: ["<text:a xlink:type="simple" xlink:href="https://static.ukrinform.com/photos/2018_02/thumb_files/630_360_1518624641-6690.jpeg" text:style-name="Internet_20_link" text:visited-style-name="Visited_20_Internet_20_Link">
630_360_15186...</text:a>
"]</text:p>
      <text:p text:style-name="P4">
Tags: ['Розшук', 'Україна', 'Зниклі безвісти', 'Єдині новини']</text:p>
      <text:p text:style-name="P4">
Type: Article</text:p>
      <!--METADATA-->
      <text:p text:style-name="P4">
<draw:frame draw:style-name="fr1" draw:name="Image116" text:anchor-type="as-char" svg:width="6.9236in" svg:height="3.956343in" draw:z-index="0">
<draw:image xlink:href="../Images/yкринформ/2023-05-04T17-43-00-03-00/630_360_1518624641-6690.jpeg" xlink:type="simple" xlink:show="embed" xlink:actuate="onLoad" draw:mime-type="image/jpeg"/>
</draw:frame>
The Office for Persons missing in special circumstances is now searching for more than 7 thousand people.</text:p>
      <text:p text:style-name="P4">
Oleg Kotenko said this in an interview, which was broadcasting in the Eviritelvahone "One News", Ukrinform reports.</text:p>
      <text:p text:style-name="P4">
“We are now looking for a little more than 7,000 people, whose relatives have turned to the search for their relatives. If you take a percentage, somewhere15% are civilians and others are appeals(of)our <text:a xlink:type="simple" xlink:href="https://www.ukrinform.ua/tag-vijskovi" text:style-name="Internet_20_link" text:visited-style-name="Visited_20_Internet_20_Link">
</text:a>
We are looking for, ”Koktenko said.</text:p>
      <text:p text:style-name="P4">
According to him, more than 15 thousand cases of disappearance were initiated during the full -scale invasion. The office of the Commissioner for the missing issues in special circumstances is approached by Ukrainians, whose relatives are also back, and when a person managed to return home, they are in charge. About 1.5 thousand bodies of fallen defenders managed to return. After the de -occupation of a number of territories, the bodies of fallen soldiers were also found. “There is a small percentage when people have turned to us and their relatives have disappeared, radio will be rattled. It just happens that there is no week, two or even a junk there is no radio communication with a person. This figure also includes if we know 100%that a person is captured, there are video evidence, photodocasis and confirmation of the International Committee of the Red Cross, ”Kotenko added.</text:p>
      <text:p text:style-name="P4">
<text:span text:style-name="T4">
 Read also: </text:span>
 <text:a xlink:type="simple" xlink:href="https://www.ukrinform.ua/rubric-society/3704447-ak-otrimati-vitag-z-edinogo-reestru-zniklih-bezvisti-poasnenna-minreintegracii.html" text:style-name="Internet_20_link" text:visited-style-name="Visited_20_Internet_20_Link">
<text:span text:style-name="T4">
 missing </text:span>
 <text:span text:style-name="T4">
 </text:span>
 miss **</text:a>
As reported <text:a xlink:type="simple" xlink:href="https://www.ukrinform.ua/rubric-society/3703454-v-ukraini-zapracuvav-edinij-reestr-zniklih-bezvisti.html" text:style-name="Internet_20_link" text:visited-style-name="Visited_20_Internet_20_Link">
</text:a>
, in Ukraine, data on the missing from May 2, 2023 are entered in a single register of missing persons, developed by the Ministry of Internal Affairs together with the Commissioner from the missing persons and other departments.</text:p>
      <text:p text:style-name="P4">
As of early May, 23,760 people are considered to be disappeared in Ukraine in Ukraine.</text:p>
      <text:p text:style-name="P4">
News Source: <text:a xlink:type="simple" xlink:href="https://www.ukrinform.ua/rubric-society/3704754-ofis-upovnovazenogo-z-pitan-zniklih-bezvisti-rozsukue-ponad-7-tisac-ludej.html" text:style-name="Internet_20_link" text:visited-style-name="Visited_20_Internet_20_Link">
https://www.ukrinform.ua/rubric-society/3704754-ofis-upovnovazenogo-z-pitan-zniklih-bezvisti-rozsukue-ponad-7-tisac-ludej.html</text:a>
</text:p>
      <!--NEWS-->
      <text:h text:style-name="P10" text:outline-level="1">
<text:span text:style-name="T4">
UPL: Dynamo won Vorskla</text:span>
</text:h>
      <text:p text:style-name="P4">
Authors: Ukrinform (Person)</text:p>
      <text:p text:style-name="P4">
Publisher: Укринформ (Organization)</text:p>
      <text:p text:style-name="P4">
Published Time: 2023-05-04T17:43:13+03:00</text:p>
      <text:p text:style-name="P4">
Modified Time: 2023-05-04T17:43:13+03:00</text:p>
      <text:p text:style-name="P4">
Description: Benito scored the debut goal for the Kiev club. - Ukrinform.</text:p>
      <text:p text:style-name="P4">
Images: ["<text:a xlink:type="simple" xlink:href="https://static.ukrinform.com/photos/2023_05/thumb_files/630_360_1683211352-964.jpg" text:style-name="Internet_20_link" text:visited-style-name="Visited_20_Internet_20_Link">
630_360_16832...</text:a>
"]</text:p>
      <text:p text:style-name="P4">
Tags: ['Динамо', 'Футбол', 'Ворскла']</text:p>
      <text:p text:style-name="P4">
Type: Article</text:p>
      <!--METADATA-->
      <text:p text:style-name="P4">
<draw:frame draw:style-name="fr1" draw:name="Image117" text:anchor-type="as-char" svg:width="6.9236in" svg:height="3.956343in" draw:z-index="0">
<draw:image xlink:href="../Images/yкринформ/2023-05-04T17-43-13-03-00/630_360_1683211352-964.jpg" xlink:type="simple" xlink:show="embed" xlink:actuate="onLoad" draw:mime-type="image/jpeg"/>
</draw:frame>
Benithovated the debut goal for the Kiev club.</text:p>
      <text:p text:style-name="P4">
Dynamo Kiev defeated Vorskla in the match of the 24th round of the Ukrainian Football Championship-2: 1, Ukrinform reports.</text:p>
      <text:p text:style-name="P4">
Stepanyuk opened the score in the match, it was scored at the 13th minute.</text:p>
      <text:p text:style-name="P4">
In 10 minutes, the people of Kiev managed to compare the score - Dynamo conducted a quick attack: Vanat was struck about 20 meters - exactly in the far angle.</text:p>
      <text:p text:style-name="P4">
At the beginning of the second half, his debut goal for Dynamo scored Benito: Sidorchukukius transferred to the right flank at the course of Timchik, he shot, Isenko did not hold the ball in his hands, playing on intercepting, Benito played at the extraction –2: 1.</text:p>
      <text:p text:style-name="P4">
Therefore, Dynamo celebrated the victory. After this game, the team occupies a quarter in UPL, in Dynamo 47 points, Vorskla goes seven, they have 30 points.</text:p>
      <text:p text:style-name="P4">
<text:span text:style-name="T4">
 Read also: </text:span>
 <text:a xlink:type="simple" xlink:href="https://www.ukrinform.ua/rubric-sports/3704575-cempionat-upl-dva-persi-matci-cetverga-zaversilisa-bez-goliv.html" text:style-name="Internet_20_link" text:visited-style-name="Visited_20_Internet_20_Link">
</text:a>
As reported by Ukrinform, in another match, Ingulets played a draw "Kryvbas", and Metalist 1925 with "Movement".</text:p>
      <text:p text:style-name="P4">
Photo: upl.ua</text:p>
      <text:p text:style-name="P4">
News Source: <text:a xlink:type="simple" xlink:href="https://www.ukrinform.ua/rubric-sports/3704750-upl-dinamo-zdobulo-peremogu-nad-vorsklou.html" text:style-name="Internet_20_link" text:visited-style-name="Visited_20_Internet_20_Link">
https://www.ukrinform.ua/rubric-sports/3704750-upl-dinamo-zdobulo-peremogu-nad-vorsklou.html</text:a>
</text:p>
      <!--NEWS-->
      <text:h text:style-name="P10" text:outline-level="1">
<text:span text:style-name="T4">
In Russian troops, panic in anticipation of counter -offensive, the Kremlin increases propaganda - National Guard</text:span>
</text:h>
      <text:p text:style-name="P4">
Authors: Ukrinform (Person)</text:p>
      <text:p text:style-name="P4">
Publisher: Укринформ (Organization)</text:p>
      <text:p text:style-name="P4">
Published Time: 2023-05-04T17:52:39+03:00</text:p>
      <text:p text:style-name="P4">
Modified Time: 2023-05-04T17:52:39+03:00</text:p>
      <text:p text:style-name="P4">
Description: Russia has focused its efforts over the last week, in particular, to strengthen the propaganda influence on its troops to stop the panic moods that will spread there in anticipation of Ukrainian counter -offensive. - Ukrinform.</text:p>
      <text:p text:style-name="P4">
Images: ["<text:a xlink:type="simple" xlink:href="https://static.ukrinform.com/photos/2023_04/thumb_files/630_360_1680771234-118.jpg" text:style-name="Internet_20_link" text:visited-style-name="Visited_20_Internet_20_Link">
630_360_16807...</text:a>
"]</text:p>
      <text:p text:style-name="P4">
Tags: ['Нацгвардія', 'Пропаганда', 'Російські військові', 'Війна з росією']</text:p>
      <text:p text:style-name="P4">
Type: Article</text:p>
      <!--METADATA-->
      <text:p text:style-name="P4">
<draw:frame draw:style-name="fr1" draw:name="Image118" text:anchor-type="as-char" svg:width="6.9236in" svg:height="3.956343in" draw:z-index="0">
<draw:image xlink:href="../Images/yкринформ/2023-05-04T17-52-39-03-00/630_360_1680771234-118.jpg" xlink:type="simple" xlink:show="embed" xlink:actuate="onLoad" draw:mime-type="image/jpeg"/>
</draw:frame>
Russia has focused its efforts last week, in particular, to strengthen the propaganda influence on its troops to stop the panic moods that would be placed there in anticipation of Ukrainian counter -offensive.</text:p>
      <text:p text:style-name="P4">
This was stated during a briefing by the Deputy Director of the Planning Department of the Main Directorate of the National Guard of Ukraine Colonel Mykolaurshalovich, Ukrinform correspondent reports.</text:p>
      <text:p text:style-name="P4">
“Over the past week, the enemy focused on the fortification of the reached boundaries and strengthening <text:a xlink:type="simple" xlink:href="https://www.ukrinform.ua/tag-propaganda" text:style-name="Internet_20_link" text:visited-style-name="Visited_20_Internet_20_Link">
</text:a>
Impact on their troops to stop panic, which will be made among his personnel in anticipation of the Ukrainian counter-offensive, ”he said.</text:p>
      <text:p text:style-name="P4">
In the Liman direction, the enemy tried to improve the tactical position and the vibrant offensive actions in the areas of Bigorivka and Serebryansky forestry, said Urshalovich.</text:p>
      <text:p text:style-name="P4">
According to him, in the Bakhmut direction, the enemy continued to be unbearable losses and in general acted on a script for the bleeding of its own units in the conditions of inability to intercept the strategic initiative of the Defense Forces of Ukraine.</text:p>
      <text:p text:style-name="P4">
<text:span text:style-name="T4">
 Read also: </text:span>
 <text:a xlink:type="simple" xlink:href="https://www.ukrinform.ua/rubric-ato/3704638-ponad-12-rosijskih-polonenih-ne-maut-navit-serednoi-osviti.html" text:style-name="Internet_20_link" text:visited-style-name="Visited_20_Internet_20_Link">
</text:a>
“In the Avdeevsky direction, the invaders took offensive actions in the districts of Avdiivka, Water, Pervomaisky, but did not have success. In Zaporizhzhya and Kherson Napryamki, the occupiers caused aviation, missile strikes and articos to the ranging positions, as well as improved the fortification equipment of the occupation of occupation, ”the NSU representative said.</text:p>
      <text:p text:style-name="P4">
As it was reported, on April 27, Urshalovich stated that Russia had moved to the defense of the Nazapochi and Kherson directions.</text:p>
      <text:p text:style-name="P4">
News Source: <text:a xlink:type="simple" xlink:href="https://www.ukrinform.ua/rubric-ato/3704758-u-vijskah-rf-panika-v-ocikuvanni-kontrnastupu-kreml-posilue-propagandu-nacgvardia.html" text:style-name="Internet_20_link" text:visited-style-name="Visited_20_Internet_20_Link">
https://www.ukrinform.ua/rubric-ato/3704758-u-vijskah-rf-panika-v-ocikuvanni-kontrnastupu-kreml-posilue-propagandu-nacgvardia.html</text:a>
</text:p>
      <!--NEWS-->
      <text:h text:style-name="P10" text:outline-level="1">
<text:span text:style-name="T4">
The Defense Ministry proposes to reduce the limit age for conscripts up to 25 years</text:span>
</text:h>
      <text:p text:style-name="P4">
Authors: Ukrinform (Person)</text:p>
      <text:p text:style-name="P4">
Publisher: Укринформ (Organization)</text:p>
      <text:p text:style-name="P4">
Published Time: 2023-05-04T17:53:19+03:00</text:p>
      <text:p text:style-name="P4">
Modified Time: 2023-05-04T17:53:19+03:00</text:p>
      <text:p text:style-name="P4">
Description: The Ministry of Defense of Ukraine has prepared changes to the legislation on reducing the marginal age of citizens' stay on military accounting of conscripts from 27 to 25 years. - Ukrinform.</text:p>
      <text:p text:style-name="P4">
Images: ["<text:a xlink:type="simple" xlink:href="https://static.ukrinform.com/photos/2021_02/thumb_files/630_360_1614192375-432.jpg" text:style-name="Internet_20_link" text:visited-style-name="Visited_20_Internet_20_Link">
630_360_16141...</text:a>
"]</text:p>
      <text:p text:style-name="P4">
Tags: ['Армія', 'Міноборони', 'Призов']</text:p>
      <text:p text:style-name="P4">
Type: Article</text:p>
      <!--METADATA-->
      <text:p text:style-name="P4">
<draw:frame draw:style-name="fr1" draw:name="Image119" text:anchor-type="as-char" svg:width="6.9236in" svg:height="3.956343in" draw:z-index="0">
<draw:image xlink:href="../Images/yкринформ/2023-05-04T17-53-19-03-00/630_360_1614192375-432.jpg" xlink:type="simple" xlink:show="embed" xlink:actuate="onLoad" draw:mime-type="image/jpeg"/>
</draw:frame>
The Defense of Ukraine has prepared changes to the legislation on reducing the wine age of citizens' stay on military accounting of conscripts from 27 to 25 years.</text:p>
      <text:p text:style-name="P4">
As Ukrinform reports, about it in <text:a xlink:type="simple" xlink:href="https://t.me/militarymediacenter/1864" text:style-name="Internet_20_link" text:visited-style-name="Visited_20_Internet_20_Link">
</text:a>
reports Military Media Center.</text:p>
      <text:p text:style-name="P4">
"In the Ministry of Defense, responding to the appeals of the Armed Forces of Ukraine, jointly worked proposals for changes to the legislation on reducing the marginal age of citizens from the military registration of conscripts from 27 to 25 years," -will be in the message.</text:p>
      <text:p text:style-name="P4">
As explained in the Defense Ministry, such changes are dictated by the fact that during the legal regime <text:a xlink:type="simple" xlink:href="https://www.ukrinform.ua/tag-voennij-stan" text:style-name="Internet_20_link" text:visited-style-name="Visited_20_Internet_20_Link">
</text:a>
There is no need to stay in the military accounting of conscripts up to 27 years. First, the need for their annual arrival in territorial centers of completing and social support, including for medical examinations, leads to additional financial expenses, load on medical workers and increases in lines. While no call for term service during martial law is not carried out.</text:p>
      <text:p text:style-name="P4">
Secondly, prolonged military registration of conscripts during the action of the war, leads to the fact that a significant number of citizens who do not have the status of military service cannot be unrelated to military service during mobilization.</text:p>
      <text:p text:style-name="P4">
<text:span text:style-name="T4">
 Read also: </text:span>
 <text:a xlink:type="simple" xlink:href="https://www.ukrinform.ua/rubric-ato/3703675-rada-prodovzila-voennij-stan-ta-zagalnu-mobilizaciu-se-na-90-dib.html" text:style-name="Internet_20_link" text:visited-style-name="Visited_20_Internet_20_Link">
</text:a>
As it is noted, such initiatives of the Defense Forces of Ukraine, aimed at strengthening the state capacity of the state, are substantiated, agreed with other governmental and security structures and aimed at optimizing the processes of victory.</text:p>
      <text:p text:style-name="P4">
As reported by Ukrinform, on July 29, 2022, the Verkhovna Rada adopted the Law "On Amendments to the Law of Ukraine" On Mobilization Training and Mobilization "and released from the conscription of citizens who lost their relatives in the war with the Russian Federation.</text:p>
      <text:p text:style-name="P4">
News Source: <text:a xlink:type="simple" xlink:href="https://www.ukrinform.ua/rubric-society/3704759-minoboroni-proponue-zniziti-granicnij-vik-dla-prizovnikiv-do-25-rokiv.html" text:style-name="Internet_20_link" text:visited-style-name="Visited_20_Internet_20_Link">
https://www.ukrinform.ua/rubric-society/3704759-minoboroni-proponue-zniziti-granicnij-vik-dla-prizovnikiv-do-25-rokiv.html</text:a>
</text:p>
      <!--NEWS-->
      <text:h text:style-name="P10" text:outline-level="1">
<text:span text:style-name="T4">
Under the "own business" program, 4.5 thousand Ukrainians were provided by microgrants for ₴ 1 billion</text:span>
</text:h>
      <text:p text:style-name="P4">
Authors: Ukrinform (Person)</text:p>
      <text:p text:style-name="P4">
Publisher: Укринформ (Organization)</text:p>
      <text:p text:style-name="P4">
Published Time: 2023-05-04T17:54:00+03:00</text:p>
      <text:p text:style-name="P4">
Modified Time: 2023-05-04T17:54:00+03:00</text:p>
      <text:p text:style-name="P4">
Description: From the beginning of the launch of the Program "own business" more than 4,5 thousand Ukrainians will receive from the state micro -grants for the launch and development of business for a total amount of UAH 1 billion. - Ukrinform.</text:p>
      <text:p text:style-name="P4">
Images: ["<text:a xlink:type="simple" xlink:href="https://static.ukrinform.com/photos/2019_06/thumb_files/630_360_1560852576-790.jpg" text:style-name="Internet_20_link" text:visited-style-name="Visited_20_Internet_20_Link">
630_360_15608...</text:a>
"]</text:p>
      <text:p text:style-name="P4">
Tags: ['Бізнес', 'Економіка', 'Україна', 'Грант']</text:p>
      <text:p text:style-name="P4">
Type: Article</text:p>
      <!--METADATA-->
      <text:p text:style-name="P4">
<draw:frame draw:style-name="fr1" draw:name="Image120" text:anchor-type="as-char" svg:width="6.9236in" svg:height="3.956343in" draw:z-index="0">
<draw:image xlink:href="../Images/yкринформ/2023-05-04T17-54-00-03-00/630_360_1560852576-790.jpg" xlink:type="simple" xlink:show="embed" xlink:actuate="onLoad" draw:mime-type="image/jpeg"/>
</draw:frame>
From the beginning of the receipt of the Program "Own business" more than 4,5 thousand Ukrainians will receive micro -grants to start and develop business for the total amount of UAH 1 mlrd.</text:p>
      <text:p text:style-name="P4">
This was reported by the first Viceremier-Minister-Minister of Economy Yuliasviridenko, reports Ukrinform with reference to <text:a xlink:type="simple" xlink:href="https://www.me.gov.ua/News/Detail" text:style-name="Internet_20_link" text:visited-style-name="Visited_20_Internet_20_Link">
</text:a>
.</text:p>
      <text:p text:style-name="P4">
“They will receive micro -grants totaling 1 billion UAH, which will direct Nart or expand their <text:a xlink:type="simple" xlink:href="https://www.ukrinform.ua/tag-biznes" text:style-name="Internet_20_link" text:visited-style-name="Visited_20_Internet_20_Link">
</text:a>
. It is 1 mlrd UAH of investments in the development of entrepreneurship, through which hundreds of new enterprises are discovered, thousands of existing companies will be able to increase the production of goods or provision of services, ”the head of the ministry said.</text:p>
      <text:p text:style-name="P4">
It is noted that more than 10,000 Ukrainians will find work in these companies of distorted workplaces.</text:p>
      <text:p text:style-name="P4">
According to the program "Own business", within the framework of the project "Erobota", Ukrainians can hold the micro -grant from 50 to 250 thousand UAH. Funds can be spent on the purchase of equipment, the purchase of raw materials and materials, the rent of the premises. A prerequisite for providing funds is to create 1-2 jobs. This year the program provides UAH 1.8 billion.</text:p>
      <text:p text:style-name="P4">
<text:span text:style-name="T4">
 Read also: </text:span>
 <text:a xlink:type="simple" xlink:href="https://www.ukrinform.ua/rubric-economy/3702069-derzava-vze-viplatila-24-milarda-grantiv-za-programou-erobota-smigal.html" text:style-name="Internet_20_link" text:visited-style-name="Visited_20_Internet_20_Link">
</text:a>
As it was reported, the government project "Erobota" includes grant programs aimed at stimulating business activities and creating working places. In particular, these are micro -grants programs for the opening or development of their own business, grants for the creation and development of processing enterprises, bookmarking of viticulture, greenhouse.</text:p>
      <text:p text:style-name="P4">
News Source: <text:a xlink:type="simple" xlink:href="https://www.ukrinform.ua/rubric-economy/3704761-za-programou-vlasna-sprava-45-tisaci-ukraincam-nadali-mikrogranti-na-1-milard.html" text:style-name="Internet_20_link" text:visited-style-name="Visited_20_Internet_20_Link">
https://www.ukrinform.ua/rubric-economy/3704761-za-programou-vlasna-sprava-45-tisaci-ukraincam-nadali-mikrogranti-na-1-milard.html</text:a>
</text:p>
      <!--NEWS-->
      <text:h text:style-name="P10" text:outline-level="1">
<text:span text:style-name="T4">
The approach of the front line will mean inevitable losses in the Askania -Nova Reserve - Director</text:span>
</text:h>
      <text:p text:style-name="P4">
Authors: Ukrinform (Person)</text:p>
      <text:p text:style-name="P4">
Publisher: Укринформ (Organization)</text:p>
      <text:p text:style-name="P4">
Published Time: 2023-05-04T17:56:58+03:00</text:p>
      <text:p text:style-name="P4">
Modified Time: 2023-05-04T17:56:58+03:00</text:p>
      <text:p text:style-name="P4">
Description: As of today, the situation in the Biosphere Reserve "Askania-Nova", which the occupying power has taken under its administration, remains managed. - Ukrinform.</text:p>
      <text:p text:style-name="P4">
Images: ["<text:a xlink:type="simple" xlink:href="https://static.ukrinform.com/photos/2019_02/thumb_files/630_360_1549005719-828.jpg" text:style-name="Internet_20_link" text:visited-style-name="Visited_20_Internet_20_Link">
630_360_15490...</text:a>
"]</text:p>
      <text:p text:style-name="P4">
Tags: ['Заповідник', 'Асканія-Нова', 'Війна з росією']</text:p>
      <text:p text:style-name="P4">
Type: Article</text:p>
      <!--METADATA-->
      <text:p text:style-name="P4">
<draw:frame draw:style-name="fr1" draw:name="Image121" text:anchor-type="as-char" svg:width="6.9236in" svg:height="3.956343in" draw:z-index="0">
<draw:image xlink:href="../Images/yкринформ/2023-05-04T17-56-58-03-00/630_360_1549005719-828.jpg" xlink:type="simple" xlink:show="embed" xlink:actuate="onLoad" draw:mime-type="image/jpeg"/>
</draw:frame>
Today, the situation in the Askania-Nova Biosphere Reserve, which has been taken under its management, remains managed.</text:p>
      <text:p text:style-name="P4">
This was told by the director of the reserves Shapoval in Ukrinform during the discussion "Consequences of the War in Natural and Biosphere Reserve, National Parks" in Ukrinform.</text:p>
      <text:p text:style-name="P4">
“While the situation in Askana is managed. By the fact that we have lasted for more than a year, they were able to care for collections, to calculate the situation and provide the installation with certain critical resources, including feeds and fuel, which are in use to support the collection, there are no catastrophes in the reserve. Cestan for today. But it should be realized that all the problems for Ascania forward, because the approach of the front line will mean inevitable losses. Questioning only in time and scale, ”Shapoval stressed.</text:p>
      <text:p text:style-name="P4">
He recalled that the Biosphere Reserve "Askania-Nova" was occupied in the first fever of a full-scale invasion <text:a xlink:type="simple" xlink:href="https://www.ukrinform.ua/tag-rosia" text:style-name="Internet_20_link" text:visited-style-name="Visited_20_Internet_20_Link">
</text:a>
On February 24, 2022 and for more than a year, the plant of Ukraine worked as a Vawton mode for more than a year.</text:p>
      <text:p text:style-name="P4">
<text:span text:style-name="T4">
 Read also: </text:span>
 <text:a xlink:type="simple" xlink:href="https://www.ukrinform.ua/rubric-vidbudova/3701172-ukraina-vze-otrimala-vid-donoriv-23-miljoni-na-vidnovlenna-cornobilskoi-zoni.html" text:style-name="Internet_20_link" text:visited-style-name="Visited_20_Internet_20_Link">
</text:a>
“The situation was very complicated, all state mechanisms and institutions have been paralyzed. We have been able to achieve budgetary appropriations for protected items, namely wages. Therefore, the staff remained on the spot for more than a year to perform their duties autonomously, but in the Ukrainian format, ”the head of the reserve said.</text:p>
      <text:p text:style-name="P4">
Shapoval emphasized that the management and in general the staff of the reserve for more than a year of work, in fact, by the end of March 2023, made even more than expected. Currently, technicians remain in the territory, who are prejudice to perform their functional responsibilities, care for collections. Scientists and management who have left the reserve, work remotely.</text:p>
      <text:p text:style-name="P4">
<text:span text:style-name="T4">
 Read also: </text:span>
 <text:a xlink:type="simple" xlink:href="https://www.ukrinform.ua/rubric-society/3704724-rosia-zavdala-zbitkiv-ukrainskomu-dovkillu-na-ponad-2-triljoni.html" text:style-name="Internet_20_link" text:visited-style-name="Visited_20_Internet_20_Link">
<text:span text:style-name="T4">
 environment </text:span>
</text:a>
</text:p>
      <text:p text:style-name="P4">
News Source: <text:a xlink:type="simple" xlink:href="https://www.ukrinform.ua/rubric-regions/3704762-nablizenna-linii-frontu-oznacatime-nevidvorotni-vtrati-u-zapovidniku-askanianova-direktor.html" text:style-name="Internet_20_link" text:visited-style-name="Visited_20_Internet_20_Link">
https://www.ukrinform.ua/rubric-regions/3704762-nablizenna-linii-frontu-oznacatime-nevidvorotni-vtrati-u-zapovidniku-askanianova-direktor.html</text:a>
</text:p>
      <!--NEWS-->
      <text:h text:style-name="P10" text:outline-level="1">
<text:span text:style-name="T4">
Communication from the Russian Federation on the return of civilians occurs almost daily - Lubinets</text:span>
</text:h>
      <text:p text:style-name="P4">
Authors: Ukrinform (Person)</text:p>
      <text:p text:style-name="P4">
Publisher: Укринформ (Organization)</text:p>
      <text:p text:style-name="P4">
Published Time: 2023-05-04T18:07:00+03:00</text:p>
      <text:p text:style-name="P4">
Modified Time: 2023-05-04T18:07:00+03:00</text:p>
      <text:p text:style-name="P4">
Description: Communication of the Office of the Commissioner for Human Rights on the return of civilians who are hostage in the Russian Federation is almost daily. - Ukrinform.</text:p>
      <text:p text:style-name="P4">
Images: ["<text:a xlink:type="simple" xlink:href="https://static.ukrinform.com/photos/2023_05/thumb_files/630_360_1683212487-408.jpg" text:style-name="Internet_20_link" text:visited-style-name="Visited_20_Internet_20_Link">
630_360_16832...</text:a>
"]</text:p>
      <text:p text:style-name="P4">
Tags: ['Полонені', 'Москалькова', 'Війна з росією', 'Дмитро Лубінець']</text:p>
      <text:p text:style-name="P4">
Type: Article</text:p>
      <!--METADATA-->
      <text:p text:style-name="P4">
<draw:frame draw:style-name="fr1" draw:name="Image122" text:anchor-type="as-char" svg:width="6.9236in" svg:height="3.956343in" draw:z-index="0">
<draw:image xlink:href="../Images/yкринформ/2023-05-04T18-07-00-03-00/630_360_1683212487-408.jpg" xlink:type="simple" xlink:show="embed" xlink:actuate="onLoad" draw:mime-type="image/jpeg"/>
</draw:frame>
Communication of the Office of the Commissioner for Human Rights to return civilians who are hostage in the Russian Federation is practically daily.</text:p>
      <text:p text:style-name="P4">
The Commissioner for Human Rights Dmitrylubin said this during the press conference, Ukrinform correspondent reports.</text:p>
      <text:p text:style-name="P4">
“There is communication for civilians. This is what I can say publicly. I can't say that through which channels it happens because it is not one channel. The channel, manifested in public, is communication between me and Moskalkova. I do not know how much it will be correct for the institution of human rights if I name it as a guide of such an institution, because I sincerely believe that the system of protection of human rights of the territory of the Russian Federation does not exist, but with all that it officially occupies this position. Communication we have, it happens, it happens. Almost in the daily mode, the now -friendly manner of the authorized employees, one person is defined in our institution, one person is defined in the institution of Moskalkova, every day we exchanges with different information, ”Lubinets said.</text:p>
      <text:p text:style-name="P4">
He recalled that according to the Geneva Conventions, the exchange should be conducted by prisoners of war, civilians should transfer the parties to one one without additional requirements, and without any requirements should be returned. Unfortunately, <text:a xlink:type="simple" xlink:href="https://www.ukrinform.ua/tag-rosia" text:style-name="Internet_20_link" text:visited-style-name="Visited_20_Internet_20_Link">
 </text:a>
International law is not supported.</text:p>
      <text:p text:style-name="P4">
<text:span text:style-name="T4">
 Read also: </text:span>
 <text:a xlink:type="simple" xlink:href="https://www.ukrinform.ua/rubric-ato/3702216-lubinec-v-oon-nagadav-so-rosia-deportue-ukrainskih-ditej-z-2014-roku.html" text:style-name="Internet_20_link" text:visited-style-name="Visited_20_Internet_20_Link">
<text:span text:style-name="T4">
 Lubinets </text:span>
</text:a>
The Commissioner for Human Rights added that negotiations with the Russian side are carried out taking into account two criteria - observance of national interests of Ukraine, lack of harm to Ukrainian citizens and achieving a specific period.</text:p>
      <text:p text:style-name="P4">
According to Lubinets, the proposal of the Russian side to make such negotiations as aagel. At the same time, he noted that communicating with Moskalkovo -working in the case of specific results, including the return of Ukrainian citizens, and added that the first telephone conversation with Moskalkova took place after his appointment, and the first meeting on October 17, 2022, the Kulus returned 108 Ukrainian prisoners.</text:p>
      <text:p text:style-name="P4">
"It was a new experience for me to communicate with the Russian side. I was trembling with him because I saw the result," Lubinets said.As it was reported, the Ombudsman of Russia Moskalkova in April 2023 was a mace of the European Network of National Human Rights Network(Yet).</text:p>
      <text:p text:style-name="P4">
News Source: <text:a xlink:type="simple" xlink:href="https://www.ukrinform.ua/rubric-society/3704766-komunikacia-z-rosijskou-storonou-sodo-povernenna-civilnih-vidbuvaetsa-prakticno-sodenno-lubinec.html" text:style-name="Internet_20_link" text:visited-style-name="Visited_20_Internet_20_Link">
https://www.ukrinform.ua/rubric-society/3704766-komunikacia-z-rosijskou-storonou-sodo-povernenna-civilnih-vidbuvaetsa-prakticno-sodenno-lubinec.html</text:a>
</text:p>
      <!--NEWS-->
      <text:h text:style-name="P10" text:outline-level="1">
<text:span text:style-name="T4">
Actor Mark Hemill has collected over $ 1.5 million per drones for the Armed Forces</text:span>
</text:h>
      <text:p text:style-name="P4">
Authors: Ukrinform (Person)</text:p>
      <text:p text:style-name="P4">
Publisher: Укринформ (Organization)</text:p>
      <text:p text:style-name="P4">
Published Time: 2023-05-04T18:09:00+03:00</text:p>
      <text:p text:style-name="P4">
Modified Time: 2023-05-04T18:09:00+03:00</text:p>
      <text:p text:style-name="P4">
Description: American actor and ambassador United24 Mark Hemill has collected $ 1,517 205 for drones RQ-35 Heidrun for the Ukrainian military. - Ukrinform.</text:p>
      <text:p text:style-name="P4">
Images: ["<text:a xlink:type="simple" xlink:href="https://static.ukrinform.com/photos/2022_12/thumb_files/630_360_1671246078-363.jpg" text:style-name="Internet_20_link" text:visited-style-name="Visited_20_Internet_20_Link">
630_360_16712...</text:a>
"]</text:p>
      <text:p text:style-name="P4">
Tags: ['ЗСУ', 'Зоряні війни', 'Актор', 'Мінцифри', 'Михайло Федоров', 'Армія дронів']</text:p>
      <text:p text:style-name="P4">
Type: Article</text:p>
      <!--METADATA-->
      <text:p text:style-name="P4">
<draw:frame draw:style-name="fr1" draw:name="Image123" text:anchor-type="as-char" svg:width="6.9236in" svg:height="3.956343in" draw:z-index="0">
<draw:image xlink:href="../Images/yкринформ/2023-05-04T18-09-00-03-00/630_360_1671246078-363.jpg" xlink:type="simple" xlink:show="embed" xlink:actuate="onLoad" draw:mime-type="image/jpeg"/>
</draw:frame>
American actor and ambassador United24 Mark Hemill has collected $ 1,517 205.</text:p>
      <text:p text:style-name="P4">
This was reported by Viceremier-Minister for Innovation, Development of Education, Science of Tatekhnology-Minister of Digital Transformation Mikhail Fedorov in <text:a xlink:type="simple" xlink:href="https://www.ukrinform.ua/tag-dron" text:style-name="Internet_20_link" text:visited-style-name="Visited_20_Internet_20_Link">
</text:a>
, reports Ukrinform.</text:p>
      <text:p text:style-name="P4">
“Our defenders and defenders will receive 10 powerful reconnaissance drones. RQ-35 Heidrun-Effective and easy to manage Baglad of quality intelligence missions. He can also resist the means of radiolectronic struggle of the Russians, ”the Ukrainian minister said.</text:p>
      <text:p text:style-name="P4">
As it was reported, “Army <text:a xlink:type="simple" xlink:href="https://www.ukrinform.ua/tag-dron" text:style-name="Internet_20_link" text:visited-style-name="Visited_20_Internet_20_Link">
</text:a>
» - a project initiated by the General Staff of the Armed Forces and the Ministry of Defense. This is a comprehensive program, the systematic purchase of drones, their repair, as well as the course studies of the relevant specialists is planned. The project started on July 1.</text:p>
      <text:p text:style-name="P4">
<text:span text:style-name="T4">
 Read also: </text:span>
 <text:a xlink:type="simple" xlink:href="https://www.ukrinform.ua/rubric-culture/3695548-zirka-zoranih-voen-mark-gemill-zustrivsa-onlajn-iz-ukrainskimi-vijskovimi.html" text:style-name="Internet_20_link" text:visited-style-name="Visited_20_Internet_20_Link">
<text:span text:style-name="T4">
 Hemill </text:span>
</text:a>
Within its limits, the profile state bodies have already registered more than 3.8 thousand aspitals worth more than ₴ 4.1 billion. Also taught more than 7 thousand drones.</text:p>
      <text:p text:style-name="P4">
News Source: <text:a xlink:type="simple" xlink:href="https://www.ukrinform.ua/rubric-culture/3704880-aktor-mark-gemill-zibrav-ponad-15-miljona-na-droni-dla-zsu.html" text:style-name="Internet_20_link" text:visited-style-name="Visited_20_Internet_20_Link">
https://www.ukrinform.ua/rubric-culture/3704880-aktor-mark-gemill-zibrav-ponad-15-miljona-na-droni-dla-zsu.html</text:a>
</text:p>
      <!--NEWS-->
      <text:h text:style-name="P10" text:outline-level="1">
<text:span text:style-name="T4">
Last year Kremin received more than 2,800 appeals on violations of language law</text:span>
</text:h>
      <text:p text:style-name="P4">
Authors: Ukrinform (Person)</text:p>
      <text:p text:style-name="P4">
Publisher: Укринформ (Organization)</text:p>
      <text:p text:style-name="P4">
Published Time: 2023-05-04T18:11:00+03:00</text:p>
      <text:p text:style-name="P4">
Modified Time: 2023-05-04T18:11:00+03:00</text:p>
      <text:p text:style-name="P4">
Description: Last year, citizens filed 2 846 appeals for violation of their right to receive information in the state language, 1 112 of which concerned the branch of service and providing information about goods and services. - Ukrinform.</text:p>
      <text:p text:style-name="P4">
Images: ["<text:a xlink:type="simple" xlink:href="https://static.ukrinform.com/photos/2023_05/thumb_files/630_360_1683205688-107.jpg" text:style-name="Internet_20_link" text:visited-style-name="Visited_20_Internet_20_Link">
630_360_16832...</text:a>
"]</text:p>
      <text:p text:style-name="P4">
Tags: ['Українська мова', 'Мовний закон', 'Кремінь', 'Мовний омбудсмен']</text:p>
      <text:p text:style-name="P4">
Type: Article</text:p>
      <!--METADATA-->
      <text:p text:style-name="P4">
<draw:frame draw:style-name="fr1" draw:name="Image124" text:anchor-type="as-char" svg:width="6.9236in" svg:height="3.956343in" draw:z-index="0">
<draw:image xlink:href="../Images/yкринформ/2023-05-04T18-11-00-03-00/630_360_1683205688-107.jpg" xlink:type="simple" xlink:show="embed" xlink:actuate="onLoad" draw:mime-type="image/jpeg"/>
</draw:frame>
Triple citizens filed 2 846 appeals for violation of their right to obtain information in the state language, 1 112 of which concerned the branch of service of tanning information about goods and services.</text:p>
      <text:p text:style-name="P4">
Taras Kremin announced this on the protection of the state language during the presentation of the annual report on the state of compliance with the Law "On the Functioning of the Ukrainian Language as a State in 2022", which was held by UMediacenter Ukraine-Ukrinform.</text:p>
      <text:p text:style-name="P4">
“During 2022, 2,846 appeals from the citizen to violate the Law on Language were received at our address. Kyiv - 823, as well as Kharkiv region - 460 appeals became the leader in the number of messages. The smallest number of appeals came from the eastern regions and partly from the south, in particular, Luhansk region of Kirovograd region, ”he said.</text:p>
      <text:p text:style-name="P4">
According to Kremin, the peak of citizens' activity was July-August 2022, which he associated with the wave of an information and explanatory campaign on the obligatory use of Ukrainian on the Internet, as well as implemented warnings and penalties for violation of language legislation: changes to the Code of Code Administrative offenses came into force on 16 July 20122.</text:p>
      <text:p text:style-name="P4">
<text:span text:style-name="T4">
 Read also: </text:span>
 <text:a xlink:type="simple" xlink:href="https://www.ukrinform.ua/rubric-society/3704684-kremin-zaklikae-do-fiksacii-zlocinu-lingvocidu-u-kriminalnomu-kodeksi.html" text:style-name="Internet_20_link" text:visited-style-name="Visited_20_Internet_20_Link">
<text:span text:style-name="T4">
 flint </text:span>
</text:a>
The last year's report covers ten branches of public life, as well as issues of linguocyide in temporarily occupied territories. The Ombudsman noted that 1112 citizens were concerned with violations during servicing and providing information about goods and services. In particular, 989 reports discussed the Ukrainian version of the Internet representation, and 123 complaints recorded the compression of the requirements of the legislation during consumer service.</text:p>
      <text:p text:style-name="P4">
At the same time, in 152 cases, citizens reported a violation of language and local self-government bodies: four cases were fined by officials in the amount of 3400 UAH, and also made one warning.</text:p>
      <text:p text:style-name="P4">
The Commissioner's Secretariat also registered 435 requests for non -state advertising.</text:p>
      <text:p text:style-name="P4">
“There are also violations in the field of signboards. The most violations were recorded in the territory of Kharkiv and Kharkiv region - 252, as well as the cities of Kyiv - 54 appeals, ”Kremin was.“Due to the tools of the Law on Language, I was a decision to hold 170 nationwide control measures, especially when we needed to obtain additional information and stabilize the level of compliance with language law in different areas. The partial action was terminated in relation to the establishments located in the temporary -corresponding territories, ”the Commissioner said.</text:p>
      <text:p text:style-name="P4">
<text:span text:style-name="T4">
 Read also: </text:span>
 <text:a xlink:type="simple" xlink:href="https://www.ukrinform.ua/rubric-society/3692441-kremin-nazvav-stvorenna-pidrucnikiv-z-ukrainskoi-dla-inozemciv-prioritetom-na-2023-rik.html" text:style-name="Internet_20_link" text:visited-style-name="Visited_20_Internet_20_Link">
<text:span text:style-name="T4">
 flint </text:span>
</text:a>
According to him, state control measures in industries with the highest number of scales helped to eliminate up to 77.4% of violations.</text:p>
      <text:p text:style-name="P4">
At the same time, Kremin emphasized that the main trend of last year is "rapidly growing level of public support <text:a xlink:type="simple" xlink:href="https://www.ukrinform.ua/tag-ukrainska-mova" text:style-name="Internet_20_link" text:visited-style-name="Visited_20_Internet_20_Link">
</text:a>
, as well as a dramatic increase in its use in public industry and private communication. "</text:p>
      <text:p text:style-name="P4">
Full <text:a xlink:type="simple" xlink:href="https://mova-ombudsman.gov.ua/storage/app/sites/14/%D0%97%D0%B2%D1%96%D1%82%202022/%D0%97%D0%92%D0%86%D0%A2%20%D0%A3%D0%9F%D0%9E%D0%92%D0%9D%D0%9E%D0%92%D0%90%D0%96%D0%95%D0%9D%D0%9E%D0%93%D0%9E%202022.pdf" text:style-name="Internet_20_link" text:visited-style-name="Visited_20_Internet_20_Link">
</text:a>
Posted on the Ombudsman's website.</text:p>
      <text:p text:style-name="P4">
As reported by Ukrinform, the Language Ombudsman stated that the creation of textbooks of the Ukrainian language for foreigners is a priority for 2023.</text:p>
      <text:p text:style-name="P4">
News Source: <text:a xlink:type="simple" xlink:href="https://www.ukrinform.ua/rubric-society/3704768-torik-kremin-otrimav-ponad-2-800-zvernen-sodo-porusen-movnogo-zakonu.html" text:style-name="Internet_20_link" text:visited-style-name="Visited_20_Internet_20_Link">
https://www.ukrinform.ua/rubric-society/3704768-torik-kremin-otrimav-ponad-2-800-zvernen-sodo-porusen-movnogo-zakonu.html</text:a>
</text:p>
      <!--NEWS-->
      <text:h text:style-name="P10" text:outline-level="1">
<text:span text:style-name="T4">
Zelensky met with the King of the Netherlands</text:span>
</text:h>
      <text:p text:style-name="P4">
Authors: Ukrinform (Person)</text:p>
      <text:p text:style-name="P4">
Publisher: Укринформ (Organization)</text:p>
      <text:p text:style-name="P4">
Published Time: 2023-05-04T18:19:00+03:00</text:p>
      <text:p text:style-name="P4">
Modified Time: 2023-05-04T18:19:00+03:00</text:p>
      <text:p text:style-name="P4">
Description: President Volodymyr Zelenskyy has visited the King of the Netherlands Willemma-Alexandra. - Ukrinform.</text:p>
      <text:p text:style-name="P4">
Images: ["<text:a xlink:type="simple" xlink:href="https://static.ukrinform.com/photos/2023_05/thumb_files/630_360_1683213474-637.jpeg" text:style-name="Internet_20_link" text:visited-style-name="Visited_20_Internet_20_Link">
630_360_16832...</text:a>
", "<text:a xlink:type="simple" xlink:href="https://static.ukrinform.com/photos/2023_05/1683213474-612.jpeg" text:style-name="Internet_20_link" text:visited-style-name="Visited_20_Internet_20_Link">
1683213474-61...</text:a>
"]</text:p>
      <text:p text:style-name="P4">
Tags: ['Король', 'Нідерланди', 'Зеленський']</text:p>
      <text:p text:style-name="P4">
Type: Article</text:p>
      <!--METADATA-->
      <text:p text:style-name="P4">
<draw:frame draw:style-name="fr1" draw:name="Image125" text:anchor-type="as-char" svg:width="6.9236in" svg:height="3.956343in" draw:z-index="0">
<draw:image xlink:href="../Images/yкринформ/2023-05-04T18-19-00-03-00/630_360_1683213474-637.jpeg" xlink:type="simple" xlink:show="embed" xlink:actuate="onLoad" draw:mime-type="image/jpeg"/>
</draw:frame>
The Presidential Lordir Zelensky visited the King of the Netherlands, Willemma-Alexandra.</text:p>
      <text:p text:style-name="P4">
The Head of State reported this in <text:a xlink:type="simple" xlink:href="https://www.facebook.com/zelenskiy.official/videos/651793970052114/" text:style-name="Internet_20_link" text:visited-style-name="Visited_20_Internet_20_Link">
</text:a>
, reports Ukrinform.</text:p>
      <text:p text:style-name="P4">
<draw:frame draw:style-name="fr1" draw:name="Image126" text:anchor-type="as-char" svg:width="6.9236in" svg:height="4.617948in" draw:z-index="0">
<draw:image xlink:href="../Images/yкринформ/2023-05-04T18-19-00-03-00/1683213474-612.jpeg" xlink:type="simple" xlink:show="embed" xlink:actuate="onLoad" draw:mime-type="image/jpeg"/>
</draw:frame>
"He thanked for the comprehensive support of the Netherlands of Ukraine in protecting our freedom of independence, as well as for the personal care of the king and the royal family of pro -Ukrainians who came to the Netherlands in search of a reflection from the war," he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polytics/3703568-ukrainu-na-koronacii-carlza-iii-predstavlatime-delegacia-visokogo-rivna-kuleba.html" text:style-name="Internet_20_link" text:visited-style-name="Visited_20_Internet_20_Link">
</text:a>
The President emphasized that since the first days of Russia's attack, Ukraine has felt that the Netherlands and the entire Dutch people with Ukraine.</text:p>
      <text:p text:style-name="P4">
<text:span text:style-name="T4">
 Read also: </text:span>
 <text:a xlink:type="simple" xlink:href="https://www.ukrinform.ua/rubric-polytics/3704729-ukraina-belgia-i-niderlandi-pidpisali-spilnu-deklaraciu.html" text:style-name="Internet_20_link" text:visited-style-name="Visited_20_Internet_20_Link">
</text:a>
In addition, Zelensky is high <text:a xlink:type="simple" xlink:href="http://www.president.gov.ua/news/vidbulas-audiyenciya-prezidenta-ukrayini-v-korolya-niderland-82673" text:style-name="Internet_20_link" text:visited-style-name="Visited_20_Internet_20_Link">
</text:a>
The close partnership that Ukraine and the Netherlands have been built over the last year at many levels.</text:p>
      <text:p text:style-name="P4">
He also noted the symbolism that the audience in the King of the Netherlands was an important day for his country, when the residents of the Netherlands were honored to soldiers and civilians who died during the Second World War, as well as in other military conflicts and peacekeeping missions.</text:p>
      <text:p text:style-name="P4">
As reported by Ukrinform, the head of the Ukrainian state is on Thursday in the Netherlands, and the day before he visited Finland.</text:p>
      <text:p text:style-name="P4">
<text:span text:style-name="T5">
Foto: op</text:span>
</text:p>
      <text:p text:style-name="P4">
News Source: <text:a xlink:type="simple" xlink:href="https://www.ukrinform.ua/rubric-polytics/3704772-zelenskij-zustrivsa-z-korolem-niderlandiv.html" text:style-name="Internet_20_link" text:visited-style-name="Visited_20_Internet_20_Link">
https://www.ukrinform.ua/rubric-polytics/3704772-zelenskij-zustrivsa-z-korolem-niderlandiv.html</text:a>
</text:p>
      <!--NEWS-->
      <text:h text:style-name="P10" text:outline-level="1">
<text:span text:style-name="T4">
Ukroboronprom will be transformed from a concern into a joint -stock company - the government has released a resolution</text:span>
</text:h>
      <text:p text:style-name="P4">
Authors: Ukrinform (Person)</text:p>
      <text:p text:style-name="P4">
Publisher: Укринформ (Organization)</text:p>
      <text:p text:style-name="P4">
Published Time: 2023-05-04T18:24:00+03:00</text:p>
      <text:p text:style-name="P4">
Modified Time: 2023-05-04T18:24:00+03:00</text:p>
      <text:p text:style-name="P4">
Description: The government has published a resolution on the formation of a joint -stock company "Ukrainian Defense Industry"; This is one of the key steps to reforming the public sector of the domestic defense -industrial complex. - Ukrinform.</text:p>
      <text:p text:style-name="P4">
Images: ["<text:a xlink:type="simple" xlink:href="https://static.ukrinform.com/photos/2021_07/thumb_files/630_360_1626534314-566.jpg" text:style-name="Internet_20_link" text:visited-style-name="Visited_20_Internet_20_Link">
630_360_16265...</text:a>
"]</text:p>
      <text:p text:style-name="P4">
Tags: ['Економіка', 'Укроборонпром', 'Уряд', 'ОПК']</text:p>
      <text:p text:style-name="P4">
Type: Article</text:p>
      <!--METADATA-->
      <text:p text:style-name="P4">
<draw:frame draw:style-name="fr1" draw:name="Image127" text:anchor-type="as-char" svg:width="6.9236in" svg:height="3.956343in" draw:z-index="0">
<draw:image xlink:href="../Images/yкринформ/2023-05-04T18-24-00-03-00/630_360_1626534314-566.jpg" xlink:type="simple" xlink:show="embed" xlink:actuate="onLoad" draw:mime-type="image/jpeg"/>
</draw:frame>
Government publicized a resolution on the formation of a joint -stock company "Ukrainian Dear Industry"; This is one of the key steps to reforming the state sector of the domestic defense -industrial complex.</text:p>
      <text:p text:style-name="P4">
This emphasized in <text:a xlink:type="simple" xlink:href="https://ukroboronprom.com.ua/news/derzavnii-koncern-ukroboronprom-ide-u-minule-oprilyudneno-postanovu-kabminu" text:style-name="Internet_20_link" text:visited-style-name="Visited_20_Internet_20_Link">
</text:a>
, reports Ukrinform.</text:p>
      <text:p text:style-name="P4">
“<text:a xlink:type="simple" xlink:href="https://www.ukrinform.ua/tag-ukroboronprom" text:style-name="Internet_20_link" text:visited-style-name="Visited_20_Internet_20_Link">
</text:a>
It will be transformed by a state -owned concern into a joint -stock company that will fully belong to the state and will build activities in accordance with modern standards of corporate administration. A modern high -tech defense companion will appear on the site of the concern, which will centrally manage the leading enterprises of the industry with armored vehicles, aviation and aircraft repair, marine and radar systems, high -precision weapons and ammunition, ”the message reads.</text:p>
      <text:p text:style-name="P4">
It is noted that the reform opens the way to the transfer of the latest technologies, the creation of joint ventures with foreign partners, attracting investments, in-depth public-private partnership. This will greatly increase the overall efficiency of the public sector of Ukraine, and will also be of particular importance during the war against Russian invaders.</text:p>
      <text:p text:style-name="P4">
Ukroboronprom reminded that the transformation of state and state -owned enterprises into companies is currently ongoing(TOV/AT)- To date, 28 have been reformed, and in the process of transformation there are another 16. This does not affect the production of production activities, and they continue to meet the needs of Silver Security and Defense of Ukraine in weapons and military equipment.</text:p>
      <text:p text:style-name="P4">
<text:span text:style-name="T4">
 Read also: </text:span>
 <text:a xlink:type="simple" xlink:href="https://www.ukrinform.ua/rubric-economy/3698899-ukroboronprom-sprostuvav-so-kupue-motornu-olivu-u-pribicnikiv-rosii.html" text:style-name="Internet_20_link" text:visited-style-name="Visited_20_Internet_20_Link">
<text:span text:style-name="T4">
 Ukroboronprom </text:span>
</text:a>
As it was reported, in October 2021 the Law "On Peculiar Formation of Enterprises of Defense and Industrial Complex of State Formation" came into force, which laid down the legal mechanisms of reforming the enterprises of the industry. The reorganization of the enterprises of Ukroboronprom Tasam's concern has begun.</text:p>
      <text:p text:style-name="P4">
The Cabinet of Ministers approved the resolution "On the creation of the Joint Stock Company" Ukrainian Defense Industry "on March 21, 2023.</text:p>
      <text:p text:style-name="P4">
News Source: <text:a xlink:type="simple" xlink:href="https://www.ukrinform.ua/rubric-economy/3704776-ukroboronprom-peretvorat-z-koncernu-na-akcionerne-tovaristvo-urad-opriludniv-postanovu.html" text:style-name="Internet_20_link" text:visited-style-name="Visited_20_Internet_20_Link">
https://www.ukrinform.ua/rubric-economy/3704776-ukroboronprom-peretvorat-z-koncernu-na-akcionerne-tovaristvo-urad-opriludniv-postanovu.html</text:a>
</text:p>
      <!--NEWS-->
      <text:h text:style-name="P10" text:outline-level="1">
<text:span text:style-name="T4">
Nemchinov met with the leader of the European program Inter Pares</text:span>
</text:h>
      <text:p text:style-name="P4">
Authors: Ukrinform (Person)</text:p>
      <text:p text:style-name="P4">
Publisher: Укринформ (Organization)</text:p>
      <text:p text:style-name="P4">
Published Time: 2023-05-04T18:24:09+03:00</text:p>
      <text:p text:style-name="P4">
Modified Time: 2023-05-04T18:24:09+03:00</text:p>
      <text:p text:style-name="P4">
Description: Cabinet Minister Oleg Nemchinov discussed the role of government with the head of the Inter PARES program in the approximation of legislation to the European Union law and coordination between the Cabinet of Ministers and the Verkhovna Rada. - Ukrinform.</text:p>
      <text:p text:style-name="P4">
Images: ["<text:a xlink:type="simple" xlink:href="https://static.ukrinform.com/photos/2023_05/thumb_files/630_360_1683213738-382.jpeg" text:style-name="Internet_20_link" text:visited-style-name="Visited_20_Internet_20_Link">
630_360_16832...</text:a>
", "<text:a xlink:type="simple" xlink:href="https://static.ukrinform.com/photos/2023_05/1683213738-189.jpeg" text:style-name="Internet_20_link" text:visited-style-name="Visited_20_Internet_20_Link">
1683213738-18...</text:a>
"]</text:p>
      <text:p text:style-name="P4">
Tags: ['Євросоюз', 'Кабмін', 'Немчінов', 'INTER PARES']</text:p>
      <text:p text:style-name="P4">
Type: Article</text:p>
      <!--METADATA-->
      <text:p text:style-name="P4">
<draw:frame draw:style-name="fr1" draw:name="Image128" text:anchor-type="as-char" svg:width="6.9236in" svg:height="3.956343in" draw:z-index="0">
<draw:image xlink:href="../Images/yкринформ/2023-05-04T18-24-09-03-00/630_360_1683213738-382.jpeg" xlink:type="simple" xlink:show="embed" xlink:actuate="onLoad" draw:mime-type="image/jpeg"/>
</draw:frame>
Minister of Ministers Oleg Nemchinov discussed the role of government in the approximation of the legislation in the right -European Union and coordination between the Cabinet of Ministers and the Verkhovna Rada with the head of the Inter paresonatan Murphy.</text:p>
      <text:p text:style-name="P4">
He reported this in <text:a xlink:type="simple" xlink:href="https://t.me/nemchinovoleh/4618" text:style-name="Internet_20_link" text:visited-style-name="Visited_20_Internet_20_Link">
</text:a>
, reports Ukrinform.</text:p>
      <text:p text:style-name="P4">
"During the meeting, the role of the Government in the approximation of the legislation was discussed, the coordination between the Cabinet of Ministers of Ukraine and the Verkhovna Rada of Ukraine, as well as the role of the government in legislative activity," Nemchinov wrote.</text:p>
      <text:p text:style-name="P4">
According to him, the CMU conducts active legislative work, 615 trees were advised to the supreme advisable, 201, and in the first reading - 53. In addition, the government ensures the examination of the laws of laws submitted by parliamentuin entities by parliamentary initiative.</text:p>
      <text:p text:style-name="P4">
<text:span text:style-name="T4">
 Read also: </text:span>
 <text:a xlink:type="simple" xlink:href="https://www.ukrinform.ua/rubric-vidbudova/3686175-nemcinov-obgovoriv-z-clenami-uradu-latvii-pitanna-vidbudovi-ukraini.html" text:style-name="Internet_20_link" text:visited-style-name="Visited_20_Internet_20_Link">
<text:span text:style-name="T4">
 Nemchinov </text:span>
</text:a>
Nemchinov emphasized that the establishment of constructive dialogue within the cooperation of the BP on the platforms of parliamentary committees allows to explain those or other provisions, approaches to bills, to argue their position to find a common opinion, to reconcile position.</text:p>
      <text:p text:style-name="P4">
The meeting also attended the coordinator of the "reform of the State Administration" of the EU Delegation in Ukraine Volodymyr Kondrachuk, Deputy Secretary of the Cabinet of Ministers Oleg Voitovich.</text:p>
      <text:p text:style-name="P4">
<draw:frame draw:style-name="fr1" draw:name="Image129" text:anchor-type="as-char" svg:width="6.9236in" svg:height="5.1927in" draw:z-index="0">
<draw:image xlink:href="../Images/yкринформ/2023-05-04T18-24-09-03-00/1683213738-189.jpeg" xlink:type="simple" xlink:show="embed" xlink:actuate="onLoad" draw:mime-type="image/jpeg"/>
</draw:frame>
The Inter Pares project aims to develop representative and inclusive democracy around the world and in partner countries, in particular, thanks to the equalization and approach of Team Europe, which facilitates the exchange and mutual education of the EU Member States, as well as partnership. The management of the project is in charge of the European Commission in coordination of the Zevrean Foreign Relations Service and <text:a xlink:type="simple" xlink:href="https://www.ukrinform.ua/tag-evroparlament" text:style-name="Internet_20_link" text:visited-style-name="Visited_20_Internet_20_Link">
</text:a>
.</text:p>
      <text:p text:style-name="P4">
<text:span text:style-name="T5">
Foto: CMU</text:span>
</text:p>
      <text:p text:style-name="P4">
News Source: <text:a xlink:type="simple" xlink:href="https://www.ukrinform.ua/rubric-polytics/3704775-nemcinov-zustrivsa-z-kerivnikom-evropejskoi-programi-inter-pares.html" text:style-name="Internet_20_link" text:visited-style-name="Visited_20_Internet_20_Link">
https://www.ukrinform.ua/rubric-polytics/3704775-nemcinov-zustrivsa-z-kerivnikom-evropejskoi-programi-inter-pares.html</text:a>
</text:p>
      <!--NEWS-->
      <text:h text:style-name="P10" text:outline-level="1">
<text:span text:style-name="T4">
Moscow will make a mistake unless it continues the "grain agreement" - the Foreign Minaly of Italy</text:span>
</text:h>
      <text:p text:style-name="P4">
Authors: Ukrinform (Person)</text:p>
      <text:p text:style-name="P4">
Publisher: Укринформ (Organization)</text:p>
      <text:p text:style-name="P4">
Published Time: 2023-05-04T18:28:50+03:00</text:p>
      <text:p text:style-name="P4">
Modified Time: 2023-05-04T18:28:50+03:00</text:p>
      <text:p text:style-name="P4">
Description: Moscow will make a mistake if it does not continue the "grain agreement" because this initiative concerns the population of Africa, touches the weakest peoples. - Ukrinform.</text:p>
      <text:p text:style-name="P4">
Images: ["<text:a xlink:type="simple" xlink:href="https://static.ukrinform.com/photos/2023_04/thumb_files/630_360_1682513514-435.jpg" text:style-name="Internet_20_link" text:visited-style-name="Visited_20_Internet_20_Link">
630_360_16825...</text:a>
"]</text:p>
      <text:p text:style-name="P4">
Tags: ['Експорт', 'Італія', 'Зерно', 'росія', 'зерновий коридор']</text:p>
      <text:p text:style-name="P4">
Type: Article</text:p>
      <!--METADATA-->
      <text:p text:style-name="P4">
<draw:frame draw:style-name="fr1" draw:name="Image130" text:anchor-type="as-char" svg:width="6.9236in" svg:height="3.956343in" draw:z-index="0">
<draw:image xlink:href="../Images/yкринформ/2023-05-04T18-28-50-03-00/630_360_1682513514-435.jpg" xlink:type="simple" xlink:show="embed" xlink:actuate="onLoad" draw:mime-type="image/jpeg"/>
</draw:frame>
Muscovasis will make a mistake if it does not extend the "grain agreement" because this initiative is the population of Africa, touches the weakest peoples.</text:p>
      <text:p text:style-name="P4">
This was stated today by Italy Foreign Minister Antoniotayani, Ukrinform reports with reference to <text:a xlink:type="simple" xlink:href="https://tg24.sky.it/mondo/2023/05/04/russia-ucraina-guerra-ultime-notizie-diretta" text:style-name="Internet_20_link" text:visited-style-name="Visited_20_Internet_20_Link">
</text:a>
.</text:p>
      <text:p text:style-name="P4">
“A big country, or who wants to be, cannot use the problems of the weakened peoples, I mean African peoples to try to reach the military front for the most part. It is wrong, it would be serious to make a mistake, ”Tajani stressed.</text:p>
      <text:p text:style-name="P4">
According to the Italian minister, it is not necessary to worsen the situation. “I have a safety zone around the ZEP, for example, I mean providing green corridors for sending <text:a xlink:type="simple" xlink:href="https://www.ukrinform.ua/tag-zerno" text:style-name="Internet_20_link" text:visited-style-name="Visited_20_Internet_20_Link">
</text:a>
and cereals in Africa. These are two -specific issues that are not difficult to agree on, ”Tayani said.</text:p>
      <text:p text:style-name="P4">
<text:span text:style-name="T4">
 Read also: </text:span>
 <text:a xlink:type="simple" xlink:href="https://www.ukrinform.ua/rubric-economy/3704645-zernova-iniciativa-dae-zmogu-pomaksiti-globalnu-prodovolcu-krizu-borrel.html" text:style-name="Internet_20_link" text:visited-style-name="Visited_20_Internet_20_Link">
<text:span text:style-name="T4">
 grain </text:span>
</text:a>
As reported by Ukrinform, <text:a xlink:type="simple" xlink:href="https://www.ukrinform.ua/rubric-economy/3703993-zustric-sodo-prodovzenna-dii-zernovogo-koridoru-vidbudetsa-u-patnicu.html" text:style-name="Internet_20_link" text:visited-style-name="Visited_20_Internet_20_Link">
</text:a>
The actions of the Black Sea Grain Initiative at the level of the deputy ministers of defense of Ukraine, Turkey and Russia will take place in Istanbul on May 5.</text:p>
      <text:p text:style-name="P4">
On April 26, the Russian Federation once again suspended the work of the Grain Corridor.</text:p>
      <text:p text:style-name="P4">
According to the Ministry of Agrarian Policy of Ukraine, in the last ten months our country has expedited more than 41.5 million tons of grain and legumes.</text:p>
      <text:p text:style-name="P4">
<text:span text:style-name="T5">
Foto: Ansa</text:span>
</text:p>
      <text:p text:style-name="P4">
News Source: <text:a xlink:type="simple" xlink:href="https://www.ukrinform.ua/rubric-economy/3704779-moskva-zrobit-pomilku-akso-ne-prodovzit-zernovu-ugodu-mzs-italii.html" text:style-name="Internet_20_link" text:visited-style-name="Visited_20_Internet_20_Link">
https://www.ukrinform.ua/rubric-economy/3704779-moskva-zrobit-pomilku-akso-ne-prodovzit-zernovu-ugodu-mzs-italii.html</text:a>
</text:p>
      <!--NEWS-->
      <text:h text:style-name="P10" text:outline-level="1">
<text:span text:style-name="T4">
Receiving Russian passports in occupation: Lubinets stated that he has the same position with the prime minister</text:span>
</text:h>
      <text:p text:style-name="P4">
Authors: Ukrinform (Person)</text:p>
      <text:p text:style-name="P4">
Publisher: Укринформ (Organization)</text:p>
      <text:p text:style-name="P4">
Published Time: 2023-05-04T18:31:00+03:00</text:p>
      <text:p text:style-name="P4">
Modified Time: 2023-05-04T18:31:00+03:00</text:p>
      <text:p text:style-name="P4">
Description: The Verkhovna Rada Commissioner for Human Rights Dmitry Lubinets has the same position with Prime Minister Denis Shmigal on the need to obtain Ukrainians in temporarily occupied territories of Russian passports. - Ukrinform.</text:p>
      <text:p text:style-name="P4">
Images: ["<text:a xlink:type="simple" xlink:href="https://static.ukrinform.com/photos/2023_05/thumb_files/630_360_1683215573-549.jpg" text:style-name="Internet_20_link" text:visited-style-name="Visited_20_Internet_20_Link">
630_360_16832...</text:a>
"]</text:p>
      <text:p text:style-name="P4">
Tags: ['Окупація', 'Паспорт', 'Війна з росією', 'Дмитро Лубінець']</text:p>
      <text:p text:style-name="P4">
Type: Article</text:p>
      <!--METADATA-->
      <text:p text:style-name="P4">
<draw:frame draw:style-name="fr1" draw:name="Image131" text:anchor-type="as-char" svg:width="6.9236in" svg:height="3.956343in" draw:z-index="0">
<draw:image xlink:href="../Images/yкринформ/2023-05-04T18-31-00-03-00/630_360_1683215573-549.jpg" xlink:type="simple" xlink:show="embed" xlink:actuate="onLoad" draw:mime-type="image/jpeg"/>
</draw:frame>
The Verkhovna Rada Commissioner for Human Rights Dmitry Lubinets has the same position with Prime Minister Denis Schmigal on the need to receive Ukrainian in the temporarily occupied territories of Russian passports.</text:p>
      <text:p text:style-name="P4">
He stated this during a press conference, commenting on a different position of the Khcepremier-Minister Irina Vereshchuk, who recommended the residents of the temporary-heated territories not to take Russian passports, Correspondenthinform reports.</text:p>
      <text:p text:style-name="P4">
"When such things happen, I do not think that there is some disposal. situation. The Ukrainian government is never a good time to receive a conscious voluntary receipt of the Russian passport, but it is surviving, there is no controversy in this regard, ”said Ombudsman.</text:p>
      <text:p text:style-name="P4">
“For the future, so that this does not happen - it will be the advice from me - it is necessary to listen to the human rights sector. Human rights activists, to international experts ... It is not necessary to make such different statements, because they are sensitive to people who live there in the territory, ”he added.</text:p>
      <text:p text:style-name="P4">
<text:span text:style-name="T4">
 Read also: </text:span>
 <text:a xlink:type="simple" xlink:href="https://www.ukrinform.ua/rubric-ato/3704780-obmin-usih-na-vsih-iz-rf-moze-stosuvatisa-tilki-vijskovih-lubinec.html" text:style-name="Internet_20_link" text:visited-style-name="Visited_20_Internet_20_Link">
<text:span text:style-name="T4">
 Lubinets </text:span>
</text:a>
Lubinets also assured that citizens of Ukraine who will receive Russian passports in temporarily occupied territories and will not work in local government will not be punished after the de -occupation.</text:p>
      <text:p text:style-name="P4">
"Of course, there will be an analysis, but there will definitely not be criminal punishment for the fact of the Russian passport," he said.</text:p>
      <text:p text:style-name="P4">
In the temporarily occupied territories, the occupying power is description of citizens who have and do not have a Russian passport.</text:p>
      <text:p text:style-name="P4">
“The last two weeks we record the facts that the Russian Federation has created groups that make an apartment and home bypass in rural areas, deworks absolutely everyone - who has a Russian passport and who does not have <text:a xlink:type="simple" xlink:href="https://www.ukrinform.ua/tag-pasport" text:style-name="Internet_20_link" text:visited-style-name="Visited_20_Internet_20_Link">
</text:a>
", - said the Ombudsman.</text:p>
      <text:p text:style-name="P4">
Lubinets also reported that the last two weeks of the office of the Ombudsman recorded the facts when physical violence was applied to the citizen of Ukraine without Russian passports in the temporal territories of the Ukrainian passports in an unknown direction, as well as threats of nationalize and immovable property.<text:span text:style-name="T4">
 Read also: </text:span>
 <text:a xlink:type="simple" xlink:href="https://www.ukrinform.ua/rubric-society/3704766-komunikacia-z-rosijskou-storonou-sodo-povernenna-civilnih-vidbuvaetsa-prakticno-sodenno-lubinec.html" text:style-name="Internet_20_link" text:visited-style-name="Visited_20_Internet_20_Link">
<text:span text:style-name="T4">
 Lubinets </text:span>
</text:a>
As reported by Ukrinform, earlier Lubinets <text:a xlink:type="simple" xlink:href="https://www.ukrinform.ua/rubric-society/3702838-lubinec-radit-ukraincam-na-okupovanih-teritoriah-brati-pasport-rf-zaradi-zberezenna-zitta.html" text:style-name="Internet_20_link" text:visited-style-name="Visited_20_Internet_20_Link">
</text:a>
In the occupied territories, the Brothers Passport of the Russian Federation for the sake of conservation of life.</text:p>
      <text:p text:style-name="P4">
At the same time, Viceremer-Minister Irina Vereshchuk expressed the opposite position.</text:p>
      <text:p text:style-name="P4">
News Source: <text:a xlink:type="simple" xlink:href="https://www.ukrinform.ua/rubric-society/3704793-otrimanna-pasportiv-rf-v-okupacii-lubinec-zaaviv-so-mae-z-premerom-odnakovu-poziciu.html" text:style-name="Internet_20_link" text:visited-style-name="Visited_20_Internet_20_Link">
https://www.ukrinform.ua/rubric-society/3704793-otrimanna-pasportiv-rf-v-okupacii-lubinec-zaaviv-so-mae-z-premerom-odnakovu-poziciu.html</text:a>
</text:p>
      <!--NEWS-->
      <text:h text:style-name="P10" text:outline-level="1">
<text:span text:style-name="T4">
Wax has identified bail two expirectors of the director of Ukraine</text:span>
</text:h>
      <text:p text:style-name="P4">
Authors: Ukrinform (Person)</text:p>
      <text:p text:style-name="P4">
Publisher: Укринформ (Organization)</text:p>
      <text:p text:style-name="P4">
Published Time: 2023-05-04T18:32:04+03:00</text:p>
      <text:p text:style-name="P4">
Modified Time: 2023-05-04T18:32:04+03:00</text:p>
      <text:p text:style-name="P4">
Description: The Supreme Anti -Corruption Court chose precautionary measures to two suspects in the case of 160 million UAH of losses by the State Enterprise "UkSATSE".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Застава', 'Украерорух', 'Вищий антикорупційний суд']</text:p>
      <text:p text:style-name="P4">
Type: Article</text:p>
      <!--METADATA-->
      <text:p text:style-name="P4">
<draw:frame draw:style-name="fr1" draw:name="Image132" text:anchor-type="as-char" svg:width="6.9236in" svg:height="3.956343in" draw:z-index="0">
<draw:image xlink:href="../Images/yкринформ/2023-05-04T18-32-04-03-00/630_360_1540839872-223.jpg" xlink:type="simple" xlink:show="embed" xlink:actuate="onLoad" draw:mime-type="image/jpeg"/>
</draw:frame>
The High Anti -Corruption Court chose precautionary measures to two suspects of UAH 160 million of losses to the State Enterprise "UkSATSE".</text:p>
      <text:p text:style-name="P4">
According to Ukrinform, the specialized anti -corruption prosecutor's office reports in <text:a xlink:type="simple" xlink:href="https://t.me/sap_gov_ua/1349" text:style-name="Internet_20_link" text:visited-style-name="Visited_20_Internet_20_Link">
</text:a>
.</text:p>
      <text:p text:style-name="P4">
“At the request of NABU detectives, agreed by the SAP prosecutor, the investigating judge chose precautionary measures to the former officials(SE “Ukrainian”), suspect in the abuse of the state, which led to the task of 160 million UAH of losses to the state -owned enterprise, ”the message reads.</text:p>
      <text:p text:style-name="P4">
Thus, the court partially granted the petition and applied to the former first -deputy director of the state -owned enterprise a preventive measure in the form of 1,073 million UAH. The former Deputy Director of Development of SE "UkSATSERUCH" the court chose a measure of restraint in the form of UAH 2.684 million.</text:p>
      <text:p text:style-name="P4">
The suspects also have the following responsibilities: arrive at each requirement of the application, prosecutor or court; not to be excommunicated from the Kyiv region and Lviv(in accordance)without the permission of a detective, prosecutor or court; notify the detective, prosecutor or court about changing your place of residence and place of work; refrain from communicating with other suspects in the case and witnesses; Passports for traveling abroad, other documents that give the right to leave Ukraine and enter Ukraine; carry an electronic control means of control.</text:p>
      <text:p text:style-name="P4">
<text:span text:style-name="T4">
 Read also: </text:span>
 <text:a xlink:type="simple" xlink:href="https://www.ukrinform.ua/rubric-kyiv/3703641-sproba-zavolodinna-zemleu-u-kievi-sud-zbilsiv-zastavu-narodnomu-deputatu-majze-do-27-miljoniv.html" text:style-name="Internet_20_link" text:visited-style-name="Visited_20_Internet_20_Link">
</text:a>
The duties are validated by July 2, 2023.</text:p>
      <text:p text:style-name="P4">
As reported by Ukrinform, in April, the detectives of the National Anti -Corruption Bureau declared suspected abuse of office, which led to a metering of 160 million UAH of losses to the state enterprise, former officials(https://www.ukrinform.ua/tag-mininfrastrukturi) .</text:p>
      <text:p text:style-name="P4">
News Source: <text:a xlink:type="simple" xlink:href="https://www.ukrinform.ua/rubric-economy/3704781-vaks-viznaciv-zastavi-dvom-ekszastupnikam-direktora-ukraeroruhu.html" text:style-name="Internet_20_link" text:visited-style-name="Visited_20_Internet_20_Link">
https://www.ukrinform.ua/rubric-economy/3704781-vaks-viznaciv-zastavi-dvom-ekszastupnikam-direktora-ukraeroruhu.html</text:a>
</text:p>
      <!--NEWS-->
      <text:h text:style-name="P10" text:outline-level="1">
<text:span text:style-name="T4">
Poland transferred 219 fire trucks last year to Ukraine last year</text:span>
</text:h>
      <text:p text:style-name="P4">
Authors: Ukrinform (Person)</text:p>
      <text:p text:style-name="P4">
Publisher: Укринформ (Organization)</text:p>
      <text:p text:style-name="P4">
Published Time: 2023-05-04T18:35:00+03:00</text:p>
      <text:p text:style-name="P4">
Modified Time: 2023-05-04T18:35:00+03:00</text:p>
      <text:p text:style-name="P4">
Description: Poland in 2022 transferred 219 fire trucks to Ukraine, as well as 2.9 thousand pallets with rescue equipment. - Ukrinform.</text:p>
      <text:p text:style-name="P4">
Images: ["<text:a xlink:type="simple" xlink:href="https://static.ukrinform.com/photos/2023_05/thumb_files/630_360_1683214068-373.jpeg" text:style-name="Internet_20_link" text:visited-style-name="Visited_20_Internet_20_Link">
630_360_16832...</text:a>
"]</text:p>
      <text:p text:style-name="P4">
Tags: ['Автомобіль', 'Польща', 'Пожежна безпека', 'Рятувальники']</text:p>
      <text:p text:style-name="P4">
Type: Article</text:p>
      <!--METADATA-->
      <text:p text:style-name="P4">
<draw:frame draw:style-name="fr1" draw:name="Image133" text:anchor-type="as-char" svg:width="6.9236in" svg:height="3.956343in" draw:z-index="0">
<draw:image xlink:href="../Images/yкринформ/2023-05-04T18-35-00-03-00/630_360_1683214068-373.jpeg" xlink:type="simple" xlink:show="embed" xlink:actuate="onLoad" draw:mime-type="image/jpeg"/>
</draw:frame>
Poland in 2022 transferred 219 fire trucks to Ukraine, as well as 2.9 thousand pallets of rescue equipment.</text:p>
      <text:p text:style-name="P4">
This was stated during the celebration in Poland by the rescuer in Warsaw, the main fire service of the RP Andrzej Bartkovak, reports his own correspondent.</text:p>
      <text:p text:style-name="P4">
“After February 24, 2022, all our affairs and eyes were directed in the direction of our friends from Ukraine. More than 100,000 rescuers participated in the domain of refugees who were forced to escape from the war, ”Bartkovak said in his own.</text:p>
      <text:p text:style-name="P4">
He stressed that by helping <text:a xlink:type="simple" xlink:href="https://www.ukrinform.ua/tag-ukraina" text:style-name="Internet_20_link" text:visited-style-name="Visited_20_Internet_20_Link">
</text:a>
, Polish rescuers were everywhere where they needed: on the border, in the points of assistance, at the Polish stations. According to him, Ukrainian refugees of Russian aggression could count on the night in the fire department, and the Ipol rescuers made sure that the Ukrainians feel good there.</text:p>
      <text:p text:style-name="P4">
“We conducted training for Ukrainian rescuers and continue to do so, Sergius(SES Chairman of the SES of Ukraine Sergey Kruk - Ed.)You can count on us, ”Bartkovak said, addressing the solemn event of the head of the SESU Kruk.</text:p>
      <text:p text:style-name="P4">
He reported that Polish rescuers organized for Ukrainian training last year, in particular, to provide first aid, the implementation of rescue operations at considerable height, etc.</text:p>
      <text:p text:style-name="P4">
"Last year, we handed over 2,9 thousand pallets with rescue equipment, 219 fire trucks," said the head of the State Fire Service of the RP, adding that these were cars of different types.</text:p>
      <text:p text:style-name="P4">
In turn, President of Poland Andrzej Duda thanked the Polish rescuers for the fact that they “continuously do since February 24, 20122, bearing assistance to neighbors from Ukraine.” He thanked for all the technical assistance that Polish rescuers handed over to the Ukrainians.</text:p>
      <text:p text:style-name="P4">
Duda noted that on the television "more pride can be seen", which Ukrainian rescuers perform tasks for the rescue of people in the destroyed rockets of homes in Polish rescue overall(Fire Service - Ed.).</text:p>
      <text:p text:style-name="P4">
<text:span text:style-name="T4">
Читайте також:</text:span>
 <text:a xlink:type="simple" xlink:href="https://www.ukrinform.ua/rubric-kyiv/3689439-kievu-peredali-z-nimeccini-ta-polsi-cotiri-sucasnih-pozeznih-avto.html" text:style-name="Internet_20_link" text:visited-style-name="Visited_20_Internet_20_Link">
 </text:a>
</text:p>
      <text:p text:style-name="P4">
"You are doing this training, for which you thank you sincerely," Duda emphasized.</text:p>
      <text:p text:style-name="P4">
As it was reported, Poland has provided at the beginning of a full -scale invasion of at the beginning of a full -scale invasion of 50 billion zlotys(About 11 billion euros), which is 2% of GDPPolsh.</text:p>
      <text:p text:style-name="P4">
To date, more than 3 million citizens of Ukraine can be located in Poland, about 1 million of whom have arrived in Poland after February 24, 2022.</text:p>
      <text:p text:style-name="P4">
<text:span text:style-name="T5">
Foto: KMDA</text:span>
</text:p>
      <text:p text:style-name="P4">
News Source: <text:a xlink:type="simple" xlink:href="https://www.ukrinform.ua/rubric-society/3704782-polsa-torik-peredala-ukraini-219-pozeznih-avto.html" text:style-name="Internet_20_link" text:visited-style-name="Visited_20_Internet_20_Link">
https://www.ukrinform.ua/rubric-society/3704782-polsa-torik-peredala-ukraini-219-pozeznih-avto.html</text:a>
</text:p>
      <!--NEWS-->
      <text:h text:style-name="P10" text:outline-level="1">
<text:span text:style-name="T4">
The KSCA told when they complete the reconstruction of the junction on Shulyavka</text:span>
</text:h>
      <text:p text:style-name="P4">
Authors: Ukrinform (Person)</text:p>
      <text:p text:style-name="P4">
Publisher: Укринформ (Organization)</text:p>
      <text:p text:style-name="P4">
Published Time: 2023-05-04T18:39:07+03:00</text:p>
      <text:p text:style-name="P4">
Modified Time: 2023-05-04T18:39:07+03:00</text:p>
      <text:p text:style-name="P4">
Description: In Kiev, it is planned to perform the main set of work aimed at completing the reconstruction of the solution on the Shulyavsky overpass by the end of next year. - Ukrinform.</text:p>
      <text:p text:style-name="P4">
Images: ["<text:a xlink:type="simple" xlink:href="https://static.ukrinform.com/photos/2020_01/thumb_files/630_360_1579806823-650.jpeg" text:style-name="Internet_20_link" text:visited-style-name="Visited_20_Internet_20_Link">
630_360_15798...</text:a>
"]</text:p>
      <text:p text:style-name="P4">
Tags: ['КМДА', 'Шулявський міст', 'Київ', 'Ремонт']</text:p>
      <text:p text:style-name="P4">
Type: Article</text:p>
      <!--METADATA-->
      <text:p text:style-name="P4">
<draw:frame draw:style-name="fr1" draw:name="Image134" text:anchor-type="as-char" svg:width="6.9236in" svg:height="3.956343in" draw:z-index="0">
<draw:image xlink:href="../Images/yкринформ/2023-05-04T18-39-07-03-00/630_360_1579806823-650.jpeg" xlink:type="simple" xlink:show="embed" xlink:actuate="onLoad" draw:mime-type="image/jpeg"/>
</draw:frame>
In Kiev, by the end of next year, the main set of works aimed at completing the reconstruction of the solution on the Shulyavsky overpass.</text:p>
      <text:p text:style-name="P4">
As Ukrinform reports, it reports <text:a xlink:type="simple" xlink:href="https://kyivcity.gov.ua/news/misto_planuye_do_kintsya_2024_roku_vikonati_osnovniy_kompleks_robit_spryamovaniy_na_zavershennya_rekonstruktsi_rozvyazki_na_shulyavskomu_shlyakhoprovodi__ruslan_kandibor/" text:style-name="Internet_20_link" text:visited-style-name="Visited_20_Internet_20_Link">
</text:a>
According to the director of the Department of Transport Infrastructure Ruslanicaldibra, “by the end of May, tender procedures will be completed for the construction of an underground transition through the Brest Avenue. It is planned to completely repair this underground transition by the end of 2023. ”</text:p>
      <text:p text:style-name="P4">
The main issue of reconstruction of the transport interrogation at the intersection of Vadim Hetman Street remained the arrangement of the congresses on the Brest Avenue. To do this, it was necessary to demolish the shop № 5 of the Bolshevik plant.</text:p>
      <text:p text:style-name="P4">
After redemption and registration of property rights by the territorial community <text:a xlink:type="simple" xlink:href="https://www.ukrinform.ua/tag-kiiv" text:style-name="Internet_20_link" text:visited-style-name="Visited_20_Internet_20_Link">
</text:a>
Since August 5, since August, it is planned to start its dismantling. Currently, the expertise of the object is being carried out and the tender procedure is being prepared to renovate the shop # 5, after which work will begin on the arrangement of congresses.</text:p>
      <text:p text:style-name="P4">
<text:span text:style-name="T4">
 Read also: </text:span>
 <text:a xlink:type="simple" xlink:href="https://www.ukrinform.ua/rubric-kyiv/3691466-kilkoma-vulicami-kieva-castkovo-obmezat-ruh-cerez-remont.html" text:style-name="Internet_20_link" text:visited-style-name="Visited_20_Internet_20_Link">
<text:span text:style-name="T4">
 several </text:span>
 <text:span text:style-name="T4">
 </text:span>
 <text:span text:style-name="T4">
 </text:span>
 <text:span text:style-name="T4">
 </text:span>
 Kiev <text:span text:style-name="T4">
 </text:span>
 partially <text:span text:style-name="T4">
<text:span text:style-name="T5">
* limited </text:span>
* </text:span>
 <text:span text:style-name="T4">
 </text:span>
 <text:span text:style-name="T4">
 </text:span>
 <text:span text:style-name="T4">
 through </text:span>
 <text:span text:style-name="T4">
 repair </text:span>
</text:a>
"In total, in 2023, the Department of Transport Infrastructure plans to restore works that have been suspended due to the full -scale invasion of the Music Federation," Candibir said.</text:p>
      <text:p text:style-name="P4">
He added that "by the end of 2024 it is planned to complete the main complex of works of the reconstruction of the transport interior on the Shulyavsky overpass to provide its full functioning."</text:p>
      <text:p text:style-name="P4">
As reported by Ukrinform, in most areas of the capital began to equip the resolution at the intersections, in general this year <text:a xlink:type="simple" xlink:href="https://www.ukrinform.ua/rubric-kyiv/3697499-u-kievi-cogoric-oblastuut-blizko-40-kilcevih-rozvazok.html" text:style-name="Internet_20_link" text:visited-style-name="Visited_20_Internet_20_Link">
</text:a>
 .</text:p>
      <text:p text:style-name="P4">
News Source: <text:a xlink:type="simple" xlink:href="https://www.ukrinform.ua/rubric-kyiv/3704783-u-kmda-rozpovili-koli-zaversat-rekonstrukciu-rozvazki-na-sulavci.html" text:style-name="Internet_20_link" text:visited-style-name="Visited_20_Internet_20_Link">
https://www.ukrinform.ua/rubric-kyiv/3704783-u-kmda-rozpovili-koli-zaversat-rekonstrukciu-rozvazki-na-sulavci.html</text:a>
</text:p>
      <!--NEWS-->
      <text:h text:style-name="P10" text:outline-level="1">
<text:span text:style-name="T4">
General Staff: Innovative program will meet the needs of the Armed Forces in promising weapons samples</text:span>
</text:h>
      <text:p text:style-name="P4">
Authors: Ukrinform (Person)</text:p>
      <text:p text:style-name="P4">
Publisher: Укринформ (Organization)</text:p>
      <text:p text:style-name="P4">
Published Time: 2023-05-04T18:41:00+03:00</text:p>
      <text:p text:style-name="P4">
Modified Time: 2023-05-04T18:41:00+03:00</text:p>
      <text:p text:style-name="P4">
Description: Innovations become real to win, and to accelerate the procedure for putting into operation the most effective weapons in Ukraine has begun the whole structure of entities of innovation. - Ukrinform.</text:p>
      <text:p text:style-name="P4">
Images: ["<text:a xlink:type="simple" xlink:href="https://static.ukrinform.com/photos/2023_05/thumb_files/630_360_1683214593-585.jpg" text:style-name="Internet_20_link" text:visited-style-name="Visited_20_Internet_20_Link">
630_360_16832...</text:a>
"]</text:p>
      <text:p text:style-name="P4">
Tags: ['Генштаб', 'Інновації', 'Зброя', 'ЗСУ', 'Війна з росією', '#stoprussia']</text:p>
      <text:p text:style-name="P4">
Type: Article</text:p>
      <!--METADATA-->
      <text:p text:style-name="P4">
<draw:frame draw:style-name="fr1" draw:name="Image135" text:anchor-type="as-char" svg:width="6.9236in" svg:height="3.956343in" draw:z-index="0">
<draw:image xlink:href="../Images/yкринформ/2023-05-04T18-41-00-03-00/630_360_1683214593-585.jpg" xlink:type="simple" xlink:show="embed" xlink:actuate="onLoad" draw:mime-type="image/jpeg"/>
</draw:frame>
Innovation is real in victory, and in order to accelerate the procedure for introducing the most effective weapons samples in Ukraine, the entire innovation entities have begun in Ukraine.</text:p>
      <text:p text:style-name="P4">
This was reported by a representative of the Central Military and Scientific Department of the Armed Forces of the Armed Forces Colonel Volodymyr Kotsyuruba, Ukrinform reports to <text:a xlink:type="simple" xlink:href="https://armyinform.com.ua/2023/05/04/rezultatom-innovaczijnoyi-programy-stane-zadovolennya-potreb-zsu-v-perspektyvnyh-zrazkah-ozbroyennya-i-vijskovoyi-tehniky/" text:style-name="Internet_20_link" text:visited-style-name="Visited_20_Internet_20_Link">
</text:a>
 <text:a xlink:type="simple" xlink:href="https://armyinform.com.ua/2023/05/04/rezultatom-innovaczijnoyi-programy-stane-zadovolennya-potreb-zsu-v-perspektyvnyh-zrazkah-ozbroyennya-i-vijskovoyi-tehniky/" text:style-name="Internet_20_link" text:visited-style-name="Visited_20_Internet_20_Link">
</text:a>
Kotsyuruba presented a mechanism for evaluation and implementation of inventions and innovations used in the security and defense sector, in particular created by different ministry and organizations of the Development Fund <text:a xlink:type="simple" xlink:href="https://www.ukrinform.ua/tag-innovacii" text:style-name="Internet_20_link" text:visited-style-name="Visited_20_Internet_20_Link">
</text:a>
- brave 1.</text:p>
      <text:p text:style-name="P4">
"The Fund makes decisions through the work of its supervisory board to allocate the Grant to support the innovative project and to promote, maintain.</text:p>
      <text:p text:style-name="P4">
<text:span text:style-name="T4">
 Read also: </text:span>
 <text:a xlink:type="simple" xlink:href="https://www.ukrinform.ua/rubric-technology/3653145-amerikanciv-vrazila-vinahidlivist-zsu-z-vikoristanna-zahidnoi-zbroi-cnn.html" text:style-name="Internet_20_link" text:visited-style-name="Visited_20_Internet_20_Link">
</text:a>
According to him, if the project receives a high level of grade, then it is sent to the platform-axlector of the Ministry of Defense and with the participation of Ukroboronprom check its technical characteristics, after which the decision is made to supply the weapons.</text:p>
      <text:p text:style-name="P4">
The procedure for evaluation and support is determined by the joint decision of the MAU and the General Staff, which will be signed in the near future, reported.</text:p>
      <text:p text:style-name="P4">
"This act will result directly to evaluate, and the ultimate tank result will be to meet the needs for promising sampling and military equipment," he said.</text:p>
      <text:p text:style-name="P4">
<text:span text:style-name="T4">
 Read also: </text:span>
 <text:a xlink:type="simple" xlink:href="https://www.ukrinform.ua/rubric-ato/3692387-polsa-lobiuvatime-nadanna-ukraini-litakiv-nativskih-standartiv-duda.html" text:style-name="Internet_20_link" text:visited-style-name="Visited_20_Internet_20_Link">
</text:a>
The General Staff representative also noted that the involvement of thousands of innovative projects with the support of large government orders will allow to provide dry weapons and military equipment "here and now", as well as a state -owned investment in the national developer and manufacturer.</text:p>
      <text:p text:style-name="P4">
<text:span text:style-name="T5">
Foto: Armyinform</text:span>
</text:p>
      <text:p text:style-name="P4">
News Source: <text:a xlink:type="simple" xlink:href="https://www.ukrinform.ua/rubric-ato/3704785-innovacijna-programa-zadovolnit-potrebi-zsu-u-perspektivnih-zrazkah-ozbroenna-genstab.html" text:style-name="Internet_20_link" text:visited-style-name="Visited_20_Internet_20_Link">
https://www.ukrinform.ua/rubric-ato/3704785-innovacijna-programa-zadovolnit-potrebi-zsu-u-perspektivnih-zrazkah-ozbroenna-genstab.html</text:a>
</text:p>
      <!--NEWS-->
      <text:h text:style-name="P10" text:outline-level="1">
<text:span text:style-name="T4">
In the Kharkiv Litmuse, the exhibition "Spring Poster of Martial Status" was opened</text:span>
</text:h>
      <text:p text:style-name="P4">
Authors: Ukrinform (Person)</text:p>
      <text:p text:style-name="P4">
Publisher: Укринформ (Organization)</text:p>
      <text:p text:style-name="P4">
Published Time: 2023-05-04T18:43:00+03:00</text:p>
      <text:p text:style-name="P4">
Modified Time: 2023-05-04T18:43:00+03:00</text:p>
      <text:p text:style-name="P4">
Description: In the garden of the Kharkiv Literary Museum opened the exhibition "Spring Poster of Martial Status", the works presented illustrate the words of modern writers about the war and the state and experience of Ukrainians. - Ukrinform.</text:p>
      <text:p text:style-name="P4">
Images: ["<text:a xlink:type="simple" xlink:href="https://static.ukrinform.com/photos/2023_05/thumb_files/630_360_1683219247-7839.jpeg" text:style-name="Internet_20_link" text:visited-style-name="Visited_20_Internet_20_Link">
630_360_16832...</text:a>
", "<text:a xlink:type="simple" xlink:href="https://static.ukrinform.com/photos/2023_05/thumb_files/630_360_1683219247-4901.jpeg" text:style-name="Internet_20_link" text:visited-style-name="Visited_20_Internet_20_Link">
630_360_16832...</text:a>
", "<text:a xlink:type="simple" xlink:href="https://static.ukrinform.com/photos/2023_05/thumb_files/630_360_1683219246-2648.jpeg" text:style-name="Internet_20_link" text:visited-style-name="Visited_20_Internet_20_Link">
630_360_16832...</text:a>
", "<text:a xlink:type="simple" xlink:href="https://static.ukrinform.com/photos/2023_05/thumb_files/630_360_1683219247-3927.jpeg" text:style-name="Internet_20_link" text:visited-style-name="Visited_20_Internet_20_Link">
630_360_16832...</text:a>
", "<text:a xlink:type="simple" xlink:href="https://static.ukrinform.com/photos/2023_05/thumb_files/630_360_1683219247-4962.jpeg" text:style-name="Internet_20_link" text:visited-style-name="Visited_20_Internet_20_Link">
630_360_16832...</text:a>
", "<text:a xlink:type="simple" xlink:href="https://static.ukrinform.com/photos/2023_05/thumb_files/630_360_1683219247-4778.jpeg" text:style-name="Internet_20_link" text:visited-style-name="Visited_20_Internet_20_Link">
630_360_16832...</text:a>
", "<text:a xlink:type="simple" xlink:href="https://static.ukrinform.com/photos/2023_05/thumb_files/630_360_1683219247-9928.jpeg" text:style-name="Internet_20_link" text:visited-style-name="Visited_20_Internet_20_Link">
630_360_16832...</text:a>
", "<text:a xlink:type="simple" xlink:href="https://static.ukrinform.com/photos/2023_05/thumb_files/630_360_1683219248-2054.jpeg" text:style-name="Internet_20_link" text:visited-style-name="Visited_20_Internet_20_Link">
630_360_16832...</text:a>
", "<text:a xlink:type="simple" xlink:href="https://static.ukrinform.com/photos/2023_05/thumb_files/630_360_1683219248-3206.jpeg" text:style-name="Internet_20_link" text:visited-style-name="Visited_20_Internet_20_Link">
630_360_16832...</text:a>
", "<text:a xlink:type="simple" xlink:href="https://static.ukrinform.com/photos/2023_05/thumb_files/630_360_1683219248-7501.jpeg" text:style-name="Internet_20_link" text:visited-style-name="Visited_20_Internet_20_Link">
630_360_16832...</text:a>
"]</text:p>
      <text:p text:style-name="P4">
Tags: ['Музей', 'Виставка', 'Харків']</text:p>
      <text:p text:style-name="P4">
Type: Article</text:p>
      <!--METADATA-->
      <text:p text:style-name="P4">
<draw:frame draw:style-name="fr1" draw:name="Image136" text:anchor-type="as-char" svg:width="6.9236in" svg:height="3.956343in" draw:z-index="0">
<draw:image xlink:href="../Images/yкринформ/2023-05-04T18-43-00-03-00/630_360_1683219247-7839.jpeg" xlink:type="simple" xlink:show="embed" xlink:actuate="onLoad" draw:mime-type="image/jpeg"/>
</draw:frame>
The exhibition "Spring Poster of the Military Stan" was opened at the Sadharkiv Literary Museum, and the works presented are illustrated by the words of modern writers about the Tastan war and the experience of Ukrainians.</text:p>
      <text:p text:style-name="P4">
This was reported by Ukrinform correspondent.</text:p>
      <text:p text:style-name="P4">
<draw:frame draw:style-name="fr1" draw:name="Image137" text:anchor-type="as-char" svg:width="6.9236in" svg:height="3.956343in" draw:z-index="0">
<draw:image xlink:href="../Images/yкринформ/2023-05-04T18-43-00-03-00/630_360_1683219247-4901.jpeg" xlink:type="simple" xlink:show="embed" xlink:actuate="onLoad" draw:mime-type="image/jpeg"/>
</draw:frame>
The exhibition "Spring Poster of Military Status" was opened by the Uharkiv Litmuse.(Images/yкринформ/2023-05-04T18-43-00-03-00/630_360_1683219247-4901.jpeg)](https://static.ukrinform.com/photos/2023_05/1683219247-4901.jpeg) <text:a xlink:type="simple" xlink:href="https://static.ukrinform.com/photos/2023_05/1683219246-2648.jpeg" text:style-name="Internet_20_link" text:visited-style-name="Visited_20_Internet_20_Link">
<draw:frame draw:style-name="fr1" draw:name="Image138" text:anchor-type="as-char" svg:width="6.9236in" svg:height="3.956343in" draw:z-index="0">
<draw:image xlink:href="../Images/yкринформ/2023-05-04T18-43-00-03-00/630_360_1683219246-2648.jpeg" xlink:type="simple" xlink:show="embed" xlink:actuate="onLoad" draw:mime-type="image/jpeg"/>
</draw:frame>
</text:a>
 <text:a xlink:type="simple" xlink:href="https://static.ukrinform.com/photos/2023_05/1683219247-3927.jpeg" text:style-name="Internet_20_link" text:visited-style-name="Visited_20_Internet_20_Link">
<draw:frame draw:style-name="fr1" draw:name="Image139" text:anchor-type="as-char" svg:width="6.9236in" svg:height="3.956343in" draw:z-index="0">
<draw:image xlink:href="../Images/yкринформ/2023-05-04T18-43-00-03-00/630_360_1683219247-3927.jpeg" xlink:type="simple" xlink:show="embed" xlink:actuate="onLoad" draw:mime-type="image/jpeg"/>
</draw:frame>
</text:a>
 <text:a xlink:type="simple" xlink:href="https://static.ukrinform.com/photos/2023_05/1683219247-4962.jpeg" text:style-name="Internet_20_link" text:visited-style-name="Visited_20_Internet_20_Link">
<draw:frame draw:style-name="fr1" draw:name="Image140" text:anchor-type="as-char" svg:width="6.9236in" svg:height="3.956343in" draw:z-index="0">
<draw:image xlink:href="../Images/yкринформ/2023-05-04T18-43-00-03-00/630_360_1683219247-4962.jpeg" xlink:type="simple" xlink:show="embed" xlink:actuate="onLoad" draw:mime-type="image/jpeg"/>
</draw:frame>
</text:a>
 <text:a xlink:type="simple" xlink:href="https://static.ukrinform.com/photos/2023_05/1683219247-4778.jpeg" text:style-name="Internet_20_link" text:visited-style-name="Visited_20_Internet_20_Link">
<draw:frame draw:style-name="fr1" draw:name="Image141" text:anchor-type="as-char" svg:width="6.9236in" svg:height="3.956343in" draw:z-index="0">
<draw:image xlink:href="../Images/yкринформ/2023-05-04T18-43-00-03-00/630_360_1683219247-4778.jpeg" xlink:type="simple" xlink:show="embed" xlink:actuate="onLoad" draw:mime-type="image/jpeg"/>
</draw:frame>
</text:a>
 <text:a xlink:type="simple" xlink:href="https://static.ukrinform.com/photos/2023_05/1683219247-9928.jpeg" text:style-name="Internet_20_link" text:visited-style-name="Visited_20_Internet_20_Link">
<draw:frame draw:style-name="fr1" draw:name="Image142" text:anchor-type="as-char" svg:width="6.9236in" svg:height="3.956343in" draw:z-index="0">
<draw:image xlink:href="../Images/yкринформ/2023-05-04T18-43-00-03-00/630_360_1683219247-9928.jpeg" xlink:type="simple" xlink:show="embed" xlink:actuate="onLoad" draw:mime-type="image/jpeg"/>
</draw:frame>
</text:a>
 <text:a xlink:type="simple" xlink:href="https://static.ukrinform.com/photos/2023_05/1683219247-7839.jpeg" text:style-name="Internet_20_link" text:visited-style-name="Visited_20_Internet_20_Link">
<draw:frame draw:style-name="fr1" draw:name="Image143" text:anchor-type="as-char" svg:width="6.9236in" svg:height="3.956343in" draw:z-index="0">
<draw:image xlink:href="../Images/yкринформ/2023-05-04T18-43-00-03-00/630_360_1683219247-7839.jpeg" xlink:type="simple" xlink:show="embed" xlink:actuate="onLoad" draw:mime-type="image/jpeg"/>
</draw:frame>
</text:a>
 <text:a xlink:type="simple" xlink:href="https://static.ukrinform.com/photos/2023_05/1683219248-2054.jpeg" text:style-name="Internet_20_link" text:visited-style-name="Visited_20_Internet_20_Link">
<draw:frame draw:style-name="fr1" draw:name="Image144" text:anchor-type="as-char" svg:width="6.9236in" svg:height="3.956343in" draw:z-index="0">
<draw:image xlink:href="../Images/yкринформ/2023-05-04T18-43-00-03-00/630_360_1683219248-2054.jpeg" xlink:type="simple" xlink:show="embed" xlink:actuate="onLoad" draw:mime-type="image/jpeg"/>
</draw:frame>
</text:a>
 <text:a xlink:type="simple" xlink:href="https://static.ukrinform.com/photos/2023_05/1683219248-3206.jpeg" text:style-name="Internet_20_link" text:visited-style-name="Visited_20_Internet_20_Link">
<draw:frame draw:style-name="fr1" draw:name="Image145" text:anchor-type="as-char" svg:width="6.9236in" svg:height="3.956343in" draw:z-index="0">
<draw:image xlink:href="../Images/yкринформ/2023-05-04T18-43-00-03-00/630_360_1683219248-3206.jpeg" xlink:type="simple" xlink:show="embed" xlink:actuate="onLoad" draw:mime-type="image/jpeg"/>
</draw:frame>
</text:a>
 <text:a xlink:type="simple" xlink:href="https://static.ukrinform.com/photos/2023_05/1683219248-7501.jpeg" text:style-name="Internet_20_link" text:visited-style-name="Visited_20_Internet_20_Link">
<draw:frame draw:style-name="fr1" draw:name="Image146" text:anchor-type="as-char" svg:width="6.9236in" svg:height="3.956343in" draw:z-index="0">
<draw:image xlink:href="../Images/yкринформ/2023-05-04T18-43-00-03-00/630_360_1683219248-7501.jpeg" xlink:type="simple" xlink:show="embed" xlink:actuate="onLoad" draw:mime-type="image/jpeg"/>
</draw:frame>
</text:a>
"All words now wear military uniform", "My friends have become streets", "My country, where no one will be afraid of old age now," "How to count the days of February now, you don't know?" and other statements transferred to the posters of the Odessa artist, the founder of the Museum of Odessa Typography "Letters in the City" Sergirovinsky.<text:span text:style-name="T4">
 Read also: </text:span>
 <text:a xlink:type="simple" xlink:href="https://www.ukrinform.ua/rubric-culture/3702217-u-mikolaevi-vidkrili-vistavku-z-tvorcogo-ciklu-beregini-ukraini.html" text:style-name="Internet_20_link" text:visited-style-name="Visited_20_Internet_20_Link">
<text:span text:style-name="T4">
 exhibition </text:span>
</text:a>
There are 16 works in Kharkiv, all <text:a xlink:type="simple" xlink:href="https://www.instagram.com/posterbureau/" text:style-name="Internet_20_link" text:visited-style-name="Visited_20_Internet_20_Link">
</text:a>
From "letters in the city" can be viewed on the Internet. Posters are sold, and the proceeds are recalculated on the needs of the Armed Forces.</text:p>
      <text:p text:style-name="P4">
Posters have already been exhibited abroad, notes Chmuzh.</text:p>
      <text:p text:style-name="P4">
“We understand that in the last 14 months the whole world has been discovering Ukraine. We want the Ukrainian courage in the eyes of people to go side by side by a magnificent cultural heritage. Words that are very eloquently present the cultural of a large country during the Great War. Culture to live, cultivate, love culture, ”they say in Litmuzery.</text:p>
      <text:p text:style-name="P4">
See posters <text:a xlink:type="simple" xlink:href="https://www.ukrinform.ua/tag-harkiv" text:style-name="Internet_20_link" text:visited-style-name="Visited_20_Internet_20_Link">
</text:a>
They will be able to two weeks.</text:p>
      <text:p text:style-name="P4">
News Source: <text:a xlink:type="simple" xlink:href="https://www.ukrinform.ua/rubric-culture/3704873-u-harkivskomu-litmuzei-vidkrili-vistavku-vesnanij-plakat-voennogo-stanu.html" text:style-name="Internet_20_link" text:visited-style-name="Visited_20_Internet_20_Link">
https://www.ukrinform.ua/rubric-culture/3704873-u-harkivskomu-litmuzei-vidkrili-vistavku-vesnanij-plakat-voennogo-stanu.html</text:a>
</text:p>
      <!--NEWS-->
      <text:h text:style-name="P10" text:outline-level="1">
<text:span text:style-name="T4">
United24 in honor of the anniversary invited foreign guests to Ukraine</text:span>
</text:h>
      <text:p text:style-name="P4">
Authors: Ukrinform (Person)</text:p>
      <text:p text:style-name="P4">
Publisher: Укринформ (Organization)</text:p>
      <text:p text:style-name="P4">
Published Time: 2023-05-04T18:51:31+03:00</text:p>
      <text:p text:style-name="P4">
Modified Time: 2023-05-04T18:51:31+03:00</text:p>
      <text:p text:style-name="P4">
Description: The United24 platform was launched on May 5, 2022, reported on Thursday about a visit to foreign guests before its anniversary. - Ukrinform.</text:p>
      <text:p text:style-name="P4">
Images: ["<text:a xlink:type="simple" xlink:href="https://static.ukrinform.com/photos/2023_01/thumb_files/630_360_1673430270-756.jpg" text:style-name="Internet_20_link" text:visited-style-name="Visited_20_Internet_20_Link">
630_360_16734...</text:a>
"]</text:p>
      <text:p text:style-name="P4">
Tags: ['#UАразом', 'Відбудова', 'United24']</text:p>
      <text:p text:style-name="P4">
Type: Article</text:p>
      <!--METADATA-->
      <text:p text:style-name="P4">
<draw:frame draw:style-name="fr1" draw:name="Image147" text:anchor-type="as-char" svg:width="6.9236in" svg:height="3.956343in" draw:z-index="0">
<draw:image xlink:href="../Images/yкринформ/2023-05-04T18-51-31-03-00/630_360_1673430270-756.jpg" xlink:type="simple" xlink:show="embed" xlink:actuate="onLoad" draw:mime-type="image/jpeg"/>
</draw:frame>
The platformunited24, launched on May 5, 2022, reported on Thursday about the visit of foreign houses to its anniversary.</text:p>
      <text:p text:style-name="P4">
According to Ukrinform, this is reported on the initiative page of <text:a xlink:type="simple" xlink:href="https://twitter.com/U24_gov_ua/status/1654100916864266240" text:style-name="Internet_20_link" text:visited-style-name="Visited_20_Internet_20_Link">
</text:a>
.</text:p>
      <text:p text:style-name="Quotations">

<text:p text:style-name="P4">
Tomorrow is <text:a xlink:type="simple" xlink:href="https://twitter.com/hashtag/UNITED24" text:style-name="Internet_20_link" text:visited-style-name="Visited_20_Internet_20_Link">
&gt;
 </text:a>
's&gt;
 anniversary. Today, we are welcoming the first guests.  &gt;
  &gt;
  Our ambassador <text:a xlink:type="simple" xlink:href="https://twitter.com/KatherynWinnick" text:style-name="Internet_20_link" text:visited-style-name="Visited_20_Internet_20_Link">
 </text:a>
&gt;
 , actress <text:a xlink:type="simple" xlink:href="https://twitter.com/IvannaSakhno" text:style-name="Internet_20_link" text:visited-style-name="Visited_20_Internet_20_Link">
 </text:a>
, Jamie&gt;
 Kennaway from And Us agency, as well as <text:a xlink:type="simple" xlink:href="https://twitter.com/Imaginedragons" text:style-name="Internet_20_link" text:visited-style-name="Visited_20_Internet_20_Link">
&gt;
 </text:a>
 ' <text:a xlink:type="simple" xlink:href="https://twitter.com/Ty_Arnold_" text:style-name="Internet_20_link" text:visited-style-name="Visited_20_Internet_20_Link">
&gt;
 </text:a>
and <text:a xlink:type="simple" xlink:href="https://twitter.com/realmacreynolds" text:style-name="Internet_20_link" text:visited-style-name="Visited_20_Internet_20_Link">
&gt;
 </text:a>
are already in&gt;
 Kyiv! &gt;
  &gt;
  Welcome to Ukraine🇺🇦 <text:a xlink:type="simple" xlink:href="https://t.co/Yr46URjPBI" text:style-name="Internet_20_link" text:visited-style-name="Visited_20_Internet_20_Link">
 </text:a>
&gt;
&gt;
 — U24(@ U24_gov_ua) <text:a xlink:type="simple" xlink:href="https://twitter.com/U24_gov_ua/status/1654100916864266240" text:style-name="Internet_20_link" text:visited-style-name="Visited_20_Internet_20_Link">
&gt;
 </text:a>
“Tomorrow Anniversary <text:a xlink:type="simple" xlink:href="https://www.ukrinform.ua/tag-united24" text:style-name="Internet_20_link" text:visited-style-name="Visited_20_Internet_20_Link">
</text:a>
. Today we are Miza. Our Ambassador Katherine Vinnik, actress Ivanna Sakhno, Jamie Kennaei from And Us, as well as Imagine Dragons, Tai Arnold and Macrainolds already in Kiev!”</text:p>

</text:p>
      <text:p text:style-name="P4">
As it was reported, on May 5, 2022, Volodymyr Zelenskyy announced that Ukraine wakes the global initiative United24. It is aimed at raising funds for assistance in the process of restoration of Ukraine in the conditions of war.</text:p>
      <text:p text:style-name="P4">
<text:span text:style-name="T4">
 Read also: </text:span>
 <text:a xlink:type="simple" xlink:href="https://www.ukrinform.ua/rubric-society/3695881-za-zibrani-cerez-united24-pridbaut-ponad-280-funkcionalnih-lizok-dla-likaren.html" text:style-name="Internet_20_link" text:visited-style-name="Visited_20_Internet_20_Link">
<text:span text:style-name="T4">
 United24 </text:span>
</text:a>
On April 7, 2023, Volodymyr Zelensky reported that during the 11 months the functioning of the United24 Fandering Platform to help Ukraine raised $ 300 million, donations from more than 110 countries.</text:p>
      <text:p text:style-name="P4">
Also, British entrepreneur Richard Branson, who recently became a new Ambassador United24, called on the event to strengthen Ukraine's support after our country's business.</text:p>
      <text:p text:style-name="P4">
News Source: <text:a xlink:type="simple" xlink:href="https://www.ukrinform.ua/rubric-society/3704789-united24-na-cest-ricnici-zaprosila-v-ukrainu-inozemnih-gostej.html" text:style-name="Internet_20_link" text:visited-style-name="Visited_20_Internet_20_Link">
https://www.ukrinform.ua/rubric-society/3704789-united24-na-cest-ricnici-zaprosila-v-ukrainu-inozemnih-gostej.html</text:a>
</text:p>
      <!--NEWS-->
      <text:h text:style-name="P10" text:outline-level="1">
<text:span text:style-name="T4">
Saul Alvarez's boxing champion with brothers entered the Guinness Book of Records</text:span>
</text:h>
      <text:p text:style-name="P4">
Authors: Ukrinform (Person)</text:p>
      <text:p text:style-name="P4">
Publisher: Укринформ (Organization)</text:p>
      <text:p text:style-name="P4">
Published Time: 2023-05-04T18:52:47+03:00</text:p>
      <text:p text:style-name="P4">
Modified Time: 2023-05-04T18:52:47+03:00</text:p>
      <text:p text:style-name="P4">
Description: Kanello and six of his relatives received the distinction. - Ukrinform.</text:p>
      <text:p text:style-name="P4">
Images: ["<text:a xlink:type="simple" xlink:href="https://static.ukrinform.com/photos/2023_05/thumb_files/630_360_1683215416-498.jpg" text:style-name="Internet_20_link" text:visited-style-name="Visited_20_Internet_20_Link">
630_360_16832...</text:a>
", "<text:a xlink:type="simple" xlink:href="https://static.ukrinform.com/photos/2023_05/1683215535-968.jpg" text:style-name="Internet_20_link" text:visited-style-name="Visited_20_Internet_20_Link">
1683215535-96...</text:a>
"]</text:p>
      <text:p text:style-name="P4">
Tags: ['Бокс', 'Книга рекордів Гіннеса']</text:p>
      <text:p text:style-name="P4">
Type: Article</text:p>
      <!--METADATA-->
      <text:p text:style-name="P4">
<draw:frame draw:style-name="fr1" draw:name="Image148" text:anchor-type="as-char" svg:width="6.9236in" svg:height="3.956343in" draw:z-index="0">
<draw:image xlink:href="../Images/yкринформ/2023-05-04T18-52-47-03-00/630_360_1683215416-498.jpg" xlink:type="simple" xlink:show="embed" xlink:actuate="onLoad" draw:mime-type="image/jpeg"/>
</draw:frame>
Kanello and six of his relatives were held.</text:p>
      <text:p text:style-name="P4">
Boxing World Champion Saul "Kanelo" Alvarez with his brothers entered the Guinness Books for Boxing Evening in Mexico in 2008 <text:a xlink:type="simple" xlink:href="https://wbcboxing.com/en/sevenfold-bros-gloss/" text:style-name="Internet_20_link" text:visited-style-name="Visited_20_Internet_20_Link">
</text:a>
Official site of the World -Board Council(WBC), reports Ukrinform.</text:p>
      <text:p text:style-name="P4">
Since 2005, Kanelo has spent 62 matches in the professional ring, in which he won 58 winners. 21 of them Alvarez conducted in June 2008 in Mexican Savpopan, when a unanimous decision of the judges defeated the compatriot Migulavaskes.</text:p>
      <text:p text:style-name="P4">
That evening, almost 15 years ago, it finally became history. He became the only one when seven brothers fighting at once in one event: except Saul, Rigberto, Daniel, Ricardo, Gonzalo, Victor and Ramon came into the ring.</text:p>
      <text:p text:style-name="P4">
For two of them, Ramon and Daniel - the 2008 battle was the only professional. Instead, Rigoberto Alvarez for his career was 31 battle and became a temporary world in the first average weight of WBA.</text:p>
      <text:p text:style-name="P4">
Three of the brothers were defeated on June 28, 2008. Ramon and Rigoberto were ahead of time in the second and third rounds, respectively, and Saul and Ricardo win a match by points.</text:p>
      <text:p text:style-name="P4">
<draw:frame draw:style-name="fr1" draw:name="Image149" text:anchor-type="as-char" svg:width="6.9236in" svg:height="3.894525in" draw:z-index="0">
<draw:image xlink:href="../Images/yкринформ/2023-05-04T18-52-47-03-00/1683215535-968.jpg" xlink:type="simple" xlink:show="embed" xlink:actuate="onLoad" draw:mime-type="image/jpeg"/>
</draw:frame>
The Guinness Book of Records of Mexicans took place in the Hinness Book of Records in front of the duel Kanello with British John Raider, a contender for Alvarez's championship belts.</text:p>
      <text:p text:style-name="P4">
<text:span text:style-name="T4">
 Read also: </text:span>
 <text:a xlink:type="simple" xlink:href="https://www.ukrinform.ua/rubric-sports/3704516-usik-stav-ambasadorom-nacionalnoi-zbirnoi-ukraini-z-futbolu.html" text:style-name="Internet_20_link" text:visited-style-name="Visited_20_Internet_20_Link">
</text:a>
As reported by Ukrinform, on May 6 in the Mexican Guadalahar Alvaries will be corrected with British John Raider, the title of absolute fairweight in the second middleweight will stand at stake.</text:p>
      <text:p text:style-name="P4">
Photo: Getty Image, WBCBOXING.com</text:p>
      <text:p text:style-name="P4">
News Source: <text:a xlink:type="simple" xlink:href="https://www.ukrinform.ua/rubric-sports/3704790-cempion-svitu-z-boksu-saul-alvares-z-bratami-uvijsov-do-knigi-rekordiv-ginnesa.html" text:style-name="Internet_20_link" text:visited-style-name="Visited_20_Internet_20_Link">
https://www.ukrinform.ua/rubric-sports/3704790-cempion-svitu-z-boksu-saul-alvares-z-bratami-uvijsov-do-knigi-rekordiv-ginnesa.html</text:a>
</text:p>
      <!--NEWS-->
      <text:h text:style-name="P10" text:outline-level="1">
<text:span text:style-name="T4">
Cherevat - about Bakhmut: The enemy still has stocks of technique but the potential is depleted</text:span>
</text:h>
      <text:p text:style-name="P4">
Authors: Ukrinform (Person)</text:p>
      <text:p text:style-name="P4">
Publisher: Укринформ (Organization)</text:p>
      <text:p text:style-name="P4">
Published Time: 2023-05-04T18:53:31+03:00</text:p>
      <text:p text:style-name="P4">
Modified Time: 2023-05-04T18:53:31+03:00</text:p>
      <text:p text:style-name="P4">
Description: During the day, Ukrainian defenders to eliminate 133 invaders under Bakhmut, and 176 were injured. The Russians use outdated equipment, which indicates the exhaustion of the potential. - Ukrinform.</text:p>
      <text:p text:style-name="P4">
Images: ["<text:a xlink:type="simple" xlink:href="https://static.ukrinform.com/photos/2023_02/thumb_files/630_360_1675756522-669.jpg" text:style-name="Internet_20_link" text:visited-style-name="Visited_20_Internet_20_Link">
630_360_16757...</text:a>
"]</text:p>
      <text:p text:style-name="P4">
Tags: ['Бахмут', 'ЗСУ', 'Війна з росією', '#stoprussia', 'Єдині новини']</text:p>
      <text:p text:style-name="P4">
Type: Article</text:p>
      <!--METADATA-->
      <text:p text:style-name="P4">
<draw:frame draw:style-name="fr1" draw:name="Image150" text:anchor-type="as-char" svg:width="6.9236in" svg:height="3.956343in" draw:z-index="0">
<draw:image xlink:href="../Images/yкринформ/2023-05-04T18-53-31-03-00/630_360_1675756522-669.jpg" xlink:type="simple" xlink:show="embed" xlink:actuate="onLoad" draw:mime-type="image/jpeg"/>
</draw:frame>
During the day, the Ukrainian defenders to eliminate 133 invaders under Bakhmut, and another 176 were harvested. The Russians use outdated equipment, which indicates the depletion of the potential.</text:p>
      <text:p text:style-name="P4">
The spokesman of the Eastern Urgent Armed Forces of the Armed Forces Sergey Cherevaty reported this on the air of the Televahorphone "Unified News", Ukrinform correspondent reports.</text:p>
      <text:p text:style-name="P4">
“Bakhmut today is the main goal of the enemy, the concentration of all his attackers. During this day, he attacked our positions 19 times in this direction, 229 times fired at various systems and calibers of the formation and jet artillery, 2 aircraft aircraft. Instead, during the reflection of these attacks, 133 the occupier, 176 were injured. The Radioelectronic Wrestling Station and Two Stations of the Strizh, two self -propelled enemy installations, two guns, BMPs and 8 field warehouses were also destroyed, ”the spokesman informed.</text:p>
      <text:p text:style-name="P4">
Answering the question whether the invaders manage to replenish their courses quickly, Cherevaty noted that, unfortunately, the enemy has stocks, but every day Ukrainian defenders do everything to reduce this stock. In addition, the use of outdated BMP-1 or BTR-60 equipment, the T-62 tanks indicates that the enemy's potential is depleted, he said.</text:p>
      <text:p text:style-name="P4">
<text:span text:style-name="T4">
 Read also: </text:span>
 <text:a xlink:type="simple" xlink:href="https://www.ukrinform.ua/rubric-ato/3704749-na-tavrijskomu-napramku-sili-oboroni-vikonali-872-vognevi-zavdanna-znisili-majze-dvi-roti-rf.html" text:style-name="Internet_20_link" text:visited-style-name="Visited_20_Internet_20_Link">
</text:a>
Cherevaty also expressed his hope that the Russians' attempts to take Bakhmut by May 9 would be offset by the heroic struggle of Ukrainian defenders.</text:p>
      <text:p text:style-name="P4">
"Even if you look strategically, it already looks a little funny, when for the largest country in the world the main trophy for May 9 will be the take -off center," the spokesman said.</text:p>
      <text:p text:style-name="P4">
As reported by Ukrinform, the forces of Ukraine's defense during a full -scale war <text:a xlink:type="simple" xlink:href="https://www.ukrinform.ua/rubric-ato/3704467-zsu-za-dobu-znisili-se-650-rosijskih-zagarbnikiv.html" text:style-name="Internet_20_link" text:visited-style-name="Visited_20_Internet_20_Link">
</text:a>
, including 650 people - in the last day.</text:p>
      <text:p text:style-name="P4">
<text:span text:style-name="T5">
Foto: flickr</text:span>
</text:p>
      <text:p text:style-name="P4">
News Source: <text:a xlink:type="simple" xlink:href="https://www.ukrinform.ua/rubric-ato/3704792-cerevatij-pro-bahmut-vorog-se-mae-zapasi-tehniki-ale-potencial-visnazuetsa.html" text:style-name="Internet_20_link" text:visited-style-name="Visited_20_Internet_20_Link">
https://www.ukrinform.ua/rubric-ato/3704792-cerevatij-pro-bahmut-vorog-se-mae-zapasi-tehniki-ale-potencial-visnazuetsa.html</text:a>
</text:p>
      <!--NEWS-->
      <text:h text:style-name="P10" text:outline-level="1">
<text:span text:style-name="T4">
Last year, the budget was underpassed 1.2 billion from the rental of the State Property - FDMU</text:span>
</text:h>
      <text:p text:style-name="P4">
Authors: Ukrinform (Person)</text:p>
      <text:p text:style-name="P4">
Publisher: Укринформ (Organization)</text:p>
      <text:p text:style-name="P4">
Published Time: 2023-05-04T18:58:05+03:00</text:p>
      <text:p text:style-name="P4">
Modified Time: 2023-05-04T18:58:05+03:00</text:p>
      <text:p text:style-name="P4">
Description: In 2022, due to the full -scale invasion of the Russian Federation, the budget lost UAH 1.2 billion, which were paid to the tenants of state property. - Ukrinform.</text:p>
      <text:p text:style-name="P4">
Images: ["<text:a xlink:type="simple" xlink:href="https://static.ukrinform.com/photos/2020_05/thumb_files/630_360_1589463148-862.jpg" text:style-name="Internet_20_link" text:visited-style-name="Visited_20_Internet_20_Link">
630_360_15894...</text:a>
"]</text:p>
      <text:p text:style-name="P4">
Tags: ['Бюджет', 'ФДМУ', 'Гроші', 'Оренда']</text:p>
      <text:p text:style-name="P4">
Type: Article</text:p>
      <!--METADATA-->
      <text:p text:style-name="P4">
<draw:frame draw:style-name="fr1" draw:name="Image151" text:anchor-type="as-char" svg:width="6.9236in" svg:height="3.956343in" draw:z-index="0">
<draw:image xlink:href="../Images/yкринформ/2023-05-04T18-58-05-03-00/630_360_1589463148-862.jpg" xlink:type="simple" xlink:show="embed" xlink:actuate="onLoad" draw:mime-type="image/jpeg"/>
</draw:frame>
In 2022, due to a full -scale invasion of the Russian Federation, the budget lost UAH 1.2 billion, which were used to pay tenants of state property.</text:p>
      <text:p text:style-name="P4">
According to Ukrinform, the press service of the State Property Fund in [] reports it(https://www.facebook.com/spfu.gov.ua/posts/pfbid031B5gxEboScxnK1tvjkVDt4wwPZoNXSsivsRS7LHKM5mQHX7KdSAdWtURgo61jr8il?locale=uk_UA).</text:p>
      <text:p text:style-name="P4">
«Держбюджет втратив 1,2 млрд грн орендної плати у 2022 році через вторгненнярф. В ці підрахунки включені платежі, які мали сплатити орендарі державногомайна на тимчасово окупованих територіях України», - йдеться в повідомленні.</text:p>
      <text:p text:style-name="P4">
Наголошується, що <text:a xlink:type="simple" xlink:href="https://www.ukrinform.ua/tag-fdmu" text:style-name="Internet_20_link" text:visited-style-name="Visited_20_Internet_20_Link">
 </text:a>
Since 2014, he will recover the amounts of underpaid rent in the occupied territories. It will consider them to fully liberate Ukrainian lands in order to bring this money from the Russian Federation in the future.</text:p>
      <text:p text:style-name="P4">
<text:span text:style-name="T4">
 Read also: </text:span>
 <text:a xlink:type="simple" xlink:href="https://www.ukrinform.ua/rubric-economy/3704388-fond-derzmajna-znovu-vistavit-na-torgi-elektronmas.html" text:style-name="Internet_20_link" text:visited-style-name="Visited_20_Internet_20_Link">
</text:a>
As reported, as of April, the state budget of state property revenue has reached UAH 218.4 million since the beginning of 2023, which is almost 30% of the plan for a year.</text:p>
      <text:p text:style-name="P4">
News Source: <text:a xlink:type="simple" xlink:href="https://www.ukrinform.ua/rubric-economy/3704794-torik-budzet-nedootrimav-12-milarda-vid-orendi-derzmajna-fdmu.html" text:style-name="Internet_20_link" text:visited-style-name="Visited_20_Internet_20_Link">
https://www.ukrinform.ua/rubric-economy/3704794-torik-budzet-nedootrimav-12-milarda-vid-orendi-derzmajna-fdmu.html</text:a>
</text:p>
      <!--NEWS-->
      <text:h text:style-name="P10" text:outline-level="1">
<text:span text:style-name="T4">
Until seven years in prison condemned a resident of Bakhmut, who "drained" the Russians about the Armed Forces</text:span>
</text:h>
      <text:p text:style-name="P4">
Authors: Ukrinform (Person)</text:p>
      <text:p text:style-name="P4">
Publisher: Укринформ (Organization)</text:p>
      <text:p text:style-name="P4">
Published Time: 2023-05-04T19:03:00+03:00</text:p>
      <text:p text:style-name="P4">
Modified Time: 2023-05-04T19:03:00+03:00</text:p>
      <text:p text:style-name="P4">
Description: By seven years imprisonment was sentenced by a resident of Bakhmut, who placed in the pro-Russian chat boards of the Armed Forces. - Ukrinform.</text:p>
      <text:p text:style-name="P4">
Images: ["<text:a xlink:type="simple" xlink:href="https://static.ukrinform.com/photos/2017_12/thumb_files/630_360_1514464397-1884.jpg" text:style-name="Internet_20_link" text:visited-style-name="Visited_20_Internet_20_Link">
630_360_15144...</text:a>
", "<text:a xlink:type="simple" xlink:href="https://static.ukrinform.com/photos/2023_05/1683227273-140.jpg" text:style-name="Internet_20_link" text:visited-style-name="Visited_20_Internet_20_Link">
1683227273-14...</text:a>
", "<text:a xlink:type="simple" xlink:href="https://static.ukrinform.com/photos/2023_05/1683227273-620.jpg" text:style-name="Internet_20_link" text:visited-style-name="Visited_20_Internet_20_Link">
1683227273-62...</text:a>
"]</text:p>
      <text:p text:style-name="P4">
Tags: ['Бахмут', 'Шпигун', 'Суд', 'Офіс генпрокурора', 'Війна з росією']</text:p>
      <text:p text:style-name="P4">
Type: Article</text:p>
      <!--METADATA-->
      <text:p text:style-name="P4">
<draw:frame draw:style-name="fr1" draw:name="Image152" text:anchor-type="as-char" svg:width="6.9236in" svg:height="3.956343in" draw:z-index="0">
<draw:image xlink:href="../Images/yкринформ/2023-05-04T19-03-00-03-00/630_360_1514464397-1884.jpg" xlink:type="simple" xlink:show="embed" xlink:actuate="onLoad" draw:mime-type="image/jpeg"/>
</draw:frame>
The seven-year imprisonment was condemned by a resident of Bakhmut, who placed the Coordinates of the Armed Forces of the Armed Forces.</text:p>
      <text:p text:style-name="P4">
According to Ukrinform, the prosecutor General's Office reports in <text:a xlink:type="simple" xlink:href="https://t.me/pgo_gov_ua/11829" text:style-name="Internet_20_link" text:visited-style-name="Visited_20_Internet_20_Link">
</text:a>
 .</text:p>
      <text:p text:style-name="P4">
<draw:frame draw:style-name="fr1" draw:name="Image153" text:anchor-type="as-char" svg:width="6.9236in" svg:height="9.231467in" draw:z-index="0">
<draw:image xlink:href="../Images/yкринформ/2023-05-04T19-03-00-03-00/1683227273-140.jpg" xlink:type="simple" xlink:show="embed" xlink:actuate="onLoad" draw:mime-type="image/jpeg"/>
</draw:frame>
For public prosecution of prosecutors of the Donetsk Regional Prosecutor's Office, the court has been a sentence of a citizen for dissemination of information on the location of armed forces of Ukraine and storage of firearms(Part 2 of Art. 114-2, Part 1 of Art. 263 Criminal Code of Ukraine). Його засуджено до 7 років позбавлення волі.</text:p>
      <text:p text:style-name="P4">
<draw:frame draw:style-name="fr1" draw:name="Image154" text:anchor-type="as-char" svg:width="6.9236in" svg:height="9.231467in" draw:z-index="0">
<draw:image xlink:href="../Images/yкринформ/2023-05-04T19-03-00-03-00/1683227273-620.jpg" xlink:type="simple" xlink:show="embed" xlink:actuate="onLoad" draw:mime-type="image/jpeg"/>
</draw:frame>
Prosecutors in court proved that in June-July 2022 a man from his own telephone placed in the pro-Russian chat-bot of the Telegram messenger information.</text:p>
      <text:p text:style-name="P4">
He spread the coordinates of the locations of servicemen and the equipment of Bakhmuti <text:a xlink:type="simple" xlink:href="https://www.ukrinform.ua/tag-doneccina" text:style-name="Internet_20_link" text:visited-style-name="Visited_20_Internet_20_Link">
</text:a>
.</text:p>
      <text:p text:style-name="P4">
<text:span text:style-name="T4">
 Read also: </text:span>
 <text:a xlink:type="simple" xlink:href="https://www.ukrinform.ua/rubric-kyiv/3704194-sbu-zatrimala-u-lavah-zsu-kianina-akij-informuvav-rosian-pro-oboronu-stolici.html" text:style-name="Internet_20_link" text:visited-style-name="Visited_20_Internet_20_Link">
<text:span text:style-name="T4">
 SBU </text:span>
</text:a>
He also found AK-74 machine gun on the territory of the city and retained it by law permission in one of the abandoned buildings.</text:p>
      <text:p text:style-name="P4">
The man was waiting for a court in the court.</text:p>
      <text:p text:style-name="P4">
As reported by Ukrinform, in May up to 5 years imprisonment(https://www.ukrinform.ua/rubric-regions/3703259-harkivanin-otrimav-pat-rokiv-uvaznenna-zdavav-rosianam-pozicii-ppo.html)Positions of air defense.</text:p>
      <text:p text:style-name="P4">
News Source: <text:a xlink:type="simple" xlink:href="https://www.ukrinform.ua/rubric-ato/3704883-do-semi-rokiv-uvaznenna-zasudili-zitela-bahmuta-akij-zlivav-rosianam-dani-pro-zsu.html" text:style-name="Internet_20_link" text:visited-style-name="Visited_20_Internet_20_Link">
https://www.ukrinform.ua/rubric-ato/3704883-do-semi-rokiv-uvaznenna-zasudili-zitela-bahmuta-akij-zlivav-rosianam-dani-pro-zsu.html</text:a>
</text:p>
      <!--NEWS-->
      <text:h text:style-name="P10" text:outline-level="1">
<text:span text:style-name="T4">
The EU discusses the mechanism of sanctions against countries that provide Russia's trading channels - Bloomberg</text:span>
</text:h>
      <text:p text:style-name="P4">
Authors: Ukrinform (Person)</text:p>
      <text:p text:style-name="P4">
Publisher: Укринформ (Organization)</text:p>
      <text:p text:style-name="P4">
Published Time: 2023-05-04T19:04:00+03:00</text:p>
      <text:p text:style-name="P4">
Modified Time: 2023-05-04T19:04:00+03:00</text:p>
      <text:p text:style-name="P4">
Description: The European Union discusses a new mechanism for sanctions against third countries that do not prevent Russia's abuse of sanctions, especially in terms of trade in key or technologies. - Ukrinform.</text:p>
      <text:p text:style-name="P4">
Images: ["<text:a xlink:type="simple" xlink:href="https://static.ukrinform.com/photos/2019_03/thumb_files/630_360_1552317427-848.jpg" text:style-name="Internet_20_link" text:visited-style-name="Visited_20_Internet_20_Link">
630_360_15523...</text:a>
"]</text:p>
      <text:p text:style-name="P4">
Tags: ['Антиросійські санкції', 'Економіка', 'Євросоюз', 'Транзит']</text:p>
      <text:p text:style-name="P4">
Type: Article</text:p>
      <!--METADATA-->
      <text:p text:style-name="P4">
<draw:frame draw:style-name="fr1" draw:name="Image155" text:anchor-type="as-char" svg:width="6.9236in" svg:height="3.956343in" draw:z-index="0">
<draw:image xlink:href="../Images/yкринформ/2023-05-04T19-04-00-03-00/630_360_1552317427-848.jpg" xlink:type="simple" xlink:show="embed" xlink:actuate="onLoad" draw:mime-type="image/jpeg"/>
</draw:frame>
The European Union discusses a new mechanism for sanctions against third countries that prevent Russia from the evasion of sanctions, especially in relation to trade goods or technologies.</text:p>
      <text:p text:style-name="P4">
As Ukrinform reports, it reports <text:a xlink:type="simple" xlink:href="https://www.bloomberg.com/news/articles/2023-05-04/eu-aims-to-target-nations-through-which-russia-evades-sanctions" text:style-name="Internet_20_link" text:visited-style-name="Visited_20_Internet_20_Link">
</text:a>
.</text:p>
      <text:p text:style-name="P4">
“The main purpose of the tool( <text:a xlink:type="simple" xlink:href="https://www.ukrinform.ua/tag-sankcii" text:style-name="Internet_20_link" text:visited-style-name="Visited_20_Internet_20_Link">
 </text:a>
-Rad.)It would be the maintenance of countries from the help of Russia and the suppression of trade channels that Moscow can use, ”the message reads.</text:p>
      <text:p text:style-name="P4">
If the new sanction mechanism does not work, the EU will be able to impose further targeted restrictions on key products.</text:p>
      <text:p text:style-name="P4">
"The EU also aims to expand the scope of several existing export measures to prohibit the transit of many goods through Russia," Bloomberg notes.</text:p>
      <text:p text:style-name="P4">
The new coercive mechanism will give the EU Member States the power to create a two lists: third countries that fall under sanctions and separate-forbidden goods. It will also facilitate the imposition of sanctions on companies in third countries that overlook EU sanctions.</text:p>
      <text:p text:style-name="P4">
Imports to Russia semiconductors, integral schemes and other technologies have sharpened from countries such as Kazakhstan, UAE, Turkey, China and others from the beginning of the full -scale invasion of Russia into Ukraine.</text:p>
      <text:p text:style-name="P4">
<text:span text:style-name="T4">
 Read also: </text:span>
 <text:a xlink:type="simple" xlink:href="https://www.ukrinform.ua/rubric-economy/3704028-moskva-prodovzue-torgivlu-zolotom-popri-zahidni-sankcii-bloomberg.html" text:style-name="Internet_20_link" text:visited-style-name="Visited_20_Internet_20_Link">
<text:span text:style-name="T4">
 sanctions </text:span>
</text:a>
It was reported that the 11th package of EU sanctions against Russia will be approved not earlier half of May.</text:p>
      <text:p text:style-name="P4">
The European Union intends to prohibit the transit of many goods by the territory of the Russian territory, trying to strengthen the compliance with previously imposed sanctions.</text:p>
      <text:p text:style-name="P4">
News Source: <text:a xlink:type="simple" xlink:href="https://www.ukrinform.ua/rubric-economy/3704796-es-obgovorue-mehanizm-sankcij-proti-krain-aki-nadaut-rosii-torgovi-kanali-bloomberg.html" text:style-name="Internet_20_link" text:visited-style-name="Visited_20_Internet_20_Link">
https://www.ukrinform.ua/rubric-economy/3704796-es-obgovorue-mehanizm-sankcij-proti-krain-aki-nadaut-rosii-torgovi-kanali-bloomberg.html</text:a>
</text:p>
      <!--NEWS-->
      <text:h text:style-name="P10" text:outline-level="1">
<text:span text:style-name="T4">
The NBU expects that most banks will be able to restore capital</text:span>
</text:h>
      <text:p text:style-name="P4">
Authors: Ukrinform (Person)</text:p>
      <text:p text:style-name="P4">
Publisher: Укринформ (Organization)</text:p>
      <text:p text:style-name="P4">
Published Time: 2023-05-04T19:04:23+03:00</text:p>
      <text:p text:style-name="P4">
Modified Time: 2023-05-04T19:04:23+03:00</text:p>
      <text:p text:style-name="P4">
Description: The result of the banking system gives the National Bank the reason to calculate that banks will be able to restore capital at the expense of current activities. - Ukrinform.</text:p>
      <text:p text:style-name="P4">
Images: ["<text:a xlink:type="simple" xlink:href="https://static.ukrinform.com/photos/2020_01/thumb_files/630_360_1579710598-395.jpg" text:style-name="Internet_20_link" text:visited-style-name="Visited_20_Internet_20_Link">
630_360_15797...</text:a>
"]</text:p>
      <text:p text:style-name="P4">
Tags: ['Банк', 'Нацбанк', 'Гроші']</text:p>
      <text:p text:style-name="P4">
Type: Article</text:p>
      <!--METADATA-->
      <text:p text:style-name="P4">
<draw:frame draw:style-name="fr1" draw:name="Image156" text:anchor-type="as-char" svg:width="6.9236in" svg:height="3.956343in" draw:z-index="0">
<draw:image xlink:href="../Images/yкринформ/2023-05-04T19-04-23-03-00/630_360_1579710598-395.jpg" xlink:type="simple" xlink:show="embed" xlink:actuate="onLoad" draw:mime-type="image/jpeg"/>
</draw:frame>
The result of the banking system gives the National Bank the grounds to calculate that banks will be able to restore capital at the expense of current activities.</text:p>
      <text:p text:style-name="P4">
According to Ukrinform, the First Deputy Chairman of the NBU Katerynazhkov in the column emphasized this <text:a xlink:type="simple" xlink:href="https://www.epravda.com.ua/columns/2023/05/4/699756/" text:style-name="Internet_20_link" text:visited-style-name="Visited_20_Internet_20_Link">
</text:a>
.</text:p>
      <text:p text:style-name="P4">
“We expect the majority <text:a xlink:type="simple" xlink:href="https://www.ukrinform.ua/tag-bank" text:style-name="Internet_20_link" text:visited-style-name="Visited_20_Internet_20_Link">
</text:a>
They will be able to restore capital at the expense of current activities. Financial result for the past year(that was almost UAH 23 billion)and for the first quarter this year(34 llrd UAH)He gives us confidence that banks will be able to do it, ” - said.</text:p>
      <text:p text:style-name="P4">
According to her, an important element of capital recovery will be to reduce credit risks or to resolve military NPL(non -working loans). Длякредитів, що мають перспективи повернення, банки можуть провестиреструктуризацію – запропонувати позичальнику комфортніший графік повернення.</text:p>
      <text:p text:style-name="P4">
<text:span text:style-name="T4">
Читайте також:</text:span>
 <text:a xlink:type="simple" xlink:href="https://www.ukrinform.ua/rubric-economy/3704607-u-kasah-bankiv-zbilsivsa-oborot-gotivki-nbu.html" text:style-name="Internet_20_link" text:visited-style-name="Visited_20_Internet_20_Link">
 <text:span text:style-name="T4">
НБУ</text:span>
 </text:a>
Instead, it is advisable to offer the borrowers who have lost their pledge and industrial power through the war to fully or partial termination of interest, Rozhkova says.</text:p>
      <text:p text:style-name="P4">
"We will have to recognize losses in order to recover them from the aggressor country. It is a long process that can last for years. But you need a clear pay, and an assessment of stability will help in its development. Ultimately, the evaluation of stability will allow to predict the return to the usual, "peaceful" banking regulation and further implementation of regulatory requirements, ”Rozhkova emphasized.</text:p>
      <text:p text:style-name="P4">
She expressed her hope that the economy will be improved and traditional AQR will be restored(asset quality assessment)with the involvement of independent experts and the leading world practice.</text:p>
      <text:p text:style-name="P4">
<text:span text:style-name="T4">
 Read also: </text:span>
 <text:a xlink:type="simple" xlink:href="https://www.ukrinform.ua/rubric-economy/3704568-miznarodni-rezervi-ukraini-zrosli-majze-do-36-milardiv-nacbank.html" text:style-name="Internet_20_link" text:visited-style-name="Visited_20_Internet_20_Link">
</text:a>
“The National Bank is already actively working in this direction together with international partners, including the IMF. The assessment of the stability of 2023 is a significant, but only the first step in this direction, ”the NBU deputy chairman added.</text:p>
      <text:p text:style-name="P4">
It has been reported that in order to determine the real state of the banking sector, the bank begins assessing the stability of banks and the banking system.</text:p>
      <text:p text:style-name="P4">
News Source: <text:a xlink:type="simple" xlink:href="https://www.ukrinform.ua/rubric-economy/3704795-u-nbu-rozrahovuut-so-bilsist-bankiv-zmozut-vidnoviti-kapital.html" text:style-name="Internet_20_link" text:visited-style-name="Visited_20_Internet_20_Link">
https://www.ukrinform.ua/rubric-economy/3704795-u-nbu-rozrahovuut-so-bilsist-bankiv-zmozut-vidnoviti-kapital.html</text:a>
</text:p>
      <!--NEWS-->
      <text:h text:style-name="P10" text:outline-level="1">
<text:span text:style-name="T4">
Defense forces reflected about 50 Russian attacks in three directions</text:span>
</text:h>
      <text:p text:style-name="P4">
Authors: Ukrinform (Person)</text:p>
      <text:p text:style-name="P4">
Publisher: Укринформ (Organization)</text:p>
      <text:p text:style-name="P4">
Published Time: 2023-05-04T19:09:28+03:00</text:p>
      <text:p text:style-name="P4">
Modified Time: 2023-05-04T19:09:28+03:00</text:p>
      <text:p text:style-name="P4">
Description: The forces of Ukraine's defense during the day repelled about 50 enemy attacks in Liman, Bakhmut and Mariinsky.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57" text:anchor-type="as-char" svg:width="6.9236in" svg:height="3.956343in" draw:z-index="0">
<draw:image xlink:href="../Images/yкринформ/2023-05-04T19-09-28-03-00/630_360_1682620469-597.jpg" xlink:type="simple" xlink:show="embed" xlink:actuate="onLoad" draw:mime-type="image/jpeg"/>
</draw:frame>
During the day, the Ukrainian Debran's Silas reflected about 50 enemy attacks in Liman, Bakhmut and Mariinsky directions.</text:p>
      <text:p text:style-name="P4">
According to Ukrinform, the General Staff of the Armed Forces of Ukraine reported in <text:a xlink:type="simple" xlink:href="https://www.facebook.com/GeneralStaff.ua/posts/pfbid0eDuFxNZguXJgjjc6qTDnuqK7JwCmAcsFC3gpATsqqHNCMosKXwC8J3XhyfgrTTcCl" text:style-name="Internet_20_link" text:visited-style-name="Visited_20_Internet_20_Link">
</text:a>
Having published the prompt information as of 18:00 on May 4.</text:p>
      <text:p text:style-name="P4">
“The enemy continues to focus the main efforts on the offensive actions of Nalimansk, Bakhmut and Mariinsky directions - about 50 attacks are reflected. The most fierce battles continue for Bakhmut and Marinka, ”the testimony reads.</text:p>
      <text:p text:style-name="P4">
The aviation of the defense forces per day struck 6 strokes in the areas of concentration of the personnel of the invaders. In addition, during this day 4 lancet -lanceoretry was destroyed. Units of missile troops and artillery were amazed by 5 districts of living force, two ammunition depots and one Radioelectronic struggle of the enemy.</text:p>
      <text:p text:style-name="P4">
Instead, at night, the Russian Federation struck the next massive blow to the vittorium of Ukraine, using the Iranian shock UAV "Shahd-136/131", 18 with 24 destroyed Ukrainian defenders.</text:p>
      <text:p text:style-name="P4">
The General Staff also reported that today the enemy had struck 6 missile strokes of Kramatorsk and Zaporizhzhia, 66 aircraft blows and made 33 shelling of rocket launchers on the positions of Ukrainian troops and inhabited donations. Unfortunately, there are victims and injuries among civilians, private dwellings, educational institutions and other infrastructure have been destroyed and damaged.</text:p>
      <text:p text:style-name="P4">
The likelihood of rocket and aviation strikes throughout Ukraine is high.</text:p>
      <text:p text:style-name="P4">
<text:span text:style-name="T4">
 Read also: </text:span>
 <text:a xlink:type="simple" xlink:href="https://www.ukrinform.ua/rubric-ato/3704749-na-tavrijskomu-napramku-sili-oboroni-vikonali-872-vognevi-zavdanna-znisili-majze-dvi-roti-rf.html" text:style-name="Internet_20_link" text:visited-style-name="Visited_20_Internet_20_Link">
</text:a>
On <text:span text:style-name="T4">
 Volynskyi </text:span>
 and <text:span text:style-name="T4">
 Polissya directions </text:span>
 signs of formation of offensive groups of the enemy were not detected.</text:p>
      <text:p text:style-name="P4">
On <text:span text:style-name="T4">
 Siverskyi </text:span>
 and <text:span text:style-name="T4">
 Slobozhansky directions </text:span>
 invaders carried out the landsarille and mortar shelling of settlements Yeline, Mykolaivka, Ivanivka, Buchka, Gramyach of Chernihiv region; Uralovo, Powder, Studenok, Schaligyne, Rivne and Boyar-Landing, Stukalivka, Bilopillya, Oleksiyivka, Yunnost Slavgorod of Sumy Region, as well as deep, cheerful, Vovchansky farms, karaychyna, barrel and Budarki in Kharkiv region. Destroyed and damaged private buildings. There are injured among civilians.On the <text:span text:style-name="T4">
 Liman direction </text:span>
 Russian troops conducted unsuccessful offensive dirds of the southwestern outskirts of the dispute. Artillery shelling of Vodamakiyivka, Andreevka, Greek, Dibrova, Bigorivka of Luhansk region; Torke, Verkhnamyanskoye, controversial Donetsk region.</text:p>
      <text:p text:style-name="P4">
In the <text:span text:style-name="T4">
 Bakhmut direction </text:span>
 battles in Bakhmut continue. In addition, the enemy led unsuccessful offensive actions in the direction of settlements bogdanivka and Markove. Nikiforivka, Vasyukivka, Novomarkove, Markovo, Grigorivka, Bogdanivka, Bakhmut, Ivanivske, Yar, Diliyivka, Iron, and New York of Donetsk region were injured from enemy shelling.</text:p>
      <text:p text:style-name="P4">
<text:span text:style-name="T4">
 Read also: </text:span>
 <text:a xlink:type="simple" xlink:href="https://www.ukrinform.ua/rubric-ato/3704792-cerevatij-pro-bahmut-vorog-se-mae-zapasi-tehniki-ale-potencial-visnazuetsa.html" text:style-name="Internet_20_link" text:visited-style-name="Visited_20_Internet_20_Link">
<text:span text:style-name="T4">
 Bakhmut </text:span>
</text:a>
In the <text:span text:style-name="T4">
 Avdeevsky direction </text:span>
 the invaders of the offensive actions were not performed. They were destroyed by Avdiivka, Pervomaisk, Netaylovo and Karlovka of Donetsk region.</text:p>
      <text:p text:style-name="P4">
In the <text:span text:style-name="T4">
 Marinsky direction </text:span>
 the enemy tries to improve the tactical position. Numerous enemy attacks in the Marinka area are selected. At the same time, the hostile shots were suffered by Krasnogorivka, Victory and Novomikhailivka of Donetsk region.</text:p>
      <text:p text:style-name="P4">
In the <text:span text:style-name="T4">
 Shakhtar direction </text:span>
 the enemy fired at Villagledar, Novoukrainka, Prychistivka and Shakhtar Donetsk region.</text:p>
      <text:p text:style-name="P4">
On <text:span text:style-name="T4">
 Zaporizhzhya </text:span>
 and <text:span text:style-name="T4">
 Kherson directions </text:span>
 Russian troops have been undergoing defensive actions. <text:a xlink:type="simple" xlink:href="https://www.ukrinform.ua/tag-obstril" text:style-name="Internet_20_link" text:visited-style-name="Visited_20_Internet_20_Link">
</text:a>
More than 50 settlements. Among them - Vremivka, Novosilka and Novopoildnetsk region; Gulyaypole, small Tokmachka, Novodanylivka and Orikhiv, Zaporizhzhya region; Nikopol of Dnipropetrovsk region; Dudchan, Zmiivka, Ivanivka, Dniprovske, Kizomis of Kherson region and Kherson.</text:p>
      <text:p text:style-name="P4">
The General Staff reports that Russian troops continue to suffer heavy losses on the battlefield, all medical facilities in the temporarily captured territory were being crowded.</text:p>
      <text:p text:style-name="P4">
“As a result, the enemy continues to equip civilian educational institutions. Thus, in the settlement of the Mirne of Zaporizhzhya Regional Hall of the Local School, the invaders are equipped with a military hospital.</text:p>
      <text:p text:style-name="P4">
As reported by Ukrinform, the forces of Ukraine's defense during a full -scale war <text:a xlink:type="simple" xlink:href="https://www.ukrinform.ua/rubric-ato/3704467-zsu-za-dobu-znisili-se-650-rosijskih-zagarbnikiv.html" text:style-name="Internet_20_link" text:visited-style-name="Visited_20_Internet_20_Link">
</text:a>
In particular 650 people - in the last day.</text:p>
      <text:p text:style-name="P4">
<text:span text:style-name="T5">
Foto: General Staff of the Armed Forces</text:span>
</text:p>
      <text:p text:style-name="P4">
News Source: <text:a xlink:type="simple" xlink:href="https://www.ukrinform.ua/rubric-ato/3704799-sili-oboroni-vidbili-blizko-50-rosijskih-atak-na-troh-napramkah.html" text:style-name="Internet_20_link" text:visited-style-name="Visited_20_Internet_20_Link">
https://www.ukrinform.ua/rubric-ato/3704799-sili-oboroni-vidbili-blizko-50-rosijskih-atak-na-troh-napramkah.html</text:a>
</text:p>
      <!--NEWS-->
      <text:h text:style-name="P10" text:outline-level="1">
<text:span text:style-name="T4">
Since the beginning of the year, the big business has paid almost ₴ 60 billion taxes</text:span>
</text:h>
      <text:p text:style-name="P4">
Authors: Ukrinform (Person)</text:p>
      <text:p text:style-name="P4">
Publisher: Укринформ (Organization)</text:p>
      <text:p text:style-name="P4">
Published Time: 2023-05-04T19:14:36+03:00</text:p>
      <text:p text:style-name="P4">
Modified Time: 2023-05-04T19:14:36+03:00</text:p>
      <text:p text:style-name="P4">
Description: In January - April 2023, large taxpayers received UAH 59.9 billion to the budget. - Ukrinform.</text:p>
      <text:p text:style-name="P4">
Images: ["<text:a xlink:type="simple" xlink:href="https://static.ukrinform.com/photos/2023_05/thumb_files/630_360_1683216656-417.png" text:style-name="Internet_20_link" text:visited-style-name="Visited_20_Internet_20_Link">
630_360_16832...</text:a>
"]</text:p>
      <text:p text:style-name="P4">
Tags: ['Бізнес', 'Бюджет', 'Податки']</text:p>
      <text:p text:style-name="P4">
Type: Article</text:p>
      <!--METADATA-->
      <text:p text:style-name="P4">
<draw:frame draw:style-name="fr1" draw:name="Image158" text:anchor-type="as-char" svg:width="6.9236in" svg:height="3.956343in" draw:z-index="0">
<draw:image xlink:href="../Images/yкринформ/2023-05-04T19-14-36-03-00/630_360_1683216656-417.png" xlink:type="simple" xlink:show="embed" xlink:actuate="onLoad" draw:mime-type="image/png"/>
</draw:frame>
In January -April 2023, 59.9 billion UAH was received from large taxpayers to the budget.</text:p>
      <text:p text:style-name="P4">
About it reports <text:a xlink:type="simple" xlink:href="https://cvp.tax.gov.ua/media-ark/news-ark/674444.html" text:style-name="Internet_20_link" text:visited-style-name="Visited_20_Internet_20_Link">
</text:a>
On work with large taxpayers, Ukrinform reports.</text:p>
      <text:p text:style-name="P4">
"During January - April 2023, payers of the Central Interregional DPS management for work with large taxpayers ensured the collection of payments to the state budget in the amount of UAH 59.9 billion," - the testimony reads.</text:p>
      <text:p text:style-name="P4">
It is noted that the receipts from the enterprises served by the Central Directorate, according to the results of the four months of this year, accounted for 24% of all overcomes to the general fund of the state budget.</text:p>
      <text:p text:style-name="P4">
<text:span text:style-name="T4">
 Read also: </text:span>
 <text:a xlink:type="simple" xlink:href="https://www.ukrinform.ua/rubric-economy/3703467-z-pocatku-roku-do-zvedenogo-budzetu-nadijslo-3379-milarda.html" text:style-name="Internet_20_link" text:visited-style-name="Visited_20_Internet_20_Link">
</text:a>
In terms of basic taxes, an increase compared to the corresponding period of the last year is provided on excise tax from the excise goods produced in Ukraine - by 73.9%(+1.8 billion UAH)and on excise tax from imported excise goods imported into the customs territory of Ukraine - by 17.9%(+77.3 million UAH).</text:p>
      <text:p text:style-name="P4">
Як повідомлялося, надходження (balance)to the consolidated <text:a xlink:type="simple" xlink:href="https://www.ukrinform.ua/tag-budzet" text:style-name="Internet_20_link" text:visited-style-name="Visited_20_Internet_20_Link">
</text:a>
In January - 2023, payments controlled by the State Bateration Service of Ukraine amounted to 337.9 billion.</text:p>
      <text:p text:style-name="P4">
<text:span text:style-name="T5">
Foto: DPS</text:span>
</text:p>
      <text:p text:style-name="P4">
News Source: <text:a xlink:type="simple" xlink:href="https://www.ukrinform.ua/rubric-economy/3704801-z-pocatku-roku-velikij-biznes-splativ-majze-60-milardiv-podatkiv.html" text:style-name="Internet_20_link" text:visited-style-name="Visited_20_Internet_20_Link">
https://www.ukrinform.ua/rubric-economy/3704801-z-pocatku-roku-velikij-biznes-splativ-majze-60-milardiv-podatkiv.html</text:a>
</text:p>
      <!--NEWS-->
      <text:h text:style-name="P10" text:outline-level="1">
<text:span text:style-name="T4">
US ambassador in Russia for the first time in its cadence managed to visit the prisoner Paul Wilan</text:span>
</text:h>
      <text:p text:style-name="P4">
Authors: Ukrinform (Person)</text:p>
      <text:p text:style-name="P4">
Publisher: Укринформ (Organization)</text:p>
      <text:p text:style-name="P4">
Published Time: 2023-05-04T19:22:00+03:00</text:p>
      <text:p text:style-name="P4">
Modified Time: 2023-05-04T19:22:00+03:00</text:p>
      <text:p text:style-name="P4">
Description: For the first time since the beginning of her cadence, the US Ambassador to the US Ambassador to Russia Lynn Tracy has visited the American citizen's prisoner in the Russian Federation, the former Marines Paul Wilan. - Ukrinform.</text:p>
      <text:p text:style-name="P4">
Images: ["<text:a xlink:type="simple" xlink:href="https://static.ukrinform.com/photos/2023_01/thumb_files/630_360_1674624987-944.jpg" text:style-name="Internet_20_link" text:visited-style-name="Visited_20_Internet_20_Link">
630_360_16746...</text:a>
"]</text:p>
      <text:p text:style-name="P4">
Tags: ['Посол', 'США', "В'язниця", 'росія']</text:p>
      <text:p text:style-name="P4">
Type: Article</text:p>
      <!--METADATA-->
      <text:p text:style-name="P4">
<draw:frame draw:style-name="fr1" draw:name="Image159" text:anchor-type="as-char" svg:width="6.9236in" svg:height="3.956343in" draw:z-index="0">
<draw:image xlink:href="../Images/yкринформ/2023-05-04T19-22-00-03-00/630_360_1674624987-944.jpg" xlink:type="simple" xlink:show="embed" xlink:actuate="onLoad" draw:mime-type="image/jpeg"/>
</draw:frame>
For the first time since the beginning of her own cadence, the US Ambassador to the US Ambassador to Russia, Lynn Tracy, visited the American citizen prisoner in the Russian Federation, the former Marines Paul Wilan.</text:p>
      <text:p text:style-name="P4">
This is stated in a message on the official <text:a xlink:type="simple" xlink:href="https://twitter.com/USEmbRu/status/1654137021080780800" text:style-name="Internet_20_link" text:visited-style-name="Visited_20_Internet_20_Link">
</text:a>
American Poland in Moscow, reports Ukrinform.</text:p>
      <text:p text:style-name="P4">
“Paul is illegally held in <text:a xlink:type="simple" xlink:href="https://www.ukrinform.ua/tag-rosia" text:style-name="Internet_20_link" text:visited-style-name="Visited_20_Internet_20_Link">
</text:a>
More than four years, and his release remains an unconditional priority. The US government will pay attention to the Russian authorities to his case in order to convert home as soon as possible, ”the American -mudpaloatic mission said.</text:p>
      <text:p text:style-name="Quotations">

<text:p text:style-name="P4">
Today, Ambassador TRACY VISITED <text:a xlink:type="simple" xlink:href="https://twitter.com/hashtag/PaulWhelan" text:style-name="Internet_20_link" text:visited-style-name="Visited_20_Internet_20_Link">
&gt;
</text:a>
at&gt;
 IK17 prison in Mordovia. Paul has been wrongfully detained in Russia for&gt;
 more than 4 years, and his release remains an absolute priority. The U.S.&gt;
 government will continue to engage Russian authorities on his case so Paul&gt;
 can come… <text:a xlink:type="simple" xlink:href="https://t.co/0DzL2falKk" text:style-name="Internet_20_link" text:visited-style-name="Visited_20_Internet_20_Link">
 </text:a>
&gt;
&gt;
 - US Embassy in the Russian Federation/ U.S. Embassy Russia(@USEMBER) <text:a xlink:type="simple" xlink:href="https://twitter.com/USEmbRu/status/1654137021080780800" text:style-name="Internet_20_link" text:visited-style-name="Visited_20_Internet_20_Link">
&gt;
 </text:a>
At the same time it is clarified that the Vilan is imprisoned in a camp in Mordovia.</text:p>

</text:p>
      <text:p text:style-name="P4">
<text:span text:style-name="T4">
 Read also: </text:span>
 <text:a xlink:type="simple" xlink:href="https://www.ukrinform.ua/rubric-world/3691132-zatrimanij-u-rosii-zurnalist-wsj-ne-mav-zodnogo-vidnosenna-do-spigunstva-bilij-dim.html" text:style-name="Internet_20_link" text:visited-style-name="Visited_20_Internet_20_Link">
</text:a>
As it was reported, the Russian authorities detained Paul Wilan in December 2018. It was accused of espionage and imprisoned for 16 years. Vilan categorically provokes the accusation. Paul Wilan is one of two Americans who are imprisoned in Russia. More than a month ago, Russian authorities detained the reporter of The Wallstreet Journal Evan Gershkovich.</text:p>
      <text:p text:style-name="P4">
News Source: <text:a xlink:type="simple" xlink:href="https://www.ukrinform.ua/rubric-world/3704803-poslu-ssa-v-rosii-vperse-za-ii-kadencii-vdalosa-vidvidati-uvaznenogo-pola-vilana.html" text:style-name="Internet_20_link" text:visited-style-name="Visited_20_Internet_20_Link">
https://www.ukrinform.ua/rubric-world/3704803-poslu-ssa-v-rosii-vperse-za-ii-kadencii-vdalosa-vidvidati-uvaznenogo-pola-vilana.html</text:a>
</text:p>
      <!--NEWS-->
      <text:h text:style-name="P10" text:outline-level="1">
<text:span text:style-name="T4">
Dnipro-1 forward and Dynamo coach are recognized as the best in the 24th round of UPL</text:span>
</text:h>
      <text:p text:style-name="P4">
Authors: Ukrinform (Person)</text:p>
      <text:p text:style-name="P4">
Publisher: Укринформ (Organization)</text:p>
      <text:p text:style-name="P4">
Published Time: 2023-05-04T19:36:00+03:00</text:p>
      <text:p text:style-name="P4">
Modified Time: 2023-05-04T19:36:00+03:00</text:p>
      <text:p text:style-name="P4">
Description: The Ukrainian Premier League (UPL) has announced the names of the best player and coach of the 24th round of the football championship, which were identified in the survey of representatives of the expert council. - Ukrinform.</text:p>
      <text:p text:style-name="P4">
Images: ["<text:a xlink:type="simple" xlink:href="https://static.ukrinform.com/photos/2023_05/thumb_files/630_360_1683218136-569.jpg" text:style-name="Internet_20_link" text:visited-style-name="Visited_20_Internet_20_Link">
630_360_16832...</text:a>
"]</text:p>
      <text:p text:style-name="P4">
Tags: ['Динамо', 'Дніпро', 'Футбол', "Прем'єр-ліга", 'Шовковський']</text:p>
      <text:p text:style-name="P4">
Type: Article</text:p>
      <!--METADATA-->
      <text:p text:style-name="P4">
<draw:frame draw:style-name="fr1" draw:name="Image160" text:anchor-type="as-char" svg:width="6.9236in" svg:height="3.956343in" draw:z-index="0">
<draw:image xlink:href="../Images/yкринформ/2023-05-04T19-36-00-03-00/630_360_1683218136-569.jpg" xlink:type="simple" xlink:show="embed" xlink:actuate="onLoad" draw:mime-type="image/jpeg"/>
</draw:frame>
Ukrainian Premier-League(UPL)She announced the names of the best player and coach of the 24th Turufetball Championship, which were identified in the survey of representatives of the expert council.</text:p>
      <text:p text:style-name="P4">
As the official informs <text:a xlink:type="simple" xlink:href="https://upl.ua/ua/news/view/7212" text:style-name="Internet_20_link" text:visited-style-name="Visited_20_Internet_20_Link">
</text:a>
The UPL, the best freak of the last round of the Ukrainian championship, was recognized by the author of the hat-trick of the Kharkiv Metalist Kharkiv Brazilian striker "Dnipro-1" Zhuanaper, Ukrinform reports.</text:p>
      <text:p text:style-name="P4">
The best trainer of the tour was the acting mentor of Dynamo Kiev Alexander Shovkovsky, whose wards were won in Poltava over the local Vorskla(2:1).</text:p>
      <text:p text:style-name="P4">
<text:span text:style-name="T4">
Читайте також:</text:span>
 <text:a xlink:type="simple" xlink:href="https://www.ukrinform.ua/rubric-sports/3704750-upl-dinamo-zdobulo-peremogu-nad-vorsklou.html" text:style-name="Internet_20_link" text:visited-style-name="Visited_20_Internet_20_Link">
 </text:a>
The expert council this time included Oleg Venglinsky, Ivan Getzko, Sergey Nagornyak, Jozef Sabo, Alexander Sopko, Oleg Fedorchuk, Anatoliy Chantsev, Igor Shukhovtsev, Stepan Yurchyshyn and Igor Yavorsky.</text:p>
      <text:p text:style-name="P4">
Photo of the press service of SC "Dnipro-1".</text:p>
      <text:p text:style-name="P4">
News Source: <text:a xlink:type="simple" xlink:href="https://www.ukrinform.ua/rubric-sports/3704811-forvard-dnipra1-ta-trener-dinamo-viznani-najkrasimi-u-24mu-turi-upl.html" text:style-name="Internet_20_link" text:visited-style-name="Visited_20_Internet_20_Link">
https://www.ukrinform.ua/rubric-sports/3704811-forvard-dnipra1-ta-trener-dinamo-viznani-najkrasimi-u-24mu-turi-upl.html</text:a>
</text:p>
      <!--NEWS-->
      <text:h text:style-name="P10" text:outline-level="1">
<text:span text:style-name="T4">
Zelensky visited the Air Force base in the Netherlands</text:span>
</text:h>
      <text:p text:style-name="P4">
Authors: Ukrinform (Person)</text:p>
      <text:p text:style-name="P4">
Publisher: Укринформ (Organization)</text:p>
      <text:p text:style-name="P4">
Published Time: 2023-05-04T19:40:00+03:00</text:p>
      <text:p text:style-name="P4">
Modified Time: 2023-05-04T19:40:00+03:00</text:p>
      <text:p text:style-name="P4">
Description: President of Ukraine Volodymyr Zelensky, together with the Prime Minister of the Netherlands Mark Rutte and the Ministry of Defense of the Netherlands Kaisa Ollogren, visited the Air Force base. - Ukrinform.</text:p>
      <text:p text:style-name="P4">
Images: ["<text:a xlink:type="simple" xlink:href="https://static.ukrinform.com/photos/2023_05/thumb_files/630_360_1683218654-961.jpg" text:style-name="Internet_20_link" text:visited-style-name="Visited_20_Internet_20_Link">
630_360_16832...</text:a>
", "<text:a xlink:type="simple" xlink:href="https://static.ukrinform.com/photos/2023_05/1683218641-834.jpg" text:style-name="Internet_20_link" text:visited-style-name="Visited_20_Internet_20_Link">
1683218641-83...</text:a>
", "<text:a xlink:type="simple" xlink:href="https://static.ukrinform.com/photos/2023_05/1683218669-324.jpg" text:style-name="Internet_20_link" text:visited-style-name="Visited_20_Internet_20_Link">
1683218669-32...</text:a>
", "<text:a xlink:type="simple" xlink:href="https://static.ukrinform.com/photos/2023_05/1683218662-622.jpg" text:style-name="Internet_20_link" text:visited-style-name="Visited_20_Internet_20_Link">
1683218662-62...</text:a>
", "<text:a xlink:type="simple" xlink:href="https://static.ukrinform.com/photos/2023_05/1683218634-581.jpg" text:style-name="Internet_20_link" text:visited-style-name="Visited_20_Internet_20_Link">
1683218634-58...</text:a>
"]</text:p>
      <text:p text:style-name="P4">
Tags: ['Нідерланди', 'Візит', 'Зеленський']</text:p>
      <text:p text:style-name="P4">
Type: Article</text:p>
      <!--METADATA-->
      <text:p text:style-name="P4">
<draw:frame draw:style-name="fr1" draw:name="Image161" text:anchor-type="as-char" svg:width="6.9236in" svg:height="3.956343in" draw:z-index="0">
<draw:image xlink:href="../Images/yкринформ/2023-05-04T19-40-00-03-00/630_360_1683218654-961.jpg" xlink:type="simple" xlink:show="embed" xlink:actuate="onLoad" draw:mime-type="image/jpeg"/>
</draw:frame>
Volodymyr Zelensky, Presidential, together with the Prime Minister of the Netherlands, Marcuryutte and the Ministry of Defense of the Netherlands, Kaisa Ollogren, visited the Basuvian and Air Forces.</text:p>
      <text:p text:style-name="P4">
According to his own correspondent of Ukrinform, examples of military equipment, already transferred to Ukraine, were repaired during the visit. In addition to the equipment, they also introduced the Dutch team that prepared it for sending Ukraine.</text:p>
      <text:p text:style-name="P4">
<draw:frame draw:style-name="fr1" draw:name="Image162" text:anchor-type="as-char" svg:width="6.9236in" svg:height="4.615733in" draw:z-index="0">
<draw:image xlink:href="../Images/yкринформ/2023-05-04T19-40-00-03-00/1683218641-834.jpg" xlink:type="simple" xlink:show="embed" xlink:actuate="onLoad" draw:mime-type="image/jpeg"/>
</draw:frame>
“I thank everyone in the Netherlands who helps us. Military equipment of the government in Ukraine on the battlefield, directly on the battlefield, ”Zelensky said.</text:p>
      <text:p text:style-name="P4">
<text:span text:style-name="T4">
 Read also: </text:span>
 <text:a xlink:type="simple" xlink:href="https://www.ukrinform.ua/rubric-polytics/3704621-usim-nam-hocetsa-pobaciti-v-gaazi-insogo-volodimira-vistup-prezidenta-ukraini-u-gaazi.html" text:style-name="Internet_20_link" text:visited-style-name="Visited_20_Internet_20_Link">
<text:span text:style-name="T4">
 </text:span>
 <text:span text:style-name="T4">
 </text:span>
 Us <text:span text:style-name="T4">
 </text:span>
 <text:span text:style-name="T4">
 WANT </text:span>
 <text:span text:style-name="T4">
 </text:span>
 <text:span text:style-name="T4">
 </text:span>
 HAAZ <text:span text:style-name="T4">
 Hague </text:span>
<text:span text:style-name="T4">
 Other </text:span>
 <text:span text:style-name="T4">
 </text:span>
 Vladimir <text:span text:style-name="T4">
 </text:span>
 <text:span text:style-name="T4">
 </text:span>
 <text:span text:style-name="T4">
 </text:span>
 <text:span text:style-name="T4">
 </text:span>
 <text:span text:style-name="T4">
 </text:span>
 <text:span text:style-name="T4">
 </text:span>
 <text:span text:style-name="T4">
 </text:span>
 President <text:span text:style-name="T4">
 </text:span>
 Ukraine <text:span text:style-name="T4">
 </text:span>
 Hagai **</text:a>
He also thanked for training in the Ukrainian military and treatment of Ukrainian wounded military. And also for criminal experts who have been prompting and directly investigating Russian military crimes have been elaborating the necessary evidence in order to bring Russia to the main - pre -criminal responsibility.</text:p>
      <text:p text:style-name="P4">
<draw:frame draw:style-name="fr1" draw:name="Image163" text:anchor-type="as-char" svg:width="6.9236in" svg:height="4.615733in" draw:z-index="0">
<draw:image xlink:href="../Images/yкринформ/2023-05-04T19-40-00-03-00/1683218669-324.jpg" xlink:type="simple" xlink:show="embed" xlink:actuate="onLoad" draw:mime-type="image/jpeg"/>
</draw:frame>
"All this brings us closer to victory, our common victory, dear friends. Weapons from this base help our defendants, protects life, normal life, free life, with respect for the lives of Ukrainian, all Europeans and all the free people of the world. Thank you everyone who helps. Glory to Ukraine, ”said <text:a xlink:type="simple" xlink:href="https://www.ukrinform.ua/tag-zelenskij" text:style-name="Internet_20_link" text:visited-style-name="Visited_20_Internet_20_Link">
</text:a>
 .</text:p>
      <text:p text:style-name="P4">
<draw:frame draw:style-name="fr1" draw:name="Image164" text:anchor-type="as-char" svg:width="6.9236in" svg:height="4.615733in" draw:z-index="0">
<draw:image xlink:href="../Images/yкринформ/2023-05-04T19-40-00-03-00/1683218662-622.jpg" xlink:type="simple" xlink:show="embed" xlink:actuate="onLoad" draw:mime-type="image/jpeg"/>
</draw:frame>
According to Ukrinform, President Volodymyr Zelenskyy launched an official vestment in the Netherlands, whose program provides for an appeal, a meeting with the Prime Ministers of the Netherlands and Belgium, visiting the ICS and staying at the King's audience and on the basis of the Air Force.</text:p>
      <text:p text:style-name="P4">
<draw:frame draw:style-name="fr1" draw:name="Image165" text:anchor-type="as-char" svg:width="6.9236in" svg:height="4.615733in" draw:z-index="0">
<draw:image xlink:href="../Images/yкринформ/2023-05-04T19-40-00-03-00/1683218634-581.jpg" xlink:type="simple" xlink:show="embed" xlink:actuate="onLoad" draw:mime-type="image/jpeg"/>
</draw:frame>
In Hague, Volodymyr Zelenskyy has already met with Senate President Janubraun and the Chamber of the House of Representatives Vera Bergkmp.</text:p>
      <text:p text:style-name="P4">
<text:span text:style-name="T5">
Foto Irina Drabok</text:span>
</text:p>
      <text:p text:style-name="P4">
News Source: <text:a xlink:type="simple" xlink:href="https://www.ukrinform.ua/rubric-ato/3704817-zelenskij-vidvidav-bazu-vijskovopovitranih-sil-u-niderlandah.html" text:style-name="Internet_20_link" text:visited-style-name="Visited_20_Internet_20_Link">
https://www.ukrinform.ua/rubric-ato/3704817-zelenskij-vidvidav-bazu-vijskovopovitranih-sil-u-niderlandah.html</text:a>
</text:p>
      <!--NEWS-->
      <text:h text:style-name="P10" text:outline-level="1">
<text:span text:style-name="T4">
The Ukrainian delegation was a protest at Pacasi session in Ankara</text:span>
</text:h>
      <text:p text:style-name="P4">
Authors: Ukrinform (Person)</text:p>
      <text:p text:style-name="P4">
Publisher: Укринформ (Organization)</text:p>
      <text:p text:style-name="P4">
Published Time: 2023-05-04T19:42:00+03:00</text:p>
      <text:p text:style-name="P4">
Modified Time: 2023-05-04T19:42:00+03:00</text:p>
      <text:p text:style-name="P4">
Description: The Ukrainian delegation was a protest against the Russian delegation at Paczes session in Ankara. - Ukrinform.</text:p>
      <text:p text:style-name="P4">
Images: ["<text:a xlink:type="simple" xlink:href="https://static.ukrinform.com/photos/2023_05/thumb_files/630_360_1683218190-751.jpg" text:style-name="Internet_20_link" text:visited-style-name="Visited_20_Internet_20_Link">
630_360_16832...</text:a>
", "<text:a xlink:type="simple" xlink:href="https://static.ukrinform.com/photos/2023_05/1683218189-610.jpg" text:style-name="Internet_20_link" text:visited-style-name="Visited_20_Internet_20_Link">
1683218189-61...</text:a>
", "<text:a xlink:type="simple" xlink:href="https://static.ukrinform.com/photos/2023_05/1683218190-827.jpg" text:style-name="Internet_20_link" text:visited-style-name="Visited_20_Internet_20_Link">
1683218190-82...</text:a>
", "<text:a xlink:type="simple" xlink:href="https://static.ukrinform.com/photos/2023_05/1683218190-886.jpg" text:style-name="Internet_20_link" text:visited-style-name="Visited_20_Internet_20_Link">
1683218190-88...</text:a>
"]</text:p>
      <text:p text:style-name="P4">
Tags: ['ПАЧЕС', 'Протест', 'Анкара', 'Війна з росією']</text:p>
      <text:p text:style-name="P4">
Type: Article</text:p>
      <!--METADATA-->
      <text:p text:style-name="P4">
<draw:frame draw:style-name="fr1" draw:name="Image166" text:anchor-type="as-char" svg:width="6.9236in" svg:height="3.946452in" draw:z-index="0">
<draw:image xlink:href="../Images/yкринформ/2023-05-04T19-42-00-03-00/630_360_1683218190-751.jpg" xlink:type="simple" xlink:show="embed" xlink:actuate="onLoad" draw:mime-type="image/jpeg"/>
</draw:frame>
The Ukrainiancadelegation was a protest against the Russian delegation at Paches Vancari session.</text:p>
      <text:p text:style-name="P4">
About it reports Ukrinform with reference to <text:a xlink:type="simple" xlink:href="https://www.takvim.com.tr/dunya/2023/05/04/keipa-zirvesinde-ukraynadan-bayrakli-protesto-girisimi-tbmm-baskani-mustafa-sentop-mudahale-etti" text:style-name="Internet_20_link" text:visited-style-name="Visited_20_Internet_20_Link">
</text:a>
.</text:p>
      <text:p text:style-name="P4">
“Everyone can express their opinions in their own words, there are no obstacles. But if you try to act similarly at such meetings, it will cease to be a parliamentary. This will turn into street movements, ”said Turkish Shentop Shentop speaker.</text:p>
      <text:p text:style-name="P4">
<draw:frame draw:style-name="fr1" draw:name="Image167" text:anchor-type="as-char" svg:width="6.9236in" svg:height="4.684969in" draw:z-index="0">
<draw:image xlink:href="../Images/yкринформ/2023-05-04T19-42-00-03-00/1683218189-610.jpg" xlink:type="simple" xlink:show="embed" xlink:actuate="onLoad" draw:mime-type="image/jpeg"/>
</draw:frame>
<draw:frame draw:style-name="fr1" draw:name="Image168" text:anchor-type="as-char" svg:width="6.9236in" svg:height="3.992609in" draw:z-index="0">
<draw:image xlink:href="../Images/yкринформ/2023-05-04T19-42-00-03-00/1683218190-827.jpg" xlink:type="simple" xlink:show="embed" xlink:actuate="onLoad" draw:mime-type="image/jpeg"/>
</draw:frame>
After the Ukrainian delegation unfolded the flags behind the back of the Russian Federation, the altercation occurred.</text:p>
      <text:p text:style-name="P4">
<draw:frame draw:style-name="fr1" draw:name="Image169" text:anchor-type="as-char" svg:width="6.9236in" svg:height="4.419565in" draw:z-index="0">
<draw:image xlink:href="../Images/yкринформ/2023-05-04T19-42-00-03-00/1683218190-886.jpg" xlink:type="simple" xlink:show="embed" xlink:actuate="onLoad" draw:mime-type="image/jpeg"/>
</draw:frame>
As the publication notes, the meeting was interrupted, <text:a xlink:type="simple" xlink:href="https://www.ukrinform.ua/tag-protest" text:style-name="Internet_20_link" text:visited-style-name="Visited_20_Internet_20_Link">
</text:a>
asked to go out.</text:p>
      <text:p text:style-name="P4">
The speaker of the Turkish Parliament called on everyone to "return to the table and take up the host", not continue in the meeting room, the war continuing on the battlefield.</text:p>
      <text:p text:style-name="P4">
<text:span text:style-name="T4">
 Read also: </text:span>
 <text:a xlink:type="simple" xlink:href="https://www.ukrinform.ua/rubric-economy/3698852-blokuvanna-rosieu-zernovogo-koridoru-fiksuut-dokumentalno-posol-v-tureccini.html" text:style-name="Internet_20_link" text:visited-style-name="Visited_20_Internet_20_Link">
<text:span text:style-name="T4">
 Turkey </text:span>
</text:a>
The 61st session of the Parliamentary Assembly of the Black Sea Economic Economic Workers, which is attended by a group of People's Deputies of the Verkhovna Rada, is held in Ankara.</text:p>
      <text:p text:style-name="P4">
<text:span text:style-name="T5">
Foto: www.takvim.com.tr</text:span>
</text:p>
      <text:p text:style-name="P4">
News Source: <text:a xlink:type="simple" xlink:href="https://www.ukrinform.ua/rubric-polytics/3704814-ukrainska-delegacia-vlastuvala-protest-na-sesii-paces-v-ankari.html" text:style-name="Internet_20_link" text:visited-style-name="Visited_20_Internet_20_Link">
https://www.ukrinform.ua/rubric-polytics/3704814-ukrainska-delegacia-vlastuvala-protest-na-sesii-paces-v-ankari.html</text:a>
</text:p>
      <!--NEWS-->
      <text:h text:style-name="P10" text:outline-level="1">
<text:span text:style-name="T4">
The Ombudsman believes that the UN mission could search for Ukrainian children deported to the Russian Federation</text:span>
</text:h>
      <text:p text:style-name="P4">
Authors: Ukrinform (Person)</text:p>
      <text:p text:style-name="P4">
Publisher: Укринформ (Organization)</text:p>
      <text:p text:style-name="P4">
Published Time: 2023-05-04T19:45:08+03:00</text:p>
      <text:p text:style-name="P4">
Modified Time: 2023-05-04T19:45:08+03:00</text:p>
      <text:p text:style-name="P4">
Description: The Human Rights Commissioner Dmitry Lubinets believes that the UN mission to return Ukrainian children could physically find Ukrainian children in Russia and bring them to Ukraine. - Ukrinform.</text:p>
      <text:p text:style-name="P4">
Images: ["<text:a xlink:type="simple" xlink:href="https://static.ukrinform.com/photos/2023_05/thumb_files/630_360_1683218233-509.jpg" text:style-name="Internet_20_link" text:visited-style-name="Visited_20_Internet_20_Link">
630_360_16832...</text:a>
"]</text:p>
      <text:p text:style-name="P4">
Tags: ['Депортація', 'Діти', 'Омбудсмен', 'ООН', 'Війна з росією', 'Дмитро Лубінець']</text:p>
      <text:p text:style-name="P4">
Type: Article</text:p>
      <!--METADATA-->
      <text:p text:style-name="P4">
<draw:frame draw:style-name="fr1" draw:name="Image170" text:anchor-type="as-char" svg:width="6.9236in" svg:height="3.956343in" draw:z-index="0">
<draw:image xlink:href="../Images/yкринформ/2023-05-04T19-45-08-03-00/630_360_1683218233-509.jpg" xlink:type="simple" xlink:show="embed" xlink:actuate="onLoad" draw:mime-type="image/jpeg"/>
</draw:frame>
The Human Rights Commissioner Dmitry Lubinets believes that the UN mission to address Ukrainian children could physically find Ukrainian children and bring them to Ukraine.</text:p>
      <text:p text:style-name="P4">
Lubinets said this in a comment to Ukrinform, answering a question of a vision of what a mission can be.</text:p>
      <text:p text:style-name="P4">
"My vision is a mission that has a strong mandate physically to find Ukrainian <text:a xlink:type="simple" xlink:href="https://www.ukrinform.ua/tag-diti" text:style-name="Internet_20_link" text:visited-style-name="Visited_20_Internet_20_Link">
</text:a>
on the territory of the Russian Federation and brought to the territory of Ukraine, "he said.</text:p>
      <text:p text:style-name="P4">
Asked how long it may take such a mission, the Ombudsman said that his vision, unfortunately, does not coincide with the UN vision.</text:p>
      <text:p text:style-name="P4">
<text:span text:style-name="T4">
 Read also: </text:span>
 <text:a xlink:type="simple" xlink:href="https://www.ukrinform.ua/rubric-ato/3702137-zelenskij-z-povernennam-deportovanih-ditej-poki-so-ukraini-dopomagae-tilki-ukraina.html" text:style-name="Internet_20_link" text:visited-style-name="Visited_20_Internet_20_Link">
<text:span text:style-name="T4">
 Zelensky </text:span>
 <text:span text:style-name="T4">
 refund </text:span>
 <text:span text:style-name="T4">
 deported </text:span>
 <text:span text:style-name="T4">
 </text:span>
 children <text:span text:style-name="T4">
<text:span text:style-name="T5">
* yet </text:span>
* </text:span>
 Ukraine <text:span text:style-name="T4">
 </text:span>
 <text:span text:style-name="T4">
 helps </text:span>
 only <text:span text:style-name="T4">
 </text:span>
 <text:span text:style-name="T4">
 </text:span>
 <text:span text:style-name="T4">
 Ukraine</text:span>
</text:a>
"Therefore, what time we can talk about if they do not even consider such a theoretical opportunity at this time," Lubinets said.</text:p>
      <text:p text:style-name="P4">
As reported by Ukrinform, the President of Ukraine stated that the Russian Federation was a full -scale invasion <text:a xlink:type="simple" xlink:href="https://www.ukrinform.ua/rubric-ato/3701142-rosia-vikrala-20-tisac-ukrainskih-ditej-zelenskij-u-rozmovi-z-si.html" text:style-name="Internet_20_link" text:visited-style-name="Visited_20_Internet_20_Link">
</text:a>
 .</text:p>
      <text:p text:style-name="P4">
News Source: <text:a xlink:type="simple" xlink:href="https://www.ukrinform.ua/rubric-society/3704815-ombudsmen-vvazae-so-misia-oon-mogla-bi-rozsukuvati-deportovanih-do-rf-ukrainskih-ditej.html" text:style-name="Internet_20_link" text:visited-style-name="Visited_20_Internet_20_Link">
https://www.ukrinform.ua/rubric-society/3704815-ombudsmen-vvazae-so-misia-oon-mogla-bi-rozsukuvati-deportovanih-do-rf-ukrainskih-ditej.html</text:a>
</text:p>
      <!--NEWS-->
      <text:h text:style-name="P10" text:outline-level="1">
<text:span text:style-name="T4">
Google will add blue ticks for gmail users</text:span>
</text:h>
      <text:p text:style-name="P4">
Authors: Ukrinform (Person)</text:p>
      <text:p text:style-name="P4">
Publisher: Укринформ (Organization)</text:p>
      <text:p text:style-name="P4">
Published Time: 2023-05-04T19:51:00+03:00</text:p>
      <text:p text:style-name="P4">
Modified Time: 2023-05-04T19:51:00+03:00</text:p>
      <text:p text:style-name="P4">
Description: Google reported on Wednesday about the introduction of a blue tick in Gmail, which will help to distinguish a message from legal users from those who send fraudsters. - Ukrinform.</text:p>
      <text:p text:style-name="P4">
Images: ["<text:a xlink:type="simple" xlink:href="https://static.ukrinform.com/photos/2021_07/thumb_files/630_360_1627465937-183.jpg" text:style-name="Internet_20_link" text:visited-style-name="Visited_20_Internet_20_Link">
630_360_16274...</text:a>
"]</text:p>
      <text:p text:style-name="P4">
Tags: ['Google', 'пошта', 'Gmail']</text:p>
      <text:p text:style-name="P4">
Type: Article</text:p>
      <!--METADATA-->
      <text:p text:style-name="P4">
<draw:frame draw:style-name="fr1" draw:name="Image171" text:anchor-type="as-char" svg:width="6.9236in" svg:height="3.956343in" draw:z-index="0">
<draw:image xlink:href="../Images/yкринформ/2023-05-04T19-51-00-03-00/630_360_1627465937-183.jpg" xlink:type="simple" xlink:show="embed" xlink:actuate="onLoad" draw:mime-type="image/jpeg"/>
</draw:frame>
Google announced on Wednesday about the introduction of a blue tick in e -mail, which will help distinguish the message of legal users from those who are informed by fraudsters.</text:p>
      <text:p text:style-name="P4">
As Ukrinform reports, this is reported in <text:a xlink:type="simple" xlink:href="https://workspaceupdates.googleblog.com/2023/05/expanding-gmail-security-BIMI.html" text:style-name="Internet_20_link" text:visited-style-name="Visited_20_Internet_20_Link">
</text:a>
.</text:p>
      <text:p text:style-name="P4">
In 2021, the company introduced brand indicators to Gmail to identify messages(BIMI). Ця функція вимагає від відправників електроннихповідомлень використання надійної автентифікації та перевірки логотипа свогобренду задля його відображення як аватарів в електронних листах.</text:p>
      <text:p text:style-name="P4">
Тепер користувачі <text:a xlink:type="simple" xlink:href="https://www.ukrinform.ua/tag-google" text:style-name="Internet_20_link" text:visited-style-name="Visited_20_Internet_20_Link">
 </text:a>
-The will see a check mark for the senders who accepted Bimi.</text:p>
      <text:p text:style-name="P4">
"This will help users distinguish between legal sends in the departures who pretend to be for others," Google explain.</text:p>
      <text:p text:style-name="P4">
The company noted that reliable authentication of e -mail helps users and protection systems to detect and stop spam, and also allows for senders to use confidence in the brand.</text:p>
      <text:p text:style-name="P4">
<text:span text:style-name="T4">
 Read also: </text:span>
 <text:a xlink:type="simple" xlink:href="https://www.ukrinform.ua/rubric-technology/3704076-google-zapuskae-dla-ukrainciv-bezoplatnij-kurs-pro-stucnij-intelekt.html" text:style-name="Internet_20_link" text:visited-style-name="Visited_20_Internet_20_Link">
<text:span text:style-name="T4">
 Google </text:span>
</text:a>
The new feature will be available to Google's Personal Owners, as well as for all Google Workspace customers and older versions of G Suitebasic and Business.</text:p>
      <text:p text:style-name="P4">
As reported by Ukrinform, some accounts <text:a xlink:type="simple" xlink:href="https://www.ukrinform.ua/rubric-technology/3699606-twitter-vidnoviv-sinu-galocku-dla-vidomih-akauntiv.html" text:style-name="Internet_20_link" text:visited-style-name="Visited_20_Internet_20_Link">
</text:a>
Increased than a million Twitter subscribers returned a blue tick without payment.</text:p>
      <text:p text:style-name="P4">
News Source: <text:a xlink:type="simple" xlink:href="https://www.ukrinform.ua/rubric-technology/3704818-google-dodast-sini-galocki-dla-koristuvaciv-gmail.html" text:style-name="Internet_20_link" text:visited-style-name="Visited_20_Internet_20_Link">
https://www.ukrinform.ua/rubric-technology/3704818-google-dodast-sini-galocki-dla-koristuvaciv-gmail.html</text:a>
</text:p>
      <!--NEWS-->
      <text:h text:style-name="P10" text:outline-level="1">
<text:span text:style-name="T4">
"Cinema for the sake of victory!": More than 50 shows took place in April</text:span>
</text:h>
      <text:p text:style-name="P4">
Authors: Ukrinform (Person)</text:p>
      <text:p text:style-name="P4">
Publisher: Укринформ (Organization)</text:p>
      <text:p text:style-name="P4">
Published Time: 2023-05-04T19:56:08+03:00</text:p>
      <text:p text:style-name="P4">
Modified Time: 2023-05-04T19:56:08+03:00</text:p>
      <text:p text:style-name="P4">
Description: Within April National Tour "Cinema for Victory!" There were 52 screenings, 19 of which - in the last week of the month. - Ukrinform.</text:p>
      <text:p text:style-name="P4">
Images: ["<text:a xlink:type="simple" xlink:href="https://static.ukrinform.com/photos/2023_05/thumb_files/630_360_1683218865-440.jpg" text:style-name="Internet_20_link" text:visited-style-name="Visited_20_Internet_20_Link">
630_360_16832...</text:a>
"]</text:p>
      <text:p text:style-name="P4">
Tags: ['Кіно', 'Держкіно', 'Патріотизм', 'Війна з росією']</text:p>
      <text:p text:style-name="P4">
Type: Article</text:p>
      <!--METADATA-->
      <text:p text:style-name="P4">
<draw:frame draw:style-name="fr1" draw:name="Image172" text:anchor-type="as-char" svg:width="6.9236in" svg:height="3.956343in" draw:z-index="0">
<draw:image xlink:href="../Images/yкринформ/2023-05-04T19-56-08-03-00/630_360_1683218865-440.jpg" xlink:type="simple" xlink:show="embed" xlink:actuate="onLoad" draw:mime-type="image/jpeg"/>
</draw:frame>
Within a flowering national tour "Cinema for Victory!" There were 52 screenings, 19 of which - in the last week of the month.</text:p>
      <text:p text:style-name="P4">
The press service of the State Cinema Agency on Page B [] informs about it(https://www.facebook.com/ukrainefilmagency/posts/pfbid0ZGEzDJxDjm7i22dE4x4btbMQ38C4XQefbgHnnaMbnc6MqhBLFK99VvU6hrE4sbNhl), reports Ukrinform.</text:p>
      <text:p text:style-name="P4">
“Within the National Tour“ <text:a xlink:type="simple" xlink:href="https://www.ukrinform.ua/tag-kino" text:style-name="Internet_20_link" text:visited-style-name="Visited_20_Internet_20_Link">
</text:a>
For the winner!” From April 22 to 30, 19 film screenings took place in 11 regions of Ukraine. In April, 52 screenings took place in April, ”the message reads.</text:p>
      <text:p text:style-name="P4">
It is noted that on April 22, in two military units in Zhytomyr region, the directors of Seitablaev introduced the military action Drama "Mirny-21". He also wrapped with defenders.</text:p>
      <text:p text:style-name="P4">
<text:span text:style-name="T4">
 Read also: </text:span>
 <text:a xlink:type="simple" xlink:href="https://www.ukrinform.ua/rubric-culture/3704142-multfilm-mavka-vze-zibrav-ponad-141-mln-grn-v-ukrainskomu-prokati.html" text:style-name="Internet_20_link" text:visited-style-name="Visited_20_Internet_20_Link">
</text:a>
At the same time, from April 27 to 30, there were 17 more and 27-step-21 Mirn-21 in the military units of the Ukrainian logistics forces in Rivne, Khmelnytsky, Ternopil, Vinnytsia, Kirovohrad, Cherkasy, Zhytomyr, Kharkiv, Odiolnya, Odiomiv, Kharkiv. areas.</text:p>
      <text:p text:style-name="P4">
"During the period of realization of the tour in cooperation with the command of logistics forces of armed forces of Ukraine, 105 shows for military personnel were organized," - said in Vesom.</text:p>
      <text:p text:style-name="P4">
<text:span text:style-name="T4">
 Read also: </text:span>
 <text:a xlink:type="simple" xlink:href="https://www.ukrinform.ua/rubric-culture/3704062-film-cornobil-22-peremig-na-festivali-korotkometraznogo-kino-u-nimeccini.html" text:style-name="Internet_20_link" text:visited-style-name="Visited_20_Internet_20_Link">
<text:span text:style-name="T4">
 cinema </text:span>
</text:a>
As it was reported, the National Tour is organized by the Association "Look Ukrainian!" and command of logistics forces. The project is implemented on the initiative of the President, Derzhkino, with the support of funds and public organizations.</text:p>
      <text:p text:style-name="P4">
<text:span text:style-name="T5">
Foto: Derzhkino, Facebook</text:span>
</text:p>
      <text:p text:style-name="P4">
News Source: <text:a xlink:type="simple" xlink:href="https://www.ukrinform.ua/rubric-culture/3704821-kino-zaradi-peremogi-u-kvitni-vidbulisa-ponad-50-pokaziv.html" text:style-name="Internet_20_link" text:visited-style-name="Visited_20_Internet_20_Link">
https://www.ukrinform.ua/rubric-culture/3704821-kino-zaradi-peremogi-u-kvitni-vidbulisa-ponad-50-pokaziv.html</text:a>
</text:p>
      <!--NEWS-->
      <text:h text:style-name="P10" text:outline-level="1">
<text:span text:style-name="T4">
The Russians fired the community in the Nikopol district of heavy artillery</text:span>
</text:h>
      <text:p text:style-name="P4">
Authors: Ukrinform (Person)</text:p>
      <text:p text:style-name="P4">
Publisher: Укринформ (Organization)</text:p>
      <text:p text:style-name="P4">
Published Time: 2023-05-04T19:58:00+03:00</text:p>
      <text:p text:style-name="P4">
Modified Time: 2023-05-04T19:58:00+03:00</text:p>
      <text:p text:style-name="P4">
Description: RF troops from heavy artillery fired at the Pokrovsky community in the Nikopol district of Dnipropetrovsk region. The farm was injured. - Ukrinform.</text:p>
      <text:p text:style-name="P4">
Images: ["<text:a xlink:type="simple" xlink:href="https://static.ukrinform.com/photos/2023_05/thumb_files/630_360_1683219407-184.jpg" text:style-name="Internet_20_link" text:visited-style-name="Visited_20_Internet_20_Link">
630_360_16832...</text:a>
", "<text:a xlink:type="simple" xlink:href="https://static.ukrinform.com/photos/2023_05/1683219407-177.jpg" text:style-name="Internet_20_link" text:visited-style-name="Visited_20_Internet_20_Link">
1683219407-17...</text:a>
", "<text:a xlink:type="simple" xlink:href="https://static.ukrinform.com/photos/2023_05/1683219407-905.jpg" text:style-name="Internet_20_link" text:visited-style-name="Visited_20_Internet_20_Link">
1683219407-90...</text:a>
"]</text:p>
      <text:p text:style-name="P4">
Tags: ['Дніпропетровщина', 'Обстріл', 'Війна з росією', 'Артилерія']</text:p>
      <text:p text:style-name="P4">
Type: Article</text:p>
      <!--METADATA-->
      <text:p text:style-name="P4">
<draw:frame draw:style-name="fr1" draw:name="Image173" text:anchor-type="as-char" svg:width="6.9236in" svg:height="3.956343in" draw:z-index="0">
<draw:image xlink:href="../Images/yкринформ/2023-05-04T19-58-00-03-00/630_360_1683219407-184.jpg" xlink:type="simple" xlink:show="embed" xlink:actuate="onLoad" draw:mime-type="image/jpeg"/>
</draw:frame>
The RFZ troops of heavy artillery fired at the Pokrovsky community in the Nikopol District. The farm was injured.</text:p>
      <text:p text:style-name="P4">
About it in <text:a xlink:type="simple" xlink:href="https://t.me/mykola_lukashuk/4405" text:style-name="Internet_20_link" text:visited-style-name="Visited_20_Internet_20_Link">
</text:a>
Informs Mykola Lukashuk, the Chief Properepetrovsk Regional Council, Ukrinform reports.</text:p>
      <text:p text:style-name="P4">
"The farm building in the Pokrovsky community in Nikopol region has been hostile today <text:a xlink:type="simple" xlink:href="https://www.ukrinform.ua/tag-obstril" text:style-name="Internet_20_link" text:visited-style-name="Visited_20_Internet_20_Link">
</text:a>
Weighted artillery. The roof and windows were damaged there, "the post reads.</text:p>
      <text:p text:style-name="P4">
<draw:frame draw:style-name="fr1" draw:name="Image174" text:anchor-type="as-char" svg:width="6.9236in" svg:height="4.471492in" draw:z-index="0">
<draw:image xlink:href="../Images/yкринформ/2023-05-04T19-58-00-03-00/1683219407-177.jpg" xlink:type="simple" xlink:show="embed" xlink:actuate="onLoad" draw:mime-type="image/jpeg"/>
</draw:frame>
The invaders hit Nikopol itself. It was without casualties.</text:p>
      <text:p text:style-name="P4">
<draw:frame draw:style-name="fr1" draw:name="Image175" text:anchor-type="as-char" svg:width="6.9236in" svg:height="3.585795in" draw:z-index="0">
<draw:image xlink:href="../Images/yкринформ/2023-05-04T19-58-00-03-00/1683219407-905.jpg" xlink:type="simple" xlink:show="embed" xlink:actuate="onLoad" draw:mime-type="image/jpeg"/>
</draw:frame>
Regarding other areas of Dnipropetrovsk - it was quiet everywhere.</text:p>
      <text:p text:style-name="P4">
<text:span text:style-name="T4">
 Read also: </text:span>
 <text:a xlink:type="simple" xlink:href="https://www.ukrinform.ua/rubric-ato/3704514-zagarbniki-zranku-cotiri-razi-obstrilali-prikordonna-cernigivsini-ta-sumsini.html" text:style-name="Internet_20_link" text:visited-style-name="Visited_20_Internet_20_Link">
<text:span text:style-name="T4">
 firing </text:span>
</text:a>
As reported by Ukrinform, on Tuesday during the day the Russian army with artillery was fired at communities in the Nikopol district times. She was also Atacadron.</text:p>
      <text:p text:style-name="P4">
<text:span text:style-name="T5">
Foto: Mykola Lukashuk / Telegram</text:span>
</text:p>
      <text:p text:style-name="P4">
News Source: <text:a xlink:type="simple" xlink:href="https://www.ukrinform.ua/rubric-ato/3704822-rosiani-obstrilali-gromadu-v-nikopolskomu-rajoni-z-vazkoi-artilerii.html" text:style-name="Internet_20_link" text:visited-style-name="Visited_20_Internet_20_Link">
https://www.ukrinform.ua/rubric-ato/3704822-rosiani-obstrilali-gromadu-v-nikopolskomu-rajoni-z-vazkoi-artilerii.html</text:a>
</text:p>
      <!--NEWS-->
      <text:h text:style-name="P10" text:outline-level="1">
<text:span text:style-name="T4">
Ukraine wants to attach Croatia to humanitarian demining - Sviridenko</text:span>
</text:h>
      <text:p text:style-name="P4">
Authors: Ukrinform (Person)</text:p>
      <text:p text:style-name="P4">
Publisher: Укринформ (Organization)</text:p>
      <text:p text:style-name="P4">
Published Time: 2023-05-04T19:59:38+03:00</text:p>
      <text:p text:style-name="P4">
Modified Time: 2023-05-04T19:59:38+03:00</text:p>
      <text:p text:style-name="P4">
Description: Ukraine intensifies cooperation with international humanitarian -demining, in particular, the government is interested in using Croatia's experience. - Ukrinform.</text:p>
      <text:p text:style-name="P4">
Images: ["<text:a xlink:type="simple" xlink:href="https://static.ukrinform.com/photos/2023_03/thumb_files/630_360_1679586188-130.jpg" text:style-name="Internet_20_link" text:visited-style-name="Visited_20_Internet_20_Link">
630_360_16795...</text:a>
"]</text:p>
      <text:p text:style-name="P4">
Tags: ['Хорватія', 'Мінекономіки', 'Розмінування', 'Юлія Свириденко', 'Відбудова']</text:p>
      <text:p text:style-name="P4">
Type: Article</text:p>
      <!--METADATA-->
      <text:p text:style-name="P4">
<draw:frame draw:style-name="fr1" draw:name="Image176" text:anchor-type="as-char" svg:width="6.9236in" svg:height="3.956343in" draw:z-index="0">
<draw:image xlink:href="../Images/yкринформ/2023-05-04T19-59-38-03-00/630_360_1679586188-130.jpg" xlink:type="simple" xlink:show="embed" xlink:actuate="onLoad" draw:mime-type="image/jpeg"/>
</draw:frame>
Ukraine acts cooperation with international honors in the field of humanitarian designation, in particular, the government is interested in using Croatia's experience.</text:p>
      <text:p text:style-name="P4">
This was emphasized by the first Viceremier -Minister - Minister of Economy of Ukraine Yuliy Sviridenko during a meeting with Viceremier -Minister - Minister of Internal Affairs of the Republic of Croatia Davor Bozhinovich, Ukrinform reports to the press service <text:a xlink:type="simple" xlink:href="https://me.gov.ua/News/Detail" text:style-name="Internet_20_link" text:visited-style-name="Visited_20_Internet_20_Link">
</text:a>
.</text:p>
      <text:p text:style-name="P4">
“Early reconstruction has already been started in Ukraine, starting with residential buildings, and change is an integral part of this process. In total, there are nearly 2,000 miners in state institutions and 600 persons in private operators in Ukraine. Given the large volumes of work, we need twice as much sappers, ”said the head of the Ministry of Economy.</text:p>
      <text:p text:style-name="P4">
She stressed that the government is currently interested in cooperation with <text:a xlink:type="simple" xlink:href="https://www.ukrinform.ua/tag-horvatia" text:style-name="Internet_20_link" text:visited-style-name="Visited_20_Internet_20_Link">
</text:a>
In the field of humanitarian demining of the tavriculture of experience. Ukraine also plans to attract representatives of Croatia, G7 countries and other interested international organizations in the supervisory raditoritorial of humanitarian demining.</text:p>
      <text:p text:style-name="P4">
The purpose of the Center will be to coordinate international assistance, to identify priorities and to distribute the demining tasks among operators who work for Ukraine.</text:p>
      <text:p text:style-name="P4">
<text:span text:style-name="T4">
 Read also: </text:span>
 <text:a xlink:type="simple" xlink:href="https://www.ukrinform.ua/rubric-vidbudova/3700378-nizka-krain-vidguknulas-na-zaklik-pro-postavku-masin-dla-rozminuvanna-sviridenko.html" text:style-name="Internet_20_link" text:visited-style-name="Visited_20_Internet_20_Link">
</text:a>
“We have a challenge, because we need more sappers, techniques and equipment to mine, drones for land survey, training for sapers. We are currently working on forgiveness of registration and certification procedures to open the Ukrainian market for international medminonal activity operators. We need to be proactive in this matter and applying technologies to accelerate the process of purification of Ukrainian lands from the consequences of armed aggression of the Russian Federation, ”Sviridenko added.</text:p>
      <text:p text:style-name="P4">
As it was reported, the plan for land demining in 9 regions affected by hostilities has been approved in Ukraine. More than 470 thousands are subject to inspection and, if necessary, demining. ha of land.Photo: Ministry of Economy</text:p>
      <text:p text:style-name="P4">
News Source: <text:a xlink:type="simple" xlink:href="https://www.ukrinform.ua/rubric-vidbudova/3704824-ukraina-hoce-doluciti-horvatiu-do-gumanitarnogo-rozminuvanna-sviridenko.html" text:style-name="Internet_20_link" text:visited-style-name="Visited_20_Internet_20_Link">
https://www.ukrinform.ua/rubric-vidbudova/3704824-ukraina-hoce-doluciti-horvatiu-do-gumanitarnogo-rozminuvanna-sviridenko.html</text:a>
</text:p>
      <!--NEWS-->
      <text:h text:style-name="P10" text:outline-level="1">
<text:span text:style-name="T4">
Iran has accumulated enough uranium for five nuclear bombs - the Minister of Defense of Israel</text:span>
</text:h>
      <text:p text:style-name="P4">
Authors: Ukrinform (Person)</text:p>
      <text:p text:style-name="P4">
Publisher: Укринформ (Organization)</text:p>
      <text:p text:style-name="P4">
Published Time: 2023-05-04T20:04:00+03:00</text:p>
      <text:p text:style-name="P4">
Modified Time: 2023-05-04T20:04:00+03:00</text:p>
      <text:p text:style-name="P4">
Description: Israel's Defense Minister Joava Galant said Iran had accumulated enough material for five nuclear bombs. - Ukrinform.</text:p>
      <text:p text:style-name="P4">
Images: ["<text:a xlink:type="simple" xlink:href="https://static.ukrinform.com/photos/2023_05/thumb_files/630_360_1683219859-238.jpg" text:style-name="Internet_20_link" text:visited-style-name="Visited_20_Internet_20_Link">
630_360_16832...</text:a>
"]</text:p>
      <text:p text:style-name="P4">
Tags: None</text:p>
      <text:p text:style-name="P4">
Type: Article</text:p>
      <!--METADATA-->
      <text:p text:style-name="P4">
<draw:frame draw:style-name="fr1" draw:name="Image177" text:anchor-type="as-char" svg:width="6.9236in" svg:height="3.956343in" draw:z-index="0">
<draw:image xlink:href="../Images/yкринформ/2023-05-04T20-04-00-03-00/630_360_1683219859-238.jpg" xlink:type="simple" xlink:show="embed" xlink:actuate="onLoad" draw:mime-type="image/jpeg"/>
</draw:frame>
On Thursday, Israel's Ministry of Iran said Iran had accumulated sufficient materials for five nuclear bombs.</text:p>
      <text:p text:style-name="P4">
As Ukrinform reports, it reports <text:a xlink:type="simple" xlink:href="https://www.timesofisrael.com/gallant-iran-has-amassed-enough-uranium-for-5-nuclear-weapons/" text:style-name="Internet_20_link" text:visited-style-name="Visited_20_Internet_20_Link">
</text:a>
.</text:p>
      <text:p text:style-name="P4">
“Don't be mistaken - Iran will not be satisfied with one nuclear bomb. Currently <text:a xlink:type="simple" xlink:href="https://www.ukrinform.ua/tag-iran" text:style-name="Internet_20_link" text:visited-style-name="Visited_20_Internet_20_Link">
</text:a>
received material enriched up to 20% and 60% for five nuclear bombs. Iranian progress and enrichment of up to 90% would be a serious complaint by Iran and could ignite the region, ”said Galant of Greece Minister of Greece Nicos Panagiotopoulos during a visit to Athens.</text:p>
      <text:p text:style-name="P4">
Iran is believed that Uranus has not yet enriched up to 90% of the purity required for nuclear weapons, but it can quickly do so from the current level of enrichment.</text:p>
      <text:p text:style-name="P4">
Iran retains Uranium reserves enriched with up to 20% and 60%, violating 2015 Agreements on restriction of the country's nuclear program.</text:p>
      <text:p text:style-name="P4">
<text:span text:style-name="T4">
 Read also: </text:span>
 <text:a xlink:type="simple" xlink:href="https://www.ukrinform.ua/rubric-world/3676570-rf-postacae-kitau-uran-dla-virobnictva-zbrojovogo-plutoniu-bloomberg.html" text:style-name="Internet_20_link" text:visited-style-name="Visited_20_Internet_20_Link">
</text:a>
Western states warn that uranium enriched to such a level cannot be used for civilian purposes.</text:p>
      <text:p text:style-name="P4">
Negotiations on the restoration of the nuclear agreement between Iran and the world states were opened in April 2021, but in 2022 they stopped because Iranvis Iranvis to realize their own nuclear ambitions.</text:p>
      <text:p text:style-name="P4">
As reported by Ukrinform, at the end of March in the Pentagon reported that it would only take a few months to <text:a xlink:type="simple" xlink:href="https://www.ukrinform.ua/rubric-world/3686873-za-kilka-misaciv-iran-moze-otrimati-adernu-bombu-pentagon.html" text:style-name="Internet_20_link" text:visited-style-name="Visited_20_Internet_20_Link">
</text:a>
If Tehran aims to create it.</text:p>
      <text:p text:style-name="P4">
<text:span text:style-name="T5">
Foto: Hadas Parush/Flash90</text:span>
</text:p>
      <text:p text:style-name="P4">
News Source: <text:a xlink:type="simple" xlink:href="https://www.ukrinform.ua/rubric-world/3704828-iran-nakopiciv-dostatno-uranu-dla-pati-adernih-bomb-ministr-oboroni-izrailu.html" text:style-name="Internet_20_link" text:visited-style-name="Visited_20_Internet_20_Link">
https://www.ukrinform.ua/rubric-world/3704828-iran-nakopiciv-dostatno-uranu-dla-pati-adernih-bomb-ministr-oboroni-izrailu.html</text:a>
</text:p>
      <!--NEWS-->
      <text:h text:style-name="P10" text:outline-level="1">
<text:span text:style-name="T4">
Zelensky and Rutte urged Russia</text:span>
</text:h>
      <text:p text:style-name="P4">
Authors: Ukrinform (Person)</text:p>
      <text:p text:style-name="P4">
Publisher: Укринформ (Organization)</text:p>
      <text:p text:style-name="P4">
Published Time: 2023-05-04T20:09:00+03:00</text:p>
      <text:p text:style-name="P4">
Modified Time: 2023-05-04T20:09:00+03:00</text:p>
      <text:p text:style-name="P4">
Description: There can be no peace without justice for breach of international law and for horrific crimes committed after the invasion of the Russian Federation into Ukraine. - Ukrinform.</text:p>
      <text:p text:style-name="P4">
Images: ["<text:a xlink:type="simple" xlink:href="https://static.ukrinform.com/photos/2023_05/thumb_files/630_360_1683220016-691.jpg" text:style-name="Internet_20_link" text:visited-style-name="Visited_20_Internet_20_Link">
630_360_16832...</text:a>
"]</text:p>
      <text:p text:style-name="P4">
Tags: ['Нідерланди', 'Рютте', 'Зеленський', 'Війна з росією']</text:p>
      <text:p text:style-name="P4">
Type: Article</text:p>
      <!--METADATA-->
      <text:p text:style-name="P4">
<draw:frame draw:style-name="fr1" draw:name="Image178" text:anchor-type="as-char" svg:width="6.9236in" svg:height="3.956343in" draw:z-index="0">
<draw:image xlink:href="../Images/yкринформ/2023-05-04T20-09-00-03-00/630_360_1683220016-691.jpg" xlink:type="simple" xlink:show="embed" xlink:actuate="onLoad" draw:mime-type="image/jpeg"/>
</draw:frame>
There can be no peace without justice for violation of international law and for the terrible raids, committed after the invasion of the Russian Federation into Ukraine.</text:p>
      <text:p text:style-name="P4">
As Ukrinform reports, this is said in a common <text:a xlink:type="simple" xlink:href="https://www.president.gov.ua/news/zayava-ukrayini-ta-niderlandiv-pro-vidpovidalnist-dlya-ukray-82677" text:style-name="Internet_20_link" text:visited-style-name="Visited_20_Internet_20_Link">
</text:a>
Ukraine and the Netherlands, which published the Presidential Office.</text:p>
      <text:p text:style-name="P4">
"Aggression against Ukraine by the Russian Federation is a clear violation of the statutory organization of the United Nations and the breakdown of international peace and security, giving international order based on rules, violates human rights and democratic values. We consider <text:a xlink:type="simple" xlink:href="https://www.ukrinform.ua/tag-rosia" text:style-name="Internet_20_link" text:visited-style-name="Visited_20_Internet_20_Link">
</text:a>
responsible for these violations. In addition, Russian officials and other persons planned, prepared, initiated, ordered and/or committed in international crimes should be held accountable in court. Ourmeta is to exclude impunity for these crimes, including forced deportations of tactful attempts to destroy Ukrainian identity and ethnicity, including culture and language, "the statement reads.</text:p>
      <text:p text:style-name="P4">
In a joint statement, President Volodymyr Zelensky and Prime Minister Mark Rutzitzakliakkil Russia immediately and unconditionally to execute the order of the UN International Court of Justice of March 16, 2022, which envisages the termination of the Russian Federation.</text:p>
      <text:p text:style-name="P4">
In addition, work continues to ensure that all interested international partners join the fight against impunity in Ukraine and around the world.</text:p>
      <text:p text:style-name="P4">
"We appreciate the efforts of the International Criminal Court after 43 states have been investigating the situation in Ukraine to the prosecutor. Especially we are giving the arrest warrants issued by the ICS on March 17, 2023, regarding Presidential Putin and the Commissioner for the Rights of the Child Mary of Lviv-Bielova. Participants in the Roman Statute to use all the necessary expenses to execute these warrants, as well as all future arrest warriors issued by the ISS on international crimes committed in Ukraine, " - reads.</text:p>
      <text:p text:style-name="P4">
<text:span text:style-name="T4">
 Read also: </text:span>
 <text:a xlink:type="simple" xlink:href="https://www.ukrinform.ua/rubric-polytics/3704729-ukraina-belgia-i-niderlandi-pidpisali-spilnu-deklaraciu.html" text:style-name="Internet_20_link" text:visited-style-name="Visited_20_Internet_20_Link">
</text:a>
President Volodymyr Zelensky and Prime Minister Mark Rutte also confirmed that the register of losses caused by Russian aggression against Ukraine will be located.As reported <text:a xlink:type="simple" xlink:href="https://www.ukrinform.ua/rubric-polytics/3704526-zelenskij-rozpocav-vizit-u-niderlandi.html" text:style-name="Internet_20_link" text:visited-style-name="Visited_20_Internet_20_Link">
</text:a>
, on Thursday, the head of the Ukrainian state was visiting the Netherlands on Thursday, and the day before he visited Finland.</text:p>
      <text:p text:style-name="P4">
<text:span text:style-name="T5">
Foto: op</text:span>
</text:p>
      <text:p text:style-name="P4">
News Source: <text:a xlink:type="simple" xlink:href="https://www.ukrinform.ua/rubric-polytics/3704829-zelenskij-i-rutte-zaklikali-rosiu-negajno-pripiniti-vijnu.html" text:style-name="Internet_20_link" text:visited-style-name="Visited_20_Internet_20_Link">
https://www.ukrinform.ua/rubric-polytics/3704829-zelenskij-i-rutte-zaklikali-rosiu-negajno-pripiniti-vijnu.html</text:a>
</text:p>
      <!--NEWS-->
      <text:h text:style-name="P10" text:outline-level="1">
<text:span text:style-name="T4">
For a year, United24 platform has raised $ 325 million - Fedorov</text:span>
</text:h>
      <text:p text:style-name="P4">
Authors: Ukrinform (Person)</text:p>
      <text:p text:style-name="P4">
Publisher: Укринформ (Organization)</text:p>
      <text:p text:style-name="P4">
Published Time: 2023-05-04T20:11:51+03:00</text:p>
      <text:p text:style-name="P4">
Modified Time: 2023-05-04T20:11:51+03:00</text:p>
      <text:p text:style-name="P4">
Description: The Uted24 Fandssing Platform has raised $ 325 million a year to support Ukraine. - Ukrinform.</text:p>
      <text:p text:style-name="P4">
Images: ["<text:a xlink:type="simple" xlink:href="https://static.ukrinform.com/photos/2023_04/thumb_files/630_360_1682495403-209.jpg" text:style-name="Internet_20_link" text:visited-style-name="Visited_20_Internet_20_Link">
630_360_16824...</text:a>
"]</text:p>
      <text:p text:style-name="P4">
Tags: ['Гроші', 'допомога', 'Федоров', 'United24', 'Єдині новини']</text:p>
      <text:p text:style-name="P4">
Type: Article</text:p>
      <!--METADATA-->
      <text:p text:style-name="P4">
<draw:frame draw:style-name="fr1" draw:name="Image179" text:anchor-type="as-char" svg:width="6.9236in" svg:height="3.956343in" draw:z-index="0">
<draw:image xlink:href="../Images/yкринформ/2023-05-04T20-11-51-03-00/630_360_1682495403-209.jpg" xlink:type="simple" xlink:show="embed" xlink:actuate="onLoad" draw:mime-type="image/jpeg"/>
</draw:frame>
The Uted24 Fandssing Platform has raised $ 325 million a year to support Ukraine.</text:p>
      <text:p text:style-name="P4">
About it on the air of the nationwide telephone "Unified News" reported Viceremier-Minister of Innovation, Development of Education, Science and Technologies-Minister of Digital Transformation Mikhail Fedorov.</text:p>
      <text:p text:style-name="P4">
"The platform has harvested $ 325 million, this is today the largest -facing platform, it is a unique case in the world, when the state -facing platform raises so much money and attention of the world," Fedorov said, adding that Ukraine is supported by people from 110 countries.</text:p>
      <text:p text:style-name="P4">
<text:span text:style-name="T4">
 Read also: </text:span>
 <text:a xlink:type="simple" xlink:href="https://www.ukrinform.ua/rubric-society/3704789-united24-na-cest-ricnici-zaprosila-v-ukrainu-inozemnih-gostej.html" text:style-name="Internet_20_link" text:visited-style-name="Visited_20_Internet_20_Link">
</text:a>
He recalled that the famous British business entrepreneur Richard Branson, who supported the platform and will raise funds for the reconstruction of Ukraine, has recently become an ambassador United24. Other ambassadors include Imagine Dragons, Barbara Streisend, Heroes of Star Wars, Scott Kelly and others.</text:p>
      <text:p text:style-name="P4">
As reported by Ukrinform, the Fandering Platform United24 is the so -called uniform window for sacrifices from charitable organizations, international partners of tags to support <text:a xlink:type="simple" xlink:href="https://www.ukrinform.ua/tag-ukraina" text:style-name="Internet_20_link" text:visited-style-name="Visited_20_Internet_20_Link">
</text:a>
 .</text:p>
      <text:p text:style-name="P4">
News Source: <text:a xlink:type="simple" xlink:href="https://www.ukrinform.ua/rubric-economy/3704830-za-rik-platforma-united24-zibrala-325-miljoniv-fedorov.html" text:style-name="Internet_20_link" text:visited-style-name="Visited_20_Internet_20_Link">
https://www.ukrinform.ua/rubric-economy/3704830-za-rik-platforma-united24-zibrala-325-miljoniv-fedorov.html</text:a>
</text:p>
      <!--NEWS-->
      <text:h text:style-name="P10" text:outline-level="1">
<text:span text:style-name="T4">
The exchange of "all on all" from the Russian Federation can only relate to the military - Lubin.</text:span>
</text:h>
      <text:p text:style-name="P4">
Authors: Ukrinform (Person)</text:p>
      <text:p text:style-name="P4">
Publisher: Укринформ (Organization)</text:p>
      <text:p text:style-name="P4">
Published Time: 2023-05-04T20:13:00+03:00</text:p>
      <text:p text:style-name="P4">
Modified Time: 2023-05-04T20:13:00+03:00</text:p>
      <text:p text:style-name="P4">
Description: The exchange in the format of "all on all" with Russia can only apply to military, civilian hostages in this way to return home. - Ukrinform.</text:p>
      <text:p text:style-name="P4">
Images: ["<text:a xlink:type="simple" xlink:href="https://static.ukrinform.com/photos/2023_05/thumb_files/630_360_1683213949-577.jpg" text:style-name="Internet_20_link" text:visited-style-name="Visited_20_Internet_20_Link">
630_360_16832...</text:a>
"]</text:p>
      <text:p text:style-name="P4">
Tags: ['Обмін', 'Полонені', 'Війна з росією', 'Дмитро Лубінець']</text:p>
      <text:p text:style-name="P4">
Type: Article</text:p>
      <!--METADATA-->
      <text:p text:style-name="P4">
<draw:frame draw:style-name="fr1" draw:name="Image180" text:anchor-type="as-char" svg:width="6.9236in" svg:height="3.956343in" draw:z-index="0">
<draw:image xlink:href="../Images/yкринформ/2023-05-04T20-13-00-03-00/630_360_1683213949-577.jpg" xlink:type="simple" xlink:show="embed" xlink:actuate="onLoad" draw:mime-type="image/jpeg"/>
</draw:frame>
The exchange of "all" with all with Russia can only concern the military, civilians in this way will not be able to return home.</text:p>
      <text:p text:style-name="P4">
Dmitry Lubinets said this about it about it about it in Kiev, Ukrinform reports.</text:p>
      <text:p text:style-name="P4">
“I will definitely not make any promises. The only thing I can confirm that the Ukrainian side has repeatedly been and are proposals to exchanges "all on the way". As I said, the exchange concerns exclusively prisoners of war. Civilians cannot be exchanged in the format of "everyone". Therefore, this record is not included in civilians. The exception is that we again understand that the Ekategory of civilians, which the Russian side and Ukraine interpret as combatants. For example, these are TE or DFTG fighters, who actually took the weapons, but did not make any legal official documents, ”Lubinets said.</text:p>
      <text:p text:style-name="P4">
<text:span text:style-name="T4">
 Read also: </text:span>
 <text:a xlink:type="simple" xlink:href="https://www.ukrinform.ua/rubric-society/3704743-rosia-trimae-bils-ak-20-tisac-civilnih-zarucnikiv-pisla-deokupacii-cifra-zbilsitsa-lubinec.html" text:style-name="Internet_20_link" text:visited-style-name="Visited_20_Internet_20_Link">
<text:span text:style-name="T4">
 Lubinets </text:span>
</text:a>
He stressed that there is a big difference between when a person counteracts Russian aggression and when it is a civilian. At the same time, he spoke about the flashy cases of Ukrainians. For example, students of the Yaroslav the Wise National Legal University on the basis of their students. "And they say they studied in a legal university, they are combatants. For example, they detained pensioners <text:a xlink:type="simple" xlink:href="https://www.ukrinform.ua/tag-sbu" text:style-name="Internet_20_link" text:visited-style-name="Visited_20_Internet_20_Link">
</text:a>
The retirement has been pension for decades. They are treated as prisoners of war. Jena pensions of the judge, law enforcement officers, the former military, ”he said, adding that even the doctors were detained because they could assist the military.</text:p>
      <text:p text:style-name="P4">
Lubinets also recalled that the first list of civilian hostages personally transferred on January 33, 2023 in Ankara Tatiana Moskalkova to Russian Ombudsman. The names of two thousand people were united.</text:p>
      <text:p text:style-name="P4">
<text:span text:style-name="T4">
 Read also: </text:span>
 <text:a xlink:type="simple" xlink:href="https://www.ukrinform.ua/rubric-society/3704766-komunikacia-z-rosijskou-storonou-sodo-povernenna-civilnih-vidbuvaetsa-prakticno-sodenno-lubinec.html" text:style-name="Internet_20_link" text:visited-style-name="Visited_20_Internet_20_Link">
<text:span text:style-name="T4">
 Lubinets </text:span>
</text:a>
</text:p>
      <text:p text:style-name="P4">
News Source: <text:a xlink:type="simple" xlink:href="https://www.ukrinform.ua/rubric-ato/3704780-obmin-vsih-na-vsih-iz-rf-moze-stosuvatisa-tilki-vijskovih-lubinec.html" text:style-name="Internet_20_link" text:visited-style-name="Visited_20_Internet_20_Link">
https://www.ukrinform.ua/rubric-ato/3704780-obmin-vsih-na-vsih-iz-rf-moze-stosuvatisa-tilki-vijskovih-lubinec.html</text:a>
</text:p>
      <!--NEWS-->
      <text:h text:style-name="P10" text:outline-level="1">
<text:span text:style-name="T4">
Selection of Judges of the Constitutional Court and National Messeys: Stephanyshina met with a delegation of the Venice Commission</text:span>
</text:h>
      <text:p text:style-name="P4">
Authors: Ukrinform (Person)</text:p>
      <text:p text:style-name="P4">
Publisher: Укринформ (Organization)</text:p>
      <text:p text:style-name="P4">
Published Time: 2023-05-04T20:14:17+03:00</text:p>
      <text:p text:style-name="P4">
Modified Time: 2023-05-04T20:14:17+03:00</text:p>
      <text:p text:style-name="P4">
Description: Olga Stephanyshyn, a Viceremier in European and Euro -Atlantic Integration, discussed with a delegation of the Venice Commission to implement the European Commission recommendations on the selection of Judges of the CCU, the implementation of anti -oligarchic legislation and national minorities legislation. - Ukrinform.</text:p>
      <text:p text:style-name="P4">
Images: ["<text:a xlink:type="simple" xlink:href="https://static.ukrinform.com/photos/2021_10/thumb_files/630_360_1633434184-612.jpg" text:style-name="Internet_20_link" text:visited-style-name="Visited_20_Internet_20_Link">
630_360_16334...</text:a>
"]</text:p>
      <text:p text:style-name="P4">
Tags: ['Уряд', 'Конституційний Суд', 'Венеційська комісія', 'Нацменшини', 'Олігархи', 'Стефанішина']</text:p>
      <text:p text:style-name="P4">
Type: Article</text:p>
      <!--METADATA-->
      <text:p text:style-name="P4">
<draw:frame draw:style-name="fr1" draw:name="Image181" text:anchor-type="as-char" svg:width="6.9236in" svg:height="3.956343in" draw:z-index="0">
<draw:image xlink:href="../Images/yкринформ/2023-05-04T20-14-17-03-00/630_360_1633434184-612.jpg" xlink:type="simple" xlink:show="embed" xlink:actuate="onLoad" draw:mime-type="image/jpeg"/>
</draw:frame>
Olga Stephanyshina Viceremier in European and Euro -Atlantic Integration was with a delegation of the Venice Commission to execute a recommendation for the selection of Judges of the CCU, the implementation of anti -oligarchic law and law on national minorities.</text:p>
      <text:p text:style-name="P4">
This is stated in the message <text:a xlink:type="simple" xlink:href="https://www.kmu.gov.ua/news/666666666666666666666666666666666666666666666666666666666666666666" text:style-name="Internet_20_link" text:visited-style-name="Visited_20_Internet_20_Link">
</text:a>
He reports Ukrinform.</text:p>
      <text:p text:style-name="P4">
“For the first time in Ukraine, a competitive procedure for the selection of the Constitutional Court is being introduced. Our unconditional priority is to ensure a transparent, open competition, according to the best standards. We come to this question with all responsibility, understanding its importance, in particular for the better movement of Ukraine to EU membership. Registered with the Supreme Radisaconoproject prepared as a result of consultations with <text:a xlink:type="simple" xlink:href="https://www.ukrinform.ua/tag-venecianska-komisia" text:style-name="Internet_20_link" text:visited-style-name="Visited_20_Internet_20_Link">
</text:a>
. International expertise will be a decisive role in the assessment of moral qualities, integrity of candidates. It is an important fuse that will not allow candidates who are not responsible for the criteria of integrity, to participate in the next stages of the competition, ” - said Stefanishina.</text:p>
      <text:p text:style-name="P4">
She emphasized the importance of starting the competitive process as soon as possible, calling for representatives of the Venice Commission to nominate their representatives with a print group, after the amendments to the law on the selection of the correspondence for the position of a judge of the Constitutional Court.</text:p>
      <text:p text:style-name="P4">
The Ukrainian side informed the representatives of the Venice Commission on the Podit steps taken to implement the legislation in the field of protection minorities(communities). Зокрема, на розгляд Уряду буде найближчимчасом винесено проект Концепції загальнодержавної цільової національно-культурної програми «Єдність у розмаїтті» на період до 2034 року», розпочатороботу над змістовним наповнення відповідної програми. Представники Державноїслужби України з етнополітики та свободи совісті зазначили, що вже проведенопонад 16 консультаційних зустрічей з представниками національних меншин,громадських організацій, та корінних народів України.</text:p>
      <text:p text:style-name="P4">
Окремо учасники зустрічі обговорили забезпечення освітніх, культурних правпредставників національних меншин, вживання мов національних меншин упублічній сфері.</text:p>
      <text:p text:style-name="P4">
<text:span text:style-name="T4">
 Read also: </text:span>
 <text:a xlink:type="simple" xlink:href="https://www.ukrinform.ua/rubric-polytics/3704730-v-ukraini-perebuvae-delegacia-venecijskoi-komisii.html" text:style-name="Internet_20_link" text:visited-style-name="Visited_20_Internet_20_Link">
<text:span text:style-name="T4">
 Venice </text:span>
</text:a>
The meeting was attended by the President of the Venice Commission Claire Basi Malory, Vice President Angelika Nussberger, members of the Venice Commission Philip Dimitrov and Jan Velyaier, Secretary of the Venice Commission Simon Granata, Legal Questionnaire Tanya Van Dike. From the Ukrainian side: Minister of Justice of Ukraine Denismalya, Chairman of the Verkhovna Rada Committee on Legal Policy Denismasslov, Head of the State Service of Ukraine for Ethnopolitics and Freedom of Soviet Sudivist Helensky, Deputy Minister of Foreign Affairs Yevgeny Zedinis Taspanis Minister of Education and Science of Ukraine.</text:p>
      <text:p text:style-name="P4">
European Commission “For Democracy Due to Right”(Venice Commission)- Council of Europe's advisory body on constitutional law. The commission pre -competences include: consideration of issues of the constitutional situation in individual states, consideration of constitutional law issues of a general nature in the application of a comparative approach, creation of centers of documentation of constitutional law.</text:p>
      <text:p text:style-name="P4">
News Source: <text:a xlink:type="simple" xlink:href="https://www.ukrinform.ua/rubric-polytics/3704832-vidbir-suddiv-ksu-ta-nacmensini-stefanisina-zustrilasa-z-delegacieu-venecijskoi-komisii.html" text:style-name="Internet_20_link" text:visited-style-name="Visited_20_Internet_20_Link">
https://www.ukrinform.ua/rubric-polytics/3704832-vidbir-suddiv-ksu-ta-nacmensini-stefanisina-zustrilasa-z-delegacieu-venecijskoi-komisii.html</text:a>
</text:p>
      <!--NEWS-->
      <text:h text:style-name="P10" text:outline-level="1">
<text:span text:style-name="T4">
Entrepreneur from Mukachevo set up production of antitrone rifles</text:span>
</text:h>
      <text:p text:style-name="P4">
Authors: Ukrinform (Person)</text:p>
      <text:p text:style-name="P4">
Publisher: Укринформ (Organization)</text:p>
      <text:p text:style-name="P4">
Published Time: 2023-05-04T20:19:33+03:00</text:p>
      <text:p text:style-name="P4">
Modified Time: 2023-05-04T20:19:33+03:00</text:p>
      <text:p text:style-name="P4">
Description: The entrepreneur from Mukachevo manufactures antitrone guns for the front. - Ukrinform.</text:p>
      <text:p text:style-name="P4">
Images: ["<text:a xlink:type="simple" xlink:href="https://static.ukrinform.com/photos/2023_05/thumb_files/630_360_1683220671-801.jpg" text:style-name="Internet_20_link" text:visited-style-name="Visited_20_Internet_20_Link">
630_360_16832...</text:a>
"]</text:p>
      <text:p text:style-name="P4">
Tags: ['Мукачево', 'Зброя']</text:p>
      <text:p text:style-name="P4">
Type: Article</text:p>
      <!--METADATA-->
      <text:p text:style-name="P4">
<draw:frame draw:style-name="fr1" draw:name="Image182" text:anchor-type="as-char" svg:width="6.9236in" svg:height="3.956343in" draw:z-index="0">
<draw:image xlink:href="../Images/yкринформ/2023-05-04T20-19-33-03-00/630_360_1683220671-801.jpg" xlink:type="simple" xlink:show="embed" xlink:actuate="onLoad" draw:mime-type="image/jpeg"/>
</draw:frame>
The entrepreneur from Mukachevo manufactures antitrone guns for the front.</text:p>
      <text:p text:style-name="P4">
This was reported in <text:a xlink:type="simple" xlink:href="https://www.facebook.com/watch/" text:style-name="Internet_20_link" text:visited-style-name="Visited_20_Internet_20_Link">
</text:a>
Mukachevo City Council, Ukrinform reports.</text:p>
      <text:p text:style-name="P4">
"Production was set up directly in the office, the first gun was collected last year. In October, mass production was launched, more than a hundred rifles were sent to the front for 8 months," the message reads.</text:p>
      <text:p text:style-name="P4">
As it is noted, in the price of antitrone gun the mukachevtsi lay the licensing of parts, so it is much cheaper than foreign analogues.</text:p>
      <text:p text:style-name="P4">
It is noted that in order to make one anti -Drone rifle, you need 1-2 days - in the presence of all components. Therefore, the best option is to collect 2-4 units.</text:p>
      <text:p text:style-name="P4">
Currently, the Mukachevos have been made to the front of almost a hundred of such products.</text:p>
      <text:p text:style-name="P4">
<text:span text:style-name="T4">
 Read also: </text:span>
 <text:a xlink:type="simple" xlink:href="https://www.ukrinform.ua/rubric-ato/3703291-na-doneccini-prikordonniki-zbili-rosijskij-bezpilotnik-postrilom-z-antidronovoi-rusnici.html" text:style-name="Internet_20_link" text:visited-style-name="Visited_20_Internet_20_Link">
<text:span text:style-name="T4">
 antitrone </text:span>
</text:a>
They are now working to embroider production.</text:p>
      <text:p text:style-name="P4">
The principle of operation of the antironous rifle of Mukachevo production is similar to all means(Satellite navigation systems), control/telemetry, and video of the channel broadcasting on the operator's remote.</text:p>
      <text:p text:style-name="P4">
_Foto: "Antidron Ukraine" _</text:p>
      <text:p text:style-name="P4">
News Source: <text:a xlink:type="simple" xlink:href="https://www.ukrinform.ua/rubric-regions/3704835-pidpriemec-z-mukaceva-nalagodiv-virobnictvo-antidronovih-rusnic.html" text:style-name="Internet_20_link" text:visited-style-name="Visited_20_Internet_20_Link">
https://www.ukrinform.ua/rubric-regions/3704835-pidpriemec-z-mukaceva-nalagodiv-virobnictvo-antidronovih-rusnic.html</text:a>
</text:p>
      <!--NEWS-->
      <text:h text:style-name="P10" text:outline-level="1">
<text:span text:style-name="T4">
Explosions are heard in Kiev, there are air defense</text:span>
</text:h>
      <text:p text:style-name="P4">
Authors: Ukrinform (Person)</text:p>
      <text:p text:style-name="P4">
Publisher: Укринформ (Organization)</text:p>
      <text:p text:style-name="P4">
Published Time: 2023-05-04T20:22:00+03:00</text:p>
      <text:p text:style-name="P4">
Modified Time: 2023-05-04T20:22:00+03:00</text:p>
      <text:p text:style-name="P4">
Description: Explosions are heard in Kiev, air defense system works. - Ukrinform.</text:p>
      <text:p text:style-name="P4">
Images: ["<text:a xlink:type="simple" xlink:href="https://static.ukrinform.com/photos/2022_12/thumb_files/630_360_1671446457-251.jpg" text:style-name="Internet_20_link" text:visited-style-name="Visited_20_Internet_20_Link">
630_360_16714...</text:a>
"]</text:p>
      <text:p text:style-name="P4">
Tags: ['Вибух', 'Київ', 'Повітряна тривога', 'ППО']</text:p>
      <text:p text:style-name="P4">
Type: Article</text:p>
      <!--METADATA-->
      <text:p text:style-name="P4">
<draw:frame draw:style-name="fr1" draw:name="Image183" text:anchor-type="as-char" svg:width="6.9236in" svg:height="3.956343in" draw:z-index="0">
<draw:image xlink:href="../Images/yкринформ/2023-05-04T20-22-00-03-00/630_360_1671446457-251.jpg" xlink:type="simple" xlink:show="embed" xlink:actuate="onLoad" draw:mime-type="image/jpeg"/>
</draw:frame>
In Kiev, explosions, air defense system operates.</text:p>
      <text:p text:style-name="P4">
According to Ukrinform, the Kyiv City Military Administration reports in <text:a xlink:type="simple" xlink:href="https://t.me/VA_Kyiv/1609" text:style-name="Internet_20_link" text:visited-style-name="Visited_20_Internet_20_Link">
</text:a>
.</text:p>
      <text:p text:style-name="P4">
"Works!Keep calm!", - the message reads.</text:p>
      <text:p text:style-name="P4">
The KMVA is asked to be in shelters for air anxiety.</text:p>
      <text:p text:style-name="P4">
As reported by Ukrinform, <text:a xlink:type="simple" xlink:href="https://www.ukrinform.ua/rubric-kyiv/3704833-u-kievi-ta-oblasti-povitrana-trivoga.html" text:style-name="Internet_20_link" text:visited-style-name="Visited_20_Internet_20_Link">
</text:a>
 .</text:p>
      <text:p text:style-name="P4">
News Source: <text:a xlink:type="simple" xlink:href="https://www.ukrinform.ua/rubric-kyiv/3704838-u-kievi-lunaut-vibuhi-pracue-ppo.html" text:style-name="Internet_20_link" text:visited-style-name="Visited_20_Internet_20_Link">
https://www.ukrinform.ua/rubric-kyiv/3704838-u-kievi-lunaut-vibuhi-pracue-ppo.html</text:a>
</text:p>
      <!--NEWS-->
      <text:h text:style-name="P10" text:outline-level="1">
<text:span text:style-name="T4">
Digital Multi-channel MX-7 is ready for launch in Ukraine</text:span>
</text:h>
      <text:p text:style-name="P4">
Authors: Ukrinform (Person)</text:p>
      <text:p text:style-name="P4">
Publisher: Укринформ (Organization)</text:p>
      <text:p text:style-name="P4">
Published Time: 2023-05-04T20:24:00+03:00</text:p>
      <text:p text:style-name="P4">
Modified Time: 2023-05-04T20:24:00+03:00</text:p>
      <text:p text:style-name="P4">
Description: The Concern of Radio Broadcasting, Radio and Television is ready to launch a MX-7 nationwide digital multi-channel telenege. It will cover more than 90% of Ukraine's territory. - Ukrinform.</text:p>
      <text:p text:style-name="P4">
Images: ["<text:a xlink:type="simple" xlink:href="https://static.ukrinform.com/photos/2018_09/thumb_files/630_360_1536224612-3052.jpg" text:style-name="Internet_20_link" text:visited-style-name="Visited_20_Internet_20_Link">
630_360_15362...</text:a>
"]</text:p>
      <text:p text:style-name="P4">
Tags: ['Технології', 'Україна', 'Цифрове мовлення', 'Телебачення']</text:p>
      <text:p text:style-name="P4">
Type: Article</text:p>
      <!--METADATA-->
      <text:p text:style-name="P4">
<draw:frame draw:style-name="fr1" draw:name="Image184" text:anchor-type="as-char" svg:width="6.9236in" svg:height="3.956343in" draw:z-index="0">
<draw:image xlink:href="../Images/yкринформ/2023-05-04T20-24-00-03-00/630_360_1536224612-3052.jpg" xlink:type="simple" xlink:show="embed" xlink:actuate="onLoad" draw:mime-type="image/jpeg"/>
</draw:frame>
Concernradio broadcasting, radio communications and television is ready for launching the MX-7 digital multi-channel multi-channel telenege. It will cover more than 90% of Ukraine's territory.</text:p>
      <text:p text:style-name="P4">
This was reported by the head of the State Service for Special Communication and Information Protection Yuri Shchigol, Ukrinform reports with reference to <text:a xlink:type="simple" xlink:href="https://cip.gov.ua/ua/news/derzhavnii-multipleks-mkh-7-gotovii-rozpochati-robotu-televiziinim-movlennyam-bude-pokrito-ponad-90-teritoriyi-ukrayini" text:style-name="Internet_20_link" text:visited-style-name="Visited_20_Internet_20_Link">
</text:a>
.</text:p>
      <text:p text:style-name="P4">
“Running digital multichanal <text:a xlink:type="simple" xlink:href="https://www.ukrinform.ua/tag-radio-i-tb" text:style-name="Internet_20_link" text:visited-style-name="Visited_20_Internet_20_Link">
</text:a>
MX-7 is an important step in resisting Russian propaganda. Despite the costly situation in the country, we have completed the tasks of the Taspus to make all the possible to provide the signal of our citizens, deprived of seeing Ukrainian television, ”he said.</text:p>
      <text:p text:style-name="P4">
Shchigol specified that the network will operate in a meter -protected meter and cover more than 90% of Ukraine. There are part of the temporarily occupied territories, as well as the settlements located on the borders from the Russian Federation and Belarus.</text:p>
      <text:p text:style-name="P4">
This applies, in particular, to Kharkiv, Sumy, Chernihiv, Rivne, Zhytomyr, Volyn regions, where Russian telecommunication channels from powerful enemy transmitting stations can now be broadcast. The signal will be provided with a single form.</text:p>
      <text:p text:style-name="P4">
The TV channel package will be free of charge for viewers. The RRT Concern is already informed of Ukraine's Television and Radio Broadcasting Council for Launch. The National Council should announce and hold a competition for broadcasting in network-7.</text:p>
      <text:p text:style-name="P4">
<text:span text:style-name="T4">
 Read also: </text:span>
 <text:a xlink:type="simple" xlink:href="https://www.ukrinform.ua/rubric-society/3701644-mkip-i-telekanal-belsat-tv-planuut-spilno-protidiati-dezinformacii-z-boku-bilorusi-ta-rf.html" text:style-name="Internet_20_link" text:visited-style-name="Visited_20_Internet_20_Link">
</text:a>
As it was reported, in August 2021, the Cabinet of Ministers approved the program of improvement of the state's defense and security in terms of logistical support for the construction of the operator by the concern of radio broadcasting, radio communication and television of the national digital multi-channel MX-7.</text:p>
      <text:p text:style-name="P4">
For the construction of a network, the RRT concern attracted a loan under the guarantees of the government. The first transmitter began on January 20, 2022.</text:p>
      <text:p text:style-name="P4">
News Source: <text:a xlink:type="simple" xlink:href="https://www.ukrinform.ua/rubric-technology/3704837-cifrova-bagatokanalna-telemereza-mx7-gotova-do-zapusku-v-ukraini.html" text:style-name="Internet_20_link" text:visited-style-name="Visited_20_Internet_20_Link">
https://www.ukrinform.ua/rubric-technology/3704837-cifrova-bagatokanalna-telemereza-mx7-gotova-do-zapusku-v-ukraini.html</text:a>
</text:p>
      <!--NEWS-->
      <text:h text:style-name="P10" text:outline-level="1">
<text:span text:style-name="T4">
As part of the project "Army Dron", 10 thousand pilots - Fedorov was prepared</text:span>
</text:h>
      <text:p text:style-name="P4">
Authors: Ukrinform (Person)</text:p>
      <text:p text:style-name="P4">
Publisher: Укринформ (Organization)</text:p>
      <text:p text:style-name="P4">
Published Time: 2023-05-04T20:30:00+03:00</text:p>
      <text:p text:style-name="P4">
Modified Time: 2023-05-04T20:30:00+03:00</text:p>
      <text:p text:style-name="P4">
Description: As part of the project "Army Dron" in Ukraine, 10 thousand pilots have already been prepared. - Ukrinform.</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Федоров', 'Армія дронів', 'Єдині новини']</text:p>
      <text:p text:style-name="P4">
Type: Article</text:p>
      <!--METADATA-->
      <text:p text:style-name="P4">
<draw:frame draw:style-name="fr1" draw:name="Image185" text:anchor-type="as-char" svg:width="6.9236in" svg:height="3.956343in" draw:z-index="0">
<draw:image xlink:href="../Images/yкринформ/2023-05-04T20-30-00-03-00/630_360_1682495491-455.jpg" xlink:type="simple" xlink:show="embed" xlink:actuate="onLoad" draw:mime-type="image/jpeg"/>
</draw:frame>
10,000 pilots have already been prepared in Ukraine as part of the Drone Army Project.</text:p>
      <text:p text:style-name="P4">
According to Ukrinform, Viceremier-Minister of Innovation, Development of Education, Science of Tatekhnology-Minister of Digital Transformation Mikhail Fedorov informed about it on the air of the nationwide television.</text:p>
      <text:p text:style-name="P4">
“He continues to develop. Only recently have we graduated from a new fee and will introduce new fees to <text:a xlink:type="simple" xlink:href="https://www.ukrinform.ua/tag-bezpilotnik" text:style-name="Internet_20_link" text:visited-style-name="Visited_20_Internet_20_Link">
</text:a>
. The most importantly, United24 has developed the market for Ukrainian manufacturers in essence from one lot, which was collected by United24, on a large -scale support for the support of our army in general and implementation of the Army Drone Army. It is also the launch of shock mouths that trigger our armed forces, which is the transformation of the UAV doctrine. Recently, we graduated from the first part of the UAV pilot training, 10,000 pilots have been taught during this time. That is, the army of drones is about the complex development of the UAV sphere both from the point of consciousness and in terms of their use, ”Fedorov said.</text:p>
      <text:p text:style-name="P4">
<text:span text:style-name="T4">
 Read also: </text:span>
 <text:a xlink:type="simple" xlink:href="https://www.ukrinform.ua/rubric-ato/3701579-fedorov-anonsuvav-stvorenna-novih-udarnih-rot-bpla.html" text:style-name="Internet_20_link" text:visited-style-name="Visited_20_Internet_20_Link">
</text:a>
As it was reported, the Drone Army is a project started by the General Staff and the Ministry of Defense. It is a comprehensive program within which systeminasacup of drones, their repair, as well as training courses of relevant specialists.</text:p>
      <text:p text:style-name="P4">
On April 24, 100 drones of Kamikadze, purchased for collected through United24, were deployed for Ukrainian servicemen in the Bakhmut direction.</text:p>
      <text:p text:style-name="P4">
News Source: <text:a xlink:type="simple" xlink:href="https://www.ukrinform.ua/rubric-ato/3704839-u-ramkah-proektu-armia-droniv-pidgotuvali-10-tisac-pilotiv-fedorov.html" text:style-name="Internet_20_link" text:visited-style-name="Visited_20_Internet_20_Link">
https://www.ukrinform.ua/rubric-ato/3704839-u-ramkah-proektu-armia-droniv-pidgotuvali-10-tisac-pilotiv-fedorov.html</text:a>
</text:p>
      <!--NEWS-->
      <text:h text:style-name="P10" text:outline-level="1">
<text:span text:style-name="T4">
More than 12% of Russian prisoners do not even have secondary education</text:span>
</text:h>
      <text:p text:style-name="P4">
Authors: Ukrinform (Person)</text:p>
      <text:p text:style-name="P4">
Publisher: Укринформ (Organization)</text:p>
      <text:p text:style-name="P4">
Published Time: 2023-05-04T20:36:00+03:00</text:p>
      <text:p text:style-name="P4">
Modified Time: 2023-05-04T20:36:00+03:00</text:p>
      <text:p text:style-name="P4">
Description: More than 12.2% of Russian prisoners did not even receive secondary education, 60% have special secondary and special technical education, almost 20% have only graduated from school. - Ukrinform.</text:p>
      <text:p text:style-name="P4">
Images: ["<text:a xlink:type="simple" xlink:href="https://static.ukrinform.com/photos/2023_02/thumb_files/630_360_1676577130-702.jpg" text:style-name="Internet_20_link" text:visited-style-name="Visited_20_Internet_20_Link">
630_360_16765...</text:a>
"]</text:p>
      <text:p text:style-name="P4">
Tags: ['Освіта', 'Російські військові', 'Полонені', 'Війна з росією']</text:p>
      <text:p text:style-name="P4">
Type: Article</text:p>
      <!--METADATA-->
      <text:p text:style-name="P4">
<draw:frame draw:style-name="fr1" draw:name="Image186" text:anchor-type="as-char" svg:width="6.9236in" svg:height="3.956343in" draw:z-index="0">
<draw:image xlink:href="../Images/yкринформ/2023-05-04T20-36-00-03-00/630_360_1676577130-702.jpg" xlink:type="simple" xlink:show="embed" xlink:actuate="onLoad" draw:mime-type="image/jpeg"/>
</draw:frame>
More than 12.2% of Russian prisoners did not even receive secondary education, 60% have a special secondary and special technical education, almost 20% have completed only a school.</text:p>
      <text:p text:style-name="P4">
As Ukrinform reports, about it during <text:a xlink:type="simple" xlink:href="https://www.youtube.com/watch" text:style-name="Internet_20_link" text:visited-style-name="Visited_20_Internet_20_Link">
</text:a>
In the Militation Media Center Vima: "Presentation of the First Sociological Research of Russian Twilight War" was informed by a representative of the coordination headquarters on the issues of prisoners of war Andriy Yusov.</text:p>
      <text:p text:style-name="P4">
“More than 12.2% <text:a xlink:type="simple" xlink:href="https://www.ukrinform.ua/tag-rosijski-vijskovi" text:style-name="Internet_20_link" text:visited-style-name="Visited_20_Internet_20_Link">
</text:a>
Do not receive secondary education. This indicator is even difficult to imagine in European Tu -Ukrainian realities. These are adult men. Often, 50 years of age that have no education. You can imagine what categories and values they are able to operate, ”Yusov said.</text:p>
      <text:p text:style-name="P4">
<text:span text:style-name="T4">
 Read also: </text:span>
 <text:a xlink:type="simple" xlink:href="https://www.ukrinform.ua/rubric-ato/3704617-ponad-80-rosijskih-vijskovopolonenih-nevdovoleni-nakazami-kerivnictva.html" text:style-name="Internet_20_link" text:visited-style-name="Visited_20_Internet_20_Link">
<text:span text:style-name="T4">
 over </text:span>
 <text:span text:style-name="T4">
 </text:span>
 Russian <text:span text:style-name="T4">
 </text:span>
 <text:span text:style-name="T4">
 prisoners of war </text:span>
<text:span text:style-name="T4">
 dissatisfied </text:span>
 <text:span text:style-name="T4">
 </text:span>
 <text:span text:style-name="T4">
 </text:span>
 <text:span text:style-name="T4">
 </text:span>
 management **</text:a>
According to him, according to the survey, 60% of captives have special secondary specialized technical education, almost 20% graduated from only the school.</text:p>
      <text:p text:style-name="P4">
At the same time, only 10% of Russian prisoners have higher education, most of the reinforcement are forcibly mobilized from the ORDLO territory.</text:p>
      <text:p text:style-name="P4">
"That is, if they are distinguished from this figure, then the indicator of prisoners with higher education in the territory of Russia will be much smaller," Yusov stressed.</text:p>
      <text:p text:style-name="P4">
He noted that captives from different regions of the Russian Federation took part in the survey, so according to its results it is possible to conclude that the Russian Federation is in fact trying to attract the least qualified and smallest categories of citizens.</text:p>
      <text:p text:style-name="P4">
<text:span text:style-name="T4">
 Read also: </text:span>
 <text:a xlink:type="simple" xlink:href="https://www.ukrinform.ua/rubric-ato/3701513-rosijski-voaki-ziznautsa-so-pisla-dopitiv-ubivaut-polonenih-ukrainciv-perehoplenna-sbu.html" text:style-name="Internet_20_link" text:visited-style-name="Visited_20_Internet_20_Link">
<text:span text:style-name="T4">
 interception </text:span>
</text:a>
The expert first sociological survey of Russian prisoners of war was conducted by the coordination headquarters on the management of prisoners of war, the state project "I want to live" from voluntary delivery in the prisoners of Russian.</text:p>
      <text:p text:style-name="P4">
Voluntarily, the survey took part and filled the appropriate questionnaires of 400 reacters. The survey was held from April 10 to April 20.</text:p>
      <text:p text:style-name="P4">
As reported by Ukrinform, <text:a xlink:type="simple" xlink:href="https://www.ukrinform.ua/rubric-ato/3704614-dobrovilno-zdalisa-v-polon-40-rosian.html" text:style-name="Internet_20_link" text:visited-style-name="Visited_20_Internet_20_Link">
</text:a>
, which testifies to their high motivation to participate in hostilities against Ukraine.</text:p>
      <text:p text:style-name="P4">
News Source: <text:a xlink:type="simple" xlink:href="https://www.ukrinform.ua/rubric-ato/3704638-ponad-12-rosijskih-polonenih-ne-maut-navit-serednoi-osviti.html" text:style-name="Internet_20_link" text:visited-style-name="Visited_20_Internet_20_Link">
https://www.ukrinform.ua/rubric-ato/3704638-ponad-12-rosijskih-polonenih-ne-maut-navit-serednoi-osviti.html</text:a>
</text:p>
      <!--NEWS-->
      <text:h text:style-name="P10" text:outline-level="1">
<text:span text:style-name="T4">
Above the Kiev forces were knocked down a drone</text:span>
</text:h>
      <text:p text:style-name="P4">
Authors: Ukrinform (Person)</text:p>
      <text:p text:style-name="P4">
Publisher: Укринформ (Organization)</text:p>
      <text:p text:style-name="P4">
Published Time: 2023-05-04T20:41:00+03:00</text:p>
      <text:p text:style-name="P4">
Modified Time: 2023-05-04T20:41:00+03:00</text:p>
      <text:p text:style-name="P4">
Description: An unmanned aerial vehicle was shot down over Kiev during air alarm. - Ukrinform.</text:p>
      <text:p text:style-name="P4">
Images: ["<text:a xlink:type="simple" xlink:href="https://static.ukrinform.com/photos/2023_02/thumb_files/630_360_1677478309-566.jpg" text:style-name="Internet_20_link" text:visited-style-name="Visited_20_Internet_20_Link">
630_360_16774...</text:a>
"]</text:p>
      <text:p text:style-name="P4">
Tags: ['Безпілотник', 'Київ', 'ППО']</text:p>
      <text:p text:style-name="P4">
Type: Article</text:p>
      <!--METADATA-->
      <text:p text:style-name="P4">
<draw:frame draw:style-name="fr1" draw:name="Image187" text:anchor-type="as-char" svg:width="6.9236in" svg:height="3.956343in" draw:z-index="0">
<draw:image xlink:href="../Images/yкринформ/2023-05-04T20-41-00-03-00/630_360_1677478309-566.jpg" xlink:type="simple" xlink:show="embed" xlink:actuate="onLoad" draw:mime-type="image/jpeg"/>
</draw:frame>
An unmanned aerial vehicle was shot over Kiev during air alarm.</text:p>
      <text:p text:style-name="P4">
About it reports the Kyiv City Military Administration in <text:a xlink:type="simple" xlink:href="https://t.me/VA_Kyiv/1611" text:style-name="Internet_20_link" text:visited-style-name="Visited_20_Internet_20_Link">
</text:a>
, reports Strifnorm.</text:p>
      <text:p text:style-name="P4">
“During the last air anxiety over <text:a xlink:type="simple" xlink:href="https://www.ukrinform.ua/tag-kiiv" text:style-name="Internet_20_link" text:visited-style-name="Visited_20_Internet_20_Link">
</text:a>
The unmanned aircraft was recorded. The object and means of adeptigelic defense was shot down. There is no information on the victims of the victims of the housing or infrastructure. The information is consumed, ”said KMVA Head Sergey Popko.</text:p>
      <text:p text:style-name="P4">
<text:span text:style-name="T4">
 Read also: </text:span>
 <text:a xlink:type="simple" xlink:href="https://www.ukrinform.ua/rubric-kyiv/3704838-u-kievi-lunaut-vibuhi-pracue-ppo.html" text:style-name="Internet_20_link" text:visited-style-name="Visited_20_Internet_20_Link">
<text:span text:style-name="T4">
 air defense </text:span>
</text:a>
As reported by Ukrinform, <text:a xlink:type="simple" xlink:href="https://www.ukrinform.ua/rubric-other_news/3704833-u-kievi-ta-oblasti-povitrana-trivoga.html" text:style-name="Internet_20_link" text:visited-style-name="Visited_20_Internet_20_Link">
</text:a>
. Subsequently, explosions were heard.</text:p>
      <text:p text:style-name="P4">
News Source: <text:a xlink:type="simple" xlink:href="https://www.ukrinform.ua/rubric-kyiv/3704849-nad-kievom-sili-ppo-zbili-bezpilotnik.html" text:style-name="Internet_20_link" text:visited-style-name="Visited_20_Internet_20_Link">
https://www.ukrinform.ua/rubric-kyiv/3704849-nad-kievom-sili-ppo-zbili-bezpilotnik.html</text:a>
</text:p>
      <!--NEWS-->
      <text:h text:style-name="P10" text:outline-level="1">
<text:span text:style-name="T4">
Above the Kiev forces were knocked down a drone</text:span>
</text:h>
      <text:p text:style-name="P4">
Authors: Ukrinform (Person)</text:p>
      <text:p text:style-name="P4">
Publisher: Укринформ (Organization)</text:p>
      <text:p text:style-name="P4">
Published Time: 2023-05-04T20:41:00+03:00</text:p>
      <text:p text:style-name="P4">
Modified Time: 2023-05-04T20:41:00+03:00</text:p>
      <text:p text:style-name="P4">
Description: An unmanned aerial vehicle was shot down over Kiev during air alarm. - Ukrinform.</text:p>
      <text:p text:style-name="P4">
Images: ["<text:a xlink:type="simple" xlink:href="https://static.ukrinform.com/photos/2023_02/thumb_files/630_360_1677478309-566.jpg" text:style-name="Internet_20_link" text:visited-style-name="Visited_20_Internet_20_Link">
630_360_16774...</text:a>
"]</text:p>
      <text:p text:style-name="P4">
Tags: ['Безпілотник', 'Київ', 'ППО']</text:p>
      <text:p text:style-name="P4">
Type: Article</text:p>
      <!--METADATA-->
      <text:p text:style-name="P4">
<draw:frame draw:style-name="fr1" draw:name="Image188" text:anchor-type="as-char" svg:width="6.9236in" svg:height="3.956343in" draw:z-index="0">
<draw:image xlink:href="../Images/yкринформ/2023-05-04T20-41-00-03-00/630_360_1677478309-566.jpg" xlink:type="simple" xlink:show="embed" xlink:actuate="onLoad" draw:mime-type="image/jpeg"/>
</draw:frame>
An unmanned aerial vehicle was shot over Kiev during air alarm.</text:p>
      <text:p text:style-name="P4">
About it reports the Kyiv City Military Administration in <text:a xlink:type="simple" xlink:href="https://t.me/VA_Kyiv/1611" text:style-name="Internet_20_link" text:visited-style-name="Visited_20_Internet_20_Link">
</text:a>
, reports Strifnorm.</text:p>
      <text:p text:style-name="P4">
“During the last air anxiety over <text:a xlink:type="simple" xlink:href="https://www.ukrinform.ua/tag-kiiv" text:style-name="Internet_20_link" text:visited-style-name="Visited_20_Internet_20_Link">
</text:a>
The unmanned aircraft was recorded. The object and means of adeptigelic defense was shot down. There is no information on the victims of the victims of the housing or infrastructure. The information is consumed, ”said KMVA Head Sergey Popko.</text:p>
      <text:p text:style-name="P4">
<text:span text:style-name="T4">
 Read also: </text:span>
 <text:a xlink:type="simple" xlink:href="https://www.ukrinform.ua/rubric-kyiv/3704838-u-kievi-lunaut-vibuhi-pracue-ppo.html" text:style-name="Internet_20_link" text:visited-style-name="Visited_20_Internet_20_Link">
<text:span text:style-name="T4">
 air defense </text:span>
</text:a>
As reported by Ukrinform, <text:a xlink:type="simple" xlink:href="https://www.ukrinform.ua/rubric-other_news/3704833-u-kievi-ta-oblasti-povitrana-trivoga.html" text:style-name="Internet_20_link" text:visited-style-name="Visited_20_Internet_20_Link">
</text:a>
. Subsequently, explosions were heard.</text:p>
      <text:p text:style-name="P4">
News Source: <text:a xlink:type="simple" xlink:href="https://www.ukrinform.ua/rubric-kyiv/3704849-nad-kievom-sili-ppo-zbili-bezpilotnik.html" text:style-name="Internet_20_link" text:visited-style-name="Visited_20_Internet_20_Link">
https://www.ukrinform.ua/rubric-kyiv/3704849-nad-kievom-sili-ppo-zbili-bezpilotnik.html</text:a>
</text:p>
      <!--NEWS-->
      <text:h text:style-name="P10" text:outline-level="1">
<text:span text:style-name="T4">
The Netherlands will soon send armored cranes to Ukraine</text:span>
</text:h>
      <text:p text:style-name="P4">
Authors: Ukrinform (Person)</text:p>
      <text:p text:style-name="P4">
Publisher: Укринформ (Organization)</text:p>
      <text:p text:style-name="P4">
Published Time: 2023-05-04T20:42:35+03:00</text:p>
      <text:p text:style-name="P4">
Modified Time: 2023-05-04T20:42:35+03:00</text:p>
      <text:p text:style-name="P4">
Description: The Netherlands should be delivered to Ukraine soon more than 10 armored cranes, and their exact number is not yet known. - Ukrinform.</text:p>
      <text:p text:style-name="P4">
Images: ["<text:a xlink:type="simple" xlink:href="https://static.ukrinform.com/photos/2023_05/thumb_files/630_360_1683222031-114.jpg" text:style-name="Internet_20_link" text:visited-style-name="Visited_20_Internet_20_Link">
630_360_16832...</text:a>
", "<text:a xlink:type="simple" xlink:href="https://static.ukrinform.com/photos/2023_05/1683222015-549.jpg" text:style-name="Internet_20_link" text:visited-style-name="Visited_20_Internet_20_Link">
1683222015-54...</text:a>
", "<text:a xlink:type="simple" xlink:href="https://static.ukrinform.com/photos/2023_05/1683222024-635.jpg" text:style-name="Internet_20_link" text:visited-style-name="Visited_20_Internet_20_Link">
1683222024-63...</text:a>
"]</text:p>
      <text:p text:style-name="P4">
Tags: ['Нідерланди', 'Україна', 'Військова техніка', 'Війна з росією']</text:p>
      <text:p text:style-name="P4">
Type: Article</text:p>
      <!--METADATA-->
      <text:p text:style-name="P4">
<draw:frame draw:style-name="fr1" draw:name="Image189" text:anchor-type="as-char" svg:width="6.9236in" svg:height="3.956343in" draw:z-index="0">
<draw:image xlink:href="../Images/yкринформ/2023-05-04T20-42-35-03-00/630_360_1683222031-114.jpg" xlink:type="simple" xlink:show="embed" xlink:actuate="onLoad" draw:mime-type="image/jpeg"/>
</draw:frame>
The Dalaninevis should deliver more than 10 armored cranes to Ukraine, and their current number is not yet known.</text:p>
      <text:p text:style-name="P4">
Captain Tom Vangut, a spokesman for the Ministry of Defense [] said this in a comment to Ukrinform in Hague in Hague.(https://www.ukrinform.ua/tag-niderlandi).</text:p>
      <text:p text:style-name="P4">
“Це крани, з броньованою кабіною спереду. Понад 10 броньованих кранів ще маютьбути доставлені в Україну, але їхня точна кількість ще не відома”, - сказаввін.</text:p>
      <text:p text:style-name="P4">
<draw:frame draw:style-name="fr1" draw:name="Image190" text:anchor-type="as-char" svg:width="6.9236in" svg:height="4.615733in" draw:z-index="0">
<draw:image xlink:href="../Images/yкринформ/2023-05-04T20-42-35-03-00/1683222015-549.jpg" xlink:type="simple" xlink:show="embed" xlink:actuate="onLoad" draw:mime-type="image/jpeg"/>
</draw:frame>
He also explained that such cranes are used, for example, when a military transport agent is stuck in a mud and should be pulled out.</text:p>
      <text:p text:style-name="P4">
<text:span text:style-name="T4">
 Read also: </text:span>
 <text:a xlink:type="simple" xlink:href="https://www.ukrinform.ua/rubric-ato/3704840-niderlandi-j-dali-zmicnuvatimut-vijskovij-potencial-ukraini-ministerka-oboroni.html" text:style-name="Internet_20_link" text:visited-style-name="Visited_20_Internet_20_Link">
<text:span text:style-name="T4">
 Netherlands </text:span>
 <text:span text:style-name="T4">
 </text:span>
 Further <text:span text:style-name="T4">
 </text:span>
 <text:span text:style-name="T4">
 strengthen </text:span>
 <text:span text:style-name="T4">
 military </text:span>
<text:span text:style-name="T4">
 Potential </text:span>
 <text:span text:style-name="T4">
 </text:span>
 Ukraine <text:span text:style-name="T4">
 </text:span>
 <text:span text:style-name="T4">
 Minister </text:span>
 <text:span text:style-name="T4">
 Defense </text:span>
 **</text:a>
“In such a situation, it is advisable to do so in an armored security cabin. Therefore, they are used, for example, for the maintenance of tavering on the battlefield, ”he explained.</text:p>
      <text:p text:style-name="P4">
<draw:frame draw:style-name="fr1" draw:name="Image191" text:anchor-type="as-char" svg:width="6.9236in" svg:height="4.615733in" draw:z-index="0">
<draw:image xlink:href="../Images/yкринформ/2023-05-04T20-42-35-03-00/1683222024-635.jpg" xlink:type="simple" xlink:show="embed" xlink:actuate="onLoad" draw:mime-type="image/jpeg"/>
</draw:frame>
As reported by Ukrinform, President of Ukraine Volodymyr Zelensky together Zapremier-Minister of the Netherlands Mark Rutte and the Ministry of Defense of the Netherlands Kalanivka Ollogren <text:a xlink:type="simple" xlink:href="https://www.ukrinform.ua/rubric-ato/3704817-zelenskij-vidvidav-bazu-vijskovopovitranih-sil-u-niderlandah.html" text:style-name="Internet_20_link" text:visited-style-name="Visited_20_Internet_20_Link">
</text:a>
.</text:p>
      <text:p text:style-name="P4">
<text:span text:style-name="T5">
Foto Irina Drabok</text:span>
</text:p>
      <text:p text:style-name="P4">
News Source: <text:a xlink:type="simple" xlink:href="https://www.ukrinform.ua/rubric-ato/3704846-niderlandi-nezabarom-vidpravlat-v-ukrainu-bronovani-krani.html" text:style-name="Internet_20_link" text:visited-style-name="Visited_20_Internet_20_Link">
https://www.ukrinform.ua/rubric-ato/3704846-niderlandi-nezabarom-vidpravlat-v-ukrainu-bronovani-krani.html</text:a>
</text:p>
      <!--NEWS-->
      <text:h text:style-name="P10" text:outline-level="1">
<text:span text:style-name="T4">
The Netherlands will soon send armored cranes to Ukraine</text:span>
</text:h>
      <text:p text:style-name="P4">
Authors: Ukrinform (Person)</text:p>
      <text:p text:style-name="P4">
Publisher: Укринформ (Organization)</text:p>
      <text:p text:style-name="P4">
Published Time: 2023-05-04T20:42:35+03:00</text:p>
      <text:p text:style-name="P4">
Modified Time: 2023-05-04T20:42:35+03:00</text:p>
      <text:p text:style-name="P4">
Description: The Netherlands should be delivered to Ukraine soon more than 10 armored cranes, and their exact number is not yet known. - Ukrinform.</text:p>
      <text:p text:style-name="P4">
Images: ["<text:a xlink:type="simple" xlink:href="https://static.ukrinform.com/photos/2023_05/thumb_files/630_360_1683222031-114.jpg" text:style-name="Internet_20_link" text:visited-style-name="Visited_20_Internet_20_Link">
630_360_16832...</text:a>
", "<text:a xlink:type="simple" xlink:href="https://static.ukrinform.com/photos/2023_05/1683222015-549.jpg" text:style-name="Internet_20_link" text:visited-style-name="Visited_20_Internet_20_Link">
1683222015-54...</text:a>
", "<text:a xlink:type="simple" xlink:href="https://static.ukrinform.com/photos/2023_05/1683222024-635.jpg" text:style-name="Internet_20_link" text:visited-style-name="Visited_20_Internet_20_Link">
1683222024-63...</text:a>
"]</text:p>
      <text:p text:style-name="P4">
Tags: ['Нідерланди', 'Україна', 'Військова техніка', 'Війна з росією']</text:p>
      <text:p text:style-name="P4">
Type: Article</text:p>
      <!--METADATA-->
      <text:p text:style-name="P4">
<draw:frame draw:style-name="fr1" draw:name="Image192" text:anchor-type="as-char" svg:width="6.9236in" svg:height="3.956343in" draw:z-index="0">
<draw:image xlink:href="../Images/yкринформ/2023-05-04T20-42-35-03-00/630_360_1683222031-114.jpg" xlink:type="simple" xlink:show="embed" xlink:actuate="onLoad" draw:mime-type="image/jpeg"/>
</draw:frame>
The Dalaninevis should deliver more than 10 armored cranes to Ukraine, and their current number is not yet known.</text:p>
      <text:p text:style-name="P4">
Captain Tom Vangut, a spokesman for the Ministry of Defense [] said this in a comment to Ukrinform in Hague in Hague.(https://www.ukrinform.ua/tag-niderlandi).</text:p>
      <text:p text:style-name="P4">
“Це крани, з броньованою кабіною спереду. Понад 10 броньованих кранів ще маютьбути доставлені в Україну, але їхня точна кількість ще не відома”, - сказаввін.</text:p>
      <text:p text:style-name="P4">
<draw:frame draw:style-name="fr1" draw:name="Image193" text:anchor-type="as-char" svg:width="6.9236in" svg:height="4.615733in" draw:z-index="0">
<draw:image xlink:href="../Images/yкринформ/2023-05-04T20-42-35-03-00/1683222015-549.jpg" xlink:type="simple" xlink:show="embed" xlink:actuate="onLoad" draw:mime-type="image/jpeg"/>
</draw:frame>
He also explained that such cranes are used, for example, when a military transport agent is stuck in a mud and should be pulled out.</text:p>
      <text:p text:style-name="P4">
<text:span text:style-name="T4">
 Read also: </text:span>
 <text:a xlink:type="simple" xlink:href="https://www.ukrinform.ua/rubric-ato/3704840-niderlandi-j-dali-zmicnuvatimut-vijskovij-potencial-ukraini-ministerka-oboroni.html" text:style-name="Internet_20_link" text:visited-style-name="Visited_20_Internet_20_Link">
<text:span text:style-name="T4">
 Netherlands </text:span>
 <text:span text:style-name="T4">
 </text:span>
 Further <text:span text:style-name="T4">
 </text:span>
 <text:span text:style-name="T4">
 strengthen </text:span>
 <text:span text:style-name="T4">
 military </text:span>
<text:span text:style-name="T4">
 Potential </text:span>
 <text:span text:style-name="T4">
 </text:span>
 Ukraine <text:span text:style-name="T4">
 </text:span>
 <text:span text:style-name="T4">
 Minister </text:span>
 <text:span text:style-name="T4">
 Defense </text:span>
 **</text:a>
“In such a situation, it is advisable to do so in an armored security cabin. Therefore, they are used, for example, for the maintenance of tavering on the battlefield, ”he explained.</text:p>
      <text:p text:style-name="P4">
<draw:frame draw:style-name="fr1" draw:name="Image194" text:anchor-type="as-char" svg:width="6.9236in" svg:height="4.615733in" draw:z-index="0">
<draw:image xlink:href="../Images/yкринформ/2023-05-04T20-42-35-03-00/1683222024-635.jpg" xlink:type="simple" xlink:show="embed" xlink:actuate="onLoad" draw:mime-type="image/jpeg"/>
</draw:frame>
As reported by Ukrinform, President of Ukraine Volodymyr Zelensky together Zapremier-Minister of the Netherlands Mark Rutte and the Ministry of Defense of the Netherlands Kalanivka Ollogren <text:a xlink:type="simple" xlink:href="https://www.ukrinform.ua/rubric-ato/3704817-zelenskij-vidvidav-bazu-vijskovopovitranih-sil-u-niderlandah.html" text:style-name="Internet_20_link" text:visited-style-name="Visited_20_Internet_20_Link">
</text:a>
.</text:p>
      <text:p text:style-name="P4">
<text:span text:style-name="T5">
Foto Irina Drabok</text:span>
</text:p>
      <text:p text:style-name="P4">
News Source: <text:a xlink:type="simple" xlink:href="https://www.ukrinform.ua/rubric-ato/3704846-niderlandi-nezabarom-vidpravlat-v-ukrainu-bronovani-krani.html" text:style-name="Internet_20_link" text:visited-style-name="Visited_20_Internet_20_Link">
https://www.ukrinform.ua/rubric-ato/3704846-niderlandi-nezabarom-vidpravlat-v-ukrainu-bronovani-krani.html</text:a>
</text:p>
      <!--NEWS-->
      <text:h text:style-name="P10" text:outline-level="1">
<text:span text:style-name="T4">
Yastremskaya beat the "sown" Russian and went out to the 1/4 finals of the WTA tournament in Spain</text:span>
</text:h>
      <text:p text:style-name="P4">
Authors: Ukrinform (Person)</text:p>
      <text:p text:style-name="P4">
Publisher: Укринформ (Organization)</text:p>
      <text:p text:style-name="P4">
Published Time: 2023-05-04T20:44:00+03:00</text:p>
      <text:p text:style-name="P4">
Modified Time: 2023-05-04T20:44:00+03:00</text:p>
      <text:p text:style-name="P4">
Description: Ukrainian Diana Yastremskaya has overcome the second circle at the Women's Tennis Association (WTA) - Catlonia Open - in the Spanish city of Reuse with a prize fund of $ 115 thousand - Ukrinform.</text:p>
      <text:p text:style-name="P4">
Images: ["<text:a xlink:type="simple" xlink:href="https://static.ukrinform.com/photos/2023_05/thumb_files/630_360_1683222213-956.jpg" text:style-name="Internet_20_link" text:visited-style-name="Visited_20_Internet_20_Link">
630_360_16832...</text:a>
"]</text:p>
      <text:p text:style-name="P4">
Tags: ['Теніс']</text:p>
      <text:p text:style-name="P4">
Type: Article</text:p>
      <!--METADATA-->
      <text:p text:style-name="P4">
<draw:frame draw:style-name="fr1" draw:name="Image195" text:anchor-type="as-char" svg:width="6.9236in" svg:height="3.956343in" draw:z-index="0">
<draw:image xlink:href="../Images/yкринформ/2023-05-04T20-44-00-03-00/630_360_1683222213-956.jpg" xlink:type="simple" xlink:show="embed" xlink:actuate="onLoad" draw:mime-type="image/jpeg"/>
</draw:frame>
Ukrainian Yastremskaya has overcome the second circle at the Women's Tennis Association Tournament(WTA)- Catlonia Open - in the Spanish city of Reus with a prize fund $ 115 thousand.</text:p>
      <text:p text:style-name="P4">
For the release of the 1/4 finals of the competition, Yastremskaya won in 1.5 hours sown under the 5th number of Russian Anna Blinka - 6: 4, 7: 5, reports Ukrinform.</text:p>
      <text:p text:style-name="P4">
The semi -final voucher of Yastremskaya is playing with the leader of "sowing" Swiss Zhiltaichmann, who took the mountain over Columbia Emilian Arando(6:3, 6:4).</text:p>
      <text:p text:style-name="P4">
<text:span text:style-name="T4">
Читайте також:</text:span>
 <text:a xlink:type="simple" xlink:href="https://www.ukrinform.ua/rubric-sports/3704255-ukrainka-svitolina-peremogla-bonaventur-u-drugomu-koli-turniru-wta-125.html" text:style-name="Internet_20_link" text:visited-style-name="Visited_20_Internet_20_Link">
 </text:a>
The Catlonia Open tournament will last until May 7.</text:p>
      <text:p text:style-name="P4">
Photo: Getty Images.</text:p>
      <text:p text:style-name="P4">
News Source: <text:a xlink:type="simple" xlink:href="https://www.ukrinform.ua/rubric-sports/3704848-astremska-obigrala-rosianku-i-vijsla-do-cvertfinalu-turniru-wta-v-ispanii.html" text:style-name="Internet_20_link" text:visited-style-name="Visited_20_Internet_20_Link">
https://www.ukrinform.ua/rubric-sports/3704848-astremska-obigrala-rosianku-i-vijsla-do-cvertfinalu-turniru-wta-v-ispanii.html</text:a>
</text:p>
      <!--NEWS-->
      <text:h text:style-name="P10" text:outline-level="1">
<text:span text:style-name="T4">
Dzhaparova met with NATO Secretary General Special Representative - what was said</text:span>
</text:h>
      <text:p text:style-name="P4">
Authors: Ukrinform (Person)</text:p>
      <text:p text:style-name="P4">
Publisher: Укринформ (Organization)</text:p>
      <text:p text:style-name="P4">
Published Time: 2023-05-04T20:48:48+03:00</text:p>
      <text:p text:style-name="P4">
Modified Time: 2023-05-04T20:48:48+03:00</text:p>
      <text:p text:style-name="P4">
Description: The First Deputy Foreign Minister of Ukraine Emine Dzhaparov held a meeting with a special representative of NATO Secretary General for Women, Peace and Security Irene Fellin. - Ukrinform.</text:p>
      <text:p text:style-name="P4">
Images: ["<text:a xlink:type="simple" xlink:href="https://static.ukrinform.com/photos/2023_05/thumb_files/630_360_1683222300-865.jpg" text:style-name="Internet_20_link" text:visited-style-name="Visited_20_Internet_20_Link">
630_360_16832...</text:a>
", "<text:a xlink:type="simple" xlink:href="https://static.ukrinform.com/photos/2023_05/1683222301-618.jpg" text:style-name="Internet_20_link" text:visited-style-name="Visited_20_Internet_20_Link">
1683222301-61...</text:a>
", "<text:a xlink:type="simple" xlink:href="https://static.ukrinform.com/photos/2023_05/1683222301-980.jpg" text:style-name="Internet_20_link" text:visited-style-name="Visited_20_Internet_20_Link">
1683222301-98...</text:a>
", "<text:a xlink:type="simple" xlink:href="https://static.ukrinform.com/photos/2023_05/1683222301-221.jpg" text:style-name="Internet_20_link" text:visited-style-name="Visited_20_Internet_20_Link">
1683222301-22...</text:a>
"]</text:p>
      <text:p text:style-name="P4">
Tags: ['Джапарова', 'МЗС', 'НАТО', 'Окупація Криму', 'Правозахисники', 'Жінки', 'Кримська платформа']</text:p>
      <text:p text:style-name="P4">
Type: Article</text:p>
      <!--METADATA-->
      <text:p text:style-name="P4">
<draw:frame draw:style-name="fr1" draw:name="Image196" text:anchor-type="as-char" svg:width="6.9236in" svg:height="3.956343in" draw:z-index="0">
<draw:image xlink:href="../Images/yкринформ/2023-05-04T20-48-48-03-00/630_360_1683222300-865.jpg" xlink:type="simple" xlink:show="embed" xlink:actuate="onLoad" draw:mime-type="image/jpeg"/>
</draw:frame>
The first -time Minister of Foreign Affairs of Ukraine Emine Dzhaparov held a special representative of the NATO Secretary General for Women, Security Peace Pellin.</text:p>
      <text:p text:style-name="P4">
This is stated in the message <text:a xlink:type="simple" xlink:href="https://mfa.gov.ua/news/emine-dzhaparova-zustrilas-zi-specialnoyu-predstavniceyu-generalnogo-sekretarya-nato-z-pitan-zhinok-miru-ta-bezpeki-iren-fellin" text:style-name="Internet_20_link" text:visited-style-name="Visited_20_Internet_20_Link">
</text:a>
, reports Ukrinform.</text:p>
      <text:p text:style-name="P4">
<draw:frame draw:style-name="fr1" draw:name="Image197" text:anchor-type="as-char" svg:width="6.9236in" svg:height="5.187958in" draw:z-index="0">
<draw:image xlink:href="../Images/yкринформ/2023-05-04T20-48-48-03-00/1683222301-618.jpg" xlink:type="simple" xlink:show="embed" xlink:actuate="onLoad" draw:mime-type="image/jpeg"/>
</draw:frame>
According to him, Dzhaparova informed about the active role of women in protecting the resolution against the Russian aggressor. She spoke about the women of the lawyers of the UKRIM, who, despite intimidation, continue to resist the Russian repression. The first deputy has drawn attention to the activities of the Crimean Platform Expert Network, which regularly informs the international community of moving human rights in Crimea.</text:p>
      <text:p text:style-name="P4">
<draw:frame draw:style-name="fr1" draw:name="Image198" text:anchor-type="as-char" svg:width="6.9236in" svg:height="4.400754in" draw:z-index="0">
<draw:image xlink:href="../Images/yкринформ/2023-05-04T20-48-48-03-00/1683222301-980.jpg" xlink:type="simple" xlink:show="embed" xlink:actuate="onLoad" draw:mime-type="image/jpeg"/>
</draw:frame>
Dzhaparova also discussed with the interlocutor the state of implementation in the Ukrainian Woman, Peace and Security Action Plan, and also stressed the opening of the international non -governmental organization "Women in International Security" in Ukraine.</text:p>
      <text:p text:style-name="P4">
<draw:frame draw:style-name="fr1" draw:name="Image199" text:anchor-type="as-char" svg:width="6.9236in" svg:height="4.163644in" draw:z-index="0">
<draw:image xlink:href="../Images/yкринформ/2023-05-04T20-48-48-03-00/1683222301-221.jpg" xlink:type="simple" xlink:show="embed" xlink:actuate="onLoad" draw:mime-type="image/jpeg"/>
</draw:frame>
The first deputy also expressed gratitude for the support of Ukraine's aspirations to integrate to the Alliance. In the context of preparation for the Vilnius summit, the deputy informed about the expectations of Ukraine, which should be reflected in the summary documents.</text:p>
      <text:p text:style-name="P4">
Fellin, for its part, emphasized the unity of the Alliance in the unconditional rendering of the cruel actions of Russia and adamant solidarity with the Ukrainian Narode and noted the relevance of the agenda of women, the table of tableware in the framework of further development of cooperation between Ukraine and NATO.</text:p>
      <text:p text:style-name="P4">
<text:span text:style-name="T4">
 Read also: </text:span>
 <text:a xlink:type="simple" xlink:href="https://www.ukrinform.ua/rubric-polytics/3698989-ukraina-pragne-rozsiriti-geografiu-cornomorskoi-bezpekovoi-konferencii-dzaparova.html" text:style-name="Internet_20_link" text:visited-style-name="Visited_20_Internet_20_Link">
<text:span text:style-name="T4">
 Giaparova </text:span>
</text:a>
The parties also raised the importance of realization of the formula of peace, initiated by President of Ukraine Volodymyr Zelensky, as well as providing Ukraine with clear security guarantees before the acquisition of UNATO membership by our state.</text:p>
      <text:p text:style-name="P4">
It was reported that NATO NATO NATO NATO Halibarenko said that Russian aggression not only put Ukraine in NATO priorities, but has struck changes in the Alliance itself, which would have taken decades before.</text:p>
      <text:p text:style-name="P4">
News Source: <text:a xlink:type="simple" xlink:href="https://www.ukrinform.ua/rubric-polytics/3704850-dzaparova-zustrilasa-zi-specpredstavniceu-genseka-nato-pro-so-govorili.html" text:style-name="Internet_20_link" text:visited-style-name="Visited_20_Internet_20_Link">
https://www.ukrinform.ua/rubric-polytics/3704850-dzaparova-zustrilasa-zi-specpredstavniceu-genseka-nato-pro-so-govorili.html</text:a>
</text:p>
      <!--NEWS-->
      <text:h text:style-name="P10" text:outline-level="1">
<text:span text:style-name="T4">
Kazakhstan will ban the export of petroleum products to the Russian port of Taman</text:span>
</text:h>
      <text:p text:style-name="P4">
Authors: Ukrinform (Person)</text:p>
      <text:p text:style-name="P4">
Publisher: Укринформ (Organization)</text:p>
      <text:p text:style-name="P4">
Published Time: 2023-05-04T20:49:00+03:00</text:p>
      <text:p text:style-name="P4">
Modified Time: 2023-05-04T20:49:00+03:00</text:p>
      <text:p text:style-name="P4">
Description: Kazakh Railways, the largest operator of the Kazakhstan's main railway network, will ban the transportation of petroleum products to the Russian Black Sea port of Taman. - Ukrinform.</text:p>
      <text:p text:style-name="P4">
Images: ["<text:a xlink:type="simple" xlink:href="https://static.ukrinform.com/photos/2019_08/thumb_files/630_360_1567260994-694.jpg" text:style-name="Internet_20_link" text:visited-style-name="Visited_20_Internet_20_Link">
630_360_15672...</text:a>
"]</text:p>
      <text:p text:style-name="P4">
Tags: ['Казахстан', 'нафта', 'росія']</text:p>
      <text:p text:style-name="P4">
Type: Article</text:p>
      <!--METADATA-->
      <text:p text:style-name="P4">
<draw:frame draw:style-name="fr1" draw:name="Image200" text:anchor-type="as-char" svg:width="6.9236in" svg:height="3.956343in" draw:z-index="0">
<draw:image xlink:href="../Images/yкринформ/2023-05-04T20-49-00-03-00/630_360_1567260994-694.jpg" xlink:type="simple" xlink:show="embed" xlink:actuate="onLoad" draw:mime-type="image/jpeg"/>
</draw:frame>
"Kazakh Railways", the largest operator of the main railway network of Kazakhstan, will ban the transportation of oil products of the adult Black Sea port of Taman since May 8.</text:p>
      <text:p text:style-name="P4">
As Ukrinform reports, it reports <text:a xlink:type="simple" xlink:href="https://www.reuters.com/world/kazakhstan-ban-oil-products-supplies-via-rail-russian-port-taman-document-2023-05-04/" text:style-name="Internet_20_link" text:visited-style-name="Visited_20_Internet_20_Link">
</text:a>
.</text:p>
      <text:p text:style-name="P4">
No reasons for the prohibition in the document of the State Railway Operator, which were released by shippers, have not been specified.</text:p>
      <text:p text:style-name="P4">
Traders stated that the terminal continues to process <text:a xlink:type="simple" xlink:href="https://www.ukrinform.ua/tag-nafta" text:style-name="Internet_20_link" text:visited-style-name="Visited_20_Internet_20_Link">
</text:a>
and liquefied petroleum gas.</text:p>
      <text:p text:style-name="P4">
The Russian railways also restricted the delivery to Taman from Wednesday to further message after the fire on the fuel base near the Crimean Bridge.</text:p>
      <text:p text:style-name="P4">
Taman oil -loading hub has the capacity of processing of 20 million tonnes of crude oil, petroleum products and liquefied gas per year. In 2022 he worked 7.3 million tons of petroleum products from Russia, Kazakhstan and Kyrgyzstan.</text:p>
      <text:p text:style-name="P4">
<text:span text:style-name="T4">
 Read also: </text:span>
 <text:a xlink:type="simple" xlink:href="https://www.ukrinform.ua/rubric-world/3704508-u-rosii-vnoci-stalisa-pozezi-na-dvoh-naftopererobnih-zavodah.html" text:style-name="Internet_20_link" text:visited-style-name="Visited_20_Internet_20_Link">
</text:a>
Last year, Kazakhstan's exports reached more than 1 million tons of fuel oil through Taman, about 230,000 tons of liquefied gas and about 74 thousand tons of vacuum gasoil.</text:p>
      <text:p text:style-name="P4">
It was reported that on Wednesday in the Krasnodar Territory near Taman's port, near the occupied Crimea, <text:a xlink:type="simple" xlink:href="https://www.ukrinform.ua/rubric-crimea/3703951-nepodalik-krimskogo-mostu-v-krasnodarskomu-krai-gorit-naftobaza.html" text:style-name="Internet_20_link" text:visited-style-name="Visited_20_Internet_20_Link">
</text:a>
.</text:p>
      <text:p text:style-name="P4">
The explosion on the territory of the Tamanneftegaz complex has previously occurred at half the night. Fires have been assigned the highest rank of complexity.</text:p>
      <text:p text:style-name="P4">
News Source: <text:a xlink:type="simple" xlink:href="https://www.ukrinform.ua/rubric-economy/3704857-kazahstan-zaboronit-eksport-naftoproduktiv-do-rosijskogo-portu-taman.html" text:style-name="Internet_20_link" text:visited-style-name="Visited_20_Internet_20_Link">
https://www.ukrinform.ua/rubric-economy/3704857-kazahstan-zaboronit-eksport-naftoproduktiv-do-rosijskogo-portu-taman.html</text:a>
</text:p>
      <!--NEWS-->
      <text:h text:style-name="P10" text:outline-level="1">
<text:span text:style-name="T4">
Klitschko: In the Solomenskiy district - a fire, it is likely to get the fragments of drone</text:span>
</text:h>
      <text:p text:style-name="P4">
Authors: Ukrinform (Person)</text:p>
      <text:p text:style-name="P4">
Publisher: Укринформ (Organization)</text:p>
      <text:p text:style-name="P4">
Published Time: 2023-05-04T20:51:00+03:00</text:p>
      <text:p text:style-name="P4">
Modified Time: 2023-05-04T20:51:00+03:00</text:p>
      <text:p text:style-name="P4">
Description: There was a fire in the Solomenskiy district of the capital, probably due to the fall of the fragments of the unmanned aircraft. - Ukrinform.</text:p>
      <text:p text:style-name="P4">
Images: ["<text:a xlink:type="simple" xlink:href="https://static.ukrinform.com/photos/2021_04/thumb_files/630_360_1618393796-929.jpg" text:style-name="Internet_20_link" text:visited-style-name="Visited_20_Internet_20_Link">
630_360_16183...</text:a>
"]</text:p>
      <text:p text:style-name="P4">
Tags: ['Безпілотник', 'Пожежа', 'Київ', 'Війна з росією']</text:p>
      <text:p text:style-name="P4">
Type: Article</text:p>
      <!--METADATA-->
      <text:p text:style-name="P4">
<draw:frame draw:style-name="fr1" draw:name="Image201" text:anchor-type="as-char" svg:width="6.9236in" svg:height="3.956343in" draw:z-index="0">
<draw:image xlink:href="../Images/yкринформ/2023-05-04T20-51-00-03-00/630_360_1618393796-929.jpg" xlink:type="simple" xlink:show="embed" xlink:actuate="onLoad" draw:mime-type="image/jpeg"/>
</draw:frame>
The Zolomensky district of the capital appeared a fire, probably due to the fall of the fragile aircraft.</text:p>
      <text:p text:style-name="P4">
This was written by Kyiv Mayor Vitaliy Klitschko in <text:a xlink:type="simple" xlink:href="https://t.me/vitaliy_klitschko/1925" text:style-name="Internet_20_link" text:visited-style-name="Visited_20_Internet_20_Link">
</text:a>
, reports Ukrinform.</text:p>
      <text:p text:style-name="P4">
“Explosions and <text:a xlink:type="simple" xlink:href="https://www.ukrinform.ua/tag-pozeza" text:style-name="Internet_20_link" text:visited-style-name="Visited_20_Internet_20_Link">
</text:a>
in Solomenskiy districtistolitsa. The probable fall of UAV fragments. All services go to the place. Details later, ”the message reads.</text:p>
      <text:p text:style-name="P4">
Later mayor <text:a xlink:type="simple" xlink:href="https://t.me/vitaliy_klitschko/1926" text:style-name="Internet_20_link" text:visited-style-name="Visited_20_Internet_20_Link">
</text:a>
that the fire emerged in the U4-storey building.</text:p>
      <text:p text:style-name="P4">
"In the Solomian district, rescuers localize the fire in 4 -storey buildings. The fire area is 50 m²," Klitschko said.</text:p>
      <text:p text:style-name="P4">
According to him, no one has applied for help from doctors.</text:p>
      <text:p text:style-name="P4">
<text:span text:style-name="T4">
 Read also: </text:span>
 <text:a xlink:type="simple" xlink:href="https://www.ukrinform.ua/rubric-kyiv/3704838-u-kievi-lunaut-vibuhi-pracue-ppo.html" text:style-name="Internet_20_link" text:visited-style-name="Visited_20_Internet_20_Link">
<text:span text:style-name="T4">
 Kyiv </text:span>
 <text:span text:style-name="T4">
 </text:span>
 are heard <text:span text:style-name="T4">
 </text:span>
 explosions <text:span text:style-name="T4">
 </text:span>
 <text:span text:style-name="T4">
 Works </text:span>
 <text:span text:style-name="T4">
 PPO </text:span>
</text:a>
As it was reported, over Kiev during air alarm <text:a xlink:type="simple" xlink:href="https://www.ukrinform.ua/rubric-kyiv/3704849-nad-kievom-sili-ppo-zbili-bezpilotnik.html" text:style-name="Internet_20_link" text:visited-style-name="Visited_20_Internet_20_Link">
</text:a>
 .</text:p>
      <text:p text:style-name="P4">
News Source: <text:a xlink:type="simple" xlink:href="https://www.ukrinform.ua/rubric-kyiv/3704852-u-solomanskomu-rajoni-pozeza-jmovirne-potraplanna-ulamkiv-drona.html" text:style-name="Internet_20_link" text:visited-style-name="Visited_20_Internet_20_Link">
https://www.ukrinform.ua/rubric-kyiv/3704852-u-solomanskomu-rajoni-pozeza-jmovirne-potraplanna-ulamkiv-drona.html</text:a>
</text:p>
      <!--NEWS-->
      <text:h text:style-name="P10" text:outline-level="1">
<text:span text:style-name="T4">
The draft law on the abandonment of Russian citizenship at the development stage - Lubinets</text:span>
</text:h>
      <text:p text:style-name="P4">
Authors: Ukrinform (Person)</text:p>
      <text:p text:style-name="P4">
Publisher: Укринформ (Organization)</text:p>
      <text:p text:style-name="P4">
Published Time: 2023-05-04T20:57:00+03:00</text:p>
      <text:p text:style-name="P4">
Modified Time: 2023-05-04T20:57:00+03:00</text:p>
      <text:p text:style-name="P4">
Description: The project of the Law of Ukraine on the abandonment of Russian citizenship is currently under development. - Ukrinform.</text:p>
      <text:p text:style-name="P4">
Images: ["<text:a xlink:type="simple" xlink:href="https://static.ukrinform.com/photos/2023_05/thumb_files/630_360_1683216864-766.jpg" text:style-name="Internet_20_link" text:visited-style-name="Visited_20_Internet_20_Link">
630_360_16832...</text:a>
"]</text:p>
      <text:p text:style-name="P4">
Tags: ['Паспорт', 'Закон', 'росія', 'Громадянство', 'Дмитро Лубінець']</text:p>
      <text:p text:style-name="P4">
Type: Article</text:p>
      <!--METADATA-->
      <text:p text:style-name="P4">
<draw:frame draw:style-name="fr1" draw:name="Image202" text:anchor-type="as-char" svg:width="6.9236in" svg:height="3.956343in" draw:z-index="0">
<draw:image xlink:href="../Images/yкринформ/2023-05-04T20-57-00-03-00/630_360_1683216864-766.jpg" xlink:type="simple" xlink:show="embed" xlink:actuate="onLoad" draw:mime-type="image/jpeg"/>
</draw:frame>
Ukraine's project on abandonment of Russian citizenship is currently under development.</text:p>
      <text:p text:style-name="P4">
The Ukrainian Ombudsman Dmitry Lubinets said this during a press conference, Ukrinform correspondent reports.</text:p>
      <text:p text:style-name="P4">
"Currently, the bill is at the stage of development of a group of people's deputies. Two my workers are relevant to the working group," - said <text:a xlink:type="simple" xlink:href="https://www.ukrinform.ua/tag-dmitro-lubinec" text:style-name="Internet_20_link" text:visited-style-name="Visited_20_Internet_20_Link">
</text:a>
.</text:p>
      <text:p text:style-name="P4">
Answering questions about the mechanism of refusal of the Russian passport, the commissioner noted that the mechanism at this time looks as follows: the post -occupation of territories provides for some time to the citizens of Ukraine - now a year is considered - so that they are publicly reported by the registered mechanism about the fact him.</text:p>
      <text:p text:style-name="P4">
"I can only say from myself that when this bill comes to the stage of expert discussion and analysis of me, I will give my vision(As for him- ed.)", - said Lubin.</text:p>
      <text:p text:style-name="P4">
<text:span text:style-name="T4">
 Read also: </text:span>
 <text:a xlink:type="simple" xlink:href="https://www.ukrinform.ua/rubric-polytics/3704832-vidbir-suddiv-ksu-ta-nacmensini-stefanisina-zustrilasa-z-delegacieu-venecijskoi-komisii.html" text:style-name="Internet_20_link" text:visited-style-name="Visited_20_Internet_20_Link">
<text:span text:style-name="T4">
 Venice </text:span>
</text:a>
Answering questions about the prospects for support in the parliament of this law -proofread, the Ombudsman expressed the opinion that those people's deputies, who understands that now more than 5 million citizens of Ukraine concerns, they also understand that it is a very important issue that should be engaged.</text:p>
      <text:p text:style-name="P4">
As reported by Ukrinform, the president's suspected war crimes <text:a xlink:type="simple" xlink:href="https://www.ukrinform.ua/tag-prezident" text:style-name="Internet_20_link" text:visited-style-name="Visited_20_Internet_20_Link">
</text:a>
of(https://www.ukrinform.ua/rubric-ato/3701757-putin-pidpisav-ukaz-so-dozvolae-deportuvati-ukrainciv-z-timcasovo-okupovanih-teritorij.html)that allows the residents of the temporarily occupied territories of Ukraine who have not taken the citizen of the Russian Federation. The decree stipulates that Ukrainian citizens or passport owners of puppet "DNR", "LNR" should either become Russian citizens, or to assert that they do not want to do it. Those who choose the second option from July 12024 will be considered foreigners and, accordingly, can be deported.</text:p>
      <text:p text:style-name="P4">
News Source: <text:a xlink:type="simple" xlink:href="https://www.ukrinform.ua/rubric-polytics/3704856-zakonoproekt-pro-vidmovu-vid-gromadanstva-rf-na-stadii-rozrobki-lubinec.html" text:style-name="Internet_20_link" text:visited-style-name="Visited_20_Internet_20_Link">
https://www.ukrinform.ua/rubric-polytics/3704856-zakonoproekt-pro-vidmovu-vid-gromadanstva-rf-na-stadii-rozrobki-lubinec.html</text:a>
</text:p>
      <!--NEWS-->
      <text:h text:style-name="P10" text:outline-level="1">
<text:span text:style-name="T4">
Donetsk communities will receive more than 3,000 books in Ukrainian</text:span>
</text:h>
      <text:p text:style-name="P4">
Authors: Ukrinform (Person)</text:p>
      <text:p text:style-name="P4">
Publisher: Укринформ (Organization)</text:p>
      <text:p text:style-name="P4">
Published Time: 2023-05-04T20:59:00+03:00</text:p>
      <text:p text:style-name="P4">
Modified Time: 2023-05-04T20:59:00+03:00</text:p>
      <text:p text:style-name="P4">
Description: The communities of Donetsk region will receive more than 3,000 books of different genres in Ukrainian for book shelves. - Ukrinform.</text:p>
      <text:p text:style-name="P4">
Images: ["<text:a xlink:type="simple" xlink:href="https://static.ukrinform.com/photos/2023_05/thumb_files/630_360_1683224586-990.jpg" text:style-name="Internet_20_link" text:visited-style-name="Visited_20_Internet_20_Link">
630_360_16832...</text:a>
", "<text:a xlink:type="simple" xlink:href="https://static.ukrinform.com/photos/2023_05/1683224586-910.jpg" text:style-name="Internet_20_link" text:visited-style-name="Visited_20_Internet_20_Link">
1683224586-91...</text:a>
"]</text:p>
      <text:p text:style-name="P4">
Tags: ['Донеччина', 'Книги', 'Тергромада', 'МКІП ']</text:p>
      <text:p text:style-name="P4">
Type: Article</text:p>
      <!--METADATA-->
      <text:p text:style-name="P4">
<draw:frame draw:style-name="fr1" draw:name="Image203" text:anchor-type="as-char" svg:width="6.9236in" svg:height="3.956343in" draw:z-index="0">
<draw:image xlink:href="../Images/yкринформ/2023-05-04T20-59-00-03-00/630_360_1683224586-990.jpg" xlink:type="simple" xlink:show="embed" xlink:actuate="onLoad" draw:mime-type="image/jpeg"/>
</draw:frame>
Gromadidonechchyna will receive more than 3,000 books of different genres in Ukrainian to organize book shelves.</text:p>
      <text:p text:style-name="P4">
As Ukrinform reports, it reports <text:a xlink:type="simple" xlink:href="https://mkip.gov.ua/news/9095.html" text:style-name="Internet_20_link" text:visited-style-name="Visited_20_Internet_20_Link">
</text:a>
 <text:a xlink:type="simple" xlink:href="https://mkip.gov.ua/news/9095.html" text:style-name="Internet_20_link" text:visited-style-name="Visited_20_Internet_20_Link">
 </text:a>
Ministry of Culture and Information Policy.</text:p>
      <text:p text:style-name="P4">
<draw:frame draw:style-name="fr1" draw:name="Image204" text:anchor-type="as-char" svg:width="6.9236in" svg:height="5.1927in" draw:z-index="0">
<draw:image xlink:href="../Images/yкринформ/2023-05-04T20-59-00-03-00/1683224586-910.jpg" xlink:type="simple" xlink:show="embed" xlink:actuate="onLoad" draw:mime-type="image/jpeg"/>
</draw:frame>
"With the support of the Ministry of Culture and Information Policy and Initiatives of the Vydidonetsk Regional Military-Civil Administration, 13 communities will receive more than 3,000 communities <text:a xlink:type="simple" xlink:href="https://www.ukrinform.ua/tag-kniga" text:style-name="Internet_20_link" text:visited-style-name="Visited_20_Internet_20_Link">
</text:a>
Different genres in Ukrainian. The books have already been sent to Donetsk region on May 1 this year. Literature should replenish book shelves for children and adults with educational and consulting centers and "points of indomitability" of the region, " - said in the message.</text:p>
      <text:p text:style-name="P4">
<text:span text:style-name="T4">
 Read also: </text:span>
 <text:a xlink:type="simple" xlink:href="https://www.ukrinform.ua/rubric-culture/3700994-aki-knigi-citaut-ukrainci-pid-cas-vijni.html" text:style-name="Internet_20_link" text:visited-style-name="Visited_20_Internet_20_Link">
<text:span text:style-name="T4">
 Books </text:span>
</text:a>
According to the ministry, such an action will promote the development of reading in the region will help to form the national linguistic and cultural space of the country.</text:p>
      <text:p text:style-name="P4">
The books for this action were collected by the National Library of Ukraine for Children, the Central Protection of the Information Space and the State Committee of Ukraine on Television Taradio.</text:p>
      <text:p text:style-name="P4">
As it was reported, the Liverpool Central Library and the Odesa Scientific Babybliotek <text:a xlink:type="simple" xlink:href="https://www.ukrinform.ua/rubric-culture/3701199-biblioteki-odesi-j-liverpula-stali-pobratimami-zelenska.html" text:style-name="Internet_20_link" text:visited-style-name="Visited_20_Internet_20_Link">
</text:a>
.  Photo: муп.Гов.ua</text:p>
      <text:p text:style-name="P4">
News Source: <text:a xlink:type="simple" xlink:href="https://www.ukrinform.ua/rubric-culture/3704868-gromadi-doneccini-otrimaut-ponad-3-000-knizok-ukrainskou.html" text:style-name="Internet_20_link" text:visited-style-name="Visited_20_Internet_20_Link">
https://www.ukrinform.ua/rubric-culture/3704868-gromadi-doneccini-otrimaut-ponad-3-000-knizok-ukrainskou.html</text:a>
</text:p>
      <!--NEWS-->
      <text:h text:style-name="P10" text:outline-level="1">
<text:span text:style-name="T4">
US collect information about "drones attack" on the Kremlin - White House</text:span>
</text:h>
      <text:p text:style-name="P4">
Authors: Ukrinform (Person)</text:p>
      <text:p text:style-name="P4">
Publisher: Укринформ (Organization)</text:p>
      <text:p text:style-name="P4">
Published Time: 2023-05-04T21:05:12+03:00</text:p>
      <text:p text:style-name="P4">
Modified Time: 2023-05-04T21:05:12+03:00</text:p>
      <text:p text:style-name="P4">
Description: American intelligence is currently collecting information and evidence that can reveal the true causes of unmanned aerial vehicles on one of the Kremlin complex buildings. - Ukrinform.</text:p>
      <text:p text:style-name="P4">
Images: ["<text:a xlink:type="simple" xlink:href="https://static.ukrinform.com/photos/2015_10/thumb_files/630_360_1444986648-6229.jpg" text:style-name="Internet_20_link" text:visited-style-name="Visited_20_Internet_20_Link">
630_360_14449...</text:a>
"]</text:p>
      <text:p text:style-name="P4">
Tags: ['Безпілотник', 'Кремль', 'США', 'Білий дім']</text:p>
      <text:p text:style-name="P4">
Type: Article</text:p>
      <!--METADATA-->
      <text:p text:style-name="P4">
<draw:frame draw:style-name="fr1" draw:name="Image205" text:anchor-type="as-char" svg:width="6.9236in" svg:height="3.956343in" draw:z-index="0">
<draw:image xlink:href="../Images/yкринформ/2023-05-04T21-05-12-03-00/630_360_1444986648-6229.jpg" xlink:type="simple" xlink:show="embed" xlink:actuate="onLoad" draw:mime-type="image/jpeg"/>
</draw:frame>
American intelligence is currently collecting information and evidence that can reveal the true causes of unmanned aerial vehicles on one of the Kremlivsky Complex.</text:p>
      <text:p text:style-name="P4">
This was stated on Thursday during a briefing at Washington Coordinator of the White House Radin Security John Kirby, Ukrinform reports.</text:p>
      <text:p text:style-name="P4">
"We are still trying to gather information about what happened," Baiden's representative said.</text:p>
      <text:p text:style-name="P4">
He emphasized that there are many questions about the situation, but will have convincing evidence to draw final conclusions.</text:p>
      <text:p text:style-name="P4">
<text:span text:style-name="T4">
 Read also: </text:span>
 <text:a xlink:type="simple" xlink:href="https://www.ukrinform.ua/rubric-ato/3704326-ignat-prokomentuvav-ataku-droniv-na-kreml-mabut-nlo.html" text:style-name="Internet_20_link" text:visited-style-name="Visited_20_Internet_20_Link">
<text:span text:style-name="T4">
 Ignati </text:span>
 <text:span text:style-name="T4">
 </text:span>
 commented <text:span text:style-name="T4">
 </text:span>
 Attack <text:span text:style-name="T4">
 </text:span>
 drones <text:span text:style-name="T4">
<text:span text:style-name="T5">
* Kremlin </text:span>
* </text:span>
 <text:span text:style-name="T4">
 </text:span>
 <text:span text:style-name="T4">
 </text:span>
 <text:span text:style-name="T4">
 UFO </text:span>
</text:a>
“One can tell you for sure that the United States was in no way involved in this incident contrary to <text:a xlink:type="simple" xlink:href="https://www.ukrinform.ua/rubric-polytics/3704660-u-bilomu-domi-nazvali-bezgluzdimi-zaavi-peskova-pro-pricetnist-ssa-do-ataki-na-kreml.html" text:style-name="Internet_20_link" text:visited-style-name="Visited_20_Internet_20_Link">
</text:a>
"It's just a lie," Kirby said.</text:p>
      <text:p text:style-name="P4">
At the same time, he noted that in recent days Russia continues to launch dozens of missiles and drones in Ukraine, "causing strokes of minor buildings and killing innocent Ukrainians, including buyers of the way."</text:p>
      <text:p text:style-name="P4">
The White House Representative emphasized that Russia continues to wage a brutal war on the Ukrainian people.</text:p>
      <text:p text:style-name="P4">
<text:span text:style-name="T4">
 Read also: </text:span>
 <text:a xlink:type="simple" xlink:href="https://www.ukrinform.ua/rubric-world/3704349-ataku-na-kreml-zdijsnili-na-zamovlenna-rosijskih-oligarhiv-arahamia.html" text:style-name="Internet_20_link" text:visited-style-name="Visited_20_Internet_20_Link">
</text:a>
"And we are devoted to support Ukraine at the time when it is protected from this aggression," the US administration spokesman.</text:p>
      <text:p text:style-name="P4">
As reported by Ukrinform, on May 3 the press service of the President of Russia <text:a xlink:type="simple" xlink:href="https://www.ukrinform.ua/rubric-world/3704176-u-putina-zaavili-pro-ataku-bezpilotnikiv-na-kreml.html" text:style-name="Internet_20_link" text:visited-style-name="Visited_20_Internet_20_Link">
</text:a>
. It is stated that the Kremlin regards the attempt to strike as "a planned terrorist action and an attempt on the President of the Russian Federation on the eve of the winner".</text:p>
      <text:p text:style-name="P4">
<text:span text:style-name="T4">
 Read also: </text:span>
 <text:a xlink:type="simple" xlink:href="https://www.ukrinform.ua/rubric-ato/3704385-ataka-na-kreml-abo-so-oznacaut-sodenni-udari-droniv-j-raket-na-zustricnih-kursah.html" text:style-name="Internet_20_link" text:visited-style-name="Visited_20_Internet_20_Link">
<text:span text:style-name="T4">
 Attack </text:span>
 <text:span text:style-name="T4">
 Kremlin </text:span>
 <text:span text:style-name="T4">
 </text:span>
 or <text:span text:style-name="T4">
 </text:span>
 mean <text:span text:style-name="T4">
 </text:span>
 Daily <text:span text:style-name="T4">
<text:span text:style-name="T5">
* Down </text:span>
* </text:span>
 Drones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counter <text:span text:style-name="T4">
 </text:span>
 courses **</text:a>
</text:p>
      <text:p text:style-name="P4">
News Source: <text:a xlink:type="simple" xlink:href="https://www.ukrinform.ua/rubric-world/3704858-ssa-zbiraut-informaciu-pro-ataku-droniv-na-kreml-bilij-dim.html" text:style-name="Internet_20_link" text:visited-style-name="Visited_20_Internet_20_Link">
https://www.ukrinform.ua/rubric-world/3704858-ssa-zbiraut-informaciu-pro-ataku-droniv-na-kreml-bilij-dim.html</text:a>
</text:p>
      <!--NEWS-->
      <text:h text:style-name="P10" text:outline-level="1">
<text:span text:style-name="T4">
The EU Council approved a military assistance package for Georgia and Moldova</text:span>
</text:h>
      <text:p text:style-name="P4">
Authors: Ukrinform (Person)</text:p>
      <text:p text:style-name="P4">
Publisher: Укринформ (Organization)</text:p>
      <text:p text:style-name="P4">
Published Time: 2023-05-04T21:13:00+03:00</text:p>
      <text:p text:style-name="P4">
Modified Time: 2023-05-04T21:13:00+03:00</text:p>
      <text:p text:style-name="P4">
Description: The European Council has adopted two separate decisions today that provide for financial assistance from the European Peace Fund (EFM) for the development of the military forces of the Republic of Moldova and Georgia - these countries will receive 40 million euros and 30 million euros, respectively. - Ukrinform.</text:p>
      <text:p text:style-name="P4">
Images: ["<text:a xlink:type="simple" xlink:href="https://static.ukrinform.com/photos/2018_11/thumb_files/630_360_1542652516-609.jpg" text:style-name="Internet_20_link" text:visited-style-name="Visited_20_Internet_20_Link">
630_360_15426...</text:a>
"]</text:p>
      <text:p text:style-name="P4">
Tags: ['Євросоюз', 'Грузія', 'Молдова', 'Рада Європи', 'допомога']</text:p>
      <text:p text:style-name="P4">
Type: Article</text:p>
      <!--METADATA-->
      <text:p text:style-name="P4">
<draw:frame draw:style-name="fr1" draw:name="Image206" text:anchor-type="as-char" svg:width="6.9236in" svg:height="3.956343in" draw:z-index="0">
<draw:image xlink:href="../Images/yкринформ/2023-05-04T21-13-00-03-00/630_360_1542652516-609.jpg" xlink:type="simple" xlink:show="embed" xlink:actuate="onLoad" draw:mime-type="image/jpeg"/>
</draw:frame>
The European Council today has made two separate decisions that provide for financial assistance from the European Peace Fund(EFM)For the development of the Republic of Moldova and Georgia, these countries will receive 40 million euros and 30 million euros respectively.</text:p>
      <text:p text:style-name="P4">
According to Ukrinform, such information is published today on <text:a xlink:type="simple" xlink:href="https://www.consilium.europa.eu/en/press/press-releases/2023/05/04/european-peace-facility-council-adopts-assistance-measures-to-support-defence-sector-of-the-republic-of-moldova-and-georgia/" text:style-name="Internet_20_link" text:visited-style-name="Visited_20_Internet_20_Link">
</text:a>
.</text:p>
      <text:p text:style-name="P4">
«Ми продовжуємо підтримувати модернізацію спроможностей Збройних силРеспубліки Молдова та Сил оборони Грузії. У складному геополітичному контекстіта відповідно до їх європейських прагнень, ми допомагаємо їм зміцнитиоборонний сектор, та розвинути здатність до участі у військових місіях таопераціях ЄС», - зазначив Високий представник ЄС Жозеп Боррель.</text:p>
      <text:p text:style-name="P4">
Такі заходи мають на меті зміцнення національної безпеки, стабільності тастійкості обох країн в оборонному секторі.</text:p>
      <text:p text:style-name="P4">
<text:span text:style-name="T4">
Читайте також:</text:span>
 <text:span text:style-name="T4">
<text:a xlink:type="simple" xlink:href="https://www.ukrinform.ua/rubric-polytics/3702452-u-gruzii-poasnili-comu-ne-golosuvali-za-ukrainsku-rezoluciu-v-pare.html" text:style-name="Internet_20_link" text:visited-style-name="Visited_20_Internet_20_Link">
 </text:a>
</text:span>
</text:p>
      <text:p text:style-name="P4">
Moldova will receive 40 million euros for 36 months to finance the steams of non -lethal equipment and services in the interests of national armed forces. Such supply will include air surveillance, mobility of transport, logistics equipment, means of improving systematic management and strengthening cyber defense.</text:p>
      <text:p text:style-name="P4">
This is the third tranche of such EU assistance for Moldova - the previous package of 40 million euros was agreed in June 2022, and before that, in December 20121, Moldova received 7 million euros to improve the sectors.</text:p>
      <text:p text:style-name="P4">
<text:span text:style-name="T4">
 Read also: </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Georgia will receive 30 million euros and the same period of 36 months, which will also be used to improve the non -lethal capabilities of national siloboron, including giving them, if necessary, appropriate technical training. Before that, Georgia received for the following purposes of 20 million euros in December2022 and 12.75 million euros in December 2021.<text:span text:style-name="T4">
 Read also: </text:span>
 <text:span text:style-name="T4">
 <text:a xlink:type="simple" xlink:href="https://www.ukrinform.ua/rubric-world/3700200-rada-es-prosila-gruziu-predstaviti-perekonlivi-rezultati-demokraticnih-reform-do-kinca-roku.html" text:style-name="Internet_20_link" text:visited-style-name="Visited_20_Internet_20_Link">
</text:a>
</text:span>
</text:p>
      <text:p text:style-name="P4">
In particular, the EU has just allocated 2 billion euros to accelerate the suppacative artillery ammunition for Ukraine, in particular, to compensate for member countries of already available ammunition from army warehouses, as well as to finance a joint order for the defense industry of Europe. Prior to that, the EU has identified 7 tranches of military assistance for weapons and military equipment to assist Ukraine. Common military assistance from the EU and from the Member States to ensure the right of Ukraine to self-defense from Russian aggression is 12 billion euros.</text:p>
      <text:p text:style-name="P4">
News Source: <text:a xlink:type="simple" xlink:href="https://www.ukrinform.ua/rubric-world/3704862-rada-es-uhvalila-paket-vijskovoi-dopomogi-dla-gruzii-ta-moldovi.html" text:style-name="Internet_20_link" text:visited-style-name="Visited_20_Internet_20_Link">
https://www.ukrinform.ua/rubric-world/3704862-rada-es-uhvalila-paket-vijskovoi-dopomogi-dla-gruzii-ta-moldovi.html</text:a>
</text:p>
      <!--NEWS-->
      <text:h text:style-name="P10" text:outline-level="1">
<text:span text:style-name="T4">
The MAEC missions were rotated at the Chernobyl and Rivne NPP</text:span>
</text:h>
      <text:p text:style-name="P4">
Authors: Ukrinform (Person)</text:p>
      <text:p text:style-name="P4">
Publisher: Укринформ (Organization)</text:p>
      <text:p text:style-name="P4">
Published Time: 2023-05-04T21:18:00+03:00</text:p>
      <text:p text:style-name="P4">
Modified Time: 2023-05-04T21:18:00+03:00</text:p>
      <text:p text:style-name="P4">
Description: At the Chornobyl NPP and Rivne NPP, staff of permanent monitoring missions of the International Atomic Energy Agency (IAEA). - Ukrinform.</text:p>
      <text:p text:style-name="P4">
Images: ["<text:a xlink:type="simple" xlink:href="https://static.ukrinform.com/photos/2022_04/thumb_files/630_360_1651341480-103.jpg" text:style-name="Internet_20_link" text:visited-style-name="Visited_20_Internet_20_Link">
630_360_16513...</text:a>
"]</text:p>
      <text:p text:style-name="P4">
Tags: ['ЧАЕС', 'МАГАТЕ', 'Ротація', 'Рівненська АЕС']</text:p>
      <text:p text:style-name="P4">
Type: Article</text:p>
      <!--METADATA-->
      <text:p text:style-name="P4">
<draw:frame draw:style-name="fr1" draw:name="Image207" text:anchor-type="as-char" svg:width="6.9236in" svg:height="3.956343in" draw:z-index="0">
<draw:image xlink:href="../Images/yкринформ/2023-05-04T21-18-00-03-00/630_360_1651341480-103.jpg" xlink:type="simple" xlink:show="embed" xlink:actuate="onLoad" draw:mime-type="image/jpeg"/>
</draw:frame>
At the Chornobyl NPP and Rivne NPP PEO(IDA).</text:p>
      <text:p text:style-name="P4">
Як передає Укрінформ, про це повідомляє <text:a xlink:type="simple" xlink:href="https://snriu.gov.ua/news/na-dsp-chornobylska-aes-ta-vp-rivnenska-aes-vidbulysia-rotatsii-personalu-postiinykh-monitorynhovykh-misii-mahate" text:style-name="Internet_20_link" text:visited-style-name="Visited_20_Internet_20_Link">
 </text:a>
.</text:p>
      <text:p text:style-name="P4">
“On May 3, 2023, experts of permanent monitoring missions of the International Atomic Energy Monitoring Monitoring Monitoring Monitoring Monitoring Monitoring Methods of the Chornobyl NPP and Rivne NPP. The RAES's duties have come to the shot -group of experts <text:a xlink:type="simple" xlink:href="https://www.ukrinform.ua/tag-magate" text:style-name="Internet_20_link" text:visited-style-name="Visited_20_Internet_20_Link">
</text:a>
, at the Chernobyl NPP - seventh, ”he goes in the message.</text:p>
      <text:p text:style-name="P4">
As it was reported, at the Chernobyl, Rivne, as well as half -day and Khmelnitsky nuclear stations, permanent MAIE monitoring began their activities in January 2023. At the occupied Zaporozhye NPP, a permanent monitoring group has been operating since September 2022. The agency's missions at all Ukrainian NPPs were in response to Ukraine's nuclear request.</text:p>
      <text:p text:style-name="P4">
<text:span text:style-name="T4">
 Read also: </text:span>
 <text:a xlink:type="simple" xlink:href="https://www.ukrinform.ua/rubric-economy/3704390-na-rivnenskij-aes-uspisno-proveli-dvi-inspekcii-magate.html" text:style-name="Internet_20_link" text:visited-style-name="Visited_20_Internet_20_Link">
<text:span text:style-name="T4">
 IAEA </text:span>
</text:a>
Recently, April 27, 2023, the next <text:a xlink:type="simple" xlink:href="https://www.ukrinform.ua/rubric-economy/3703092-na-zaes-projsla-rotacia-misii-magate.html" text:style-name="Internet_20_link" text:visited-style-name="Visited_20_Internet_20_Link">
</text:a>
 .</text:p>
      <text:p text:style-name="P4">
News Source: <text:a xlink:type="simple" xlink:href="https://www.ukrinform.ua/rubric-economy/3704864-na-cornobilskij-ta-rivnenskij-aes-vidbulasa-rotacia-misij-magate.html" text:style-name="Internet_20_link" text:visited-style-name="Visited_20_Internet_20_Link">
https://www.ukrinform.ua/rubric-economy/3704864-na-cornobilskij-ta-rivnenskij-aes-vidbulasa-rotacia-misij-magate.html</text:a>
</text:p>
      <!--NEWS-->
      <text:h text:style-name="P10" text:outline-level="1">
<text:span text:style-name="T4">
The fire in the Solomian district of Kiev was localized</text:span>
</text:h>
      <text:p text:style-name="P4">
Authors: Ukrinform (Person)</text:p>
      <text:p text:style-name="P4">
Publisher: Укринформ (Organization)</text:p>
      <text:p text:style-name="P4">
Published Time: 2023-05-04T21:20:00+03:00</text:p>
      <text:p text:style-name="P4">
Modified Time: 2023-05-04T21:20:00+03:00</text:p>
      <text:p text:style-name="P4">
Description: In the Solomenskiy district of Kiev, as a result of the fall of the fragments of the drone, the structures of the building on an area of 150 m² were destroy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Пожежа', 'Київ', 'Дрон', 'Війна з росією']</text:p>
      <text:p text:style-name="P4">
Type: Article</text:p>
      <!--METADATA-->
      <text:p text:style-name="P4">
<draw:frame draw:style-name="fr1" draw:name="Image208" text:anchor-type="as-char" svg:width="6.9236in" svg:height="3.948443in" draw:z-index="0">
<draw:image xlink:href="../Images/yкринформ/2023-05-04T21-20-00-03-00/630_360_1538997483-946.jpg" xlink:type="simple" xlink:show="embed" xlink:actuate="onLoad" draw:mime-type="image/jpeg"/>
</draw:frame>
The Uzlomian district of Kiev as a result of the fall of the fragments of the drone destroyed the construction of the building on an area of 150 m².</text:p>
      <text:p text:style-name="P4">
According to Ukrinform, the mayor of Kiev Vitaliy Klitschko reported in <text:a xlink:type="simple" xlink:href="https://t.me/vitaliy_klitschko/1928" text:style-name="Internet_20_link" text:visited-style-name="Visited_20_Internet_20_Link">
</text:a>
 .</text:p>
      <text:p text:style-name="P4">
" <text:a xlink:type="simple" xlink:href="https://www.ukrinform.ua/tag-pozeza" text:style-name="Internet_20_link" text:visited-style-name="Visited_20_Internet_20_Link">
 </text:a>
In the 4-storey building of the capital district of the capital was localized. As a result of the fall of the fragments, the building structures of the building on an area of 150 m², "Klitschko said.</text:p>
      <text:p text:style-name="P4">
The information on the victims is clarified.</text:p>
      <text:p text:style-name="P4">
<text:span text:style-name="T4">
 Read also: </text:span>
 <text:a xlink:type="simple" xlink:href="https://www.ukrinform.ua/rubric-kyiv/3704849-nad-kievom-sili-ppo-zbili-bezpilotnik.html" text:style-name="Internet_20_link" text:visited-style-name="Visited_20_Internet_20_Link">
<text:span text:style-name="T4">
 air defense </text:span>
</text:a>
As reported <text:a xlink:type="simple" xlink:href="https://www.ukrinform.ua/rubric-kyiv/3704852-u-solomanskomu-rajoni-pozeza-jmovirne-potraplanna-ulamkiv-drona.html" text:style-name="Internet_20_link" text:visited-style-name="Visited_20_Internet_20_Link">
</text:a>
Earlier, Klikogov reported that a fire occurred in the Solomenskiy district of the capital, probably because of the deployment of fragments of unmanned aircraft.</text:p>
      <text:p text:style-name="P4">
News Source: <text:a xlink:type="simple" xlink:href="https://www.ukrinform.ua/rubric-kyiv/3704867-pozezu-u-solomanskomu-rajoni-kieva-lokalizuvali.html" text:style-name="Internet_20_link" text:visited-style-name="Visited_20_Internet_20_Link">
https://www.ukrinform.ua/rubric-kyiv/3704867-pozezu-u-solomanskomu-rajoni-kieva-lokalizuvali.html</text:a>
</text:p>
      <!--NEWS-->
      <text:h text:style-name="P10" text:outline-level="1">
<text:span text:style-name="T4">
Matches of the 25th round of the Football Premier League of Ukraine will be held on May 7-8</text:span>
</text:h>
      <text:p text:style-name="P4">
Authors: Ukrinform (Person)</text:p>
      <text:p text:style-name="P4">
Publisher: Укринформ (Organization)</text:p>
      <text:p text:style-name="P4">
Published Time: 2023-05-04T21:20:42+03:00</text:p>
      <text:p text:style-name="P4">
Modified Time: 2023-05-04T21:20:42+03:00</text:p>
      <text:p text:style-name="P4">
Description: The Championship of Ukraine in Football among the Premier League teams (UPL) on May 7-8 will host the ducts of the next, 25th round. - Ukrinform.</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209" text:anchor-type="as-char" svg:width="6.9236in" svg:height="3.956343in" draw:z-index="0">
<draw:image xlink:href="../Images/yкринформ/2023-05-04T21-20-42-03-00/630_360_1532409762-6242.jpg" xlink:type="simple" xlink:show="embed" xlink:actuate="onLoad" draw:mime-type="image/jpeg"/>
</draw:frame>
The Ukrainian Football School among the Premier League teams(UPL)On May 7-8, the ducts of the next, 25th round will pass.</text:p>
      <text:p text:style-name="P4">
The first game day at 13.00 will start duels between Odessa Chernomorets and Dnipro-1, Kharkiv Metalist and Lviv, Ukrinform reports.</text:p>
      <text:p text:style-name="P4">
The third Sunday match, May 7, will be held with the participation of Alexandria and Shakhtar Donetsk(15.00).</text:p>
      <text:p text:style-name="P4">
Програму туру в понеділок, 8 травня, завершать поєдинки криворізького«Кривбаса» з київським «Динамо» (13.00), Transcarpathian "Minai" with Poltava "Vorskla"(14.00), Lviv "Rukh" with "Ingulets" from Petrov(15.00), Rivne "Heather" with Kovalivsky "Kolos"(15.00), Luhansk "Dawn" by the Zharkivsky "Metalist 1925"(17.00).</text:p>
      <text:p text:style-name="P4">
<text:span text:style-name="T4">
Читайте також:</text:span>
 <text:a xlink:type="simple" xlink:href="https://www.ukrinform.ua/rubric-sports/3704811-forvard-dnipra1-ta-trener-dinamo-viznani-najkrasimi-u-24mu-turi-upl.html" text:style-name="Internet_20_link" text:visited-style-name="Visited_20_Internet_20_Link">
 </text:a>
Shakhtar leads in the UPL standings, who has 59 points(After 24 games)then - Dnipro -1 - 54(23), Zorya - 52(24), «Dynamo» - 47(24), Alexandria - 37(23), Kryvbass - 32(24), Vorskla - 30(24), "Colossus" -30(24)...</text:p>
      <text:p text:style-name="P4">
News Source: <text:a xlink:type="simple" xlink:href="https://www.ukrinform.ua/rubric-sports/3704866-matci-25go-turu-futbolnoi-premerligi-ukraini-projdut-78-travna.html" text:style-name="Internet_20_link" text:visited-style-name="Visited_20_Internet_20_Link">
https://www.ukrinform.ua/rubric-sports/3704866-matci-25go-turu-futbolnoi-premerligi-ukraini-projdut-78-travna.html</text:a>
</text:p>
      <!--NEWS-->
      <text:h text:style-name="P10" text:outline-level="1">
<text:span text:style-name="T4">
Ukraine on Friday warms up to +24 °, sometimes light rain</text:span>
</text:h>
      <text:p text:style-name="P4">
Authors: Ukrinform (Person)</text:p>
      <text:p text:style-name="P4">
Publisher: Укринформ (Organization)</text:p>
      <text:p text:style-name="P4">
Published Time: 2023-05-04T21:22:00+03:00</text:p>
      <text:p text:style-name="P4">
Modified Time: 2023-05-04T21:22:00+03:00</text:p>
      <text:p text:style-name="P4">
Description: In Ukraine on May 5, a small short-term rain is likely only in the northeastern regions and in the Carpathians, the temperature in the western and northern regions at night 4-9 ° heat, in the afternoon 11-16 °; In the rest of the territory at night up to 12 °, in the afternoon up to 22 °. - Ukrinform.</text:p>
      <text:p text:style-name="P4">
Images: ["<text:a xlink:type="simple" xlink:href="https://static.ukrinform.com/photos/2023_05/thumb_files/630_360_1683209657-926.jpg" text:style-name="Internet_20_link" text:visited-style-name="Visited_20_Internet_20_Link">
630_360_16832...</text:a>
"]</text:p>
      <text:p text:style-name="P4">
Tags: ['Дощ', 'Погода', 'Прогноз', 'Весна']</text:p>
      <text:p text:style-name="P4">
Type: Article</text:p>
      <!--METADATA-->
      <text:p text:style-name="P4">
<draw:frame draw:style-name="fr1" draw:name="Image210" text:anchor-type="as-char" svg:width="6.9236in" svg:height="3.956343in" draw:z-index="0">
<draw:image xlink:href="../Images/yкринформ/2023-05-04T21-22-00-03-00/630_360_1683209657-926.jpg" xlink:type="simple" xlink:show="embed" xlink:actuate="onLoad" draw:mime-type="image/jpeg"/>
</draw:frame>
In Ukraine on May 5, a small short-term rain is likely only in the northeastern and in the Carpathians, the temperature in the western and northern regions at night4-9 ° heat, in the afternoon 11-16 °; In the rest of the territory at night up to 12 °, in the afternoon up to 22 °.</text:p>
      <text:p text:style-name="P4">
Ukrinform was reported at the Ukrainian Hydrometeorological Center.</text:p>
      <text:p text:style-name="P4">
"In the northeastern regions and in the Carpathians in places a small short-term <text:a xlink:type="simple" xlink:href="https://www.ukrinform.ua/tag-dos" text:style-name="Internet_20_link" text:visited-style-name="Visited_20_Internet_20_Link">
</text:a>
, in the rest of the territory without significant precipitation. The wind is mainly northeast, 5-10 m/s. Temperature in the western tailor areas at night 4-9 ° heat, in the afternoon 11-16 °; In the rest of the territory at night 7-12 °, in the afternoon 17-22 °, in the southeast of the country up to 24 °, "-the presentation said.</text:p>
      <text:p text:style-name="P4">
In Kiev and the region on Friday without significant rainfall. Wind northeast 5-10m/s. In the capital, the temperature at night is 6-8 °, in the afternoon 14-16 °, in the Kiev region at night 4-9 °, in the afternoon 11-16 °.</text:p>
      <text:p text:style-name="P4">
Forecasters are not predicted on May 6-7 in Ukraine, only on May 7, Nazakarpattya and Prykarpattya are probable small rains, wet snow. Wet snow.In northern, northeast, 5-10 m/s, May 7 in the southern part of the places of gusts of 15-20 m /with.</text:p>
      <text:p text:style-name="P4">
Temperature at night 1-6 ° warm(May 6 in the southern and most Easthoblast 7-12 °), in the northern, northwestern, Vinnytsia and Cherkasy region, May 7 in Ukraine, except for the southern part, Transcarpathia and Prykarpattya, on the soil surface, May 6-7 in Volyn, Rivne, Zhytomyr, Chernihiv and Sumy region and in the air of frost 0-5 ° C. , temperature 9-14 ° heat, in the southern part and in Transcarpathia on May 6 15-20 °, 7th 12-17 °. On the highlands of the Carpathians at night and daytime 0-5 ° heat(In the afternoon of May 6-11 ° May 6-11).</text:p>
      <text:p text:style-name="P4">
У Києві та області 6-7 травня опади не очікуються. Вітер північний, північно-східний, 5-10 м/с. У столиці температура вночі 2-4° тепла, вдень 10-12°; наКиївщині вночі 1-6° тепла, на поверхні ґрунту заморозки 0-5°, температуравдень 9-14° тепла.</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According to the forecast, in Ukraine on May 8-9 without precipitation, only in the western-east areas in the afternoon on May 9, short-term rains are expected.In Kiev and the region on May 8-9, precipitation is not forecast. In the capital temperature 2-4 ° heat, in the afternoon 11-13 °; in Kyiv region at night 1-6 ° heat, on the surface of the frost 0-5 °; in the afternoon 9-14 ° warm.</text:p>
      <text:p text:style-name="P4">
News Source: <text:a xlink:type="simple" xlink:href="https://www.ukrinform.ua/rubric-regions/3704732-ukrainu-u-patnicu-progrie-do-24-podekudi-nevelikij-dos.html" text:style-name="Internet_20_link" text:visited-style-name="Visited_20_Internet_20_Link">
https://www.ukrinform.ua/rubric-regions/3704732-ukrainu-u-patnicu-progrie-do-24-podekudi-nevelikij-dos.html</text:a>
</text:p>
      <!--NEWS-->
      <text:h text:style-name="P10" text:outline-level="1">
<text:span text:style-name="T4">
On the coronation of Charles III USA will introduce the first lady Jill Biden</text:span>
</text:h>
      <text:p text:style-name="P4">
Authors: Ukrinform (Person)</text:p>
      <text:p text:style-name="P4">
Publisher: Укринформ (Organization)</text:p>
      <text:p text:style-name="P4">
Published Time: 2023-05-04T21:24:00+03:00</text:p>
      <text:p text:style-name="P4">
Modified Time: 2023-05-04T21:24:00+03:00</text:p>
      <text:p text:style-name="P4">
Description: US Lady Jill Biden will officially represent the United States at the Charles III solemn coronation ceremony this weekend. - Ukrinform.</text:p>
      <text:p text:style-name="P4">
Images: ["<text:a xlink:type="simple" xlink:href="https://static.ukrinform.com/photos/2023_02/thumb_files/630_360_1675349385-451.jpg" text:style-name="Internet_20_link" text:visited-style-name="Visited_20_Internet_20_Link">
630_360_16753...</text:a>
"]</text:p>
      <text:p text:style-name="P4">
Tags: ['США', 'Джилл Байден', 'Чарльз ІІІ', 'Коронація']</text:p>
      <text:p text:style-name="P4">
Type: Article</text:p>
      <!--METADATA-->
      <text:p text:style-name="P4">
<draw:frame draw:style-name="fr1" draw:name="Image211" text:anchor-type="as-char" svg:width="6.9236in" svg:height="3.956343in" draw:z-index="0">
<draw:image xlink:href="../Images/yкринформ/2023-05-04T21-24-00-03-00/630_360_1675349385-451.jpg" xlink:type="simple" xlink:show="embed" xlink:actuate="onLoad" draw:mime-type="image/jpeg"/>
</draw:frame>
The first Ledisha Jill Biden will officially present the United States at the solemn ceremony of Charles III this weekend.</text:p>
      <text:p text:style-name="P4">
This was reported on Thursday by the White House spokeswoman Karin Jean Pierre, Ukrinform's own correspondent reports.</text:p>
      <text:p text:style-name="P4">
“Jill Biden today goes to the United Kingdom to visit the coronation of his majesty King Charles III and her majesty King-Consorta Camillas on behalf of <text:a xlink:type="simple" xlink:href="https://www.ukrinform.ua/tag-ssa" text:style-name="Internet_20_link" text:visited-style-name="Visited_20_Internet_20_Link">
</text:a>
», -the representative of the White House.</text:p>
      <text:p text:style-name="P4">
She emphasized that America and the United Kingdom are "close allies and powerful partners" with strong ties between countries and peoples.</text:p>
      <text:p text:style-name="P4">
According to her, the first lady will also meet with the wife of Prime Minister Rishsunak, Akshat Murti, and will join the Great Lunch organized by the Great Britain's government after the ceremony.</text:p>
      <text:p text:style-name="P4">
<text:span text:style-name="T4">
 Read also: </text:span>
 <text:a xlink:type="simple" xlink:href="https://www.ukrinform.ua/rubric-world/3703882-putina-lukasenka-ta-insih-diktatoriv-ne-zaprosili-na-koronaciu-carlza-iii-zmi.html" text:style-name="Internet_20_link" text:visited-style-name="Visited_20_Internet_20_Link">
<text:span text:style-name="T4">
 Charles </text:span>
</text:a>
As reported <text:a xlink:type="simple" xlink:href="http://www.ukrinform.ua/rubric-polytics/3703568-ukrainu-na-koronacii-carlza-iii-predstavlatime-delegacia-visokogo-rivna-kuleba.html" text:style-name="Internet_20_link" text:visited-style-name="Visited_20_Internet_20_Link">
</text:a>
On the eve of Foreign Minister Dmytro Kuleba stated that a highly respected Ukrainian delegation would be presented at the coronation of Charles III. The solemnity is scheduled for Saturday, May 6, in Westminster Abbey Valdon.</text:p>
      <text:p text:style-name="P4">
<text:span text:style-name="T5">
Foto: Graeme Sloan</text:span>
</text:p>
      <text:p text:style-name="P4">
News Source: <text:a xlink:type="simple" xlink:href="https://www.ukrinform.ua/rubric-world/3704872-na-koronacii-carlza-iii-ssa-predstavit-persa-ledi-dzill-bajden.html" text:style-name="Internet_20_link" text:visited-style-name="Visited_20_Internet_20_Link">
https://www.ukrinform.ua/rubric-world/3704872-na-koronacii-carlza-iii-ssa-predstavit-persa-ledi-dzill-bajden.html</text:a>
</text:p>
      <!--NEWS-->
      <text:h text:style-name="P10" text:outline-level="1">
<text:span text:style-name="T4">
In the Pechersk district - a fire from falling fragments of drone</text:span>
</text:h>
      <text:p text:style-name="P4">
Authors: Ukrinform (Person)</text:p>
      <text:p text:style-name="P4">
Publisher: Укринформ (Organization)</text:p>
      <text:p text:style-name="P4">
Published Time: 2023-05-04T21:25:00+03:00</text:p>
      <text:p text:style-name="P4">
Modified Time: 2023-05-04T21:25:00+03:00</text:p>
      <text:p text:style-name="P4">
Description: In the capital in the Pechersk district in a small area there was a fire due to the fall of the fragments of the unmanned aircraft.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Безпілотник', 'Пожежа', 'Київ', 'Війна з росією']</text:p>
      <text:p text:style-name="P4">
Type: Article</text:p>
      <!--METADATA-->
      <text:p text:style-name="P4">
<draw:frame draw:style-name="fr1" draw:name="Image212" text:anchor-type="as-char" svg:width="6.9236in" svg:height="3.956343in" draw:z-index="0">
<draw:image xlink:href="../Images/yкринформ/2023-05-04T21-25-00-03-00/630_360_1526257016-6927.jpg" xlink:type="simple" xlink:show="embed" xlink:actuate="onLoad" draw:mime-type="image/jpeg"/>
</draw:frame>
The capitals of the Pechersk district in a small territory had a fire as a result of the fragments of the unmanned aircraft.</text:p>
      <text:p text:style-name="P4">
This was written by Kyiv Mayor Vitaliy Klitschko in <text:a xlink:type="simple" xlink:href="https://t.me/vitaliy_klitschko/1927" text:style-name="Internet_20_link" text:visited-style-name="Visited_20_Internet_20_Link">
</text:a>
, reports Ukrinform.</text:p>
      <text:p text:style-name="P4">
"Fire on a small area of the territory in the Pechersk district. As a result of the fall of fragments <text:a xlink:type="simple" xlink:href="https://www.ukrinform.ua/tag-bezpilotnik" text:style-name="Internet_20_link" text:visited-style-name="Visited_20_Internet_20_Link">
</text:a>
. Building. There are no victims, "Klitschko wrote.</text:p>
      <text:p text:style-name="P4">
<text:span text:style-name="T4">
 Read also: </text:span>
 <text:a xlink:type="simple" xlink:href="https://www.ukrinform.ua/rubric-kyiv/3704852-u-solomanskomu-rajoni-pozeza-jmovirne-potraplanna-ulamkiv-drona.html" text:style-name="Internet_20_link" text:visited-style-name="Visited_20_Internet_20_Link">
<text:span text:style-name="T4">
 Klitschko </text:span>
</text:a>
As it was reported, over Kiev during air alarm <text:a xlink:type="simple" xlink:href="https://www.ukrinform.ua/rubric-kyiv/3704849-nad-kievom-sili-ppo-zbili-bezpilotnik.html" text:style-name="Internet_20_link" text:visited-style-name="Visited_20_Internet_20_Link">
</text:a>
 .</text:p>
      <text:p text:style-name="P4">
News Source: <text:a xlink:type="simple" xlink:href="https://www.ukrinform.ua/rubric-kyiv/3704869-u-pecerskomu-rajoni-pozeza-vid-padinna-ulamkiv-bezpilotnika.html" text:style-name="Internet_20_link" text:visited-style-name="Visited_20_Internet_20_Link">
https://www.ukrinform.ua/rubric-kyiv/3704869-u-pecerskomu-rajoni-pozeza-vid-padinna-ulamkiv-bezpilotnika.html</text:a>
</text:p>
      <!--NEWS-->
      <text:h text:style-name="P10" text:outline-level="1">
<text:span text:style-name="T4">
President handed watches to the military who are on rehabilitation in the Netherlands</text:span>
</text:h>
      <text:p text:style-name="P4">
Authors: Ukrinform (Person)</text:p>
      <text:p text:style-name="P4">
Publisher: Укринформ (Organization)</text:p>
      <text:p text:style-name="P4">
Published Time: 2023-05-04T21:33:00+03:00</text:p>
      <text:p text:style-name="P4">
Modified Time: 2023-05-04T21:33:00+03:00</text:p>
      <text:p text:style-name="P4">
Description: President of Ukraine Volodymyr Zelensky in the Netherlands during his visit to the Air Force base presented seven watches to the Ukrainian military, who are there for rehabilitation. - Ukrinform.</text:p>
      <text:p text:style-name="P4">
Images: ["<text:a xlink:type="simple" xlink:href="https://static.ukrinform.com/photos/2023_05/thumb_files/630_360_1683226165-310.jpeg" text:style-name="Internet_20_link" text:visited-style-name="Visited_20_Internet_20_Link">
630_360_16832...</text:a>
", "<text:a xlink:type="simple" xlink:href="https://static.ukrinform.com/photos/2023_05/1683224604-672.jpg" text:style-name="Internet_20_link" text:visited-style-name="Visited_20_Internet_20_Link">
1683224604-67...</text:a>
", "<text:a xlink:type="simple" xlink:href="https://static.ukrinform.com/photos/2023_05/1683224604-516.jpg" text:style-name="Internet_20_link" text:visited-style-name="Visited_20_Internet_20_Link">
1683224604-51...</text:a>
", "<text:a xlink:type="simple" xlink:href="https://static.ukrinform.com/photos/2023_05/1683224605-497.jpg" text:style-name="Internet_20_link" text:visited-style-name="Visited_20_Internet_20_Link">
1683224605-49...</text:a>
", "<text:a xlink:type="simple" xlink:href="https://static.ukrinform.com/photos/2023_05/1683224605-763.jpg" text:style-name="Internet_20_link" text:visited-style-name="Visited_20_Internet_20_Link">
1683224605-76...</text:a>
"]</text:p>
      <text:p text:style-name="P4">
Tags: ['Нагорода', 'Нідерланди', 'ЗСУ', 'Зеленський']</text:p>
      <text:p text:style-name="P4">
Type: Article</text:p>
      <!--METADATA-->
      <text:p text:style-name="P4">
<draw:frame draw:style-name="fr1" draw:name="Image213" text:anchor-type="as-char" svg:width="6.9236in" svg:height="3.956343in" draw:z-index="0">
<draw:image xlink:href="../Images/yкринформ/2023-05-04T21-33-00-03-00/630_360_1683226165-310.jpeg" xlink:type="simple" xlink:show="embed" xlink:actuate="onLoad" draw:mime-type="image/jpeg"/>
</draw:frame>
Volodymyr Zelensky in the Netherlands presented seven watches to the Ukrainian military who rehabilitated there for rehabilitation in the Netherlands.</text:p>
      <text:p text:style-name="P4">
According to the Ukrinform correspondent in the Hague, the Ukrainian national symbol - trident, as well as the inscription “From President of Ukraine V. Zelensky” can be seen on the clock.</text:p>
      <text:p text:style-name="P4">
<draw:frame draw:style-name="fr1" draw:name="Image214" text:anchor-type="as-char" svg:width="6.9236in" svg:height="4.615733in" draw:z-index="0">
<draw:image xlink:href="../Images/yкринформ/2023-05-04T21-33-00-03-00/1683224604-672.jpg" xlink:type="simple" xlink:show="embed" xlink:actuate="onLoad" draw:mime-type="image/jpeg"/>
</draw:frame>
<draw:frame draw:style-name="fr1" draw:name="Image215" text:anchor-type="as-char" svg:width="6.9236in" svg:height="4.615733in" draw:z-index="0">
<draw:image xlink:href="../Images/yкринформ/2023-05-04T21-33-00-03-00/1683224604-516.jpg" xlink:type="simple" xlink:show="embed" xlink:actuate="onLoad" draw:mime-type="image/jpeg"/>
</draw:frame>
</text:p>
      <text:p text:style-name="P4">
<draw:frame draw:style-name="fr1" draw:name="Image216" text:anchor-type="as-char" svg:width="6.9236in" svg:height="4.615733in" draw:z-index="0">
<draw:image xlink:href="../Images/yкринформ/2023-05-04T21-33-00-03-00/1683224605-497.jpg" xlink:type="simple" xlink:show="embed" xlink:actuate="onLoad" draw:mime-type="image/jpeg"/>
</draw:frame>
</text:p>
      <text:p text:style-name="P4">
<draw:frame draw:style-name="fr1" draw:name="Image217" text:anchor-type="as-char" svg:width="6.9236in" svg:height="4.615733in" draw:z-index="0">
<draw:image xlink:href="../Images/yкринформ/2023-05-04T21-33-00-03-00/1683224605-763.jpg" xlink:type="simple" xlink:show="embed" xlink:actuate="onLoad" draw:mime-type="image/jpeg"/>
</draw:frame>
As reported by Ukrinform, President of Ukraine Volodymyr Zelensky together Zapremier-Minister of the Netherlands Mark Rutte and the Ministry of Defense of the Netherlands Kaladivka Ollogren <text:span text:style-name="T4">
 _ [] <text:a xlink:type="simple" xlink:href="https://www.ukrinform.ua/rubric-ato/3704817-zelenskij-vidvidav-bazu-vijskovopovitranih-sil-u-niderlandah.html" text:style-name="Internet_20_link" text:visited-style-name="Visited_20_Internet_20_Link">
</text:a>
_ </text:span>
</text:p>
      <text:p text:style-name="P4">
<text:span text:style-name="T5">
Фото: Jarno Kraayvanger / Media Center Defense(MCD)</text:span>
</text:p>
      <text:p text:style-name="P4">
News Source: <text:a xlink:type="simple" xlink:href="https://www.ukrinform.ua/rubric-polytics/3704870-prezident-vruciv-godinniki-vijskovim-aki-perebuvaut-na-reabilitacii-v-niderlandah.html" text:style-name="Internet_20_link" text:visited-style-name="Visited_20_Internet_20_Link">
https://www.ukrinform.ua/rubric-polytics/3704870-prezident-vruciv-godinniki-vijskovim-aki-perebuvaut-na-reabilitacii-v-niderlandah.html</text:a>
</text:p>
      <!--NEWS-->
      <text:h text:style-name="P10" text:outline-level="1">
<text:span text:style-name="T4">
About 5% of applications were submitted to the Guard of the offensive</text:span>
</text:h>
      <text:p text:style-name="P4">
Authors: Ukrinform (Person)</text:p>
      <text:p text:style-name="P4">
Publisher: Укринформ (Organization)</text:p>
      <text:p text:style-name="P4">
Published Time: 2023-05-04T21:41:00+03:00</text:p>
      <text:p text:style-name="P4">
Modified Time: 2023-05-04T21:41:00+03:00</text:p>
      <text:p text:style-name="P4">
Description: About 5% of applications for joining the Guard were submitted by women. - Ukrinform.</text:p>
      <text:p text:style-name="P4">
Images: ["<text:a xlink:type="simple" xlink:href="https://static.ukrinform.com/photos/2023_02/thumb_files/630_360_1675495715-453.jpg" text:style-name="Internet_20_link" text:visited-style-name="Visited_20_Internet_20_Link">
630_360_16754...</text:a>
"]</text:p>
      <text:p text:style-name="P4">
Tags: ['МВС', 'Жінки', 'Війна з росією', 'Гвардія наступу']</text:p>
      <text:p text:style-name="P4">
Type: Article</text:p>
      <!--METADATA-->
      <text:p text:style-name="P4">
<draw:frame draw:style-name="fr1" draw:name="Image218" text:anchor-type="as-char" svg:width="6.9236in" svg:height="3.956343in" draw:z-index="0">
<draw:image xlink:href="../Images/yкринформ/2023-05-04T21-41-00-03-00/630_360_1675495715-453.jpg" xlink:type="simple" xlink:show="embed" xlink:actuate="onLoad" draw:mime-type="image/jpeg"/>
</draw:frame>
About 5%of applications for joining the Guard were submitted by women.</text:p>
      <text:p text:style-name="P4">
The Deputy Minister of Internal Affairs Kateryna Pavlichenko told this during <text:a xlink:type="simple" xlink:href="https://www.youtube.com/live/6L_lUAys2Kk" text:style-name="Internet_20_link" text:visited-style-name="Visited_20_Internet_20_Link">
</text:a>
, reports Ukrinform.</text:p>
      <text:p text:style-name="P4">
“At the application stage was about 5% <text:span text:style-name="T4">
 <text:a xlink:type="simple" xlink:href="https://www.ukrinform.ua/tag-zinki" text:style-name="Internet_20_link" text:visited-style-name="Visited_20_Internet_20_Link">
</text:a>
</text:span>
, but this is a very harsh selection. Both the motivation and the physical level of training should be quite high. We now monitor that only 2%are going to the Guard of the offensive, - said the Deputy Minister.</text:p>
      <text:p text:style-name="P4">
<text:span text:style-name="T4">
 Read also: </text:span>
 <text:span text:style-name="T4">
 <text:a xlink:type="simple" xlink:href="https://www.ukrinform.ua/rubric-ato/3697837-gvardia-nastupu-aki-brigadi-vze-sformovano-i-napramki.html" text:style-name="Internet_20_link" text:visited-style-name="Visited_20_Internet_20_Link">
</text:a>
</text:span>
</text:p>
      <text:p text:style-name="P4">
As it was reported, the Ministry of Internal Affairs of Ukraine _ <text:span text:style-name="T4">
 <text:a xlink:type="simple" xlink:href="https://www.ukrinform.ua/rubric-ato/3664470-u-mvs-ogolosili-pro-pocatok-formuvanna-sturmovih-brigad-gvardia-nastupu.html" text:style-name="Internet_20_link" text:visited-style-name="Visited_20_Internet_20_Link">
</text:a>
</text:span>
 _. The basis of the units are police officers, border guards and fighters of the National Guard.</text:p>
      <text:p text:style-name="P4">
As of the end of March, the brigade was formed, but a set of urinary units continued.</text:p>
      <text:p text:style-name="P4">
News Source: <text:a xlink:type="simple" xlink:href="https://www.ukrinform.ua/rubric-ato/3704655-na-vstup-do-gvardii-nastupu-blizko-5-zaavok-podali-zinki-mvs.html" text:style-name="Internet_20_link" text:visited-style-name="Visited_20_Internet_20_Link">
https://www.ukrinform.ua/rubric-ato/3704655-na-vstup-do-gvardii-nastupu-blizko-5-zaavok-podali-zinki-mvs.html</text:a>
</text:p>
      <!--NEWS-->
      <text:h text:style-name="P10" text:outline-level="1">
<text:span text:style-name="T4">
Biden and Zelensky communicate regularly and often - the White House</text:span>
</text:h>
      <text:p text:style-name="P4">
Authors: Ukrinform (Person)</text:p>
      <text:p text:style-name="P4">
Publisher: Укринформ (Organization)</text:p>
      <text:p text:style-name="P4">
Published Time: 2023-05-04T21:48:00+03:00</text:p>
      <text:p text:style-name="P4">
Modified Time: 2023-05-04T21:48:00+03:00</text:p>
      <text:p text:style-name="P4">
Description: US President Joe Biden has quite regular contact with President of Ukraine Vladimir Zelensky - Ukrinform.</text:p>
      <text:p text:style-name="P4">
Images: ["<text:a xlink:type="simple" xlink:href="https://static.ukrinform.com/photos/2023_02/thumb_files/630_360_1676889346-906.jpeg" text:style-name="Internet_20_link" text:visited-style-name="Visited_20_Internet_20_Link">
630_360_16768...</text:a>
"]</text:p>
      <text:p text:style-name="P4">
Tags: ['Байден', 'США', 'Білий дім', 'Зеленський']</text:p>
      <text:p text:style-name="P4">
Type: Article</text:p>
      <!--METADATA-->
      <text:p text:style-name="P4">
<draw:frame draw:style-name="fr1" draw:name="Image219" text:anchor-type="as-char" svg:width="6.9236in" svg:height="3.956343in" draw:z-index="0">
<draw:image xlink:href="../Images/yкринформ/2023-05-04T21-48-00-03-00/630_360_1676889346-906.jpeg" xlink:type="simple" xlink:show="embed" xlink:actuate="onLoad" draw:mime-type="image/jpeg"/>
</draw:frame>
Presidential Joe Biden has quite regular contact with President of Ukraine Vladimirzelensky</text:p>
      <text:p text:style-name="P4">
This is how the interaction at the highest level between Washington and the White House's Kiev representative John Kirby, reports Ukrinform.</text:p>
      <text:p text:style-name="P4">
“Communication between the President <text:a xlink:type="simple" xlink:href="https://www.ukrinform.ua/tag-bajden" text:style-name="Internet_20_link" text:visited-style-name="Visited_20_Internet_20_Link">
</text:a>
Ipresident Zelensky? They talk regularly and often, ”the White House representative said in response to questions about the next planned talk between the two leaders.</text:p>
      <text:p text:style-name="P4">
He noted that now he could not say specifically when the presidents plan to talk again. At the same time, Kirby stressed that these two leaders are communicating regularly.</text:p>
      <text:p text:style-name="P4">
<text:span text:style-name="T4">
 Read also: </text:span>
 <text:a xlink:type="simple" xlink:href="https://www.ukrinform.ua/rubric-ato/3704409-zelenskij-podakuvav-ssa-za-novij-paket-oboronnoi-dopomogi.html" text:style-name="Internet_20_link" text:visited-style-name="Visited_20_Internet_20_Link">
</text:a>
As reported <text:a xlink:type="simple" xlink:href="https://www.ukrinform.ua/rubric-world/3704702-bajden-zahoplenij-horobristu-zsu-ta-narodu-ukraini.html" text:style-name="Internet_20_link" text:visited-style-name="Visited_20_Internet_20_Link">
</text:a>
On the eve of Sshajgo Biden President spoke to the heads of the US Armed Forces Command during the White House Dinners. He called the Ukrainian people "surprisingly brave" and gave highly evaluating US military leaders who assist Ukraine in the struggle of the tanked Russian invasion.</text:p>
      <text:p text:style-name="P4">
<text:span text:style-name="T5">
Foto: op</text:span>
</text:p>
      <text:p text:style-name="P4">
News Source: <text:a xlink:type="simple" xlink:href="https://www.ukrinform.ua/rubric-polytics/3704874-bajden-i-zelenskij-spilkuutsa-regularno-j-casto-bilij-dim.html" text:style-name="Internet_20_link" text:visited-style-name="Visited_20_Internet_20_Link">
https://www.ukrinform.ua/rubric-polytics/3704874-bajden-i-zelenskij-spilkuutsa-regularno-j-casto-bilij-dim.html</text:a>
</text:p>
      <!--NEWS-->
      <text:h text:style-name="P10" text:outline-level="1">
<text:span text:style-name="T4">
The Netherlands prepared a mobile laboratory for forensic examination in Ukraine</text:span>
</text:h>
      <text:p text:style-name="P4">
Authors: Ukrinform (Person)</text:p>
      <text:p text:style-name="P4">
Publisher: Укринформ (Organization)</text:p>
      <text:p text:style-name="P4">
Published Time: 2023-05-04T21:54:00+03:00</text:p>
      <text:p text:style-name="P4">
Modified Time: 2023-05-04T21:54:00+03:00</text:p>
      <text:p text:style-name="P4">
Description: The Netherlands prepared a mobile laboratory for forensic examination in Ukraine for the needs of the International Criminal Court. - Ukrinform.</text:p>
      <text:p text:style-name="P4">
Images: ["<text:a xlink:type="simple" xlink:href="https://static.ukrinform.com/photos/2023_05/thumb_files/630_360_1683222024-635.jpg" text:style-name="Internet_20_link" text:visited-style-name="Visited_20_Internet_20_Link">
630_360_16832...</text:a>
"]</text:p>
      <text:p text:style-name="P4">
Tags: ['Нідерланди', 'Україна', 'Лабораторія', 'Війна з росією']</text:p>
      <text:p text:style-name="P4">
Type: Article</text:p>
      <!--METADATA-->
      <text:p text:style-name="P4">
<draw:frame draw:style-name="fr1" draw:name="Image220" text:anchor-type="as-char" svg:width="6.9236in" svg:height="3.956343in" draw:z-index="0">
<draw:image xlink:href="../Images/yкринформ/2023-05-04T21-54-00-03-00/630_360_1683222024-635.jpg" xlink:type="simple" xlink:show="embed" xlink:actuate="onLoad" draw:mime-type="image/jpeg"/>
</draw:frame>
The Netherlands prepared for the needs of the International Criminal Court the mobile laboratory for forensic examination in Ukraine.</text:p>
      <text:p text:style-name="P4">
According to Ukrinform, the Minister of Defense of the Netherlands Kaisaollonegren stated this, during the visit of President Vladimir Zelensky to the Bazuokorolovsky Military-Air Force of the Netherlands, [] <text:a xlink:type="simple" xlink:href="https://www.president.gov.ua/news/na-bazi-vps-niderlandiv-volodimir-zelenskij-zustrivsya-z-ukr-82685" text:style-name="Internet_20_link" text:visited-style-name="Visited_20_Internet_20_Link">
</text:a>
Presidential site.</text:p>
      <text:p text:style-name="P4">
Ollogren noted that this base is one of the locations where the Netherlands prepare military equipment and weapons for Ukraine.</text:p>
      <text:p text:style-name="P4">
“The dedication of your soldiers is really inspiring. They fight for free Ukraine. For Ukraine, which they can pass on to their children. And the rates are high for both Ukraine and for all of us here, in the Netherlands, and for anyone who shares values, international law and territorial integrity, ”she said.</text:p>
      <text:p text:style-name="P4">
<text:span text:style-name="T4">
 Read also: </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The Minister of Defense reported that the Netherlands had prepared for the needs of the International Criminal Court a mobile laboratory for forensic examination in Ukraine. It is important to prosecute the perpetrators of the perpetrators.</text:p>
      <text:p text:style-name="P4">
She stressed that the Netherlands would continue to help the Ukrainian people with a desire to repel <text:span text:style-name="T4">
 <text:a xlink:type="simple" xlink:href="https://www.ukrinform.ua/tag-russian-aggression" text:style-name="Internet_20_link" text:visited-style-name="Visited_20_Internet_20_Link">
</text:a>
</text:span>
</text:p>
      <text:p text:style-name="P4">
“We will continue to make a significant contribution to strengthening military potential. Now and in the future, as long as it will be needed, ” - said Laroollonegren.</text:p>
      <text:p text:style-name="P4">
<text:span text:style-name="T4">
 Read also: </text:span>
 <text:span text:style-name="T4">
 <text:a xlink:type="simple" xlink:href="https://www.ukrinform.ua/rubric-ato/3704840-niderlandi-j-dali-zmicnuvatimut-vijskovij-potencial-ukraini-ministerka-oboroni.html" text:style-name="Internet_20_link" text:visited-style-name="Visited_20_Internet_20_Link">
</text:a>
</text:span>
</text:p>
      <text:p text:style-name="P4">
As reported by Ukrinform, President of Ukraine Volodymyr Zelensky together Zapremier-Minister of the Netherlands Mark Rutte and the Ministry of Defense of the Netherlands Kaladivka Ollogren <text:span text:style-name="T4">
 _ [] <text:a xlink:type="simple" xlink:href="https://www.ukrinform.ua/rubric-ato/3704817-zelenskij-vidvidav-bazu-vijskovopovitranih-sil-u-niderlandah.html" text:style-name="Internet_20_link" text:visited-style-name="Visited_20_Internet_20_Link">
</text:a>
_ </text:span>
</text:p>
      <text:p text:style-name="P4">
News Source: <text:a xlink:type="simple" xlink:href="https://www.ukrinform.ua/rubric-ato/3704875-niderlandi-pidgotuvali-mobilnu-laboratoriu-dla-sudmedekspertizi-v-ukraini.html" text:style-name="Internet_20_link" text:visited-style-name="Visited_20_Internet_20_Link">
https://www.ukrinform.ua/rubric-ato/3704875-niderlandi-pidgotuvali-mobilnu-laboratoriu-dla-sudmedekspertizi-v-ukraini.html</text:a>
</text:p>
      <!--NEWS-->
      <text:h text:style-name="P10" text:outline-level="1">
<text:span text:style-name="T4">
Volvo will release 1300 employees to reduce costs</text:span>
</text:h>
      <text:p text:style-name="P4">
Authors: Ukrinform (Person)</text:p>
      <text:p text:style-name="P4">
Publisher: Укринформ (Organization)</text:p>
      <text:p text:style-name="P4">
Published Time: 2023-05-04T21:56:00+03:00</text:p>
      <text:p text:style-name="P4">
Modified Time: 2023-05-04T21:56:00+03:00</text:p>
      <text:p text:style-name="P4">
Description: The Volvo Cars car company reported on Thursday that it will be released about 1300 office staff in Sweden as part of a cost reduction. - Ukrinform.</text:p>
      <text:p text:style-name="P4">
Images: ["<text:a xlink:type="simple" xlink:href="https://static.ukrinform.com/photos/2019_01/thumb_files/630_360_1548246841-477.jpg" text:style-name="Internet_20_link" text:visited-style-name="Visited_20_Internet_20_Link">
630_360_15482...</text:a>
"]</text:p>
      <text:p text:style-name="P4">
Tags: ['Автомобіль', 'Скорочення', 'Технології', 'Volvo']</text:p>
      <text:p text:style-name="P4">
Type: Article</text:p>
      <!--METADATA-->
      <text:p text:style-name="P4">
<draw:frame draw:style-name="fr1" draw:name="Image221" text:anchor-type="as-char" svg:width="6.9236in" svg:height="3.956343in" draw:z-index="0">
<draw:image xlink:href="../Images/yкринформ/2023-05-04T21-56-00-03-00/630_360_1548246841-477.jpg" xlink:type="simple" xlink:show="embed" xlink:actuate="onLoad" draw:mime-type="image/jpeg"/>
</draw:frame>
The Volvo Cars car company reported on Thursday that it will be released about 1,300 office staff in Sweden as part of a cost reduction.</text:p>
      <text:p text:style-name="P4">
As Ukrinform reports, it reports <text:a xlink:type="simple" xlink:href="https://www.reuters.com/business/autos-transportation/volvo-cars-cut-1300-jobs-it-steps-up-cost-cuts-2023-05-04/" text:style-name="Internet_20_link" text:visited-style-name="Visited_20_Internet_20_Link">
</text:a>
 .</text:p>
      <text:p text:style-name="P4">
« <text:a xlink:type="simple" xlink:href="https://www.ukrinform.ua/tag-ekonomika" text:style-name="Internet_20_link" text:visited-style-name="Visited_20_Internet_20_Link">
 </text:a>
Difficulties, raising the prices of false and increasing competition are probably still a call for our industry for some time, ”said Jim Rouen CEO.</text:p>
      <text:p text:style-name="P4">
He added that the previous initiative to increase efficiency, despite its results, was not enough.</text:p>
      <text:p text:style-name="P4">
1300 workplaces make up 6% of Volvo Cars workforce in Sweden.</text:p>
      <text:p text:style-name="P4">
Rowan also reported that the exact amount of future savings after the state is unknown.</text:p>
      <text:p text:style-name="P4">
The company issued a notification of dismissal of 1100 employees. Other 200 work positions will be determined after checking business throughout Sweden.</text:p>
      <text:p text:style-name="P4">
The company added that in the coming months it is planned to reduce the number of workplace and reduce the cost of all global operations, including consultations.</text:p>
      <text:p text:style-name="P4">
<text:span text:style-name="T4">
 Read also: </text:span>
 <text:a xlink:type="simple" xlink:href="https://www.ukrinform.ua/rubric-technology/3683496-volvo-skorotit-1600-robocih-misc-u-evropi.html" text:style-name="Internet_20_link" text:visited-style-name="Visited_20_Internet_20_Link">
<text:span text:style-name="T4">
 Volvo </text:span>
</text:a>
Rowan stated that he could not clarify where it will be done, but mostly the changes will be focused on office positions.</text:p>
      <text:p text:style-name="P4">
As reported by Ukrinform, in March, the Volvo Group concern announced a planningstructure of its European bus production company, abandoning the plant in Poland.</text:p>
      <text:p text:style-name="P4">
News Source: <text:a xlink:type="simple" xlink:href="https://www.ukrinform.ua/rubric-technology/3704879-volvo-zvilnit-1300-spivrobitnikiv-dla-skorocenna-vitrat.html" text:style-name="Internet_20_link" text:visited-style-name="Visited_20_Internet_20_Link">
https://www.ukrinform.ua/rubric-technology/3704879-volvo-zvilnit-1300-spivrobitnikiv-dla-skorocenna-vitrat.html</text:a>
</text:p>
      <!--NEWS-->
      <text:h text:style-name="P10" text:outline-level="1">
<text:span text:style-name="T4">
In Zhytomyr region planted the alley of memory of unbroken cities</text:span>
</text:h>
      <text:p text:style-name="P4">
Authors: Ukrinform (Person)</text:p>
      <text:p text:style-name="P4">
Publisher: Укринформ (Organization)</text:p>
      <text:p text:style-name="P4">
Published Time: 2023-05-04T22:09:00+03:00</text:p>
      <text:p text:style-name="P4">
Modified Time: 2023-05-04T22:09:00+03:00</text:p>
      <text:p text:style-name="P4">
Description: In Zvageli in Zhytomyr region, they laid the alley of memory of unbroken cities, which planted more than 1000 bushes of roses and other plants. - Ukrinform.</text:p>
      <text:p text:style-name="P4">
Images: ["<text:a xlink:type="simple" xlink:href="https://static.ukrinform.com/photos/2023_05/thumb_files/630_360_1683227346-544.jpg" text:style-name="Internet_20_link" text:visited-style-name="Visited_20_Internet_20_Link">
630_360_16832...</text:a>
"]</text:p>
      <text:p text:style-name="P4">
Tags: ['Житомирщина', 'Квіти', 'Озеленення України']</text:p>
      <text:p text:style-name="P4">
Type: Article</text:p>
      <!--METADATA-->
      <text:p text:style-name="P4">
<draw:frame draw:style-name="fr1" draw:name="Image222" text:anchor-type="as-char" svg:width="6.9236in" svg:height="3.956343in" draw:z-index="0">
<draw:image xlink:href="../Images/yкринформ/2023-05-04T22-09-00-03-00/630_360_1683227346-544.jpg" xlink:type="simple" xlink:show="embed" xlink:actuate="onLoad" draw:mime-type="image/jpeg"/>
</draw:frame>
In Zvagelina Zhytomyr region laid the alley of memory of unbroken cities, which planted more than 1,000 bushes of roses and other plants.</text:p>
      <text:p text:style-name="P4">
About it in <text:a xlink:type="simple" xlink:href="https://www.facebook.com/permalink.php" text:style-name="Internet_20_link" text:visited-style-name="Visited_20_Internet_20_Link">
</text:a>
The Zvyagel City Council reports, Ukrinform reports.</text:p>
      <text:p text:style-name="P4">
"More than 100 people have joined the creation of" memory of unconquered cities ", assam people who have forced to abandon their homes through armed aggression of the Russian Federation, families of the wretched heroes, female deputies, employees of executive bodies, educators and workers of the social protection management Testails.</text:p>
      <text:p text:style-name="P4">
In total, more than 1000 bushes of roses and other green spaces were planted on the alley.</text:p>
      <text:p text:style-name="P4">
It is noted that the planting of various plants in memory of unconquered is logged in different settlements of Ukraine. Such measures are the manifestation and memory of cities and people who were the first to take the pain and fears as a result of the Russian invasion.</text:p>
      <text:p text:style-name="P4">
<text:span text:style-name="T4">
 Read also: </text:span>
 <text:a xlink:type="simple" xlink:href="https://www.ukrinform.ua/rubric-vidbudova/3704532-na-zitomirsini-kapitalno-remontuut-dva-mosti-poskodzeni-vnaslidok-obstriliv.html" text:style-name="Internet_20_link" text:visited-style-name="Visited_20_Internet_20_Link">
<text:span text:style-name="T4">
 Zhytomyr region </text:span>
</text:a>
As reported by Ukrinform, in the Boryspil, in the Kyiv region, within the framework of the programs "Landscaping of Ukraine" and "One million trees of life" military, volunteers of the city authorities planted 10 willows, thus opening the heroes-border guards.</text:p>
      <text:p text:style-name="P4">
<text:span text:style-name="T5">
Foto: Zvyagel City Council</text:span>
</text:p>
      <text:p text:style-name="P4">
News Source: <text:a xlink:type="simple" xlink:href="https://www.ukrinform.ua/rubric-regions/3704882-na-zitomirsini-visadili-aleu-pamati-neskorenih-mist.html" text:style-name="Internet_20_link" text:visited-style-name="Visited_20_Internet_20_Link">
https://www.ukrinform.ua/rubric-regions/3704882-na-zitomirsini-visadili-aleu-pamati-neskorenih-mist.html</text:a>
</text:p>
      <!--NEWS-->
      <text:h text:style-name="P10" text:outline-level="1">
<text:span text:style-name="T4">
During the day, the Russians fired 14 times the border communities of Sumy region</text:span>
</text:h>
      <text:p text:style-name="P4">
Authors: Ukrinform (Person)</text:p>
      <text:p text:style-name="P4">
Publisher: Укринформ (Organization)</text:p>
      <text:p text:style-name="P4">
Published Time: 2023-05-04T22:21:00+03:00</text:p>
      <text:p text:style-name="P4">
Modified Time: 2023-05-04T22:21:00+03:00</text:p>
      <text:p text:style-name="P4">
Description: During the day of the troops of the Russian Federation, 14 shelling of border communities of Sumy region was carried out, about 90 explosions were recorded.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223" text:anchor-type="as-char" svg:width="6.9236in" svg:height="3.956343in" draw:z-index="0">
<draw:image xlink:href="../Images/yкринформ/2023-05-04T22-21-00-03-00/630_360_1674980674-403.jpeg" xlink:type="simple" xlink:show="embed" xlink:actuate="onLoad" draw:mime-type="image/jpeg"/>
</draw:frame>
During the Russian Federation troops, 14 shelling of border community region was recorded, and about 90 explosions were recorded.</text:p>
      <text:p text:style-name="P4">
According to Ukrinform, the Sumy Regional Military Administration reports in <text:a xlink:type="simple" xlink:href="https://t.me/Sumy_news_ODA/15911" text:style-name="Internet_20_link" text:visited-style-name="Visited_20_Internet_20_Link">
</text:a>
.</text:p>
      <text:p text:style-name="P4">
The settlements of Yunakovskaya, Belopilsk, Khotinsk, Miropil, Krasnopil, Shalyginsk, Novoslobidskaya Velikosidar communities were fired.</text:p>
      <text:p text:style-name="P4">
In the morning, the Russians were beaten from artillery in the territory of the Yunak Community - fixed -five explosions. The shelling damaged a private household.</text:p>
      <text:p text:style-name="P4">
<text:span text:style-name="T4">
 Read also: </text:span>
 <text:span text:style-name="T4">
 <text:a xlink:type="simple" xlink:href="https://www.ukrinform.ua/rubric-ato/3704822-rosiani-obstrilali-gromadu-v-nikopolskomu-rajoni-z-vazkoi-artilerii.html" text:style-name="Internet_20_link" text:visited-style-name="Visited_20_Internet_20_Link">
</text:a>
</text:span>
</text:p>
      <text:p text:style-name="P4">
There was a mortar shelling in the Belopil community - seven explosions were recorded. Two private households were damaged.</text:p>
      <text:p text:style-name="P4">
The enemy fired the enemy from mortars, 10 explosions were recorded. As a result of the shelling, the House of Culture and two residential buildings were damaged.</text:p>
      <text:p text:style-name="P4">
The Krasnopil community was fired at the mortar - 12 explosions were recorded.</text:p>
      <text:p text:style-name="P4">
In the Novoslobid community, 16 explosions were recorded as a result of mortar shelling. The local resident was injured.</text:p>
      <text:p text:style-name="P4">
Six mines were thrown into the territory of the Miropil Community.</text:p>
      <text:p text:style-name="P4">
<text:span text:style-name="T4">
 Read also: </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In the Velikopysariv community, the enemy carried out a mortar shelling - fixed explosions.</text:p>
      <text:p text:style-name="P4">
The Russian community fired at the artillery from artillery - 13 explosions.</text:p>
      <text:p text:style-name="P4">
As reported by Ukrinform, Russian troops as of 12:00 on May 4 are six more <text:span text:style-name="T4">
 <text:a xlink:type="simple" xlink:href="https://www.ukrinform.ua/tag-obstril" text:style-name="Internet_20_link" text:visited-style-name="Visited_20_Internet_20_Link">
</text:a>
</text:span>
 The border of Chernihiv and Sumy regions.</text:p>
      <text:p text:style-name="P4">
News Source: <text:a xlink:type="simple" xlink:href="https://www.ukrinform.ua/rubric-ato/3704886-uprodovz-dna-rosiani-14-raziv-obstrilali-prikordonni-gromadi-sumsini-ova.html" text:style-name="Internet_20_link" text:visited-style-name="Visited_20_Internet_20_Link">
https://www.ukrinform.ua/rubric-ato/3704886-uprodovz-dna-rosiani-14-raziv-obstrilali-prikordonni-gromadi-sumsini-ova.html</text:a>
</text:p>
      <!--NEWS-->
      <text:h text:style-name="P10" text:outline-level="1">
<text:span text:style-name="T4">
Girona with Tsygankov beat Malork in La League's match</text:span>
</text:h>
      <text:p text:style-name="P4">
Authors: Ukrinform (Person)</text:p>
      <text:p text:style-name="P4">
Publisher: Укринформ (Organization)</text:p>
      <text:p text:style-name="P4">
Published Time: 2023-05-04T22:29:23+03:00</text:p>
      <text:p text:style-name="P4">
Modified Time: 2023-05-04T22:29:23+03:00</text:p>
      <text:p text:style-name="P4">
Description: The team of Ukrainian Viktor Tsigankov "Girona" won the third consecutive victory, beating "Mallorca" in the match of the 33rd round of the Spanish Football Championship. - Ukrinform.</text:p>
      <text:p text:style-name="P4">
Images: ["<text:a xlink:type="simple" xlink:href="https://static.ukrinform.com/photos/2023_05/thumb_files/630_360_1683228136-625.jpg" text:style-name="Internet_20_link" text:visited-style-name="Visited_20_Internet_20_Link">
630_360_16832...</text:a>
"]</text:p>
      <text:p text:style-name="P4">
Tags: ['Футбол', 'Циганков']</text:p>
      <text:p text:style-name="P4">
Type: Article</text:p>
      <!--METADATA-->
      <text:p text:style-name="P4">
<draw:frame draw:style-name="fr1" draw:name="Image224" text:anchor-type="as-char" svg:width="6.9236in" svg:height="3.956343in" draw:z-index="0">
<draw:image xlink:href="../Images/yкринформ/2023-05-04T22-29-23-03-00/630_360_1683228136-625.jpg" xlink:type="simple" xlink:show="embed" xlink:actuate="onLoad" draw:mime-type="image/jpeg"/>
</draw:frame>
Viktor Tsigankov's team of Ukrainian Girona won the third victory, beating Malhorca in the match of the 33rd round of the Spanish Football Championship.</text:p>
      <text:p text:style-name="P4">
The match on Estadio Munisipal de Montilivi in Giron has ended success - 2: 1, Ukrinform reports.</text:p>
      <text:p text:style-name="P4">
The Columbian defender of the Girondens Bernard opened the score in the 23rd minute.(80), to which the Argentine striker "Gironi" Valentin Castelianos responded effectively to(84).</text:p>
      <text:p text:style-name="P4">
Ексгравець київського «Динамо» вийшов у стартовому складі. На 91-й хвилиніЦиганков поступився місцем на полі перуанському захиснику АлександеруКальєнсу.</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span text:style-name="T4">
Циганков</text:span>
 </text:a>
The La League tournament is headed by Barcelona, with 82 points. The second is the “athletic”(69), third - Real Madrid(68). «Жирона» (47)She rose to 7th place.</text:p>
      <text:p text:style-name="P4">
Photo: AFP.</text:p>
      <text:p text:style-name="P4">
News Source: <text:a xlink:type="simple" xlink:href="https://www.ukrinform.ua/rubric-sports/3704889-zirona-iz-cigankovim-peregrala-malorku-v-matci-la-ligi.html" text:style-name="Internet_20_link" text:visited-style-name="Visited_20_Internet_20_Link">
https://www.ukrinform.ua/rubric-sports/3704889-zirona-iz-cigankovim-peregrala-malorku-v-matci-la-ligi.html</text:a>
</text:p>
      <!--NEWS-->
      <text:h text:style-name="P10" text:outline-level="1">
<text:span text:style-name="T4">
In the capital shopping center eliminated the fire from the fall of the fragments of the drone - Klitschko</text:span>
</text:h>
      <text:p text:style-name="P4">
Authors: Ukrinform (Person)</text:p>
      <text:p text:style-name="P4">
Publisher: Укринформ (Organization)</text:p>
      <text:p text:style-name="P4">
Published Time: 2023-05-04T22:37:00+03:00</text:p>
      <text:p text:style-name="P4">
Modified Time: 2023-05-04T22:37:00+03:00</text:p>
      <text:p text:style-name="P4">
Description: Rescuers extinguished the fire on the first floor of a four -storey building of a shopping center in Solomenskyi district. - Ukrinform.</text:p>
      <text:p text:style-name="P4">
Images: ["<text:a xlink:type="simple" xlink:href="https://static.ukrinform.com/photos/2023_05/thumb_files/630_360_1683230162-742.jpg" text:style-name="Internet_20_link" text:visited-style-name="Visited_20_Internet_20_Link">
630_360_16832...</text:a>
", "<text:a xlink:type="simple" xlink:href="https://static.ukrinform.com/photos/2023_05/1683230162-146.jpg" text:style-name="Internet_20_link" text:visited-style-name="Visited_20_Internet_20_Link">
1683230162-14...</text:a>
", "<text:a xlink:type="simple" xlink:href="https://static.ukrinform.com/photos/2023_05/1683230162-405.jpg" text:style-name="Internet_20_link" text:visited-style-name="Visited_20_Internet_20_Link">
1683230162-40...</text:a>
"]</text:p>
      <text:p text:style-name="P4">
Tags: ['Безпілотник', 'Пожежа', 'Віталій Кличко', 'Київ']</text:p>
      <text:p text:style-name="P4">
Type: Article</text:p>
      <!--METADATA-->
      <text:p text:style-name="P4">
<draw:frame draw:style-name="fr1" draw:name="Image225" text:anchor-type="as-char" svg:width="6.9236in" svg:height="3.956343in" draw:z-index="0">
<draw:image xlink:href="../Images/yкринформ/2023-05-04T22-37-00-03-00/630_360_1683230162-742.jpg" xlink:type="simple" xlink:show="embed" xlink:actuate="onLoad" draw:mime-type="image/jpeg"/>
</draw:frame>
Rescuers extinguished the fire on the first floor of a four -storey building of the Center in Solomenskyi district.</text:p>
      <text:p text:style-name="P4">
About this <text:a xlink:type="simple" xlink:href="https://t.me/vitaliy_klitschko/1929" text:style-name="Internet_20_link" text:visited-style-name="Visited_20_Internet_20_Link">
 </text:a>
Mayor of Kiev Vitaliyklitschko, Ukrinform reports.</text:p>
      <text:p text:style-name="P4">
The fire occurred on the first floor of a four -storey building of the Trade Center on an area of 50 square meters, he said.</text:p>
      <text:p text:style-name="P4">
“As a result of the defeat of the fragments of the aircraft, the explosive wave destroyed the external elements of the building and glass on an area of up to 150 square meters. The load -bearing structures are not damaged. The victims were not found, ”the mayor added.</text:p>
      <text:p text:style-name="P4">
<draw:frame draw:style-name="fr1" draw:name="Image226" text:anchor-type="as-char" svg:width="6.9236in" svg:height="4.622144in" draw:z-index="0">
<draw:image xlink:href="../Images/yкринформ/2023-05-04T22-37-00-03-00/1683230162-146.jpg" xlink:type="simple" xlink:show="embed" xlink:actuate="onLoad" draw:mime-type="image/jpeg"/>
</draw:frame>
</text:p>
      <text:p text:style-name="P4">
<draw:frame draw:style-name="fr1" draw:name="Image227" text:anchor-type="as-char" svg:width="6.9236in" svg:height="4.622144in" draw:z-index="0">
<draw:image xlink:href="../Images/yкринформ/2023-05-04T22-37-00-03-00/1683230162-405.jpg" xlink:type="simple" xlink:show="embed" xlink:actuate="onLoad" draw:mime-type="image/jpeg"/>
</draw:frame>
<text:span text:style-name="T4">
 Read also: </text:span>
 <text:span text:style-name="T4">
 <text:a xlink:type="simple" xlink:href="https://www.ukrinform.ua/rubric-kyiv/3704869-u-pecerskomu-rajoni-pozeza-vid-padinna-ulamkiv-bezpilotnika.html" text:style-name="Internet_20_link" text:visited-style-name="Visited_20_Internet_20_Link">
</text:a>
</text:span>
</text:p>
      <text:p text:style-name="P4">
In addition, another fire on a small area occurred due to the fall of a fragile freezer in the Pechersk district - according to the city authorities, as a result of this building and people were not injured.</text:p>
      <text:p text:style-name="P4">
As it was reported, over Kiev during air alarm _ <text:span text:style-name="T4">
 <text:a xlink:type="simple" xlink:href="https://www.ukrinform.ua/rubric-kyiv/3704849-nad-kievom-sili-ppo-zbili-bezpilotnik.html" text:style-name="Internet_20_link" text:visited-style-name="Visited_20_Internet_20_Link">
</text:a>
</text:span>
 _</text:p>
      <text:p text:style-name="P4">
<text:span text:style-name="T5">
Foto: Pavel Bagmut, Ukrinform</text:span>
</text:p>
      <text:p text:style-name="P4">
News Source: <text:a xlink:type="simple" xlink:href="https://www.ukrinform.ua/rubric-kyiv/3704891-pozezu-v-stolicnomu-tc-vid-padinna-ulamkiv-bezpilotnika-vze-likviduvali-klicko.html" text:style-name="Internet_20_link" text:visited-style-name="Visited_20_Internet_20_Link">
https://www.ukrinform.ua/rubric-kyiv/3704891-pozezu-v-stolicnomu-tc-vid-padinna-ulamkiv-bezpilotnika-vze-likviduvali-klicko.html</text:a>
</text:p>
      <!--NEWS-->
      <text:h text:style-name="P10" text:outline-level="1">
<text:span text:style-name="T4">
The time of the curfew in Zaporozhye will not change - the City Council</text:span>
</text:h>
      <text:p text:style-name="P4">
Authors: Ukrinform (Person)</text:p>
      <text:p text:style-name="P4">
Publisher: Укринформ (Organization)</text:p>
      <text:p text:style-name="P4">
Published Time: 2023-05-04T22:46:00+03:00</text:p>
      <text:p text:style-name="P4">
Modified Time: 2023-05-04T22:46:00+03:00</text:p>
      <text:p text:style-name="P4">
Description: Information about the announcement in Zaporozhye of the "long" curfew is not true. - Ukrinform.</text:p>
      <text:p text:style-name="P4">
Images: ["<text:a xlink:type="simple" xlink:href="https://static.ukrinform.com/photos/2023_05/thumb_files/630_360_1683230146-855.jpg" text:style-name="Internet_20_link" text:visited-style-name="Visited_20_Internet_20_Link">
630_360_16832...</text:a>
"]</text:p>
      <text:p text:style-name="P4">
Tags: ['Запоріжжя', 'Комендантська година']</text:p>
      <text:p text:style-name="P4">
Type: Article</text:p>
      <!--METADATA-->
      <text:p text:style-name="P4">
<draw:frame draw:style-name="fr1" draw:name="Image228" text:anchor-type="as-char" svg:width="6.9236in" svg:height="3.956343in" draw:z-index="0">
<draw:image xlink:href="../Images/yкринформ/2023-05-04T22-46-00-03-00/630_360_1683230146-855.jpg" xlink:type="simple" xlink:show="embed" xlink:actuate="onLoad" draw:mime-type="image/jpeg"/>
</draw:frame>
Information about the announcement in Zaporozhye of the "long" curfew does not correspond to validity.</text:p>
      <text:p text:style-name="P4">
The relevant statement was published on <text:a xlink:type="simple" xlink:href="https://zp.gov.ua/uk/articles/item/18032/informaciya-pro-ogoloshennya-u-zaporizhzhi-dovgoi-z-komendantskoi-godini-ne-vidpovidae-dijsnosti" text:style-name="Internet_20_link" text:visited-style-name="Visited_20_Internet_20_Link">
</text:a>
, reports Ukrinform.</text:p>
      <text:p text:style-name="P4">
It is noted that some media outlined information with reference to the Secretariat of(https://www.ukrinform.ua/tag-zaporizza)The curfew was announced from 19: 00 May 8 to 5:00 on May 10.</text:p>
      <text:p text:style-name="P4">
"In response to numerous appeals, we report that this information did not report reality. The" long "curfew in Zaporozhye was not wrong," the statement said.</text:p>
      <text:p text:style-name="P4">
<text:span text:style-name="T4">
 Read also: </text:span>
 <text:a xlink:type="simple" xlink:href="https://www.ukrinform.ua/rubric-regions/3704275-glava-ova-poasniv-comu-zaprovadzuut-dovgu-komendantsku-godinu-v-hersoni.html" text:style-name="Internet_20_link" text:visited-style-name="Visited_20_Internet_20_Link">
<text:span text:style-name="T4">
 commandant </text:span>
</text:a>
The City Hall suggested that the media may be mistakenly used and published in the event that concerned the events of last year.</text:p>
      <text:p text:style-name="P4">
News Source: <text:a xlink:type="simple" xlink:href="https://www.ukrinform.ua/rubric-regions/3704895-cas-komendantskoi-godini-u-zaporizzi-ne-zminitsa-miskrada.html" text:style-name="Internet_20_link" text:visited-style-name="Visited_20_Internet_20_Link">
https://www.ukrinform.ua/rubric-regions/3704895-cas-komendantskoi-godini-u-zaporizzi-ne-zminitsa-miskrada.html</text:a>
</text:p>
      <!--NEWS-->
      <text:h text:style-name="P10" text:outline-level="1">
<text:span text:style-name="T4">
The first lady of Ukraine arrived on a visit to Britain</text:span>
</text:h>
      <text:p text:style-name="P4">
Authors: Ukrinform (Person)</text:p>
      <text:p text:style-name="P4">
Publisher: Укринформ (Organization)</text:p>
      <text:p text:style-name="P4">
Published Time: 2023-05-04T22:52:00+03:00</text:p>
      <text:p text:style-name="P4">
Modified Time: 2023-05-04T22:52:00+03:00</text:p>
      <text:p text:style-name="P4">
Description: The first lady of Ukraine Olena Zelenska arrived on a visit to the United Kingdom. - Ukrinform.</text:p>
      <text:p text:style-name="P4">
Images: ["<text:a xlink:type="simple" xlink:href="https://static.ukrinform.com/photos/2023_05/thumb_files/630_360_1683229764-345.jpg" text:style-name="Internet_20_link" text:visited-style-name="Visited_20_Internet_20_Link">
630_360_16832...</text:a>
", "<text:a xlink:type="simple" xlink:href="https://static.ukrinform.com/photos/2023_05/1683229764-345.jpg" text:style-name="Internet_20_link" text:visited-style-name="Visited_20_Internet_20_Link">
1683229764-34...</text:a>
", "<text:a xlink:type="simple" xlink:href="https://static.ukrinform.com/photos/2023_05/1683229764-539.jpg" text:style-name="Internet_20_link" text:visited-style-name="Visited_20_Internet_20_Link">
1683229764-53...</text:a>
", "<text:a xlink:type="simple" xlink:href="https://static.ukrinform.com/photos/2023_05/1683229764-468.jpg" text:style-name="Internet_20_link" text:visited-style-name="Visited_20_Internet_20_Link">
1683229764-46...</text:a>
"]</text:p>
      <text:p text:style-name="P4">
Tags: ['Британія', 'Євробачення', 'Лондон', 'Візит', 'Олена Зеленська']</text:p>
      <text:p text:style-name="P4">
Type: Article</text:p>
      <!--METADATA-->
      <text:p text:style-name="P4">
<draw:frame draw:style-name="fr1" draw:name="Image229" text:anchor-type="as-char" svg:width="6.9236in" svg:height="3.956343in" draw:z-index="0">
<draw:image xlink:href="../Images/yкринформ/2023-05-04T22-52-00-03-00/630_360_1683229764-345.jpg" xlink:type="simple" xlink:show="embed" xlink:actuate="onLoad" draw:mime-type="image/jpeg"/>
</draw:frame>
The first lady of Ukraine Elena Zelenska arrived on a visit to the United Kingdom of Great Britain.</text:p>
      <text:p text:style-name="P4">
Zelenskaya wrote about it in <text:a xlink:type="simple" xlink:href="https://t.me/FirstLadyOfUkraine/3031" text:style-name="Internet_20_link" text:visited-style-name="Visited_20_Internet_20_Link">
</text:a>
, reports Ukrinform.</text:p>
      <text:p text:style-name="P4">
The first lady noted that during her visit she met in London with his wife Premier-Minister of Great Britain Akshata Murti. Zelenskaya thanked the British support of Ukraine, in particular for the organization of Eurovision jointly by Ukrainian partners.</text:p>
      <text:p text:style-name="P4">
"This is another reminder of the world about Russian aggression, through which we, a winner country, cannot accept a musical holiday in ourselves," the president's wife wrote.</text:p>
      <text:p text:style-name="P4">
<draw:frame draw:style-name="fr1" draw:name="Image230" text:anchor-type="as-char" svg:width="6.9236in" svg:height="4.615733in" draw:z-index="0">
<draw:image xlink:href="../Images/yкринформ/2023-05-04T22-52-00-03-00/1683229764-345.jpg" xlink:type="simple" xlink:show="embed" xlink:actuate="onLoad" draw:mime-type="image/jpeg"/>
</draw:frame>
<text:span text:style-name="T4">
 Read also: </text:span>
 <text:span text:style-name="T4">
 <text:a xlink:type="simple" xlink:href="https://www.ukrinform.ua/rubric-culture/3703510-gurt-tvorchi-virusiv-na-evrobacenna-u-liverpul.html" text:style-name="Internet_20_link" text:visited-style-name="Visited_20_Internet_20_Link">
</text:a>
</text:span>
</text:p>
      <text:p text:style-name="P4">
Zelenskaya also noted another important event - the conference on the issue of Ukraine, which will take place in June this year in London.</text:p>
      <text:p text:style-name="P4">
The president's wife gave Akshati Murti invitations to the third summit of the First Leddy and Gentlemen, who will take place on September 6 in Kiev and will be dedicated to the mental health.</text:p>
      <text:p text:style-name="P4">
"From year to year, the summit strengthens the role of the first ladies and gentlemen: together become more active to change the world for the better. As Ukraine does it now," Zelenska wrote.</text:p>
      <text:p text:style-name="P4">
<draw:frame draw:style-name="fr1" draw:name="Image231" text:anchor-type="as-char" svg:width="6.9236in" svg:height="4.622144in" draw:z-index="0">
<draw:image xlink:href="../Images/yкринформ/2023-05-04T22-52-00-03-00/1683229764-539.jpg" xlink:type="simple" xlink:show="embed" xlink:actuate="onLoad" draw:mime-type="image/jpeg"/>
</draw:frame>
<text:span text:style-name="T4">
 Read also: </text:span>
 <text:span text:style-name="T4">
 <text:a xlink:type="simple" xlink:href="https://www.ukrinform.ua/rubric-ato/3704817-zelenskij-vidvidav-bazu-vijskovopovitranih-sil-u-niderlandah.html" text:style-name="Internet_20_link" text:visited-style-name="Visited_20_Internet_20_Link">
</text:a>
</text:span>
</text:p>
      <text:p text:style-name="P4">
In addition, the first lady of Ukraine and Aksha Murti visited the British library together.</text:p>
      <text:p text:style-name="P4">
"One of the largest libraries in the world: 1.5 million visits per year, 170 million exhibits. And among these artifacts of the British library-12,000th Ukrainian collection!It is important documents about the Holodomor of Umicrophilms, one of the two-famous copies of the Lviv Bookvikarsh. , the rare edition of Kobzar Taras Shevchenko - Kimenko, for underground reading in the time of prohibitions into Ukrainian, the untold books and publications of Ukraine and diasporas, "the president's wife added.</text:p>
      <text:p text:style-name="P4">
<draw:frame draw:style-name="fr1" draw:name="Image232" text:anchor-type="as-char" svg:width="6.9236in" svg:height="4.622144in" draw:z-index="0">
<draw:image xlink:href="../Images/yкринформ/2023-05-04T22-52-00-03-00/1683229764-468.jpg" xlink:type="simple" xlink:show="embed" xlink:actuate="onLoad" draw:mime-type="image/jpeg"/>
</draw:frame>
It is known that this Saturday, May 6, there will be a coronation of the British Monarchaccharles III.</text:p>
      <text:p text:style-name="P4">
<text:span text:style-name="T5">
Foto: t.me/firmadyofukraine</text:span>
</text:p>
      <text:p text:style-name="P4">
News Source: <text:a xlink:type="simple" xlink:href="https://www.ukrinform.ua/rubric-polytics/3704894-persa-ledi-ukraini-pribula-z-vizitom-do-britanii.html" text:style-name="Internet_20_link" text:visited-style-name="Visited_20_Internet_20_Link">
https://www.ukrinform.ua/rubric-polytics/3704894-persa-ledi-ukraini-pribula-z-vizitom-do-britanii.html</text:a>
</text:p>
      <!--NEWS-->
      <text:h text:style-name="P10" text:outline-level="1">
<text:span text:style-name="T4">
The problem of import of Ukrainian grain into neighboring EU countries should be solved in the spirit of solidarity - duck</text:span>
</text:h>
      <text:p text:style-name="P4">
Authors: Ukrinform (Person)</text:p>
      <text:p text:style-name="P4">
Publisher: Укринформ (Organization)</text:p>
      <text:p text:style-name="P4">
Published Time: 2023-05-04T23:05:00+03:00</text:p>
      <text:p text:style-name="P4">
Modified Time: 2023-05-04T23:05:00+03:00</text:p>
      <text:p text:style-name="P4">
Description: Ukraine is grateful to the European Union for the efforts to find a solution for the crisis of Ukrainian agricultural imports to neighboring countries, but this problem has not yet found a final solution that should be made in a spirit of solidarity and deprived of political speculation. - Ukrinform.</text:p>
      <text:p text:style-name="P4">
Images: ["<text:a xlink:type="simple" xlink:href="https://static.ukrinform.com/photos/2020_09/thumb_files/630_360_1600426595-611.jpg" text:style-name="Internet_20_link" text:visited-style-name="Visited_20_Internet_20_Link">
630_360_16004...</text:a>
"]</text:p>
      <text:p text:style-name="P4">
Tags: ['Євросоюз', 'Імпорт', 'Зерно', 'Тарас Качка']</text:p>
      <text:p text:style-name="P4">
Type: Article</text:p>
      <!--METADATA-->
      <text:p text:style-name="P4">
<draw:frame draw:style-name="fr1" draw:name="Image233" text:anchor-type="as-char" svg:width="6.9236in" svg:height="3.956343in" draw:z-index="0">
<draw:image xlink:href="../Images/yкринформ/2023-05-04T23-05-00-03-00/630_360_1600426595-611.jpg" xlink:type="simple" xlink:show="embed" xlink:actuate="onLoad" draw:mime-type="image/jpeg"/>
</draw:frame>
The Ukrainian Operating European Union is for the efforts to find a solution for the crisis of Ukrainian agricultural imports to neighboring countries, but this problem has yet been unknown to the final solution that should be made in the spirit of solidarity.</text:p>
      <text:p text:style-name="P4">
This was stated today by Deputy Minister of Economy of Ukraine Taras Kachka during a virtual speech on the Brussels Economic Forum, reports Ukrinform.</text:p>
      <text:p text:style-name="P4">
“The economic model of Europe should also include Ukraine. Political decision <text:a xlink:type="simple" xlink:href="https://www.ukrinform.ua/tag-evrosouz" text:style-name="Internet_20_link" text:visited-style-name="Visited_20_Internet_20_Link">
</text:a>
To give Ukraine the status of a candidate country should also be strengthened by economic integration, with greater access to Ukraine and the EU domestic market, which also provides additional advantages for the internal market. But when this happens too fast, it gives rise to all, and this is the situation that we now have with neighboring Member States, ”the Ukrainian official said.</text:p>
      <text:p text:style-name="P4">
He noted that sharp changes in trade policy were caused by political protests by Polish farmers, to which the Poland government responded with a purely political reaction that had a devastating effect for both the EU and Ukraine. Thanks to the intervention of the European Commission, it was somewhat facilitated by the applications, but the final decision has not yet been found.</text:p>
      <text:p text:style-name="P4">
“That is why we need to move away from political decisions that destroy economic. Last month, the decision of Poland to block Ukrainian agrarian export led to Ukraine's losses of $ 143 million, which more than the European Commission will pay Polish farmers as a compensation, the capacity of the point of view, for nowhere. Because it was in reality Blef by Polish Ferrars, and the Polish government responded to it in a very strange way, ”said Kachka.</text:p>
      <text:p text:style-name="P4">
He noted that this is exactly the case where the EU-economic policy should be used to ensure the stability of the European economy of this willingness to overcome any crisis in the future.</text:p>
      <text:p text:style-name="P4">
“And this not only applies to resistance to Russian influences. Russia has an absolutely different attitude to the economy that it wants to put under rigid political control. But such approaches will never work in Europe, they will not work in Ukraine. I would like to emphasize that open market economies the basis for ensuring stability under all conditions, including Russian aggression against Ukraine, ”the Deputy Minister of Economy of Ukraine emphasized.As reported, five EU countries - Poland, Hungary, Slovakia, Romania Bulgaria, - asked the European Commission to introduce protective measures against "excessive" agricultural exports from Ukraine, which affects the situation in the market, leads to a fall in prices and prices and thus affects the interests of farmers in the EU -neighboring countries with Ukraine.</text:p>
      <text:p text:style-name="P4">
On May 2, the European Commission announced a compromise solution, which provides for a prohibition of Ukrainian imports of four key farm goods-wheat, corn seeds of rapeseed rapeseed, with the simultaneous cancellation of unilateral measures of the mentioned anti-Ukrainian imports and the continuation of the Ukrainian seeds. The restrictions will be valid until June 5, and if the situation does not change, may be extended by the end of the year.</text:p>
      <text:p text:style-name="P4">
<text:span text:style-name="T4">
 Read also: </text:span>
 <text:a xlink:type="simple" xlink:href="https://www.ukrinform.ua/rubric-economy/3702279-zaborona-importu-ukrainskogo-zerna-dae-nebezpecnu-nadiu-kremlu-zelenskij.html" text:style-name="Internet_20_link" text:visited-style-name="Visited_20_Internet_20_Link">
<text:span text:style-name="T4">
 import </text:span>
 <text:span text:style-name="T4">
 Ukrainian </text:span>
 <text:span text:style-name="T4">
 grain </text:span>
</text:a>
At the same time, the European Commission has announced its intention to pay the mentioned countries initially 56 million euros, and then another 150 million euros to compensate for the losses of farms as a result of falling prices in domestic markets.</text:p>
      <text:p text:style-name="P4">
At the same time, the European Commission has announced its intention to take additional measures to improve the work of "Solidarity Corridors" at the borders with Ukraine, to submit "narrow places" and for the unimpeded transit of Ukrainian grain and other agricultural goods to third countries.</text:p>
      <text:p text:style-name="P4">
News Source: <text:a xlink:type="simple" xlink:href="https://www.ukrinform.ua/rubric-economy/3704898-problemu-importu-ukrainskogo-zerna-v-susidni-kraini-es-treba-virisuvati-v-dusi-solidarnosti-kacka.html" text:style-name="Internet_20_link" text:visited-style-name="Visited_20_Internet_20_Link">
https://www.ukrinform.ua/rubric-economy/3704898-problemu-importu-ukrainskogo-zerna-v-susidni-kraini-es-treba-virisuvati-v-dusi-solidarnosti-kacka.html</text:a>
</text:p>
      <!--NEWS-->
      <text:h text:style-name="P10" text:outline-level="1">
<text:span text:style-name="T4">
In the Air Force, they told that for the drone knocked over the capital in the evening</text:span>
</text:h>
      <text:p text:style-name="P4">
Authors: Ukrinform (Person)</text:p>
      <text:p text:style-name="P4">
Publisher: Укринформ (Organization)</text:p>
      <text:p text:style-name="P4">
Published Time: 2023-05-04T23:11:00+03:00</text:p>
      <text:p text:style-name="P4">
Modified Time: 2023-05-04T23:11:00+03:00</text:p>
      <text:p text:style-name="P4">
Description: The Armed Forces Air Force reported that on the evening of May 4, the Bayraktar TB2 drone was beaten over the capital, which lost its control. - Ukrinform.</text:p>
      <text:p text:style-name="P4">
Images: ["<text:a xlink:type="simple" xlink:href="https://static.ukrinform.com/photos/2021_10/thumb_files/630_360_1635343378-482.jpg" text:style-name="Internet_20_link" text:visited-style-name="Visited_20_Internet_20_Link">
630_360_16353...</text:a>
"]</text:p>
      <text:p text:style-name="P4">
Tags: ['Безпілотник', 'Київ', 'Повітряні сили ЗСУ']</text:p>
      <text:p text:style-name="P4">
Type: Article</text:p>
      <!--METADATA-->
      <text:p text:style-name="P4">
<draw:frame draw:style-name="fr1" draw:name="Image234" text:anchor-type="as-char" svg:width="6.9236in" svg:height="3.956343in" draw:z-index="0">
<draw:image xlink:href="../Images/yкринформ/2023-05-04T23-11-00-03-00/630_360_1635343378-482.jpg" xlink:type="simple" xlink:show="embed" xlink:actuate="onLoad" draw:mime-type="image/jpeg"/>
</draw:frame>
The Air Force reported that on the evening of May 4, the Bayraktar TB2 drone was beaten over the capital, which lost its control.</text:p>
      <text:p text:style-name="P4">
About this <text:a xlink:type="simple" xlink:href="https://t.me/kpszsu/2499" text:style-name="Internet_20_link" text:visited-style-name="Visited_20_Internet_20_Link">
</text:a>
Air Force Command, Ukrinform reports.</text:p>
      <text:p text:style-name="P4">
"On May 4, at about 20 hours in the Kiev region, during a routine flight, he lost the control of UAV Bayraktar TB2," the statement said.</text:p>
      <text:p text:style-name="P4">
<text:span text:style-name="T4">
 Read also: </text:span>
 <text:span text:style-name="T4">
 <text:a xlink:type="simple" xlink:href="https://www.ukrinform.ua/rubric-kyiv/3704849-nad-kievom-sili-ppo-zbili-bezpilotnik.html" text:style-name="Internet_20_link" text:visited-style-name="Visited_20_Internet_20_Link">
</text:a>
</text:span>
</text:p>
      <text:p text:style-name="P4">
The uncontrolled stay of drones in the sky could lead to undesirable consequences. Therefore, they decided to apply mobile fire groups.</text:p>
      <text:p text:style-name="P4">
"The goal is destroyed!Damage, but this is the technique, and such cases occur. It is likely that the technical malfunction is established, the reasons are established," - added the air forces.</text:p>
      <text:p text:style-name="P4">
<text:span text:style-name="T4">
 Read also: </text:span>
 <text:span text:style-name="T4">
 <text:a xlink:type="simple" xlink:href="https://www.ukrinform.ua/rubric-kyiv/3704891-pozezu-v-stolicnomu-tc-vid-padinna-ulamkiv-bezpilotnika-vze-likviduvali-klicko.html" text:style-name="Internet_20_link" text:visited-style-name="Visited_20_Internet_20_Link">
</text:a>
</text:span>
</text:p>
      <text:p text:style-name="P4">
It is noted that as a result of combat work and the fall of debris <text:span text:style-name="T4">
 <text:a xlink:type="simple" xlink:href="https://www.ukrinform.ua/tag-bezpilotnik" text:style-name="Internet_20_link" text:visited-style-name="Visited_20_Internet_20_Link">
</text:a>
</text:span>
 There are no casualties and victims.</text:p>
      <text:p text:style-name="P4">
As it was reported, over Kiev during air alarm _ <text:span text:style-name="T4">
 <text:a xlink:type="simple" xlink:href="https://www.ukrinform.ua/rubric-kyiv/3704849-nad-kievom-sili-ppo-zbili-bezpilotnik.html" text:style-name="Internet_20_link" text:visited-style-name="Visited_20_Internet_20_Link">
</text:a>
</text:span>
 _</text:p>
      <text:p text:style-name="P4">
News Source: <text:a xlink:type="simple" xlink:href="https://www.ukrinform.ua/rubric-ato/3704897-u-povitranih-silah-rozpovili-so-za-bezpilotnik-zbili-nad-stoliceu-vveceri.html" text:style-name="Internet_20_link" text:visited-style-name="Visited_20_Internet_20_Link">
https://www.ukrinform.ua/rubric-ato/3704897-u-povitranih-silah-rozpovili-so-za-bezpilotnik-zbili-nad-stoliceu-vveceri.html</text:a>
</text:p>
      <!--NEWS-->
      <text:h text:style-name="P10" text:outline-level="1">
<text:span text:style-name="T4">
Russia does not provide any data on deported Ukrainian children - Lubinets</text:span>
</text:h>
      <text:p text:style-name="P4">
Authors: Ukrinform (Person)</text:p>
      <text:p text:style-name="P4">
Publisher: Укринформ (Organization)</text:p>
      <text:p text:style-name="P4">
Published Time: 2023-05-04T23:24:00+03:00</text:p>
      <text:p text:style-name="P4">
Modified Time: 2023-05-04T23:24:00+03:00</text:p>
      <text:p text:style-name="P4">
Description: Russia does not provide Ukraine with any data on Ukrainian children who are there, including their location. - Ukrinform.</text:p>
      <text:p text:style-name="P4">
Images: ["<text:a xlink:type="simple" xlink:href="https://static.ukrinform.com/photos/2023_05/thumb_files/630_360_1683218234-452.jpg" text:style-name="Internet_20_link" text:visited-style-name="Visited_20_Internet_20_Link">
630_360_16832...</text:a>
"]</text:p>
      <text:p text:style-name="P4">
Tags: ['Депортація', 'Діти', 'Омбудсмен', 'Війна з росією', 'Дмитро Лубінець']</text:p>
      <text:p text:style-name="P4">
Type: Article</text:p>
      <!--METADATA-->
      <text:p text:style-name="P4">
<draw:frame draw:style-name="fr1" draw:name="Image235" text:anchor-type="as-char" svg:width="6.9236in" svg:height="3.956343in" draw:z-index="0">
<draw:image xlink:href="../Images/yкринформ/2023-05-04T23-24-00-03-00/630_360_1683218234-452.jpg" xlink:type="simple" xlink:show="embed" xlink:actuate="onLoad" draw:mime-type="image/jpeg"/>
</draw:frame>
Russia is not available to Ukraine with no data on the Ukrainian children who are there, including their location.</text:p>
      <text:p text:style-name="P4">
This was stated during the press conference by the Verkhovna Rada Commissioner Dmitry Lubinets, Ukrinform correspondent reports.</text:p>
      <text:p text:style-name="P4">
"The Russian side has never given or gives us any digits. No praised or about <text:a xlink:type="simple" xlink:href="https://www.ukrinform.ua/tag-diti" text:style-name="Internet_20_link" text:visited-style-name="Visited_20_Internet_20_Link">
</text:a>
, which are tamped, nor in the information they are and under what conditions. That is, information does not come to us from them, "he said.</text:p>
      <text:p text:style-name="P4">
<text:span text:style-name="T4">
 Read also: </text:span>
 <text:a xlink:type="simple" xlink:href="https://www.ukrinform.ua/rubric-society/3704815-ombudsmen-vvazae-so-misia-oon-mogla-bi-rozsukuvati-deportovanih-do-rf-ukrainskih-ditej.html" text:style-name="Internet_20_link" text:visited-style-name="Visited_20_Internet_20_Link">
</text:a>
As reported by Ukrinform, the OSCE expert mission found that the enforcement and deportation of Ukrainian children to the temporarily occupied territories/or to the territory of the Russian Federation <text:a xlink:type="simple" xlink:href="https://www.ukrinform.ua/rubric-polytics/3704681-deportacia-ukrainskih-ditej-moze-vvazatisa-voennim-zlocinom-misia-obse.html" text:style-name="Internet_20_link" text:visited-style-name="Visited_20_Internet_20_Link">
</text:a>
.</text:p>
      <text:p text:style-name="P4">
The President of Ukraine stated that the Russian Federation for the period of full -scale interference <text:a xlink:type="simple" xlink:href="https://www.ukrinform.ua/rubric-ato/3701142-rosia-vikrala-20-tisac-ukrainskih-ditej-zelenskij-u-rozmovi-z-si.html" text:style-name="Internet_20_link" text:visited-style-name="Visited_20_Internet_20_Link">
</text:a>
 .</text:p>
      <text:p text:style-name="P4">
News Source: <text:a xlink:type="simple" xlink:href="https://www.ukrinform.ua/rubric-ato/3704863-rosia-ne-nadae-zodnih-danih-pro-deportovanih-ukrainskih-ditej-lubinec.html" text:style-name="Internet_20_link" text:visited-style-name="Visited_20_Internet_20_Link">
https://www.ukrinform.ua/rubric-ato/3704863-rosia-ne-nadae-zodnih-danih-pro-deportovanih-ukrainskih-ditej-lubinec.html</text:a>
</text:p>
      <!--NEWS-->
      <text:h text:style-name="P10" text:outline-level="1">
<text:span text:style-name="T4">
Napoli became Italy's football champion ahead of schedule</text:span>
</text:h>
      <text:p text:style-name="P4">
Authors: Ukrinform (Person)</text:p>
      <text:p text:style-name="P4">
Publisher: Укринформ (Organization)</text:p>
      <text:p text:style-name="P4">
Published Time: 2023-05-04T23:37:45+03:00</text:p>
      <text:p text:style-name="P4">
Modified Time: 2023-05-04T23:37:45+03:00</text:p>
      <text:p text:style-name="P4">
Description: Napoli players in their history have won the championship in the Italian series A. - Ukrinform.</text:p>
      <text:p text:style-name="P4">
Images: ["<text:a xlink:type="simple" xlink:href="https://static.ukrinform.com/photos/2023_05/thumb_files/630_360_1683232285-530.jpg" text:style-name="Internet_20_link" text:visited-style-name="Visited_20_Internet_20_Link">
630_360_16832...</text:a>
"]</text:p>
      <text:p text:style-name="P4">
Tags: ['Футбол', 'Наполі']</text:p>
      <text:p text:style-name="P4">
Type: Article</text:p>
      <!--METADATA-->
      <text:p text:style-name="P4">
<draw:frame draw:style-name="fr1" draw:name="Image236" text:anchor-type="as-char" svg:width="6.9236in" svg:height="3.956343in" draw:z-index="0">
<draw:image xlink:href="../Images/yкринформ/2023-05-04T23-37-45-03-00/630_360_1683232285-530.jpg" xlink:type="simple" xlink:show="embed" xlink:actuate="onLoad" draw:mime-type="image/jpeg"/>
</draw:frame>
Napoli players in their history have won the championship in the Italian series A.</text:p>
      <text:p text:style-name="P4">
The team from Naples officially issued the title, playing a draw from Udinez(1:1)In the outlet match of the 33rd round, reports Ukrinform.</text:p>
      <text:p text:style-name="P4">
On the goal of Slovenian lobby owners of Sandy Lovrych(13th minute)Nigerian forward Victor Osimhen(53).</text:p>
      <text:p text:style-name="P4">
Турнірне становище лідерів після 33-х турів: «Наполі» - 80 очок, «Лаціо» - 64,«Ювентус» - 63, «Інтер» - 60, «Аталанта» - 58, «Мілан» - 58, «Рома» - 58.</text:p>
      <text:p text:style-name="P4">
<text:span text:style-name="T4">
Читайте також:</text:span>
 <text:a xlink:type="simple" xlink:href="https://www.ukrinform.ua/rubric-sports/3704866-matci-25go-turu-futbolnoi-premerligi-ukraini-projdut-78-travna.html" text:style-name="Internet_20_link" text:visited-style-name="Visited_20_Internet_20_Link">
 <text:span text:style-name="T4">
футбол</text:span>
 </text:a>
It should be noted earlier "Napoli" twice became the champion of Italy(1987, 1990).</text:p>
      <text:p text:style-name="P4">
Фото: Getty Images.</text:p>
      <text:p text:style-name="P4">
News Source: <text:a xlink:type="simple" xlink:href="https://www.ukrinform.ua/rubric-sports/3704901-napoli-dostrokovo-stav-cempionom-italii-z-futbolu.html" text:style-name="Internet_20_link" text:visited-style-name="Visited_20_Internet_20_Link">
https://www.ukrinform.ua/rubric-sports/3704901-napoli-dostrokovo-stav-cempionom-italii-z-futbolu.html</text:a>
</text:p>
      <!--NEWS-->
      <text:h text:style-name="P10" text:outline-level="1">
<text:span text:style-name="T4">
Schroeder lost court about offices in Bundestag</text:span>
</text:h>
      <text:p text:style-name="P4">
Authors: Ukrinform (Person)</text:p>
      <text:p text:style-name="P4">
Publisher: Укринформ (Organization)</text:p>
      <text:p text:style-name="P4">
Published Time: 2023-05-04T23:52:00+03:00</text:p>
      <text:p text:style-name="P4">
Modified Time: 2023-05-04T23:52:00+03:00</text:p>
      <text:p text:style-name="P4">
Description: Former German Chancellor Gerhard Schroeder sued the state to demand him to keep his offices in the Bundestag and lost. - Ukrinform.</text:p>
      <text:p text:style-name="P4">
Images: ["<text:a xlink:type="simple" xlink:href="https://static.ukrinform.com/photos/2016_03/thumb_files/630_360_1459336313-2272.jpg" text:style-name="Internet_20_link" text:visited-style-name="Visited_20_Internet_20_Link">
630_360_14593...</text:a>
"]</text:p>
      <text:p text:style-name="P4">
Tags: ['Бундестаг', 'Німеччина', 'Суд', 'Шредер']</text:p>
      <text:p text:style-name="P4">
Type: Article</text:p>
      <!--METADATA-->
      <text:p text:style-name="P4">
<draw:frame draw:style-name="fr1" draw:name="Image237" text:anchor-type="as-char" svg:width="6.9236in" svg:height="3.956343in" draw:z-index="0">
<draw:image xlink:href="../Images/yкринформ/2023-05-04T23-52-00-03-00/630_360_1459336313-2272.jpg" xlink:type="simple" xlink:show="embed" xlink:actuate="onLoad" draw:mime-type="image/jpeg"/>
</draw:frame>
Smobovealer Germany Gerhard Schroeder sued the state by demanding that his offices be preserved and lost.</text:p>
      <text:p text:style-name="P4">
This decision was made on May 4 <text:a xlink:type="simple" xlink:href="https://www.berlin.de/gerichte/verwaltungsgericht/presse/pressemitteilungen/2023/pressemitteilung.1320564.php" text:style-name="Internet_20_link" text:visited-style-name="Visited_20_Internet_20_Link">
</text:a>
, reports Ukrinform.</text:p>
      <text:p text:style-name="P4">
"Former Federal Chancellor Gerhard Schroeder is not eligible for the office to perform current tasks," the sentence reads.</text:p>
      <text:p text:style-name="P4">
The judges noted that the plaintiff, who was Chancellor from 1998 to 2005, as well as other heads of government <text:a xlink:type="simple" xlink:href="https://www.ukrinform.ua/tag-nimeccina" text:style-name="Internet_20_link" text:visited-style-name="Visited_20_Internet_20_Link">
</text:a>
Before and the afternoon, he had an office in the German Bundestag, which worked the last four of the Federal Chancellor staff. However, in May 2022, the Bundestag budget committee decided to suspend the plaintiff's powers because he had no current obligations. Thus, the Berlin Administrative Court rejected the Schroeder's Position, who demanded the preservation of the office and employees.</text:p>
      <text:p text:style-name="P4">
Since the plaintiff received rooms from the SPD deputy group, not the viability of Germany.</text:p>
      <text:p text:style-name="P4">
<text:span text:style-name="T4">
 Read also: </text:span>
 <text:a xlink:type="simple" xlink:href="https://www.ukrinform.ua/rubric-crimea/3544187-taseva-nagadala-srederu-so-krim-nikoli-ne-buv-russkim.html" text:style-name="Internet_20_link" text:visited-style-name="Visited_20_Internet_20_Link">
<text:span text:style-name="T4">
 shreder </text:span>
</text:a>
Schroeder was not personally present at the hearing in the capital on Thursday. This process is unique in Germany's history.</text:p>
      <text:p text:style-name="P4">
The practice according to which the former federal chancellors receive offices with elaborators has existed for over 50 years. The exchanges of governments are expected to retire the functions in favor of the state. We will remind, 79-year-old Schroeder worked after the completion of his cadence on Russian energy concerns is tangible to Putin.</text:p>
      <text:p text:style-name="P4">
News Source: <text:a xlink:type="simple" xlink:href="https://www.ukrinform.ua/rubric-world/3704904-sreder-prograv-sud-sodo-ofisiv-u-bundestazi.html" text:style-name="Internet_20_link" text:visited-style-name="Visited_20_Internet_20_Link">
https://www.ukrinform.ua/rubric-world/3704904-sreder-prograv-sud-sodo-ofisiv-u-bundestazi.html</text:a>
</text:p>
      <!--NEWS-->
      <text:h text:style-name="P10" text:outline-level="1">
<text:span text:style-name="T4">
The European Commission has allocated € 500 million to support ammunition production</text:span>
</text:h>
      <text:p text:style-name="P4">
Author: ['АРМІЯINFORM']</text:p>
      <text:p text:style-name="P4">
Time: 2023-05-04T25:00:00-04:00</text:p>
      <text:p text:style-name="P4">
Description: Єvropeiska Komiya was given the law on the Pіddrim of the Vobronitvva Boyapasyv Zavli Termi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weapons.jpg" text:style-name="Internet_20_link" text:visited-style-name="Visited_20_Internet_20_Link">
weapons.jpg</text:a>
']</text:p>
      <text:p text:style-name="P4">
Tags: ['STOPRUSSIA', 'АГРЕСІЯ РФ', 'ВТОРГНЕННЯ РФ', 'ЄВРОКОМІСІЯ']</text:p>
      <text:p text:style-name="P4">
Category: News</text:p>
      <!--METADATA-->
      <text:p text:style-name="P4">
<draw:frame draw:style-name="fr1" draw:name="Image238" text:anchor-type="as-char" svg:width="6.9236in" svg:height="3.894525in" draw:z-index="0">
<draw:image xlink:href="../Images/AРМІЯINFORM/2023-05-04T25-00-00-04-00/weapons.jpg" xlink:type="simple" xlink:show="embed" xlink:actuate="onLoad" draw:mime-type="image/jpeg"/>
</draw:frame>
The European Commission adopted a law on support for ammunition production of for-terminal delivery of ammunition and missiles to Ukraine and assistance to Member States to fill their arms reserves.</text:p>
      <text:p text:style-name="P4">
About it <text:a xlink:type="simple" xlink:href="https://ec.europa.eu/commission/presscorner/detail/en/ip_23_2569" text:style-name="Internet_20_link" text:visited-style-name="Visited_20_Internet_20_Link">
reports</text:a>
EU press service.</text:p>
      <text:p text:style-name="P4">
The European Commission proposes to allocate a budget of 500 million euros in current prices.</text:p>
      <text:p text:style-name="P4">
The document approved by the European Commission is aimed at increasing the EU production and overcoming the current shortage of ammunition and rockets, as well as their components. It will facilitate the conservation of the reserves of the Member States of Spart of ammunition.</text:p>
      <text:p text:style-name="P4">
The European Commission expects that the European Parliament will approve the proposal for the summer.</text:p>
      <text:p text:style-name="P4">
The Supreme Representative of the European Union for Foreign Executives and Security Policy Josep Borrel <text:a xlink:type="simple" xlink:href="https://twitter.com/JosepBorrellF/status/1653708439040806914" text:style-name="Internet_20_link" text:visited-style-name="Visited_20_Internet_20_Link">
stressed</text:a>
, Ukrainian should accelerate the delivery of ammunition to Ukraine.</text:p>
      <text:p text:style-name="P4">
“Time is important. Today's proposal will fit a 3-munar of the ambitious approach to increasing the potential in the production of ammunition. And it will also help to deliver ammunition and missiles to Ukraine and help member states to replenish their reserves, ”said Josep Borrel.</text:p>
      <text:p text:style-name="P4">
News Source: <text:a xlink:type="simple" xlink:href="https://armyinform.com.ua/2023/05/04/yevrokomisiya-vydilyla-e500-mln-na-terminove-zmicznennya-oboronnoyi-promyslovosti-yes-budemo-krashhe-pidtrymuvaty-zsu/" text:style-name="Internet_20_link" text:visited-style-name="Visited_20_Internet_20_Link">
https://armyinform.com.ua/2023/05/04/yevrokomisiya-vydilyla-e500-mln-na-terminove-zmicznennya-oboronnoyi-promyslovosti-yes-budemo-krashhe-pidtrymuvaty-zsu/</text:a>
</text:p>
      <!--NEWS-->
      <text:h text:style-name="P10" text:outline-level="1">
<text:span text:style-name="T4">
In Luhansk region the head of the Kadyrivska organization reported suspicion</text:span>
</text:h>
      <text:p text:style-name="P4">
Author: ['АРМІЯINFORM']</text:p>
      <text:p text:style-name="P4">
Time: 2023-05-04T26:00:00-04:00</text:p>
      <text:p text:style-name="P4">
Description: The Service of the Bezpeki Zibrazov was a Docazov base on Shchelnitsa Rashism, Yak to cros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sbu.jpeg" text:style-name="Internet_20_link" text:visited-style-name="Visited_20_Internet_20_Link">
sbu.jpeg</text:a>
']</text:p>
      <text:p text:style-name="P4">
Tags: ['STOPRUSSIA', 'АГРЕСІЯ РФ', 'ВТОРГНЕННЯ РФ', 'СБУ']</text:p>
      <text:p text:style-name="P4">
Category: News</text:p>
      <!--METADATA-->
      <text:p text:style-name="P4">
<draw:frame draw:style-name="fr1" draw:name="Image239" text:anchor-type="as-char" svg:width="6.9236in" svg:height="7.362095in" draw:z-index="0">
<draw:image xlink:href="../Images/AРМІЯINFORM/2023-05-04T26-00-00-04-00/sbu.jpeg" xlink:type="simple" xlink:show="embed" xlink:actuate="onLoad" draw:mime-type="image/jpeg"/>
</draw:frame>
The Security Service has assembled a evidence of another supporter of Rashism, which is being hidden from justice in the temporarily captured territory of the Luhansk region. The figure is Darya Bozhko - the head of the regional "center" of the Russian organization "Volunteers of Akhmat".</text:p>
      <text:p text:style-name="P4">
About it <text:a xlink:type="simple" xlink:href="https://www.facebook.com/SecurSerUkraine/posts/pfbid02nePzLSxLER3eCtzvjTMW1gWvGdkcnKJhjcojZXXhAdvaqXVoe6BvGpgkjG26KCfLl" text:style-name="Internet_20_link" text:visited-style-name="Visited_20_Internet_20_Link">
reports</text:a>
Security Service of Ukraine.</text:p>
      <text:p text:style-name="P4">
This association was created at the instructions of Kadyrov to promote the subordinate armed formations and the distribution of the Kremlin regime in the temporary -corporated regions of Ukraine.</text:p>
      <text:p text:style-name="P4">
According to the investigation, Bozhko was involved in the full-scale invasion of cultural and mass events in Rubizhnaya. After the capture of Mystovon, she supported the invaders, including a grouping of "Cadyrivs", and gave them their help in the war against Ukraine. Thus, in the digestive year, she led the local pseudo-pseudo-pseudo-pseudo-pseudotic organization of the aggressor country. Under the cover of the distribution of "Humdog" on behalf of the occupation "Foundation", the Cadyrov personally justified the armed aggression of the Russian Federation and the military room of the Rushists. She involved the propaganda events of local teenagers, who were forced to shoot in agitation videos in support of the Kremlin regime.</text:p>
      <text:p text:style-name="P4">
In addition, she regularly spoke on the Russian media, where the praise of the Russian Federation and the leaders of the occupation units of Akhmat.</text:p>
      <text:p text:style-name="P4">
Currently, investigators of the Security Service have informed her about suspicion of Art. 436-2 Criminal Code of Ukraine(The glorification of the participants of the armed aggression of the RFPRO of Ukraine, the spread of materials containing justification and recognition of right military aggression of the Russian Federation against Ukraine). Тривають комплексні заходидля притягнення зловмисниці до відповідальності за злочини проти нашоїдержави. Розслідування проводили співробітники СБУ в Донецькій та Луганськійобластях за процесуального керівництва Донецької обласної прокуратури.</text:p>
      <text:p text:style-name="P4">
News Source: <text:a xlink:type="simple" xlink:href="https://armyinform.com.ua/2023/05/04/na-luganshhyni-ochilnyczi-kadyrivskoyi-organizacziyi-povidomyly-pro-pidozru/" text:style-name="Internet_20_link" text:visited-style-name="Visited_20_Internet_20_Link">
https://armyinform.com.ua/2023/05/04/na-luganshhyni-ochilnyczi-kadyrivskoyi-organizacziyi-povidomyly-pro-pidozru/</text:a>
</text:p>
      <!--NEWS-->
      <text:h text:style-name="P10" text:outline-level="1">
<text:span text:style-name="T4">
Government continues to do the DIABLE SERVICE for the military - Denis Shmigal</text:span>
</text:h>
      <text:p text:style-name="P4">
Author: ['АРМІЯINFORM']</text:p>
      <text:p text:style-name="P4">
Time: 2023-05-04T27:00:00-04:00</text:p>
      <text:p text:style-name="P4">
Description: About the robot of the dijotyzatsya, the premium-miniger, having written in his ... War with Ukraine 2022, the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shmygal04.jpg" text:style-name="Internet_20_link" text:visited-style-name="Visited_20_Internet_20_Link">
shmygal04.jpg</text:a>
']</text:p>
      <text:p text:style-name="P4">
Tags: []</text:p>
      <text:p text:style-name="P4">
Category: News</text:p>
      <!--METADATA-->
      <text:p text:style-name="P4">
<draw:frame draw:style-name="fr1" draw:name="Image240" text:anchor-type="as-char" svg:width="6.9236in" svg:height="3.894525in" draw:z-index="0">
<draw:image xlink:href="../Images/AРМІЯINFORM/2023-05-04T27-00-00-04-00/shmygal04.jpg" xlink:type="simple" xlink:show="embed" xlink:actuate="onLoad" draw:mime-type="image/jpeg"/>
</draw:frame>
The Prime Minister [wrote] about work on the DIZHITALIZATION(https://t.me/Denys_Smyhal/5158)In his telegram channel.</text:p>
      <text:p text:style-name="P4">
"Certificates go to the military"-this principle we form the basis of reforming the process of passing the military medical commissions. Yesterday, the Supreme Radapiditau was drafted by government officials and parliamentarians after the Nizhnarads and consultations with the participation of military and doctors.</text:p>
      <text:p text:style-name="P4">
One of them introduces electronic document flow between the military unit of Tatererial Centers of Acquisition and Social Support. The document also provides a certificate of the circumstances of the injury - now you do not need to investigate. Documents will be sent electronically to the CCC of the JV within the deadline. Quickly, easily and accessible.</text:p>
      <text:p text:style-name="P4">
The second project of the law allows you to create VLK in state and communal health care. We have already started expanding the number of VLCs in the country. Now we have a legislative basis for the creation of additional military medical commissions on the basis of civilian medical institutions. This will eliminate the queues and improve the accessibility of the process for our military.</text:p>
      <text:p text:style-name="P4">
I thank the MPs for the support of the Ministry of Health, the Ministry of Defense, the military and the doctors for their direct participation in the development of documents. We continue the DIABLALIZATION OF SERVICES AND Elimination of Unnecessary Bureaucracy.</text:p>
      <text:p text:style-name="P4">
News Source: <text:a xlink:type="simple" xlink:href="https://armyinform.com.ua/2023/05/04/uryad-prodovzhuye-dydzhytalizacziyu-poslug-dlya-vijskovyh-denys-shmygal/" text:style-name="Internet_20_link" text:visited-style-name="Visited_20_Internet_20_Link">
https://armyinform.com.ua/2023/05/04/uryad-prodovzhuye-dydzhytalizacziyu-poslug-dlya-vijskovyh-denys-shmygal/</text:a>
</text:p>
      <!--NEWS-->
      <text:h text:style-name="P10" text:outline-level="1">
<text:span text:style-name="T4">
How to get an excerpt from a single register of persons missing in special circumstances</text:span>
</text:h>
      <text:p text:style-name="P4">
Author: ['АРМІЯINFORM']</text:p>
      <text:p text:style-name="P4">
Time: 2023-05-04T28:00:00-04:00</text:p>
      <text:p text:style-name="P4">
Description: Vitya of the Department of INFORMATISATIONAL MVS Ukrainian. About the cube -mini, the war with Ukraine 2022, the war with Ukraine is the latest news today, the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reyestr.jpeg" text:style-name="Internet_20_link" text:visited-style-name="Visited_20_Internet_20_Link">
reyestr.jpeg</text:a>
']</text:p>
      <text:p text:style-name="P4">
Tags: ['STOPRUSSIA', 'АГРЕСІЯ РФ', 'ВТОРГНЕННЯ РФ', 'МІНРЕІНТЕГРАЦІЇ']</text:p>
      <text:p text:style-name="P4">
Category: News</text:p>
      <!--METADATA-->
      <text:p text:style-name="P4">
<draw:frame draw:style-name="fr1" draw:name="Image241" text:anchor-type="as-char" svg:width="6.9236in" svg:height="3.929143in" draw:z-index="0">
<draw:image xlink:href="../Images/AРМІЯINFORM/2023-05-04T28-00-00-04-00/reyestr.jpeg" xlink:type="simple" xlink:show="embed" xlink:actuate="onLoad" draw:mime-type="image/jpeg"/>
</draw:frame>
The excerpts are provided by the Department of Informatization of the Ministry of Internal Affairs of Ukraine.</text:p>
      <text:p text:style-name="P4">
About it <text:a xlink:type="simple" xlink:href="https://minre.gov.ua/2023/05/03/yak-otrymaty-vytyag-iz-yedynogo-reyestru-osib-znyklyh-bezvisty-za-osoblyvyh-obstavyn/" text:style-name="Internet_20_link" text:visited-style-name="Visited_20_Internet_20_Link">
reports</text:a>
Ministry of Independence of Reintegration of Temporarily Occupied Territories of Ukraine.</text:p>
      <text:p text:style-name="P4">
To obtain an extract is required:</text:p>
      <ul>
        <li>
Send an application for e -mail: <text:a xlink:type="simple" xlink:href="https://armyinform.com.ua/cdn-cgi/l/email-protection#2e5e4943474f6e43585d00494158005b4f" text:style-name="Internet_20_link" text:visited-style-name="Visited_20_Internet_20_Link">
[Email Protected]</text:a>
Or to the Ministry of Internal Affairs: Kyiv, str. Bogomolets, 10; * Add a copies of the applicant's passport and a document confirming family relationships with a person missing.</li>
      </ul>
      <text:p text:style-name="P4">
The data is verified within 30 calendar days. The extract is sent to the application email or to the return postal address.</text:p>
      <text:p text:style-name="P4">
Importantly!The inclusion of a person in the register is the only confirmation that a person is wearing missing in special circumstances. The presence of a registry data does not confirm the death or hold of it.</text:p>
      <text:p text:style-name="P4">
If you have any questions about getting an extract from a single registry, contact the hotline by number:(050)240-85-29.</text:p>
      <text:p text:style-name="P4">
News Source: <text:a xlink:type="simple" xlink:href="https://armyinform.com.ua/2023/05/04/yak-otrymaty-vytyag-iz-yedynogo-reyestru-osib-znyklyh-bezvisty-za-osoblyvyh-obstavyn/" text:style-name="Internet_20_link" text:visited-style-name="Visited_20_Internet_20_Link">
https://armyinform.com.ua/2023/05/04/yak-otrymaty-vytyag-iz-yedynogo-reyestru-osib-znyklyh-bezvisty-za-osoblyvyh-obstavyn/</text:a>
</text:p>
      <!--NEWS-->
      <text:h text:style-name="P10" text:outline-level="1">
<text:span text:style-name="T4">
Pentagon revealed the content of a new help pack for Ukraine</text:span>
</text:h>
      <text:p text:style-name="P4">
Author: ['АРМІЯINFORM']</text:p>
      <text:p text:style-name="P4">
Time: 2023-05-04T29:00:00-04:00</text:p>
      <text:p text:style-name="P4">
Description: Ukrainian, in the new package of the USD of the USA, rockets to Himars, howitz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zaryadzhannya-hydra-70.jpg" text:style-name="Internet_20_link" text:visited-style-name="Visited_20_Internet_20_Link">
zaryadzhannya-hydra-7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42" text:anchor-type="as-char" svg:width="6.9236in" svg:height="3.4618in" draw:z-index="0">
<draw:image xlink:href="../Images/AРМІЯINFORM/2023-05-04T29-00-00-04-00/zaryadzhannya-hydra-70.jpg" xlink:type="simple" xlink:show="embed" xlink:actuate="onLoad" draw:mime-type="image/jpeg"/>
</draw:frame>
Ukraine will receive in a new US defense package from the US missile to HIMARS, howitzers of 155 mm caliber, shells, anti -tank systems, aviation missiles, trucks and other equipment.</text:p>
      <text:p text:style-name="P4">
About this <text:a xlink:type="simple" xlink:href="https://www.defense.gov/News/Releases/Release/Article/3383288/biden-administration-announces-additional-security-assistance-for-ukraine/" text:style-name="Internet_20_link" text:visited-style-name="Visited_20_Internet_20_Link">
it is referred</text:a>
Pentagon's testament.</text:p>
      <text:p text:style-name="P4">
"Today, the US Department of Defense has announced the allocation of additional assistance to meet the critical needs of Ukraine in the field of security and defense," the message is informed.</text:p>
      <text:p text:style-name="P4">
It is noted that the new package includes missiles for HIMARS systems; 155 mm howitzers and artillery shells for them; mortar shells 120 mm, 81 mm and 60 mm. In addition, Ukraine will be sent to Ukraine; AT-4 anti-tank weapons and Carl Gustaf; Hydra-70 aviation missiles.</text:p>
      <text:p text:style-name="P4">
Additionally the Ukrainian military will receive small arms and ammunition; ammunition elimination of obstacles; trucks and trailers for transportation of heavy equipment, as well as equipment and spare parts for maintenance and repair of transport.</text:p>
      <text:p text:style-name="P4">
"The United States will continue to work with their allies and partners to enforce Ukraine with opportunities to meet its direct needs of Napoli Battle and long -term security needs," the US defense said.</text:p>
      <text:p text:style-name="P4">
At the same time in <text:a xlink:type="simple" xlink:href="https://www.state.gov/additional-u-s-security-assistance-for-ukraine-3/" text:style-name="Internet_20_link" text:visited-style-name="Visited_20_Internet_20_Link">
State Department</text:a>
It was informed that the cost of a new military aid package reaches $ 300 million.</text:p>
      <text:p text:style-name="P4">
News Source: <text:a xlink:type="simple" xlink:href="https://armyinform.com.ua/2023/05/04/pentagon-rozkryv-vmist-novogo-paketa-dopomogy-dlya-ukrayiny/" text:style-name="Internet_20_link" text:visited-style-name="Visited_20_Internet_20_Link">
https://armyinform.com.ua/2023/05/04/pentagon-rozkryv-vmist-novogo-paketa-dopomogy-dlya-ukrayiny/</text:a>
</text:p>
      <!--NEWS-->
      <text:h text:style-name="P10" text:outline-level="1">
<text:span text:style-name="T4">
"For a long time there was only half of Yurik sent here" - the interception of GUR</text:span>
</text:h>
      <text:p text:style-name="P4">
Author: ['АРМІЯINFORM']</text:p>
      <text:p text:style-name="P4">
Time: 2023-05-04T30:00:00-04:00</text:p>
      <text:p text:style-name="P4">
Description: Zhinka VIISKOVOSKOVASKYA RF ROZPOVIDAH ROZPOVIDEN SPILLED KNOWL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text:p>
      <text:p text:style-name="P4">
Category: News</text:p>
      <!--METADATA-->
      <text:p text:style-name="P4">
<draw:frame draw:style-name="fr1" draw:name="Image243" text:anchor-type="as-char" svg:width="6.9236in" svg:height="3.894525in" draw:z-index="0">
<draw:image xlink:href="../Images/AРМІЯINFORM/2023-05-04T30-00-00-04-00/337531944_232614265847457_8544501692430122370_n.jpg" xlink:type="simple" xlink:show="embed" xlink:actuate="onLoad" draw:mime-type="image/jpeg"/>
</draw:frame>
A woman of the Armed Forces of the Armed Forces tells about the death of their common famous, who served his sentence at the place of imprisonment, and later he was heard at the Wagner PEC with a proposal to replace 15 years of deprivation of Volina participation in hostilities in the territory of Ukraine.</text:p>
      <text:p text:style-name="P4">
About this further in <text:a xlink:type="simple" xlink:href="https://gur.gov.ua/content/nedolho-tam-proderzhalsia-nu-koroche-vot-tolko-polovynu-iuryka-pryslaly-siuda.html" text:style-name="Internet_20_link" text:visited-style-name="Visited_20_Internet_20_Link">
intercepting</text:a>
MOV Intelligence Directorate.</text:p>
      <text:p text:style-name="P4">
News Source: <text:a xlink:type="simple" xlink:href="https://armyinform.com.ua/2023/05/04/nedovgo-tam-protrymavsya-tilky-polovynu-yuryka-pryslaly-syudy-perehoplennya-gur/" text:style-name="Internet_20_link" text:visited-style-name="Visited_20_Internet_20_Link">
https://armyinform.com.ua/2023/05/04/nedovgo-tam-protrymavsya-tilky-polovynu-yuryka-pryslaly-syudy-perehoplennya-gur/</text:a>
</text:p>
      <!--NEWS-->
      <text:h text:style-name="P10" text:outline-level="1">
<text:span text:style-name="T4">
The occupiers have placed military equipment and explosives in the premises of another power unit</text:span>
</text:h>
      <text:p text:style-name="P4">
Author: ['АРМІЯINFORM']</text:p>
      <text:p text:style-name="P4">
Time: 2023-05-04T31:00:00-04:00</text:p>
      <text:p text:style-name="P4">
Description: Rosіyskі Zagarbniki Rosemi in the perishable turbine viddіlennia of the 4th Energobo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4_main-v1671899843.jpg" text:style-name="Internet_20_link" text:visited-style-name="Visited_20_Internet_20_Link">
64_main-v1671899843.jpg</text:a>
']</text:p>
      <text:p text:style-name="P4">
Tags: ['STOPRUSSIA', 'АГРЕСІЯ РФ', 'ВТОРГНЕННЯ РФ', 'ЗЛОЧИНИ ОКУПАНТІВ']</text:p>
      <text:p text:style-name="P4">
Category: News</text:p>
      <!--METADATA-->
      <text:p text:style-name="P4">
<draw:frame draw:style-name="fr1" draw:name="Image244" text:anchor-type="as-char" svg:width="6.9236in" svg:height="4.61903in" draw:z-index="0">
<draw:image xlink:href="../Images/AРМІЯINFORM/2023-05-04T31-00-00-04-00/64_main-v1671899843.jpg" xlink:type="simple" xlink:show="embed" xlink:actuate="onLoad" draw:mime-type="image/jpeg"/>
</draw:frame>
Illustrative photo</text:p>
      <text:p text:style-name="P4">
Russian invaders have placed in the premises of the turbine department of the 4-booblock of the Zaporizhzhya nuclear power plant military equipment and explosives.</text:p>
      <text:p text:style-name="P4">
About it <text:a xlink:type="simple" xlink:href="https://www.facebook.com/permalink.php" text:style-name="Internet_20_link" text:visited-style-name="Visited_20_Internet_20_Link">
reports</text:a>
State Inspectorate of Nuclear Regulation of Ukraine.</text:p>
      <text:p text:style-name="P4">
"Representatives of the IAEA reported the fact of the placement of Russian invaders, weapons and explosives in the premises of the turbine branch of the Energy Block No. 4 of the Zaporizhzhia NPP."</text:p>
      <text:p text:style-name="P4">
This became known during a weekly meeting on communication at the Inter -Cry crisis center(IEC)IAEA and SNSCACROGULATION ON THE ACTIVITIES OF MASSION MASSIONS at the Zaporizhzhya NPP site, which took place on May 02, 2023.</text:p>
      <text:p text:style-name="P4">
“It should be reminded that at the end of July 2022 the Russian military placed the wave hall of the Unit 1 of the UPPU of heavy military equipment with ammunition, as well as weapons and explosives.</text:p>
      <text:p text:style-name="P4">
In early August 2022, information on the placement of military equipment was also received in the machine hall of power unit # 2 of the ZPP.</text:p>
      <text:p text:style-name="P4">
Also, the SNRC regulation of unofficial channels receive information in information storage of equipment, weapons and explosives in other production premises of Zaporizhzhya NPP, including in the repair and mechanical workshops and on the roofer of the fire blocks. The new criminal acts of the Russian invaders is the next step, which has caused significant damage to the nuclear and radiation safety of nuclear installations, which is a non -industrial site. Zaporizhzhya NPP.</text:p>
      <text:p text:style-name="P4">
Inadequate decisions and actions of the Russian military are at risk of both the Personal of the Nuclear Station and residents of surrounding settlements.</text:p>
      <text:p text:style-name="P4">
Once again, in the event of an emergency situation with a potentially possible release of radioactive substances into the environment, the consequences not only will Ukraine feel cross -border.</text:p>
      <text:p text:style-name="P4">
The nuclear terrorism that the Russian Federation resorts to is unacceptable in the civilized world. We urge the international community of consolidated and decisive response to the actions of the aggressor country, the application.</text:p>
      <text:p text:style-name="P4">
We emphasize that the Russian Federation should be deprived of all rights and privileges in the IAEA and other international institutions in the field of nuclear energy use, ”the report reads.</text:p>
      <text:p text:style-name="P4">
News Source: <text:a xlink:type="simple" xlink:href="https://armyinform.com.ua/2023/05/04/okupanty-rozmistyly-vijskovu-tehniku-ta-vybuhivku-v-prymishhenni-shhe-odnogo-energobloka-zaes/" text:style-name="Internet_20_link" text:visited-style-name="Visited_20_Internet_20_Link">
https://armyinform.com.ua/2023/05/04/okupanty-rozmistyly-vijskovu-tehniku-ta-vybuhivku-v-prymishhenni-shhe-odnogo-energobloka-zaes/</text:a>
</text:p>
      <!--NEWS-->
      <text:h text:style-name="P10" text:outline-level="1">
<text:span text:style-name="T4">
Fierce battles for Bakhmut and Marinka continue: Ukrainian soldiers repelled 40 enemy attacks</text:span>
</text:h>
      <text:p text:style-name="P4">
Author: ['АРМІЯINFORM']</text:p>
      <text:p text:style-name="P4">
Time: 2023-05-04T32:00:00-04:00</text:p>
      <text:p text:style-name="P4">
Description: Opponent I did ZoServilu, the main Zuill on the leading advancing di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45" text:anchor-type="as-char" svg:width="6.9236in" svg:height="4.170843in" draw:z-index="0">
<draw:image xlink:href="../Images/AРМІЯINFORM/2023-05-04T32-00-00-04-00/vidbyly-ataky.jpg" xlink:type="simple" xlink:show="embed" xlink:actuate="onLoad" draw:mime-type="image/jpeg"/>
</draw:frame>
Illustrative Photo <text:span text:style-name="T4">
 🔥 Situation on Russian invasion </text:span>
</text:p>
      <text:p text:style-name="P4">
The enemy continues to focus the main efforts on leading the offensive actions of Nalimansk, Bakhmut, Avdiiv and Mariinsky directions - reflecting 40 -wool attacks. The most fierce battles are conducted by Bakhmut and Marinka.</text:p>
      <text:p text:style-name="P4">
About it on Facebook <text:a xlink:type="simple" xlink:href="https://www.facebook.com/GeneralStaff.ua/posts/pfbid02LgHFWh3YvaTJ5fiUtZRzuGQg3bSJbTF4StjNZPKUEczt4u5ZZW9VQbXmbMtwq3n7l" text:style-name="Internet_20_link" text:visited-style-name="Visited_20_Internet_20_Link">
reports</text:a>
The General Staff of the Armed Forces.</text:p>
      <text:p text:style-name="P4">
“In the Bakhmut direction, the enemy continues to take offensive actions. Bakhmut's boys continue. In addition, during the last day the enemy conducted unsuccessful successive actions in the direction of the settlement of New York. Vasyukivka, Orikhovo-Vasylivka, Bakhmut, Ivanivske, Yar, Baugor, North and South, as well as New York, Donetsk region, were distracted by the enemy shelling. The enemy is trying to improve the tactical position. Numerous enemy attacks in Marinka and Novomikhailivka areas are reflected. She was fired by Krasnogorivka of Donetsk region, ”the message reads.</text:p>
      <text:p text:style-name="P4">
News Source: <text:a xlink:type="simple" xlink:href="https://armyinform.com.ua/2023/05/04/zapekli-boyi-za-bahmut-i-maryinku-tryvayut-ukrayinski-voyiny-vidbyly-40-vorozhyh-atak/" text:style-name="Internet_20_link" text:visited-style-name="Visited_20_Internet_20_Link">
https://armyinform.com.ua/2023/05/04/zapekli-boyi-za-bahmut-i-maryinku-tryvayut-ukrayinski-voyiny-vidbyly-40-vorozhyh-atak/</text:a>
</text:p>
      <!--NEWS-->
      <text:h text:style-name="P10" text:outline-level="1">
<text:span text:style-name="T4">
At night the air defense forces destroyed 18 Shahd-136/131 and reconnaissance UAVs</text:span>
</text:h>
      <text:p text:style-name="P4">
Author: ['АРМІЯINFORM']</text:p>
      <text:p text:style-name="P4">
Time: 2023-05-04T33:00:00-04:00</text:p>
      <text:p text:style-name="P4">
Description: At NICH at 4, Rosiyski Piaspanti, Khust Koronyan-Kamikadze Iranskiy, the attack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КОМАНДУВАННЯ ПОВІТРЯНИХ СИЛ']</text:p>
      <text:p text:style-name="P4">
Category: News</text:p>
      <!--METADATA-->
      <text:p text:style-name="P4">
<draw:frame draw:style-name="fr1" draw:name="Image246" text:anchor-type="as-char" svg:width="6.9236in" svg:height="3.894525in" draw:z-index="0">
<draw:image xlink:href="../Images/AРМІЯINFORM/2023-05-04T33-00-00-04-00/ataka-droniv-1.jpg" xlink:type="simple" xlink:show="embed" xlink:actuate="onLoad" draw:mime-type="image/jpeg"/>
</draw:frame>
Shahaned UAV. Illustrative photo</text:p>
      <text:p text:style-name="P4">
On the night of May 4, Russian invaders were attacking Ukraine with drones-Kamikadzeiran production from northern direction(Bryansk region)But from the south - the east coast of the Azov Sea.</text:p>
      <text:p text:style-name="P4">
About it <text:a xlink:type="simple" xlink:href="https://www.facebook.com/kpszsu/posts/pfbid0EgtEqzVXNaTLLwfZQJ9XKMemSSHUVQx9oPobgVs42QqLL3pkBrCVRNPJDmi2t4uql" text:style-name="Internet_20_link" text:visited-style-name="Visited_20_Internet_20_Link">
reports</text:a>
Armed Forces Command.</text:p>
      <text:p text:style-name="P4">
In total, the occupiers used up to 24 shock drones Shahd-136/131.</text:p>
      <text:p text:style-name="P4">
Forces and means of the Air Force in cooperation with the air defense of other components of defense forces of Ukraine, 18 shock UAVs were destroyed.</text:p>
      <text:p text:style-name="P4">
Anti -aircraft missile weapons, aviation and mobile firing groups of responsibility of Center and South Air Commands were used.</text:p>
      <text:p text:style-name="P4">
News Source: <text:a xlink:type="simple" xlink:href="https://armyinform.com.ua/2023/05/04/unochi-syly-ppo-znyshhyly-18-shahed-136-131-ta-rozviduvalnyj-bpla/" text:style-name="Internet_20_link" text:visited-style-name="Visited_20_Internet_20_Link">
https://armyinform.com.ua/2023/05/04/unochi-syly-ppo-znyshhyly-18-shahed-136-131-ta-rozviduvalnyj-bpla/</text:a>
</text:p>
      <!--NEWS-->
      <text:h text:style-name="P10" text:outline-level="1">
<text:span text:style-name="T4">
In Kherson region, the occupiers threaten to confiscate property in people with Ukrainian passports</text:span>
</text:h>
      <text:p text:style-name="P4">
Author: ['АРМІЯINFORM']</text:p>
      <text:p text:style-name="P4">
Time: 2023-05-04T34:00:00-04:00</text:p>
      <text:p text:style-name="P4">
Description: Triva Primusov Passportzatzayan Ukrainian in Genychysky district Timchasov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okupanty.jpg" text:style-name="Internet_20_link" text:visited-style-name="Visited_20_Internet_20_Link">
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47" text:anchor-type="as-char" svg:width="6.9236in" svg:height="4.366727in" draw:z-index="0">
<draw:image xlink:href="../Images/AРМІЯINFORM/2023-05-04T34-00-00-04-00/okupanty.jpg" xlink:type="simple" xlink:show="embed" xlink:actuate="onLoad" draw:mime-type="image/jpeg"/>
</draw:frame>
Illustrative Photo <text:span text:style-name="T4">
 🔥 Situation on Russian invasion </text:span>
</text:p>
      <text:p text:style-name="P4">
The forced certification of Ukrainian citizens in the Genichesky districts of the Kherson region continues.</text:p>
      <text:p text:style-name="P4">
About it on Facebook <text:a xlink:type="simple" xlink:href="https://www.facebook.com/GeneralStaff.ua/posts/pfbid02LgHFWh3YvaTJ5fiUtZRzuGQg3bSJbTF4StjNZPKUEczt4u5ZZW9VQbXmbMtwq3n7l" text:style-name="Internet_20_link" text:visited-style-name="Visited_20_Internet_20_Link">
reports</text:a>
The General Staff of the Armed Forces.</text:p>
      <text:p text:style-name="P4">
“The Russian invaders are constantly pressing on the locals, threatening the deportation of property by property, restricted in displacement between settlements. People with Ukrainian passports are a biased attitude on the part of the invaders, ”the message reads.</text:p>
      <text:p text:style-name="P4">
News Source: <text:a xlink:type="simple" xlink:href="https://armyinform.com.ua/2023/05/04/na-hersonshhyni-okupanty-pogrozhuyut-konfiskuvaty-majno-u-lyudej-z-ukrayinskymy-pasportamy/" text:style-name="Internet_20_link" text:visited-style-name="Visited_20_Internet_20_Link">
https://armyinform.com.ua/2023/05/04/na-hersonshhyni-okupanty-pogrozhuyut-konfiskuvaty-majno-u-lyudej-z-ukrayinskymy-pasportamy/</text:a>
</text:p>
      <!--NEWS-->
      <text:h text:style-name="P10" text:outline-level="1">
<text:span text:style-name="T4">
Aviation of Defense Forces of the last day struck 17 beats through the troops of the Russian Federation</text:span>
</text:h>
      <text:p text:style-name="P4">
Author: ['АРМІЯINFORM']</text:p>
      <text:p text:style-name="P4">
Time: 2023-05-04T35:00:00-04:00</text:p>
      <text:p text:style-name="P4">
Description: Avіaatsіya forces of defense for Past Doba took 13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48" text:anchor-type="as-char" svg:width="6.9236in" svg:height="3.894525in" draw:z-index="0">
<draw:image xlink:href="../Images/AРМІЯINFORM/2023-05-04T35-00-00-04-00/aviacziya-syl-oborony-ukrayiny.jpg" xlink:type="simple" xlink:show="embed" xlink:actuate="onLoad" draw:mime-type="image/jpeg"/>
</draw:frame>
Illustrative Photo <text:span text:style-name="T4">
 🔥 Situation on Russian Completion </text:span>
</text:p>
      <text:p text:style-name="P4">
The aircraft forces of defense for the last day made 13 beats in the areas of concentration of the personal staff, as well as 4 strokes-on the anti-aircraft missile complex.</text:p>
      <text:p text:style-name="P4">
About it on Facebook <text:a xlink:type="simple" xlink:href="https://www.facebook.com/GeneralStaff.ua/posts/pfbid02LgHFWh3YvaTJ5fiUtZRzuGQg3bSJbTF4StjNZPKUEczt4u5ZZW9VQbXmbMtwq3n7l" text:style-name="Internet_20_link" text:visited-style-name="Visited_20_Internet_20_Link">
reports</text:a>
The General Staff of the Armed Forces.</text:p>
      <text:p text:style-name="P4">
The departments of missile troops and artillery during the last day were affected by the rayon-cutting of the invaders, the station of electronic wrestling, 3 artillery units at firing positions, 3 ammunition and fuel and mass materials, as well as the anti-aircraft missile complex.</text:p>
      <text:p text:style-name="P4">
News Source: <text:a xlink:type="simple" xlink:href="https://armyinform.com.ua/2023/05/04/aviacziya-syl-oborony-mynuloyi-doby-zavdala-17-udariv-po-vijskam-rf/" text:style-name="Internet_20_link" text:visited-style-name="Visited_20_Internet_20_Link">
https://armyinform.com.ua/2023/05/04/aviacziya-syl-oborony-mynuloyi-doby-zavdala-17-udariv-po-vijskam-rf/</text:a>
</text:p>
      <!--NEWS-->
      <text:h text:style-name="P10" text:outline-level="1">
<text:span text:style-name="T4">
Enemy Loss per day: Over 600 invaders have been eliminated, 5 tanks and 17 BBM were destroyed</text:span>
</text:h>
      <text:p text:style-name="P4">
Author: ['АРМІЯINFORM']</text:p>
      <text:p text:style-name="P4">
Time: 2023-05-04T36:00:00-04:00</text:p>
      <text:p text:style-name="P4">
Description: Zagalni Boyov, Find the enemy on 02.24.22 to 04/04/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64201d82-f524-448e-89c4-03747bef947f-scaled.jpg" text:style-name="Internet_20_link" text:visited-style-name="Visited_20_Internet_20_Link">
64201d82-f524-448e-89c4-03747bef947f-scaled.jpg</text:a>
']</text:p>
      <text:p text:style-name="P4">
Tags: ['STOPRUSSIA', 'АГРЕСІЯ РФ', 'ВТОРГНЕННЯ РФ', 'ВТРАТИ ВОРОГА', 'ГШ ЗСУ']</text:p>
      <text:p text:style-name="P4">
Category: News</text:p>
      <!--METADATA-->
      <text:p text:style-name="P4">
<draw:frame draw:style-name="fr1" draw:name="Image249" text:anchor-type="as-char" svg:width="6.9236in" svg:height="6.975527in" draw:z-index="0">
<draw:image xlink:href="../Images/AРМІЯINFORM/2023-05-04T36-00-00-04-00/64201d82-f524-448e-89c4-03747bef947f-scaled.jpg" xlink:type="simple" xlink:show="embed" xlink:actuate="onLoad" draw:mime-type="image/jpeg"/>
</draw:frame>
The total fighting loss of the enemy from 24.02.22 to 04.05.23 will be assigned to:</text:p>
      <text:p text:style-name="P4">
<text:span text:style-name="T4">
<text:span text:style-name="T5">
 Personnel - </text:span>
* 192590(+650)persons eliminated</text:span>
<text:span text:style-name="T5">
 tanks - </text:span>
<text:span text:style-name="T5">
 3707(+5)</text:span>
<text:span text:style-name="T4">
 combat armored vehicles - </text:span>
 7216(+17)<text:span text:style-name="T4">
<text:span text:style-name="T5">
 Artillery Systems - </text:span>
<text:span text:style-name="T5">
 2962(+16)</text:span>
 </text:span>
 RSZV - <text:span text:style-name="T4">
 547(+3)</text:span>
<text:span text:style-name="T5">
 air defense means - </text:span>
<text:span text:style-name="T5">
 304(+4)</text:span>
<text:span text:style-name="T4">
 aircraft - </text:span>
 308(0)<text:span text:style-name="T4">
<text:span text:style-name="T5">
 helicopters - </text:span>
* 294(0)</text:span>
<text:span text:style-name="T5">
 UAV Operative Tactical Level-</text:span>
<text:span text:style-name="T5">
 2523(+18)</text:span>
<text:span text:style-name="T4">
 Winged missiles - </text:span>
 947(0)<text:span text:style-name="T4">
<text:span text:style-name="T5">
 ships / boats - </text:span>
* 18(0)</text:span>
<text:span text:style-name="T5">
 Automobile equipment and tanks - </text:span>
<text:span text:style-name="T5">
 5886(+21)</text:span>
<text:span text:style-name="T4">
 SPECIAL TECHANGE - </text:span>
 370(+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4.05.23.</text:p>
      <text:p text:style-name="P4">
News Source: <text:a xlink:type="simple" xlink:href="https://armyinform.com.ua/2023/05/04/vtraty-voroga-za-dobu-likvidovano-ponad-600-okupantiv-znyshheno-5-tankiv-i-17-bbm/" text:style-name="Internet_20_link" text:visited-style-name="Visited_20_Internet_20_Link">
https://armyinform.com.ua/2023/05/04/vtraty-voroga-za-dobu-likvidovano-ponad-600-okupantiv-znyshheno-5-tankiv-i-17-bbm/</text:a>
</text:p>
      <!--NEWS-->
      <text:h text:style-name="P10" text:outline-level="1">
<text:span text:style-name="T4">
In the Black Sea, the enemy has increased the number of rocket carriers: a total volley of "caliber" to 32 missiles</text:span>
</text:h>
      <text:p text:style-name="P4">
Author: ['АРМІЯINFORM']</text:p>
      <text:p text:style-name="P4">
Time: 2023-05-04T37:00:00-04:00</text:p>
      <text:p text:style-name="P4">
Description: The Chorny Mornshny shipbuilder of the Ugropanni Vorog Zbilsheneno up to 11, Zokrema has been extend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155205-1_large.jpg" text:style-name="Internet_20_link" text:visited-style-name="Visited_20_Internet_20_Link">
155205-1_large.jpg</text:a>
']</text:p>
      <text:p text:style-name="P4">
Tags: ['КАЛІБРИ', 'ОК «ПІВДЕНЬ»', 'РАКЕТОНОСІЇ']</text:p>
      <text:p text:style-name="P4">
Category: News</text:p>
      <!--METADATA-->
      <text:p text:style-name="P4">
<draw:frame draw:style-name="fr1" draw:name="Image250" text:anchor-type="as-char" svg:width="6.9236in" svg:height="3.95374in" draw:z-index="0">
<draw:image xlink:href="../Images/AРМІЯINFORM/2023-05-04T37-00-00-04-00/155205-1_large.jpg" xlink:type="simple" xlink:show="embed" xlink:actuate="onLoad" draw:mime-type="image/jpeg"/>
</draw:frame>
Illustrative photo</text:p>
      <text:p text:style-name="P4">
In the Black Sea, the enemy ship group has increased to 11, in particular the increase in rocket launchers to 4 surfaces.</text:p>
      <text:p text:style-name="P4">
About it <text:a xlink:type="simple" xlink:href="https://www.facebook.com/OperationalCommandSouth/posts/pfbid0LSxWqxE7FmvetBwstZBikZRySnQNmmHEBwN4cZzDtTtDmmL4ehjbx9G7VPpbf8a8l" text:style-name="Internet_20_link" text:visited-style-name="Visited_20_Internet_20_Link">
reports</text:a>
Operational Command "South".</text:p>
      <text:p text:style-name="P4">
Accordingly, the total probable volley of caliber can reach 32 rockets.</text:p>
      <text:p text:style-name="P4">
The command was called not to neglect air alarm signals: "Remember that the enemy is insidious and ready to strike not only in the postphrontical territories."</text:p>
      <text:p text:style-name="P4">
News Source: <text:a xlink:type="simple" xlink:href="https://armyinform.com.ua/2023/05/04/u-chornomu-mori-vorog-zbilshyv-kilkist-raketonosiyiv-zagalnyj-zalp-kalibriv-do-3%ef%b8%8f2%ef%b8%8f-raket/" text:style-name="Internet_20_link" text:visited-style-name="Visited_20_Internet_20_Link">
https://armyinform.com.ua/2023/05/04/u-chornomu-mori-vorog-zbilshyv-kilkist-raketonosiyiv-zagalnyj-zalp-kalibriv-do-3%ef%b8%8f2%ef%b8%8f-raket/</text:a>
</text:p>
      <!--NEWS-->
      <text:h text:style-name="P10" text:outline-level="1">
<text:span text:style-name="T4">
FSB statements about the detention of Ukrainian special services in Crimea - misinformation</text:span>
</text:h>
      <text:p text:style-name="P4">
Author: ['АРМІЯINFORM']</text:p>
      <text:p text:style-name="P4">
Time: 2023-05-04T38:00:00-04:00</text:p>
      <text:p text:style-name="P4">
Description: Suppose Rosiyskoi FSB about the screening of the agent of the special services of Ukraine in Teritor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ur-1.jpg" text:style-name="Internet_20_link" text:visited-style-name="Visited_20_Internet_20_Link">
gur-1.jpg</text:a>
']</text:p>
      <text:p text:style-name="P4">
Tags: ['STOPRUSSIA', 'АНДРІЙ ЮСОВ', 'ГУР МІНОБОРОНИ УКРАЇНИ']</text:p>
      <text:p text:style-name="P4">
Category: News</text:p>
      <!--METADATA-->
      <text:p text:style-name="P4">
<draw:frame draw:style-name="fr1" draw:name="Image251" text:anchor-type="as-char" svg:width="6.9236in" svg:height="3.894525in" draw:z-index="0">
<draw:image xlink:href="../Images/AРМІЯINFORM/2023-05-04T38-00-00-04-00/gur-1.jpg" xlink:type="simple" xlink:show="embed" xlink:actuate="onLoad" draw:mime-type="image/jpeg"/>
</draw:frame>
The statements of the Russian FSB on the alleged detention of agents of special services of Ukraine of the oraltory of occupied Crimea is another enemy misinformation.</text:p>
      <text:p text:style-name="P4">
About it <text:a xlink:type="simple" xlink:href="https://gur.gov.ua/content/zaiavy-rosiiskoi-fsb-pro-nachebto-zatrymannia-ahentiv-spetssluzhb-ukrainy-na-terytorii-okupovanoho-krymu-cherhova-vorozha-dezinformatsiia.html" text:style-name="Internet_20_link" text:visited-style-name="Visited_20_Internet_20_Link">
stated</text:a>
Representative of the Main Department of Intelligence of the Ministry of Defense of Ukraine Andriy Yusov.</text:p>
      <text:p text:style-name="P4">
According to him, fresh Kremlin fakes testify to the obvious fact: the Russian regime is afraid of Ukraine, Ukrainian special services, in particular GUR.</text:p>
      <text:p text:style-name="P4">
"And it does correctly, because the reckoning for all war crimes will necessarily be the most safe path for them - to voluntarily go into the hands of the Ukrainian right -handedness," - summarized Andrey Yusov.</text:p>
      <text:p text:style-name="P4">
News Source: <text:a xlink:type="simple" xlink:href="https://armyinform.com.ua/2023/05/04/zayavy-fsb-pro-zatrymannya-ukrayinskyh-speczsluzhbovcziv-u-krymu-dezinformacziya/" text:style-name="Internet_20_link" text:visited-style-name="Visited_20_Internet_20_Link">
https://armyinform.com.ua/2023/05/04/zayavy-fsb-pro-zatrymannya-ukrayinskyh-speczsluzhbovcziv-u-krymu-dezinformacziya/</text:a>
</text:p>
      <!--NEWS-->
      <text:h text:style-name="P10" text:outline-level="1">
<text:span text:style-name="T4">
In Ukraine a moment of silence</text:span>
</text:h>
      <text:p text:style-name="P4">
Author: ['АРМІЯINFORM']</text:p>
      <text:p text:style-name="P4">
Time: 2023-05-04T3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2" text:anchor-type="as-char" svg:width="6.9236in" svg:height="3.895992in" draw:z-index="0">
<draw:image xlink:href="../Images/AРМІЯINFORM/2023-05-04T3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4/v-ukrayini-hvylyna-movchannya/" text:style-name="Internet_20_link" text:visited-style-name="Visited_20_Internet_20_Link">
https://armyinform.com.ua/2023/05/04/v-ukrayini-hvylyna-movchannya/</text:a>
</text:p>
      <!--NEWS-->
      <text:h text:style-name="P10" text:outline-level="1">
<text:span text:style-name="T4">
Canada has handed over to Ukraine equipment for demining</text:span>
</text:h>
      <text:p text:style-name="P4">
Author: ['АРМІЯINFORM']</text:p>
      <text:p text:style-name="P4">
Time: 2023-05-04T40:00:00-04:00</text:p>
      <text:p text:style-name="P4">
Description: The sovereign of the Ukrainian Service of the Zvozvichi Situstsya was detonated by Kanadi Pershe Pertynnya f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dsns1.jpg" text:style-name="Internet_20_link" text:visited-style-name="Visited_20_Internet_20_Link">
dsns1.jpg</text:a>
', '<text:a xlink:type="simple" xlink:href="https://armyinform.com.ua/wp-content/uploads/2023/05/dsns2.jpg" text:style-name="Internet_20_link" text:visited-style-name="Visited_20_Internet_20_Link">
dsns2.jpg</text:a>
']</text:p>
      <text:p text:style-name="P4">
Tags: ['ДОПОМОГА ПАРТНЕРІВ', 'КАНАДА', 'ОБЛАДНАННЯ ДЛЯ РОЗМІНУВАННЯ', 'СВІТ ПІДТРИМУЄ УКРАЇНУ']</text:p>
      <text:p text:style-name="P4">
Category: News</text:p>
      <!--METADATA-->
      <text:p text:style-name="P4">
<draw:frame draw:style-name="fr1" draw:name="Image253" text:anchor-type="as-char" svg:width="6.9236in" svg:height="4.586885in" draw:z-index="0">
<draw:image xlink:href="../Images/AРМІЯINFORM/2023-05-04T40-00-00-04-00/dsns1.jpg" xlink:type="simple" xlink:show="embed" xlink:actuate="onLoad" draw:mime-type="image/jpeg"/>
</draw:frame>
The State Emergency Service of Ukraine received from Canada of first equipment for mine -dollars of $ 22.5 million.</text:p>
      <text:p text:style-name="P4">
About it <text:a xlink:type="simple" xlink:href="https://www.facebook.com/CanadainUkraine/posts/pfbid03t8KVeRqcxfTqVtdeN1tZ2rZhEkb6BaC5uqXcCpFJzy3yvr3o4rJc4dSLMkCzRQql" text:style-name="Internet_20_link" text:visited-style-name="Visited_20_Internet_20_Link">
reports</text:a>
Canada Embassy in Ukraine.</text:p>
      <text:p text:style-name="P4">
"These vehicles will be used to clean up agricultural land, return them to productive use and facilitate the recovery of industrial security," the statement said.</text:p>
      <text:p text:style-name="P4">
<draw:frame draw:style-name="fr1" draw:name="Image254" text:anchor-type="as-char" svg:width="6.9236in" svg:height="4.615733in" draw:z-index="0">
<draw:image xlink:href="../Images/AРМІЯINFORM/2023-05-04T40-00-00-04-00/dsns2.jpg" xlink:type="simple" xlink:show="embed" xlink:actuate="onLoad" draw:mime-type="image/jpeg"/>
</draw:frame>
</text:p>
      <text:p text:style-name="P4">
News Source: <text:a xlink:type="simple" xlink:href="https://armyinform.com.ua/2023/05/04/kanada-peredala-ukrayini-obladnannya-dlya-rozminuvannya/" text:style-name="Internet_20_link" text:visited-style-name="Visited_20_Internet_20_Link">
https://armyinform.com.ua/2023/05/04/kanada-peredala-ukrayini-obladnannya-dlya-rozminuvannya/</text:a>
</text:p>
      <!--NEWS-->
      <text:h text:style-name="P10" text:outline-level="1">
<text:span text:style-name="T4">
Alexei Reznikov thanked the American colleague for the next military assistance package</text:span>
</text:h>
      <text:p text:style-name="P4">
Author: ['АРМІЯINFORM']</text:p>
      <text:p text:style-name="P4">
Time: 2023-05-04T41:00:00-04:00</text:p>
      <text:p text:style-name="P4">
Description: Ministra of the defense of Ukraine Oleksiy Reznikov, having packed the US defense of the United States Lloyd Osti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reznikov-3.jpg" text:style-name="Internet_20_link" text:visited-style-name="Visited_20_Internet_20_Link">
reznikov-3.jpg</text:a>
', '<text:a xlink:type="simple" xlink:href="https://armyinform.com.ua/wp-content/uploads/2023/05/image_2023-05-04_08-57-26.png" text:style-name="Internet_20_link" text:visited-style-name="Visited_20_Internet_20_Link">
image_2023-05-04_08-57-26.png</text:a>
']</text:p>
      <text:p text:style-name="P4">
Tags: ['STOPRUSSIA', 'АГРЕСІЯ РФ', 'ВТОРГНЕННЯ РФ', 'ДОПОМОГА ПАРТНЕРІВ', 'ОЛЕКСІЙ РЕЗНІКОВ', 'ОФІЦІЙНО', 'СВІТ ПІДТРИМУЄ УКРАЇНУ']</text:p>
      <text:p text:style-name="P4">
Category: News</text:p>
      <!--METADATA-->
      <text:p text:style-name="P4">
<draw:frame draw:style-name="fr1" draw:name="Image255" text:anchor-type="as-char" svg:width="6.9236in" svg:height="3.894525in" draw:z-index="0">
<draw:image xlink:href="../Images/AРМІЯINFORM/2023-05-04T41-00-00-04-00/reznikov-3.jpg" xlink:type="simple" xlink:show="embed" xlink:actuate="onLoad" draw:mime-type="image/jpeg"/>
</draw:frame>
The Minister of Defense of Ukraine Alexei Reznikov thanked the Secretary of Defense of Shatloid Austin for the next package of military assistance.</text:p>
      <text:p text:style-name="P4">
“We thank Lloyda Austin and the United States for Unknown Support!For over 9 years, Ukraine is fighting for its freedom and independence. And Taamunition weapons are needed to liberate our land and the people, ”<text:a xlink:type="simple" xlink:href="https://twitter.com/oleksiireznikov/status/1653838836823105552" text:style-name="Internet_20_link" text:visited-style-name="Visited_20_Internet_20_Link">
said</text:a>
Alexei Reznikov.</text:p>
      <text:p text:style-name="P4">
He also thanked the partners of Ukraine for their understanding of the needs and assistance they give.</text:p>
      <text:p text:style-name="P4">
Recall the US Ministry of Defense <text:a xlink:type="simple" xlink:href="https://armyinform.com.ua/2023/05/04/pentagon-rozkryv-vmist-novogo-paketa-dopomogy-dlya-ukrayiny/" text:style-name="Internet_20_link" text:visited-style-name="Visited_20_Internet_20_Link">
announced</text:a>
On the allocation of additional assistance to meet the critical needs of Ukraine in the field of security and defense.  <draw:frame draw:style-name="fr1" draw:name="Image256" text:anchor-type="as-char" svg:width="6.9236in" svg:height="6.9236in" draw:z-index="0">
<draw:image xlink:href="../Images/AРМІЯINFORM/2023-05-04T41-00-00-04-00/image_2023-05-04_08-57-26.png" xlink:type="simple" xlink:show="embed" xlink:actuate="onLoad" draw:mime-type="image/png"/>
</draw:frame>
</text:p>
      <text:p text:style-name="P4">
News Source: <text:a xlink:type="simple" xlink:href="https://armyinform.com.ua/2023/05/04/oleksij-reznikov-podyakuvav-amerykanskomu-kolezi-za-chergovyj-paket-vijskovoyi-dopomogy/" text:style-name="Internet_20_link" text:visited-style-name="Visited_20_Internet_20_Link">
https://armyinform.com.ua/2023/05/04/oleksij-reznikov-podyakuvav-amerykanskomu-kolezi-za-chergovyj-paket-vijskovoyi-dopomogy/</text:a>
</text:p>
      <!--NEWS-->
      <text:h text:style-name="P10" text:outline-level="1">
<text:span text:style-name="T4">
As a result of the night attack on Odessa there are no human casualties, most drones are destroyed - Natalia Humeniuk</text:span>
</text:h>
      <text:p text:style-name="P4">
Author: ['Володимир Віват']</text:p>
      <text:p text:style-name="P4">
Time: 2023-05-04T42:00:00-04:00</text:p>
      <text:p text:style-name="P4">
Description: Syogodni Vnochi Zzovnoy of the Azovskiy Sea in the pyvden regions of Ukraine by the Vorogo Bulogo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hahed-5447.jpg" text:style-name="Internet_20_link" text:visited-style-name="Visited_20_Internet_20_Link">
shahed-5447.jpg</text:a>
']</text:p>
      <text:p text:style-name="P4">
Tags: ['НАТАЛІЯ ГУМЕНЮК']</text:p>
      <text:p text:style-name="P4">
Category: News</text:p>
      <!--METADATA-->
      <text:p text:style-name="P4">
<draw:frame draw:style-name="fr1" draw:name="Image257" text:anchor-type="as-char" svg:width="6.9236in" svg:height="3.4618in" draw:z-index="0">
<draw:image xlink:href="../Images/AРМІЯINFORM/2023-05-04T42-00-00-04-00/shahed-5447.jpg" xlink:type="simple" xlink:show="embed" xlink:actuate="onLoad" draw:mime-type="image/jpeg"/>
</draw:frame>
Tonight, 15 shock drones Shahd-136/131 were launched from the direction of the Azov Sea in the southern regions of Ukraine. 12 air targets were destroyed by air defense and mobile fire groups. Unfortunately, there are three hits in the dormitories of one of Odessa educational institutions. The fire was eliminated, people were not injured.</text:p>
      <text:p text:style-name="P4">
This was reported on the National Marathon "Unified News" by the chiefly coordinating press center of defense forces of southern Ukraine, Captain 1RORRA Natalia Humeniuk.</text:p>
      <text:p text:style-name="P4">
The officer noted that the characteristic feature of this attack was that the tzwhotos of the drones launched on us was written "For Moscow, Zakreml" using the appropriate symbolism.</text:p>
      <text:p text:style-name="P4">
She also said that as of now, there are 11 ships of hostile shipment of the Sea, and four of them are overwater carriers. These are up to 32 caliber missiles ready for use.</text:p>
      <ul>
        <li>
The dynamics of the use of weapons by the invaders, which is traced in our system of responsibility, indicates that they are trying to replace rocket launchers with unmanned aerial vehicles. In particular, last day, apparently in a night attack, the enemy intensified unmanned intelligence, and two whipped drones of operative-tactical level will be attended every day. From time to time, we have a lot of enemy ships in the sea, which are also carried out by non -existence, which are used to obtain intelligence information, ”Natalia Humeniuk said.</li>
      </ul>
      <text:p text:style-name="P4">
According to the chief of the press center, in the occupied territories the enemy constantly heares, changes the place of dislocation. On the left bank of the Dnieper, the construction of their invaders is equipped on the principle of placement of the first layer of boredom meat, that is, mobilized, and more prepared units reject back, to more protected defense bonds.</text:p>
      <text:p text:style-name="P4">
News Source: <text:a xlink:type="simple" xlink:href="https://armyinform.com.ua/2023/05/04/unaslidok-nichnoyi-povitryanoyi-ataky-na-odesu-lyudskyh-zhertv-nemaye-bilshist-droniv-znyshheno-nataliya-gumenyuk/" text:style-name="Internet_20_link" text:visited-style-name="Visited_20_Internet_20_Link">
https://armyinform.com.ua/2023/05/04/unaslidok-nichnoyi-povitryanoyi-ataky-na-odesu-lyudskyh-zhertv-nemaye-bilshist-droniv-znyshheno-nataliya-gumenyuk/</text:a>
</text:p>
      <!--NEWS-->
      <text:h text:style-name="P10" text:outline-level="1">
<text:span text:style-name="T4">
At night the Russian Federation struck by managed airbams on the border of Sumy region and Chernihiv region: there are dead</text:span>
</text:h>
      <text:p text:style-name="P4">
Author: ['АРМІЯINFORM']</text:p>
      <text:p text:style-name="P4">
Time: 2023-05-04T43:00:00-04:00</text:p>
      <text:p text:style-name="P4">
Description: VNOCH 3 to 4 injuries of Rosіyska Avіaatsіya dvichi took a shock on settlements of Sumsko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51789066-a515-47ab-b69b-4fe8d592d0da-e1683182335106.jpg" text:style-name="Internet_20_link" text:visited-style-name="Visited_20_Internet_20_Link">
51789066-a515-47ab-b69b-4fe8d592d0da-e1683182335106.jpg</text:a>
', '<text:a xlink:type="simple" xlink:href="https://armyinform.com.ua/wp-content/uploads/2023/05/77ae0a07-8454-49fd-9db9-6852b6e47bed-150x150.jpg" text:style-name="Internet_20_link" text:visited-style-name="Visited_20_Internet_20_Link">
77ae0a07-8454-49fd-9db9-6852b6e47bed-150x150.jpg</text:a>
', '<text:a xlink:type="simple" xlink:href="https://armyinform.com.ua/wp-content/uploads/2023/05/a38d2863-31dc-4799-a2c3-1c278d51efdf-150x150.jpg" text:style-name="Internet_20_link" text:visited-style-name="Visited_20_Internet_20_Link">
a38d2863-31dc-4799-a2c3-1c278d51efdf-150x150.jpg</text:a>
', '<text:a xlink:type="simple" xlink:href="https://armyinform.com.ua/wp-content/uploads/2023/05/ee358c5b-2132-49d7-b6b8-386fb8fd2eda-150x150.jpg" text:style-name="Internet_20_link" text:visited-style-name="Visited_20_Internet_20_Link">
ee358c5b-2132-49d7-b6b8-386fb8fd2eda-150x150.jpg</text:a>
']</text:p>
      <text:p text:style-name="P4">
Tags: ['АВІАБОМБИ', 'ОБСТРІЛИ ПРИКОРДОННЯ', 'ОК «ПІВНІЧ»', 'СУМЩИНА', 'ЧЕРНІГІВЩИНА']</text:p>
      <text:p text:style-name="P4">
Category: News</text:p>
      <!--METADATA-->
      <text:p text:style-name="P4">
<draw:frame draw:style-name="fr1" draw:name="Image258" text:anchor-type="as-char" svg:width="6.9236in" svg:height="4.170387in" draw:z-index="0">
<draw:image xlink:href="../Images/AРМІЯINFORM/2023-05-04T43-00-00-04-00/51789066-a515-47ab-b69b-4fe8d592d0da-e1683182335106.jpg" xlink:type="simple" xlink:show="embed" xlink:actuate="onLoad" draw:mime-type="image/jpeg"/>
</draw:frame>
At night, from May 3 to 4, Russian aviation twice struck in the inhabited public and Chernihiv regions. Private homes, educational institutions, a woman were destroyed.</text:p>
      <text:p text:style-name="P4">
About it <text:a xlink:type="simple" xlink:href="https://www.facebook.com/kommander.nord/posts/pfbid05VwQkyPLvxtv5Uy463dUFmRekuef49zdZ6SKjFANMNyVjM8tY38hWkLq4oNWv37rl" text:style-name="Internet_20_link" text:visited-style-name="Visited_20_Internet_20_Link">
reports</text:a>
Operational Command "North".</text:p>
      <text:p text:style-name="P4">
At about 22:25 there were 2 explosions, probably controlled by airbags, in the direction of the painted point of Uralovo. According to information, two private homes, an administrative building and a local educational institution have been damaged.</text:p>
      <text:p text:style-name="P4">
Around 23:10 there were 1 arrival, probably managed by the airbag, in the district Ivanivka district. The shelling damaged 5 buildings of various appointments, one of them the building of a local educational institution. A civilian, an elderly woman, and 3 men were injured.</text:p>
      <text:p text:style-name="P4">
<text:a xlink:type="simple" xlink:href="https://armyinform.com.ua/wp-content/uploads/2023/05/77ae0a07-8454-49fd-9db9-6852b6e47bed.jpg" text:style-name="Internet_20_link" text:visited-style-name="Visited_20_Internet_20_Link">
!(Images/AРМІЯINFORM/2023-05-04T43-00-00-04-00/77ae0a07-8454-49fd-9db9-6852b6e47bed-150x150.jpg)</text:a>
</text:p>
      <text:p text:style-name="P4">
<text:a xlink:type="simple" xlink:href="https://armyinform.com.ua/wp-content/uploads/2023/05/a38d2863-31dc-4799-a2c3-1c278d51efdf.jpg" text:style-name="Internet_20_link" text:visited-style-name="Visited_20_Internet_20_Link">
<draw:frame draw:style-name="fr1" draw:name="Image259" text:anchor-type="as-char" svg:width="6.9236in" svg:height="6.9236in" draw:z-index="0">
<draw:image xlink:href="../Images/AРМІЯINFORM/2023-05-04T43-00-00-04-00/a38d2863-31dc-4799-a2c3-1c278d51efdf-150x150.jpg" xlink:type="simple" xlink:show="embed" xlink:actuate="onLoad" draw:mime-type="image/jpeg"/>
</draw:frame>
</text:a>
</text:p>
      <text:p text:style-name="P4">
<text:a xlink:type="simple" xlink:href="https://armyinform.com.ua/wp-content/uploads/2023/05/ee358c5b-2132-49d7-b6b8-386fb8fd2eda.jpg" text:style-name="Internet_20_link" text:visited-style-name="Visited_20_Internet_20_Link">
<draw:frame draw:style-name="fr1" draw:name="Image260" text:anchor-type="as-char" svg:width="6.9236in" svg:height="6.9236in" draw:z-index="0">
<draw:image xlink:href="../Images/AРМІЯINFORM/2023-05-04T43-00-00-04-00/ee358c5b-2132-49d7-b6b8-386fb8fd2eda-150x150.jpg" xlink:type="simple" xlink:show="embed" xlink:actuate="onLoad" draw:mime-type="image/jpeg"/>
</draw:frame>
</text:a>
</text:p>
      <text:p text:style-name="P4">
News Source: <text:a xlink:type="simple" xlink:href="https://armyinform.com.ua/2023/05/04/vnochi-rf-zavdala-udar-kerovanymy-aviabombamy-po-prykordonnyu-sumshhyny-i-chernigivshhyny-ye-zagybli/" text:style-name="Internet_20_link" text:visited-style-name="Visited_20_Internet_20_Link">
https://armyinform.com.ua/2023/05/04/vnochi-rf-zavdala-udar-kerovanymy-aviabombamy-po-prykordonnyu-sumshhyny-i-chernigivshhyny-ye-zagybli/</text:a>
</text:p>
      <!--NEWS-->
      <text:h text:style-name="P10" text:outline-level="1">
<text:span text:style-name="T4">
The EU has not found facts of illegal weapons circulation in Ukraine</text:span>
</text:h>
      <text:p text:style-name="P4">
Author: ['АРМІЯINFORM']</text:p>
      <text:p text:style-name="P4">
Time: 2023-05-04T44:00:00-04:00</text:p>
      <text:p text:style-name="P4">
Description: The harmonious factor of a mashed illegal obete, the right to the Ukrainian, the war with Ukraine 2022, the war with Ukraine is the latest news today, the news with Ukraine 2022 is the last for today, whether there will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8823170cc29c17fc1b2438a8237c2a59.jpg" text:style-name="Internet_20_link" text:visited-style-name="Visited_20_Internet_20_Link">
8823170cc29c17fc1b2438a8237c2a59.jpg</text:a>
']</text:p>
      <text:p text:style-name="P4">
Tags: ['YES', 'АГРЕСІЯ РФ', 'ВТОРГНЕННЯ РФ', 'ЗБРОЯ']</text:p>
      <text:p text:style-name="P4">
Category: News</text:p>
      <!--METADATA-->
      <text:p text:style-name="P4">
<draw:frame draw:style-name="fr1" draw:name="Image261" text:anchor-type="as-char" svg:width="6.9236in" svg:height="4.615733in" draw:z-index="0">
<draw:image xlink:href="../Images/AРМІЯINFORM/2023-05-04T44-00-00-04-00/8823170cc29c17fc1b2438a8237c2a59.jpg" xlink:type="simple" xlink:show="embed" xlink:actuate="onLoad" draw:mime-type="image/jpeg"/>
</draw:frame>
No facts of mass illicit trafficking of weapons associated with the war in Ukraine have been found in the European Union.</text:p>
      <text:p text:style-name="P4">
This is stated in <text:a xlink:type="simple" xlink:href="https://www.unodc.org/documents/treaties/CTOC/working-group-on-firearms-2023_html/Final_-_EU_Statement_WG_Firearms.pdf" text:style-name="Internet_20_link" text:visited-style-name="Visited_20_Internet_20_Link">
statement</text:a>
EU delegations in Vienna International Organizations.</text:p>
      <text:p text:style-name="P4">
The aggressive war of the Russian Federation against Ukraine increased the threat of illegal trash weapons in the EU and other regions - such a message sounded during the time of the working group on small arms of the conference of participants of the Convention on Transnational Organized Crime. However, since 2019, Ukraine has been in the efforts to prevent illegal circulation of weapons, ammunition and explosives.</text:p>
      <text:p text:style-name="P4">
“We remember misinformation campaigns launched by Russia about this threat. Allow me to emphasize that by this time there was no need for a large -scale illegal circulation of small arms in connection with the war. Let us say that we have a good and wide cooperation with the Ukrainian government, and it is a washing to him for identifying this threat as a priority, ”the Vevrosui said.</text:p>
      <text:p text:style-name="P4">
News Source: <text:a xlink:type="simple" xlink:href="https://armyinform.com.ua/2023/05/04/u-yes-ne-vyyavyly-faktiv-nezakonnogo-obigu-zbroyi-v-ukrayini/" text:style-name="Internet_20_link" text:visited-style-name="Visited_20_Internet_20_Link">
https://armyinform.com.ua/2023/05/04/u-yes-ne-vyyavyly-faktiv-nezakonnogo-obigu-zbroyi-v-ukrayini/</text:a>
</text:p>
      <!--NEWS-->
      <text:h text:style-name="P10" text:outline-level="1">
<text:span text:style-name="T4">
During the day, rescuers have almost 300 times left for the elimination of enemy shelling</text:span>
</text:h>
      <text:p text:style-name="P4">
Author: ['АРМІЯINFORM']</text:p>
      <text:p text:style-name="P4">
Time: 2023-05-04T45:00:00-04:00</text:p>
      <text:p text:style-name="P4">
Description: Lent out, 3 injuries, the holding of the Ukzvichah’s hold of Ukrain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2" text:anchor-type="as-char" svg:width="6.9236in" svg:height="4.592655in" draw:z-index="0">
<draw:image xlink:href="../Images/AРМІЯINFORM/2023-05-04T45-00-00-04-00/ac9232d099cb3d54f7d73ef2deca81a2_l.jpg" xlink:type="simple" xlink:show="embed" xlink:actuate="onLoad" draw:mime-type="image/jpeg"/>
</draw:frame>
Illustrative photo</text:p>
      <text:p text:style-name="P4">
During the last day, <text:span text:style-name="T4">
 May 3, </text:span>
 Divisions of the Civil Service of Ukraine of Uncertain Situations <text:span text:style-name="T4">
 Made 294 departures </text:span>
 to eliminate the consequences of the occupants of settlements and infrastructure. 20 fires were eliminated. Psychological assistance was provided to 189 people.</text:p>
      <text:p text:style-name="P4">
This is stated in <text:a xlink:type="simple" xlink:href="https://dsns.gov.ua/uk/news/nadzvicaini-podiyi/operativna-informaciia-dsns-shhodo-naslidkiv-vedennia-boiovix-dii-rosiiskoiu-federacijeiu-146" text:style-name="Internet_20_link" text:visited-style-name="Visited_20_Internet_20_Link">
message</text:a>
SES of Ukraine.</text:p>
      <text:p text:style-name="P4">
Since the beginning of large -scale aggression of Russia, the units of the SES of Ukraine made 92 473 trips to eliminate the consequences of shelling, 14,417 fires have been liquidated, 4033 persons were rescued, 212 467 persons were provided with psychological assistance.</text:p>
      <text:p text:style-name="P4">
News Source: <text:a xlink:type="simple" xlink:href="https://armyinform.com.ua/2023/05/04/za-dobu-ryatuvalnyky-majzhe-300-raziv-vyyizhdzhaly-na-likvidacziyu-naslidkiv-vorozhyh-obstriliv-2/" text:style-name="Internet_20_link" text:visited-style-name="Visited_20_Internet_20_Link">
https://armyinform.com.ua/2023/05/04/za-dobu-ryatuvalnyky-majzhe-300-raziv-vyyizhdzhaly-na-likvidacziyu-naslidkiv-vorozhyh-obstriliv-2/</text:a>
</text:p>
      <!--NEWS-->
      <text:h text:style-name="P10" text:outline-level="1">
<text:span text:style-name="T4">
Joe Biden: The Ukrainian people are striking brave. They do incredible work</text:span>
</text:h>
      <text:p text:style-name="P4">
Author: ['АРМІЯINFORM']</text:p>
      <text:p text:style-name="P4">
Time: 2023-05-04T46:00:00-04:00</text:p>
      <text:p text:style-name="P4">
Description: The President of the Sentiners of America Joe Biden PID Hour Obda for the Board of the Command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iden-1.jpg" text:style-name="Internet_20_link" text:visited-style-name="Visited_20_Internet_20_Link">
biden-1.jpg</text:a>
']</text:p>
      <text:p text:style-name="P4">
Tags: ['ДЖОЗЕФ БАЙДЕН', 'ДОПОМОГА ПАРТНЕРІВ', 'СВІТ ПІДТРИМУЄ УКРАЇНУ', 'УКРАЇНСЬКИЙ НАРОД НЕПЕРЕМОЖНИЙ']</text:p>
      <text:p text:style-name="P4">
Category: News</text:p>
      <!--METADATA-->
      <text:p text:style-name="P4">
<draw:frame draw:style-name="fr1" draw:name="Image263" text:anchor-type="as-char" svg:width="6.9236in" svg:height="3.894525in" draw:z-index="0">
<draw:image xlink:href="../Images/AРМІЯINFORM/2023-05-04T46-00-00-04-00/biden-1.jpg" xlink:type="simple" xlink:show="embed" xlink:actuate="onLoad" draw:mime-type="image/jpeg"/>
</draw:frame>
The President of the United States of America Joe Biden said, during the lunch of combat committees, the US military personnel armed, arranged tapeworked proud and bold Ukrainian army, and helped to preserve Ukraine with their gravity and democracy.</text:p>
      <text:p text:style-name="P4">
About it <text:a xlink:type="simple" xlink:href="https://www.whitehouse.gov/briefing-room/speeches-remarks/2023/05/03/remarks-by-president-biden-at-dinner-for-combatant-commanders/" text:style-name="Internet_20_link" text:visited-style-name="Visited_20_Internet_20_Link">
reports</text:a>
The White House press service.</text:p>
      <text:p text:style-name="P4">
“I was in Ukraine. And I, I must admit, was a little surprised by how much the brave not only Ukrainian military but the Ukrainian people. They just do an incredible job, ”the President said.</text:p>
      <text:p text:style-name="P4">
Recall that February 20, 2023, US President Joe Biden <text:a xlink:type="simple" xlink:href="https://armyinform.com.ua/2023/02/20/nadzvychajno-vazhlyvyj-proyav-pidtrymky-volodymyr-zelenskyj-pryvitav-dzhozefa-bajdena-u-kyyevi/" text:style-name="Internet_20_link" text:visited-style-name="Visited_20_Internet_20_Link">
arrived</text:a>
to Kiev with a visit. The US president noted the importance of his admonition in Ukraine, which demonstrates the support of the US independence, sovereignty and territorial integrity of the Ukrainian state.</text:p>
      <text:p text:style-name="P4">
News Source: <text:a xlink:type="simple" xlink:href="https://armyinform.com.ua/2023/05/04/dzho-bajden-ukrayinskyj-narod-vrazhayuche-horobryj-vony-roblyat-nejmovirnu-robotu/" text:style-name="Internet_20_link" text:visited-style-name="Visited_20_Internet_20_Link">
https://armyinform.com.ua/2023/05/04/dzho-bajden-ukrayinskyj-narod-vrazhayuche-horobryj-vony-roblyat-nejmovirnu-robotu/</text:a>
</text:p>
      <!--NEWS-->
      <text:h text:style-name="P10" text:outline-level="1">
<text:span text:style-name="T4">
Office of the Prosecutor General of Ukraine: nearly 85 thousand war crimes are documented</text:span>
</text:h>
      <text:p text:style-name="P4">
Author: ['АРМІЯINFORM']</text:p>
      <text:p text:style-name="P4">
Time: 2023-05-04T4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04052023ua.jpg" text:style-name="Internet_20_link" text:visited-style-name="Visited_20_Internet_20_Link">
warcrime-04052023ua.jpg</text:a>
', '<text:a xlink:type="simple" xlink:href="https://armyinform.com.ua/wp-content/uploads/2023/05/warcrime-04052023en.jpg" text:style-name="Internet_20_link" text:visited-style-name="Visited_20_Internet_20_Link">
warcrime-04052023en.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64" text:anchor-type="as-char" svg:width="6.9236in" svg:height="4.448413in" draw:z-index="0">
<draw:image xlink:href="../Images/AРМІЯINFORM/2023-05-04T47-00-00-04-00/warcrime-04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4 </text:span>
 Registered:</text:p>
      <ul>
        <li>
84 832 Military Crimes, * 17 058 Crimes against National Security of Ukraine.</li>
      </ul>
      <text:p text:style-name="P4">
In addition, according to official data of juvenile prosecutors, <text:span text:style-name="T4">
 1441 the child has become </text:span>
 due to aggression of the Russian Federation, including:</text:p>
      <ul>
        <li>
478 - children were killed, * 963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5" text:anchor-type="as-char" svg:width="6.9236in" svg:height="4.448413in" draw:z-index="0">
<draw:image xlink:href="../Images/AРМІЯINFORM/2023-05-04T47-00-00-04-00/warcrime-04052023en.jpg" xlink:type="simple" xlink:show="embed" xlink:actuate="onLoad" draw:mime-type="image/jpeg"/>
</draw:frame>
</text:p>
      <text:p text:style-name="P4">
News Source: <text:a xlink:type="simple" xlink:href="https://armyinform.com.ua/2023/05/04/ofis-genprokurora-ukrayiny-zadokumentovano-blyzko-85-tysyach-voyennyh-zlochyniv/" text:style-name="Internet_20_link" text:visited-style-name="Visited_20_Internet_20_Link">
https://armyinform.com.ua/2023/05/04/ofis-genprokurora-ukrayiny-zadokumentovano-blyzko-85-tysyach-voyennyh-zlochyniv/</text:a>
</text:p>
      <!--NEWS-->
      <text:h text:style-name="P10" text:outline-level="1">
<text:span text:style-name="T4">
Briefing: “Presentation of the first sociological study of Russian prisoners of war”</text:span>
</text:h>
      <text:p text:style-name="P4">
Author: ['АРМІЯINFORM']</text:p>
      <text:p text:style-name="P4">
Time: 2023-05-04T48:00:00-04:00</text:p>
      <text:p text:style-name="P4">
Description: https://www.youtube.com/watch?v=jznxdmly6ci from Military Media Center to go through briefing ... War with Ukraine 2022, War with Ukraine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MILITARY MEDIA CENTER', 'БРИФІНГ']</text:p>
      <text:p text:style-name="P4">
Category: News</text:p>
      <!--METADATA-->
      <text:p text:style-name="P4">
In Military Media Center, there is a briefing on the topic: ** "Presentation of the First Sociological Research</text:p>
      <text:p text:style-name="P4">
The speakers of the event:</text:p>
      <ul>
        <li>
a representative of the coordination headquarters on the management of prisoners of war Andriy Yusov; * the head of the projects of the coordination headquarters Andriy Skotyk; * The speaker of the state project was captured by Russian and Belarusian military "I want to live" Vitaliy Matvienko.</li>
      </ul>
      <text:p text:style-name="P4">
News Source: <text:a xlink:type="simple" xlink:href="https://armyinform.com.ua/2023/05/04/bryfing-prezentacziya-pershogo-socziologichnogo-doslidzhennya-rosijskyh-vijskovopolonenyh/" text:style-name="Internet_20_link" text:visited-style-name="Visited_20_Internet_20_Link">
https://armyinform.com.ua/2023/05/04/bryfing-prezentacziya-pershogo-socziologichnogo-doslidzhennya-rosijskyh-vijskovopolonenyh/</text:a>
</text:p>
      <!--NEWS-->
      <text:h text:style-name="P10" text:outline-level="1">
<text:span text:style-name="T4">
Children of Vinnytsia Fronties Rested in Poland</text:span>
</text:h>
      <text:p text:style-name="P4">
Author: ['АРМІЯINFORM']</text:p>
      <text:p text:style-name="P4">
Time: 2023-05-04T49:00:00-04:00</text:p>
      <text:p text:style-name="P4">
Description: One hundred ditsi іz vinnichini, the daddy of the Yaki were killed, the woundeds were abo -to -face,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golovna-9.jpg" text:style-name="Internet_20_link" text:visited-style-name="Visited_20_Internet_20_Link">
golovna-9.jpg</text:a>
', '<text:a xlink:type="simple" xlink:href="https://armyinform.com.ua/wp-content/uploads/2023/05/344746024_1230288187633021_2975804334695388480_n-e1683187622358.jpg" text:style-name="Internet_20_link" text:visited-style-name="Visited_20_Internet_20_Link">
344746024_1230288187633021_2975804334695388480_n-e1683187622358.jpg</text:a>
', '<text:a xlink:type="simple" xlink:href="https://armyinform.com.ua/wp-content/uploads/2023/05/344565310_732492095241524_7090861234403747217_n.jpg" text:style-name="Internet_20_link" text:visited-style-name="Visited_20_Internet_20_Link">
344565310_732492095241524_7090861234403747217_n.jpg</text:a>
']</text:p>
      <text:p text:style-name="P4">
Tags: []</text:p>
      <text:p text:style-name="P4">
Category: News</text:p>
      <!--METADATA-->
      <text:p text:style-name="P4">
<draw:frame draw:style-name="fr1" draw:name="Image266" text:anchor-type="as-char" svg:width="6.9236in" svg:height="5.781502in" draw:z-index="0">
<draw:image xlink:href="../Images/AРМІЯINFORM/2023-05-04T49-00-00-04-00/golovna-9.jpg" xlink:type="simple" xlink:show="embed" xlink:actuate="onLoad" draw:mime-type="image/jpeg"/>
</draw:frame>
One hundred children from Vinnytsia region whose parents were killed, injured or disappeared, rested in Poland for two weeks.</text:p>
      <text:p text:style-name="P4">
All the costs of recreation of the children of our defenders have taken over the Polish castor. The move was provided by Vinnytsia.</text:p>
      <text:p text:style-name="P4">
<draw:frame draw:style-name="fr1" draw:name="Image267" text:anchor-type="as-char" svg:width="6.9236in" svg:height="5.163852in" draw:z-index="0">
<draw:image xlink:href="../Images/AРМІЯINFORM/2023-05-04T49-00-00-04-00/344746024_1230288187633021_2975804334695388480_n-e1683187622358.jpg" xlink:type="simple" xlink:show="embed" xlink:actuate="onLoad" draw:mime-type="image/jpeg"/>
</draw:frame>
- Caring for the families of our heroes is one of our main responsibilities, - said the Armyinform in Vinnytsia Ova. -The rest of the children was saturated, they visited the attractions of the Julinek entertainment park, various sides of the Illusion Farm educational and entertainment park, as well as skilled in the Vistula. In addition, they visited art exhibitions, historical and memorable places.</text:p>
      <text:p text:style-name="P4">
<draw:frame draw:style-name="fr1" draw:name="Image268" text:anchor-type="as-char" svg:width="6.9236in" svg:height="5.1927in" draw:z-index="0">
<draw:image xlink:href="../Images/AРМІЯINFORM/2023-05-04T49-00-00-04-00/344565310_732492095241524_7090861234403747217_n.jpg" xlink:type="simple" xlink:show="embed" xlink:actuate="onLoad" draw:mime-type="image/jpeg"/>
</draw:frame>
The organizers promised that this trip was not the only one. They are already actively organizing a few more tours for the children of Vinnytsia.</text:p>
      <text:p text:style-name="P4">
_ Prepared Anastasia Olekhnovich_</text:p>
      <text:p text:style-name="P4">
News Source: <text:a xlink:type="simple" xlink:href="https://armyinform.com.ua/2023/05/04/dity-vinnyczkyh-frontovykiv-vidpochyly-v-polshhi/" text:style-name="Internet_20_link" text:visited-style-name="Visited_20_Internet_20_Link">
https://armyinform.com.ua/2023/05/04/dity-vinnyczkyh-frontovykiv-vidpochyly-v-polshhi/</text:a>
</text:p>
      <!--NEWS-->
      <text:h text:style-name="P10" text:outline-level="1">
<text:span text:style-name="T4">
Queen cadets have become champions of multinational sports and rapid competitions in Poland</text:span>
</text:h>
      <text:p text:style-name="P4">
Author: ['Олексій Тригуб']</text:p>
      <text:p text:style-name="P4">
Time: 2023-05-04T50:00:00-04:00</text:p>
      <text:p text:style-name="P4">
Description: The friendly Polish at the Basi Technical University of the Warsaw of Warsaw VIDBUS ... The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16.jpg" text:style-name="Internet_20_link" text:visited-style-name="Visited_20_Internet_20_Link">
1-16.jpg</text:a>
', '<text:a xlink:type="simple" xlink:href="https://armyinform.com.ua/wp-content/uploads/2023/05/kkssk.jpg" text:style-name="Internet_20_link" text:visited-style-name="Visited_20_Internet_20_Link">
kkssk.jpg</text:a>
', '<text:a xlink:type="simple" xlink:href="https://armyinform.com.ua/wp-content/uploads/2023/05/3-17-150x150.jpg" text:style-name="Internet_20_link" text:visited-style-name="Visited_20_Internet_20_Link">
3-17-150x150.jpg</text:a>
', '<text:a xlink:type="simple" xlink:href="https://armyinform.com.ua/wp-content/uploads/2023/05/4-15-150x150.jpg" text:style-name="Internet_20_link" text:visited-style-name="Visited_20_Internet_20_Link">
4-15-150x150.jpg</text:a>
', '<text:a xlink:type="simple" xlink:href="https://armyinform.com.ua/wp-content/uploads/2023/05/5-7-150x150.jpg" text:style-name="Internet_20_link" text:visited-style-name="Visited_20_Internet_20_Link">
5-7-150x150.jpg</text:a>
']</text:p>
      <text:p text:style-name="P4">
Tags: ['АРМІЙСЬКИЙ СПОРТ', 'ВТОРГНЕННЯ РФ', 'ЗМАГАННЯ', 'СТРІЛЬБА']</text:p>
      <text:p text:style-name="P4">
Category: News</text:p>
      <!--METADATA-->
      <text:p text:style-name="P4">
<draw:frame draw:style-name="fr1" draw:name="Image269" text:anchor-type="as-char" svg:width="6.9236in" svg:height="5.1927in" draw:z-index="0">
<draw:image xlink:href="../Images/AРМІЯINFORM/2023-05-04T50-00-00-04-00/1-16.jpg" xlink:type="simple" xlink:show="embed" xlink:actuate="onLoad" draw:mime-type="image/jpeg"/>
</draw:frame>
In a friendly Poland, Multinational Sports and Rifle Games were attended at Warsaw Military University, which were attended by commissioners from Bulgaria, Greece, Spain, Lithuania, Germany, Poland, Romania, France and Ukraine. Our country at international cadets was presented with "Korolevtsi" - cadets of the Zhytomyr Military Institute Nazergy Korolev.</text:p>
      <text:p text:style-name="P4">
As the journalist ArmyInform told at the Department of Physical Education, Special Physical Training and Sports of the Military University, the competition program included such sports as shooting with a pneumatic gun, swimming with weapons, crossfit, overcoming a single special struggle of NATO Army Ukraine. The latter was conducted on the football field tavklyklya for various physical exercises performed in pairs.</text:p>
      <text:p text:style-name="P4">
<draw:frame draw:style-name="fr1" draw:name="Image270" text:anchor-type="as-char" svg:width="6.9236in" svg:height="5.1927in" draw:z-index="0">
<draw:image xlink:href="../Images/AРМІЯINFORM/2023-05-04T50-00-00-04-00/kkssk.jpg" xlink:type="simple" xlink:show="embed" xlink:actuate="onLoad" draw:mime-type="image/jpeg"/>
</draw:frame>
The honor of Ukraine at multinational sports and rifle games defended two cadets-Sergeant Oleksandr Vereshchak and Senior Soldier Dmitry Yaroshchuk. Dmitry Yaroshchuk became the suspicion of the competition, and Alexander Vereshchak took the second place on it. The first place is paired with a Polish counterpart Dmitroviborov and in a paramilitary relay.</text:p>
      <text:p text:style-name="P4">
Read also:</text:p>
      <text:p text:style-name="P4">
[Zhytomyr Hiriani cadets became European champions]](https://armyinform.com.ua/2023/05/02/zhytomyrski-kursanty-gyrovyky-staly-chempionamy-yevropy/)* <text:a xlink:type="simple" xlink:href="https://armyinform.com.ua/2023/03/31/u-zhytomyrskomu-vijskovomu-instytuti-vidbulas-pershist-z-bojovogo-dvoborstva/" text:style-name="Internet_20_link" text:visited-style-name="Visited_20_Internet_20_Link">
In the Zhytomyr Military Institute there was a championship in combat dual.</text:a>
During the briefing, Sergeant Oleksandr Vereshchak showed the participants of the competition for organizing the process of physical training in the conditions of war. The appreciations found a response and summoned lively discussions among NATO Army cadets.</text:p>
      <text:p text:style-name="P4">
<text:a xlink:type="simple" xlink:href="https://armyinform.com.ua/wp-content/uploads/2023/05/3-17.jpg" text:style-name="Internet_20_link" text:visited-style-name="Visited_20_Internet_20_Link">
!(Images/AРМІЯINFORM/2023-05-04T50-00-00-04-00/3-17-150x150.jpg)</text:a>
</text:p>
      <text:p text:style-name="P4">
<text:a xlink:type="simple" xlink:href="https://armyinform.com.ua/wp-content/uploads/2023/05/4-15.jpg" text:style-name="Internet_20_link" text:visited-style-name="Visited_20_Internet_20_Link">
<draw:frame draw:style-name="fr1" draw:name="Image271" text:anchor-type="as-char" svg:width="6.9236in" svg:height="6.9236in" draw:z-index="0">
<draw:image xlink:href="../Images/AРМІЯINFORM/2023-05-04T50-00-00-04-00/4-15-150x150.jpg" xlink:type="simple" xlink:show="embed" xlink:actuate="onLoad" draw:mime-type="image/jpeg"/>
</draw:frame>
</text:a>
</text:p>
      <text:p text:style-name="P4">
<text:a xlink:type="simple" xlink:href="https://armyinform.com.ua/wp-content/uploads/2023/05/5-7.jpg" text:style-name="Internet_20_link" text:visited-style-name="Visited_20_Internet_20_Link">
<draw:frame draw:style-name="fr1" draw:name="Image272" text:anchor-type="as-char" svg:width="6.9236in" svg:height="6.9236in" draw:z-index="0">
<draw:image xlink:href="../Images/AРМІЯINFORM/2023-05-04T50-00-00-04-00/5-7-150x150.jpg" xlink:type="simple" xlink:show="embed" xlink:actuate="onLoad" draw:mime-type="image/jpeg"/>
</draw:frame>
</text:a>
</text:p>
      <text:p text:style-name="P4">
Photo - Zhytomyr Military Institute</text:p>
      <text:p text:style-name="P4">
News Source: <text:a xlink:type="simple" xlink:href="https://armyinform.com.ua/2023/05/04/kursanty-korolovczi-staly-chempionamy-bagatonaczionalnyh-sportyvno-strileczkyh-zmagan-u-polshhi/" text:style-name="Internet_20_link" text:visited-style-name="Visited_20_Internet_20_Link">
https://armyinform.com.ua/2023/05/04/kursanty-korolovczi-staly-chempionamy-bagatonaczionalnyh-sportyvno-strileczkyh-zmagan-u-polshhi/</text:a>
</text:p>
      <!--NEWS-->
      <text:h text:style-name="P10" text:outline-level="1">
<text:span text:style-name="T4">
Briefing "Participation of the National Guard in Removal of Armed Aggression of the Russian Federation against Ukraine"</text:span>
</text:h>
      <text:p text:style-name="P4">
Author: ['АРМІЯINFORM']</text:p>
      <text:p text:style-name="P4">
Time: 2023-05-04T51:00:00-04:00</text:p>
      <text:p text:style-name="P4">
Description: https://www.youtube.com/watch?v=dr6e6z9s2la at the Military Media Center to go through briefing ... War with Ukraine 2022, War with Ukraine today,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MILITARY MEDIA CENTER', 'БРИФІНГ']</text:p>
      <text:p text:style-name="P4">
Category: News</text:p>
      <!--METADATA-->
      <text:p text:style-name="P4">
The Militation Media Center has a briefing with the participation of the Deputy Director Adapter Planning of the use of the Main Directorate of the National Guard of Colonel Mykola Urshalovich.</text:p>
      <text:p text:style-name="P4">
News Source: <text:a xlink:type="simple" xlink:href="https://armyinform.com.ua/2023/05/04/bryfing-shhodo-vprovadzhennya-vynahodiv-ta-innovaczij-yaki-zastosovuyutsya-v-sektori-bezpeky-ta-oborony/" text:style-name="Internet_20_link" text:visited-style-name="Visited_20_Internet_20_Link">
https://armyinform.com.ua/2023/05/04/bryfing-shhodo-vprovadzhennya-vynahodiv-ta-innovaczij-yaki-zastosovuyutsya-v-sektori-bezpeky-ta-oborony/</text:a>
</text:p>
      <!--NEWS-->
      <text:h text:style-name="P10" text:outline-level="1">
<text:span text:style-name="T4">
Last day Russian troops fired 142 settlements of Ukraine</text:span>
</text:h>
      <text:p text:style-name="P4">
Author: ['АРМІЯINFORM']</text:p>
      <text:p text:style-name="P4">
Time: 2023-05-04T52: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375245399255795852_y-1.jpg" text:style-name="Internet_20_link" text:visited-style-name="Visited_20_Internet_20_Link">
photo_5375245399255795852_y-1.jpg</text:a>
']</text:p>
      <text:p text:style-name="P4">
Tags: ['ОБСТРІЛИ УКРАЇНИ', 'ХАРКІВСЬКИЙ ТРИБУНАЛ']</text:p>
      <text:p text:style-name="P4">
Category: News</text:p>
      <!--METADATA-->
      <text:p text:style-name="P4">
<draw:frame draw:style-name="fr1" draw:name="Image273" text:anchor-type="as-char" svg:width="6.9236in" svg:height="4.89092in" draw:z-index="0">
<draw:image xlink:href="../Images/AРМІЯINFORM/2023-05-04T52-00-00-04-00/photo_5375245399255795852_y-1.jpg" xlink:type="simple" xlink:show="embed" xlink:actuate="onLoad" draw:mime-type="image/jpeg"/>
</draw:frame>
According to the situational center of the Ministry of Defense of Ukraine information, during the last day Russian troops fired the territory of 11 regions of Ukraine.</text:p>
      <text:p text:style-name="P4">
About this in Telegram <text:a xlink:type="simple" xlink:href="https://t.me/militarymediacenter/1848" text:style-name="Internet_20_link" text:visited-style-name="Visited_20_Internet_20_Link">
informs</text:a>
MilitaryMedia Center.</text:p>
      <text:p text:style-name="P4">
In general, of different types of weapons(Rifle weapons, mortars, tanks, artillery, RSZV, ZRK, UAV, tactical aviation)The shelling of 142 populated points was carried out, and 173 infrastructure objects were confirmed.</text:p>
      <text:p text:style-name="P4">
There are killed and injured among civilians, the number of victims is clarified.</text:p>
      <text:p text:style-name="P4">
News Source: <text:a xlink:type="simple" xlink:href="https://armyinform.com.ua/2023/05/04/mynuloyi-doby-rosijski-vijska-obstrilyaly-142-naselenyh-punktiv-ukrayiny/" text:style-name="Internet_20_link" text:visited-style-name="Visited_20_Internet_20_Link">
https://armyinform.com.ua/2023/05/04/mynuloyi-doby-rosijski-vijska-obstrilyaly-142-naselenyh-punktiv-ukrayiny/</text:a>
</text:p>
      <!--NEWS-->
      <text:h text:style-name="P10" text:outline-level="1">
<text:span text:style-name="T4">
Briefing on the introduction of inventions and innovations used in the security and defense sector</text:span>
</text:h>
      <text:p text:style-name="P4">
Author: ['АРМІЯINFORM']</text:p>
      <text:p text:style-name="P4">
Time: 2023-05-04T53:00:00-04:00</text:p>
      <text:p text:style-name="P4">
Description: The Military Media Center has to go through the briefing, the bindings of the mechanism of the ounks ... the war with Ukraine 2022, the war with Ukraine is the latest news today, the News War with Ukraine 2022 The last ones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MILITARY MEDIA CENTER', 'БРИФІНГ']</text:p>
      <text:p text:style-name="P4">
Category: News</text:p>
      <!--METADATA-->
      <text:p text:style-name="P4">
The Militation Media Center has <text:span text:style-name="T4">
 a briefing dedicated to the mechanism of assessment of tav implementation of inventions and innovations used in the security sector </text:span>
, with the participation of a representative of the Central Military and Scientific Administration of the General Staff of the Armed Forces of Ukraine, Colonel Vladimir Kotsyuruba.</text:p>
      <text:p text:style-name="P4">
News Source: <text:a xlink:type="simple" xlink:href="https://armyinform.com.ua/2023/05/04/bryfing-shhodo-vprovadzhennya-vynahodiv-ta-innovaczij-yaki-zastosovuyutsya-v-sektori-bezpeky-ta-oborony-2/" text:style-name="Internet_20_link" text:visited-style-name="Visited_20_Internet_20_Link">
https://armyinform.com.ua/2023/05/04/bryfing-shhodo-vprovadzhennya-vynahodiv-ta-innovaczij-yaki-zastosovuyutsya-v-sektori-bezpeky-ta-oborony-2/</text:a>
</text:p>
      <!--NEWS-->
      <text:h text:style-name="P10" text:outline-level="1">
<text:span text:style-name="T4">
Evorog: Minisfra calls to report hostility to Chatbota</text:span>
</text:h>
      <text:p text:style-name="P4">
Author: ['АРМІЯINFORM']</text:p>
      <text:p text:style-name="P4">
Time: 2023-05-04T54:00:00-04:00</text:p>
      <text:p text:style-name="P4">
Description: Viceper'yr-Minіstr Zvnovatsya, Rosvitka Osvyti, Science of Technologies-Minigri Digirovoi ... War with Ukraine 2022, War with Ukraine Latest news today, News War with Ukraine 2022 Last for today,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yevorog.jpg" text:style-name="Internet_20_link" text:visited-style-name="Visited_20_Internet_20_Link">
yevorog.jpg</text:a>
']</text:p>
      <text:p text:style-name="P4">
Tags: ['STOPRUSSIA', 'АГРЕСІЯ РФ', 'ВТОРГНЕННЯ РФ', 'ЄВОРОГ']</text:p>
      <text:p text:style-name="P4">
Category: News</text:p>
      <!--METADATA-->
      <text:p text:style-name="P4">
<draw:frame draw:style-name="fr1" draw:name="Image274" text:anchor-type="as-char" svg:width="6.9236in" svg:height="3.894525in" draw:z-index="0">
<draw:image xlink:href="../Images/AРМІЯINFORM/2023-05-04T54-00-00-04-00/yevorog.jpg" xlink:type="simple" xlink:show="embed" xlink:actuate="onLoad" draw:mime-type="image/jpeg"/>
</draw:frame>
Viceremier-Minister of Innovation, Development of Education, Science and Technologies-Digital Transformation Minister of Ukraine Mikhail Fedorov urges to join predidy to the occupiers and report to hostile technique in Chatbota <text:a xlink:type="simple" xlink:href="https://t.me/mintsyfra/4034" text:style-name="Internet_20_link" text:visited-style-name="Visited_20_Internet_20_Link">
Yevorog</text:a>
.</text:p>
      <text:p text:style-name="P4">
«Сили оборони знищили <text:span text:style-name="T4">
191+ тисяч</text:span>
 окупантів та <text:span text:style-name="T4">
3700+ танків</text:span>
. Такіпотужні результати не були б можливими без допомоги народної розвідки. Самезавдяки вашим заявкам у єВорог російська техніка перетворюється наметалобрухт», — йдеться в повідомленні.</text:p>
      <text:p text:style-name="P4">
Наразі ботом уже скористалися <text:span text:style-name="T4">
490 тисяч</text:span>
 українців. Але потрібно іще більшезаявок, аби статистика втрат окупантів швидко зростала.</text:p>
      <text:p text:style-name="P4">
Важливо повідомляти про будь-яку ворожу техніку. У Мінцифри закликаютьнадсилати інформацію про:</text:p>
      <ul>
        <li>
ракетні комплекси С-300 та «Іскандер»;  * системи зв’язку;  * засоби радіоелектронної боротьби;  * бензовози;  * скупчення техніки;  * переміщення колон техніки;  * транспортування техніки залізницею;  * склади з боєприпасами;  * позиції артилерії;  * транспортування техніки залізницею.</li>
      </ul>
      <text:p text:style-name="P4">
Також у відомстві просять повідомляти про скупчення особового складу.</text:p>
      <text:p text:style-name="P4">
Перейти в єВорог можна з головного екрана в застосунку «Дія» або за посиланням@evorog_bot в месенджері Telegram.</text:p>
      <text:p text:style-name="P4">
News Source: <text:a xlink:type="simple" xlink:href="https://armyinform.com.ua/2023/05/04/yevorog-minczyfry-zaklykaye-povidomlyaty-pro-vorozhu-tehniku-do-chatbotu/" text:style-name="Internet_20_link" text:visited-style-name="Visited_20_Internet_20_Link">
https://armyinform.com.ua/2023/05/04/yevorog-minczyfry-zaklykaye-povidomlyaty-pro-vorozhu-tehniku-do-chatbotu/</text:a>
</text:p>
      <!--NEWS-->
      <text:h text:style-name="P10" text:outline-level="1">
<text:span text:style-name="T4">
The enemy suffered great losses in live power and combat equipment in the Avdiiv and Marinsky directions - Sergey Tellytskyi</text:span>
</text:h>
      <text:p text:style-name="P4">
Author: ["Владислав Дем'яненко"]</text:p>
      <text:p text:style-name="P4">
Time: 2023-05-04T55:00:00-04:00</text:p>
      <text:p text:style-name="P4">
Description: About the Tse in the Efir TV Marathon “єini News” Rospovyv Kerivnik Op'dnaya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377561254211733318_w.jpg" text:style-name="Internet_20_link" text:visited-style-name="Visited_20_Internet_20_Link">
photo_5377561254211733318_w.jpg</text:a>
']</text:p>
      <text:p text:style-name="P4">
Tags: ['СЕРГІЙ ТЕЛЯТИЦЬКИЙ']</text:p>
      <text:p text:style-name="P4">
Category: News</text:p>
      <!--METADATA-->
      <text:p text:style-name="P4">
<draw:frame draw:style-name="fr1" draw:name="Image275" text:anchor-type="as-char" svg:width="6.9236in" svg:height="4.609964in" draw:z-index="0">
<draw:image xlink:href="../Images/AРМІЯINFORM/2023-05-04T55-00-00-04-00/photo_5377561254211733318_w.jpg" xlink:type="simple" xlink:show="embed" xlink:actuate="onLoad" draw:mime-type="image/jpeg"/>
</draw:frame>
About it on the air <text:a xlink:type="simple" xlink:href="https://www.youtube.com/watch" text:style-name="Internet_20_link" text:visited-style-name="Visited_20_Internet_20_Link">
television marathon</text:a>
The only news was told by the head of the united Press Center of Defense Forces Colonel Sergey Tellytsky.</text:p>
      <text:p text:style-name="P4">
Compared to the last day, there is a trend in exacerbation. In particular, 24 attempts to storm the positions of Ukrainian soldiers of the Navdiiv and Mariinsky directions were recorded in the last day.</text:p>
      <ul>
        <li>
The tactics of the Russian Federation remain unchanged, they carry out "meat" storms. Sometimes the assault groups are nominated at all without the support of artillery of poverty technology, - said Colonel Sergey Tellytsky.</li>
      </ul>
      <text:p text:style-name="P4">
According to the officer, the enemy suffered significant losses in the Tavriya direction. About two mouths of personnel of the invaders were killed.</text:p>
      <text:p text:style-name="P4">
-28 units of weapons and military equipment were also destroyed, 4 warehouses, 2 UAVs, 4 combat armored vehicles, OSA anti-aircraft missile system and the C-300 anti-aircraft missile system,-said the head of the united Present Center of the Tavriya Defense Forces.</text:p>
      <text:p text:style-name="P4">
News Source: <text:a xlink:type="simple" xlink:href="https://armyinform.com.ua/2023/05/04/vorog-zaznav-velykyh-vtrat-u-zhyvij-syli-j-bojovij-tehniczi-na-avdiyivskomu-ta-maryinskomu-napryamkah-sergij-telyatyczkyj/" text:style-name="Internet_20_link" text:visited-style-name="Visited_20_Internet_20_Link">
https://armyinform.com.ua/2023/05/04/vorog-zaznav-velykyh-vtrat-u-zhyvij-syli-j-bojovij-tehniczi-na-avdiyivskomu-ta-maryinskomu-napryamkah-sergij-telyatyczkyj/</text:a>
</text:p>
      <!--NEWS-->
      <text:h text:style-name="P10" text:outline-level="1">
<text:span text:style-name="T4">
The National Guards knocked down the drone and hit the UAV's takeoff coordinates from his card memory</text:span>
</text:h>
      <text:p text:style-name="P4">
Author: ['Володимир Поліщук']</text:p>
      <text:p text:style-name="P4">
Time: 2023-05-04T56:00:00-04:00</text:p>
      <text:p text:style-name="P4">
Description: Pydrodrodiyi of the Ukrainian guards, crushed to fighting at the front of the Kra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4-11.45.24.jpg" text:style-name="Internet_20_link" text:visited-style-name="Visited_20_Internet_20_Link">
photo_2023-05-04-11.45.24.jpg</text:a>
']</text:p>
      <text:p text:style-name="P4">
Tags: ['MILITARY MEDIA CENTER', 'БПЛА', 'ВТОРГНЕННЯ РФ', 'МИКОЛА УРШАЛОВИЧ']</text:p>
      <text:p text:style-name="P4">
Category: News</text:p>
      <!--METADATA-->
      <text:p text:style-name="P4">
<draw:frame draw:style-name="fr1" draw:name="Image276" text:anchor-type="as-char" svg:width="6.9236in" svg:height="4.615733in" draw:z-index="0">
<draw:image xlink:href="../Images/AРМІЯINFORM/2023-05-04T56-00-00-04-00/photo_2023-05-04-11.45.24.jpg" xlink:type="simple" xlink:show="embed" xlink:actuate="onLoad" draw:mime-type="image/jpeg"/>
</draw:frame>
Mykola Urshalovich. Photo: Dmitry Yurchenko / Armyinform</text:p>
      <text:p text:style-name="P4">
The units of the National Guard of Ukraine, involved in the fighting in the front of Ukraine, despite the increase of the enemy of fire influence, did not allow the losses and continue to stand steadily for defining certain boundaries at Kupyansk, Lymansky, Siversky, Avdiiv, Zaporizhia and Kherson.</text:p>
      <text:p text:style-name="P4">
During the passing week, they destroyed more than 100 invaders, a tank, four units, two UAVs and a composition with ammunition.</text:p>
      <text:p text:style-name="P4">
These and other weekly results of the National Guard's combat tasks complicated defense forces during a briefing at the Military Media Center told the Deputy Director of the Planning Department of the Main Directorate NGOPULUPOVER Mykola Urshalovich.</text:p>
      <ul>
        <li>
Our intelligence officers, who found 163 targeting, and the Groups of the Pechersk Brigade on Lymansky, Donetsk Donetsk, destroyed: 1 tank, 2 SAUs, 4 combat armored vehicles, 8 units, actively destroyed the invaders. Automobile equipment and a warehouse with ammunition,-he said. During the week, 200 fire tasks were confirmed: about 100 persons of the enemy, of which 26 are irreversible.</li>
      </ul>
      <text:p text:style-name="P4">
Colonel Urshalovich also said that the National Guard aviation made six combat departments for firing defeat of enemy departments for the performance of intelligence tasks and correction of artillery fire, the Agardian units of air defense "landed" two hostile whole.</text:p>
      <text:p text:style-name="P4">
-mobile fire group of a separate battalion of public order during a checkpoint in the Kherson area from small arms, harvested enemy UAL Zala-421, and in the area of Serebryansky Forestry personnel of the 31st Brigade of Public Order of the Non -3, -said the representative of the NSU Main Directorate. - From the whipped UAV was removed with memory that contained photo and video files with information(data)As for the place of its launch. According to the coordinates of artillery, fire damage.</text:p>
      <text:p text:style-name="P4">
News Source: <text:a xlink:type="simple" xlink:href="https://armyinform.com.ua/2023/05/04/naczgvardijczi-zbyly-bezpilotnyk-i-vdaryly-po-koordynatah-zlotu-bpla-z-jogo-karti-pamyati/" text:style-name="Internet_20_link" text:visited-style-name="Visited_20_Internet_20_Link">
https://armyinform.com.ua/2023/05/04/naczgvardijczi-zbyly-bezpilotnyk-i-vdaryly-po-koordynatah-zlotu-bpla-z-jogo-karti-pamyati/</text:a>
</text:p>
      <!--NEWS-->
      <text:h text:style-name="P10" text:outline-level="1">
<text:span text:style-name="T4">
40% of the racists who took part in the survey voluntarily surrendered</text:span>
</text:h>
      <text:p text:style-name="P4">
Author: ['АРМІЯINFORM']</text:p>
      <text:p text:style-name="P4">
Time: 2023-05-04T57:00:00-04:00</text:p>
      <text:p text:style-name="P4">
Description: About the General PID Hour Briffing at the Military Media Center, an extended presentatio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023-05-04-11.40.09.jpg" text:style-name="Internet_20_link" text:visited-style-name="Visited_20_Internet_20_Link">
2023-05-04-11.40.09.jpg</text:a>
']</text:p>
      <text:p text:style-name="P4">
Tags: ['MILITARY MEDIA CENTER', 'АНДРІЙ СКОЦИК', 'БРИФІНГ']</text:p>
      <text:p text:style-name="P4">
Category: News</text:p>
      <!--METADATA-->
      <text:p text:style-name="P4">
<draw:frame draw:style-name="fr1" draw:name="Image277" text:anchor-type="as-char" svg:width="6.9236in" svg:height="4.615733in" draw:z-index="0">
<draw:image xlink:href="../Images/AРМІЯINFORM/2023-05-04T57-00-00-04-00/2023-05-04-11.40.09.jpg" xlink:type="simple" xlink:show="embed" xlink:actuate="onLoad" draw:mime-type="image/jpeg"/>
</draw:frame>
Andriy Skotsik. Photo: Dmitryurchenko / Armyinform</text:p>
      <text:p text:style-name="P4">
This was reported during <text:a xlink:type="simple" xlink:href="https://www.youtube.com/watch" text:style-name="Internet_20_link" text:visited-style-name="Visited_20_Internet_20_Link">
briefing</text:a>
In the Militation Mediacenter, dedicated to the presentation of the first sociological study of Medical prisoners of war, the head of the projects of the coordination headquarters Andrebikotsik.</text:p>
      <ul>
        <li>
This does not mean that they seemed in the framework of the "I want to live", it could have been a voluntary surrender during the fighting. But this testifies to the low -motivation and low morale of Russian soldiers who do not want to stand pre -priest and are captured if possible, - he said.</li>
      </ul>
      <text:p text:style-name="P4">
According to Andriy Skotsik, the study at the same time showed a very negative ratio of Russian soldiers to their commanders.</text:p>
      <ul>
        <li>
The vast majority of respondents(56,9%)It negatively evaluates the content of the orders. Moreover, most of the respondents believe that in the event of a retreat of the Russian Army, they will leave them in positions, and they will escape, - he said.</li>
      </ul>
      <text:p text:style-name="P4">
_ Prepared Lesia Medvedenko_</text:p>
      <text:p text:style-name="P4">
News Source: <text:a xlink:type="simple" xlink:href="https://armyinform.com.ua/2023/05/04/40-rashystiv-shho-vzyaly-uchast-v-opytuvanni-dobrovilno-zdalysya-v-polon/" text:style-name="Internet_20_link" text:visited-style-name="Visited_20_Internet_20_Link">
https://armyinform.com.ua/2023/05/04/40-rashystiv-shho-vzyaly-uchast-v-opytuvanni-dobrovilno-zdalysya-v-polon/</text:a>
</text:p>
      <!--NEWS-->
      <text:h text:style-name="P10" text:outline-level="1">
<text:span text:style-name="T4">
Ammunition is evaluated by Russian prisoners of war as extremely unsatisfactory</text:span>
</text:h>
      <text:p text:style-name="P4">
Author: ['АРМІЯINFORM']</text:p>
      <text:p text:style-name="P4">
Time: 2023-05-04T58:00:00-04:00</text:p>
      <text:p text:style-name="P4">
Description: About the PROMIV PID Hour of presentation of Pershogny Socialologian Docoliznnya of the Federal Service Service of Rosiy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04-11.40.06.jpg" text:style-name="Internet_20_link" text:visited-style-name="Visited_20_Internet_20_Link">
2023-05-04-11.40.06.jpg</text:a>
']</text:p>
      <text:p text:style-name="P4">
Tags: ['MILITARY MEDIA CENTER', 'АНДРІЙ СКОЦИК', 'ВТОРГНЕННЯ РФ', 'СНАРЯДИ']</text:p>
      <text:p text:style-name="P4">
Category: News</text:p>
      <!--METADATA-->
      <text:p text:style-name="P4">
<draw:frame draw:style-name="fr1" draw:name="Image278" text:anchor-type="as-char" svg:width="6.9236in" svg:height="4.615733in" draw:z-index="0">
<draw:image xlink:href="../Images/AРМІЯINFORM/2023-05-04T58-00-00-04-00/2023-05-04-11.40.06.jpg" xlink:type="simple" xlink:show="embed" xlink:actuate="onLoad" draw:mime-type="image/jpeg"/>
</draw:frame>
Andriy Skotsik. Photo: Dmitryurchenko / Armyinform</text:p>
      <text:p text:style-name="P4">
This was reported during the presentation of the first sociological study(https://www.youtube.com/watch?v=jZNxdMLy6CI)In Military Mediacenter, the head of the coordination headquarters of Andriy Skotsyk.</text:p>
      <ul>
        <li>
Only 17% of respondents reported that they were fully provided with ammunition, - he said.</li>
      </ul>
      <text:p text:style-name="P4">
At the same time, only 6% of respondents indicated that they could count on the support of other units.</text:p>
      <text:p text:style-name="P4">
According to the study, 60% of the respondents, assessing the personal qualities of their commanders in the 5-point scale, put them the lowest rating –1. At the same time, only 1.3% of respondents were assessed. Also, 80% are unsatisfactory to evaluate the orders that the commanders put.</text:p>
      <text:p text:style-name="P4">
In the sociological study conducted in April 2023, 400 Russian prisoners of war were voluntary.</text:p>
      <text:p text:style-name="P4">
_ Prepared Lesia Medvedenko_</text:p>
      <text:p text:style-name="P4">
News Source: <text:a xlink:type="simple" xlink:href="https://armyinform.com.ua/2023/05/04/zabezpechennya-boyekomplektom-oczinyuyetsya-rosijskymy-vijskovopolonenymy-yak-vkraj-nezadovilne/" text:style-name="Internet_20_link" text:visited-style-name="Visited_20_Internet_20_Link">
https://armyinform.com.ua/2023/05/04/zabezpechennya-boyekomplektom-oczinyuyetsya-rosijskymy-vijskovopolonenymy-yak-vkraj-nezadovilne/</text:a>
</text:p>
      <!--NEWS-->
      <text:h text:style-name="P10" text:outline-level="1">
<text:span text:style-name="T4">
Coordination Staff calls for relatives to pass personal information only to public authorities</text:span>
</text:h>
      <text:p text:style-name="P4">
Author: ['АРМІЯINFORM']</text:p>
      <text:p text:style-name="P4">
Time: 2023-05-04T59:00:00-04:00</text:p>
      <text:p text:style-name="P4">
Description: Ziinitivativo unitsovoi Partni Ternopilshchini Coordinating headquarters of Viya Zustyz Zustych Z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30edafb-e683-4f22-9c82-8d4bf4c9cc0c-e1683181556241.jpg" text:style-name="Internet_20_link" text:visited-style-name="Visited_20_Internet_20_Link">
b30edafb-e683-4f22-9c82-8d4bf4c9cc0c-e168318155624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9" text:anchor-type="as-char" svg:width="6.9236in" svg:height="4.532794in" draw:z-index="0">
<draw:image xlink:href="../Images/AРМІЯINFORM/2023-05-04T59-00-00-04-00/b30edafb-e683-4f22-9c82-8d4bf4c9cc0c-e1683181556241.jpg" xlink:type="simple" xlink:show="embed" xlink:actuate="onLoad" draw:mime-type="image/jpeg"/>
</draw:frame>
On the initiative of the military unit of Ternopil region, the coordination headquarters of a holding meeting with families of defenders and defenders of a separate artillery brigade named after Hetman Danylo the Apostle, during which special attention was paid to the issues related to the personal information of servicemen, in particular.</text:p>
      <text:p text:style-name="P4">
About it <text:a xlink:type="simple" xlink:href="https://t.me/Koord_shtab/943" text:style-name="Internet_20_link" text:visited-style-name="Visited_20_Internet_20_Link">
reports</text:a>
Coordinating headquarters for the issue of prisoners of war.</text:p>
      <text:p text:style-name="P4">
The staff representatives called for relatives to pass personal information only to the state bodies, such as the coordination headquarters, the National Information Bureau, the Security Service of Ukraine, the National Police, etc. It was also emphasized to be very careful and cautious in order not to become the victims of ahachrai and not to harm the person in hostile captivity.</text:p>
      <text:p text:style-name="P4">
During the meeting, the relatives of the prisoners expressed anxiety about the duration of their loved ones in captivity, which is more than a year.</text:p>
      <text:p text:style-name="P4">
Relatives also raised questions related to the registration of different types of documents. Among other things, close defenders were complaining about the difficulty of obtaining mandatory payments to the accounts of the missing soldiers. The problematic issues concerning the communication of relatives of the Zavian part were discussed in the middle.</text:p>
      <text:p text:style-name="P4">
At the time of the meeting, each of the family members of the defenders and the defenders held individual consultations and explanations on individual issues.</text:p>
      <text:p text:style-name="P4">
News Source: <text:a xlink:type="simple" xlink:href="https://armyinform.com.ua/2023/05/04/koordynaczijnyj-shtab-zaklykaye-rodychiv-peredavaty-personalnu-informacziyu-tilky-derzhavnym-organam/" text:style-name="Internet_20_link" text:visited-style-name="Visited_20_Internet_20_Link">
https://armyinform.com.ua/2023/05/04/koordynaczijnyj-shtab-zaklykaye-rodychiv-peredavaty-personalnu-informacziyu-tilky-derzhavnym-organam/</text:a>
</text:p>
      <!--NEWS-->
      <text:h text:style-name="P10" text:outline-level="1">
<text:span text:style-name="T4">
The National Guards detained 21 citizens suspected of treason and one - on suspicion of espionage</text:span>
</text:h>
      <text:p text:style-name="P4">
Author: ['Володимир Поліщук']</text:p>
      <text:p text:style-name="P4">
Time: 2023-05-04T60:00:00-04:00</text:p>
      <text:p text:style-name="P4">
Description: tape, hidden, rocket-bombs of such arterial shocks according to the prongosal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4-12.25.52.jpeg" text:style-name="Internet_20_link" text:visited-style-name="Visited_20_Internet_20_Link">
photo_2023-05-04-12.25.52.jpeg</text:a>
']</text:p>
      <text:p text:style-name="P4">
Tags: ['MILITARY MEDIA CENTER', 'БРИФІНГ', 'МИКОЛА УРШАЛОВИЧ', 'НАЦГВАРДІЯ']</text:p>
      <text:p text:style-name="P4">
Category: News</text:p>
      <!--METADATA-->
      <text:p text:style-name="P4">
<draw:frame draw:style-name="fr1" draw:name="Image280" text:anchor-type="as-char" svg:width="6.9236in" svg:height="4.612849in" draw:z-index="0">
<draw:image xlink:href="../Images/AРМІЯINFORM/2023-05-04T60-00-00-04-00/photo_2023-05-04-12.25.52.jpeg" xlink:type="simple" xlink:show="embed" xlink:actuate="onLoad" draw:mime-type="image/jpeg"/>
</draw:frame>
Photo of NSU press service</text:p>
      <text:p text:style-name="P4">
Russia, by inflicting air, rocket-bombing and artillery strikes of prodigies, in particular technogenic-hazardous, facilities, residential quarters, places of mass residence of civilians and even schools, justified by the rapid ideology, continues to prove daily that it is a terrorist country, it is Criminals.</text:p>
      <text:p text:style-name="P4">
This during a briefing at the Military Media Center was noted by the Deputy Directorate of Planning for the use of the Main Directorate of National Guard Colonel Mykola Urshalovich.</text:p>
      <ul>
        <li>
Against the background of the growing demoralization of the Russian occupation troops, their leaderships resort to non -decoration shells of settlements of Zusykh weapons both along the line of combat and in the rear strip, "he said. - Last week, state objects protected by units of the National Guard were in the area of hostile damage. Guardian warriors are involved in eliminating the consequences of these blows and continue to fulfill the reliable protection and defense of certain objects.</li>
      </ul>
      <text:p text:style-name="P4">
A representative of the NSU Main Directorate noted that in the course of the tasks, the Guards protect and defend important state objects, object and local importance. What more than 300 wood is intended daily.</text:p>
      <ul>
        <li>
We continue to ensure legal measures of martial law. More than 1100 servicemen of the National Guard, 73 patrol cars and a 41 -kininologist with service dogs are involved in 38 settlements in 38 settlements of the state in 38 settlements of the state. - 6 thousand servicemen at 126 checkpoints in 21 regions of the state provide the establishment of a special regime of entry and departure to settlements, inspections, inspection of things and vehicles, luggage and cargo.</li>
      </ul>
      <text:p text:style-name="P4">
Colonel Ursshalovich and other weekly statistics of service and fighting robot: Guards participated in 39 measures of contradictory struggle of the scent of 14 regions, checked 613 address In the state treason and one citizen in Odessa on suspicion of espionage.</text:p>
      <text:p text:style-name="P4">
News Source: <text:a xlink:type="simple" xlink:href="https://armyinform.com.ua/2023/05/04/naczgvardijczi-zatrymaly-21-go-gromadyanyna-pidozryuvanogo-u-derzhavnij-zradi-ta-odnogo-za-pidozroyu-u-shpygunstvi/" text:style-name="Internet_20_link" text:visited-style-name="Visited_20_Internet_20_Link">
https://armyinform.com.ua/2023/05/04/naczgvardijczi-zatrymaly-21-go-gromadyanyna-pidozryuvanogo-u-derzhavnij-zradi-ta-odnogo-za-pidozroyu-u-shpygunstvi/</text:a>
</text:p>
      <!--NEWS-->
      <text:h text:style-name="P10" text:outline-level="1">
<text:span text:style-name="T4">
National Guard sappers in the Kherson region were exchanging nearly a thousand hectares of land</text:span>
</text:h>
      <text:p text:style-name="P4">
Author: ['АРМІЯINFORM']</text:p>
      <text:p text:style-name="P4">
Time: 2023-05-04T61:00:00-04:00</text:p>
      <text:p text:style-name="P4">
Description: The establishments of Povin Rosinovannia of the National Guard of Ukraine to conduct Humanities ... War with Ukraine 2022, War with Ukraine latest news today, News War with Ukraine 2022 Last for today, will there be a war between Ukraine and Russia and when the war with Ukraine in 2022 will be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5/img_1450.jpeg" text:style-name="Internet_20_link" text:visited-style-name="Visited_20_Internet_20_Link">
img_1450.jpeg</text:a>
']</text:p>
      <text:p text:style-name="P4">
Tags: ['MILITARY MEDIA CENTER', 'БРИФІНГ', 'МИКОЛА УРШАЛОВИЧ', 'НАЦГВАРДІЯ', 'РОЗМІНУВАННЯ', 'САПЕРИ']</text:p>
      <text:p text:style-name="P4">
Category: News</text:p>
      <!--METADATA-->
      <text:p text:style-name="P4">
<draw:frame draw:style-name="fr1" draw:name="Image281" text:anchor-type="as-char" svg:width="6.9236in" svg:height="3.956343in" draw:z-index="0">
<draw:image xlink:href="../Images/AРМІЯINFORM/2023-05-04T61-00-00-04-00/img_1450.jpeg" xlink:type="simple" xlink:show="embed" xlink:actuate="onLoad" draw:mime-type="image/jpeg"/>
</draw:frame>
Photo: ukrinform.ua</text:p>
      <text:p text:style-name="P4">
A consolidated detachment of the National Guard of Ukraine conducts a humanitarian change(neutralized)136 explosive objects.</text:p>
      <text:p text:style-name="P4">
The deputy director of the planning of the use of the Main Directorate of NSU Colonel Mykolaurshalovich told about it a briefing at the Military Media Center.</text:p>
      <ul>
        <li>
In addition, the miners of the National Guard in Zaporizhzhya, Lugansk, Kharkiv and Mykolaiv regions last week were surveyed 15 km of roads and 15 explosive items were disposed of, - said.</li>
      </ul>
      <text:p text:style-name="P4">
<text:span text:style-name="T5">
Pragrated Vladimir Polishchuk</text:span>
</text:p>
      <text:p text:style-name="P4">
News Source: <text:a xlink:type="simple" xlink:href="https://armyinform.com.ua/2023/05/04/sapery-naczgvardiyi-na-hersonshhyni-rozminuvaly-majzhe-tysyachu-gektariv-zemel/" text:style-name="Internet_20_link" text:visited-style-name="Visited_20_Internet_20_Link">
https://armyinform.com.ua/2023/05/04/sapery-naczgvardiyi-na-hersonshhyni-rozminuvaly-majzhe-tysyachu-gektariv-zemel/</text:a>
</text:p>
      <!--NEWS-->
      <text:h text:style-name="P10" text:outline-level="1">
<text:span text:style-name="T4">
To the project "I want to live" has received 16 thousand appeals from those who want to surrender to Russian soldiers</text:span>
</text:h>
      <text:p text:style-name="P4">
Author: ['АРМІЯINFORM']</text:p>
      <text:p text:style-name="P4">
Time: 2023-05-04T62:00:00-04:00</text:p>
      <text:p text:style-name="P4">
Description: About the PROMIV PID Hour of presentation of Pershogny Socialological Docgrandenny of the Russian Sered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04-11.45.17.jpg" text:style-name="Internet_20_link" text:visited-style-name="Visited_20_Internet_20_Link">
photo_2023-05-04-11.45.17.jpg</text:a>
']</text:p>
      <text:p text:style-name="P4">
Tags: ['MILITARY MEDIA CENTER', 'БРИФІНГ', 'ВІТАЛІЙ МАТВІЄНКО', 'ХОЧУ ЖИТЬ']</text:p>
      <text:p text:style-name="P4">
Category: News</text:p>
      <!--METADATA-->
      <text:p text:style-name="P4">
<draw:frame draw:style-name="fr1" draw:name="Image282" text:anchor-type="as-char" svg:width="6.9236in" svg:height="4.615733in" draw:z-index="0">
<draw:image xlink:href="../Images/AРМІЯINFORM/2023-05-04T62-00-00-04-00/photo_2023-05-04-11.45.17.jpg" xlink:type="simple" xlink:show="embed" xlink:actuate="onLoad" draw:mime-type="image/jpeg"/>
</draw:frame>
Vitaliy Matvienko.Photo: Dmitry Yurchenko / Armyinform</text:p>
      <text:p text:style-name="P4">
This was reported during the presentation of the first sociological study of Russian among prisoners of war during <text:a xlink:type="simple" xlink:href="https://www.youtube.com/watch" text:style-name="Internet_20_link" text:visited-style-name="Visited_20_Internet_20_Link">
briefing</text:a>
In Military Mediacenter, the speaker of the state project of being captured by Russian and Belarusian military "I want to live" Vitaliy Matvienko.</text:p>
      <ul>
        <li>
In the course of the study, we learned a lot about people who want to give up Vpolon, and we already use this information in information campaigns. And as a result, in April, the number of appeals increased with respect to March 2023 by 10% and is 3200 requests. In total, more than 16,000 appeals were held during the existence of the project. The site visited more than 36 million visitors, from 32 million from the territory of the Russian Federation, - he said.</li>
      </ul>
      <text:p text:style-name="P4">
At the same time, there is a purposeful fight against the site "I want to live" by the Russian Federation.</text:p>
      <text:p text:style-name="P4">
-Today, Roskomnadzor blocked 150 domains and we are a new domain every two or three Dniester so that the Russians can get acquainted with this project,-said the head of the projects of the coordination headquarters Andrey Skotsyk.</text:p>
      <text:p text:style-name="P4">
_ Prepared Lesia Medvedenko_</text:p>
      <text:p text:style-name="P4">
News Source: <text:a xlink:type="simple" xlink:href="https://armyinform.com.ua/2023/05/04/do-proektu-hochu-zhyt-nadijshlo-16-tysyach-zvernen-vid-bazhayuchyh-zdatysya-v-polon-rosijskyh-voyakiv/" text:style-name="Internet_20_link" text:visited-style-name="Visited_20_Internet_20_Link">
https://armyinform.com.ua/2023/05/04/do-proektu-hochu-zhyt-nadijshlo-16-tysyach-zvernen-vid-bazhayuchyh-zdatysya-v-polon-rosijskyh-voyakiv/</text:a>
</text:p>
      <!--NEWS-->
      <text:h text:style-name="P10" text:outline-level="1">
<text:span text:style-name="T4">
More than 80% of Russian prisoners of war are not satisfied with the orders of their leadership</text:span>
</text:h>
      <text:p text:style-name="P4">
Author: ['Сергій Лемеха']</text:p>
      <text:p text:style-name="P4">
Time: 2023-05-04T63:00:00-04:00</text:p>
      <text:p text:style-name="P4">
Description: Socialologists of Doslіzhennya, conducted by the coordinarian headquarters of the ’pydennya z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5-04-11.39.59.jpg" text:style-name="Internet_20_link" text:visited-style-name="Visited_20_Internet_20_Link">
2023-05-04-11.39.59.jpg</text:a>
']</text:p>
      <text:p text:style-name="P4">
Tags: ['MILITARY MEDIA CENTER', 'АНДРІЙ ЮСОВ', 'БРИФІНГ', 'КООРДИНАЦІЙНИЙ ШТАБ']</text:p>
      <text:p text:style-name="P4">
Category: News</text:p>
      <!--METADATA-->
      <text:p text:style-name="P4">
<draw:frame draw:style-name="fr1" draw:name="Image283" text:anchor-type="as-char" svg:width="6.9236in" svg:height="4.615733in" draw:z-index="0">
<draw:image xlink:href="../Images/AРМІЯINFORM/2023-05-04T63-00-00-04-00/2023-05-04-11.39.59.jpg" xlink:type="simple" xlink:show="embed" xlink:actuate="onLoad" draw:mime-type="image/jpeg"/>
</draw:frame>
Andriy Yusov. Photo: Dmitryurchenko / Armyinform</text:p>
      <text:p text:style-name="P4">
A sociological study conducted by the coordination headquarters on the management of prisoners of war within the project "I want to live", showed that more than 80 percent of captives do not trust their commanders and chiefs.</text:p>
      <text:p text:style-name="P4">
Andriy Yusov, a representative of the Coordination Staff, reported this during a briefing at the Military Media Center.</text:p>
      <text:p text:style-name="P4">
“60% of those surveyed(Russian prisoners of war - ed.)By evaluating the personal quality of commanders on a 5 point scale, they put them the lowest rating - 1 . And this is the picture that we see from other sources that finds confirmation of the admission on the front, in intelligence and from intercepting. And, in fact, from the latest events on the front, when, individual units, in particular in the Mariinsky Ibakhmut directions, refuse to perform the tasks, in particular, the assault actions of the occupiers, and explain their action incompetence and commanders, ”he said.</text:p>
      <text:p text:style-name="P4">
Andriy Yusov also reported that 1.3% of respondents put this rating "5". Also, 80% unsatisfactory evaluate the orders that they have arranged by commanders, more than 50% say that in the case of retreat, the components will retreat and leave the personnel.</text:p>
      <text:p text:style-name="P4">
News Source: <text:a xlink:type="simple" xlink:href="https://armyinform.com.ua/2023/05/04/bilshe-80-rosijskyh-vijskovopolonenyh-ne-zadovoleni-nakazamy-svogo-kerivnycztva/" text:style-name="Internet_20_link" text:visited-style-name="Visited_20_Internet_20_Link">
https://armyinform.com.ua/2023/05/04/bilshe-80-rosijskyh-vijskovopolonenyh-ne-zadovoleni-nakazamy-svogo-kerivnycztva/</text:a>
</text:p>
      <!--NEWS-->
      <text:h text:style-name="P10" text:outline-level="1">
<text:span text:style-name="T4">
More than 12 percent of captured invaders do not even have secondary education - Andriy Yusov</text:span>
</text:h>
      <text:p text:style-name="P4">
Author: ['Сергій Лемеха']</text:p>
      <text:p text:style-name="P4">
Time: 2023-05-04T64:00:00-04:00</text:p>
      <text:p text:style-name="P4">
Description: Socialologists of Doslіzhennya, conducted by the coordinarian headquarters of the ’pydennya z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5-04-11.39.55.jpg" text:style-name="Internet_20_link" text:visited-style-name="Visited_20_Internet_20_Link">
2023-05-04-11.39.55.jpg</text:a>
']</text:p>
      <text:p text:style-name="P4">
Tags: ['MILITARY MEDIA CENTER', 'АНДРІЙ ЮСОВ', 'БРИФІНГ']</text:p>
      <text:p text:style-name="P4">
Category: News</text:p>
      <!--METADATA-->
      <text:p text:style-name="P4">
<draw:frame draw:style-name="fr1" draw:name="Image284" text:anchor-type="as-char" svg:width="6.9236in" svg:height="4.615733in" draw:z-index="0">
<draw:image xlink:href="../Images/AРМІЯINFORM/2023-05-04T64-00-00-04-00/2023-05-04-11.39.55.jpg" xlink:type="simple" xlink:show="embed" xlink:actuate="onLoad" draw:mime-type="image/jpeg"/>
</draw:frame>
Andriy Yusov. Photo: Dmitryurchenko / Armyinform</text:p>
      <text:p text:style-name="P4">
A sociological study conducted by the coordination headquarters on the management of prisoners of war within the project "I want to live", showed that more than 12 percent of captives do not even have secondary education.</text:p>
      <text:p text:style-name="P4">
Andriy Yusov, a representative of the Coordination Staff, reported this during a briefing at the Military Media Center.</text:p>
      <text:p text:style-name="P4">
“We get in the army of the occupiers actually a very screaming picture that says about… in the Russian Federation trying to attract(to participate in the war against Ukraine - ed.)the least qualified, least educated and often socially disadvantaged citizens. More than 12.2 percent of prisoners did not even receive a average education. This is an indicator in European, Ukrainian realities is even difficult to imagine!These are adult men, often 50 years of age, which in principle have no education. One can only imagine what categories, values, they are able to operate, ”he said.</text:p>
      <text:p text:style-name="P4">
According to Andriy Yusov, the vast majority of respondents, which are almost 60 percent of the buyers, received a special secondary education, almost 20 percent of the school, and only 10.9% received higher education.</text:p>
      <text:p text:style-name="P4">
He also noted that the largest number of people with higher education - citizens are forced mobilized from the ORDLO territory.</text:p>
      <text:p text:style-name="P4">
"That is, these are people in the Russian Federation as a second grade, the first was the first to pass not partial, but in fact complete mobilization, which is still in charge today," Andrey Yusov emphasized.</text:p>
      <text:p text:style-name="P4">
Sociological research was conducted in April 2023 by the coordination headquarters of inquiries for the treatment of prisoners of war within the project "I want to live". Method: quantitative. Method of collecting information: questionnaire(self -filling voluntary consent of the respondents). Всього у дослідженні взяло участь 400респондентів.</text:p>
      <text:p text:style-name="P4">
News Source: <text:a xlink:type="simple" xlink:href="https://armyinform.com.ua/2023/05/04/ponad-12-vidsotkiv-polonenyh-okupantiv-ne-mayut-navit-serednoyi-osvity-andrij-yusov/" text:style-name="Internet_20_link" text:visited-style-name="Visited_20_Internet_20_Link">
https://armyinform.com.ua/2023/05/04/ponad-12-vidsotkiv-polonenyh-okupantiv-ne-mayut-navit-serednoyi-osvity-andrij-yusov/</text:a>
</text:p>
      <!--NEWS-->
      <text:h text:style-name="P10" text:outline-level="1">
<text:span text:style-name="T4">
The captives of the Rashists say that they were prompted by the fight against Ukraine … “Desire for vital stability”</text:span>
</text:h>
      <text:p text:style-name="P4">
Author: ['АРМІЯINFORM']</text:p>
      <text:p text:style-name="P4">
Time: 2023-05-04T65:00:00-04:00</text:p>
      <text:p text:style-name="P4">
Description: About Tse Rospovyv PD Hour of presentation of Pershogny Socialologian Docoliznnya of the Federal Service Service of Rosiy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yusov.jpg" text:style-name="Internet_20_link" text:visited-style-name="Visited_20_Internet_20_Link">
yusov.jpg</text:a>
']</text:p>
      <text:p text:style-name="P4">
Tags: ['MILITARY MEDIA CENTER', 'АНДРІЙ ЮСОВ', 'РОСІЙСЬКІ ПОЛОНЕНІ']</text:p>
      <text:p text:style-name="P4">
Category: News</text:p>
      <!--METADATA-->
      <text:p text:style-name="P4">
<draw:frame draw:style-name="fr1" draw:name="Image285" text:anchor-type="as-char" svg:width="6.9236in" svg:height="4.612849in" draw:z-index="0">
<draw:image xlink:href="../Images/AРМІЯINFORM/2023-05-04T65-00-00-04-00/yusov.jpg" xlink:type="simple" xlink:show="embed" xlink:actuate="onLoad" draw:mime-type="image/jpeg"/>
</draw:frame>
He told about it during the presentation of the first sociological study(https://www.youtube.com/watch?v=jZNxdMLy6CI)In Military Mediacenter, a representative of the coordination headquarters on the behavior of the wedding and painted Andriy Yusov.</text:p>
      <text:p text:style-name="P4">
Within the framework of the survey, the motivation of military personnel to the Urosian service was investigated, as well as a subjective assessment of the conditions of service. The strongest factor that motivated the respondents to the service was the "desire of life stability" —54.8% assigned the maximum assessment(5 out of 5), and "the opportunity to advance" - 35.9%.</text:p>
      <ul>
        <li>
That is, not the love of the Motherland, not even trust in propaganda or love of Doputin, Skabev, Soloviev, but the desire of "life stability". It is an approximate character that the Ukrainian defense forces face when we speak the conduct of the Ukrainian territories. In particular, it explains painting and other crimes. For these characters, the service in the army is the insecurity of the Motherland, not even the release of any conditional Russian -speaking as Russian propaganda, but their own life stability, opportunity to admit in life, - said Andrey Yusov.</li>
      </ul>
      <text:p text:style-name="P4">
At the same time, they did not find support from the respondents such statements "The desire to take revenge on comrades" and "the desire to be a professional military".</text:p>
      <text:p text:style-name="P4">
Only 3.3% of the surveyed were the expectations of joining the service in the Armed Forces of the Russian Federation. For45.7%, these expectations did not come true at all, and 51% of respondents answered "neutral".</text:p>
      <text:p text:style-name="P4">
_ Prepared Lesia Medvedenko_</text:p>
      <text:p text:style-name="P4">
News Source: <text:a xlink:type="simple" xlink:href="https://armyinform.com.ua/2023/05/04/poloneni-rashysty-kazhut-shho-voyuvaty-proty-ukrayiny-yih-sponukalo-bazhannya-zhyttyevoyi-stabilnosti-andrij-yusov/" text:style-name="Internet_20_link" text:visited-style-name="Visited_20_Internet_20_Link">
https://armyinform.com.ua/2023/05/04/poloneni-rashysty-kazhut-shho-voyuvaty-proty-ukrayiny-yih-sponukalo-bazhannya-zhyttyevoyi-stabilnosti-andrij-yusov/</text:a>
</text:p>
      <!--NEWS-->
      <text:h text:style-name="P10" text:outline-level="1">
<text:span text:style-name="T4">
In the Black Sea of the Russian Federation reduced the number of rockettone to 2: total volley to 16 missiles</text:span>
</text:h>
      <text:p text:style-name="P4">
Author: ['АРМІЯINFORM']</text:p>
      <text:p text:style-name="P4">
Time: 2023-05-04T66:00:00-04:00</text:p>
      <text:p text:style-name="P4">
Description: Syogodnі, 4 herbal, at 11:00 at the Chorny Morce on the Boyal Cherguvanni, 7 ... war with Ukraine 2022, the war with Ukraine is the latest news today, the News War with Ukraine 2022 is the last for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8/raketa-kalibr.jpg" text:style-name="Internet_20_link" text:visited-style-name="Visited_20_Internet_20_Link">
raketa-kalibr.jpg</text:a>
', '<text:a xlink:type="simple" xlink:href="https://armyinform.com.ua/wp-content/uploads/2023/05/344013994_3568907633342467_7230344383656483289_n.jpg" text:style-name="Internet_20_link" text:visited-style-name="Visited_20_Internet_20_Link">
344013994_3568907633342467_7230344383656483289_n.jpg</text:a>
']</text:p>
      <text:p text:style-name="P4">
Tags: ['АГРЕСІЯ РФ', 'ВМС ЗС УКРАЇНИ', 'РАКЕТИ «КАЛІБР»', 'ЧОРНЕ МОРЕ']</text:p>
      <text:p text:style-name="P4">
Category: News</text:p>
      <!--METADATA-->
      <text:p text:style-name="P4">
<draw:frame draw:style-name="fr1" draw:name="Image286" text:anchor-type="as-char" svg:width="6.9236in" svg:height="4.609384in" draw:z-index="0">
<draw:image xlink:href="../Images/AРМІЯINFORM/2023-05-04T66-00-00-04-00/raketa-kalibr.jpg" xlink:type="simple" xlink:show="embed" xlink:actuate="onLoad" draw:mime-type="image/jpeg"/>
</draw:frame>
Illustrative photo</text:p>
      <text:p text:style-name="P4">
Today, May 4, as of 11:00 in the Black Sea, there are 7 enemy ships on the combat duty, including 2 carriers of the Caliber missiles, a total gap of up to 16 missiles.</text:p>
      <text:p text:style-name="P4">
About it <text:a xlink:type="simple" xlink:href="https://www.facebook.com/navy.mil.gov.ua/posts/pfbid0ZFhKJJBM6iGxrhDWeCCoqGW1P61asc82uK7fBcZKZeu2mh7gcP34f3eCBsb73Gjcl" text:style-name="Internet_20_link" text:visited-style-name="Visited_20_Internet_20_Link">
reports</text:a>
The Command of the Navy of the Armed Forces.</text:p>
      <text:p text:style-name="P4">
In addition, there are 1 enemy ship in the Azov Sea, and in the Mediterranean, there are up to 5 enemy ships in the Mediterranean, including 1 carbrakhet carbraket carriage, a total volley of up to 4 missiles.</text:p>
      <text:p text:style-name="P4">
During the day, in the interests of the Russian Federation, the passage of the Kerch-Yenicral Strait was made:</text:p>
      <ul>
        <li>
16 vessels to the Azov Sea, 2 of them moved in the direction of the Bosphorus Strait; * To the Black Sea - 15 vessels, 5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draw:frame draw:style-name="fr1" draw:name="Image287" text:anchor-type="as-char" svg:width="6.9236in" svg:height="8.6545in" draw:z-index="0">
<draw:image xlink:href="../Images/AРМІЯINFORM/2023-05-04T66-00-00-04-00/344013994_3568907633342467_7230344383656483289_n.jpg" xlink:type="simple" xlink:show="embed" xlink:actuate="onLoad" draw:mime-type="image/jpeg"/>
</draw:frame>
</text:p>
      <text:p text:style-name="P4">
News Source: <text:a xlink:type="simple" xlink:href="https://armyinform.com.ua/2023/05/04/u-chornomu-mori-rf-zmenshyla-kilkist-raketonosiyiv-do-2-zagalnyj-zalp-do-16-raket/" text:style-name="Internet_20_link" text:visited-style-name="Visited_20_Internet_20_Link">
https://armyinform.com.ua/2023/05/04/u-chornomu-mori-rf-zmenshyla-kilkist-raketonosiyiv-do-2-zagalnyj-zalp-do-16-raket/</text:a>
</text:p>
      <!--NEWS-->
      <text:h text:style-name="P10" text:outline-level="1">
<text:span text:style-name="T4">
Volodymyr Zelenskyy thanked the heads of the Dutch Parliament for the support of Ukraine</text:span>
</text:h>
      <text:p text:style-name="P4">
Author: ['АРМІЯINFORM']</text:p>
      <text:p text:style-name="P4">
Time: 2023-05-04T67:00:00-04:00</text:p>
      <text:p text:style-name="P4">
Description: PID Hour of the Office Vizita before the kingdom of Knielerlandy President of Ukraine Volodymy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rezydent-u-niderlandah.jpeg" text:style-name="Internet_20_link" text:visited-style-name="Visited_20_Internet_20_Link">
prezydent-u-niderlandah.jpeg</text:a>
', '<text:a xlink:type="simple" xlink:href="https://armyinform.com.ua/wp-content/uploads/2023/05/prezydent-u-niderlandah-2.jpeg" text:style-name="Internet_20_link" text:visited-style-name="Visited_20_Internet_20_Link">
prezydent-u-niderlandah-2.jpeg</text:a>
']</text:p>
      <text:p text:style-name="P4">
Tags: ['STOPRUSSIA', 'АГРЕСІЯ РФ', 'ВІЙНА', 'ВОЛОДИМИР ЗЕЛЕНСЬКИЙ', 'КОРОЛІВСТВО НІДЕРЛАНДІВ', 'ПРЕЗИДЕНТ УКРАЇНИ']</text:p>
      <text:p text:style-name="P4">
Category: News</text:p>
      <!--METADATA-->
      <text:p text:style-name="P4">
<draw:frame draw:style-name="fr1" draw:name="Image288" text:anchor-type="as-char" svg:width="6.9236in" svg:height="4.617948in" draw:z-index="0">
<draw:image xlink:href="../Images/AРМІЯINFORM/2023-05-04T67-00-00-04-00/prezydent-u-niderlandah.jpeg" xlink:type="simple" xlink:show="embed" xlink:actuate="onLoad" draw:mime-type="image/jpeg"/>
</draw:frame>
During the official visit to the Kingdom of the Netherlands, President of Ukraine, Volodymyr Zelensky, met with the Speaker of the House of Representatives of the Dutchwiver Bergkmp and Senate Senate speaker Jan Anthony Brown.</text:p>
      <text:p text:style-name="P4">
This is stated in <text:a xlink:type="simple" xlink:href="https://www.president.gov.ua/news/u-gaazi-volodimir-zelenskij-zustrivsya-zi-spikerami-palati-p-82641" text:style-name="Internet_20_link" text:visited-style-name="Visited_20_Internet_20_Link">
publication</text:a>
at the Presidential Presidential Internet.</text:p>
      <text:p text:style-name="P4">
The Head of State thanked the heads of the Dutch Parliament for a clear and active position of the legislative body in support of Ukraine and important steps, in respect of our country to repel the aggression of the Russian Federation.</text:p>
      <text:p text:style-name="P4">
"Today, the Netherlands is among the leaders of Ukraine's support and one of our clagial allies in protecting the values of freedom," he stressed.</text:p>
      <text:p text:style-name="P4">
Volodymyr Zelensky praised the adoption of the Netherlands by the Parliament of Neskyrelovia in support of Ukraine, in particular the leadership of the country in international reference for Russia's crimes in Ukraine and the establishment in the Haisis -specific tribunal, which will be able to condemn the highest leadership of Russia.</text:p>
      <text:p text:style-name="P4">
The President expressed his special thanks to the Netherlands Parliament for her support in the issue of the EU Candidate.</text:p>
      <text:p text:style-name="P4">
The Head of State noted that our country is doing everything possible to complete the recommendations of the European Commission on the status of a candidate for membership of the European Union and is counting on a positive assessment of these efforts. He stressed the start of starting by the end of this year of negotiations on entry into the EU.</text:p>
      <text:p text:style-name="P4">
Volodymyr Zelensky emphasized separately on preparation for Vilnius Sumitunato. The Head of State noted the importance of adopting at the summit of specific decisions of Ukraine's membership in the Alliance and providing our country with guarantees of security for the Domomen of NATO.</text:p>
      <text:p text:style-name="P4">
<draw:frame draw:style-name="fr1" draw:name="Image289" text:anchor-type="as-char" svg:width="6.9236in" svg:height="4.617948in" draw:z-index="0">
<draw:image xlink:href="../Images/AРМІЯINFORM/2023-05-04T67-00-00-04-00/prezydent-u-niderlandah-2.jpeg" xlink:type="simple" xlink:show="embed" xlink:actuate="onLoad" draw:mime-type="image/jpeg"/>
</draw:frame>
</text:p>
      <text:p text:style-name="P4">
News Source: <text:a xlink:type="simple" xlink:href="https://armyinform.com.ua/2023/05/04/volodymyr-zelenskyj-podyakuvav-ochilnykam-niderlandskogo-parlamentu-za-pidtrymku-ukrayiny-sajt-prezydenta/" text:style-name="Internet_20_link" text:visited-style-name="Visited_20_Internet_20_Link">
https://armyinform.com.ua/2023/05/04/volodymyr-zelenskyj-podyakuvav-ochilnykam-niderlandskogo-parlamentu-za-pidtrymku-ukrayiny-sajt-prezydenta/</text:a>
</text:p>
      <!--NEWS-->
      <text:h text:style-name="P10" text:outline-level="1">
<text:span text:style-name="T4">
Six brigades of the NSU Guards are ready to perform combat missions - Mykola Urshalovich</text:span>
</text:h>
      <text:p text:style-name="P4">
Author: ['Володимир Поліщук']</text:p>
      <text:p text:style-name="P4">
Time: 2023-05-04T68:00:00-04:00</text:p>
      <text:p text:style-name="P4">
Description: The brigades of the national guard of Ukrainian, the yaki part of the “wrapper of the nasteup” - forman, ... war with Ukraine 2022, war with Ukraine Latest news today, news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gvardiya-nastupu.jpg" text:style-name="Internet_20_link" text:visited-style-name="Visited_20_Internet_20_Link">
gvardiya-nastupu.jpg</text:a>
']</text:p>
      <text:p text:style-name="P4">
Tags: ['MILITARY MEDIA CENTER', 'STOPRUSSIA', 'ГВАРДІЯ НАСТУПУ', 'МИКОЛА УРШАЛОВИЧ']</text:p>
      <text:p text:style-name="P4">
Category: News</text:p>
      <!--METADATA-->
      <text:p text:style-name="P4">
<draw:frame draw:style-name="fr1" draw:name="Image290" text:anchor-type="as-char" svg:width="6.9236in" svg:height="5.53888in" draw:z-index="0">
<draw:image xlink:href="../Images/AРМІЯINFORM/2023-05-04T68-00-00-04-00/gvardiya-nastupu.jpg" xlink:type="simple" xlink:show="embed" xlink:actuate="onLoad" draw:mime-type="image/jpeg"/>
</draw:frame>
Photo of NSU press service</text:p>
      <text:p text:style-name="P4">
Six brigades of the National Guard of Ukraine, which are part of the Guards of the offensive " - formulated, fitted with personnel and ready to perform the task of complications of defense forces after receiving the appropriate task.</text:p>
      <text:p text:style-name="P4">
About it time <text:a xlink:type="simple" xlink:href="https://www.youtube.com/watch" text:style-name="Internet_20_link" text:visited-style-name="Visited_20_Internet_20_Link">
briefing</text:a>
VMILITARY MEDIA CENTER was told by the Deputy Director of the Planning Department of the Main Directorate of NSU Colonel Mykola Urshalovich.</text:p>
      <text:p text:style-name="P4">
-In the process of the 7th Brigade "Charter", the formation of which was announced. We are currently making the formed crews, and they will undergo combat settlement for a few more weeks. Now the warriors who have already passed all the stages of the selection and enrolled in the assault brigades "Guards of the offensive", as the formation of educational platoons and mouth training at landfills, - said Nikolaeurshalovich.</text:p>
      <text:p text:style-name="P4">
Colonel Urshalovich noted that the preparation of soldiers is carried out in a parallel method, that is, certain units are already undergoing collective training, and it is necessary to start individual.</text:p>
      <ul>
        <li>
Individual training classes are conducted by instructors who have combat experience in the majority. Personnel learns to act in different types of fights of different conditions of the combat situation. The main attention is paid to the recovery of the recruits of individual and collective weapons, the tactics of action of Nasal battle, orientation on the terrain, the physical endurance of the fighter are tamping many other issues and military tricks, which will not only get out of battle, but also get out of it the winner. In modern combat, intelligence is important, including UAV. It is equally important to gain the necessary skills to provide first aid.</li>
      </ul>
      <text:p text:style-name="P4">
The tactical exercises that complete the preparation are conducted directly under the management of units and mandatory with combat firing.</text:p>
      <text:p text:style-name="P4">
Each officer, sergeant and soldier of the Guard of the offensive is motivated and understands that he personally, from each unit, each brigade will depend on the success of our land from the aggressor.</text:p>
      <text:p text:style-name="P4">
News Source: <text:a xlink:type="simple" xlink:href="https://armyinform.com.ua/2023/05/04/shist-brygad-gvardiyi-nastupu-ngu-gotovi-vykonuvaty-bojovi-zavdannya-mykola-urshalovych/" text:style-name="Internet_20_link" text:visited-style-name="Visited_20_Internet_20_Link">
https://armyinform.com.ua/2023/05/04/shist-brygad-gvardiyi-nastupu-ngu-gotovi-vykonuvaty-bojovi-zavdannya-mykola-urshalovych/</text:a>
</text:p>
      <!--NEWS-->
      <text:h text:style-name="P10" text:outline-level="1">
<text:span text:style-name="T4">
Today there are 42 thousand women servicemen in the Armed Forces. Unfortunately, 107 of them were killed, there are wounded - Anna Malyar</text:span>
</text:h>
      <text:p text:style-name="P4">
Author: ['АРМІЯINFORM']</text:p>
      <text:p text:style-name="P4">
Time: 2023-05-04T69:00:00-04:00</text:p>
      <text:p text:style-name="P4">
Description: “The Zbroyni has 42 Tysyachov-Vіskovo-Service for Zbroyni, and at once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5023333_154232687594251_7390253769591699909_n.jpg" text:style-name="Internet_20_link" text:visited-style-name="Visited_20_Internet_20_Link">
345023333_154232687594251_7390253769591699909_n.jpg</text:a>
']</text:p>
      <text:p text:style-name="P4">
Tags: ['ГАННА МАЛЯР', 'ГЕНДЕРНА РІВНІСТЬ', 'ЖІНКИ-ВІЙСЬКОВОСЛУЖБОВЦІ']</text:p>
      <text:p text:style-name="P4">
Category: News</text:p>
      <!--METADATA-->
      <text:p text:style-name="P4">
<draw:frame draw:style-name="fr1" draw:name="Image291" text:anchor-type="as-char" svg:width="6.9236in" svg:height="5.1927in" draw:z-index="0">
<draw:image xlink:href="../Images/AРМІЯINFORM/2023-05-04T69-00-00-04-00/345023333_154232687594251_7390253769591699909_n.jpg" xlink:type="simple" xlink:show="embed" xlink:actuate="onLoad" draw:mime-type="image/jpeg"/>
</draw:frame>
“Today in the Armed Forces of Ukraine there are 42 thousand women-servicemen, Araas with civilian workers 60 thousand. Of these, 5 thousand on the front line. Unfortunately, 107 women were killed and are injured, ”<text:a xlink:type="simple" xlink:href="https://www.facebook.com/ganna.maliar/posts/pfbid0WYykyU8ktUqkwySf22BmpbhEYWPCJFKLBjWseT7hHpKvzvoTq26PD5JsEWchUBaol" text:style-name="Internet_20_link" text:visited-style-name="Visited_20_Internet_20_Link">
reported</text:a>
Deputy Minister of Defense of Ukraine Anna Malyar.</text:p>
      <text:p text:style-name="P4">
Ukrainian women in order, defend the state as well as men.</text:p>
      <text:p text:style-name="P4">
Anna Malyar stressed that "equality is, of course, not just about women."</text:p>
      <text:p text:style-name="P4">
“For example, we have men who, by court decision, are educated children alone, but are subject to mobilization. But, in fact, the questions arise in the inadequate.</text:p>
      <text:p text:style-name="P4">
It is important that there is a powerful team that is ready to work with it. It is a team of advisers to gender issues of the Armed Forces of Ukraine.</text:p>
      <text:p text:style-name="P4">
They are not written or removed. Meanwhile, they work in the troops. More do their important job. They are taken care of by ensuring equal rights for women and men in the army.</text:p>
      <text:p text:style-name="P4">
A large -scale invasion has made us in this topic before new issues of Ivikliki, ”said Deputy Minister of Defense.</text:p>
      <text:p text:style-name="P4">
News Source: <text:a xlink:type="simple" xlink:href="https://armyinform.com.ua/2023/05/04/sogodni-u-zsu-42-tysyachi-zhinok-vijskovosluzhbovycz-na-zhal-107-z-nyh-zagynulo-ye-poraneni-ganna-malyar/" text:style-name="Internet_20_link" text:visited-style-name="Visited_20_Internet_20_Link">
https://armyinform.com.ua/2023/05/04/sogodni-u-zsu-42-tysyachi-zhinok-vijskovosluzhbovycz-na-zhal-107-z-nyh-zagynulo-ye-poraneni-ganna-malyar/</text:a>
</text:p>
      <!--NEWS-->
      <text:h text:style-name="P10" text:outline-level="1">
<text:span text:style-name="T4">
The President of Ukraine met with the President and Secretary of the International Criminal Court</text:span>
</text:h>
      <text:p text:style-name="P4">
Author: ['АРМІЯINFORM']</text:p>
      <text:p text:style-name="P4">
Time: 2023-05-04T70:00:00-04:00</text:p>
      <text:p text:style-name="P4">
Description: At the Office VIZITS, the President of Ukraine Volodymyr ... war with Ukraine 2022, the war with Ukraine is the latest news today, the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48c7e2507980550f11f8cc87278b1a54_1683193105_extra_large.jpeg" text:style-name="Internet_20_link" text:visited-style-name="Visited_20_Internet_20_Link">
48c7e2507980550f11f8cc87278b1a54_1683193105_extra_large.jpeg</text:a>
']</text:p>
      <text:p text:style-name="P4">
Tags: ['STOPRUSSIA', 'ВОЛОДИМИР ЗЕЛЕНСЬКИЙ', 'МІЖНАРОДНИЙ КРИМІНАЛЬНИЙ СУД', 'ПРЕЗИДЕНТ УКРАЇНИ']</text:p>
      <text:p text:style-name="P4">
Category: News</text:p>
      <!--METADATA-->
      <text:p text:style-name="P4">
<draw:frame draw:style-name="fr1" draw:name="Image292" text:anchor-type="as-char" svg:width="6.9236in" svg:height="4.617948in" draw:z-index="0">
<draw:image xlink:href="../Images/AРМІЯINFORM/2023-05-04T70-00-00-04-00/48c7e2507980550f11f8cc87278b1a54_1683193105_extra_large.jpeg" xlink:type="simple" xlink:show="embed" xlink:actuate="onLoad" draw:mime-type="image/jpeg"/>
</draw:frame>
Within the official visit to the Kingdom of the Netherlands, President of Ukraine Zelensky met with the President of the International Criminal Court(MKS)Pyotrom Hoffmanski and the Secretary of the court Oswaldo Zavalla Agler, <text:a xlink:type="simple" xlink:href="https://www.president.gov.ua/news/prezident-ukrayini-proviv-zustrich-iz-prezidentom-mizhnarodn-82645" text:style-name="Internet_20_link" text:visited-style-name="Visited_20_Internet_20_Link">
reports</text:a>
Office of the President of Ukraine.</text:p>
      <text:p text:style-name="P4">
The Head of State stressed that prosecution of all guilty in -war crimes against humanity and genocide of the Ukrainian people is a principle for Ukraine.</text:p>
      <text:p text:style-name="P4">
"For us, the result is exclusively specific sentences to all Russian militarymen, including the highest leadership of the aggressor country,"-said Volodymyr Zelensky.</text:p>
      <text:p text:style-name="P4">
He praised the work of the International Criminal Court in this direction, in particular, noting the importance of the decision on the issuance of warrants for the arrested president and the commissioner for the rights of the child-aggressor state on the accusation of the misappropriation of Ukrainian children.</text:p>
      <text:p text:style-name="P4">
“These crimes require special, priority attention. We need to increase the pressure of the people to stop mass deportations and create a universal mechanism for the protection of children, ”the head of state said.</text:p>
      <text:p text:style-name="P4">
Volodymyr Zelensky particularly noted the level of cooperation between the ICS by the incumbent law enforcement agencies and added that Ukraine did and do it necessary to investigate and persecute within the national lawyer for mass atrocities, committed by the Russian Federation during this war, and to adjust effective cooperation with the ICS.</text:p>
      <text:p text:style-name="P4">
The President noted the importance of opening a branch of the International Criminal Court's office in Kiev in the near future, which will facilitate further reinforcement of the relevant cooperation.</text:p>
      <text:p text:style-name="P4">
Volodymyr Zelensky separately raised the issue of the importance of a complex robotic state, which is carried out in order to create institutional boundaries for the prosecution of aggression against Ukraine for crime.</text:p>
      <text:p text:style-name="P4">
News Source: <text:a xlink:type="simple" xlink:href="https://armyinform.com.ua/2023/05/04/prezydent-ukrayiny-zustrivsya-z-prezydentom-mizhnarodnogo-kryminalnogo-sudu-ta-sekretarem-mks/" text:style-name="Internet_20_link" text:visited-style-name="Visited_20_Internet_20_Link">
https://armyinform.com.ua/2023/05/04/prezydent-ukrayiny-zustrivsya-z-prezydentom-mizhnarodnogo-kryminalnogo-sudu-ta-sekretarem-mks/</text:a>
</text:p>
      <!--NEWS-->
      <text:h text:style-name="P10" text:outline-level="1">
<text:span text:style-name="T4">
The result of the innovation program will satisfy the needs of the Armed Forces in promising weapons and military equipment samples</text:span>
</text:h>
      <text:p text:style-name="P4">
Author: ['Олександр Козубенко']</text:p>
      <text:p text:style-name="P4">
Time: 2023-05-04T71:00:00-04:00</text:p>
      <text:p text:style-name="P4">
Description: MIKHOTH TAKE PERIOD, if INNOVATITY SLUTH A Real Shit of Peremost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4-12.16.59.jpg" text:style-name="Internet_20_link" text:visited-style-name="Visited_20_Internet_20_Link">
photo_2023-05-04-12.16.59.jpg</text:a>
']</text:p>
      <text:p text:style-name="P4">
Tags: ['BRAVE\xa01', 'MILITARY MEDIA CENTER', 'ВОЛОДИМИР КОЦЮРУБА']</text:p>
      <text:p text:style-name="P4">
Category: News</text:p>
      <!--METADATA-->
      <text:p text:style-name="P4">
<draw:frame draw:style-name="fr1" draw:name="Image293" text:anchor-type="as-char" svg:width="6.9236in" svg:height="4.615733in" draw:z-index="0">
<draw:image xlink:href="../Images/AРМІЯINFORM/2023-05-04T71-00-00-04-00/photo_2023-05-04-12.16.59.jpg" xlink:type="simple" xlink:show="embed" xlink:actuate="onLoad" draw:mime-type="image/jpeg"/>
</draw:frame>
Volodymyr Kotsyuruba.Poto: Dmitry Yurchenko / Armyinform</text:p>
      <text:p text:style-name="P4">
We are experiencing such a period when innovations become real to our wins. And in order to accelerate the procedure for putting into operation the most effective weapons began to work, the whole structure of the subjects of innovation activity began.</text:p>
      <text:p text:style-name="P4">
A representative of the Central Voice and Scientific Administration of the General Staff of the Armed Forces of Ukraine Colonel Volodymyr Kotsyuruba told about it at a briefing at a briefing at Military Media Center.</text:p>
      <text:p text:style-name="P4">
He presented a mechanism for evaluating and implementing inventions and innovations, which are evaluated in the security and defense sector. In particular, the Innovation Development Development Fund - Brave 1 created on different ministry and organizations.</text:p>
      <ul>
        <li>
The Fund makes decisions through the work of its supervisory board to allocate the grant to support an innovative project and to promote, maintain, - Vladimir Kotsyuruba spoke. - Grant's assistance is offered by the Ministry of Farm Transformation and the Ministry of Economy.</li>
      </ul>
      <text:p text:style-name="P4">
If the project receives a high level of grade, it is sent to the Ministry of Defense Axlector and with the participation of Ukroboronprom through the unit of the department.</text:p>
      <ul>
        <li>
The procedure for the perspective order of evaluation and support is determined by the joint decision of the Ministry of Defense and the General Staff, which will be signed in the near future, - said Vladimir Kotsyuruba. - This act will result in the result, and the ultimate and main result will meet the needs in promising weapons and military equipment.</li>
      </ul>
      <text:p text:style-name="P4">
In a comment to the correspondent, the ArmyInform, Colonel Kotsuruba noted that the interconnection of thousands of innovative projects together with the support of large state -owned orders will provide the Armed Forces of Ukraine with a variety of images and military equipment "here and now", as well as will become a long -term investment.</text:p>
      <text:p text:style-name="P4">
News Source: <text:a xlink:type="simple" xlink:href="https://armyinform.com.ua/2023/05/04/rezultatom-innovaczijnoyi-programy-stane-zadovolennya-potreb-zsu-v-perspektyvnyh-zrazkah-ozbroyennya-i-vijskovoyi-tehniky/" text:style-name="Internet_20_link" text:visited-style-name="Visited_20_Internet_20_Link">
https://armyinform.com.ua/2023/05/04/rezultatom-innovaczijnoyi-programy-stane-zadovolennya-potreb-zsu-v-perspektyvnyh-zrazkah-ozbroyennya-i-vijskovoyi-tehniky/</text:a>
</text:p>
      <!--NEWS-->
      <text:h text:style-name="P10" text:outline-level="1">
<text:span text:style-name="T4">
The aggressor must feel the fullness of justice against him - Volodymyr Zelenskyy</text:span>
</text:h>
      <text:p text:style-name="P4">
Author: ['Єгор Брайлян']</text:p>
      <text:p text:style-name="P4">
Time: 2023-05-04T72:00:00-04:00</text:p>
      <text:p text:style-name="P4">
Description: President of Ukraine Volodymyr Zelensky Suyogodniy, the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72d050f8c46eeef1b6c90c01b1f6e305_1683193113_extra_large.jpeg" text:style-name="Internet_20_link" text:visited-style-name="Visited_20_Internet_20_Link">
72d050f8c46eeef1b6c90c01b1f6e305_1683193113_extra_large.jpeg</text:a>
']</text:p>
      <text:p text:style-name="P4">
Tags: ['ВОЛОДИМИР ЗЕЛЕНСЬКИЙ', 'ГААГА', 'НІДЕРЛАНДИ']</text:p>
      <text:p text:style-name="P4">
Category: News</text:p>
      <!--METADATA-->
      <text:p text:style-name="P4">
<draw:frame draw:style-name="fr1" draw:name="Image294" text:anchor-type="as-char" svg:width="6.9236in" svg:height="4.617948in" draw:z-index="0">
<draw:image xlink:href="../Images/AРМІЯINFORM/2023-05-04T72-00-00-04-00/72d050f8c46eeef1b6c90c01b1f6e305_1683193113_extra_large.jpeg" xlink:type="simple" xlink:show="embed" xlink:actuate="onLoad" draw:mime-type="image/jpeg"/>
</draw:frame>
President of Ukraine Volodymyr Zelensky is on the official visit of the Netherlands today. In the Hague, the head of our country made a speech of representatives of the International Criminal Court in the Hague.</text:p>
      <text:p text:style-name="P4">
The slogan of the speech: "No peace without justice for Ukraine".</text:p>
      <text:p text:style-name="P4">
According to Vladimir Zelensky, it is now necessary to stop the crime of aggression, which is due to impunity.</text:p>
      <ul>
        <li>
We are very pleased to be on your land of freedom and justice, values, I would like to speak today. I would like to see the other Vladimir here(Putin. - _ ed._), we want to see him in the Hague. The one that deserves to be crushed for criminal acts. And this should be done here - in the capital.</li>
      </ul>
      <text:p text:style-name="P4">
I am sure that will happen when we win. And we will win not only in the bias with aggression. See how the countries of the world are united in helping Ukrainians in the defense - this is the basis of the desire to help. Feeling more than the fate of one country. It is a feeling that it is more than an anti -counter aggressor.</text:p>
      <text:p text:style-name="P4">
We have to stop the aggressive war as such. We have to stop the crime of aggression, which sometimes appears in the heads of those who are used to impunity. It is the same free door to aggression-if we look at any aggressive in history. We will see that they are united by one single thing. Those who started this did not believe that they would ever have to be responsible for the committed, they would be responsible for the war. But the war must receive condemnation.</text:p>
      <text:p text:style-name="P4">
Only a full -fledged, not hybrid peace is needed now, says Vladimirzelensky.</text:p>
      <ul>
        <li>
The impunity of aggressors means that we need to deal with it. It is necessary to eradicate the roots of aggression.</li>
      </ul>
      <text:p text:style-name="P4">
We know that long -term peace after victory can only be achieved thanks to the sides, strong values. It is freedom, the rule of law, the need to provide full justice - not any hybrid substitutes. We cannot allow hybrid immunity. Not a hybrid peace associated with the contamination of hostilities for a certain period. But the true peace, the reality of the right is exactly what we need now, not hybrid forms.</text:p>
      <text:p text:style-name="P4">
Solution of war is an international crime that is different from the rest of the rays by the fact that it contains all the evil of other crimes.</text:p>
      <text:p text:style-name="P4">
According to Volodymyr Zelenskyy, only an effective special tribunal, such as after the Second World War, is capable of having a sentence of the antisoner.We want to continue the tradition of mandatory punishment for such crimes of aggression as a guarantee of uniqueness of such aggression. If we want justice, we are innocent to seek justifications, we should not refer to the shortcomings of the current international law. Instead, we must make bold decisions that will correct the shortcomings, which, unfortunately, exist in international law.</text:p>
      <text:p text:style-name="P4">
The constancy of peace arises as a result of full justice, including a lesion against the aggressor. The aggressor must feel the fullness of justice against it is our historical responsibility.</text:p>
      <text:p text:style-name="P4">
We need to have a true, complete tribunal, true full -time, - said Volodymyr Zelenskyy.</text:p>
      <text:p text:style-name="P4">
News Source: <text:a xlink:type="simple" xlink:href="https://armyinform.com.ua/2023/05/04/agresor-povynen-vidchuty-vsyu-povnotu-spravedlyvosti-spryamovanu-proty-nogo-volodymyr-zelenskyj/" text:style-name="Internet_20_link" text:visited-style-name="Visited_20_Internet_20_Link">
https://armyinform.com.ua/2023/05/04/agresor-povynen-vidchuty-vsyu-povnotu-spravedlyvosti-spryamovanu-proty-nogo-volodymyr-zelenskyj/</text:a>
</text:p>
      <!--NEWS-->
      <text:h text:style-name="P10" text:outline-level="1">
<text:span text:style-name="T4">
During the day of the Pyrotechnics of the SESS neutralized nearly 700 explosive items</text:span>
</text:h>
      <text:p text:style-name="P4">
Author: ['АРМІЯINFORM']</text:p>
      <text:p text:style-name="P4">
Time: 2023-05-04T73: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4/miny-1.jpg" text:style-name="Internet_20_link" text:visited-style-name="Visited_20_Internet_20_Link">
miny-1.jpg</text:a>
', '<text:a xlink:type="simple" xlink:href="https://armyinform.com.ua/wp-content/uploads/2023/05/345249840_903180414102258_466972585911522562_n.jpg" text:style-name="Internet_20_link" text:visited-style-name="Visited_20_Internet_20_Link">
345249840_903180414102258_466972585911522562_n.jpg</text:a>
']</text:p>
      <text:p text:style-name="P4">
Tags: ['STOPRUSSIA', 'АГРЕСІЯ РФ', 'ВІЙНА', 'ВТОРГНЕННЯ РФ', 'ДСНС УКРАЇНИ', 'РОЗМІНУВАННЯ']</text:p>
      <text:p text:style-name="P4">
Category: News</text:p>
      <!--METADATA-->
      <text:p text:style-name="P4">
<draw:frame draw:style-name="fr1" draw:name="Image295" text:anchor-type="as-char" svg:width="6.9236in" svg:height="3.894525in" draw:z-index="0">
<draw:image xlink:href="../Images/AРМІЯINFORM/2023-05-04T73-00-00-04-00/miny-1.jpg" xlink:type="simple" xlink:show="embed" xlink:actuate="onLoad" draw:mime-type="image/jpeg"/>
</draw:frame>
During the last day, pyrotechnical units of the State Service of Ukraine of Uncertain Situations <text:span text:style-name="T4">
 160 times </text:span>
 were involved in the implementation of the tasks of the change.</text:p>
      <text:p text:style-name="P4">
About it _ <text:a xlink:type="simple" xlink:href="https://dsns.gov.ua/uk/news/nadzvicaini-podiyi/informaciia-shhodo-diialnosti-pirotexnicnix-pidrozdiliv-dsns-109" text:style-name="Internet_20_link" text:visited-style-name="Visited_20_Internet_20_Link">
reports</text:a>
_ SESU Ukraine.</text:p>
      <text:p text:style-name="P4">
Pyrotechnical units found, seized and disposed of <text:span text:style-name="T4">
 646 </text:span>
<text:span text:style-name="T4">
 explosive </text:span>
 <text:span text:style-name="T4">
 items.(cleared)area of area </text:span>
 110 hectares **.</text:p>
      <text:p text:style-name="P4">
Most often pyrotechnic units worked: in Kharkiv region 17 571 times, Kyiv region - 7594, Donetsk region - 5052, Mykolaiv region - 4746, Kherson - 4564, Chernihiv - 4 561, Sumy - 1931, Cherkasy region - 1086.</text:p>
      <text:p text:style-name="P4">
Reference: in total from the beginning of large -scale aggression of the Russian Federation of Ukrainian Pyrotechnical units of the SES of Ukraine, 53 253 253 <text:span text:style-name="T4">
 Pyrotechnical units of the SES of Ukraine were involved in the execution of tasks for mine. Disposed of </text:span>
 354 757 extinguishing items <text:span text:style-name="T4">
, including </text:span>
 2218 <text:span text:style-name="T4">
. Examined(cleared)area of area </text:span>
 84 138 hectares **.</text:p>
      <text:p text:style-name="P4">
A total of 174 thousand square meters remain. km of potentially dangerous territories, measuring 30% of the total area of the state.</text:p>
      <text:p text:style-name="P4">
<draw:frame draw:style-name="fr1" draw:name="Image296" text:anchor-type="as-char" svg:width="6.9236in" svg:height="5.804039in" draw:z-index="0">
<draw:image xlink:href="../Images/AРМІЯINFORM/2023-05-04T73-00-00-04-00/345249840_903180414102258_466972585911522562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04/za-dobu-pirotehniky-dsns-zneshkodyly-majzhe-700-vybuhonebezpechnyh-predmetiv/" text:style-name="Internet_20_link" text:visited-style-name="Visited_20_Internet_20_Link">
https://armyinform.com.ua/2023/05/04/za-dobu-pirotehniky-dsns-zneshkodyly-majzhe-700-vybuhonebezpechnyh-predmetiv/</text:a>
</text:p>
      <!--NEWS-->
      <text:h text:style-name="P10" text:outline-level="1">
<text:span text:style-name="T4">
In three hours, more than 30 explosions were heard in the territory of the border of Sumy and Chernihiv region</text:span>
</text:h>
      <text:p text:style-name="P4">
Author: ['АРМІЯINFORM']</text:p>
      <text:p text:style-name="P4">
Time: 2023-05-04T74:00:00-04:00</text:p>
      <text:p text:style-name="P4">
Description: Syogodnі, 4 injuries, z 9:00 to 12:00 Rosiyskіd pay -in -bi -vene shiStiyv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5/obstrily-prykordonnya.jpg" text:style-name="Internet_20_link" text:visited-style-name="Visited_20_Internet_20_Link">
obstrily-prykordonnya.jpg</text:a>
']</text:p>
      <text:p text:style-name="P4">
Tags: ['ОБСТРІЛИ ПРИКОРДОННЯ', 'ОК «ПІВНІЧ»', 'СУМЩИНА', 'ЧЕРНІГІВЩИНА']</text:p>
      <text:p text:style-name="P4">
Category: News</text:p>
      <!--METADATA-->
      <text:p text:style-name="P4">
<draw:frame draw:style-name="fr1" draw:name="Image297" text:anchor-type="as-char" svg:width="6.9236in" svg:height="4.50034in" draw:z-index="0">
<draw:image xlink:href="../Images/AРМІЯINFORM/2023-05-04T74-00-00-04-00/obstrily-prykordonnya.jpg" xlink:type="simple" xlink:show="embed" xlink:actuate="onLoad" draw:mime-type="image/jpeg"/>
</draw:frame>
Illustrative photo</text:p>
      <text:p text:style-name="P4">
Today, May 4, from 9:00 to 12:00, Russian occupation troops fired at the border of Chernihiv and Sumy regions.</text:p>
      <text:p text:style-name="P4">
About it <text:a xlink:type="simple" xlink:href="https://www.facebook.com/kommander.nord/posts/pfbid037A3Q87PnsTMsNeYRmFCqrhvrDnPQUHGNJkNbgjQAHxtuMX7KpMFK2YGnDHvLKqvDl" text:style-name="Internet_20_link" text:visited-style-name="Visited_20_Internet_20_Link">
reports</text:a>
Operational Command "North".</text:p>
      <text:p text:style-name="P4">
From 09:50 to 10:00 3 trips, probably with a mortar 120 mm, in the area of Khinivka inhabited.</text:p>
      <text:p text:style-name="P4">
From 10:20 to 11:00 there were 15 arrivals, probably from a mortar of 82 mm, in the rayon -populated point of Rivne.</text:p>
      <text:p text:style-name="P4">
About 10:08 there were 3 trips, probably missiles from a helicopter, in the district of the Buchka.</text:p>
      <text:p text:style-name="P4">
From 10:55 to 11:10 6 parishes were recorded, probably from a mortar 120 mm, interpreted points Klusa and Khrinivka.</text:p>
      <text:p text:style-name="P4">
From 10:40 to 11:10 7 parishes were recorded, probably from a mortar 120 mm, in the rayon -populated point of Yeline.</text:p>
      <text:p text:style-name="P4">
There was no information about losses among the local population or damage to civilian infrastructure.</text:p>
      <text:p text:style-name="P4">
From 11:00 to 11:10 1 arrival was recorded, probably from a mortar of 82 mm, in the district-populated point of the boyar-leaving. As a result of the shelling, a local resident and a private home were damaged.</text:p>
      <text:p text:style-name="P4">
News Source: <text:a xlink:type="simple" xlink:href="https://armyinform.com.ua/2023/05/04/za-try-godyny-prolunalo-ponad-30-vybuhiv-na-terytoriyi-prykordonnya-sumshhyny-i-chernigivshhyny/" text:style-name="Internet_20_link" text:visited-style-name="Visited_20_Internet_20_Link">
https://armyinform.com.ua/2023/05/04/za-try-godyny-prolunalo-ponad-30-vybuhiv-na-terytoriyi-prykordonnya-sumshhyny-i-chernigivshhyny/</text:a>
</text:p>
      <!--NEWS-->
      <text:h text:style-name="P10" text:outline-level="1">
<text:span text:style-name="T4">
Anti-Ukrainian activity has stopped 11 more enemy online agitators</text:span>
</text:h>
      <text:p text:style-name="P4">
Author: ['АРМІЯINFORM']</text:p>
      <text:p text:style-name="P4">
Time: 2023-05-04T75:00:00-04:00</text:p>
      <text:p text:style-name="P4">
Description: The Service of the Bezpeki has blocked the red -haired Merezhi Merezhikh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47af269dfd00f9bd604015063a473954.jpeg" text:style-name="Internet_20_link" text:visited-style-name="Visited_20_Internet_20_Link">
47af269dfd00f9bd604015063a473954.jpeg</text:a>
']</text:p>
      <text:p text:style-name="P4">
Tags: ['STOPRUSSIA', 'АГРЕСІЯ РФ', 'ВТОРГНЕННЯ РФ', 'КОЛАБОРАНТИ', 'СБУ']</text:p>
      <text:p text:style-name="P4">
Category: News</text:p>
      <!--METADATA-->
      <text:p text:style-name="P4">
<draw:frame draw:style-name="fr1" draw:name="Image298" text:anchor-type="as-char" svg:width="6.9236in" svg:height="4.615733in" draw:z-index="0">
<draw:image xlink:href="../Images/AРМІЯINFORM/2023-05-04T75-00-00-04-00/47af269dfd00f9bd604015063a473954.jpeg" xlink:type="simple" xlink:show="embed" xlink:actuate="onLoad" draw:mime-type="image/jpeg"/>
</draw:frame>
The Security Service has blocked the activities of another extensive hostile internet network. It consisted of 11 people from different regions of Ukraine. Umesenagers and social networks they spread Kremlin fakes about the war in Ukraine. Information for their "publications" was taken from propaganda Internet resources of the Russian Federation.</text:p>
      <text:p text:style-name="P4">
Yes, <text:span text:style-name="T4">
 In the Kyiv region </text:span>
 the SBU counterintelligence has exposed a businessman who denied Russian armed aggression on his own page on Facebook and claimed that everywhere in Ukraine is an "internal civic conflict".</text:p>
      <text:p text:style-name="P4">
** In Chernihiv region, the activities of two propagandists have been terminated, who have been displayed in support of the Kremlin's aggressive political policy and sympathized with the losses of the invaders.</text:p>
      <text:p text:style-name="P4">
<text:span text:style-name="T4">
 In the Dnipropetrovsk region </text:span>
 four locals were exposed, who were called on cooperation with the invaders and discredited defense on social networks.</text:p>
      <text:p text:style-name="P4">
** Another enemy associate has been detained in Kharkiv region. On Facebook, he wrote propaganda videos in which he heroned Russian.</text:p>
      <text:p text:style-name="P4">
<text:span text:style-name="T4">
 In the Kirovograd region </text:span>
 the activities of two Internet agitators have been documented, which was justified by the military crimes of the racists, including the firing of the Ukrainian.</text:p>
      <text:p text:style-name="P4">
In addition, <text:span text:style-name="T4">
 In Odessa </text:span>
 it was reported to be suspected to be one of the administrators of the anonomasical telegram-chat, which was created to collect information on the movement of Ukrainian military equipment in the region. Another administrator was detained in February this year as a result of the special operation of the Security Service.</text:p>
      <text:p text:style-name="P4">
According to these facts, investigative actions within the limits of criminal proceedings continue to be a statutory activity and justification, the recognition of lawful, the denial of armed aggression of the Russian Federation against Ukraine, the glorification of its participants.</text:p>
      <text:p text:style-name="P4">
<text:span text:style-name="T4">
 Source: </text:span>
 _ <text:a xlink:type="simple" xlink:href="https://ssu.gov.ua/novyny/sbu-prypynyla-antyukrainsku-diialnist-shche-11-internetahitatoriv" text:style-name="Internet_20_link" text:visited-style-name="Visited_20_Internet_20_Link">
SBU</text:a>
_</text:p>
      <text:p text:style-name="P4">
News Source: <text:a xlink:type="simple" xlink:href="https://armyinform.com.ua/2023/05/04/prypyneno-antyukrayinsku-diyalnist-shhe-11-vorozhyh-internet-agitatoriv/" text:style-name="Internet_20_link" text:visited-style-name="Visited_20_Internet_20_Link">
https://armyinform.com.ua/2023/05/04/prypyneno-antyukrayinsku-diyalnist-shhe-11-vorozhyh-internet-agitatoriv/</text:a>
</text:p>
      <!--NEWS-->
      <text:h text:style-name="P10" text:outline-level="1">
<text:span text:style-name="T4">
Official statement: NATO northern countries will support Ukraine on the way to the Alliance</text:span>
</text:h>
      <text:p text:style-name="P4">
Author: ['АРМІЯINFORM']</text:p>
      <text:p text:style-name="P4">
Time: 2023-05-04T76:00:00-04:00</text:p>
      <text:p text:style-name="P4">
Description: Pivniysk Country of the Pivnish -Atlantic Alliance to go to the Pidritrimuvati to Ukrainian on a hut ... War with Ukraine 2022, War with Ukraine Latest News Today,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nato.jpg" text:style-name="Internet_20_link" text:visited-style-name="Visited_20_Internet_20_Link">
nato.jpg</text:a>
']</text:p>
      <text:p text:style-name="P4">
Tags: ['STOPRUSSIA', 'АГРЕСІЯ РФ', 'ВТОРГНЕННЯ РФ', 'ДОПОМОГА ПАРТНЕРІВ', 'НАТО', 'СВІТ ПІДТРИМУЄ УКРАЇНУ']</text:p>
      <text:p text:style-name="P4">
Category: News</text:p>
      <!--METADATA-->
      <text:p text:style-name="P4">
<draw:frame draw:style-name="fr1" draw:name="Image299" text:anchor-type="as-char" svg:width="6.9236in" svg:height="3.894525in" draw:z-index="0">
<draw:image xlink:href="../Images/AРМІЯINFORM/2023-05-04T76-00-00-04-00/nato.jpg" xlink:type="simple" xlink:show="embed" xlink:actuate="onLoad" draw:mime-type="image/jpeg"/>
</draw:frame>
The northern countries of the North Atlantic Alliance will continue to support Ukraine's path to the Alliance.</text:p>
      <text:p text:style-name="P4">
This is stated in a common <text:a xlink:type="simple" xlink:href="https://www.presidentti.fi/en/news/joint-statement-of-the-nordic-ukrainian-summit-in-helsinki-on-3-may-2023/" text:style-name="Internet_20_link" text:visited-style-name="Visited_20_Internet_20_Link">
statement</text:a>
Presidents of Finland and Ukraine, Prime Ministers of Denmark, Iceland, Norway Sweden according to the results of the Summit of Northern countries and Ukraine, which took place in Vageelski.</text:p>
      <text:p text:style-name="P4">
“The northern countries remain adamant in their devotion to the independence, sovereignty and territorial integrity of Ukraine within its international recognized borders. Northern Europe will continue its political, financial, humanitarian and military support for as many as it will be necessary - separately, together as the countries of Northern Europe, as well as through international co -operation in the European Union, NATO, the UN, the UN and other formats, ”the signature said.</text:p>
      <text:p text:style-name="P4">
The northern countries support Ukraine's initiative on fair and sustainable martials on the basis of Ukraine's sovereignty and territorial integrity. Formular, proposed by Ukraine, includes a number of important goals, and many of Northern European countries are already working, such as ensuring nuclear safety and counteracting the serious environmental effects of the war. Northern European countries to cooperate with Ukraine to ensure as wide international parties in the implementation of the Ukrainian formula of peace and the Global Peace Summit.<text:span text:style-name="T5">
 Prepared Vitaliy Lytvyn</text:span>
</text:p>
      <text:p text:style-name="P4">
News Source: <text:a xlink:type="simple" xlink:href="https://armyinform.com.ua/2023/05/04/oficzijna-zayava-pivnichni-krayiny-nato-pidtrymuvatymut-ukrayinu-na-shlyahu-do-alyansu/" text:style-name="Internet_20_link" text:visited-style-name="Visited_20_Internet_20_Link">
https://armyinform.com.ua/2023/05/04/oficzijna-zayava-pivnichni-krayiny-nato-pidtrymuvatymut-ukrayinu-na-shlyahu-do-alyansu/</text:a>
</text:p>
      <!--NEWS-->
      <text:h text:style-name="P10" text:outline-level="1">
<text:span text:style-name="T4">
Almost 24,000 Ukrainians have been entered in the Unified Register of Persons missing</text:span>
</text:h>
      <text:p text:style-name="P4">
Author: ['АРМІЯINFORM']</text:p>
      <text:p text:style-name="P4">
Time: 2023-05-04T77:00:00-04:00</text:p>
      <text:p text:style-name="P4">
Description: VID Sunskatka Viini Pan 100 Tysyach Osіb entered the Snovclimi for the Special Shtolin. I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dity7.jpg" text:style-name="Internet_20_link" text:visited-style-name="Visited_20_Internet_20_Link">
dity7.jpg</text:a>
']</text:p>
      <text:p text:style-name="P4">
Tags: ['ЄДИНИЙ РЕЄСТР ЗНИКЛИХ БЕЗВІСТИ', 'ЗНИКЛІ БЕЗВІСТИ', 'МІНРЕІНТЕГРАЦІЇ']</text:p>
      <text:p text:style-name="P4">
Category: News</text:p>
      <!--METADATA-->
      <text:p text:style-name="P4">
<draw:frame draw:style-name="fr1" draw:name="Image300" text:anchor-type="as-char" svg:width="6.9236in" svg:height="4.615733in" draw:z-index="0">
<draw:image xlink:href="../Images/AРМІЯINFORM/2023-05-04T77-00-00-04-00/dity7.jpg" xlink:type="simple" xlink:show="embed" xlink:actuate="onLoad" draw:mime-type="image/jpeg"/>
</draw:frame>
OLD DIRTYTEDDY BEAR NEGELCTED ON THE GROUND SOIL. End of Childhood.</text:p>
      <text:p text:style-name="P4">
Since the beginning of the war, more than 100,000 people were considered to be disappeared. As a result of the priority actions of the relevant bodies, including the missing authority, more than 54 thousand people were established.</text:p>
      <text:p text:style-name="P4">
About it <text:a xlink:type="simple" xlink:href="https://minre.gov.ua/2023/05/04/blyzko-24-tysyach-ukrayincziv-vneseno-do-yedynogo-reyestru-osib-znyklyh-bezvisty-za-osoblyvyh-obstavyn/" text:style-name="Internet_20_link" text:visited-style-name="Visited_20_Internet_20_Link">
reports</text:a>
Ministry of Reintegration of temporarily occupied territories.</text:p>
      <text:p text:style-name="P4">
After all the necessary measures, the number of missing decreased to 31 thousand. During the year, it was possible to establish a location of 7.5 thousand people of the missing number of missing.</text:p>
      <text:p text:style-name="P4">
The Ministry of Reintegration also noted that about 24,000 Ukrainians are considered to be missing. All data about them are entered the pre -register of persons missing in special circumstances.</text:p>
      <text:p text:style-name="P4">
News Source: <text:a xlink:type="simple" xlink:href="https://armyinform.com.ua/2023/05/04/majzhe-24-tysyach-ukrayincziv-vneseno-do-yedynogo-reyestru-osib-znyklyh-bezvisty/" text:style-name="Internet_20_link" text:visited-style-name="Visited_20_Internet_20_Link">
https://armyinform.com.ua/2023/05/04/majzhe-24-tysyach-ukrayincziv-vneseno-do-yedynogo-reyestru-osib-znyklyh-bezvisty/</text:a>
</text:p>
      <!--NEWS-->
      <text:h text:style-name="P10" text:outline-level="1">
<text:span text:style-name="T4">
New mobile bath complexes have been received by TRO units that are fighting in the east</text:span>
</text:h>
      <text:p text:style-name="P4">
Author: ['АРМІЯINFORM']</text:p>
      <text:p text:style-name="P4">
Time: 2023-05-04T78:00:00-04:00</text:p>
      <text:p text:style-name="P4">
Description: P'yat mobile lazel-clear complexes (mlPK), at the PIDRODZILI of the Teritorian force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1-17.jpg" text:style-name="Internet_20_link" text:visited-style-name="Visited_20_Internet_20_Link">
1-17.jpg</text:a>
', '<text:a xlink:type="simple" xlink:href="https://armyinform.com.ua/wp-content/uploads/2023/05/2-18-150x150.jpg" text:style-name="Internet_20_link" text:visited-style-name="Visited_20_Internet_20_Link">
2-18-150x150.jpg</text:a>
', '<text:a xlink:type="simple" xlink:href="https://armyinform.com.ua/wp-content/uploads/2023/05/3-19-150x150.jpg" text:style-name="Internet_20_link" text:visited-style-name="Visited_20_Internet_20_Link">
3-19-150x150.jpg</text:a>
']</text:p>
      <text:p text:style-name="P4">
Tags: ['STOPRUSSIA', 'АГРЕСІЯ РФ', 'ВТОРГНЕННЯ РФ', 'СИЛИ ТЕРИТОРІАЛЬНОЇ ОБОРОНИ']</text:p>
      <text:p text:style-name="P4">
Category: News</text:p>
      <!--METADATA-->
      <text:p text:style-name="P4">
<draw:frame draw:style-name="fr1" draw:name="Image301" text:anchor-type="as-char" svg:width="6.9236in" svg:height="3.894525in" draw:z-index="0">
<draw:image xlink:href="../Images/AРМІЯINFORM/2023-05-04T78-00-00-04-00/1-17.jpg" xlink:type="simple" xlink:show="embed" xlink:actuate="onLoad" draw:mime-type="image/jpeg"/>
</draw:frame>
Five mobile bath complexes(MLPK)They went to the Armed Forces Silteriatorial Defense units, which are fighting in the east and the training centers, which are being prepared by the training of fighters.</text:p>
      <text:p text:style-name="P4">
About it <text:a xlink:type="simple" xlink:href="https://www.facebook.com/TerritorialDefenseForces/posts/pfbid022ZMMMBbDPCDXMz5ZTo26NBSZ9nTdJRaRm3oYmZCTbk3pWmYQcrdHm9sqZTxc5NjTl" text:style-name="Internet_20_link" text:visited-style-name="Visited_20_Internet_20_Link">
reports</text:a>
Command of the TRA of the Armed Forces.</text:p>
      <text:p text:style-name="P4">
The Mobile Bath project in each battalion aims to provide all the Batalions of the TRU forces of the Armed Forces with autonomous mobile baths.</text:p>
      <text:p text:style-name="P4">
<text:a xlink:type="simple" xlink:href="https://armyinform.com.ua/wp-content/uploads/2023/05/2-18.jpg" text:style-name="Internet_20_link" text:visited-style-name="Visited_20_Internet_20_Link">
!(Images/AРМІЯINFORM/2023-05-04T78-00-00-04-00/2-18-150x150.jpg)</text:a>
</text:p>
      <text:p text:style-name="P4">
<text:a xlink:type="simple" xlink:href="https://armyinform.com.ua/wp-content/uploads/2023/05/3-19.jpg" text:style-name="Internet_20_link" text:visited-style-name="Visited_20_Internet_20_Link">
<draw:frame draw:style-name="fr1" draw:name="Image302" text:anchor-type="as-char" svg:width="6.9236in" svg:height="6.9236in" draw:z-index="0">
<draw:image xlink:href="../Images/AРМІЯINFORM/2023-05-04T78-00-00-04-00/3-19-150x150.jpg" xlink:type="simple" xlink:show="embed" xlink:actuate="onLoad" draw:mime-type="image/jpeg"/>
</draw:frame>
</text:a>
“Our fighters are fighting in difficult conditions, so such a thing can facilitate the difficult labor of the military. Thanks to such a complex, one water can be used, dried and dried up to 50 people. And in a day he can serve the mouth of the mouth(About 100 people)», - the message reads.</text:p>
      <text:p text:style-name="P4">
All complexes are equipped with generators, two washing and two dryers.</text:p>
      <text:p text:style-name="P4">
News Source: <text:a xlink:type="simple" xlink:href="https://armyinform.com.ua/2023/05/04/novi-mobilni-lazne-pralni-kompleksy-otrymaly-pidrozdily-tro-yaki-voyuyut-na-shodi/" text:style-name="Internet_20_link" text:visited-style-name="Visited_20_Internet_20_Link">
https://armyinform.com.ua/2023/05/04/novi-mobilni-lazne-pralni-kompleksy-otrymaly-pidrozdily-tro-yaki-voyuyut-na-shodi/</text:a>
</text:p>
      <!--NEWS-->
      <text:h text:style-name="P10" text:outline-level="1">
<text:span text:style-name="T4">
The Council supports the provision of paid leave for 60 days demobilized military</text:span>
</text:h>
      <text:p text:style-name="P4">
Author: ['АРМІЯINFORM']</text:p>
      <text:p text:style-name="P4">
Time: 2023-05-04T79:00:00-04:00</text:p>
      <text:p text:style-name="P4">
Description: The Verkhovna is glad of Ukraine Pidannnya to the demobilized service of the VIISKOVOVASYSYAS ... War with Ukraine 2022, war with Ukraine Latest news today, News War with Ukraine 2022 The last ones for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photo-2023-05-04-11-24-24-e1683204386467.jpg" text:style-name="Internet_20_link" text:visited-style-name="Visited_20_Internet_20_Link">
photo-2023-05-04-11-24-24-e1683204386467.jpg</text:a>
']</text:p>
      <text:p text:style-name="P4">
Tags: ['ВЕРХОВА РАДА УКРАЇНИ', 'ВІДПУСТКИ ВІЙСЬКОВИМ', 'ЗАКОНОПРОЄКТ']</text:p>
      <text:p text:style-name="P4">
Category: News</text:p>
      <!--METADATA-->
      <text:p text:style-name="P4">
<draw:frame draw:style-name="fr1" draw:name="Image303" text:anchor-type="as-char" svg:width="6.9236in" svg:height="3.436531in" draw:z-index="0">
<draw:image xlink:href="../Images/AРМІЯINFORM/2023-05-04T79-00-00-04-00/photo-2023-05-04-11-24-24-e1683204386467.jpg" xlink:type="simple" xlink:show="embed" xlink:actuate="onLoad" draw:mime-type="image/jpeg"/>
</draw:frame>
The Verkhovna Rada of Ukraine supports the provision of demobilized military personnel for 60 working days with the payment of two -month cash security at the expense of the State Budget of Ukraine.</text:p>
      <text:p text:style-name="P4">
About it <text:a xlink:type="simple" xlink:href="https://www.rada.gov.ua/news/news_kom/236160.html" text:style-name="Internet_20_link" text:visited-style-name="Visited_20_Internet_20_Link">
informs</text:a>
The press service of the Verkhovna Rada of Ukraine.</text:p>
      <text:p text:style-name="P4">
In addition, in the case of the adoption of the relevant law, employees will be given a legal monetary compensation for all unused days of annual leave in a conscription during the mobilization, for a special period, a person from among the reservists in a special period.</text:p>
      <text:p text:style-name="P4">
The legislative initiative is also proposed to increase from 15 to 30 calendar a year the term of leave without salary with northern circumstances and for other reasons.</text:p>
      <text:p text:style-name="P4">
The main one in the development of the bill for the register. <text:a xlink:type="simple" xlink:href="https://itd.rada.gov.ua/billInfo/Bills/Card/41072" text:style-name="Internet_20_link" text:visited-style-name="Visited_20_Internet_20_Link">
No. 8313</text:a>
The Committee of the Verkhovna Rada of Ukraine on Social Policy and the Protection of Veterans Rights was determined.</text:p>
      <text:p text:style-name="P4">
News Source: <text:a xlink:type="simple" xlink:href="https://armyinform.com.ua/2023/05/04/rada-pidtrymuye-nadannya-oplachuvanoyi-vidpustky-na-60-dniv-demobilizovanym-vijskovym/" text:style-name="Internet_20_link" text:visited-style-name="Visited_20_Internet_20_Link">
https://armyinform.com.ua/2023/05/04/rada-pidtrymuye-nadannya-oplachuvanoyi-vidpustky-na-60-dniv-demobilizovanym-vijskovym/</text:a>
</text:p>
      <!--NEWS-->
      <text:h text:style-name="P10" text:outline-level="1">
<text:span text:style-name="T4">
States pay great attention to the transfer to Ukraine aircraft - White House</text:span>
</text:h>
      <text:p text:style-name="P4">
Authors: Ukrinform (Person)</text:p>
      <text:p text:style-name="P4">
Publisher: Укринформ (Organization)</text:p>
      <text:p text:style-name="P4">
Published Time: 2023-05-04T7:09:00+03:00</text:p>
      <text:p text:style-name="P4">
Modified Time: 2023-05-04T22:09:00+03:00</text:p>
      <text:p text:style-name="P4">
Description: The United States aimed at continuing Ukraine's military support, and now pay great attention to the provision of Ukrainians by means of air defense. - Ukrinform.</text:p>
      <text:p text:style-name="P4">
Images: ["<text:a xlink:type="simple" xlink:href="https://static.ukrinform.com/photos/2015_10/thumb_files/630_360_1444909744-5988.jpg" text:style-name="Internet_20_link" text:visited-style-name="Visited_20_Internet_20_Link">
630_360_14449...</text:a>
"]</text:p>
      <text:p text:style-name="P4">
Tags: ['США', 'Україна', 'Білий дім', 'ППО']</text:p>
      <text:p text:style-name="P4">
Type: Article</text:p>
      <!--METADATA-->
      <text:p text:style-name="P4">
<draw:frame draw:style-name="fr1" draw:name="Image304" text:anchor-type="as-char" svg:width="6.9236in" svg:height="3.956343in" draw:z-index="0">
<draw:image xlink:href="../Images/yкринформ/2023-05-04T7-09-00-03-00/630_360_1444909744-5988.jpg" xlink:type="simple" xlink:show="embed" xlink:actuate="onLoad" draw:mime-type="image/jpeg"/>
</draw:frame>
Combining Ukraine's continuation of Ukraine, and now pay great attention to the provision of Ukrainians with air defense.</text:p>
      <text:p text:style-name="P4">
This was stated on Thursday during a pressing in Washington Coordinator of the White House Radin Security John Kirby, Ukrinform correspondent reports.</text:p>
      <text:p text:style-name="P4">
"We pay great attention to air defense," Kirby said to questions about interaction <text:a xlink:type="simple" xlink:href="https://www.ukrinform.ua/tag-ssa" text:style-name="Internet_20_link" text:visited-style-name="Visited_20_Internet_20_Link">
</text:a>
The Ukrainian side.</text:p>
      <text:p text:style-name="P4">
He stressed that thanks to the air defense, not only America, allies and partners provided by Ukraine, most of the winged missiles, launched by Ukrainian cities over the last 48-72 hours.</text:p>
      <text:p text:style-name="P4">
"So we continue to focus on this," said Bigolot's representative.</text:p>
      <text:p text:style-name="P4">
He also noted that Washington, for his part, made every effort to ensure Ukraine with a means of counter -offensive, reminding that <text:a xlink:type="simple" xlink:href="https://www.ukrinform.ua/rubric-ato/3701237-zsu-otrimali-majze-vsu-zahidnu-vijskovu-dopomogu-komanduvac-silami-ssa-v-evropi.html" text:style-name="Internet_20_link" text:visited-style-name="Visited_20_Internet_20_Link">
</text:a>
. This includes, including armored vehicles, artillery, air defense systems, ammunition, as well as training organized for many Ukrainian crews in other countries.</text:p>
      <text:p text:style-name="P4">
“We did our best. But that does not mean that we will stop, it does not mean that we have completed everything. You will see further support from the United States, ”the White House representative emphasized.</text:p>
      <text:p text:style-name="P4">
<text:span text:style-name="T4">
 Read also: </text:span>
 <text:a xlink:type="simple" xlink:href="https://www.ukrinform.ua/rubric-polytics/3703049-brink-podakuvala-ppo-za-zahist-ukrainskogo-neba-vid-varvarskih-atak-rosii.html" text:style-name="Internet_20_link" text:visited-style-name="Visited_20_Internet_20_Link">
<text:span text:style-name="T4">
 air defense </text:span>
</text:a>
As reported <text:a xlink:type="simple" xlink:href="https://www.ukrinform.ua/rubric-polytics/3704582-1207-ssa-hocut-i-gotovi-pidtrimuvati-vstup-ukraini-do-nato-brink.html" text:style-name="Internet_20_link" text:visited-style-name="Visited_20_Internet_20_Link">
</text:a>
On Thursday, the Bridge Bridzhita Bridget said that Ukraine's accession to Ukraine is a pre -Atlantic Alliance is a process that the United States is ready and want to support.</text:p>
      <text:p text:style-name="P4">
News Source: <text:a xlink:type="simple" xlink:href="https://www.ukrinform.ua/rubric-ato/3704885-stati-pridilaut-veliku-uvagu-peredaci-ukraini-zasobiv-ppo-bilij-dim.html" text:style-name="Internet_20_link" text:visited-style-name="Visited_20_Internet_20_Link">
https://www.ukrinform.ua/rubric-ato/3704885-stati-pridilaut-veliku-uvagu-peredaci-ukraini-zasobiv-ppo-bilij-dim.html</text:a>
</text:p>
      <!--NEWS-->
      <text:h text:style-name="P10" text:outline-level="1">
<text:span text:style-name="T4">
Dmytro Kuleba: Giving Ukraine F-16 will help restore global food safety</text:span>
</text:h>
      <text:p text:style-name="P4">
Author: ['АРМІЯINFORM']</text:p>
      <text:p text:style-name="P4">
Time: 2023-05-04T80:00:00-04:00</text:p>
      <text:p text:style-name="P4">
Description: Nadannya Ukrainian Vinishchyvachiv F-16 is pretended by the global food flapeke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f16.jpg" text:style-name="Internet_20_link" text:visited-style-name="Visited_20_Internet_20_Link">
f16.jpg</text:a>
']</text:p>
      <text:p text:style-name="P4">
Tags: ['F-16', 'АГРЕСІЯ РФ', 'ВТОРГНЕННЯ РФ', 'ДМИТРО КУЛЕБА', 'ПРОДОВОЛЬЧА БЕЗПЕКА']</text:p>
      <text:p text:style-name="P4">
Category: News</text:p>
      <!--METADATA-->
      <text:p text:style-name="P4">
<draw:frame draw:style-name="fr1" draw:name="Image305" text:anchor-type="as-char" svg:width="6.9236in" svg:height="3.894525in" draw:z-index="0">
<draw:image xlink:href="../Images/AРМІЯINFORM/2023-05-04T80-00-00-04-00/f16.jpg" xlink:type="simple" xlink:show="embed" xlink:actuate="onLoad" draw:mime-type="image/jpeg"/>
</draw:frame>
Giving Ukraine F-16 will help restore global food security.</text:p>
      <text:p text:style-name="P4">
On this <text:a xlink:type="simple" xlink:href="https://twitter.com/DmytroKuleba/status/1654099534618718208" text:style-name="Internet_20_link" text:visited-style-name="Visited_20_Internet_20_Link">
emphasizes</text:a>
Dmitry Kuleb, Head of Ukrainian Foreign Ministry.</text:p>
      <text:p text:style-name="P4">
"Having a well-equipped F-16 squadron, Ukraine will be able to keep Russian ships and aviation away from the Black Sea Grain Corridor, thus providing a route for an uninterrupted flow of grain ships," Dmitry Kuleb said.</text:p>
      <text:p text:style-name="P4">
We will remind, earlier on the importance of providing Ukraine with multi-purpose fighter fighters F6 <text:a xlink:type="simple" xlink:href="https://armyinform.com.ua/2023/04/08/chomu-f-16-vazhlyvi-dlya-ukrayiny/" text:style-name="Internet_20_link" text:visited-style-name="Visited_20_Internet_20_Link">
emphasized</text:a>
Lieutenant General Mykola Oleshchuk, Commander of the Armed Forces of the Armed Forces, these planes will ensure freedom of navigation and protection of the so-called "grain corridors".</text:p>
      <text:p text:style-name="P4">
News Source: <text:a xlink:type="simple" xlink:href="https://armyinform.com.ua/2023/05/04/dmytro-kuleba-nadannya-ukrayini-vynyshhuvachiv-f-16-dopomozhe-vidnovyty-globalnu-prodovolchu-bezpeku/" text:style-name="Internet_20_link" text:visited-style-name="Visited_20_Internet_20_Link">
https://armyinform.com.ua/2023/05/04/dmytro-kuleba-nadannya-ukrayini-vynyshhuvachiv-f-16-dopomozhe-vidnovyty-globalnu-prodovolchu-bezpeku/</text:a>
</text:p>
      <!--NEWS-->
      <text:h text:style-name="P10" text:outline-level="1">
<text:span text:style-name="T4">
During the day, the commander should report on the disappearance of the defender and appoint the investigation - the coordination headquarters</text:span>
</text:h>
      <text:p text:style-name="P4">
Author: ['АРМІЯINFORM']</text:p>
      <text:p text:style-name="P4">
Time: 2023-05-04T81:00:00-04:00</text:p>
      <text:p text:style-name="P4">
Description: At the coordinating headquarters of the online-Zustinch, Rodinov Zakhisnikіv of the Hromean Tan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ksh3-2.jpg" text:style-name="Internet_20_link" text:visited-style-name="Visited_20_Internet_20_Link">
ksh3-2.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6" text:anchor-type="as-char" svg:width="6.9236in" svg:height="4.823441in" draw:z-index="0">
<draw:image xlink:href="../Images/AРМІЯINFORM/2023-05-04T81-00-00-04-00/ksh3-2.jpg" xlink:type="simple" xlink:show="embed" xlink:actuate="onLoad" draw:mime-type="image/jpeg"/>
</draw:frame>
The coordination headquarters took place an online meeting with the families of defenders of a separate Kryvyi Rih Brigade named after Konstantin Pestushko. The question of the relatives and missing tankers was answered by a representative of the coordination.</text:p>
      <text:p text:style-name="P4">
About it <text:a xlink:type="simple" xlink:href="https://t.me/Koord_shtab/948" text:style-name="Internet_20_link" text:visited-style-name="Visited_20_Internet_20_Link">
reports</text:a>
Coordinating headquarters for the issue of prisoners of war.</text:p>
      <text:p text:style-name="P4">
The staff representative noted that in case of disappearance of a serviceman, the commander must report on changes in the accounting of the personnel. As a result(former military enlistment office). А вже звідти протягом добиспівробітники ТЦК та СП передають сповіщення родичам зниклого безвістивійськовослужбовця.</text:p>
      <text:p text:style-name="P4">
Проте родичі звернули увагу на те, що є певні проблеми, пов’язані з отриманнямдокументів про службові розслідування. Слід зазначити, що військова частинаможе надати лише ті документи, які не мають обмеженого доступу.</text:p>
      <text:p text:style-name="P4">
Серед іншого представник Штабу закликав бути пильними і уважно ставитися доінформації, отриманої з неперевірених джерел, не передавати персональні данісвої чи зниклого безвісти військовослужбовця третім особам чи організаціям.Питаннями пошуку зниклих безвісти і поверненням захисників і захисниць зворожого полону займаються лише уповноважені державні органи.</text:p>
      <text:p text:style-name="P4">
News Source: <text:a xlink:type="simple" xlink:href="https://armyinform.com.ua/2023/05/04/protyagom-doby-komandyr-povynen-dopovisty-pro-znyknennya-zahysnyka-i-pryznachyty-rozsliduvannya-koordynaczijnyj-shtab/" text:style-name="Internet_20_link" text:visited-style-name="Visited_20_Internet_20_Link">
https://armyinform.com.ua/2023/05/04/protyagom-doby-komandyr-povynen-dopovisty-pro-znyknennya-zahysnyka-i-pryznachyty-rozsliduvannya-koordynaczijnyj-shtab/</text:a>
</text:p>
      <!--NEWS-->
      <text:h text:style-name="P10" text:outline-level="1">
<text:span text:style-name="T4">
It is suggested to reduce the limit age</text:span>
</text:h>
      <text:p text:style-name="P4">
Author: ['АРМІЯINFORM']</text:p>
      <text:p text:style-name="P4">
Time: 2023-05-04T82:00:00-04:00</text:p>
      <text:p text:style-name="P4">
Description: The defense of the defense of the defense of the Zbroyshanykh of Ukrainian, spirally destroye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rizovniki-scaled-e1603736516166.jpg" text:style-name="Internet_20_link" text:visited-style-name="Visited_20_Internet_20_Link">
prizovniki-scaled-e1603736516166.jpg</text:a>
']</text:p>
      <text:p text:style-name="P4">
Tags: ['ЗМІНИ В ЗАКОНОДАВСТВІ', 'ПРИЗОВ']</text:p>
      <text:p text:style-name="P4">
Category: News</text:p>
      <!--METADATA-->
      <text:p text:style-name="P4">
<draw:frame draw:style-name="fr1" draw:name="Image307" text:anchor-type="as-char" svg:width="6.9236in" svg:height="3.963761in" draw:z-index="0">
<draw:image xlink:href="../Images/AРМІЯINFORM/2023-05-04T82-00-00-04-00/prizovniki-scaled-e1603736516166.jpg" xlink:type="simple" xlink:show="embed" xlink:actuate="onLoad" draw:mime-type="image/jpeg"/>
</draw:frame>
In the Ministry of Defense, responding to the appeals of the Armed Forces of Ukraine, jointly worked proposals for changes to the legislation on reducing the marginal age of the recruitment of citizens on military accounting of conscripts from 27 to 25 years, <text:a xlink:type="simple" xlink:href="https://t.me/militarymediacenter/1864" text:style-name="Internet_20_link" text:visited-style-name="Visited_20_Internet_20_Link">
reports</text:a>
Military Media Center.</text:p>
      <text:p text:style-name="P4">
The changes are dictated by the fact that during the legal regime of the military, the need to stay citizens on military accounting of conscripts up to 27 years.</text:p>
      <text:p text:style-name="P4">
First, the need for their annual arrival in territorial centers of completing and social support, including for medical examinations, leads to additional financial costs, load on medical workers and increase queues for HCP. While no call for term service during martial law is not carried out.</text:p>
      <text:p text:style-name="P4">
Secondly, prolonged military registration of conscripts during the action of the war, leads to the fact that a significant number of citizens who do not have the status of military service cannot be unrelated to military service during mobilization.</text:p>
      <text:p text:style-name="P4">
Considering the considerable attention of society to issues related to the military and mobilization, it is worth noting that all initiatives of Ukraine's siloboplants aimed at strengthening the defense capability of the state, are grounded, agreed with other governmental and security structures, aiming to win the process of winning. !</text:p>
      <text:p text:style-name="P4">
Every common step, every government decision, every change to the law is a response to a large -scale invasion of Russia in order to strengthen our defense capacity. Each such solution is undergoing a rigid test in the conditions of the state.</text:p>
      <text:p text:style-name="P4">
News Source: <text:a xlink:type="simple" xlink:href="https://armyinform.com.ua/2023/05/04/granychnyj-vik-perebuvannya-pryzovnykiv-na-vijskovomu-obliku-zmensheno/" text:style-name="Internet_20_link" text:visited-style-name="Visited_20_Internet_20_Link">
https://armyinform.com.ua/2023/05/04/granychnyj-vik-perebuvannya-pryzovnykiv-na-vijskovomu-obliku-zmensheno/</text:a>
</text:p>
      <!--NEWS-->
      <text:h text:style-name="P10" text:outline-level="1">
<text:span text:style-name="T4">
We meet in the Hague to bring peace and return justice - President of Ukraine</text:span>
</text:h>
      <text:p text:style-name="P4">
Author: ['АРМІЯINFORM']</text:p>
      <text:p text:style-name="P4">
Time: 2023-05-04T83:00:00-04:00</text:p>
      <text:p text:style-name="P4">
Description: At the Office VIZITS, the President of Ukraine Volodymyr ... war with Ukraine 2022, the war with Ukraine is the latest news today, the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aed2d36dede586bddcf09a35a80721d5_1683206771_extra_large111.jpeg" text:style-name="Internet_20_link" text:visited-style-name="Visited_20_Internet_20_Link">
aed2d36dede586bddcf09a35a80721d5_1683206771_extra_large111.jpeg</text:a>
']</text:p>
      <text:p text:style-name="P4">
Tags: ['STOPRUSSIA', 'ВОЛОДИМИР ЗЕЛЕНСЬКИЙ', 'СВІТ ПІДТРИМУЄ УКРАЇНУ']</text:p>
      <text:p text:style-name="P4">
Category: News</text:p>
      <!--METADATA-->
      <text:p text:style-name="P4">
<draw:frame draw:style-name="fr1" draw:name="Image308" text:anchor-type="as-char" svg:width="6.9236in" svg:height="4.617948in" draw:z-index="0">
<draw:image xlink:href="../Images/AРМІЯINFORM/2023-05-04T83-00-00-04-00/aed2d36dede586bddcf09a35a80721d5_1683206771_extra_large111.jpeg" xlink:type="simple" xlink:show="embed" xlink:actuate="onLoad" draw:mime-type="image/jpeg"/>
</draw:frame>
Within the framework of the official visit to the Kingdom of the Netherlands, President of Ukraine Zelensky held a meeting with the Prime Minister of the Netherlands Markruitte and Prime Minister of the Kingdom of Belgium Alexander de Kroo, [reports] <text:a xlink:type="simple" xlink:href="https://president.gov.ua/news/mi-zustrichayemos-u-gaazi-shob-nabliziti-mir-i-povernuti-spr-82665" text:style-name="Internet_20_link" text:visited-style-name="Visited_20_Internet_20_Link">
reports</text:a>
Office of the President of Ukraine.</text:p>
      <text:p text:style-name="P4">
Negotiations took place both tet-a-tete and trilateral format.</text:p>
      <text:p text:style-name="P4">
While communicating with media representatives, Vladimirzelensky said: “We are meeting here in the Hague to bring peace to and to regain justice. We need justice. "</text:p>
      <text:p text:style-name="P4">
The President of Ukraine expressed his gratitude to Mark Rutte and the people of the Netherlands for his powerful assistance in strengthening Ukrainian defense.</text:p>
      <text:p text:style-name="P4">
“Patriot and other weapons that the Netherlands gave us have already saved thousands of lives of Ukrainian lives!Thank you!" - he said.</text:p>
      <text:p text:style-name="P4">
The head of the Ukrainian state thanked Prime Minister Alexander de Croo Tavsius Belgium for solidarity in protecting common European values.</text:p>
      <text:p text:style-name="P4">
"Thank you for supporting sanctions against Russia and help packages for our state and people," said Volodymyr Zelenskyy.</text:p>
      <text:p text:style-name="P4">
During the negotiations, the parties focused on security issues. As the President of Ukraine stated, now the main thing is the speed in the supply of extorting weapons.</text:p>
      <text:p text:style-name="P4">
“I called on partners - both the Netherlands and Belgium - to assist us in the maximum quickly implement weapons agreements. It is very important - we work on the creation of a coalition of armored vehicles in the continuation of the coalition of tanks. We deliver that the Netherlands and Belgium, together with the countries of Northern Europe, Tavsim, partners will effectively support our initiative to start the coalition of armored vehicles, ”the Head of State said.</text:p>
      <text:p text:style-name="P4">
In addition, according to Vladimir Zelensky, it is time to make positive decisions on modern aircraft.</text:p>
      <text:p text:style-name="P4">
“There are no rational reasons to postpone such decisions. To prepare our pilots and strengthen the wings for Ukraine means to accelerate the world we will all be, ”the President said.</text:p>
      <text:p text:style-name="P4">
The interlocutors also discussed the common Euro -Atlantic security.At the agenda of Vladimir Zelensky, Mark Rutte, Jaleksandra de Kroo, there were also relations between Ukraine and the EU. Presidential for a positive assessment of the progress of the Ukrainian state to constitute the recommendations of the European Commission.</text:p>
      <text:p text:style-name="P4">
"During the war, we do all the necessary reforms, and this will be the very moment when a positive political impulse will open the way to a new and long -term -positive history for both Ukraine and all of Europe," - convinced Volodymyr Zelensky.</text:p>
      <text:p text:style-name="P4">
The Head of State expressed gratitude for the support of the Ukrainian peace formula, which can only regain territorial integrity and security for Ukraine, but also securely guarantee long -term security of Europe and the world.</text:p>
      <text:p text:style-name="P4">
“This is our common task - to restore the full force of the UN Charter, the international right in general - all that Putin and Russia violated. Peace requires strengthening of units, more complete isolation of Russia. Peace requires that the assets of the terrorist state be confiscated. And peace demands that the losses are refunded, the aruins are rebuilt. And I'm sure we will do it together, ”the President said.</text:p>
      <text:p text:style-name="P4">
For his part, the Prime Minister of the Netherlands stressed that his country will continue to support Ukraine in the way of struggle, and Russia should be responsible for the crime and the injustice that it is against the Ukrainian people.</text:p>
      <text:p text:style-name="P4">
"The Netherlands will do everything possible to ensure justice for Ukraine, at least how much time it takes and at least how difficult it is," Mark Rutte said.</text:p>
      <text:p text:style-name="P4">
According to the head of the Kingdom of the Netherlands, Russian aggression is on the world that the rule of law must be constantly protected.</text:p>
      <text:p text:style-name="P4">
"Ukraine will remain in our hearts and memory not only today, but also time until peace and freedom are restored in your country," he said.</text:p>
      <text:p text:style-name="P4">
The Prime Minister of the Kingdom of Belgium recalled that his state, like the Netherlands many other countries, supported Ukraine since the first days of full-scale interaction, and spoke for preserving this support.</text:p>
      <text:p text:style-name="P4">
“We will continue this support and will show our solidarity with Ukraine. Now our turn to help Ukraine get rid of the cruel and azocon occupation again. This is the same occupation that our countries have experienced during the Second World War. That is why the Belgium government is preparing a new package of military assistance to Ukraine, ”Alexander de Croo assured.</text:p>
      <text:p text:style-name="P4">
He recalled that since the beginning of the war, Belgium has frozen more than 50 billion euros of assets of Russian individuals and legal entities.</text:p>
      <text:p text:style-name="P4">
News Source: <text:a xlink:type="simple" xlink:href="https://armyinform.com.ua/2023/05/04/my-zustrichayemos-u-gaazi-shhob-nablyzyty-myr-i-povernuty-spravedlyvist-prezydent-ukrayiny/" text:style-name="Internet_20_link" text:visited-style-name="Visited_20_Internet_20_Link">
https://armyinform.com.ua/2023/05/04/my-zustrichayemos-u-gaazi-shhob-nablyzyty-myr-i-povernuty-spravedlyvist-prezydent-ukrayiny/</text:a>
</text:p>
      <!--NEWS-->
      <text:h text:style-name="P10" text:outline-level="1">
<text:span text:style-name="T4">
Belgium and the Netherlands confirmed their steadfast in support of Ukraine</text:span>
</text:h>
      <text:p text:style-name="P4">
Author: ['АРМІЯINFORM']</text:p>
      <text:p text:style-name="P4">
Time: 2023-05-04T84:00:00-04:00</text:p>
      <text:p text:style-name="P4">
Description: SPILLA WEARCHARASIA Ukrainian, the queen of Belgіy Tu Quality Nigerlandi Zvzit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0b912e438ff0e5180276e2e4a06eb26_1683206773_extra_large6544.jpeg" text:style-name="Internet_20_link" text:visited-style-name="Visited_20_Internet_20_Link">
60b912e438ff0e5180276e2e4a06eb26_1683206773_extra_large6544.jpeg</text:a>
']</text:p>
      <text:p text:style-name="P4">
Tags: ['STOPRUSSIA', 'ПРЕЗИДЕНТ УКРАЇНИ', 'СВІТ ПІДТРИМУЄ УКРАЇНУ']</text:p>
      <text:p text:style-name="P4">
Category: News</text:p>
      <!--METADATA-->
      <text:p text:style-name="P4">
<draw:frame draw:style-name="fr1" draw:name="Image309" text:anchor-type="as-char" svg:width="6.9236in" svg:height="4.617948in" draw:z-index="0">
<draw:image xlink:href="../Images/AРМІЯINFORM/2023-05-04T84-00-00-04-00/60b912e438ff0e5180276e2e4a06eb26_1683206773_extra_large6544.jpeg" xlink:type="simple" xlink:show="embed" xlink:actuate="onLoad" draw:mime-type="image/jpeg"/>
</draw:frame>
<text:span text:style-name="T4">
 Joint Declaration of Ukraine, the Kingdom of Belgium and the Kingdom of the Netherlands of the Visit of the President of Ukraine Volodymyr Zelensky to the Netherlands 4th 2023 </text:span>
</text:p>
      <text:p text:style-name="P4">
The Kingdom of Belgium and the Kingdom of the Netherlands confirm their unwavering support for the independence, sovereignty and territorial integrity of Ukraine with its internationally recognized borders, as well as its full support for Ukraine's self -defense, and the choice of its own security measures.</text:p>
      <text:p text:style-name="P4">
Ukraine, Belgium and the Netherlands repeat their demand in accordance with the UN International Court of March 16, 2022, so that the Russian Federation, completely, completely and unconditionally removed all its military forces from the territory of Ukraine within its internationally recognized borders, including military units, which can be managed Or that the Russian Federation can support, as well as withdraw any organizations and persons that can be under its control or management.</text:p>
      <text:p text:style-name="P4">
Belgium and the Netherlands confirm their solidarity with Ukraine and its people's heroic protection of their freedom and our common values.</text:p>
      <text:p text:style-name="P4">
Belgium and the Netherlands confirm their obligations to provide the Ukrainian military, humanitarian and financial support as much as it will be necessary to help it overcome Russia's military aggression.</text:p>
      <text:p text:style-name="P4">
<text:span text:style-name="T4">
 Measures to meet the urgent needs of Ukraine in military and defense equipment </text:span>
</text:p>
      <text:p text:style-name="P4">
Belgium and the Netherlands will continue to provide military support to Ukraine aimed at enhancing the ability to effectively protect its territory on land, nasis and in the air. Our support contains weapons, armor, ammunition, ammunition and other various forms of assistance, as well as assistance in the preparation of the Ukrainian Armed Forces, including preparation for the use of advanced Western weapons.</text:p>
      <text:p text:style-name="P4">
Ukraine highly appreciates all the help that Belgium and the Netherlands are provided for Ukraine's defense capability.</text:p>
      <text:p text:style-name="P4">
Belgium and the Netherlands will support Ukraine as much as they will need, and will continue to provide powerful military and defense support to Ukraine.</text:p>
      <text:p text:style-name="P4">
<text:span text:style-name="T4">
 Ukrainian peace formula </text:span>
</text:p>
      <text:p text:style-name="P4">
Belgium and the Netherlands recognize Ukraine's sovereign decision on the peace process, support the Ukrainian formula of peace aimed at establishing the Second, Fair and Sustainable Peace in Ukraine for global security.They confirm their willingness to help in convening a global peace of the world to participate at a high level.</text:p>
      <text:p text:style-name="P4">
<text:span text:style-name="T4">
 Future Security Cooperation </text:span>
</text:p>
      <text:p text:style-name="P4">
Belgium and the Netherlands highly appreciate the determination and courage of the Ukrainian people of the Armed Forces and recognize their significant contribution to the safety of the Euro -Atlantic region and beyond.</text:p>
      <text:p text:style-name="P4">
Together with partners and through international cooperation within the European Union, NATO, the Contact Group on Defense of Ukraine and in other formatbelgia and the Netherlands, the Ukrainian army, the Security Sector of Joboron in the long run, will support the Ukrainian army.</text:p>
      <text:p text:style-name="P4">
By the time Ukraine becomes a member of NATO, Belgium and the Netherlands, support Ukraine's support on its path to further Euro-Atlantic integration and strengthening Ukraine's ability to protect itself from current Russian military aggression and from any future threat.</text:p>
      <text:p text:style-name="P4">
Ukraine's security is of great importance for the Alliance. Within the partnership, Ukraine - Natto Belgium and the Netherlands will contribute to long -term mutual mutual mutual mutual mutual, reforming and reconstruction of the defense industry of Ukraine, building institutions and potential. The priority is a clear roadmap of the Sustainable Transition of Ukraine to Standards, Doctrines and NATO Institutions, as well as well -being financial support. Ukraine, the Netherlands and Belgium are looking forward to discussing these issues at NATO summit in Vilnius in July 2023.</text:p>
      <text:p text:style-name="P4">
<text:span text:style-name="T4">
 Accountability and Restoration of Justice </text:span>
</text:p>
      <text:p text:style-name="P4">
Ukraine, Belgium and the Netherlands emphasize their firm devotion to the responsibility of the perpetrators of war and other cruel crimes committed in connection with Russia's military aggression against Ukraine, as well as support the creation of an appropriate mechanism for justice to effectively ensure the responsibility for aggression.</text:p>
      <text:p text:style-name="P4">
Ukraine, Belgium and the Netherlands emphasize the importance of investigating international crimes by the Office of the Prosecutor General of Ukraine and Ukrainian researcher, as well as recognize the important role against Ukraine.</text:p>
      <text:p text:style-name="P4">
<text:span text:style-name="T4">
 sanctions and compensation for military damage to Ukraine </text:span>
Ukraine, Belgium and the Netherlands agrees that international sanctions are an exclusive part of the international response to Russian aggression.</text:p>
      <text:p text:style-name="P4">
Belgium and the Netherlands are devoted to further increased pressure on the European Union due to Russia, where possible, effective implementation of sanctions, as well as EU and G7 efforts to counteract the circumstance of the sanctions regime.</text:p>
      <text:p text:style-name="P4">
Ukraine, Belgium and the Netherlands will continue to work on the formation of international mechanisms of compensation for losses, injuries and destruction caused by Russian aggression. Belgium and the Netherlands are devoted to the EU efforts to study the use of frozen and immobilized Russian assets to support Ukraine's restoration and to pay reparations.</text:p>
      <text:p text:style-name="P4">
<text:span text:style-name="T4">
 Source </text:span>
: <text:a xlink:type="simple" xlink:href="https://www.president.gov.ua/news/spilna-deklaraciya-ukrayini-korolivstva-belgiya-ta-korolivst-82657" text:style-name="Internet_20_link" text:visited-style-name="Visited_20_Internet_20_Link">
Presidential Office</text:a>
</text:p>
      <text:p text:style-name="P4">
News Source: <text:a xlink:type="simple" xlink:href="https://armyinform.com.ua/2023/05/04/belgiya-ta-niderlandy-pidtverdyly-svoyu-nepohytnist-u-pidtrymczi-ukrayiny/" text:style-name="Internet_20_link" text:visited-style-name="Visited_20_Internet_20_Link">
https://armyinform.com.ua/2023/05/04/belgiya-ta-niderlandy-pidtverdyly-svoyu-nepohytnist-u-pidtrymczi-ukrayiny/</text:a>
</text:p>
      <!--NEWS-->
      <text:h text:style-name="P10" text:outline-level="1">
<text:span text:style-name="T4">
Our art struck 5 areas of focus of the enemy and destroyed the Rushist Reb Station</text:span>
</text:h>
      <text:p text:style-name="P4">
Author: ['АРМІЯINFORM']</text:p>
      <text:p text:style-name="P4">
Time: 2023-05-04T85:00:00-04:00</text:p>
      <text:p text:style-name="P4">
Description: Avіaatsіya defense forces for Dob took 6 hit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arta.jpg" text:style-name="Internet_20_link" text:visited-style-name="Visited_20_Internet_20_Link">
arta.jpg</text:a>
']</text:p>
      <text:p text:style-name="P4">
Tags: ['STOPRUSSIA', 'АГРЕСІЯ РФ', 'ВТОРГНЕННЯ РФ', 'ВТРАТИ ВОРОГА', 'ГШ ЗСУ', 'ОБОРОНА УКРАЇНИ', 'ХРОНІКА ОБОРОНИ']</text:p>
      <text:p text:style-name="P4">
Category: News</text:p>
      <!--METADATA-->
      <text:p text:style-name="P4">
<draw:frame draw:style-name="fr1" draw:name="Image310" text:anchor-type="as-char" svg:width="6.9236in" svg:height="2.993015in" draw:z-index="0">
<draw:image xlink:href="../Images/AРМІЯINFORM/2023-05-04T85-00-00-04-00/arta.jpg" xlink:type="simple" xlink:show="embed" xlink:actuate="onLoad" draw:mime-type="image/jpeg"/>
</draw:frame>
** 🔥I</text:p>
      <text:p text:style-name="P4">
Aviation of defense forces per day has struck 6 strokes of the focus of the enemy's personnel.</text:p>
      <text:p text:style-name="P4">
In addition, during this day, 4 lancet ammunition was destroyed, <text:a xlink:type="simple" xlink:href="https://www.facebook.com/GeneralStaff.ua/posts/pfbid0eDuFxNZguXJgjjc6qTDnuqK7JwCmAcsFC3gpATsqqHNCMosKXwC8J3XhyfgrTTcCl" text:style-name="Internet_20_link" text:visited-style-name="Visited_20_Internet_20_Link">
reports</text:a>
The General Staff of the Armed Forces of Ukraine.</text:p>
      <text:p text:style-name="P4">
Divisions of rocket troops and artillery impressed 5 areas of Livivala's concentration, 2 enemy ammunition depots and 1 of its electronic radio.</text:p>
      <text:p text:style-name="P4">
News Source: <text:a xlink:type="simple" xlink:href="https://armyinform.com.ua/2023/05/04/nasha-arta-vrazyla-5-rajoniv-zoseredzhennya-protyvnyka-ta-znyshhyla-stancziyu-reb-rashystiv/" text:style-name="Internet_20_link" text:visited-style-name="Visited_20_Internet_20_Link">
https://armyinform.com.ua/2023/05/04/nasha-arta-vrazyla-5-rajoniv-zoseredzhennya-protyvnyka-ta-znyshhyla-stancziyu-reb-rashystiv/</text:a>
</text:p>
      <!--NEWS-->
      <text:h text:style-name="P10" text:outline-level="1">
<text:span text:style-name="T4">
Ukraine opposes hybrid formats of the tribunal about the Russian crime of aggression - Volodymyr Zelenskyy</text:span>
</text:h>
      <text:p text:style-name="P4">
Author: ['АРМІЯINFORM']</text:p>
      <text:p text:style-name="P4">
Time: 2023-05-04T86:00:00-04:00</text:p>
      <text:p text:style-name="P4">
Description: Ukrainian Praitzuvati over the spaces of the special tribunal of the Skhodo by the wicked aggression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f88a60b4674c892305888b822e14453_1683206773_extra_large44.jpeg" text:style-name="Internet_20_link" text:visited-style-name="Visited_20_Internet_20_Link">
6f88a60b4674c892305888b822e14453_1683206773_extra_large44.jpeg</text:a>
']</text:p>
      <text:p text:style-name="P4">
Tags: ['STOPRUSSIA', 'ВОЛОДИМИР ЗЕЛЕНСЬКИЙ', 'МІЖНАРОДНИЙ ТРИБУНАЛ']</text:p>
      <text:p text:style-name="P4">
Category: News</text:p>
      <!--METADATA-->
      <text:p text:style-name="P4">
<draw:frame draw:style-name="fr1" draw:name="Image311" text:anchor-type="as-char" svg:width="6.9236in" svg:height="4.617948in" draw:z-index="0">
<draw:image xlink:href="../Images/AРМІЯINFORM/2023-05-04T86-00-00-04-00/6f88a60b4674c892305888b822e14453_1683206773_extra_large44.jpeg" xlink:type="simple" xlink:show="embed" xlink:actuate="onLoad" draw:mime-type="image/jpeg"/>
</draw:frame>
Ukraine continues to work on the creation of a special tribunal on the crime of aggression, and any hybrid formats of such a tribunal are unacceptable. President Volodymyr Zelensky was tedied about Tapremier-Minister Belgium Alexander de Cook in Hague during a meeting with the media with the media of the Netherlands by the Netherlands Prime Minister Mark Rutte.</text:p>
      <text:p text:style-name="P4">
The head of state stressed that the group on the creation of a special tribunal(CORREGROUP)35 countries have already joined, <text:a xlink:type="simple" xlink:href="https://www.president.gov.ua/news/ukrayina-vistupaye-proti-gibridnih-formativ-tribunalu-shodo-82669" text:style-name="Internet_20_link" text:visited-style-name="Visited_20_Internet_20_Link">
reports</text:a>
Office of the President of Ukraine.</text:p>
      <text:p text:style-name="P4">
“We will work without any hybrid formats, we will work as a superconcracious tribunal to be responsible for their crimes, murder, torture. We understand who gave orders. So that these people are not to be built. It is very important to us, it is one of the fundamental issues, ”Volodymyr Zelenskyy said.</text:p>
      <text:p text:style-name="P4">
The President noted that Ukraine will disagree on any hybrid format-tribunal about Russia's crimes.</text:p>
      <text:p text:style-name="P4">
“We have known the Minsk Agreements since 2014 - it has been a hybrid peace. We will pursue what it has led to. That is why Ukraine does not want to agree to any hybrid peace, hybrid tribunal as the development of this development, ”the head of the state emphasized.</text:p>
      <text:p text:style-name="P4">
News Source: <text:a xlink:type="simple" xlink:href="https://armyinform.com.ua/2023/05/04/ukrayina-vystupaye-proty-gibrydnyh-formativ-trybunalu-shhodo-rosijskogo-zlochynu-agresiyi-volodymyr-zelenskyj/" text:style-name="Internet_20_link" text:visited-style-name="Visited_20_Internet_20_Link">
https://armyinform.com.ua/2023/05/04/ukrayina-vystupaye-proty-gibrydnyh-formativ-trybunalu-shhodo-rosijskogo-zlochynu-agresiyi-volodymyr-zelenskyj/</text:a>
</text:p>
      <!--NEWS-->
      <text:h text:style-name="P10" text:outline-level="1">
<text:span text:style-name="T4">
The main offensive efforts were focused on Liman, Bakhmut and Marinsk directions</text:span>
</text:h>
      <text:p text:style-name="P4">
Author: ['АРМІЯINFORM']</text:p>
      <text:p text:style-name="P4">
Time: 2023-05-04T87:00:00-04:00</text:p>
      <text:p text:style-name="P4">
Description: Opponent I did ZoServilu, the main Zuill on the leading advancing di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axmut.jpg" text:style-name="Internet_20_link" text:visited-style-name="Visited_20_Internet_20_Link">
baxmut.jpg</text:a>
']</text:p>
      <text:p text:style-name="P4">
Tags: ['STOPRUSSIA', 'АГРЕСІЯ РФ', 'ВІЙНА', 'ВТОРГНЕННЯ РФ', 'ГШ ЗСУ', 'ХРОНІКА ОБОРОНИ']</text:p>
      <text:p text:style-name="P4">
Category: News</text:p>
      <!--METADATA-->
      <text:p text:style-name="P4">
<draw:frame draw:style-name="fr1" draw:name="Image312" text:anchor-type="as-char" svg:width="6.9236in" svg:height="4.615733in" draw:z-index="0">
<draw:image xlink:href="../Images/AРМІЯINFORM/2023-05-04T87-00-00-04-00/baxmut.jpg" xlink:type="simple" xlink:show="embed" xlink:actuate="onLoad" draw:mime-type="image/jpeg"/>
</draw:frame>
** 🔥I</text:p>
      <text:p text:style-name="P4">
The enemy continues to focus the main efforts on the offensive actions of the Nalimansk, Bakhmut and Mariinsky directions - reflecting about 50 atakvorog. The most fierce battles continue for Bakhmut and Marinka, <text:a xlink:type="simple" xlink:href="https://www.facebook.com/GeneralStaff.ua/posts/pfbid0eDuFxNZguXJgjjc6qTDnuqK7JwCmAcsFC3gpATsqqHNCMosKXwC8J3XhyfgrTTcCl" text:style-name="Internet_20_link" text:visited-style-name="Visited_20_Internet_20_Link">
reports</text:a>
The General Staff of the Armed Forces of Ukraine.</text:p>
      <text:p text:style-name="P4">
<text:span text:style-name="T4">
 In the Liman direction </text:span>
 the enemy conducted unsuccessful offensive actions in the district-western outskirts of the disputed. Artillery shellings were suffered by Makeevka, Andreevka, Greek, Dibrova, Bigorivka, Luhansk region; Tornske, Verkhnyamyanskoye, controversial Donetsk region.</text:p>
      <text:p text:style-name="P4">
<text:span text:style-name="T4">
 In the Bakhmut direction </text:span>
 Bakhmut battles continue. In addition, the enemy conducted unsuccessful offensive actions in the direction of settlements Bogdanivka and Markovo. Nikiforivka, Vasyukivka, Novomarkove, Markovo, Grigorivka, Bogdanivka, Bakhmut, Ivanivske, Yar, Diliyivka, Iron, and New York of Donetsk region were injured from enemy shelling.</text:p>
      <text:p text:style-name="P4">
<text:span text:style-name="T4">
 In the Avdeevsky direction </text:span>
 the opponent of offensive actions was not carried out. Firing, Pervomaisko, Netaylovo and Karlovka of Donetsk region.</text:p>
      <text:p text:style-name="P4">
<text:span text:style-name="T4">
 In the Mariinsky direction </text:span>
 the enemy tries to improve tactical. Numerous hostile attacks in the Marinka area are reflected. At the same time, the hostilities were suffered by Krasnogorivka, Victory and Novomikhailivka of Donetsk region.</text:p>
      <text:p text:style-name="P4">
<text:span text:style-name="T4">
 In the mineral direction </text:span>
 the enemy fired at Villagledar, Novoukrainka, Prychistivka and Shakhtar Donetsk region.</text:p>
      <text:p text:style-name="P4">
News Source: <text:a xlink:type="simple" xlink:href="https://armyinform.com.ua/2023/05/04/osnovni-nastupalni-zusyllya-vorog-zoseredyv-na-lymanskomu-bahmutskomu-ta-maryinskomu-napryamkah/" text:style-name="Internet_20_link" text:visited-style-name="Visited_20_Internet_20_Link">
https://armyinform.com.ua/2023/05/04/osnovni-nastupalni-zusyllya-vorog-zoseredyv-na-lymanskomu-bahmutskomu-ta-maryinskomu-napryamkah/</text:a>
</text:p>
      <!--NEWS-->
      <text:h text:style-name="P10" text:outline-level="1">
<text:span text:style-name="T4">
Anna Malyar: "Passports are a hybrid weapon of the Russian Federation"</text:span>
</text:h>
      <text:p text:style-name="P4">
Author: ['АРМІЯINFORM']</text:p>
      <text:p text:style-name="P4">
Time: 2023-05-04T88:00:00-04:00</text:p>
      <text:p text:style-name="P4">
Description: The Russian Federation is not a lies with rockets, artillery, propaganda, and format-psychologist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ganna-malyar-fb.jpg" text:style-name="Internet_20_link" text:visited-style-name="Visited_20_Internet_20_Link">
ganna-malyar-fb.jpg</text:a>
', '<text:a xlink:type="simple" xlink:href="https://armyinform.com.ua/wp-content/uploads/2023/05/ros-pasport.jpg" text:style-name="Internet_20_link" text:visited-style-name="Visited_20_Internet_20_Link">
ros-pasport.jpg</text:a>
']</text:p>
      <text:p text:style-name="P4">
Tags: ['STOPRUSSIA', 'АГРЕСІЯ РФ', 'ВІЙНА', 'ВТОРГНЕННЯ РФ', 'ГАННА МАЛЯР', 'ПАСПОРТИ РФ']</text:p>
      <text:p text:style-name="P4">
Category: News</text:p>
      <!--METADATA-->
      <text:p text:style-name="P4">
<draw:frame draw:style-name="fr1" draw:name="Image313" text:anchor-type="as-char" svg:width="6.9236in" svg:height="4.61393in" draw:z-index="0">
<draw:image xlink:href="../Images/AРМІЯINFORM/2023-05-04T88-00-00-04-00/ganna-malyar-fb.jpg" xlink:type="simple" xlink:show="embed" xlink:actuate="onLoad" draw:mime-type="image/jpeg"/>
</draw:frame>
The Russian Federation is not only fighting rockets, artillery, propaganda, information and psychological operations, but also with its passports.</text:p>
      <text:p text:style-name="P4">
About it <text:a xlink:type="simple" xlink:href="https://t.me/annamaliar/698" text:style-name="Internet_20_link" text:visited-style-name="Visited_20_Internet_20_Link">
writes</text:a>
In her Telegram-channel of the Deputy Defense Minister of Ukraine Anna Malyar.</text:p>
      <text:p text:style-name="P4">
It is a directional, well -designed, large -scale campaign that they implemented generously in 2014 as one of the elements of cooking for war.</text:p>
      <text:p text:style-name="P4">
They now use certification to strengthen their criminal regimen of temporarily occupied territories of Ukraine.</text:p>
      <text:p text:style-name="P4">
There are two ways to act in two ways:</text:p>
      <text:p text:style-name="P4">
1️. Encouraged, inducing our citizens in temporarily occupied territories to find an initiative and get a passport.</text:p>
      <text:p text:style-name="P4">
2 . They are intimidated, threatened with massacre and physically force the Russian passport.</text:p>
      <text:p text:style-name="P4">
At the same time, the Russian authorities conceal the following information:</text:p>
      <ul>
        <li>
The obtained Russian passport legalizes the violent actions of the Russian Federation against the citizen, since in part in the Russian Federation such violence is allowed by law. Yes, it is a violation of international law, but the existence of a Russian passport de facto deprives Ukraine and the international community of effective assistance. * The Russian authorities distribute passports not to protect people or save their lives. * The Russian authorities seek to protect themselves and make repression against Ukrainians - legitimate.</li>
      </ul>
      <text:p text:style-name="P4">
In addition, the Russian passport enemy uses for:</text:p>
      <ul>
        <li>
forced mobilization of our people to the ranks of the hostile army; * Use of passport data in falsifying the results of the so -called elections in temporarily occupied territories.</li>
      </ul>
      <text:p text:style-name="P4">
<draw:frame draw:style-name="fr1" draw:name="Image314" text:anchor-type="as-char" svg:width="6.9236in" svg:height="5.232246in" draw:z-index="0">
<draw:image xlink:href="../Images/AРМІЯINFORM/2023-05-04T88-00-00-04-00/ros-pasport.jpg" xlink:type="simple" xlink:show="embed" xlink:actuate="onLoad" draw:mime-type="image/jpeg"/>
</draw:frame>
</text:p>
      <text:p text:style-name="P4">
News Source: <text:a xlink:type="simple" xlink:href="https://armyinform.com.ua/2023/05/04/ganna-malyar-pasporty-cze-gibrydna-zbroya-rosijskoyi-federacziyi/" text:style-name="Internet_20_link" text:visited-style-name="Visited_20_Internet_20_Link">
https://armyinform.com.ua/2023/05/04/ganna-malyar-pasporty-cze-gibrydna-zbroya-rosijskoyi-federacziyi/</text:a>
</text:p>
      <!--NEWS-->
      <text:h text:style-name="P10" text:outline-level="1">
<text:span text:style-name="T4">
Ukrainian soldiers repelled 19 enemy attacks in the Bakhmut direction - Cherevaty</text:span>
</text:h>
      <text:p text:style-name="P4">
Author: ["Владислав Дем'яненко"]</text:p>
      <text:p text:style-name="P4">
Time: 2023-05-04T89:00:00-04:00</text:p>
      <text:p text:style-name="P4">
Description: Bakhmut on the Syogodni is heated by the head of the Vorog, Zservennya All the Yogo Golovn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olovna-18.jpg" text:style-name="Internet_20_link" text:visited-style-name="Visited_20_Internet_20_Link">
golovna-18.jpg</text:a>
', '<text:a xlink:type="simple" xlink:href="https://armyinform.com.ua/wp-content/uploads/2023/05/photo_5377561254211733770_x.jpg" text:style-name="Internet_20_link" text:visited-style-name="Visited_20_Internet_20_Link">
photo_5377561254211733770_x.jpg</text:a>
']</text:p>
      <text:p text:style-name="P4">
Tags: ['STOPRUSSIA', 'АГРЕСІЯ РФ', 'БАХМУТСЬКИЙ НАПРЯМОК', 'ВІЙНА', 'ВТОРГНЕННЯ РФ', 'ЛИМАНО-КУП’ЯНСЬКИЙ НАПРЯМОК', 'СЕРГІЙ ЧЕРЕВАТИЙ', 'ХРОНІКА ОБОРОНИ']</text:p>
      <text:p text:style-name="P4">
Category: News</text:p>
      <!--METADATA-->
      <text:p text:style-name="P4">
<draw:frame draw:style-name="fr1" draw:name="Image315" text:anchor-type="as-char" svg:width="6.9236in" svg:height="4.61393in" draw:z-index="0">
<draw:image xlink:href="../Images/AРМІЯINFORM/2023-05-04T89-00-00-04-00/golovna-18.jpg" xlink:type="simple" xlink:show="embed" xlink:actuate="onLoad" draw:mime-type="image/jpeg"/>
</draw:frame>
Bakhmut today remains the main goal of the enemy, the focus of all his main attacking efforts. A spokesman of the eastern group of troops of the Armed Forces of Ukraine Sergey Cherevaty said about it live on the live broadcast of the television "Unin".</text:p>
      <text:p text:style-name="P4">
This day, the enemy attacked the positions of the Ukrainian military Nabakhmut direction 19 times. In total, the enemy made 229 strokes with various types of artillery and reactive volley fire systems, made two -avalates.</text:p>
      <ul>
        <li>
During the reflection of the attacks, Ukrainian soldiers destroyed 133 invaders, 176 - suffered. The anti-aircraft missile and harmonious complex "Armory-C1", 3 stations of radio electronic wrestling: R-330Z "resident" and two stations "Strizh", 2 enemy SAU, 2 howitzers, infantry fighting and 8 field warehouses were also destroyed. spokesman.</li>
      </ul>
      <text:p text:style-name="P4">
According to him, the enemy still has inventories and the ability to replenish the technique, but every day our heroic warriors do everything to make these stocks.</text:p>
      <text:p text:style-name="P4">
-Currently, we see that in many directions, the enemy already uses the sampling equipment of the BMP-1 or BTR-60, T-62 tanks. That is, our year of the struggle of the enemy is affected by his combat potential, - says Colonel.</text:p>
      <text:p text:style-name="P4">
He noted that all previous deadlines, which were voiced by the aggressor regarding the capture of the city of Bakhmut, were offset by heroic struggle and the resistance of Ukrainian soldiers.</text:p>
      <ul>
        <li>
A small district center became the world symbol of Ukrainian military heroism and, conversely, a symbol of Russian shame, - the officer emphasized.</li>
      </ul>
      <text:p text:style-name="P4">
Also, a spokesman for the eastern group of troops said that in the Limano-Kupyansk direction the enemy focuses on the conduct of artillery. This day, the enemy made 605 strikes on the positions of the Defense Forces of Ukraine, made 16 aircraft.</text:p>
      <ul>
        <li>
In three combatants, our soldiers destroyed 34 invaders, 79 were injured, and three more were captured. The newest Russian T-90 tank, infantry fighting vehicles, armored personnel carrier, self-propelled artillery installation of the Tadvi System Fire BM-21 "Grad" was also destroyed,-said Colonel Sergeychycheriev.</li>
      </ul>
      <text:p text:style-name="P4">
<draw:frame draw:style-name="fr1" draw:name="Image316" text:anchor-type="as-char" svg:width="6.9236in" svg:height="4.32725in" draw:z-index="0">
<draw:image xlink:href="../Images/AРМІЯINFORM/2023-05-04T89-00-00-04-00/photo_5377561254211733770_x.jpg" xlink:type="simple" xlink:show="embed" xlink:actuate="onLoad" draw:mime-type="image/jpeg"/>
</draw:frame>
</text:p>
      <text:p text:style-name="P4">
News Source: <text:a xlink:type="simple" xlink:href="https://armyinform.com.ua/2023/05/04/ukrayinski-voyiny-vidbyly-19-atak-voroga-na-bahmutskomu-napryamku-cherevatyj/" text:style-name="Internet_20_link" text:visited-style-name="Visited_20_Internet_20_Link">
https://armyinform.com.ua/2023/05/04/ukrayinski-voyiny-vidbyly-19-atak-voroga-na-bahmutskomu-napryamku-cherevatyj/</text:a>
</text:p>
      <!--NEWS-->
      <text:h text:style-name="P10" text:outline-level="1">
<text:span text:style-name="T4">
Medical institutions in a temporarily seized territory crowded</text:span>
</text:h>
      <text:p text:style-name="P4">
Author: ['АРМІЯINFORM']</text:p>
      <text:p text:style-name="P4">
Time: 2023-05-04T90:00:00-04:00</text:p>
      <text:p text:style-name="P4">
Description: Rosiyski Permat Pully Viezka, to blame the greats for half the battle, All Medic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oranenyj-ork.jpg" text:style-name="Internet_20_link" text:visited-style-name="Visited_20_Internet_20_Link">
poranenyj-ork.jpg</text:a>
']</text:p>
      <text:p text:style-name="P4">
Tags: ['STOPRUSSIA', 'АГРЕСІЯ РФ', 'ВІЙСЬКОВІ ЗЛОЧИНИ РФ', 'ВТОРГНЕННЯ РФ', 'ВТРАТИ ВОРОГА']</text:p>
      <text:p text:style-name="P4">
Category: News</text:p>
      <!--METADATA-->
      <text:p text:style-name="P4">
<draw:frame draw:style-name="fr1" draw:name="Image317" text:anchor-type="as-char" svg:width="6.9236in" svg:height="3.742486in" draw:z-index="0">
<draw:image xlink:href="../Images/AРМІЯINFORM/2023-05-04T90-00-00-04-00/poranenyj-ork.jpg" xlink:type="simple" xlink:show="embed" xlink:actuate="onLoad" draw:mime-type="image/jpeg"/>
</draw:frame>
Russian occupation troops continue to suffer heavy losses on the battlefield, all medical establishments in the temporarily seized area are crowded with wounded. As a result, the enemy continues to equip civilian training for medical institutions. Thus, in the settlement of the peaceful Zaporizhzhya region, the sports hall of the local school invaders are equipped with a military shield. At the same time, Russian invaders force the teaching to compond the educational process with the obligatory attendance of the school for children, <text:a xlink:type="simple" xlink:href="https://www.facebook.com/GeneralStaff.ua/posts/pfbid0eDuFxNZguXJgjjc6qTDnuqK7JwCmAcsFC3gpATsqqHNCMosKXwC8J3XhyfgrTTcCl" text:style-name="Internet_20_link" text:visited-style-name="Visited_20_Internet_20_Link">
reports</text:a>
The General Staff of the Armed Forces of Ukraine.</text:p>
      <text:p text:style-name="P4">
News Source: <text:a xlink:type="simple" xlink:href="https://armyinform.com.ua/2023/05/04/medzaklady-na-tymchasovo-zahoplenij-terytoriyi-perepovneni-nedostrilyanymy-okupantamy/" text:style-name="Internet_20_link" text:visited-style-name="Visited_20_Internet_20_Link">
https://armyinform.com.ua/2023/05/04/medzaklady-na-tymchasovo-zahoplenij-terytoriyi-perepovneni-nedostrilyanymy-okupantamy/</text:a>
</text:p>
      <!--NEWS-->
      <text:h text:style-name="P10" text:outline-level="1">
<text:span text:style-name="T4">
Today, Ukrainians can hold any posts in the Armed Forces of Ukraine-Anna Malyar</text:span>
</text:h>
      <text:p text:style-name="P4">
Author: ['Руслана Богдан']</text:p>
      <text:p text:style-name="P4">
Time: 2023-05-04T91:00:00-04:00</text:p>
      <text:p text:style-name="P4">
Description: The Zbroyni forces of Ukraine Nini 42 Tysyachi Zhinok, and at once with the zivilny pratsivnitsa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malyar_1111.jpg" text:style-name="Internet_20_link" text:visited-style-name="Visited_20_Internet_20_Link">
malyar_1111.jpg</text:a>
']</text:p>
      <text:p text:style-name="P4">
Tags: ['ГАННА МАЛЯР', 'ГЕНДЕРНА РІВНІСТЬ']</text:p>
      <text:p text:style-name="P4">
Category: News</text:p>
      <!--METADATA-->
      <text:p text:style-name="P4">
<draw:frame draw:style-name="fr1" draw:name="Image318" text:anchor-type="as-char" svg:width="6.9236in" svg:height="4.615733in" draw:z-index="0">
<draw:image xlink:href="../Images/AРМІЯINFORM/2023-05-04T91-00-00-04-00/malyar_1111.jpg" xlink:type="simple" xlink:show="embed" xlink:actuate="onLoad" draw:mime-type="image/jpeg"/>
</draw:frame>
There are now 42,000 women in the Armed Forces of Ukraine, and 60,000 with civilian workers, said the Deputy Minister of Defense of Ukraine Hannamars during a discussion on the participation of women in the Security and Defense Sector, which has been made in the Ukrainian Women's Congress held in Kiev.</text:p>
      <text:p text:style-name="P4">
-Now Ukrainians can hold any positions in the Armed Forces of Ukraine,-said the Deputy Minister of Defense of Ukraine Anna Malyar, telling the pierces in gender issues of the army. - Women have a free choice today, they are at their own decision at the front and voluntarily mobilize.</text:p>
      <text:p text:style-name="P4">
She reported that the Ministry of Defense of Ukraine continues to work out the provision of a gender approach into the daily life of Ukrainian.</text:p>
      <ul>
        <li>
Today, dozens of gender advisers are working on the implementation of the principle of equality of women and men in the Ukrainian army and progress is tangible. In addition, the Assumption with volunteers has now been created and already tested the field military form. Currently, the ceremonial and everyday women's form has long been introduced by the Armed Forces - said Anna Malyar.</li>
      </ul>
      <text:p text:style-name="P4">
She added that there are now 5 thousand Ukrainian women on the front line, 107 of which have grown, and more than 500 were injured.</text:p>
      <ul>
        <li>
Women are the same part of the troops as men, and I dream when we cease to make an emphasis on this topic, but we will simply be normally perceived that men are equally defending our country. - said Anna Malyar.</li>
      </ul>
      <text:p text:style-name="P4">
<text:span text:style-name="T5">
Foto: Victor Dehtyar</text:span>
</text:p>
      <text:p text:style-name="P4">
News Source: <text:a xlink:type="simple" xlink:href="https://armyinform.com.ua/2023/05/04/sogodni-ukrayinky-mozhut-obijmaty-bud-yaki-posady-v-zbrojnyh-sylah-ukrayiny-ganna-malyar/" text:style-name="Internet_20_link" text:visited-style-name="Visited_20_Internet_20_Link">
https://armyinform.com.ua/2023/05/04/sogodni-ukrayinky-mozhut-obijmaty-bud-yaki-posady-v-zbrojnyh-sylah-ukrayiny-ganna-malyar/</text:a>
</text:p>
      <!--NEWS-->
      <text:h text:style-name="P10" text:outline-level="1">
<text:span text:style-name="T4">
On the basis of the Netherlands Air Force, Volodymyr Zelenskyy met our military and got acquainted with weapons samples, which is transmitted to Ukraine</text:span>
</text:h>
      <text:p text:style-name="P4">
Author: ['АРМІЯINFORM']</text:p>
      <text:p text:style-name="P4">
Time: 2023-05-04T92:00:00-04:00</text:p>
      <text:p text:style-name="P4">
Description: At the Office VIZITS, the President of Ukraine Volodymyr ... war with Ukraine 2022, the war with Ukraine is the latest news today, the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59b90a3eba6f2e96a1a717aa33c82d9_1683219541_extra_large.jpeg" text:style-name="Internet_20_link" text:visited-style-name="Visited_20_Internet_20_Link">
b59b90a3eba6f2e96a1a717aa33c82d9_1683219541_extra_large.jpeg</text:a>
', '<text:a xlink:type="simple" xlink:href="https://armyinform.com.ua/wp-content/uploads/2023/05/d6876e1fb641e29fdc580f52cdfd845f_1683219545_extra_large.jpeg" text:style-name="Internet_20_link" text:visited-style-name="Visited_20_Internet_20_Link">
d6876e1fb641e29fdc580f52cdfd845f_1683219545_extra_large.jpeg</text:a>
', '<text:a xlink:type="simple" xlink:href="https://armyinform.com.ua/wp-content/uploads/2023/05/4c4ef605cb3a1be9382f4d80e808f4d6_1683219541_extra_large.jpeg" text:style-name="Internet_20_link" text:visited-style-name="Visited_20_Internet_20_Link">
4c4ef605cb3a1be9382f4d80e808f4d6_1683219541_extra_large.jpeg</text:a>
', '<text:a xlink:type="simple" xlink:href="https://armyinform.com.ua/wp-content/uploads/2023/05/49aa5e9a94f5ed507dd096c30739a899_1683219543_extra_large-1.jpeg" text:style-name="Internet_20_link" text:visited-style-name="Visited_20_Internet_20_Link">
49aa5e9a94f5ed507dd096c30739a899_1683219543_extra_large-1.jpeg</text:a>
']</text:p>
      <text:p text:style-name="P4">
Tags: ['STOPRUSSIA', 'ВОЛОДИМИР ЗЕЛЕНСЬКИЙ', 'СВІТ ПІДТРИМУЄ УКРАЇНУ']</text:p>
      <text:p text:style-name="P4">
Category: News</text:p>
      <!--METADATA-->
      <text:p text:style-name="P4">
<draw:frame draw:style-name="fr1" draw:name="Image319" text:anchor-type="as-char" svg:width="6.9236in" svg:height="4.617948in" draw:z-index="0">
<draw:image xlink:href="../Images/AРМІЯINFORM/2023-05-04T92-00-00-04-00/b59b90a3eba6f2e96a1a717aa33c82d9_1683219541_extra_large.jpeg" xlink:type="simple" xlink:show="embed" xlink:actuate="onLoad" draw:mime-type="image/jpeg"/>
</draw:frame>
Within the framework of the official visit to the Kingdom of the Netherlands, President of Ukraine Vladimir Zelensky visited the base of royal military-air force.</text:p>
      <text:p text:style-name="P4">
The Head of State met with the military personnel of the Armed Forces of Ukraine, who are training in the Netherlands, cadets of the Military Institute of KNU. T. Shevchenko, as well as with wounded warriors who are on rehabilitation of establishments, <text:a xlink:type="simple" xlink:href="https://www.president.gov.ua/news/na-bazi-vps-niderlandiv-volodimir-zelenskij-zustrivsya-z-ukr-82685" text:style-name="Internet_20_link" text:visited-style-name="Visited_20_Internet_20_Link">
reports</text:a>
Presidential Office.</text:p>
      <text:p text:style-name="P4">
<draw:frame draw:style-name="fr1" draw:name="Image320" text:anchor-type="as-char" svg:width="6.9236in" svg:height="4.617948in" draw:z-index="0">
<draw:image xlink:href="../Images/AРМІЯINFORM/2023-05-04T92-00-00-04-00/d6876e1fb641e29fdc580f52cdfd845f_1683219545_extra_large.jpeg" xlink:type="simple" xlink:show="embed" xlink:actuate="onLoad" draw:mime-type="image/jpeg"/>
</draw:frame>
“Here and now we see what help is and what life protection is. A more cenant mission is to do everything to win life, ”Vladimirzelensky emphasized.</text:p>
      <text:p text:style-name="P4">
Contacting the Prime Minister of the Netherlands, Mark Rutte and the Minister of Defense Secondland, Kaisa Ollogren, the President thanked them and everyone in the Netherlands, who helps Ukraine.</text:p>
      <text:p text:style-name="P4">
According to the Head of State, a weapon from this base, which helps Ukrainian defenders, will protect a normal, free, respect for the lives of Ukrainians of Ivsikh Europeans.</text:p>
      <text:p text:style-name="P4">
“All this brings the victory, our common victory. We will break the Russian evil and protect our freedom, our common European lifestyle, ” - said the Volodymyr Zelensky.</text:p>
      <text:p text:style-name="P4">
For her part, Kais Ollogren noted that this base is one of the locations in which the Nestedland is preparing military equipment and weapons for Ukraine.</text:p>
      <text:p text:style-name="P4">
<draw:frame draw:style-name="fr1" draw:name="Image321" text:anchor-type="as-char" svg:width="6.9236in" svg:height="4.617948in" draw:z-index="0">
<draw:image xlink:href="../Images/AРМІЯINFORM/2023-05-04T92-00-00-04-00/4c4ef605cb3a1be9382f4d80e808f4d6_1683219541_extra_large.jpeg" xlink:type="simple" xlink:show="embed" xlink:actuate="onLoad" draw:mime-type="image/jpeg"/>
</draw:frame>
“The dedication of your soldiers is really inspiring. They fight for free Ukraine. For Ukraine, which they can pass on to their children. And the rates are high for both Ukraine and all of us here, in the Netherlands, and for anyone who shares values, international law and territorial integrity, ”she said.</text:p>
      <text:p text:style-name="P4">
The Minister of Defense reported that the Netherlands had prepared for the needs of the International Criminal Court a mobile laboratory for forensic examination in Ukraine. It is important to prosecute the perpetrators of the perpetrators.</text:p>
      <text:p text:style-name="P4">
She stressed that the Netherlands would continue to help the Ukrainian people with his desire to repel Russian aggression.</text:p>
      <text:p text:style-name="P4">
“We will continue to make a significant contribution to strengthening military potential. Now and in the future, as long as it will take, ” - said Ollogren.</text:p>
      <text:p text:style-name="P4">
<draw:frame draw:style-name="fr1" draw:name="Image322" text:anchor-type="as-char" svg:width="6.9236in" svg:height="4.617948in" draw:z-index="0">
<draw:image xlink:href="../Images/AРМІЯINFORM/2023-05-04T92-00-00-04-00/49aa5e9a94f5ed507dd096c30739a899_1683219543_extra_large-1.jpeg" xlink:type="simple" xlink:show="embed" xlink:actuate="onLoad" draw:mime-type="image/jpeg"/>
</draw:frame>
The President spoke with instructors who conduct training for Ukrainian servicemen, in particular on the use of modern Western weapons.</text:p>
      <text:p text:style-name="P4">
The head of state also talked with Ukrainian defenders who are rehabilitation after combat wounds.</text:p>
      <text:p text:style-name="P4">
News Source: <text:a xlink:type="simple" xlink:href="https://armyinform.com.ua/2023/05/04/na-bazi-vps-niderlandiv-volodymyr-zelenskyj-zustrivsya-z-nashymy-vijskovymy-ta-oznajomyvsya-zi-zrazkamy-ozbroyennya-yake-peredayetsya-ukrayini/" text:style-name="Internet_20_link" text:visited-style-name="Visited_20_Internet_20_Link">
https://armyinform.com.ua/2023/05/04/na-bazi-vps-niderlandiv-volodymyr-zelenskyj-zustrivsya-z-nashymy-vijskovymy-ta-oznajomyvsya-zi-zrazkamy-ozbroyennya-yake-peredayetsya-ukrayini/</text:a>
</text:p>
      <!--NEWS-->
      <text:h text:style-name="P10" text:outline-level="1">
<text:span text:style-name="T4">
In Dnipro presented a photo exhibition of "Mix War"</text:span>
</text:h>
      <text:p text:style-name="P4">
Author: ['Олександр Колесник']</text:p>
      <text:p text:style-name="P4">
Time: 2023-05-04T93:00:00-04:00</text:p>
      <text:p text:style-name="P4">
Description: At the presentation, Yaka Vidbulya at the Acadrical Theater, the ballet, the head ...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17.jpg" text:style-name="Internet_20_link" text:visited-style-name="Visited_20_Internet_20_Link">
golovna-17.jpg</text:a>
', '<text:a xlink:type="simple" xlink:href="https://armyinform.com.ua/wp-content/uploads/2023/05/vystavka_01.jpg" text:style-name="Internet_20_link" text:visited-style-name="Visited_20_Internet_20_Link">
vystavka_01.jpg</text:a>
', '<text:a xlink:type="simple" xlink:href="https://armyinform.com.ua/wp-content/uploads/2023/05/v_001-150x150.jpg" text:style-name="Internet_20_link" text:visited-style-name="Visited_20_Internet_20_Link">
v_001-150x150.jpg</text:a>
', '<text:a xlink:type="simple" xlink:href="https://armyinform.com.ua/wp-content/uploads/2023/05/v_02-150x150.jpg" text:style-name="Internet_20_link" text:visited-style-name="Visited_20_Internet_20_Link">
v_02-150x150.jpg</text:a>
', '<text:a xlink:type="simple" xlink:href="https://armyinform.com.ua/wp-content/uploads/2023/05/vystavka_3.jpg" text:style-name="Internet_20_link" text:visited-style-name="Visited_20_Internet_20_Link">
vystavka_3.jpg</text:a>
', '<text:a xlink:type="simple" xlink:href="https://armyinform.com.ua/wp-content/uploads/2023/05/vystavka_5.jpg" text:style-name="Internet_20_link" text:visited-style-name="Visited_20_Internet_20_Link">
vystavka_5.jpg</text:a>
']</text:p>
      <text:p text:style-name="P4">
Tags: []</text:p>
      <text:p text:style-name="P4">
Category: News</text:p>
      <!--METADATA-->
      <text:p text:style-name="P4">
<draw:frame draw:style-name="fr1" draw:name="Image323" text:anchor-type="as-char" svg:width="6.9236in" svg:height="4.754205in" draw:z-index="0">
<draw:image xlink:href="../Images/AРМІЯINFORM/2023-05-04T93-00-00-04-00/golovna-17.jpg" xlink:type="simple" xlink:show="embed" xlink:actuate="onLoad" draw:mime-type="image/jpeg"/>
</draw:frame>
<text:span text:style-name="T4">
 _ for the presentation at the Academic Opera and Ballet Theater, servicemen, residents and guests of the regional center ._ </text:span>
 ** _ were made in the exposition of the work were made in the period since 2015 and day. Photos demonstrate to visitors at what price is all of us - Ukrainians, defend the freedom and independence of the Motherland, convey the domestic antenership of people during the war, loss of loss and contempt for Russian</text:p>
      <text:p text:style-name="P4">
<draw:frame draw:style-name="fr1" draw:name="Image324" text:anchor-type="as-char" svg:width="6.9236in" svg:height="4.136851in" draw:z-index="0">
<draw:image xlink:href="../Images/AРМІЯINFORM/2023-05-04T93-00-00-04-00/vystavka_01.jpg" xlink:type="simple" xlink:show="embed" xlink:actuate="onLoad" draw:mime-type="image/jpeg"/>
</draw:frame>
The author of the exhibition, which presents 35 photographs, the famous Ukrainian photographer photo journalist Sergey Diawiev. The main purpose of the photo exhibition to visit and feel the war through the view and lens of the author, who has time to take a moment the insidious Russian aggression against our country.</text:p>
      <text:p text:style-name="P4">
<text:a xlink:type="simple" xlink:href="https://armyinform.com.ua/wp-content/uploads/2023/05/v_001.jpg" text:style-name="Internet_20_link" text:visited-style-name="Visited_20_Internet_20_Link">
!(Images/AРМІЯINFORM/2023-05-04T93-00-00-04-00/v_001-150x150.jpg)</text:a>
</text:p>
      <text:p text:style-name="P4">
<text:a xlink:type="simple" xlink:href="https://armyinform.com.ua/wp-content/uploads/2023/05/v_02.jpg" text:style-name="Internet_20_link" text:visited-style-name="Visited_20_Internet_20_Link">
<draw:frame draw:style-name="fr1" draw:name="Image325" text:anchor-type="as-char" svg:width="6.9236in" svg:height="6.9236in" draw:z-index="0">
<draw:image xlink:href="../Images/AРМІЯINFORM/2023-05-04T93-00-00-04-00/v_02-150x150.jpg" xlink:type="simple" xlink:show="embed" xlink:actuate="onLoad" draw:mime-type="image/jpeg"/>
</draw:frame>
</text:a>
- This exhibition is a reminder to people about who they can live, work, attend theatrical performances, - says Sergey Drahiev. - Invite, at least for a moment, to be on the site of the military who protect Ukraine in the front, to see their tired courageous faces.</text:p>
      <text:p text:style-name="P4">
The works presented are divided into several conditional blocks. Here, according to the author, every photo has its own story. Visitors can see the consequences of water hostile shelling of the Dnieper and other cities and settlements, grief people who have lost their relatives and loved ones in the war of their relatives and relatives, injured peaceful people and children, the incredible work of our angels of slain bathrobes. And the author showed through the lens of his camera the diver of the Dnieper residents in wartime, as the city from the beginning of Russian aggression changed.</text:p>
      <text:p text:style-name="P4">
<draw:frame draw:style-name="fr1" draw:name="Image326" text:anchor-type="as-char" svg:width="6.9236in" svg:height="5.215779in" draw:z-index="0">
<draw:image xlink:href="../Images/AРМІЯINFORM/2023-05-04T93-00-00-04-00/vystavka_3.jpg" xlink:type="simple" xlink:show="embed" xlink:actuate="onLoad" draw:mime-type="image/jpeg"/>
</draw:frame>
According to the Dnipro resident of Anastasia, such expositions are extremely needed and reassessed.</text:p>
      <text:p text:style-name="P4">
<draw:frame draw:style-name="fr1" draw:name="Image327" text:anchor-type="as-char" svg:width="6.9236in" svg:height="5.319633in" draw:z-index="0">
<draw:image xlink:href="../Images/AРМІЯINFORM/2023-05-04T93-00-00-04-00/vystavka_5.jpg" xlink:type="simple" xlink:show="embed" xlink:actuate="onLoad" draw:mime-type="image/jpeg"/>
</draw:frame>
The exposition has been deployed at the Opera and Ballet Theater, so servicemen and all security officers can see it with their own eyes.</text:p>
      <text:p text:style-name="P4">
<text:span text:style-name="T5">
Foto - Sergey Diviev</text:span>
</text:p>
      <text:p text:style-name="P4">
News Source: <text:a xlink:type="simple" xlink:href="https://armyinform.com.ua/2023/05/04/u-dnipri-prezentuvaly-fotovystavku-myti-vijny/" text:style-name="Internet_20_link" text:visited-style-name="Visited_20_Internet_20_Link">
https://armyinform.com.ua/2023/05/04/u-dnipri-prezentuvaly-fotovystavku-myti-vijny/</text:a>
</text:p>
      <!--NEWS-->
      <text:h text:style-name="P10" text:outline-level="1">
<text:span text:style-name="T4">
Became known details about the massive shelling of Kherson</text:span>
</text:h>
      <text:p text:style-name="P4">
Author: ['Дмитро Завтонов']</text:p>
      <text:p text:style-name="P4">
Time: 2023-05-04T94:00:00-04:00</text:p>
      <text:p text:style-name="P4">
Description: At Pershi, the traveler is Schoshkantsi Kherson Znov, PID was captured by Masovanim Obrai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5-10-scaled.jpg" text:style-name="Internet_20_link" text:visited-style-name="Visited_20_Internet_20_Link">
5-10-scaled.jpg</text:a>
', '<text:a xlink:type="simple" xlink:href="https://armyinform.com.ua/wp-content/uploads/2023/05/6-10-scaled.jpg" text:style-name="Internet_20_link" text:visited-style-name="Visited_20_Internet_20_Link">
6-10-scaled.jpg</text:a>
', '<text:a xlink:type="simple" xlink:href="https://armyinform.com.ua/wp-content/uploads/2023/05/1-18-150x150.jpg" text:style-name="Internet_20_link" text:visited-style-name="Visited_20_Internet_20_Link">
1-18-150x150.jpg</text:a>
', '<text:a xlink:type="simple" xlink:href="https://armyinform.com.ua/wp-content/uploads/2023/05/2-21-150x150.jpg" text:style-name="Internet_20_link" text:visited-style-name="Visited_20_Internet_20_Link">
2-21-150x150.jpg</text:a>
', '<text:a xlink:type="simple" xlink:href="https://armyinform.com.ua/wp-content/uploads/2023/05/3-21-150x150.jpg" text:style-name="Internet_20_link" text:visited-style-name="Visited_20_Internet_20_Link">
3-21-150x150.jpg</text:a>
', '<text:a xlink:type="simple" xlink:href="https://armyinform.com.ua/wp-content/uploads/2023/05/4-19-150x150.jpg" text:style-name="Internet_20_link" text:visited-style-name="Visited_20_Internet_20_Link">
4-19-150x150.jpg</text:a>
']</text:p>
      <text:p text:style-name="P4">
Tags: []</text:p>
      <text:p text:style-name="P4">
Category: News</text:p>
      <!--METADATA-->
      <text:p text:style-name="P4">
<draw:frame draw:style-name="fr1" draw:name="Image328" text:anchor-type="as-char" svg:width="6.9236in" svg:height="4.615733in" draw:z-index="0">
<draw:image xlink:href="../Images/AРМІЯINFORM/2023-05-04T94-00-00-04-00/5-10-scaled.jpg" xlink:type="simple" xlink:show="embed" xlink:actuate="onLoad" draw:mime-type="image/jpeg"/>
</draw:frame>
In the first days of May, the unconquered inhabitants of Kherson again found themselves under the mass momentous on the part of the Russians, which led to numerous human casualties.</text:p>
      <text:p text:style-name="P4">
<draw:frame draw:style-name="fr1" draw:name="Image329" text:anchor-type="as-char" svg:width="6.9236in" svg:height="4.615733in" draw:z-index="0">
<draw:image xlink:href="../Images/AРМІЯINFORM/2023-05-04T94-00-00-04-00/6-10-scaled.jpg" xlink:type="simple" xlink:show="embed" xlink:actuate="onLoad" draw:mime-type="image/jpeg"/>
</draw:frame>
- Currently, 23 civilians were officially killed and 46 were injured. In the timepik, at about 11 o'clock, the gas station, the railway station, the shopping center, the parking lot and dwellings fired, the serviceman Sergei said in parking and residential buildings.</text:p>
      <text:p text:style-name="P4">
The shelling was made from different types of weapons and exclusively on civilian.</text:p>
      <text:p text:style-name="P4">
<text:a xlink:type="simple" xlink:href="https://armyinform.com.ua/wp-content/uploads/2023/05/1-18-scaled.jpg" text:style-name="Internet_20_link" text:visited-style-name="Visited_20_Internet_20_Link">
!(Images/AРМІЯINFORM/2023-05-04T94-00-00-04-00/1-18-150x150.jpg)</text:a>
</text:p>
      <text:p text:style-name="P4">
<text:a xlink:type="simple" xlink:href="https://armyinform.com.ua/wp-content/uploads/2023/05/2-21-scaled.jpg" text:style-name="Internet_20_link" text:visited-style-name="Visited_20_Internet_20_Link">
<draw:frame draw:style-name="fr1" draw:name="Image330" text:anchor-type="as-char" svg:width="6.9236in" svg:height="6.9236in" draw:z-index="0">
<draw:image xlink:href="../Images/AРМІЯINFORM/2023-05-04T94-00-00-04-00/2-21-150x150.jpg" xlink:type="simple" xlink:show="embed" xlink:actuate="onLoad" draw:mime-type="image/jpeg"/>
</draw:frame>
</text:a>
</text:p>
      <text:p text:style-name="P4">
<text:a xlink:type="simple" xlink:href="https://armyinform.com.ua/wp-content/uploads/2023/05/3-21-scaled.jpg" text:style-name="Internet_20_link" text:visited-style-name="Visited_20_Internet_20_Link">
<draw:frame draw:style-name="fr1" draw:name="Image331" text:anchor-type="as-char" svg:width="6.9236in" svg:height="6.9236in" draw:z-index="0">
<draw:image xlink:href="../Images/AРМІЯINFORM/2023-05-04T94-00-00-04-00/3-21-150x150.jpg" xlink:type="simple" xlink:show="embed" xlink:actuate="onLoad" draw:mime-type="image/jpeg"/>
</draw:frame>
</text:a>
</text:p>
      <text:p text:style-name="P4">
<text:a xlink:type="simple" xlink:href="https://armyinform.com.ua/wp-content/uploads/2023/05/4-19-scaled.jpg" text:style-name="Internet_20_link" text:visited-style-name="Visited_20_Internet_20_Link">
<draw:frame draw:style-name="fr1" draw:name="Image332" text:anchor-type="as-char" svg:width="6.9236in" svg:height="6.9236in" draw:z-index="0">
<draw:image xlink:href="../Images/AРМІЯINFORM/2023-05-04T94-00-00-04-00/4-19-150x150.jpg" xlink:type="simple" xlink:show="embed" xlink:actuate="onLoad" draw:mime-type="image/jpeg"/>
</draw:frame>
</text:a>
- The answer was immediately, at once, and it was much stronger than that they "sent us". I think that everything that could be burning there. Anyone who is involved in these terrorist attacks, we will find it, "Sergei said.</text:p>
      <text:p text:style-name="P4">
See the video of the Armyinform.</text:p>
      <text:p text:style-name="P4">
<text:span text:style-name="T5">
Opto and video author</text:span>
</text:p>
      <text:p text:style-name="P4">
News Source: <text:a xlink:type="simple" xlink:href="https://armyinform.com.ua/2023/05/04/staly-vidomymy-podrobyczi-pro-masovanyj-obstril-hersonu/" text:style-name="Internet_20_link" text:visited-style-name="Visited_20_Internet_20_Link">
https://armyinform.com.ua/2023/05/04/staly-vidomymy-podrobyczi-pro-masovanyj-obstril-hersonu/</text:a>
</text:p>
      <!--NEWS-->
      <text:h text:style-name="P10" text:outline-level="1">
<text:span text:style-name="T4">
Get a job on new vocation to veterans and veterans will help a new project from Veteran Hub</text:span>
</text:h>
      <text:p text:style-name="P4">
Author: ['Оксана Уретій']</text:p>
      <text:p text:style-name="P4">
Time: 2023-05-04T95:00:00-04:00</text:p>
      <text:p text:style-name="P4">
Description: The team of veteran khabu at once by the organized organized IREX launched the Prochkt “WICHKOVI ... War with Ukraine 2022, the war with Ukraine is the latest news today, the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oshuk-roboty-scaled.jpg" text:style-name="Internet_20_link" text:visited-style-name="Visited_20_Internet_20_Link">
poshuk-roboty-scaled.jpg</text:a>
']</text:p>
      <text:p text:style-name="P4">
Tags: ['STOPRUSSIA', 'АГРЕСІЯ РФ', 'ВІЙНА', 'ВТОРГНЕННЯ РФ', 'СОЦІАЛЬНИЙ ЗАХИСТ ПІД ЧАС ВІЙНИ']</text:p>
      <text:p text:style-name="P4">
Category: News</text:p>
      <!--METADATA-->
      <text:p text:style-name="P4">
<draw:frame draw:style-name="fr1" draw:name="Image333" text:anchor-type="as-char" svg:width="6.9236in" svg:height="4.615733in" draw:z-index="0">
<draw:image xlink:href="../Images/AРМІЯINFORM/2023-05-04T95-00-00-04-00/poshuk-roboty-scaled.jpg" xlink:type="simple" xlink:show="embed" xlink:actuate="onLoad" draw:mime-type="image/jpeg"/>
</draw:frame>
Photo by Veteran Hub</text:p>
      <text:p text:style-name="P4">
The Vetran Habu Veteran, along with the Irex International Organization, launched <text:a xlink:type="simple" xlink:href="https://veteranhub.com.ua/military-experience-in-resume" text:style-name="Internet_20_link" text:visited-style-name="Visited_20_Internet_20_Link">
Project</text:a>
"Military Surgery in Summary". Its purpose is to help veterans and veterans to adapt their military experience in resumes, and employers are better to understand the skills of such candidates with combat experience.</text:p>
      <ul>
        <li>
While fighting is ongoing in Ukraine, the number of veterans and the veterans increases. After returning, they will look for their new calling and can make a challenge and a question: how to find their place in the civilian sphere, ”the manager of employment projections Anastasia Stolyarik. - To support them on this path, Veteran Hub has a separate direction of work and already over 4 years provides consultations on employment and, in particular, teaches the former military to make a resume, showing the strengths they obtained during the service.</li>
      </ul>
      <text:p text:style-name="P4">
According to Ms. Anastasia, each of these meetings or conversations is another step -board of receiving a new job for participants in hostilities who will look for, formalize themselves after completion of service.</text:p>
      <text:p text:style-name="P4">
Now the team of the organization has collected the accumulated experience in one place and developed a new project, created a guide from 100 military specialties. This type contains the details of what the military is engaged in a particular position, taken from all possible open sources, such as charters or training programs. Each specialty described consists of two parts: key competencies that can be placed in the relevant section of your resume, and and direct painting is information that can be inserted into the "Experience" section.</text:p>
      <ul>
        <li>
Veterans and veterans can use the selection when they make up, look for their first civilian work or choose a new call. Windows to explain his experience to the employer and bring it closer to a new job, ”the project manager said.</li>
      </ul>
      <text:p text:style-name="P4">
In addition, the project can be useful in the work of HR specialists, recruiters to such career consultants. Because sometimes civil recruiters may not understand the full range of tasks that the military work with, and they can not always propose work that will fit their skills and competencies.</text:p>
      <text:p text:style-name="P4">
News Source: <text:a xlink:type="simple" xlink:href="https://armyinform.com.ua/2023/05/04/otrymaty-robotu-za-novym-poklykannyam-veteranam-i-veterankam-dopomozhe-novyj-proyekt-vid-veteran-hub/" text:style-name="Internet_20_link" text:visited-style-name="Visited_20_Internet_20_Link">
https://armyinform.com.ua/2023/05/04/otrymaty-robotu-za-novym-poklykannyam-veteranam-i-veterankam-dopomozhe-novyj-proyekt-vid-veteran-hub/</text:a>
</text:p>
      <!--NEWS-->
      <text:h text:style-name="P10" text:outline-level="1">
<text:span text:style-name="T4">
The occupiers cannot fully provide their groups with quality artillery and armored vehicles - Petro Chernik</text:span>
</text:h>
      <text:p text:style-name="P4">
Author: ["Владислав Дем'яненко"]</text:p>
      <text:p text:style-name="P4">
Time: 2023-05-04T96:00:00-04:00</text:p>
      <text:p text:style-name="P4">
Description: Taku Duma in the Efiri National Telemarafon “єdini News” was Viezkovichi Analik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377561254211733917_w.jpg" text:style-name="Internet_20_link" text:visited-style-name="Visited_20_Internet_20_Link">
photo_5377561254211733917_w.jpg</text:a>
']</text:p>
      <text:p text:style-name="P4">
Tags: ['STOPRUSSIA', 'АГРЕСІЯ РФ', 'БАХМУТ', 'ВТОРГНЕННЯ РФ', 'ПЕТРО ЧЕРНИК']</text:p>
      <text:p text:style-name="P4">
Category: News</text:p>
      <!--METADATA-->
      <text:p text:style-name="P4">
<draw:frame draw:style-name="fr1" draw:name="Image334" text:anchor-type="as-char" svg:width="6.9236in" svg:height="3.894525in" draw:z-index="0">
<draw:image xlink:href="../Images/AРМІЯINFORM/2023-05-04T96-00-00-04-00/photo_5377561254211733917_w.jpg" xlink:type="simple" xlink:show="embed" xlink:actuate="onLoad" draw:mime-type="image/jpeg"/>
</draw:frame>
Such an opinion on the air of the national <text:a xlink:type="simple" xlink:href="https://www.youtube.com/watch" text:style-name="Internet_20_link" text:visited-style-name="Visited_20_Internet_20_Link">
Telelorphone</text:a>
The only news was expressed by a military analyst Colonel Petro Chernik.</text:p>
      <ul>
        <li>
They can fully provide their group with quality artillery, they can not. For understanding-one kilometer of the front comes only to one tank. This explains why their losses have decreased significantly, - says Petro Chernik.</li>
      </ul>
      <text:p text:style-name="P4">
At the same time, according to analyst, Bakhmut and Marinka in Donetsk, the most important points of the front remain. He believes that in the coming days the attacks on a whole will increase even more, because the sacred date is approaching the Russians - 9th.</text:p>
      <ul>
        <li>
          <text:p text:style-name="P4">
Bakhmut shows simply the incredible quality of the tactical skill and courage of the Ukrainian warrior. Even their black -eyed terrorist Girkin said that for the Russian occupation troops Bakhmut is a kind of Stalingrad on the contrary ... "The officer will do.</text:p>
        </li>
        <li>
          <text:p text:style-name="P4">
Bakhmut also plays a strategic role in the gripping of both living power and technology. At the same time, we need to understand that the opponent is in the condition of the attacking side, and we are in maneuver defense. Time for roles replacement will inevitably come, but it is necessary to get patience a little more, ”added.</text:p>
        </li>
      </ul>
      <text:p text:style-name="P4">
News Source: <text:a xlink:type="simple" xlink:href="https://armyinform.com.ua/2023/05/04/okupanty-ne-mozhut-povnoczinno-zabezpechyty-svoyi-ugrupovannya-yakisnymy-artyleriyeyu-j-bronetehnikoyu-petro-chernyk/" text:style-name="Internet_20_link" text:visited-style-name="Visited_20_Internet_20_Link">
https://armyinform.com.ua/2023/05/04/okupanty-ne-mozhut-povnoczinno-zabezpechyty-svoyi-ugrupovannya-yakisnymy-artyleriyeyu-j-bronetehnikoyu-petro-chernyk/</text:a>
</text:p>
      <!--NEWS-->
      <text:h text:style-name="P10" text:outline-level="1">
<text:span text:style-name="T4">
About 560 expert experts work on innovative projects for the Armed Forces-Vladimir Kotsyuruba</text:span>
</text:h>
      <text:p text:style-name="P4">
Author: ['Олександр Козубенко']</text:p>
      <text:p text:style-name="P4">
Time: 2023-05-04T97:00:00-04:00</text:p>
      <text:p text:style-name="P4">
Description: About the representation of the Central Warmar Directorate of the General Staff of the Zbroyn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koczyuruba-scaled.jpg" text:style-name="Internet_20_link" text:visited-style-name="Visited_20_Internet_20_Link">
koczyuruba-scaled.jpg</text:a>
']</text:p>
      <text:p text:style-name="P4">
Tags: ['STOPRUSSIA', 'АГРЕСІЯ РФ', 'ВТОРГНЕННЯ РФ', 'ГЕНШТАБ ЗС УКРАЇНИ', 'ІНОВАЦІЇ']</text:p>
      <text:p text:style-name="P4">
Category: News</text:p>
      <!--METADATA-->
      <text:p text:style-name="P4">
<draw:frame draw:style-name="fr1" draw:name="Image335" text:anchor-type="as-char" svg:width="6.9236in" svg:height="4.615733in" draw:z-index="0">
<draw:image xlink:href="../Images/AРМІЯINFORM/2023-05-04T97-00-00-04-00/koczyuruba-scaled.jpg" xlink:type="simple" xlink:show="embed" xlink:actuate="onLoad" draw:mime-type="image/jpeg"/>
</draw:frame>
Colonel Volodymyr Kotsyuruba was a representative of the Central Military and Scientific Department of the General Staff of Ukraine during a briefing dedicated to the mechanism of evaluation and introduction of inventions and innovations, which are evident in the Security and Defense Sector.</text:p>
      <ul>
        <li>
The priority areas that are already available today and applications are being submitted, there are 12 main areas, as well as three additional ones, which are considered since May, - said Colonel Kotsuruba.</li>
      </ul>
      <text:p text:style-name="P4">
He reported that there are already about 560 expert environment specialists in the projects.</text:p>
      <ul>
        <li>
I would especially like to draw your attention to the means of demining, which today, along with other models of weapons and military equipment, is a high -power direction, and the need for them is increasing every day and more and more.</li>
      </ul>
      <text:p text:style-name="P4">
Volodymyr Kotsyuruba explained that the increase in the need for means and complexing is associated with the growth of the problem of mine safety in the territory of Ukraine, where active fighting is conducted, in the de -enrolled territories of tamas use by the enemy of a wide range of ammunition.</text:p>
      <text:p text:style-name="P4">
<text:span text:style-name="T4">
 Priority areas of innovative projects and expert environment </text:span>
</text:p>
      <ol>
        <li>
Modern technical reconnaissance. 2. Systems(the means)automated control, connection of the pelvic protection of information. 3. Navigation tageoinformation systems. 4(complexes).  5. Ракетно-артилерійські засоби вогневого ураження.  6. Зразки, системи (complexes)armament. 7. Systems of HR, cyberborts and prothibitia with technical intelligence. 8. Systems(the means)Protection of troops. 9. Samples of weapons by the lane principles of action. 10. Samples of technical means of logistics support of dietary. 11. Technologies of the tazobes of medical support.</li>
      </ol>
      <text:p text:style-name="P4">
<text:span text:style-name="T4">
 Additional Directions </text:span>
</text:p>
      <ol>
        <li>
Artificial intelligence technologies, 3-D technologies. 14. Means(complexes)Demand. 15. Models of weapons and military equipment, simulators.</li>
      </ol>
      <text:p text:style-name="P4">
News Source: <text:a xlink:type="simple" xlink:href="https://armyinform.com.ua/2023/05/04/blyzko-560-ekspertiv-fahivcziv-praczyuyut-nad-innovaczijnymy-proyektamy-dlya-zsu-volodymyr-koczyuruba/" text:style-name="Internet_20_link" text:visited-style-name="Visited_20_Internet_20_Link">
https://armyinform.com.ua/2023/05/04/blyzko-560-ekspertiv-fahivcziv-praczyuyut-nad-innovaczijnymy-proyektamy-dlya-zsu-volodymyr-koczyuruba/</text:a>
</text:p>
      <!--NEWS-->
      <text:h text:style-name="P10" text:outline-level="1">
<text:span text:style-name="T4">
CPD about the latest manipulative campaigns of the racists in temporarily occupied territories</text:span>
</text:h>
      <text:p text:style-name="P4">
Author: ['АРМІЯINFORM']</text:p>
      <text:p text:style-name="P4">
Time: 2023-05-04T98:00:00-04:00</text:p>
      <text:p text:style-name="P4">
Description: The Center for the Wizin -Format on the Facebook by Facebook by Facebook, after the war with Ukraine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ejky.jpg" text:style-name="Internet_20_link" text:visited-style-name="Visited_20_Internet_20_Link">
fejky.jpg</text:a>
']</text:p>
      <text:p text:style-name="P4">
Tags: ['STOPRUSSIA', 'ВОРОЖА ІПСО', 'ФЕЙКИ', 'ЦПД']</text:p>
      <text:p text:style-name="P4">
Category: News</text:p>
      <!--METADATA-->
      <text:p text:style-name="P4">
<draw:frame draw:style-name="fr1" draw:name="Image336" text:anchor-type="as-char" svg:width="6.9236in" svg:height="6.9236in" draw:z-index="0">
<draw:image xlink:href="../Images/AРМІЯINFORM/2023-05-04T98-00-00-04-00/fejky.jpg" xlink:type="simple" xlink:show="embed" xlink:actuate="onLoad" draw:mime-type="image/jpeg"/>
</draw:frame>
The Center for Combating Misinformation on its Official Facebook page <text:a xlink:type="simple" xlink:href="https://www.facebook.com/protydiyadezinformatsiyi.cpd/posts/pfbid02HMJk6aRnVjeardEGrUDstviymE7mtQhMpnUCkWtm2A7fHY1gjgB4C3DeKo8pYU3gl" text:style-name="Internet_20_link" text:visited-style-name="Visited_20_Internet_20_Link">
Informed</text:a>
About the latest misinformation and manipulative campaigns that take place by the occupied territories.</text:p>
      <text:p text:style-name="P4">
<text:span text:style-name="T4">
* Zaporizhzhya region: </text:span>
</text:p>
      <text:p text:style-name="P4">
In the temporarily occupied Berdyansk Rashists, during the sampling checks of documents, the locals tear Ukrainian passports and force people to formulate passports of the Russian Federation, thus imposing "Russian measure"</text:p>
      <text:p text:style-name="P4">
<text:span text:style-name="T4">
* Donetsk region: </text:span>
</text:p>
      <text:p text:style-name="P4">
Schoolchildren of the temporarily occupied Mariupol are forced to write letters to Russian servicemen. As an example, the children were given a propaganda text, Putin is called "our president", and Ukraine, Russia, and Belarus - "the only people"</text:p>
      <text:p text:style-name="P4">
<text:span text:style-name="T4">
* Lugansk region: </text:span>
</text:p>
      <text:p text:style-name="P4">
The occupiers on the tot carry out forced physical examinations of children for further sending for treatment to the Russian Federation, but thus the enemy stops them</text:p>
      <text:p text:style-name="P4">
<text:span text:style-name="T4">
* Kherson region: </text:span>
</text:p>
      <text:p text:style-name="P4">
In the Genichesky district, the occupiers continue to carry out a forced certification of citizens of Ukraine. The enemy presses on the population, threatens him with the deportation of property of property, limits the movement between settlements.</text:p>
      <text:p text:style-name="P4">
News Source: <text:a xlink:type="simple" xlink:href="https://armyinform.com.ua/2023/05/04/czpd-pro-ostanni-manipulyatyvni-kampaniyi-rashystiv-na-tymchasovo-okupovanyh-terytoriyah/" text:style-name="Internet_20_link" text:visited-style-name="Visited_20_Internet_20_Link">
https://armyinform.com.ua/2023/05/04/czpd-pro-ostanni-manipulyatyvni-kampaniyi-rashystiv-na-tymchasovo-okupovanyh-terytoriyah/</text:a>
</text:p>
      <!--NEWS-->
      <text:h text:style-name="P10" text:outline-level="1">
<text:span text:style-name="T4">
Short. War. Day 435</text:span>
</text:h>
      <text:p text:style-name="P4">
Author: ['АРМІЯINFORM']</text:p>
      <text:p text:style-name="P4">
Time: 2023-05-04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vydeodaj.jpg" text:style-name="Internet_20_link" text:visited-style-name="Visited_20_Internet_20_Link">
vydeodaj.jpg</text:a>
']</text:p>
      <text:p text:style-name="P4">
Tags: ['STOPRUSSIA', 'АГРЕСІЯ РФ', 'ВТОРГНЕННЯ РФ', 'ГШ ЗСУ']</text:p>
      <text:p text:style-name="P4">
Category: News</text:p>
      <!--METADATA-->
      <text:p text:style-name="P4">
<draw:frame draw:style-name="fr1" draw:name="Image337" text:anchor-type="as-char" svg:width="6.9236in" svg:height="3.852648in" draw:z-index="0">
<draw:image xlink:href="../Images/AРМІЯINFORM/2023-05-04T99-00-00-04-00/vydeodaj.jpg" xlink:type="simple" xlink:show="embed" xlink:actuate="onLoad" draw:mime-type="image/jpeg"/>
</draw:frame>
Source: <text:a xlink:type="simple" xlink:href="https://www.facebook.com/GeneralStaff.ua/videos/1067268000900681/" text:style-name="Internet_20_link" text:visited-style-name="Visited_20_Internet_20_Link">
General Staff of the UKRAINE</text:a>
</text:p>
      <text:p text:style-name="P4">
News Source: <text:a xlink:type="simple" xlink:href="https://armyinform.com.ua/2023/05/04/korotko-vijna-den-435/" text:style-name="Internet_20_link" text:visited-style-name="Visited_20_Internet_20_Link">
https://armyinform.com.ua/2023/05/04/korotko-vijna-den-435/</text:a>
</text:p>
      <!--NEWS-->
      <text:h text:style-name="P10" text:outline-level="1">
<text:span text:style-name="T4">
The "Want to Live" project received more than 16 thousand appeals from Russians ready to surrender</text:span>
</text:h>
      <text:p text:style-name="P4">
Authors: Ukrinform (Person)</text:p>
      <text:p text:style-name="P4">
Publisher: Укринформ (Organization)</text:p>
      <text:p text:style-name="P4">
Published Time: 2023-05-05T00:17:00+03:00</text:p>
      <text:p text:style-name="P4">
Modified Time: 2023-05-05T00:17:00+03:00</text:p>
      <text:p text:style-name="P4">
Description: The only center of reception of appeals from the Russian Federation and Belarus to delegate "I want to live" has already received more than 16 thousand appeals. - Ukrinform.</text:p>
      <text:p text:style-name="P4">
Images: ["<text:a xlink:type="simple" xlink:href="https://static.ukrinform.com/photos/2022_03/thumb_files/630_360_1646288553-348.jpg" text:style-name="Internet_20_link" text:visited-style-name="Visited_20_Internet_20_Link">
630_360_16462...</text:a>
"]</text:p>
      <text:p text:style-name="P4">
Tags: ['Російські військові', 'Полонені', 'Війна з росією']</text:p>
      <text:p text:style-name="P4">
Type: Article</text:p>
      <!--METADATA-->
      <text:p text:style-name="P4">
<draw:frame draw:style-name="fr1" draw:name="Image338" text:anchor-type="as-char" svg:width="6.9236in" svg:height="3.956343in" draw:z-index="0">
<draw:image xlink:href="../Images/yкринформ/2023-05-05T00-17-00-03-00/630_360_1646288553-348.jpg" xlink:type="simple" xlink:show="embed" xlink:actuate="onLoad" draw:mime-type="image/jpeg"/>
</draw:frame>
The Unified Center for Receiving Appeals of Servicemen of the Russian Federation and Belarus regarding the delivery of "I want to live" has received more than 16 thousand appeals.</text:p>
      <text:p text:style-name="P4">
About it on <text:a xlink:type="simple" xlink:href="https://www.youtube.com/supported_browsers" text:style-name="Internet_20_link" text:visited-style-name="Visited_20_Internet_20_Link">
</text:a>
The speaker of the state project was captured by the Russian and Belarusian military "I want to live" Vitaliy Matvienko, Ukrinform correspondent reports.</text:p>
      <text:p text:style-name="P4">
“In April, the number of appeals has increased with respect to March 2023, 10% and is 3,200 appeals. In total, more than 16,000 appeals were held during the existence of the project. And the site was visited by more than 36 million visors, of which 32 million - from the territory of the Russian Federation, ”Matvienko said.</text:p>
      <text:p text:style-name="P4">
At the same time, Andrey Skotsik, the head of the coordination headquarters on the management of the Knights, said that “32 million from Russian federation is already a large figure, but the“ Roskomnadzor ”is a purposefulaborob with the site“ I want to live ”.</text:p>
      <text:p text:style-name="P4">
<text:span text:style-name="T4">
 Read also: </text:span>
 <text:span text:style-name="T4">
 <text:a xlink:type="simple" xlink:href="https://www.ukrinform.ua/rubric-ato/3704617-ponad-80-rosijskih-vijskovopolonenih-nevdovoleni-nakazami-kerivnictva.html" text:style-name="Internet_20_link" text:visited-style-name="Visited_20_Internet_20_Link">
</text:a>
</text:span>
</text:p>
      <text:p text:style-name="P4">
“And today the number of domains blocked by the Roskomnadzor exceeds 150. And every two or three days we make a new domain, the domain is in fact the name of the site that the Russians can get acquainted with this project, ”Skotsik said.</text:p>
      <text:p text:style-name="P4">
As you know, "I want to live" - a state project designed to help <text:span text:style-name="T4">
 <text:a xlink:type="simple" xlink:href="https://www.ukrinform.ua/tag-rosijski-vijskovi" text:style-name="Internet_20_link" text:visited-style-name="Visited_20_Internet_20_Link">
</text:a>
</text:span>
 Securely to be captured. The Russian military and their relatives can get the Natlephone line at +380 95 68 86 888; +380 93 68 86 888; +380 97 6886 888, as well as on the site of the project.</text:p>
      <text:p text:style-name="P4">
News Source: <text:a xlink:type="simple" xlink:href="https://www.ukrinform.ua/rubric-ato/3704710-proekt-hocu-zit-otrimav-ponad-16-tisac-zvernen-vid-rosian-gotovih-zdatisa-u-polon.html" text:style-name="Internet_20_link" text:visited-style-name="Visited_20_Internet_20_Link">
https://www.ukrinform.ua/rubric-ato/3704710-proekt-hocu-zit-otrimav-ponad-16-tisac-zvernen-vid-rosian-gotovih-zdatisa-u-polon.html</text:a>
</text:p>
      <!--NEWS-->
      <text:h text:style-name="P10" text:outline-level="1">
<text:span text:style-name="T4">
Kherson is heard loud explosions</text:span>
</text:h>
      <text:p text:style-name="P4">
Authors: Ukrinform (Person)</text:p>
      <text:p text:style-name="P4">
Publisher: Укринформ (Organization)</text:p>
      <text:p text:style-name="P4">
Published Time: 2023-05-05T00:29:00+03:00</text:p>
      <text:p text:style-name="P4">
Modified Time: 2023-05-05T00:29:00+03:00</text:p>
      <text:p text:style-name="P4">
Description: In Kherson, on May 5, loud explosions were heard on May 5, but no alarm in the region was announced. - Ukrinform.</text:p>
      <text:p text:style-name="P4">
Images: ["<text:a xlink:type="simple" xlink:href="https://static.ukrinform.com/photos/2023_05/thumb_files/630_360_1683129867-638.jpg" text:style-name="Internet_20_link" text:visited-style-name="Visited_20_Internet_20_Link">
630_360_16831...</text:a>
"]</text:p>
      <text:p text:style-name="P4">
Tags: ['Херсон', 'Херсонщина', 'Вибух', 'Війна з росією']</text:p>
      <text:p text:style-name="P4">
Type: Article</text:p>
      <!--METADATA-->
      <text:p text:style-name="P4">
<draw:frame draw:style-name="fr1" draw:name="Image339" text:anchor-type="as-char" svg:width="6.9236in" svg:height="3.956343in" draw:z-index="0">
<draw:image xlink:href="../Images/yкринформ/2023-05-05T00-29-00-03-00/630_360_1683129867-638.jpg" xlink:type="simple" xlink:show="embed" xlink:actuate="onLoad" draw:mime-type="image/jpeg"/>
</draw:frame>
In Kherson, loud explosions were heard on May 5, but air anxiety in the region was announced.</text:p>
      <text:p text:style-name="P4">
About it reports Ukrinform with reference to "<text:a xlink:type="simple" xlink:href="https://t.me/suspilnekherson/25748" text:style-name="Internet_20_link" text:visited-style-name="Visited_20_Internet_20_Link">
</text:a>
".</text:p>
      <text:p text:style-name="P4">
At this point, official information about the causes and consequences of the explosions has been not reported. In the case of repeated explosions, residents of the city are recommended to be sheltered, or follow the rules of "two walls".</text:p>
      <text:p text:style-name="P4">
<text:span text:style-name="T4">
 Read also: </text:span>
 <text:span text:style-name="T4">
 <text:a xlink:type="simple" xlink:href="https://www.ukrinform.ua/rubric-regions/3704809-u-hersoni-ponad-160-osib-zdali-krov-dla-poranenih-vid-obstriliv-sered-donoriv-inozemci.html" text:style-name="Internet_20_link" text:visited-style-name="Visited_20_Internet_20_Link">
</text:a>
</text:span>
</text:p>
      <text:p text:style-name="P4">
As reported by Ukrinform, after the mass murder on May 3, the Russian Army of Kherson Region on May 4, 5 and May 6 _ <text:span text:style-name="T4">
 <text:a xlink:type="simple" xlink:href="https://www.ukrinform.ua/rubric-regions/3704493-na-hersonsini-ogolosili-tridennu-zalobu-u-pamat-zagiblih-vid-obstriliv.html" text:style-name="Internet_20_link" text:visited-style-name="Visited_20_Internet_20_Link">
</text:a>
</text:span>
 _</text:p>
      <text:p text:style-name="P4">
Earlier, the OVA reported that the army of the Russian Federation made 98 shelling of the Chchherson region, as a result of which _ <text:span text:style-name="T4">
 <text:a xlink:type="simple" xlink:href="https://www.ukrinform.ua/rubric-regions/3704466-na-hersonsini-vnaslidok-ucorasnih-obstriliv-23-zagiblih-46-poranenih.html" text:style-name="Internet_20_link" text:visited-style-name="Visited_20_Internet_20_Link">
</text:a>
</text:span>
 _</text:p>
      <text:p text:style-name="P4">
News Source: <text:a xlink:type="simple" xlink:href="https://www.ukrinform.ua/rubric-ato/3704910-u-hersoni-cutno-gucni-vibuhi.html" text:style-name="Internet_20_link" text:visited-style-name="Visited_20_Internet_20_Link">
https://www.ukrinform.ua/rubric-ato/3704910-u-hersoni-cutno-gucni-vibuhi.html</text:a>
</text:p>
      <!--NEWS-->
      <text:h text:style-name="P10" text:outline-level="1">
<text:span text:style-name="T4">
State Department: States will never turn away from what is happening in Ukraine</text:span>
</text:h>
      <text:p text:style-name="P4">
Authors: Ukrinform (Person)</text:p>
      <text:p text:style-name="P4">
Publisher: Укринформ (Organization)</text:p>
      <text:p text:style-name="P4">
Published Time: 2023-05-05T00:43:00+03:00</text:p>
      <text:p text:style-name="P4">
Modified Time: 2023-05-05T00:43:00+03:00</text:p>
      <text:p text:style-name="P4">
Description: The United States will not stop Ukraine's support, which in the last few days has suffered almost one and a half hundred air strikes from Russia in peaceful cities and civilian infrastructure.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НАТО', 'США', 'Україна', 'Держдеп']</text:p>
      <text:p text:style-name="P4">
Type: Article</text:p>
      <!--METADATA-->
      <text:p text:style-name="P4">
<draw:frame draw:style-name="fr1" draw:name="Image340" text:anchor-type="as-char" svg:width="6.9236in" svg:height="3.956343in" draw:z-index="0">
<draw:image xlink:href="../Images/yкринформ/2023-05-05T00-43-00-03-00/630_360_1517552325-3537.jpg" xlink:type="simple" xlink:show="embed" xlink:actuate="onLoad" draw:mime-type="image/jpeg"/>
</draw:frame>
The connection will not stop the support of Ukraine, which in the last few days will experience one and a half hundred air strikes from Russia in peaceful cities of YcVIVIVA Infrastructure.</text:p>
      <text:p text:style-name="P4">
This was stated on Thursday during a pressing in Washington by the Deputy District State Administration Vedant Patel, reports Ukrinform's own correspondent.</text:p>
      <text:p text:style-name="P4">
“Since May 1, Russia has inflicted more than 145 air strikes in Ukraine. Tseosis that the Russian Federation has released more than one rocket, one drone or bombishchevka for 24 hours a day for four days in a row, ”the State Department said.</text:p>
      <text:p text:style-name="P4">
<text:span text:style-name="T4">
 Read also: </text:span>
 <text:span text:style-name="T4">
 <text:a xlink:type="simple" xlink:href="https://www.ukrinform.ua/rubric-ato/3704312-ssa-ne-mozut-pidtverditi-zaavi-rf-pro-nibito-sprobi-ukraini-vdariti-po-kremlu-blinken.html" text:style-name="Internet_20_link" text:visited-style-name="Visited_20_Internet_20_Link">
</text:a>
</text:span>
</text:p>
      <text:p text:style-name="P4">
According to him, despite the fact that Ukraine has been effectively using its prototypical defense, it is only in the last three days that more than 100 innocent civilians across the country, including children, have been injured and killed by RFBULO.</text:p>
      <text:p text:style-name="P4">
"The United States will never turn away from what is happening in Ukraine," the US Foreign Ministry said.</text:p>
      <text:p text:style-name="P4">
<text:span text:style-name="T4">
 Read also: </text:span>
 <text:span text:style-name="T4">
 <text:a xlink:type="simple" xlink:href="https://www.ukrinform.ua/rubric-ato/3704373-ssa-ogolosili-pro-novij-paket-oboronnoi-dopomogi-ukraini.html" text:style-name="Internet_20_link" text:visited-style-name="Visited_20_Internet_20_Link">
</text:a>
</text:span>
</text:p>
      <text:p text:style-name="P4">
He recalled that literally on the eve of Washington announced the allocation of an additional $ 300 million for military assistance to Ukraine.</text:p>
      <text:p text:style-name="P4">
“We will continue to help Ukraine defend ourselves against Russian aggression. And we make the courage and sustainability of the incredibly courageous Armed Forces of Ukraine, as well as its citizens, ”the US State Department spokesman said.</text:p>
      <text:p text:style-name="P4">
<text:span text:style-name="T4">
 Read also: </text:span>
 <text:span text:style-name="T4">
 <text:a xlink:type="simple" xlink:href="https://www.ukrinform.ua/rubric-polytics/3703369-derzdep-pro-clenstvo-ukraini-v-nato-pidtrimuemo-politiku-vidkritih-dverej.html" text:style-name="Internet_20_link" text:visited-style-name="Visited_20_Internet_20_Link">
</text:a>
</text:span>
</text:p>
      <text:p text:style-name="P4">
As it was reported, from the beginning of full -scale aggression of the Russian Federation on February 24, 2022 <text:span text:style-name="T4">
 <text:a xlink:type="simple" xlink:href="https://www.ukrinform.ua/tag-ssa" text:style-name="Internet_20_link" text:visited-style-name="Visited_20_Internet_20_Link">
</text:a>
</text:span>
 provided to Ukraine $ 35.8 billion in security and defense.</text:p>
      <text:p text:style-name="P4">
News Source: <text:a xlink:type="simple" xlink:href="https://www.ukrinform.ua/rubric-ato/3704911-derzdep-stati-nikoli-ne-vidvernutsa-vid-togo-so-vidbuvaetsa-v-ukraini.html" text:style-name="Internet_20_link" text:visited-style-name="Visited_20_Internet_20_Link">
https://www.ukrinform.ua/rubric-ato/3704911-derzdep-stati-nikoli-ne-vidvernutsa-vid-togo-so-vidbuvaetsa-v-ukrain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